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7677197" calcext:value-type="float">
            <text:p>7677197</text:p>
          </table:table-cell>
          <table:table-cell office:value-type="float" office:value="551344" calcext:value-type="float">
            <text:p>551344</text:p>
          </table:table-cell>
          <table:table-cell office:value-type="float" office:value="165025" calcext:value-type="float">
            <text:p>165025</text:p>
          </table:table-cell>
          <table:table-cell table:number-columns-repeated="4"/>
        </table:table-row>
        <table:table-row table:style-name="ro1">
          <table:table-cell office:value-type="float" office:value="7819105" calcext:value-type="float">
            <text:p>7819105</text:p>
          </table:table-cell>
          <table:table-cell office:value-type="float" office:value="560294" calcext:value-type="float">
            <text:p>560294</text:p>
          </table:table-cell>
          <table:table-cell office:value-type="float" office:value="163483" calcext:value-type="float">
            <text:p>163483</text:p>
          </table:table-cell>
          <table:table-cell table:number-columns-repeated="4"/>
        </table:table-row>
        <table:table-row table:style-name="ro1">
          <table:table-cell office:value-type="float" office:value="7717748" calcext:value-type="float">
            <text:p>7717748</text:p>
          </table:table-cell>
          <table:table-cell office:value-type="float" office:value="584961" calcext:value-type="float">
            <text:p>584961</text:p>
          </table:table-cell>
          <table:table-cell office:value-type="float" office:value="166453" calcext:value-type="float">
            <text:p>166453</text:p>
          </table:table-cell>
          <table:table-cell table:number-columns-repeated="4"/>
        </table:table-row>
        <table:table-row table:style-name="ro1">
          <table:table-cell office:value-type="float" office:value="7753694" calcext:value-type="float">
            <text:p>7753694</text:p>
          </table:table-cell>
          <table:table-cell office:value-type="float" office:value="550808" calcext:value-type="float">
            <text:p>550808</text:p>
          </table:table-cell>
          <table:table-cell office:value-type="float" office:value="163564" calcext:value-type="float">
            <text:p>163564</text:p>
          </table:table-cell>
          <table:table-cell table:number-columns-repeated="4"/>
        </table:table-row>
        <table:table-row table:style-name="ro1">
          <table:table-cell office:value-type="float" office:value="7717568" calcext:value-type="float">
            <text:p>7717568</text:p>
          </table:table-cell>
          <table:table-cell office:value-type="float" office:value="583210" calcext:value-type="float">
            <text:p>583210</text:p>
          </table:table-cell>
          <table:table-cell office:value-type="float" office:value="165126" calcext:value-type="float">
            <text:p>165126</text:p>
          </table:table-cell>
          <table:table-cell table:number-columns-repeated="4"/>
        </table:table-row>
        <table:table-row table:style-name="ro1">
          <table:table-cell office:value-type="float" office:value="7781097" calcext:value-type="float">
            <text:p>7781097</text:p>
          </table:table-cell>
          <table:table-cell office:value-type="float" office:value="553714" calcext:value-type="float">
            <text:p>553714</text:p>
          </table:table-cell>
          <table:table-cell office:value-type="float" office:value="164591" calcext:value-type="float">
            <text:p>164591</text:p>
          </table:table-cell>
          <table:table-cell table:number-columns-repeated="4"/>
        </table:table-row>
        <table:table-row table:style-name="ro1">
          <table:table-cell office:value-type="float" office:value="8055131" calcext:value-type="float">
            <text:p>8055131</text:p>
          </table:table-cell>
          <table:table-cell office:value-type="float" office:value="756635" calcext:value-type="float">
            <text:p>756635</text:p>
          </table:table-cell>
          <table:table-cell office:value-type="float" office:value="268630" calcext:value-type="float">
            <text:p>268630</text:p>
          </table:table-cell>
          <table:table-cell table:number-columns-repeated="4"/>
        </table:table-row>
        <table:table-row table:style-name="ro1">
          <table:table-cell office:value-type="float" office:value="8043849" calcext:value-type="float">
            <text:p>8043849</text:p>
          </table:table-cell>
          <table:table-cell office:value-type="float" office:value="636186" calcext:value-type="float">
            <text:p>636186</text:p>
          </table:table-cell>
          <table:table-cell office:value-type="float" office:value="223657" calcext:value-type="float">
            <text:p>223657</text:p>
          </table:table-cell>
          <table:table-cell table:number-columns-repeated="4"/>
        </table:table-row>
        <table:table-row table:style-name="ro1">
          <table:table-cell office:value-type="float" office:value="8652490" calcext:value-type="float">
            <text:p>8652490</text:p>
          </table:table-cell>
          <table:table-cell office:value-type="float" office:value="602409" calcext:value-type="float">
            <text:p>602409</text:p>
          </table:table-cell>
          <table:table-cell office:value-type="float" office:value="168397" calcext:value-type="float">
            <text:p>168397</text:p>
          </table:table-cell>
          <table:table-cell table:number-columns-repeated="4"/>
        </table:table-row>
        <table:table-row table:style-name="ro1">
          <table:table-cell office:value-type="float" office:value="8082415" calcext:value-type="float">
            <text:p>8082415</text:p>
          </table:table-cell>
          <table:table-cell office:value-type="float" office:value="604855" calcext:value-type="float">
            <text:p>604855</text:p>
          </table:table-cell>
          <table:table-cell office:value-type="float" office:value="163972" calcext:value-type="float">
            <text:p>163972</text:p>
          </table:table-cell>
          <table:table-cell table:number-columns-repeated="4"/>
        </table:table-row>
        <table:table-row table:style-name="ro1">
          <table:table-cell office:value-type="float" office:value="7625869" calcext:value-type="float">
            <text:p>7625869</text:p>
          </table:table-cell>
          <table:table-cell office:value-type="float" office:value="546965" calcext:value-type="float">
            <text:p>546965</text:p>
          </table:table-cell>
          <table:table-cell office:value-type="float" office:value="164156" calcext:value-type="float">
            <text:p>164156</text:p>
          </table:table-cell>
          <table:table-cell table:number-columns-repeated="4"/>
        </table:table-row>
        <table:table-row table:style-name="ro1">
          <table:table-cell office:value-type="float" office:value="7767288" calcext:value-type="float">
            <text:p>7767288</text:p>
          </table:table-cell>
          <table:table-cell office:value-type="float" office:value="576474" calcext:value-type="float">
            <text:p>576474</text:p>
          </table:table-cell>
          <table:table-cell office:value-type="float" office:value="167147" calcext:value-type="float">
            <text:p>167147</text:p>
          </table:table-cell>
          <table:table-cell table:number-columns-repeated="4"/>
        </table:table-row>
        <table:table-row table:style-name="ro1">
          <table:table-cell office:value-type="float" office:value="7681282" calcext:value-type="float">
            <text:p>7681282</text:p>
          </table:table-cell>
          <table:table-cell office:value-type="float" office:value="578234" calcext:value-type="float">
            <text:p>578234</text:p>
          </table:table-cell>
          <table:table-cell office:value-type="float" office:value="184315" calcext:value-type="float">
            <text:p>184315</text:p>
          </table:table-cell>
          <table:table-cell table:number-columns-repeated="4"/>
        </table:table-row>
        <table:table-row table:style-name="ro1">
          <table:table-cell office:value-type="float" office:value="8123326" calcext:value-type="float">
            <text:p>8123326</text:p>
          </table:table-cell>
          <table:table-cell office:value-type="float" office:value="643524" calcext:value-type="float">
            <text:p>643524</text:p>
          </table:table-cell>
          <table:table-cell office:value-type="float" office:value="168061" calcext:value-type="float">
            <text:p>168061</text:p>
          </table:table-cell>
          <table:table-cell table:number-columns-repeated="4"/>
        </table:table-row>
        <table:table-row table:style-name="ro1">
          <table:table-cell office:value-type="float" office:value="8687461" calcext:value-type="float">
            <text:p>8687461</text:p>
          </table:table-cell>
          <table:table-cell office:value-type="float" office:value="613917" calcext:value-type="float">
            <text:p>613917</text:p>
          </table:table-cell>
          <table:table-cell office:value-type="float" office:value="165018" calcext:value-type="float">
            <text:p>165018</text:p>
          </table:table-cell>
          <table:table-cell table:number-columns-repeated="4"/>
        </table:table-row>
        <table:table-row table:style-name="ro1">
          <table:table-cell office:value-type="float" office:value="8070580" calcext:value-type="float">
            <text:p>8070580</text:p>
          </table:table-cell>
          <table:table-cell office:value-type="float" office:value="641323" calcext:value-type="float">
            <text:p>641323</text:p>
          </table:table-cell>
          <table:table-cell office:value-type="float" office:value="165175" calcext:value-type="float">
            <text:p>165175</text:p>
          </table:table-cell>
          <table:table-cell table:number-columns-repeated="4"/>
        </table:table-row>
        <table:table-row table:style-name="ro1">
          <table:table-cell office:value-type="float" office:value="7870870" calcext:value-type="float">
            <text:p>7870870</text:p>
          </table:table-cell>
          <table:table-cell office:value-type="float" office:value="596126" calcext:value-type="float">
            <text:p>596126</text:p>
          </table:table-cell>
          <table:table-cell office:value-type="float" office:value="164457" calcext:value-type="float">
            <text:p>164457</text:p>
          </table:table-cell>
          <table:table-cell table:number-columns-repeated="4"/>
        </table:table-row>
        <table:table-row table:style-name="ro1">
          <table:table-cell office:value-type="float" office:value="7730723" calcext:value-type="float">
            <text:p>7730723</text:p>
          </table:table-cell>
          <table:table-cell office:value-type="float" office:value="561952" calcext:value-type="float">
            <text:p>561952</text:p>
          </table:table-cell>
          <table:table-cell office:value-type="float" office:value="164124" calcext:value-type="float">
            <text:p>164124</text:p>
          </table:table-cell>
          <table:table-cell table:number-columns-repeated="4"/>
        </table:table-row>
        <table:table-row table:style-name="ro1">
          <table:table-cell office:value-type="float" office:value="7908837" calcext:value-type="float">
            <text:p>7908837</text:p>
          </table:table-cell>
          <table:table-cell office:value-type="float" office:value="607409" calcext:value-type="float">
            <text:p>607409</text:p>
          </table:table-cell>
          <table:table-cell office:value-type="float" office:value="164016" calcext:value-type="float">
            <text:p>164016</text:p>
          </table:table-cell>
          <table:table-cell table:number-columns-repeated="4"/>
        </table:table-row>
        <table:table-row table:style-name="ro1">
          <table:table-cell office:value-type="float" office:value="7790282" calcext:value-type="float">
            <text:p>7790282</text:p>
          </table:table-cell>
          <table:table-cell office:value-type="float" office:value="596091" calcext:value-type="float">
            <text:p>596091</text:p>
          </table:table-cell>
          <table:table-cell office:value-type="float" office:value="164680" calcext:value-type="float">
            <text:p>164680</text:p>
          </table:table-cell>
          <table:table-cell table:number-columns-repeated="4"/>
        </table:table-row>
        <table:table-row table:style-name="ro1">
          <table:table-cell office:value-type="float" office:value="7760057" calcext:value-type="float">
            <text:p>7760057</text:p>
          </table:table-cell>
          <table:table-cell office:value-type="float" office:value="558972" calcext:value-type="float">
            <text:p>558972</text:p>
          </table:table-cell>
          <table:table-cell office:value-type="float" office:value="164624" calcext:value-type="float">
            <text:p>164624</text:p>
          </table:table-cell>
          <table:table-cell table:number-columns-repeated="4"/>
        </table:table-row>
        <table:table-row table:style-name="ro1">
          <table:table-cell office:value-type="float" office:value="8157515" calcext:value-type="float">
            <text:p>8157515</text:p>
          </table:table-cell>
          <table:table-cell office:value-type="float" office:value="690629" calcext:value-type="float">
            <text:p>690629</text:p>
          </table:table-cell>
          <table:table-cell office:value-type="float" office:value="169579" calcext:value-type="float">
            <text:p>169579</text:p>
          </table:table-cell>
          <table:table-cell table:number-columns-repeated="4"/>
        </table:table-row>
        <table:table-row table:style-name="ro1">
          <table:table-cell office:value-type="float" office:value="7843075" calcext:value-type="float">
            <text:p>7843075</text:p>
          </table:table-cell>
          <table:table-cell office:value-type="float" office:value="596021" calcext:value-type="float">
            <text:p>596021</text:p>
          </table:table-cell>
          <table:table-cell office:value-type="float" office:value="163936" calcext:value-type="float">
            <text:p>163936</text:p>
          </table:table-cell>
          <table:table-cell table:number-columns-repeated="4"/>
        </table:table-row>
        <table:table-row table:style-name="ro1">
          <table:table-cell office:value-type="float" office:value="7866169" calcext:value-type="float">
            <text:p>7866169</text:p>
          </table:table-cell>
          <table:table-cell office:value-type="float" office:value="567741" calcext:value-type="float">
            <text:p>567741</text:p>
          </table:table-cell>
          <table:table-cell office:value-type="float" office:value="211605" calcext:value-type="float">
            <text:p>211605</text:p>
          </table:table-cell>
          <table:table-cell table:number-columns-repeated="4"/>
        </table:table-row>
        <table:table-row table:style-name="ro1">
          <table:table-cell office:value-type="float" office:value="7880303" calcext:value-type="float">
            <text:p>7880303</text:p>
          </table:table-cell>
          <table:table-cell office:value-type="float" office:value="577244" calcext:value-type="float">
            <text:p>577244</text:p>
          </table:table-cell>
          <table:table-cell office:value-type="float" office:value="164454" calcext:value-type="float">
            <text:p>164454</text:p>
          </table:table-cell>
          <table:table-cell table:number-columns-repeated="4"/>
        </table:table-row>
        <table:table-row table:style-name="ro1">
          <table:table-cell office:value-type="float" office:value="7773303" calcext:value-type="float">
            <text:p>7773303</text:p>
          </table:table-cell>
          <table:table-cell office:value-type="float" office:value="560264" calcext:value-type="float">
            <text:p>560264</text:p>
          </table:table-cell>
          <table:table-cell office:value-type="float" office:value="164368" calcext:value-type="float">
            <text:p>164368</text:p>
          </table:table-cell>
          <table:table-cell table:number-columns-repeated="4"/>
        </table:table-row>
        <table:table-row table:style-name="ro1">
          <table:table-cell office:value-type="float" office:value="8152161" calcext:value-type="float">
            <text:p>8152161</text:p>
          </table:table-cell>
          <table:table-cell office:value-type="float" office:value="566843" calcext:value-type="float">
            <text:p>566843</text:p>
          </table:table-cell>
          <table:table-cell office:value-type="float" office:value="186274" calcext:value-type="float">
            <text:p>186274</text:p>
          </table:table-cell>
          <table:table-cell table:number-columns-repeated="4"/>
        </table:table-row>
        <table:table-row table:style-name="ro1">
          <table:table-cell office:value-type="float" office:value="7685344" calcext:value-type="float">
            <text:p>7685344</text:p>
          </table:table-cell>
          <table:table-cell office:value-type="float" office:value="576701" calcext:value-type="float">
            <text:p>576701</text:p>
          </table:table-cell>
          <table:table-cell office:value-type="float" office:value="163719" calcext:value-type="float">
            <text:p>163719</text:p>
          </table:table-cell>
          <table:table-cell table:number-columns-repeated="4"/>
        </table:table-row>
        <table:table-row table:style-name="ro1">
          <table:table-cell office:value-type="float" office:value="7851214" calcext:value-type="float">
            <text:p>7851214</text:p>
          </table:table-cell>
          <table:table-cell office:value-type="float" office:value="569846" calcext:value-type="float">
            <text:p>569846</text:p>
          </table:table-cell>
          <table:table-cell office:value-type="float" office:value="163914" calcext:value-type="float">
            <text:p>163914</text:p>
          </table:table-cell>
          <table:table-cell table:number-columns-repeated="4"/>
        </table:table-row>
        <table:table-row table:style-name="ro1">
          <table:table-cell office:value-type="float" office:value="7786429" calcext:value-type="float">
            <text:p>7786429</text:p>
          </table:table-cell>
          <table:table-cell office:value-type="float" office:value="554808" calcext:value-type="float">
            <text:p>554808</text:p>
          </table:table-cell>
          <table:table-cell office:value-type="float" office:value="163636" calcext:value-type="float">
            <text:p>163636</text:p>
          </table:table-cell>
          <table:table-cell table:number-columns-repeated="4"/>
        </table:table-row>
        <table:table-row table:style-name="ro1">
          <table:table-cell office:value-type="float" office:value="8137881" calcext:value-type="float">
            <text:p>8137881</text:p>
          </table:table-cell>
          <table:table-cell office:value-type="float" office:value="571584" calcext:value-type="float">
            <text:p>571584</text:p>
          </table:table-cell>
          <table:table-cell office:value-type="float" office:value="164226" calcext:value-type="float">
            <text:p>164226</text:p>
          </table:table-cell>
          <table:table-cell table:number-columns-repeated="4"/>
        </table:table-row>
        <table:table-row table:style-name="ro1">
          <table:table-cell office:value-type="float" office:value="7851665" calcext:value-type="float">
            <text:p>7851665</text:p>
          </table:table-cell>
          <table:table-cell office:value-type="float" office:value="550376" calcext:value-type="float">
            <text:p>550376</text:p>
          </table:table-cell>
          <table:table-cell office:value-type="float" office:value="163077" calcext:value-type="float">
            <text:p>163077</text:p>
          </table:table-cell>
          <table:table-cell table:number-columns-repeated="4"/>
        </table:table-row>
        <table:table-row table:style-name="ro1">
          <table:table-cell office:value-type="float" office:value="7861836" calcext:value-type="float">
            <text:p>7861836</text:p>
          </table:table-cell>
          <table:table-cell office:value-type="float" office:value="574967" calcext:value-type="float">
            <text:p>574967</text:p>
          </table:table-cell>
          <table:table-cell office:value-type="float" office:value="246887" calcext:value-type="float">
            <text:p>246887</text:p>
          </table:table-cell>
          <table:table-cell table:number-columns-repeated="4"/>
        </table:table-row>
        <table:table-row table:style-name="ro1">
          <table:table-cell office:value-type="float" office:value="7938577" calcext:value-type="float">
            <text:p>7938577</text:p>
          </table:table-cell>
          <table:table-cell office:value-type="float" office:value="696740" calcext:value-type="float">
            <text:p>696740</text:p>
          </table:table-cell>
          <table:table-cell office:value-type="float" office:value="228599" calcext:value-type="float">
            <text:p>228599</text:p>
          </table:table-cell>
          <table:table-cell table:number-columns-repeated="4"/>
        </table:table-row>
        <table:table-row table:style-name="ro1">
          <table:table-cell office:value-type="float" office:value="7988703" calcext:value-type="float">
            <text:p>7988703</text:p>
          </table:table-cell>
          <table:table-cell office:value-type="float" office:value="617038" calcext:value-type="float">
            <text:p>617038</text:p>
          </table:table-cell>
          <table:table-cell office:value-type="float" office:value="186514" calcext:value-type="float">
            <text:p>186514</text:p>
          </table:table-cell>
          <table:table-cell table:number-columns-repeated="4"/>
        </table:table-row>
        <table:table-row table:style-name="ro1">
          <table:table-cell office:value-type="float" office:value="7935097" calcext:value-type="float">
            <text:p>7935097</text:p>
          </table:table-cell>
          <table:table-cell office:value-type="float" office:value="578076" calcext:value-type="float">
            <text:p>578076</text:p>
          </table:table-cell>
          <table:table-cell office:value-type="float" office:value="186754" calcext:value-type="float">
            <text:p>186754</text:p>
          </table:table-cell>
          <table:table-cell table:number-columns-repeated="4"/>
        </table:table-row>
        <table:table-row table:style-name="ro1">
          <table:table-cell office:value-type="float" office:value="7646191" calcext:value-type="float">
            <text:p>7646191</text:p>
          </table:table-cell>
          <table:table-cell office:value-type="float" office:value="559378" calcext:value-type="float">
            <text:p>559378</text:p>
          </table:table-cell>
          <table:table-cell office:value-type="float" office:value="164201" calcext:value-type="float">
            <text:p>164201</text:p>
          </table:table-cell>
          <table:table-cell table:number-columns-repeated="4"/>
        </table:table-row>
        <table:table-row table:style-name="ro1">
          <table:table-cell office:value-type="float" office:value="7698809" calcext:value-type="float">
            <text:p>7698809</text:p>
          </table:table-cell>
          <table:table-cell office:value-type="float" office:value="563021" calcext:value-type="float">
            <text:p>563021</text:p>
          </table:table-cell>
          <table:table-cell office:value-type="float" office:value="164371" calcext:value-type="float">
            <text:p>164371</text:p>
          </table:table-cell>
          <table:table-cell table:number-columns-repeated="4"/>
        </table:table-row>
        <table:table-row table:style-name="ro1">
          <table:table-cell office:value-type="float" office:value="8072148" calcext:value-type="float">
            <text:p>8072148</text:p>
          </table:table-cell>
          <table:table-cell office:value-type="float" office:value="611000" calcext:value-type="float">
            <text:p>611000</text:p>
          </table:table-cell>
          <table:table-cell office:value-type="float" office:value="209735" calcext:value-type="float">
            <text:p>209735</text:p>
          </table:table-cell>
          <table:table-cell table:number-columns-repeated="4"/>
        </table:table-row>
        <table:table-row table:style-name="ro1">
          <table:table-cell office:value-type="float" office:value="7762935" calcext:value-type="float">
            <text:p>7762935</text:p>
          </table:table-cell>
          <table:table-cell office:value-type="float" office:value="641311" calcext:value-type="float">
            <text:p>641311</text:p>
          </table:table-cell>
          <table:table-cell office:value-type="float" office:value="164393" calcext:value-type="float">
            <text:p>164393</text:p>
          </table:table-cell>
          <table:table-cell table:number-columns-repeated="4"/>
        </table:table-row>
        <table:table-row table:style-name="ro1">
          <table:table-cell office:value-type="float" office:value="7905834" calcext:value-type="float">
            <text:p>7905834</text:p>
          </table:table-cell>
          <table:table-cell office:value-type="float" office:value="579339" calcext:value-type="float">
            <text:p>579339</text:p>
          </table:table-cell>
          <table:table-cell office:value-type="float" office:value="179457" calcext:value-type="float">
            <text:p>179457</text:p>
          </table:table-cell>
          <table:table-cell table:number-columns-repeated="4"/>
        </table:table-row>
        <table:table-row table:style-name="ro1">
          <table:table-cell office:value-type="float" office:value="7968046" calcext:value-type="float">
            <text:p>7968046</text:p>
          </table:table-cell>
          <table:table-cell office:value-type="float" office:value="569117" calcext:value-type="float">
            <text:p>569117</text:p>
          </table:table-cell>
          <table:table-cell office:value-type="float" office:value="163921" calcext:value-type="float">
            <text:p>163921</text:p>
          </table:table-cell>
          <table:table-cell table:number-columns-repeated="4"/>
        </table:table-row>
        <table:table-row table:style-name="ro1">
          <table:table-cell office:value-type="float" office:value="7987471" calcext:value-type="float">
            <text:p>7987471</text:p>
          </table:table-cell>
          <table:table-cell office:value-type="float" office:value="684691" calcext:value-type="float">
            <text:p>684691</text:p>
          </table:table-cell>
          <table:table-cell office:value-type="float" office:value="183773" calcext:value-type="float">
            <text:p>183773</text:p>
          </table:table-cell>
          <table:table-cell table:number-columns-repeated="4"/>
        </table:table-row>
        <table:table-row table:style-name="ro1">
          <table:table-cell office:value-type="float" office:value="8007384" calcext:value-type="float">
            <text:p>8007384</text:p>
          </table:table-cell>
          <table:table-cell office:value-type="float" office:value="567095" calcext:value-type="float">
            <text:p>567095</text:p>
          </table:table-cell>
          <table:table-cell office:value-type="float" office:value="165683" calcext:value-type="float">
            <text:p>165683</text:p>
          </table:table-cell>
          <table:table-cell table:number-columns-repeated="4"/>
        </table:table-row>
        <table:table-row table:style-name="ro1">
          <table:table-cell office:value-type="float" office:value="8146610" calcext:value-type="float">
            <text:p>8146610</text:p>
          </table:table-cell>
          <table:table-cell office:value-type="float" office:value="554890" calcext:value-type="float">
            <text:p>554890</text:p>
          </table:table-cell>
          <table:table-cell office:value-type="float" office:value="166052" calcext:value-type="float">
            <text:p>166052</text:p>
          </table:table-cell>
          <table:table-cell table:number-columns-repeated="4"/>
        </table:table-row>
        <table:table-row table:style-name="ro1">
          <table:table-cell office:value-type="float" office:value="7686625" calcext:value-type="float">
            <text:p>7686625</text:p>
          </table:table-cell>
          <table:table-cell office:value-type="float" office:value="582029" calcext:value-type="float">
            <text:p>582029</text:p>
          </table:table-cell>
          <table:table-cell office:value-type="float" office:value="163752" calcext:value-type="float">
            <text:p>163752</text:p>
          </table:table-cell>
          <table:table-cell table:number-columns-repeated="4"/>
        </table:table-row>
        <table:table-row table:style-name="ro1">
          <table:table-cell office:value-type="float" office:value="8098904" calcext:value-type="float">
            <text:p>8098904</text:p>
          </table:table-cell>
          <table:table-cell office:value-type="float" office:value="562418" calcext:value-type="float">
            <text:p>562418</text:p>
          </table:table-cell>
          <table:table-cell office:value-type="float" office:value="168035" calcext:value-type="float">
            <text:p>168035</text:p>
          </table:table-cell>
          <table:table-cell table:number-columns-repeated="4"/>
        </table:table-row>
        <table:table-row table:style-name="ro1">
          <table:table-cell office:value-type="float" office:value="7865450" calcext:value-type="float">
            <text:p>7865450</text:p>
          </table:table-cell>
          <table:table-cell office:value-type="float" office:value="570736" calcext:value-type="float">
            <text:p>570736</text:p>
          </table:table-cell>
          <table:table-cell office:value-type="float" office:value="163692" calcext:value-type="float">
            <text:p>163692</text:p>
          </table:table-cell>
          <table:table-cell table:number-columns-repeated="4"/>
        </table:table-row>
        <table:table-row table:style-name="ro1">
          <table:table-cell office:value-type="float" office:value="7769704" calcext:value-type="float">
            <text:p>7769704</text:p>
          </table:table-cell>
          <table:table-cell office:value-type="float" office:value="588894" calcext:value-type="float">
            <text:p>588894</text:p>
          </table:table-cell>
          <table:table-cell office:value-type="float" office:value="164339" calcext:value-type="float">
            <text:p>164339</text:p>
          </table:table-cell>
          <table:table-cell table:number-columns-repeated="4"/>
        </table:table-row>
        <table:table-row table:style-name="ro1">
          <table:table-cell office:value-type="float" office:value="7793599" calcext:value-type="float">
            <text:p>7793599</text:p>
          </table:table-cell>
          <table:table-cell office:value-type="float" office:value="546839" calcext:value-type="float">
            <text:p>546839</text:p>
          </table:table-cell>
          <table:table-cell office:value-type="float" office:value="163490" calcext:value-type="float">
            <text:p>163490</text:p>
          </table:table-cell>
          <table:table-cell table:number-columns-repeated="4"/>
        </table:table-row>
        <table:table-row table:style-name="ro1">
          <table:table-cell office:value-type="float" office:value="7919483" calcext:value-type="float">
            <text:p>7919483</text:p>
          </table:table-cell>
          <table:table-cell office:value-type="float" office:value="575953" calcext:value-type="float">
            <text:p>575953</text:p>
          </table:table-cell>
          <table:table-cell office:value-type="float" office:value="164057" calcext:value-type="float">
            <text:p>164057</text:p>
          </table:table-cell>
          <table:table-cell table:number-columns-repeated="4"/>
        </table:table-row>
        <table:table-row table:style-name="ro1">
          <table:table-cell office:value-type="float" office:value="7746328" calcext:value-type="float">
            <text:p>7746328</text:p>
          </table:table-cell>
          <table:table-cell office:value-type="float" office:value="570672" calcext:value-type="float">
            <text:p>570672</text:p>
          </table:table-cell>
          <table:table-cell office:value-type="float" office:value="208452" calcext:value-type="float">
            <text:p>208452</text:p>
          </table:table-cell>
          <table:table-cell table:number-columns-repeated="4"/>
        </table:table-row>
        <table:table-row table:style-name="ro1">
          <table:table-cell office:value-type="float" office:value="7693297" calcext:value-type="float">
            <text:p>7693297</text:p>
          </table:table-cell>
          <table:table-cell office:value-type="float" office:value="560219" calcext:value-type="float">
            <text:p>560219</text:p>
          </table:table-cell>
          <table:table-cell office:value-type="float" office:value="164428" calcext:value-type="float">
            <text:p>164428</text:p>
          </table:table-cell>
          <table:table-cell table:number-columns-repeated="4"/>
        </table:table-row>
        <table:table-row table:style-name="ro1">
          <table:table-cell office:value-type="float" office:value="7786571" calcext:value-type="float">
            <text:p>7786571</text:p>
          </table:table-cell>
          <table:table-cell office:value-type="float" office:value="559907" calcext:value-type="float">
            <text:p>559907</text:p>
          </table:table-cell>
          <table:table-cell office:value-type="float" office:value="202642" calcext:value-type="float">
            <text:p>202642</text:p>
          </table:table-cell>
          <table:table-cell table:number-columns-repeated="4"/>
        </table:table-row>
        <table:table-row table:style-name="ro1">
          <table:table-cell office:value-type="float" office:value="7715042" calcext:value-type="float">
            <text:p>7715042</text:p>
          </table:table-cell>
          <table:table-cell office:value-type="float" office:value="561911" calcext:value-type="float">
            <text:p>561911</text:p>
          </table:table-cell>
          <table:table-cell office:value-type="float" office:value="163526" calcext:value-type="float">
            <text:p>163526</text:p>
          </table:table-cell>
          <table:table-cell table:number-columns-repeated="4"/>
        </table:table-row>
        <table:table-row table:style-name="ro1">
          <table:table-cell office:value-type="float" office:value="7869660" calcext:value-type="float">
            <text:p>7869660</text:p>
          </table:table-cell>
          <table:table-cell office:value-type="float" office:value="589462" calcext:value-type="float">
            <text:p>589462</text:p>
          </table:table-cell>
          <table:table-cell office:value-type="float" office:value="163884" calcext:value-type="float">
            <text:p>163884</text:p>
          </table:table-cell>
          <table:table-cell table:number-columns-repeated="4"/>
        </table:table-row>
        <table:table-row table:style-name="ro1">
          <table:table-cell office:value-type="float" office:value="7828321" calcext:value-type="float">
            <text:p>7828321</text:p>
          </table:table-cell>
          <table:table-cell office:value-type="float" office:value="694831" calcext:value-type="float">
            <text:p>694831</text:p>
          </table:table-cell>
          <table:table-cell office:value-type="float" office:value="164311" calcext:value-type="float">
            <text:p>164311</text:p>
          </table:table-cell>
          <table:table-cell table:number-columns-repeated="4"/>
        </table:table-row>
        <table:table-row table:style-name="ro1">
          <table:table-cell office:value-type="float" office:value="7997996" calcext:value-type="float">
            <text:p>7997996</text:p>
          </table:table-cell>
          <table:table-cell office:value-type="float" office:value="570504" calcext:value-type="float">
            <text:p>570504</text:p>
          </table:table-cell>
          <table:table-cell office:value-type="float" office:value="181526" calcext:value-type="float">
            <text:p>181526</text:p>
          </table:table-cell>
          <table:table-cell table:number-columns-repeated="4"/>
        </table:table-row>
        <table:table-row table:style-name="ro1">
          <table:table-cell office:value-type="float" office:value="9573405" calcext:value-type="float">
            <text:p>9573405</text:p>
          </table:table-cell>
          <table:table-cell office:value-type="float" office:value="626278" calcext:value-type="float">
            <text:p>626278</text:p>
          </table:table-cell>
          <table:table-cell office:value-type="float" office:value="213398" calcext:value-type="float">
            <text:p>213398</text:p>
          </table:table-cell>
          <table:table-cell table:number-columns-repeated="4"/>
        </table:table-row>
        <table:table-row table:style-name="ro1">
          <table:table-cell office:value-type="float" office:value="7951709" calcext:value-type="float">
            <text:p>7951709</text:p>
          </table:table-cell>
          <table:table-cell office:value-type="float" office:value="567079" calcext:value-type="float">
            <text:p>567079</text:p>
          </table:table-cell>
          <table:table-cell office:value-type="float" office:value="164203" calcext:value-type="float">
            <text:p>164203</text:p>
          </table:table-cell>
          <table:table-cell table:number-columns-repeated="4"/>
        </table:table-row>
        <table:table-row table:style-name="ro1">
          <table:table-cell office:value-type="float" office:value="7924356" calcext:value-type="float">
            <text:p>7924356</text:p>
          </table:table-cell>
          <table:table-cell office:value-type="float" office:value="566376" calcext:value-type="float">
            <text:p>566376</text:p>
          </table:table-cell>
          <table:table-cell office:value-type="float" office:value="164749" calcext:value-type="float">
            <text:p>164749</text:p>
          </table:table-cell>
          <table:table-cell table:number-columns-repeated="4"/>
        </table:table-row>
        <table:table-row table:style-name="ro1">
          <table:table-cell office:value-type="float" office:value="7842701" calcext:value-type="float">
            <text:p>7842701</text:p>
          </table:table-cell>
          <table:table-cell office:value-type="float" office:value="574051" calcext:value-type="float">
            <text:p>574051</text:p>
          </table:table-cell>
          <table:table-cell office:value-type="float" office:value="165436" calcext:value-type="float">
            <text:p>165436</text:p>
          </table:table-cell>
          <table:table-cell table:number-columns-repeated="4"/>
        </table:table-row>
        <table:table-row table:style-name="ro1">
          <table:table-cell office:value-type="float" office:value="7815509" calcext:value-type="float">
            <text:p>7815509</text:p>
          </table:table-cell>
          <table:table-cell office:value-type="float" office:value="593294" calcext:value-type="float">
            <text:p>593294</text:p>
          </table:table-cell>
          <table:table-cell office:value-type="float" office:value="163458" calcext:value-type="float">
            <text:p>163458</text:p>
          </table:table-cell>
          <table:table-cell table:number-columns-repeated="4"/>
        </table:table-row>
        <table:table-row table:style-name="ro1">
          <table:table-cell office:value-type="float" office:value="8005658" calcext:value-type="float">
            <text:p>8005658</text:p>
          </table:table-cell>
          <table:table-cell office:value-type="float" office:value="568126" calcext:value-type="float">
            <text:p>568126</text:p>
          </table:table-cell>
          <table:table-cell office:value-type="float" office:value="163862" calcext:value-type="float">
            <text:p>163862</text:p>
          </table:table-cell>
          <table:table-cell table:number-columns-repeated="4"/>
        </table:table-row>
        <table:table-row table:style-name="ro1">
          <table:table-cell office:value-type="float" office:value="7784436" calcext:value-type="float">
            <text:p>7784436</text:p>
          </table:table-cell>
          <table:table-cell office:value-type="float" office:value="562581" calcext:value-type="float">
            <text:p>562581</text:p>
          </table:table-cell>
          <table:table-cell office:value-type="float" office:value="163575" calcext:value-type="float">
            <text:p>163575</text:p>
          </table:table-cell>
          <table:table-cell table:number-columns-repeated="4"/>
        </table:table-row>
        <table:table-row table:style-name="ro1">
          <table:table-cell office:value-type="float" office:value="7777729" calcext:value-type="float">
            <text:p>7777729</text:p>
          </table:table-cell>
          <table:table-cell office:value-type="float" office:value="566131" calcext:value-type="float">
            <text:p>566131</text:p>
          </table:table-cell>
          <table:table-cell office:value-type="float" office:value="163523" calcext:value-type="float">
            <text:p>163523</text:p>
          </table:table-cell>
          <table:table-cell table:number-columns-repeated="4"/>
        </table:table-row>
        <table:table-row table:style-name="ro1">
          <table:table-cell office:value-type="float" office:value="7637921" calcext:value-type="float">
            <text:p>7637921</text:p>
          </table:table-cell>
          <table:table-cell office:value-type="float" office:value="556918" calcext:value-type="float">
            <text:p>556918</text:p>
          </table:table-cell>
          <table:table-cell office:value-type="float" office:value="163663" calcext:value-type="float">
            <text:p>163663</text:p>
          </table:table-cell>
          <table:table-cell table:number-columns-repeated="4"/>
        </table:table-row>
        <table:table-row table:style-name="ro1">
          <table:table-cell office:value-type="float" office:value="7939440" calcext:value-type="float">
            <text:p>7939440</text:p>
          </table:table-cell>
          <table:table-cell office:value-type="float" office:value="610115" calcext:value-type="float">
            <text:p>610115</text:p>
          </table:table-cell>
          <table:table-cell office:value-type="float" office:value="164701" calcext:value-type="float">
            <text:p>164701</text:p>
          </table:table-cell>
          <table:table-cell table:number-columns-repeated="4"/>
        </table:table-row>
        <table:table-row table:style-name="ro1">
          <table:table-cell office:value-type="float" office:value="7988189" calcext:value-type="float">
            <text:p>7988189</text:p>
          </table:table-cell>
          <table:table-cell office:value-type="float" office:value="599673" calcext:value-type="float">
            <text:p>599673</text:p>
          </table:table-cell>
          <table:table-cell office:value-type="float" office:value="164362" calcext:value-type="float">
            <text:p>164362</text:p>
          </table:table-cell>
          <table:table-cell table:number-columns-repeated="4"/>
        </table:table-row>
        <table:table-row table:style-name="ro1">
          <table:table-cell office:value-type="float" office:value="7749452" calcext:value-type="float">
            <text:p>7749452</text:p>
          </table:table-cell>
          <table:table-cell office:value-type="float" office:value="561004" calcext:value-type="float">
            <text:p>561004</text:p>
          </table:table-cell>
          <table:table-cell office:value-type="float" office:value="163914" calcext:value-type="float">
            <text:p>163914</text:p>
          </table:table-cell>
          <table:table-cell table:number-columns-repeated="4"/>
        </table:table-row>
        <table:table-row table:style-name="ro1">
          <table:table-cell office:value-type="float" office:value="7766793" calcext:value-type="float">
            <text:p>7766793</text:p>
          </table:table-cell>
          <table:table-cell office:value-type="float" office:value="574092" calcext:value-type="float">
            <text:p>574092</text:p>
          </table:table-cell>
          <table:table-cell office:value-type="float" office:value="165068" calcext:value-type="float">
            <text:p>165068</text:p>
          </table:table-cell>
          <table:table-cell table:number-columns-repeated="4"/>
        </table:table-row>
        <table:table-row table:style-name="ro1">
          <table:table-cell office:value-type="float" office:value="8192972" calcext:value-type="float">
            <text:p>8192972</text:p>
          </table:table-cell>
          <table:table-cell office:value-type="float" office:value="664634" calcext:value-type="float">
            <text:p>664634</text:p>
          </table:table-cell>
          <table:table-cell office:value-type="float" office:value="166281" calcext:value-type="float">
            <text:p>166281</text:p>
          </table:table-cell>
          <table:table-cell table:number-columns-repeated="4"/>
        </table:table-row>
        <table:table-row table:style-name="ro1">
          <table:table-cell office:value-type="float" office:value="8109830" calcext:value-type="float">
            <text:p>8109830</text:p>
          </table:table-cell>
          <table:table-cell office:value-type="float" office:value="588525" calcext:value-type="float">
            <text:p>588525</text:p>
          </table:table-cell>
          <table:table-cell office:value-type="float" office:value="163628" calcext:value-type="float">
            <text:p>163628</text:p>
          </table:table-cell>
          <table:table-cell table:number-columns-repeated="4"/>
        </table:table-row>
        <table:table-row table:style-name="ro1">
          <table:table-cell office:value-type="float" office:value="7839794" calcext:value-type="float">
            <text:p>7839794</text:p>
          </table:table-cell>
          <table:table-cell office:value-type="float" office:value="571875" calcext:value-type="float">
            <text:p>571875</text:p>
          </table:table-cell>
          <table:table-cell office:value-type="float" office:value="163706" calcext:value-type="float">
            <text:p>163706</text:p>
          </table:table-cell>
          <table:table-cell table:number-columns-repeated="4"/>
        </table:table-row>
        <table:table-row table:style-name="ro1">
          <table:table-cell office:value-type="float" office:value="7694136" calcext:value-type="float">
            <text:p>7694136</text:p>
          </table:table-cell>
          <table:table-cell office:value-type="float" office:value="563153" calcext:value-type="float">
            <text:p>563153</text:p>
          </table:table-cell>
          <table:table-cell office:value-type="float" office:value="163643" calcext:value-type="float">
            <text:p>163643</text:p>
          </table:table-cell>
          <table:table-cell table:number-columns-repeated="4"/>
        </table:table-row>
        <table:table-row table:style-name="ro1">
          <table:table-cell office:value-type="float" office:value="7788703" calcext:value-type="float">
            <text:p>7788703</text:p>
          </table:table-cell>
          <table:table-cell office:value-type="float" office:value="598705" calcext:value-type="float">
            <text:p>598705</text:p>
          </table:table-cell>
          <table:table-cell office:value-type="float" office:value="171107" calcext:value-type="float">
            <text:p>171107</text:p>
          </table:table-cell>
          <table:table-cell table:number-columns-repeated="4"/>
        </table:table-row>
        <table:table-row table:style-name="ro1">
          <table:table-cell office:value-type="float" office:value="7809581" calcext:value-type="float">
            <text:p>7809581</text:p>
          </table:table-cell>
          <table:table-cell office:value-type="float" office:value="562708" calcext:value-type="float">
            <text:p>562708</text:p>
          </table:table-cell>
          <table:table-cell office:value-type="float" office:value="164109" calcext:value-type="float">
            <text:p>164109</text:p>
          </table:table-cell>
          <table:table-cell table:number-columns-repeated="4"/>
        </table:table-row>
        <table:table-row table:style-name="ro1">
          <table:table-cell office:value-type="float" office:value="7761334" calcext:value-type="float">
            <text:p>7761334</text:p>
          </table:table-cell>
          <table:table-cell office:value-type="float" office:value="580204" calcext:value-type="float">
            <text:p>580204</text:p>
          </table:table-cell>
          <table:table-cell office:value-type="float" office:value="167760" calcext:value-type="float">
            <text:p>167760</text:p>
          </table:table-cell>
          <table:table-cell table:number-columns-repeated="4"/>
        </table:table-row>
        <table:table-row table:style-name="ro1">
          <table:table-cell office:value-type="float" office:value="7798979" calcext:value-type="float">
            <text:p>7798979</text:p>
          </table:table-cell>
          <table:table-cell office:value-type="float" office:value="624170" calcext:value-type="float">
            <text:p>624170</text:p>
          </table:table-cell>
          <table:table-cell office:value-type="float" office:value="163755" calcext:value-type="float">
            <text:p>163755</text:p>
          </table:table-cell>
          <table:table-cell table:number-columns-repeated="4"/>
        </table:table-row>
        <table:table-row table:style-name="ro1">
          <table:table-cell office:value-type="float" office:value="8205560" calcext:value-type="float">
            <text:p>8205560</text:p>
          </table:table-cell>
          <table:table-cell office:value-type="float" office:value="658395" calcext:value-type="float">
            <text:p>658395</text:p>
          </table:table-cell>
          <table:table-cell office:value-type="float" office:value="164462" calcext:value-type="float">
            <text:p>164462</text:p>
          </table:table-cell>
          <table:table-cell table:number-columns-repeated="4"/>
        </table:table-row>
        <table:table-row table:style-name="ro1">
          <table:table-cell office:value-type="float" office:value="7931388" calcext:value-type="float">
            <text:p>7931388</text:p>
          </table:table-cell>
          <table:table-cell office:value-type="float" office:value="561097" calcext:value-type="float">
            <text:p>561097</text:p>
          </table:table-cell>
          <table:table-cell office:value-type="float" office:value="164330" calcext:value-type="float">
            <text:p>164330</text:p>
          </table:table-cell>
          <table:table-cell table:number-columns-repeated="4"/>
        </table:table-row>
        <table:table-row table:style-name="ro1">
          <table:table-cell office:value-type="float" office:value="7699398" calcext:value-type="float">
            <text:p>7699398</text:p>
          </table:table-cell>
          <table:table-cell office:value-type="float" office:value="564197" calcext:value-type="float">
            <text:p>564197</text:p>
          </table:table-cell>
          <table:table-cell office:value-type="float" office:value="164896" calcext:value-type="float">
            <text:p>164896</text:p>
          </table:table-cell>
          <table:table-cell table:number-columns-repeated="4"/>
        </table:table-row>
        <table:table-row table:style-name="ro1">
          <table:table-cell office:value-type="float" office:value="7784536" calcext:value-type="float">
            <text:p>7784536</text:p>
          </table:table-cell>
          <table:table-cell office:value-type="float" office:value="571532" calcext:value-type="float">
            <text:p>571532</text:p>
          </table:table-cell>
          <table:table-cell office:value-type="float" office:value="164311" calcext:value-type="float">
            <text:p>164311</text:p>
          </table:table-cell>
          <table:table-cell table:number-columns-repeated="4"/>
        </table:table-row>
        <table:table-row table:style-name="ro1">
          <table:table-cell office:value-type="float" office:value="7954686" calcext:value-type="float">
            <text:p>7954686</text:p>
          </table:table-cell>
          <table:table-cell office:value-type="float" office:value="588203" calcext:value-type="float">
            <text:p>588203</text:p>
          </table:table-cell>
          <table:table-cell office:value-type="float" office:value="167971" calcext:value-type="float">
            <text:p>167971</text:p>
          </table:table-cell>
          <table:table-cell table:number-columns-repeated="4"/>
        </table:table-row>
        <table:table-row table:style-name="ro1">
          <table:table-cell office:value-type="float" office:value="8163556" calcext:value-type="float">
            <text:p>8163556</text:p>
          </table:table-cell>
          <table:table-cell office:value-type="float" office:value="603746" calcext:value-type="float">
            <text:p>603746</text:p>
          </table:table-cell>
          <table:table-cell office:value-type="float" office:value="164547" calcext:value-type="float">
            <text:p>164547</text:p>
          </table:table-cell>
          <table:table-cell table:number-columns-repeated="4"/>
        </table:table-row>
        <table:table-row table:style-name="ro1">
          <table:table-cell office:value-type="float" office:value="7664509" calcext:value-type="float">
            <text:p>7664509</text:p>
          </table:table-cell>
          <table:table-cell office:value-type="float" office:value="559746" calcext:value-type="float">
            <text:p>559746</text:p>
          </table:table-cell>
          <table:table-cell office:value-type="float" office:value="163788" calcext:value-type="float">
            <text:p>163788</text:p>
          </table:table-cell>
          <table:table-cell table:number-columns-repeated="4"/>
        </table:table-row>
        <table:table-row table:style-name="ro1">
          <table:table-cell office:value-type="float" office:value="7715224" calcext:value-type="float">
            <text:p>7715224</text:p>
          </table:table-cell>
          <table:table-cell office:value-type="float" office:value="563731" calcext:value-type="float">
            <text:p>563731</text:p>
          </table:table-cell>
          <table:table-cell office:value-type="float" office:value="164109" calcext:value-type="float">
            <text:p>164109</text:p>
          </table:table-cell>
          <table:table-cell table:number-columns-repeated="4"/>
        </table:table-row>
        <table:table-row table:style-name="ro1">
          <table:table-cell office:value-type="float" office:value="8393080" calcext:value-type="float">
            <text:p>8393080</text:p>
          </table:table-cell>
          <table:table-cell office:value-type="float" office:value="804661" calcext:value-type="float">
            <text:p>804661</text:p>
          </table:table-cell>
          <table:table-cell office:value-type="float" office:value="242210" calcext:value-type="float">
            <text:p>242210</text:p>
          </table:table-cell>
          <table:table-cell table:number-columns-repeated="4"/>
        </table:table-row>
        <table:table-row table:style-name="ro1">
          <table:table-cell office:value-type="float" office:value="7710793" calcext:value-type="float">
            <text:p>7710793</text:p>
          </table:table-cell>
          <table:table-cell office:value-type="float" office:value="556695" calcext:value-type="float">
            <text:p>556695</text:p>
          </table:table-cell>
          <table:table-cell office:value-type="float" office:value="164706" calcext:value-type="float">
            <text:p>164706</text:p>
          </table:table-cell>
          <table:table-cell table:number-columns-repeated="4"/>
        </table:table-row>
        <table:table-row table:style-name="ro1">
          <table:table-cell office:value-type="float" office:value="7897630" calcext:value-type="float">
            <text:p>7897630</text:p>
          </table:table-cell>
          <table:table-cell office:value-type="float" office:value="580517" calcext:value-type="float">
            <text:p>580517</text:p>
          </table:table-cell>
          <table:table-cell office:value-type="float" office:value="164732" calcext:value-type="float">
            <text:p>164732</text:p>
          </table:table-cell>
          <table:table-cell table:number-columns-repeated="4"/>
        </table:table-row>
        <table:table-row table:style-name="ro1">
          <table:table-cell office:value-type="float" office:value="7740881" calcext:value-type="float">
            <text:p>7740881</text:p>
          </table:table-cell>
          <table:table-cell office:value-type="float" office:value="560158" calcext:value-type="float">
            <text:p>560158</text:p>
          </table:table-cell>
          <table:table-cell office:value-type="float" office:value="164345" calcext:value-type="float">
            <text:p>164345</text:p>
          </table:table-cell>
          <table:table-cell table:number-columns-repeated="4"/>
        </table:table-row>
        <table:table-row table:style-name="ro1">
          <table:table-cell office:value-type="float" office:value="8604154" calcext:value-type="float">
            <text:p>8604154</text:p>
          </table:table-cell>
          <table:table-cell office:value-type="float" office:value="665734" calcext:value-type="float">
            <text:p>665734</text:p>
          </table:table-cell>
          <table:table-cell office:value-type="float" office:value="164946" calcext:value-type="float">
            <text:p>164946</text:p>
          </table:table-cell>
          <table:table-cell table:number-columns-repeated="4"/>
        </table:table-row>
        <table:table-row table:style-name="ro1">
          <table:table-cell office:value-type="float" office:value="8358781" calcext:value-type="float">
            <text:p>8358781</text:p>
          </table:table-cell>
          <table:table-cell office:value-type="float" office:value="613046" calcext:value-type="float">
            <text:p>613046</text:p>
          </table:table-cell>
          <table:table-cell office:value-type="float" office:value="167765" calcext:value-type="float">
            <text:p>167765</text:p>
          </table:table-cell>
          <table:table-cell table:number-columns-repeated="4"/>
        </table:table-row>
        <table:table-row table:style-name="ro1">
          <table:table-cell office:value-type="float" office:value="7848324" calcext:value-type="float">
            <text:p>7848324</text:p>
          </table:table-cell>
          <table:table-cell office:value-type="float" office:value="564936" calcext:value-type="float">
            <text:p>564936</text:p>
          </table:table-cell>
          <table:table-cell office:value-type="float" office:value="208265" calcext:value-type="float">
            <text:p>208265</text:p>
          </table:table-cell>
          <table:table-cell table:number-columns-repeated="4"/>
        </table:table-row>
        <table:table-row table:style-name="ro1">
          <table:table-cell office:value-type="float" office:value="7879978" calcext:value-type="float">
            <text:p>7879978</text:p>
          </table:table-cell>
          <table:table-cell office:value-type="float" office:value="574286" calcext:value-type="float">
            <text:p>574286</text:p>
          </table:table-cell>
          <table:table-cell office:value-type="float" office:value="164124" calcext:value-type="float">
            <text:p>164124</text:p>
          </table:table-cell>
          <table:table-cell table:number-columns-repeated="4"/>
        </table:table-row>
        <table:table-row table:style-name="ro1">
          <table:table-cell office:value-type="float" office:value="8056642" calcext:value-type="float">
            <text:p>8056642</text:p>
          </table:table-cell>
          <table:table-cell office:value-type="float" office:value="609672" calcext:value-type="float">
            <text:p>609672</text:p>
          </table:table-cell>
          <table:table-cell office:value-type="float" office:value="163899" calcext:value-type="float">
            <text:p>163899</text:p>
          </table:table-cell>
          <table:table-cell table:number-columns-repeated="4"/>
        </table:table-row>
        <table:table-row table:style-name="ro1">
          <table:table-cell office:value-type="float" office:value="7777069" calcext:value-type="float">
            <text:p>7777069</text:p>
          </table:table-cell>
          <table:table-cell office:value-type="float" office:value="560016" calcext:value-type="float">
            <text:p>560016</text:p>
          </table:table-cell>
          <table:table-cell office:value-type="float" office:value="164180" calcext:value-type="float">
            <text:p>164180</text:p>
          </table:table-cell>
          <table:table-cell table:number-columns-repeated="4"/>
        </table:table-row>
        <table:table-row table:style-name="ro1">
          <table:table-cell office:value-type="float" office:value="7792843" calcext:value-type="float">
            <text:p>7792843</text:p>
          </table:table-cell>
          <table:table-cell office:value-type="float" office:value="555138" calcext:value-type="float">
            <text:p>555138</text:p>
          </table:table-cell>
          <table:table-cell office:value-type="float" office:value="163872" calcext:value-type="float">
            <text:p>163872</text:p>
          </table:table-cell>
          <table:table-cell table:number-columns-repeated="4"/>
        </table:table-row>
        <table:table-row table:style-name="ro1">
          <table:table-cell office:value-type="float" office:value="7834193" calcext:value-type="float">
            <text:p>7834193</text:p>
          </table:table-cell>
          <table:table-cell office:value-type="float" office:value="573324" calcext:value-type="float">
            <text:p>573324</text:p>
          </table:table-cell>
          <table:table-cell office:value-type="float" office:value="163958" calcext:value-type="float">
            <text:p>163958</text:p>
          </table:table-cell>
          <table:table-cell table:number-columns-repeated="4"/>
        </table:table-row>
        <table:table-row table:style-name="ro1">
          <table:table-cell office:value-type="float" office:value="7974779" calcext:value-type="float">
            <text:p>7974779</text:p>
          </table:table-cell>
          <table:table-cell office:value-type="float" office:value="574352" calcext:value-type="float">
            <text:p>574352</text:p>
          </table:table-cell>
          <table:table-cell office:value-type="float" office:value="163863" calcext:value-type="float">
            <text:p>163863</text:p>
          </table:table-cell>
          <table:table-cell table:number-columns-repeated="4"/>
        </table:table-row>
        <table:table-row table:style-name="ro1">
          <table:table-cell office:value-type="float" office:value="7812291" calcext:value-type="float">
            <text:p>7812291</text:p>
          </table:table-cell>
          <table:table-cell office:value-type="float" office:value="581598" calcext:value-type="float">
            <text:p>581598</text:p>
          </table:table-cell>
          <table:table-cell office:value-type="float" office:value="164377" calcext:value-type="float">
            <text:p>164377</text:p>
          </table:table-cell>
          <table:table-cell table:number-columns-repeated="4"/>
        </table:table-row>
        <table:table-row table:style-name="ro1">
          <table:table-cell office:value-type="float" office:value="7715057" calcext:value-type="float">
            <text:p>7715057</text:p>
          </table:table-cell>
          <table:table-cell office:value-type="float" office:value="653221" calcext:value-type="float">
            <text:p>653221</text:p>
          </table:table-cell>
          <table:table-cell office:value-type="float" office:value="173797" calcext:value-type="float">
            <text:p>173797</text:p>
          </table:table-cell>
          <table:table-cell table:number-columns-repeated="4"/>
        </table:table-row>
        <table:table-row table:style-name="ro1">
          <table:table-cell office:value-type="float" office:value="7870064" calcext:value-type="float">
            <text:p>7870064</text:p>
          </table:table-cell>
          <table:table-cell office:value-type="float" office:value="553438" calcext:value-type="float">
            <text:p>553438</text:p>
          </table:table-cell>
          <table:table-cell office:value-type="float" office:value="164052" calcext:value-type="float">
            <text:p>164052</text:p>
          </table:table-cell>
          <table:table-cell table:number-columns-repeated="4"/>
        </table:table-row>
        <table:table-row table:style-name="ro1">
          <table:table-cell office:value-type="float" office:value="8160043" calcext:value-type="float">
            <text:p>8160043</text:p>
          </table:table-cell>
          <table:table-cell office:value-type="float" office:value="592608" calcext:value-type="float">
            <text:p>592608</text:p>
          </table:table-cell>
          <table:table-cell office:value-type="float" office:value="171562" calcext:value-type="float">
            <text:p>171562</text:p>
          </table:table-cell>
          <table:table-cell table:number-columns-repeated="4"/>
        </table:table-row>
        <table:table-row table:style-name="ro1">
          <table:table-cell office:value-type="float" office:value="7835361" calcext:value-type="float">
            <text:p>7835361</text:p>
          </table:table-cell>
          <table:table-cell office:value-type="float" office:value="573878" calcext:value-type="float">
            <text:p>573878</text:p>
          </table:table-cell>
          <table:table-cell office:value-type="float" office:value="163828" calcext:value-type="float">
            <text:p>163828</text:p>
          </table:table-cell>
          <table:table-cell table:number-columns-repeated="4"/>
        </table:table-row>
        <table:table-row table:style-name="ro1">
          <table:table-cell office:value-type="float" office:value="7635309" calcext:value-type="float">
            <text:p>7635309</text:p>
          </table:table-cell>
          <table:table-cell office:value-type="float" office:value="569127" calcext:value-type="float">
            <text:p>569127</text:p>
          </table:table-cell>
          <table:table-cell office:value-type="float" office:value="205838" calcext:value-type="float">
            <text:p>205838</text:p>
          </table:table-cell>
          <table:table-cell table:number-columns-repeated="4"/>
        </table:table-row>
        <table:table-row table:style-name="ro1">
          <table:table-cell office:value-type="float" office:value="7839613" calcext:value-type="float">
            <text:p>7839613</text:p>
          </table:table-cell>
          <table:table-cell office:value-type="float" office:value="593267" calcext:value-type="float">
            <text:p>593267</text:p>
          </table:table-cell>
          <table:table-cell office:value-type="float" office:value="163668" calcext:value-type="float">
            <text:p>163668</text:p>
          </table:table-cell>
          <table:table-cell table:number-columns-repeated="4"/>
        </table:table-row>
        <table:table-row table:style-name="ro1">
          <table:table-cell office:value-type="float" office:value="7731247" calcext:value-type="float">
            <text:p>7731247</text:p>
          </table:table-cell>
          <table:table-cell office:value-type="float" office:value="564241" calcext:value-type="float">
            <text:p>564241</text:p>
          </table:table-cell>
          <table:table-cell office:value-type="float" office:value="163671" calcext:value-type="float">
            <text:p>163671</text:p>
          </table:table-cell>
          <table:table-cell table:number-columns-repeated="4"/>
        </table:table-row>
        <table:table-row table:style-name="ro1">
          <table:table-cell office:value-type="float" office:value="7753707" calcext:value-type="float">
            <text:p>7753707</text:p>
          </table:table-cell>
          <table:table-cell office:value-type="float" office:value="562314" calcext:value-type="float">
            <text:p>562314</text:p>
          </table:table-cell>
          <table:table-cell office:value-type="float" office:value="163713" calcext:value-type="float">
            <text:p>163713</text:p>
          </table:table-cell>
          <table:table-cell table:number-columns-repeated="4"/>
        </table:table-row>
        <table:table-row table:style-name="ro1">
          <table:table-cell office:value-type="float" office:value="7881957" calcext:value-type="float">
            <text:p>7881957</text:p>
          </table:table-cell>
          <table:table-cell office:value-type="float" office:value="621538" calcext:value-type="float">
            <text:p>621538</text:p>
          </table:table-cell>
          <table:table-cell office:value-type="float" office:value="164085" calcext:value-type="float">
            <text:p>164085</text:p>
          </table:table-cell>
          <table:table-cell table:number-columns-repeated="4"/>
        </table:table-row>
        <table:table-row table:style-name="ro1">
          <table:table-cell office:value-type="float" office:value="7808318" calcext:value-type="float">
            <text:p>7808318</text:p>
          </table:table-cell>
          <table:table-cell office:value-type="float" office:value="570569" calcext:value-type="float">
            <text:p>570569</text:p>
          </table:table-cell>
          <table:table-cell office:value-type="float" office:value="164531" calcext:value-type="float">
            <text:p>164531</text:p>
          </table:table-cell>
          <table:table-cell table:number-columns-repeated="4"/>
        </table:table-row>
        <table:table-row table:style-name="ro1">
          <table:table-cell office:value-type="float" office:value="7817650" calcext:value-type="float">
            <text:p>7817650</text:p>
          </table:table-cell>
          <table:table-cell office:value-type="float" office:value="558091" calcext:value-type="float">
            <text:p>558091</text:p>
          </table:table-cell>
          <table:table-cell office:value-type="float" office:value="163938" calcext:value-type="float">
            <text:p>163938</text:p>
          </table:table-cell>
          <table:table-cell table:number-columns-repeated="4"/>
        </table:table-row>
        <table:table-row table:style-name="ro1">
          <table:table-cell office:value-type="float" office:value="7924641" calcext:value-type="float">
            <text:p>7924641</text:p>
          </table:table-cell>
          <table:table-cell office:value-type="float" office:value="577741" calcext:value-type="float">
            <text:p>577741</text:p>
          </table:table-cell>
          <table:table-cell office:value-type="float" office:value="164302" calcext:value-type="float">
            <text:p>164302</text:p>
          </table:table-cell>
          <table:table-cell table:number-columns-repeated="4"/>
        </table:table-row>
        <table:table-row table:style-name="ro1">
          <table:table-cell office:value-type="float" office:value="7633114" calcext:value-type="float">
            <text:p>7633114</text:p>
          </table:table-cell>
          <table:table-cell office:value-type="float" office:value="621933" calcext:value-type="float">
            <text:p>621933</text:p>
          </table:table-cell>
          <table:table-cell office:value-type="float" office:value="164787" calcext:value-type="float">
            <text:p>164787</text:p>
          </table:table-cell>
          <table:table-cell table:number-columns-repeated="4"/>
        </table:table-row>
        <table:table-row table:style-name="ro1">
          <table:table-cell office:value-type="float" office:value="7714766" calcext:value-type="float">
            <text:p>7714766</text:p>
          </table:table-cell>
          <table:table-cell office:value-type="float" office:value="561341" calcext:value-type="float">
            <text:p>561341</text:p>
          </table:table-cell>
          <table:table-cell office:value-type="float" office:value="163784" calcext:value-type="float">
            <text:p>163784</text:p>
          </table:table-cell>
          <table:table-cell table:number-columns-repeated="4"/>
        </table:table-row>
        <table:table-row table:style-name="ro1">
          <table:table-cell office:value-type="float" office:value="7947455" calcext:value-type="float">
            <text:p>7947455</text:p>
          </table:table-cell>
          <table:table-cell office:value-type="float" office:value="557157" calcext:value-type="float">
            <text:p>557157</text:p>
          </table:table-cell>
          <table:table-cell office:value-type="float" office:value="166150" calcext:value-type="float">
            <text:p>166150</text:p>
          </table:table-cell>
          <table:table-cell table:number-columns-repeated="4"/>
        </table:table-row>
        <table:table-row table:style-name="ro1">
          <table:table-cell office:value-type="float" office:value="7792750" calcext:value-type="float">
            <text:p>7792750</text:p>
          </table:table-cell>
          <table:table-cell office:value-type="float" office:value="625160" calcext:value-type="float">
            <text:p>625160</text:p>
          </table:table-cell>
          <table:table-cell office:value-type="float" office:value="164820" calcext:value-type="float">
            <text:p>164820</text:p>
          </table:table-cell>
          <table:table-cell table:number-columns-repeated="4"/>
        </table:table-row>
        <table:table-row table:style-name="ro1">
          <table:table-cell office:value-type="float" office:value="7819159" calcext:value-type="float">
            <text:p>7819159</text:p>
          </table:table-cell>
          <table:table-cell office:value-type="float" office:value="555186" calcext:value-type="float">
            <text:p>555186</text:p>
          </table:table-cell>
          <table:table-cell office:value-type="float" office:value="164609" calcext:value-type="float">
            <text:p>164609</text:p>
          </table:table-cell>
          <table:table-cell table:number-columns-repeated="4"/>
        </table:table-row>
        <table:table-row table:style-name="ro1">
          <table:table-cell office:value-type="float" office:value="7883812" calcext:value-type="float">
            <text:p>7883812</text:p>
          </table:table-cell>
          <table:table-cell office:value-type="float" office:value="564345" calcext:value-type="float">
            <text:p>564345</text:p>
          </table:table-cell>
          <table:table-cell office:value-type="float" office:value="163551" calcext:value-type="float">
            <text:p>163551</text:p>
          </table:table-cell>
          <table:table-cell table:number-columns-repeated="4"/>
        </table:table-row>
        <table:table-row table:style-name="ro1">
          <table:table-cell office:value-type="float" office:value="7882403" calcext:value-type="float">
            <text:p>7882403</text:p>
          </table:table-cell>
          <table:table-cell office:value-type="float" office:value="566542" calcext:value-type="float">
            <text:p>566542</text:p>
          </table:table-cell>
          <table:table-cell office:value-type="float" office:value="164663" calcext:value-type="float">
            <text:p>164663</text:p>
          </table:table-cell>
          <table:table-cell table:number-columns-repeated="4"/>
        </table:table-row>
        <table:table-row table:style-name="ro1">
          <table:table-cell office:value-type="float" office:value="7763386" calcext:value-type="float">
            <text:p>7763386</text:p>
          </table:table-cell>
          <table:table-cell office:value-type="float" office:value="574732" calcext:value-type="float">
            <text:p>574732</text:p>
          </table:table-cell>
          <table:table-cell office:value-type="float" office:value="164438" calcext:value-type="float">
            <text:p>164438</text:p>
          </table:table-cell>
          <table:table-cell table:number-columns-repeated="4"/>
        </table:table-row>
        <table:table-row table:style-name="ro1">
          <table:table-cell office:value-type="float" office:value="7877531" calcext:value-type="float">
            <text:p>7877531</text:p>
          </table:table-cell>
          <table:table-cell office:value-type="float" office:value="538758" calcext:value-type="float">
            <text:p>538758</text:p>
          </table:table-cell>
          <table:table-cell office:value-type="float" office:value="163644" calcext:value-type="float">
            <text:p>163644</text:p>
          </table:table-cell>
          <table:table-cell table:number-columns-repeated="4"/>
        </table:table-row>
        <table:table-row table:style-name="ro1">
          <table:table-cell office:value-type="float" office:value="7694914" calcext:value-type="float">
            <text:p>7694914</text:p>
          </table:table-cell>
          <table:table-cell office:value-type="float" office:value="561407" calcext:value-type="float">
            <text:p>561407</text:p>
          </table:table-cell>
          <table:table-cell office:value-type="float" office:value="165242" calcext:value-type="float">
            <text:p>165242</text:p>
          </table:table-cell>
          <table:table-cell table:number-columns-repeated="4"/>
        </table:table-row>
        <table:table-row table:style-name="ro1">
          <table:table-cell office:value-type="float" office:value="8032338" calcext:value-type="float">
            <text:p>8032338</text:p>
          </table:table-cell>
          <table:table-cell office:value-type="float" office:value="602282" calcext:value-type="float">
            <text:p>602282</text:p>
          </table:table-cell>
          <table:table-cell office:value-type="float" office:value="164352" calcext:value-type="float">
            <text:p>164352</text:p>
          </table:table-cell>
          <table:table-cell table:number-columns-repeated="4"/>
        </table:table-row>
        <table:table-row table:style-name="ro1">
          <table:table-cell office:value-type="float" office:value="7923105" calcext:value-type="float">
            <text:p>7923105</text:p>
          </table:table-cell>
          <table:table-cell office:value-type="float" office:value="567471" calcext:value-type="float">
            <text:p>567471</text:p>
          </table:table-cell>
          <table:table-cell office:value-type="float" office:value="163398" calcext:value-type="float">
            <text:p>163398</text:p>
          </table:table-cell>
          <table:table-cell table:number-columns-repeated="4"/>
        </table:table-row>
        <table:table-row table:style-name="ro1">
          <table:table-cell office:value-type="float" office:value="7921871" calcext:value-type="float">
            <text:p>7921871</text:p>
          </table:table-cell>
          <table:table-cell office:value-type="float" office:value="573733" calcext:value-type="float">
            <text:p>573733</text:p>
          </table:table-cell>
          <table:table-cell office:value-type="float" office:value="164509" calcext:value-type="float">
            <text:p>164509</text:p>
          </table:table-cell>
          <table:table-cell table:number-columns-repeated="4"/>
        </table:table-row>
        <table:table-row table:style-name="ro1">
          <table:table-cell office:value-type="float" office:value="7780783" calcext:value-type="float">
            <text:p>7780783</text:p>
          </table:table-cell>
          <table:table-cell office:value-type="float" office:value="579249" calcext:value-type="float">
            <text:p>579249</text:p>
          </table:table-cell>
          <table:table-cell office:value-type="float" office:value="165760" calcext:value-type="float">
            <text:p>165760</text:p>
          </table:table-cell>
          <table:table-cell table:number-columns-repeated="4"/>
        </table:table-row>
        <table:table-row table:style-name="ro1">
          <table:table-cell office:value-type="float" office:value="7882668" calcext:value-type="float">
            <text:p>7882668</text:p>
          </table:table-cell>
          <table:table-cell office:value-type="float" office:value="570715" calcext:value-type="float">
            <text:p>570715</text:p>
          </table:table-cell>
          <table:table-cell office:value-type="float" office:value="166974" calcext:value-type="float">
            <text:p>166974</text:p>
          </table:table-cell>
          <table:table-cell table:number-columns-repeated="4"/>
        </table:table-row>
        <table:table-row table:style-name="ro1">
          <table:table-cell office:value-type="float" office:value="8312799" calcext:value-type="float">
            <text:p>8312799</text:p>
          </table:table-cell>
          <table:table-cell office:value-type="float" office:value="706644" calcext:value-type="float">
            <text:p>706644</text:p>
          </table:table-cell>
          <table:table-cell office:value-type="float" office:value="168162" calcext:value-type="float">
            <text:p>168162</text:p>
          </table:table-cell>
          <table:table-cell table:number-columns-repeated="4"/>
        </table:table-row>
        <table:table-row table:style-name="ro1">
          <table:table-cell office:value-type="float" office:value="7920799" calcext:value-type="float">
            <text:p>7920799</text:p>
          </table:table-cell>
          <table:table-cell office:value-type="float" office:value="613071" calcext:value-type="float">
            <text:p>613071</text:p>
          </table:table-cell>
          <table:table-cell office:value-type="float" office:value="164566" calcext:value-type="float">
            <text:p>164566</text:p>
          </table:table-cell>
          <table:table-cell table:number-columns-repeated="4"/>
        </table:table-row>
        <table:table-row table:style-name="ro1">
          <table:table-cell office:value-type="float" office:value="7921065" calcext:value-type="float">
            <text:p>7921065</text:p>
          </table:table-cell>
          <table:table-cell office:value-type="float" office:value="566346" calcext:value-type="float">
            <text:p>566346</text:p>
          </table:table-cell>
          <table:table-cell office:value-type="float" office:value="163861" calcext:value-type="float">
            <text:p>163861</text:p>
          </table:table-cell>
          <table:table-cell table:number-columns-repeated="4"/>
        </table:table-row>
        <table:table-row table:style-name="ro1">
          <table:table-cell office:value-type="float" office:value="8155832" calcext:value-type="float">
            <text:p>8155832</text:p>
          </table:table-cell>
          <table:table-cell office:value-type="float" office:value="571771" calcext:value-type="float">
            <text:p>571771</text:p>
          </table:table-cell>
          <table:table-cell office:value-type="float" office:value="164723" calcext:value-type="float">
            <text:p>164723</text:p>
          </table:table-cell>
          <table:table-cell table:number-columns-repeated="4"/>
        </table:table-row>
        <table:table-row table:style-name="ro1">
          <table:table-cell office:value-type="float" office:value="7858656" calcext:value-type="float">
            <text:p>7858656</text:p>
          </table:table-cell>
          <table:table-cell office:value-type="float" office:value="585480" calcext:value-type="float">
            <text:p>585480</text:p>
          </table:table-cell>
          <table:table-cell office:value-type="float" office:value="165667" calcext:value-type="float">
            <text:p>165667</text:p>
          </table:table-cell>
          <table:table-cell table:number-columns-repeated="4"/>
        </table:table-row>
        <table:table-row table:style-name="ro1">
          <table:table-cell office:value-type="float" office:value="7996945" calcext:value-type="float">
            <text:p>7996945</text:p>
          </table:table-cell>
          <table:table-cell office:value-type="float" office:value="609605" calcext:value-type="float">
            <text:p>609605</text:p>
          </table:table-cell>
          <table:table-cell office:value-type="float" office:value="165179" calcext:value-type="float">
            <text:p>165179</text:p>
          </table:table-cell>
          <table:table-cell table:number-columns-repeated="4"/>
        </table:table-row>
        <table:table-row table:style-name="ro1">
          <table:table-cell office:value-type="float" office:value="7722214" calcext:value-type="float">
            <text:p>7722214</text:p>
          </table:table-cell>
          <table:table-cell office:value-type="float" office:value="543674" calcext:value-type="float">
            <text:p>543674</text:p>
          </table:table-cell>
          <table:table-cell office:value-type="float" office:value="166139" calcext:value-type="float">
            <text:p>166139</text:p>
          </table:table-cell>
          <table:table-cell table:number-columns-repeated="4"/>
        </table:table-row>
        <table:table-row table:style-name="ro1">
          <table:table-cell office:value-type="float" office:value="7838217" calcext:value-type="float">
            <text:p>7838217</text:p>
          </table:table-cell>
          <table:table-cell office:value-type="float" office:value="594507" calcext:value-type="float">
            <text:p>594507</text:p>
          </table:table-cell>
          <table:table-cell office:value-type="float" office:value="164341" calcext:value-type="float">
            <text:p>164341</text:p>
          </table:table-cell>
          <table:table-cell table:number-columns-repeated="4"/>
        </table:table-row>
        <table:table-row table:style-name="ro1">
          <table:table-cell office:value-type="float" office:value="8174350" calcext:value-type="float">
            <text:p>8174350</text:p>
          </table:table-cell>
          <table:table-cell office:value-type="float" office:value="595779" calcext:value-type="float">
            <text:p>595779</text:p>
          </table:table-cell>
          <table:table-cell office:value-type="float" office:value="164980" calcext:value-type="float">
            <text:p>164980</text:p>
          </table:table-cell>
          <table:table-cell table:number-columns-repeated="4"/>
        </table:table-row>
        <table:table-row table:style-name="ro1">
          <table:table-cell office:value-type="float" office:value="7723979" calcext:value-type="float">
            <text:p>7723979</text:p>
          </table:table-cell>
          <table:table-cell office:value-type="float" office:value="546947" calcext:value-type="float">
            <text:p>546947</text:p>
          </table:table-cell>
          <table:table-cell office:value-type="float" office:value="163735" calcext:value-type="float">
            <text:p>163735</text:p>
          </table:table-cell>
          <table:table-cell table:number-columns-repeated="4"/>
        </table:table-row>
        <table:table-row table:style-name="ro1">
          <table:table-cell office:value-type="float" office:value="7744656" calcext:value-type="float">
            <text:p>7744656</text:p>
          </table:table-cell>
          <table:table-cell office:value-type="float" office:value="594198" calcext:value-type="float">
            <text:p>594198</text:p>
          </table:table-cell>
          <table:table-cell office:value-type="float" office:value="163814" calcext:value-type="float">
            <text:p>163814</text:p>
          </table:table-cell>
          <table:table-cell table:number-columns-repeated="4"/>
        </table:table-row>
        <table:table-row table:style-name="ro1">
          <table:table-cell office:value-type="float" office:value="7812059" calcext:value-type="float">
            <text:p>7812059</text:p>
          </table:table-cell>
          <table:table-cell office:value-type="float" office:value="611233" calcext:value-type="float">
            <text:p>611233</text:p>
          </table:table-cell>
          <table:table-cell office:value-type="float" office:value="164833" calcext:value-type="float">
            <text:p>164833</text:p>
          </table:table-cell>
          <table:table-cell table:number-columns-repeated="4"/>
        </table:table-row>
        <table:table-row table:style-name="ro1">
          <table:table-cell office:value-type="float" office:value="9626760" calcext:value-type="float">
            <text:p>9626760</text:p>
          </table:table-cell>
          <table:table-cell office:value-type="float" office:value="714566" calcext:value-type="float">
            <text:p>714566</text:p>
          </table:table-cell>
          <table:table-cell office:value-type="float" office:value="185110" calcext:value-type="float">
            <text:p>185110</text:p>
          </table:table-cell>
          <table:table-cell table:number-columns-repeated="4"/>
        </table:table-row>
        <table:table-row table:style-name="ro1">
          <table:table-cell office:value-type="float" office:value="7853218" calcext:value-type="float">
            <text:p>7853218</text:p>
          </table:table-cell>
          <table:table-cell office:value-type="float" office:value="577953" calcext:value-type="float">
            <text:p>577953</text:p>
          </table:table-cell>
          <table:table-cell office:value-type="float" office:value="214271" calcext:value-type="float">
            <text:p>214271</text:p>
          </table:table-cell>
          <table:table-cell table:number-columns-repeated="4"/>
        </table:table-row>
        <table:table-row table:style-name="ro1">
          <table:table-cell office:value-type="float" office:value="7962864" calcext:value-type="float">
            <text:p>7962864</text:p>
          </table:table-cell>
          <table:table-cell office:value-type="float" office:value="569164" calcext:value-type="float">
            <text:p>569164</text:p>
          </table:table-cell>
          <table:table-cell office:value-type="float" office:value="163873" calcext:value-type="float">
            <text:p>163873</text:p>
          </table:table-cell>
          <table:table-cell table:number-columns-repeated="4"/>
        </table:table-row>
        <table:table-row table:style-name="ro1">
          <table:table-cell office:value-type="float" office:value="7859669" calcext:value-type="float">
            <text:p>7859669</text:p>
          </table:table-cell>
          <table:table-cell office:value-type="float" office:value="564049" calcext:value-type="float">
            <text:p>564049</text:p>
          </table:table-cell>
          <table:table-cell office:value-type="float" office:value="167130" calcext:value-type="float">
            <text:p>167130</text:p>
          </table:table-cell>
          <table:table-cell table:number-columns-repeated="4"/>
        </table:table-row>
        <table:table-row table:style-name="ro1">
          <table:table-cell office:value-type="float" office:value="7820242" calcext:value-type="float">
            <text:p>7820242</text:p>
          </table:table-cell>
          <table:table-cell office:value-type="float" office:value="562037" calcext:value-type="float">
            <text:p>562037</text:p>
          </table:table-cell>
          <table:table-cell office:value-type="float" office:value="163866" calcext:value-type="float">
            <text:p>163866</text:p>
          </table:table-cell>
          <table:table-cell table:number-columns-repeated="4"/>
        </table:table-row>
        <table:table-row table:style-name="ro1">
          <table:table-cell office:value-type="float" office:value="7704137" calcext:value-type="float">
            <text:p>7704137</text:p>
          </table:table-cell>
          <table:table-cell office:value-type="float" office:value="577628" calcext:value-type="float">
            <text:p>577628</text:p>
          </table:table-cell>
          <table:table-cell office:value-type="float" office:value="163959" calcext:value-type="float">
            <text:p>163959</text:p>
          </table:table-cell>
          <table:table-cell table:number-columns-repeated="4"/>
        </table:table-row>
        <table:table-row table:style-name="ro1">
          <table:table-cell office:value-type="float" office:value="7724725" calcext:value-type="float">
            <text:p>7724725</text:p>
          </table:table-cell>
          <table:table-cell office:value-type="float" office:value="554536" calcext:value-type="float">
            <text:p>554536</text:p>
          </table:table-cell>
          <table:table-cell office:value-type="float" office:value="164801" calcext:value-type="float">
            <text:p>164801</text:p>
          </table:table-cell>
          <table:table-cell table:number-columns-repeated="4"/>
        </table:table-row>
        <table:table-row table:style-name="ro1">
          <table:table-cell office:value-type="float" office:value="7888309" calcext:value-type="float">
            <text:p>7888309</text:p>
          </table:table-cell>
          <table:table-cell office:value-type="float" office:value="596814" calcext:value-type="float">
            <text:p>596814</text:p>
          </table:table-cell>
          <table:table-cell office:value-type="float" office:value="165228" calcext:value-type="float">
            <text:p>165228</text:p>
          </table:table-cell>
          <table:table-cell table:number-columns-repeated="4"/>
        </table:table-row>
        <table:table-row table:style-name="ro1">
          <table:table-cell office:value-type="float" office:value="7888059" calcext:value-type="float">
            <text:p>7888059</text:p>
          </table:table-cell>
          <table:table-cell office:value-type="float" office:value="622312" calcext:value-type="float">
            <text:p>622312</text:p>
          </table:table-cell>
          <table:table-cell office:value-type="float" office:value="164630" calcext:value-type="float">
            <text:p>164630</text:p>
          </table:table-cell>
          <table:table-cell table:number-columns-repeated="4"/>
        </table:table-row>
        <table:table-row table:style-name="ro1">
          <table:table-cell office:value-type="float" office:value="7818863" calcext:value-type="float">
            <text:p>7818863</text:p>
          </table:table-cell>
          <table:table-cell office:value-type="float" office:value="599814" calcext:value-type="float">
            <text:p>599814</text:p>
          </table:table-cell>
          <table:table-cell office:value-type="float" office:value="185918" calcext:value-type="float">
            <text:p>185918</text:p>
          </table:table-cell>
          <table:table-cell table:number-columns-repeated="4"/>
        </table:table-row>
        <table:table-row table:style-name="ro1">
          <table:table-cell office:value-type="float" office:value="7676231" calcext:value-type="float">
            <text:p>7676231</text:p>
          </table:table-cell>
          <table:table-cell office:value-type="float" office:value="573661" calcext:value-type="float">
            <text:p>573661</text:p>
          </table:table-cell>
          <table:table-cell office:value-type="float" office:value="163371" calcext:value-type="float">
            <text:p>163371</text:p>
          </table:table-cell>
          <table:table-cell table:number-columns-repeated="4"/>
        </table:table-row>
        <table:table-row table:style-name="ro1">
          <table:table-cell office:value-type="float" office:value="7819040" calcext:value-type="float">
            <text:p>7819040</text:p>
          </table:table-cell>
          <table:table-cell office:value-type="float" office:value="557151" calcext:value-type="float">
            <text:p>557151</text:p>
          </table:table-cell>
          <table:table-cell office:value-type="float" office:value="164609" calcext:value-type="float">
            <text:p>164609</text:p>
          </table:table-cell>
          <table:table-cell table:number-columns-repeated="4"/>
        </table:table-row>
        <table:table-row table:style-name="ro1">
          <table:table-cell office:value-type="float" office:value="7952886" calcext:value-type="float">
            <text:p>7952886</text:p>
          </table:table-cell>
          <table:table-cell office:value-type="float" office:value="737606" calcext:value-type="float">
            <text:p>737606</text:p>
          </table:table-cell>
          <table:table-cell office:value-type="float" office:value="166391" calcext:value-type="float">
            <text:p>166391</text:p>
          </table:table-cell>
          <table:table-cell table:number-columns-repeated="4"/>
        </table:table-row>
        <table:table-row table:style-name="ro1">
          <table:table-cell office:value-type="float" office:value="7978848" calcext:value-type="float">
            <text:p>7978848</text:p>
          </table:table-cell>
          <table:table-cell office:value-type="float" office:value="556728" calcext:value-type="float">
            <text:p>556728</text:p>
          </table:table-cell>
          <table:table-cell office:value-type="float" office:value="163467" calcext:value-type="float">
            <text:p>163467</text:p>
          </table:table-cell>
          <table:table-cell table:number-columns-repeated="4"/>
        </table:table-row>
        <table:table-row table:style-name="ro1">
          <table:table-cell office:value-type="float" office:value="7701092" calcext:value-type="float">
            <text:p>7701092</text:p>
          </table:table-cell>
          <table:table-cell office:value-type="float" office:value="554498" calcext:value-type="float">
            <text:p>554498</text:p>
          </table:table-cell>
          <table:table-cell office:value-type="float" office:value="164238" calcext:value-type="float">
            <text:p>164238</text:p>
          </table:table-cell>
          <table:table-cell table:number-columns-repeated="4"/>
        </table:table-row>
        <table:table-row table:style-name="ro1">
          <table:table-cell office:value-type="float" office:value="7774404" calcext:value-type="float">
            <text:p>7774404</text:p>
          </table:table-cell>
          <table:table-cell office:value-type="float" office:value="575420" calcext:value-type="float">
            <text:p>575420</text:p>
          </table:table-cell>
          <table:table-cell office:value-type="float" office:value="163657" calcext:value-type="float">
            <text:p>163657</text:p>
          </table:table-cell>
          <table:table-cell table:number-columns-repeated="4"/>
        </table:table-row>
        <table:table-row table:style-name="ro1">
          <table:table-cell office:value-type="float" office:value="7847040" calcext:value-type="float">
            <text:p>7847040</text:p>
          </table:table-cell>
          <table:table-cell office:value-type="float" office:value="597352" calcext:value-type="float">
            <text:p>597352</text:p>
          </table:table-cell>
          <table:table-cell office:value-type="float" office:value="163938" calcext:value-type="float">
            <text:p>163938</text:p>
          </table:table-cell>
          <table:table-cell table:number-columns-repeated="4"/>
        </table:table-row>
        <table:table-row table:style-name="ro1">
          <table:table-cell office:value-type="float" office:value="8002405" calcext:value-type="float">
            <text:p>8002405</text:p>
          </table:table-cell>
          <table:table-cell office:value-type="float" office:value="561034" calcext:value-type="float">
            <text:p>561034</text:p>
          </table:table-cell>
          <table:table-cell office:value-type="float" office:value="163389" calcext:value-type="float">
            <text:p>163389</text:p>
          </table:table-cell>
          <table:table-cell table:number-columns-repeated="4"/>
        </table:table-row>
        <table:table-row table:style-name="ro1">
          <table:table-cell office:value-type="float" office:value="7864778" calcext:value-type="float">
            <text:p>7864778</text:p>
          </table:table-cell>
          <table:table-cell office:value-type="float" office:value="565972" calcext:value-type="float">
            <text:p>565972</text:p>
          </table:table-cell>
          <table:table-cell office:value-type="float" office:value="168778" calcext:value-type="float">
            <text:p>168778</text:p>
          </table:table-cell>
          <table:table-cell table:number-columns-repeated="4"/>
        </table:table-row>
        <table:table-row table:style-name="ro1">
          <table:table-cell office:value-type="float" office:value="7918562" calcext:value-type="float">
            <text:p>7918562</text:p>
          </table:table-cell>
          <table:table-cell office:value-type="float" office:value="565877" calcext:value-type="float">
            <text:p>565877</text:p>
          </table:table-cell>
          <table:table-cell office:value-type="float" office:value="164103" calcext:value-type="float">
            <text:p>164103</text:p>
          </table:table-cell>
          <table:table-cell table:number-columns-repeated="4"/>
        </table:table-row>
        <table:table-row table:style-name="ro1">
          <table:table-cell office:value-type="float" office:value="7778995" calcext:value-type="float">
            <text:p>7778995</text:p>
          </table:table-cell>
          <table:table-cell office:value-type="float" office:value="591832" calcext:value-type="float">
            <text:p>591832</text:p>
          </table:table-cell>
          <table:table-cell office:value-type="float" office:value="170693" calcext:value-type="float">
            <text:p>170693</text:p>
          </table:table-cell>
          <table:table-cell table:number-columns-repeated="4"/>
        </table:table-row>
        <table:table-row table:style-name="ro1">
          <table:table-cell office:value-type="float" office:value="7759635" calcext:value-type="float">
            <text:p>7759635</text:p>
          </table:table-cell>
          <table:table-cell office:value-type="float" office:value="564471" calcext:value-type="float">
            <text:p>564471</text:p>
          </table:table-cell>
          <table:table-cell office:value-type="float" office:value="164074" calcext:value-type="float">
            <text:p>164074</text:p>
          </table:table-cell>
          <table:table-cell table:number-columns-repeated="4"/>
        </table:table-row>
        <table:table-row table:style-name="ro1">
          <table:table-cell office:value-type="float" office:value="7831128" calcext:value-type="float">
            <text:p>7831128</text:p>
          </table:table-cell>
          <table:table-cell office:value-type="float" office:value="574440" calcext:value-type="float">
            <text:p>574440</text:p>
          </table:table-cell>
          <table:table-cell office:value-type="float" office:value="164675" calcext:value-type="float">
            <text:p>164675</text:p>
          </table:table-cell>
          <table:table-cell table:number-columns-repeated="4"/>
        </table:table-row>
        <table:table-row table:style-name="ro1">
          <table:table-cell office:value-type="float" office:value="7732700" calcext:value-type="float">
            <text:p>7732700</text:p>
          </table:table-cell>
          <table:table-cell office:value-type="float" office:value="572375" calcext:value-type="float">
            <text:p>572375</text:p>
          </table:table-cell>
          <table:table-cell office:value-type="float" office:value="164145" calcext:value-type="float">
            <text:p>164145</text:p>
          </table:table-cell>
          <table:table-cell table:number-columns-repeated="4"/>
        </table:table-row>
        <table:table-row table:style-name="ro1">
          <table:table-cell office:value-type="float" office:value="7855446" calcext:value-type="float">
            <text:p>7855446</text:p>
          </table:table-cell>
          <table:table-cell office:value-type="float" office:value="609597" calcext:value-type="float">
            <text:p>609597</text:p>
          </table:table-cell>
          <table:table-cell office:value-type="float" office:value="164905" calcext:value-type="float">
            <text:p>164905</text:p>
          </table:table-cell>
          <table:table-cell table:number-columns-repeated="4"/>
        </table:table-row>
        <table:table-row table:style-name="ro1">
          <table:table-cell office:value-type="float" office:value="7770611" calcext:value-type="float">
            <text:p>7770611</text:p>
          </table:table-cell>
          <table:table-cell office:value-type="float" office:value="567791" calcext:value-type="float">
            <text:p>567791</text:p>
          </table:table-cell>
          <table:table-cell office:value-type="float" office:value="163856" calcext:value-type="float">
            <text:p>163856</text:p>
          </table:table-cell>
          <table:table-cell table:number-columns-repeated="4"/>
        </table:table-row>
        <table:table-row table:style-name="ro1">
          <table:table-cell office:value-type="float" office:value="7768585" calcext:value-type="float">
            <text:p>7768585</text:p>
          </table:table-cell>
          <table:table-cell office:value-type="float" office:value="577228" calcext:value-type="float">
            <text:p>577228</text:p>
          </table:table-cell>
          <table:table-cell office:value-type="float" office:value="163874" calcext:value-type="float">
            <text:p>163874</text:p>
          </table:table-cell>
          <table:table-cell table:number-columns-repeated="4"/>
        </table:table-row>
        <table:table-row table:style-name="ro1">
          <table:table-cell office:value-type="float" office:value="7931131" calcext:value-type="float">
            <text:p>7931131</text:p>
          </table:table-cell>
          <table:table-cell office:value-type="float" office:value="579347" calcext:value-type="float">
            <text:p>579347</text:p>
          </table:table-cell>
          <table:table-cell office:value-type="float" office:value="164043" calcext:value-type="float">
            <text:p>164043</text:p>
          </table:table-cell>
          <table:table-cell table:number-columns-repeated="4"/>
        </table:table-row>
        <table:table-row table:style-name="ro1">
          <table:table-cell office:value-type="float" office:value="7833840" calcext:value-type="float">
            <text:p>7833840</text:p>
          </table:table-cell>
          <table:table-cell office:value-type="float" office:value="592412" calcext:value-type="float">
            <text:p>592412</text:p>
          </table:table-cell>
          <table:table-cell office:value-type="float" office:value="163966" calcext:value-type="float">
            <text:p>163966</text:p>
          </table:table-cell>
          <table:table-cell table:number-columns-repeated="4"/>
        </table:table-row>
        <table:table-row table:style-name="ro1">
          <table:table-cell office:value-type="float" office:value="7924214" calcext:value-type="float">
            <text:p>7924214</text:p>
          </table:table-cell>
          <table:table-cell office:value-type="float" office:value="601650" calcext:value-type="float">
            <text:p>601650</text:p>
          </table:table-cell>
          <table:table-cell office:value-type="float" office:value="163682" calcext:value-type="float">
            <text:p>163682</text:p>
          </table:table-cell>
          <table:table-cell table:number-columns-repeated="4"/>
        </table:table-row>
        <table:table-row table:style-name="ro1">
          <table:table-cell office:value-type="float" office:value="7891160" calcext:value-type="float">
            <text:p>7891160</text:p>
          </table:table-cell>
          <table:table-cell office:value-type="float" office:value="560506" calcext:value-type="float">
            <text:p>560506</text:p>
          </table:table-cell>
          <table:table-cell office:value-type="float" office:value="163539" calcext:value-type="float">
            <text:p>163539</text:p>
          </table:table-cell>
          <table:table-cell table:number-columns-repeated="4"/>
        </table:table-row>
        <table:table-row table:style-name="ro1">
          <table:table-cell office:value-type="float" office:value="7884502" calcext:value-type="float">
            <text:p>7884502</text:p>
          </table:table-cell>
          <table:table-cell office:value-type="float" office:value="566930" calcext:value-type="float">
            <text:p>566930</text:p>
          </table:table-cell>
          <table:table-cell office:value-type="float" office:value="163795" calcext:value-type="float">
            <text:p>163795</text:p>
          </table:table-cell>
          <table:table-cell table:number-columns-repeated="4"/>
        </table:table-row>
        <table:table-row table:style-name="ro1">
          <table:table-cell office:value-type="float" office:value="7748118" calcext:value-type="float">
            <text:p>7748118</text:p>
          </table:table-cell>
          <table:table-cell office:value-type="float" office:value="547059" calcext:value-type="float">
            <text:p>547059</text:p>
          </table:table-cell>
          <table:table-cell office:value-type="float" office:value="163453" calcext:value-type="float">
            <text:p>163453</text:p>
          </table:table-cell>
          <table:table-cell table:number-columns-repeated="4"/>
        </table:table-row>
        <table:table-row table:style-name="ro1">
          <table:table-cell office:value-type="float" office:value="7709246" calcext:value-type="float">
            <text:p>7709246</text:p>
          </table:table-cell>
          <table:table-cell office:value-type="float" office:value="568963" calcext:value-type="float">
            <text:p>568963</text:p>
          </table:table-cell>
          <table:table-cell office:value-type="float" office:value="164580" calcext:value-type="float">
            <text:p>164580</text:p>
          </table:table-cell>
          <table:table-cell table:number-columns-repeated="4"/>
        </table:table-row>
        <table:table-row table:style-name="ro1">
          <table:table-cell office:value-type="float" office:value="7830560" calcext:value-type="float">
            <text:p>7830560</text:p>
          </table:table-cell>
          <table:table-cell office:value-type="float" office:value="597408" calcext:value-type="float">
            <text:p>597408</text:p>
          </table:table-cell>
          <table:table-cell office:value-type="float" office:value="164122" calcext:value-type="float">
            <text:p>164122</text:p>
          </table:table-cell>
          <table:table-cell table:number-columns-repeated="4"/>
        </table:table-row>
        <table:table-row table:style-name="ro1">
          <table:table-cell office:value-type="float" office:value="7771610" calcext:value-type="float">
            <text:p>7771610</text:p>
          </table:table-cell>
          <table:table-cell office:value-type="float" office:value="564098" calcext:value-type="float">
            <text:p>564098</text:p>
          </table:table-cell>
          <table:table-cell office:value-type="float" office:value="163666" calcext:value-type="float">
            <text:p>163666</text:p>
          </table:table-cell>
          <table:table-cell table:number-columns-repeated="4"/>
        </table:table-row>
        <table:table-row table:style-name="ro1">
          <table:table-cell office:value-type="float" office:value="7780534" calcext:value-type="float">
            <text:p>7780534</text:p>
          </table:table-cell>
          <table:table-cell office:value-type="float" office:value="563198" calcext:value-type="float">
            <text:p>563198</text:p>
          </table:table-cell>
          <table:table-cell office:value-type="float" office:value="163440" calcext:value-type="float">
            <text:p>163440</text:p>
          </table:table-cell>
          <table:table-cell table:number-columns-repeated="4"/>
        </table:table-row>
        <table:table-row table:style-name="ro1">
          <table:table-cell office:value-type="float" office:value="8064142" calcext:value-type="float">
            <text:p>8064142</text:p>
          </table:table-cell>
          <table:table-cell office:value-type="float" office:value="592757" calcext:value-type="float">
            <text:p>592757</text:p>
          </table:table-cell>
          <table:table-cell office:value-type="float" office:value="163728" calcext:value-type="float">
            <text:p>163728</text:p>
          </table:table-cell>
          <table:table-cell table:number-columns-repeated="4"/>
        </table:table-row>
        <table:table-row table:style-name="ro1">
          <table:table-cell office:value-type="float" office:value="7708879" calcext:value-type="float">
            <text:p>7708879</text:p>
          </table:table-cell>
          <table:table-cell office:value-type="float" office:value="605637" calcext:value-type="float">
            <text:p>605637</text:p>
          </table:table-cell>
          <table:table-cell office:value-type="float" office:value="164431" calcext:value-type="float">
            <text:p>164431</text:p>
          </table:table-cell>
          <table:table-cell table:number-columns-repeated="4"/>
        </table:table-row>
        <table:table-row table:style-name="ro1">
          <table:table-cell office:value-type="float" office:value="7842443" calcext:value-type="float">
            <text:p>7842443</text:p>
          </table:table-cell>
          <table:table-cell office:value-type="float" office:value="571456" calcext:value-type="float">
            <text:p>571456</text:p>
          </table:table-cell>
          <table:table-cell office:value-type="float" office:value="163624" calcext:value-type="float">
            <text:p>163624</text:p>
          </table:table-cell>
          <table:table-cell table:number-columns-repeated="4"/>
        </table:table-row>
        <table:table-row table:style-name="ro1">
          <table:table-cell office:value-type="float" office:value="7773559" calcext:value-type="float">
            <text:p>7773559</text:p>
          </table:table-cell>
          <table:table-cell office:value-type="float" office:value="563204" calcext:value-type="float">
            <text:p>563204</text:p>
          </table:table-cell>
          <table:table-cell office:value-type="float" office:value="164239" calcext:value-type="float">
            <text:p>164239</text:p>
          </table:table-cell>
          <table:table-cell table:number-columns-repeated="4"/>
        </table:table-row>
        <table:table-row table:style-name="ro1">
          <table:table-cell office:value-type="float" office:value="7845990" calcext:value-type="float">
            <text:p>7845990</text:p>
          </table:table-cell>
          <table:table-cell office:value-type="float" office:value="573731" calcext:value-type="float">
            <text:p>573731</text:p>
          </table:table-cell>
          <table:table-cell office:value-type="float" office:value="228094" calcext:value-type="float">
            <text:p>228094</text:p>
          </table:table-cell>
          <table:table-cell table:number-columns-repeated="4"/>
        </table:table-row>
        <table:table-row table:style-name="ro1">
          <table:table-cell office:value-type="float" office:value="7895086" calcext:value-type="float">
            <text:p>7895086</text:p>
          </table:table-cell>
          <table:table-cell office:value-type="float" office:value="652410" calcext:value-type="float">
            <text:p>652410</text:p>
          </table:table-cell>
          <table:table-cell office:value-type="float" office:value="164999" calcext:value-type="float">
            <text:p>164999</text:p>
          </table:table-cell>
          <table:table-cell table:number-columns-repeated="4"/>
        </table:table-row>
        <table:table-row table:style-name="ro1">
          <table:table-cell office:value-type="float" office:value="7799576" calcext:value-type="float">
            <text:p>7799576</text:p>
          </table:table-cell>
          <table:table-cell office:value-type="float" office:value="607030" calcext:value-type="float">
            <text:p>607030</text:p>
          </table:table-cell>
          <table:table-cell office:value-type="float" office:value="181279" calcext:value-type="float">
            <text:p>181279</text:p>
          </table:table-cell>
          <table:table-cell table:number-columns-repeated="4"/>
        </table:table-row>
        <table:table-row table:style-name="ro1">
          <table:table-cell office:value-type="float" office:value="7726216" calcext:value-type="float">
            <text:p>7726216</text:p>
          </table:table-cell>
          <table:table-cell office:value-type="float" office:value="594252" calcext:value-type="float">
            <text:p>594252</text:p>
          </table:table-cell>
          <table:table-cell office:value-type="float" office:value="165711" calcext:value-type="float">
            <text:p>165711</text:p>
          </table:table-cell>
          <table:table-cell table:number-columns-repeated="4"/>
        </table:table-row>
        <table:table-row table:style-name="ro1">
          <table:table-cell office:value-type="float" office:value="8103571" calcext:value-type="float">
            <text:p>8103571</text:p>
          </table:table-cell>
          <table:table-cell office:value-type="float" office:value="564695" calcext:value-type="float">
            <text:p>564695</text:p>
          </table:table-cell>
          <table:table-cell office:value-type="float" office:value="163597" calcext:value-type="float">
            <text:p>163597</text:p>
          </table:table-cell>
          <table:table-cell table:number-columns-repeated="4"/>
        </table:table-row>
        <table:table-row table:style-name="ro1">
          <table:table-cell office:value-type="float" office:value="7741382" calcext:value-type="float">
            <text:p>7741382</text:p>
          </table:table-cell>
          <table:table-cell office:value-type="float" office:value="563572" calcext:value-type="float">
            <text:p>563572</text:p>
          </table:table-cell>
          <table:table-cell office:value-type="float" office:value="163949" calcext:value-type="float">
            <text:p>163949</text:p>
          </table:table-cell>
          <table:table-cell table:number-columns-repeated="4"/>
        </table:table-row>
        <table:table-row table:style-name="ro1">
          <table:table-cell office:value-type="float" office:value="7734102" calcext:value-type="float">
            <text:p>7734102</text:p>
          </table:table-cell>
          <table:table-cell office:value-type="float" office:value="563939" calcext:value-type="float">
            <text:p>563939</text:p>
          </table:table-cell>
          <table:table-cell office:value-type="float" office:value="163562" calcext:value-type="float">
            <text:p>163562</text:p>
          </table:table-cell>
          <table:table-cell table:number-columns-repeated="4"/>
        </table:table-row>
        <table:table-row table:style-name="ro1">
          <table:table-cell office:value-type="float" office:value="7896894" calcext:value-type="float">
            <text:p>7896894</text:p>
          </table:table-cell>
          <table:table-cell office:value-type="float" office:value="574172" calcext:value-type="float">
            <text:p>574172</text:p>
          </table:table-cell>
          <table:table-cell office:value-type="float" office:value="163467" calcext:value-type="float">
            <text:p>163467</text:p>
          </table:table-cell>
          <table:table-cell table:number-columns-repeated="4"/>
        </table:table-row>
        <table:table-row table:style-name="ro1">
          <table:table-cell office:value-type="float" office:value="9255473" calcext:value-type="float">
            <text:p>9255473</text:p>
          </table:table-cell>
          <table:table-cell office:value-type="float" office:value="728574" calcext:value-type="float">
            <text:p>728574</text:p>
          </table:table-cell>
          <table:table-cell office:value-type="float" office:value="164084" calcext:value-type="float">
            <text:p>164084</text:p>
          </table:table-cell>
          <table:table-cell table:number-columns-repeated="4"/>
        </table:table-row>
        <table:table-row table:style-name="ro1">
          <table:table-cell office:value-type="float" office:value="7821882" calcext:value-type="float">
            <text:p>7821882</text:p>
          </table:table-cell>
          <table:table-cell office:value-type="float" office:value="605349" calcext:value-type="float">
            <text:p>605349</text:p>
          </table:table-cell>
          <table:table-cell office:value-type="float" office:value="163742" calcext:value-type="float">
            <text:p>163742</text:p>
          </table:table-cell>
          <table:table-cell table:number-columns-repeated="4"/>
        </table:table-row>
        <table:table-row table:style-name="ro1">
          <table:table-cell office:value-type="float" office:value="7860142" calcext:value-type="float">
            <text:p>7860142</text:p>
          </table:table-cell>
          <table:table-cell office:value-type="float" office:value="555278" calcext:value-type="float">
            <text:p>555278</text:p>
          </table:table-cell>
          <table:table-cell office:value-type="float" office:value="166971" calcext:value-type="float">
            <text:p>166971</text:p>
          </table:table-cell>
          <table:table-cell table:number-columns-repeated="4"/>
        </table:table-row>
        <table:table-row table:style-name="ro1">
          <table:table-cell office:value-type="float" office:value="7837044" calcext:value-type="float">
            <text:p>7837044</text:p>
          </table:table-cell>
          <table:table-cell office:value-type="float" office:value="584519" calcext:value-type="float">
            <text:p>584519</text:p>
          </table:table-cell>
          <table:table-cell office:value-type="float" office:value="164255" calcext:value-type="float">
            <text:p>164255</text:p>
          </table:table-cell>
          <table:table-cell table:number-columns-repeated="4"/>
        </table:table-row>
        <table:table-row table:style-name="ro1">
          <table:table-cell office:value-type="float" office:value="7823171" calcext:value-type="float">
            <text:p>7823171</text:p>
          </table:table-cell>
          <table:table-cell office:value-type="float" office:value="599810" calcext:value-type="float">
            <text:p>599810</text:p>
          </table:table-cell>
          <table:table-cell office:value-type="float" office:value="205364" calcext:value-type="float">
            <text:p>205364</text:p>
          </table:table-cell>
          <table:table-cell table:number-columns-repeated="4"/>
        </table:table-row>
        <table:table-row table:style-name="ro1">
          <table:table-cell office:value-type="float" office:value="7904444" calcext:value-type="float">
            <text:p>7904444</text:p>
          </table:table-cell>
          <table:table-cell office:value-type="float" office:value="566553" calcext:value-type="float">
            <text:p>566553</text:p>
          </table:table-cell>
          <table:table-cell office:value-type="float" office:value="163622" calcext:value-type="float">
            <text:p>163622</text:p>
          </table:table-cell>
          <table:table-cell table:number-columns-repeated="4"/>
        </table:table-row>
        <table:table-row table:style-name="ro1">
          <table:table-cell office:value-type="float" office:value="7806357" calcext:value-type="float">
            <text:p>7806357</text:p>
          </table:table-cell>
          <table:table-cell office:value-type="float" office:value="560914" calcext:value-type="float">
            <text:p>560914</text:p>
          </table:table-cell>
          <table:table-cell office:value-type="float" office:value="163996" calcext:value-type="float">
            <text:p>163996</text:p>
          </table:table-cell>
          <table:table-cell table:number-columns-repeated="4"/>
        </table:table-row>
        <table:table-row table:style-name="ro1">
          <table:table-cell office:value-type="float" office:value="7720726" calcext:value-type="float">
            <text:p>7720726</text:p>
          </table:table-cell>
          <table:table-cell office:value-type="float" office:value="570611" calcext:value-type="float">
            <text:p>570611</text:p>
          </table:table-cell>
          <table:table-cell office:value-type="float" office:value="163592" calcext:value-type="float">
            <text:p>163592</text:p>
          </table:table-cell>
          <table:table-cell table:number-columns-repeated="4"/>
        </table:table-row>
        <table:table-row table:style-name="ro1">
          <table:table-cell office:value-type="float" office:value="7945365" calcext:value-type="float">
            <text:p>7945365</text:p>
          </table:table-cell>
          <table:table-cell office:value-type="float" office:value="599008" calcext:value-type="float">
            <text:p>599008</text:p>
          </table:table-cell>
          <table:table-cell office:value-type="float" office:value="165320" calcext:value-type="float">
            <text:p>165320</text:p>
          </table:table-cell>
          <table:table-cell table:number-columns-repeated="4"/>
        </table:table-row>
        <table:table-row table:style-name="ro1">
          <table:table-cell office:value-type="float" office:value="7729809" calcext:value-type="float">
            <text:p>7729809</text:p>
          </table:table-cell>
          <table:table-cell office:value-type="float" office:value="561624" calcext:value-type="float">
            <text:p>561624</text:p>
          </table:table-cell>
          <table:table-cell office:value-type="float" office:value="163480" calcext:value-type="float">
            <text:p>163480</text:p>
          </table:table-cell>
          <table:table-cell table:number-columns-repeated="4"/>
        </table:table-row>
        <table:table-row table:style-name="ro1">
          <table:table-cell office:value-type="float" office:value="7752607" calcext:value-type="float">
            <text:p>7752607</text:p>
          </table:table-cell>
          <table:table-cell office:value-type="float" office:value="568464" calcext:value-type="float">
            <text:p>568464</text:p>
          </table:table-cell>
          <table:table-cell office:value-type="float" office:value="164036" calcext:value-type="float">
            <text:p>164036</text:p>
          </table:table-cell>
          <table:table-cell table:number-columns-repeated="4"/>
        </table:table-row>
        <table:table-row table:style-name="ro1">
          <table:table-cell office:value-type="float" office:value="7819512" calcext:value-type="float">
            <text:p>7819512</text:p>
          </table:table-cell>
          <table:table-cell office:value-type="float" office:value="573039" calcext:value-type="float">
            <text:p>573039</text:p>
          </table:table-cell>
          <table:table-cell office:value-type="float" office:value="163745" calcext:value-type="float">
            <text:p>163745</text:p>
          </table:table-cell>
          <table:table-cell table:number-columns-repeated="4"/>
        </table:table-row>
        <table:table-row table:style-name="ro1">
          <table:table-cell office:value-type="float" office:value="8137154" calcext:value-type="float">
            <text:p>8137154</text:p>
          </table:table-cell>
          <table:table-cell office:value-type="float" office:value="589212" calcext:value-type="float">
            <text:p>589212</text:p>
          </table:table-cell>
          <table:table-cell office:value-type="float" office:value="164654" calcext:value-type="float">
            <text:p>164654</text:p>
          </table:table-cell>
          <table:table-cell table:number-columns-repeated="4"/>
        </table:table-row>
        <table:table-row table:style-name="ro1">
          <table:table-cell office:value-type="float" office:value="7837841" calcext:value-type="float">
            <text:p>7837841</text:p>
          </table:table-cell>
          <table:table-cell office:value-type="float" office:value="592673" calcext:value-type="float">
            <text:p>592673</text:p>
          </table:table-cell>
          <table:table-cell office:value-type="float" office:value="164317" calcext:value-type="float">
            <text:p>164317</text:p>
          </table:table-cell>
          <table:table-cell table:number-columns-repeated="4"/>
        </table:table-row>
        <table:table-row table:style-name="ro1">
          <table:table-cell office:value-type="float" office:value="7989974" calcext:value-type="float">
            <text:p>7989974</text:p>
          </table:table-cell>
          <table:table-cell office:value-type="float" office:value="578413" calcext:value-type="float">
            <text:p>578413</text:p>
          </table:table-cell>
          <table:table-cell office:value-type="float" office:value="164044" calcext:value-type="float">
            <text:p>164044</text:p>
          </table:table-cell>
          <table:table-cell table:number-columns-repeated="4"/>
        </table:table-row>
        <table:table-row table:style-name="ro1">
          <table:table-cell office:value-type="float" office:value="7704080" calcext:value-type="float">
            <text:p>7704080</text:p>
          </table:table-cell>
          <table:table-cell office:value-type="float" office:value="561486" calcext:value-type="float">
            <text:p>561486</text:p>
          </table:table-cell>
          <table:table-cell office:value-type="float" office:value="163769" calcext:value-type="float">
            <text:p>163769</text:p>
          </table:table-cell>
          <table:table-cell table:number-columns-repeated="4"/>
        </table:table-row>
        <table:table-row table:style-name="ro1">
          <table:table-cell office:value-type="float" office:value="7785977" calcext:value-type="float">
            <text:p>7785977</text:p>
          </table:table-cell>
          <table:table-cell office:value-type="float" office:value="576078" calcext:value-type="float">
            <text:p>576078</text:p>
          </table:table-cell>
          <table:table-cell office:value-type="float" office:value="164676" calcext:value-type="float">
            <text:p>164676</text:p>
          </table:table-cell>
          <table:table-cell table:number-columns-repeated="4"/>
        </table:table-row>
        <table:table-row table:style-name="ro1">
          <table:table-cell office:value-type="float" office:value="7763609" calcext:value-type="float">
            <text:p>7763609</text:p>
          </table:table-cell>
          <table:table-cell office:value-type="float" office:value="559456" calcext:value-type="float">
            <text:p>559456</text:p>
          </table:table-cell>
          <table:table-cell office:value-type="float" office:value="168834" calcext:value-type="float">
            <text:p>168834</text:p>
          </table:table-cell>
          <table:table-cell table:number-columns-repeated="4"/>
        </table:table-row>
        <table:table-row table:style-name="ro1">
          <table:table-cell office:value-type="float" office:value="7801408" calcext:value-type="float">
            <text:p>7801408</text:p>
          </table:table-cell>
          <table:table-cell office:value-type="float" office:value="568082" calcext:value-type="float">
            <text:p>568082</text:p>
          </table:table-cell>
          <table:table-cell office:value-type="float" office:value="164554" calcext:value-type="float">
            <text:p>164554</text:p>
          </table:table-cell>
          <table:table-cell table:number-columns-repeated="4"/>
        </table:table-row>
        <table:table-row table:style-name="ro1">
          <table:table-cell office:value-type="float" office:value="7771597" calcext:value-type="float">
            <text:p>7771597</text:p>
          </table:table-cell>
          <table:table-cell office:value-type="float" office:value="557128" calcext:value-type="float">
            <text:p>557128</text:p>
          </table:table-cell>
          <table:table-cell office:value-type="float" office:value="196067" calcext:value-type="float">
            <text:p>196067</text:p>
          </table:table-cell>
          <table:table-cell table:number-columns-repeated="4"/>
        </table:table-row>
        <table:table-row table:style-name="ro1">
          <table:table-cell office:value-type="float" office:value="7898001" calcext:value-type="float">
            <text:p>7898001</text:p>
          </table:table-cell>
          <table:table-cell office:value-type="float" office:value="600402" calcext:value-type="float">
            <text:p>600402</text:p>
          </table:table-cell>
          <table:table-cell office:value-type="float" office:value="164960" calcext:value-type="float">
            <text:p>164960</text:p>
          </table:table-cell>
          <table:table-cell table:number-columns-repeated="4"/>
        </table:table-row>
        <table:table-row table:style-name="ro1">
          <table:table-cell office:value-type="float" office:value="7852342" calcext:value-type="float">
            <text:p>7852342</text:p>
          </table:table-cell>
          <table:table-cell office:value-type="float" office:value="574764" calcext:value-type="float">
            <text:p>574764</text:p>
          </table:table-cell>
          <table:table-cell office:value-type="float" office:value="163825" calcext:value-type="float">
            <text:p>163825</text:p>
          </table:table-cell>
          <table:table-cell table:number-columns-repeated="4"/>
        </table:table-row>
        <table:table-row table:style-name="ro1">
          <table:table-cell office:value-type="float" office:value="7785387" calcext:value-type="float">
            <text:p>7785387</text:p>
          </table:table-cell>
          <table:table-cell office:value-type="float" office:value="557574" calcext:value-type="float">
            <text:p>557574</text:p>
          </table:table-cell>
          <table:table-cell office:value-type="float" office:value="164162" calcext:value-type="float">
            <text:p>164162</text:p>
          </table:table-cell>
          <table:table-cell table:number-columns-repeated="4"/>
        </table:table-row>
        <table:table-row table:style-name="ro1">
          <table:table-cell office:value-type="float" office:value="7903655" calcext:value-type="float">
            <text:p>7903655</text:p>
          </table:table-cell>
          <table:table-cell office:value-type="float" office:value="563233" calcext:value-type="float">
            <text:p>563233</text:p>
          </table:table-cell>
          <table:table-cell office:value-type="float" office:value="165223" calcext:value-type="float">
            <text:p>165223</text:p>
          </table:table-cell>
          <table:table-cell table:number-columns-repeated="4"/>
        </table:table-row>
        <table:table-row table:style-name="ro1">
          <table:table-cell office:value-type="float" office:value="7748727" calcext:value-type="float">
            <text:p>7748727</text:p>
          </table:table-cell>
          <table:table-cell office:value-type="float" office:value="573812" calcext:value-type="float">
            <text:p>573812</text:p>
          </table:table-cell>
          <table:table-cell office:value-type="float" office:value="163603" calcext:value-type="float">
            <text:p>163603</text:p>
          </table:table-cell>
          <table:table-cell table:number-columns-repeated="4"/>
        </table:table-row>
        <table:table-row table:style-name="ro1">
          <table:table-cell office:value-type="float" office:value="7780366" calcext:value-type="float">
            <text:p>7780366</text:p>
          </table:table-cell>
          <table:table-cell office:value-type="float" office:value="562942" calcext:value-type="float">
            <text:p>562942</text:p>
          </table:table-cell>
          <table:table-cell office:value-type="float" office:value="163430" calcext:value-type="float">
            <text:p>163430</text:p>
          </table:table-cell>
          <table:table-cell table:number-columns-repeated="4"/>
        </table:table-row>
        <table:table-row table:style-name="ro1">
          <table:table-cell office:value-type="float" office:value="7752334" calcext:value-type="float">
            <text:p>7752334</text:p>
          </table:table-cell>
          <table:table-cell office:value-type="float" office:value="566653" calcext:value-type="float">
            <text:p>566653</text:p>
          </table:table-cell>
          <table:table-cell office:value-type="float" office:value="163660" calcext:value-type="float">
            <text:p>163660</text:p>
          </table:table-cell>
          <table:table-cell table:number-columns-repeated="4"/>
        </table:table-row>
        <table:table-row table:style-name="ro1">
          <table:table-cell office:value-type="float" office:value="7773578" calcext:value-type="float">
            <text:p>7773578</text:p>
          </table:table-cell>
          <table:table-cell office:value-type="float" office:value="564358" calcext:value-type="float">
            <text:p>564358</text:p>
          </table:table-cell>
          <table:table-cell office:value-type="float" office:value="167417" calcext:value-type="float">
            <text:p>167417</text:p>
          </table:table-cell>
          <table:table-cell table:number-columns-repeated="4"/>
        </table:table-row>
        <table:table-row table:style-name="ro1">
          <table:table-cell office:value-type="float" office:value="7709619" calcext:value-type="float">
            <text:p>7709619</text:p>
          </table:table-cell>
          <table:table-cell office:value-type="float" office:value="558307" calcext:value-type="float">
            <text:p>558307</text:p>
          </table:table-cell>
          <table:table-cell office:value-type="float" office:value="200902" calcext:value-type="float">
            <text:p>200902</text:p>
          </table:table-cell>
          <table:table-cell table:number-columns-repeated="4"/>
        </table:table-row>
        <table:table-row table:style-name="ro1">
          <table:table-cell office:value-type="float" office:value="7828030" calcext:value-type="float">
            <text:p>7828030</text:p>
          </table:table-cell>
          <table:table-cell office:value-type="float" office:value="576067" calcext:value-type="float">
            <text:p>576067</text:p>
          </table:table-cell>
          <table:table-cell office:value-type="float" office:value="163355" calcext:value-type="float">
            <text:p>163355</text:p>
          </table:table-cell>
          <table:table-cell table:number-columns-repeated="4"/>
        </table:table-row>
        <table:table-row table:style-name="ro1">
          <table:table-cell office:value-type="float" office:value="7718413" calcext:value-type="float">
            <text:p>7718413</text:p>
          </table:table-cell>
          <table:table-cell office:value-type="float" office:value="566400" calcext:value-type="float">
            <text:p>566400</text:p>
          </table:table-cell>
          <table:table-cell office:value-type="float" office:value="164935" calcext:value-type="float">
            <text:p>164935</text:p>
          </table:table-cell>
          <table:table-cell table:number-columns-repeated="4"/>
        </table:table-row>
        <table:table-row table:style-name="ro1">
          <table:table-cell office:value-type="float" office:value="7747073" calcext:value-type="float">
            <text:p>7747073</text:p>
          </table:table-cell>
          <table:table-cell office:value-type="float" office:value="569731" calcext:value-type="float">
            <text:p>569731</text:p>
          </table:table-cell>
          <table:table-cell office:value-type="float" office:value="164077" calcext:value-type="float">
            <text:p>164077</text:p>
          </table:table-cell>
          <table:table-cell table:number-columns-repeated="4"/>
        </table:table-row>
        <table:table-row table:style-name="ro1">
          <table:table-cell office:value-type="float" office:value="7833162" calcext:value-type="float">
            <text:p>7833162</text:p>
          </table:table-cell>
          <table:table-cell office:value-type="float" office:value="573764" calcext:value-type="float">
            <text:p>573764</text:p>
          </table:table-cell>
          <table:table-cell office:value-type="float" office:value="163852" calcext:value-type="float">
            <text:p>163852</text:p>
          </table:table-cell>
          <table:table-cell table:number-columns-repeated="4"/>
        </table:table-row>
        <table:table-row table:style-name="ro1">
          <table:table-cell office:value-type="float" office:value="7723955" calcext:value-type="float">
            <text:p>7723955</text:p>
          </table:table-cell>
          <table:table-cell office:value-type="float" office:value="566164" calcext:value-type="float">
            <text:p>566164</text:p>
          </table:table-cell>
          <table:table-cell office:value-type="float" office:value="163280" calcext:value-type="float">
            <text:p>163280</text:p>
          </table:table-cell>
          <table:table-cell table:number-columns-repeated="4"/>
        </table:table-row>
        <table:table-row table:style-name="ro1">
          <table:table-cell office:value-type="float" office:value="7800223" calcext:value-type="float">
            <text:p>7800223</text:p>
          </table:table-cell>
          <table:table-cell office:value-type="float" office:value="560740" calcext:value-type="float">
            <text:p>560740</text:p>
          </table:table-cell>
          <table:table-cell office:value-type="float" office:value="163527" calcext:value-type="float">
            <text:p>163527</text:p>
          </table:table-cell>
          <table:table-cell table:number-columns-repeated="4"/>
        </table:table-row>
        <table:table-row table:style-name="ro1">
          <table:table-cell office:value-type="float" office:value="7696047" calcext:value-type="float">
            <text:p>7696047</text:p>
          </table:table-cell>
          <table:table-cell office:value-type="float" office:value="575951" calcext:value-type="float">
            <text:p>575951</text:p>
          </table:table-cell>
          <table:table-cell office:value-type="float" office:value="163879" calcext:value-type="float">
            <text:p>163879</text:p>
          </table:table-cell>
          <table:table-cell table:number-columns-repeated="4"/>
        </table:table-row>
        <table:table-row table:style-name="ro1">
          <table:table-cell office:value-type="float" office:value="7698498" calcext:value-type="float">
            <text:p>7698498</text:p>
          </table:table-cell>
          <table:table-cell office:value-type="float" office:value="570966" calcext:value-type="float">
            <text:p>570966</text:p>
          </table:table-cell>
          <table:table-cell office:value-type="float" office:value="163979" calcext:value-type="float">
            <text:p>163979</text:p>
          </table:table-cell>
          <table:table-cell table:number-columns-repeated="4"/>
        </table:table-row>
        <table:table-row table:style-name="ro1">
          <table:table-cell office:value-type="float" office:value="7958742" calcext:value-type="float">
            <text:p>7958742</text:p>
          </table:table-cell>
          <table:table-cell office:value-type="float" office:value="638220" calcext:value-type="float">
            <text:p>638220</text:p>
          </table:table-cell>
          <table:table-cell office:value-type="float" office:value="185986" calcext:value-type="float">
            <text:p>185986</text:p>
          </table:table-cell>
          <table:table-cell table:number-columns-repeated="4"/>
        </table:table-row>
        <table:table-row table:style-name="ro1">
          <table:table-cell office:value-type="float" office:value="7807388" calcext:value-type="float">
            <text:p>7807388</text:p>
          </table:table-cell>
          <table:table-cell office:value-type="float" office:value="558879" calcext:value-type="float">
            <text:p>558879</text:p>
          </table:table-cell>
          <table:table-cell office:value-type="float" office:value="163804" calcext:value-type="float">
            <text:p>163804</text:p>
          </table:table-cell>
          <table:table-cell table:number-columns-repeated="4"/>
        </table:table-row>
        <table:table-row table:style-name="ro1">
          <table:table-cell office:value-type="float" office:value="7852713" calcext:value-type="float">
            <text:p>7852713</text:p>
          </table:table-cell>
          <table:table-cell office:value-type="float" office:value="573988" calcext:value-type="float">
            <text:p>573988</text:p>
          </table:table-cell>
          <table:table-cell office:value-type="float" office:value="163709" calcext:value-type="float">
            <text:p>163709</text:p>
          </table:table-cell>
          <table:table-cell table:number-columns-repeated="4"/>
        </table:table-row>
        <table:table-row table:style-name="ro1">
          <table:table-cell office:value-type="float" office:value="7991729" calcext:value-type="float">
            <text:p>7991729</text:p>
          </table:table-cell>
          <table:table-cell office:value-type="float" office:value="582447" calcext:value-type="float">
            <text:p>582447</text:p>
          </table:table-cell>
          <table:table-cell office:value-type="float" office:value="163455" calcext:value-type="float">
            <text:p>163455</text:p>
          </table:table-cell>
          <table:table-cell table:number-columns-repeated="4"/>
        </table:table-row>
        <table:table-row table:style-name="ro1">
          <table:table-cell office:value-type="float" office:value="7833699" calcext:value-type="float">
            <text:p>7833699</text:p>
          </table:table-cell>
          <table:table-cell office:value-type="float" office:value="560196" calcext:value-type="float">
            <text:p>560196</text:p>
          </table:table-cell>
          <table:table-cell office:value-type="float" office:value="163796" calcext:value-type="float">
            <text:p>163796</text:p>
          </table:table-cell>
          <table:table-cell table:number-columns-repeated="4"/>
        </table:table-row>
        <table:table-row table:style-name="ro1">
          <table:table-cell office:value-type="float" office:value="7853251" calcext:value-type="float">
            <text:p>7853251</text:p>
          </table:table-cell>
          <table:table-cell office:value-type="float" office:value="567791" calcext:value-type="float">
            <text:p>567791</text:p>
          </table:table-cell>
          <table:table-cell office:value-type="float" office:value="164086" calcext:value-type="float">
            <text:p>164086</text:p>
          </table:table-cell>
          <table:table-cell table:number-columns-repeated="4"/>
        </table:table-row>
        <table:table-row table:style-name="ro1">
          <table:table-cell office:value-type="float" office:value="7716359" calcext:value-type="float">
            <text:p>7716359</text:p>
          </table:table-cell>
          <table:table-cell office:value-type="float" office:value="557733" calcext:value-type="float">
            <text:p>557733</text:p>
          </table:table-cell>
          <table:table-cell office:value-type="float" office:value="199454" calcext:value-type="float">
            <text:p>199454</text:p>
          </table:table-cell>
          <table:table-cell table:number-columns-repeated="4"/>
        </table:table-row>
        <table:table-row table:style-name="ro1">
          <table:table-cell office:value-type="float" office:value="7769501" calcext:value-type="float">
            <text:p>7769501</text:p>
          </table:table-cell>
          <table:table-cell office:value-type="float" office:value="542678" calcext:value-type="float">
            <text:p>542678</text:p>
          </table:table-cell>
          <table:table-cell office:value-type="float" office:value="167366" calcext:value-type="float">
            <text:p>167366</text:p>
          </table:table-cell>
          <table:table-cell table:number-columns-repeated="4"/>
        </table:table-row>
        <table:table-row table:style-name="ro1">
          <table:table-cell office:value-type="float" office:value="7767239" calcext:value-type="float">
            <text:p>7767239</text:p>
          </table:table-cell>
          <table:table-cell office:value-type="float" office:value="584022" calcext:value-type="float">
            <text:p>584022</text:p>
          </table:table-cell>
          <table:table-cell office:value-type="float" office:value="181144" calcext:value-type="float">
            <text:p>181144</text:p>
          </table:table-cell>
          <table:table-cell table:number-columns-repeated="4"/>
        </table:table-row>
        <table:table-row table:style-name="ro1">
          <table:table-cell office:value-type="float" office:value="8078554" calcext:value-type="float">
            <text:p>8078554</text:p>
          </table:table-cell>
          <table:table-cell office:value-type="float" office:value="568935" calcext:value-type="float">
            <text:p>568935</text:p>
          </table:table-cell>
          <table:table-cell office:value-type="float" office:value="164612" calcext:value-type="float">
            <text:p>164612</text:p>
          </table:table-cell>
          <table:table-cell table:number-columns-repeated="4"/>
        </table:table-row>
        <table:table-row table:style-name="ro1">
          <table:table-cell office:value-type="float" office:value="7929921" calcext:value-type="float">
            <text:p>7929921</text:p>
          </table:table-cell>
          <table:table-cell office:value-type="float" office:value="562627" calcext:value-type="float">
            <text:p>562627</text:p>
          </table:table-cell>
          <table:table-cell office:value-type="float" office:value="164430" calcext:value-type="float">
            <text:p>164430</text:p>
          </table:table-cell>
          <table:table-cell table:number-columns-repeated="4"/>
        </table:table-row>
        <table:table-row table:style-name="ro1">
          <table:table-cell office:value-type="float" office:value="7699222" calcext:value-type="float">
            <text:p>7699222</text:p>
          </table:table-cell>
          <table:table-cell office:value-type="float" office:value="574045" calcext:value-type="float">
            <text:p>574045</text:p>
          </table:table-cell>
          <table:table-cell office:value-type="float" office:value="163472" calcext:value-type="float">
            <text:p>163472</text:p>
          </table:table-cell>
          <table:table-cell table:number-columns-repeated="4"/>
        </table:table-row>
        <table:table-row table:style-name="ro1">
          <table:table-cell office:value-type="float" office:value="7696165" calcext:value-type="float">
            <text:p>7696165</text:p>
          </table:table-cell>
          <table:table-cell office:value-type="float" office:value="581317" calcext:value-type="float">
            <text:p>581317</text:p>
          </table:table-cell>
          <table:table-cell office:value-type="float" office:value="164660" calcext:value-type="float">
            <text:p>164660</text:p>
          </table:table-cell>
          <table:table-cell table:number-columns-repeated="4"/>
        </table:table-row>
        <table:table-row table:style-name="ro1">
          <table:table-cell office:value-type="float" office:value="7786490" calcext:value-type="float">
            <text:p>7786490</text:p>
          </table:table-cell>
          <table:table-cell office:value-type="float" office:value="565842" calcext:value-type="float">
            <text:p>565842</text:p>
          </table:table-cell>
          <table:table-cell office:value-type="float" office:value="163278" calcext:value-type="float">
            <text:p>163278</text:p>
          </table:table-cell>
          <table:table-cell table:number-columns-repeated="4"/>
        </table:table-row>
        <table:table-row table:style-name="ro1">
          <table:table-cell office:value-type="float" office:value="7860174" calcext:value-type="float">
            <text:p>7860174</text:p>
          </table:table-cell>
          <table:table-cell office:value-type="float" office:value="580398" calcext:value-type="float">
            <text:p>580398</text:p>
          </table:table-cell>
          <table:table-cell office:value-type="float" office:value="164151" calcext:value-type="float">
            <text:p>164151</text:p>
          </table:table-cell>
          <table:table-cell table:number-columns-repeated="4"/>
        </table:table-row>
        <table:table-row table:style-name="ro1">
          <table:table-cell office:value-type="float" office:value="8013176" calcext:value-type="float">
            <text:p>8013176</text:p>
          </table:table-cell>
          <table:table-cell office:value-type="float" office:value="599483" calcext:value-type="float">
            <text:p>599483</text:p>
          </table:table-cell>
          <table:table-cell office:value-type="float" office:value="163915" calcext:value-type="float">
            <text:p>163915</text:p>
          </table:table-cell>
          <table:table-cell table:number-columns-repeated="4"/>
        </table:table-row>
        <table:table-row table:style-name="ro1">
          <table:table-cell office:value-type="float" office:value="7725528" calcext:value-type="float">
            <text:p>7725528</text:p>
          </table:table-cell>
          <table:table-cell office:value-type="float" office:value="593622" calcext:value-type="float">
            <text:p>593622</text:p>
          </table:table-cell>
          <table:table-cell office:value-type="float" office:value="163849" calcext:value-type="float">
            <text:p>163849</text:p>
          </table:table-cell>
          <table:table-cell table:number-columns-repeated="4"/>
        </table:table-row>
        <table:table-row table:style-name="ro1">
          <table:table-cell office:value-type="float" office:value="8030925" calcext:value-type="float">
            <text:p>8030925</text:p>
          </table:table-cell>
          <table:table-cell office:value-type="float" office:value="591681" calcext:value-type="float">
            <text:p>591681</text:p>
          </table:table-cell>
          <table:table-cell office:value-type="float" office:value="164253" calcext:value-type="float">
            <text:p>164253</text:p>
          </table:table-cell>
          <table:table-cell table:number-columns-repeated="4"/>
        </table:table-row>
        <table:table-row table:style-name="ro1">
          <table:table-cell office:value-type="float" office:value="7846716" calcext:value-type="float">
            <text:p>7846716</text:p>
          </table:table-cell>
          <table:table-cell office:value-type="float" office:value="564954" calcext:value-type="float">
            <text:p>564954</text:p>
          </table:table-cell>
          <table:table-cell office:value-type="float" office:value="165783" calcext:value-type="float">
            <text:p>165783</text:p>
          </table:table-cell>
          <table:table-cell table:number-columns-repeated="4"/>
        </table:table-row>
        <table:table-row table:style-name="ro1">
          <table:table-cell office:value-type="float" office:value="7875874" calcext:value-type="float">
            <text:p>7875874</text:p>
          </table:table-cell>
          <table:table-cell office:value-type="float" office:value="580624" calcext:value-type="float">
            <text:p>580624</text:p>
          </table:table-cell>
          <table:table-cell office:value-type="float" office:value="163879" calcext:value-type="float">
            <text:p>163879</text:p>
          </table:table-cell>
          <table:table-cell table:number-columns-repeated="4"/>
        </table:table-row>
        <table:table-row table:style-name="ro1">
          <table:table-cell office:value-type="float" office:value="7758891" calcext:value-type="float">
            <text:p>7758891</text:p>
          </table:table-cell>
          <table:table-cell office:value-type="float" office:value="577349" calcext:value-type="float">
            <text:p>577349</text:p>
          </table:table-cell>
          <table:table-cell office:value-type="float" office:value="163783" calcext:value-type="float">
            <text:p>163783</text:p>
          </table:table-cell>
          <table:table-cell table:number-columns-repeated="4"/>
        </table:table-row>
        <table:table-row table:style-name="ro1">
          <table:table-cell office:value-type="float" office:value="7673889" calcext:value-type="float">
            <text:p>7673889</text:p>
          </table:table-cell>
          <table:table-cell office:value-type="float" office:value="558242" calcext:value-type="float">
            <text:p>558242</text:p>
          </table:table-cell>
          <table:table-cell office:value-type="float" office:value="165505" calcext:value-type="float">
            <text:p>165505</text:p>
          </table:table-cell>
          <table:table-cell table:number-columns-repeated="4"/>
        </table:table-row>
        <table:table-row table:style-name="ro1">
          <table:table-cell office:value-type="float" office:value="7744376" calcext:value-type="float">
            <text:p>7744376</text:p>
          </table:table-cell>
          <table:table-cell office:value-type="float" office:value="568145" calcext:value-type="float">
            <text:p>568145</text:p>
          </table:table-cell>
          <table:table-cell office:value-type="float" office:value="166597" calcext:value-type="float">
            <text:p>166597</text:p>
          </table:table-cell>
          <table:table-cell table:number-columns-repeated="4"/>
        </table:table-row>
        <table:table-row table:style-name="ro1">
          <table:table-cell office:value-type="float" office:value="7961428" calcext:value-type="float">
            <text:p>7961428</text:p>
          </table:table-cell>
          <table:table-cell office:value-type="float" office:value="554667" calcext:value-type="float">
            <text:p>554667</text:p>
          </table:table-cell>
          <table:table-cell office:value-type="float" office:value="179374" calcext:value-type="float">
            <text:p>179374</text:p>
          </table:table-cell>
          <table:table-cell table:number-columns-repeated="4"/>
        </table:table-row>
        <table:table-row table:style-name="ro1">
          <table:table-cell office:value-type="float" office:value="7888469" calcext:value-type="float">
            <text:p>7888469</text:p>
          </table:table-cell>
          <table:table-cell office:value-type="float" office:value="564851" calcext:value-type="float">
            <text:p>564851</text:p>
          </table:table-cell>
          <table:table-cell office:value-type="float" office:value="164108" calcext:value-type="float">
            <text:p>164108</text:p>
          </table:table-cell>
          <table:table-cell table:number-columns-repeated="4"/>
        </table:table-row>
        <table:table-row table:style-name="ro1">
          <table:table-cell office:value-type="float" office:value="7704108" calcext:value-type="float">
            <text:p>7704108</text:p>
          </table:table-cell>
          <table:table-cell office:value-type="float" office:value="563533" calcext:value-type="float">
            <text:p>563533</text:p>
          </table:table-cell>
          <table:table-cell office:value-type="float" office:value="167574" calcext:value-type="float">
            <text:p>167574</text:p>
          </table:table-cell>
          <table:table-cell table:number-columns-repeated="4"/>
        </table:table-row>
        <table:table-row table:style-name="ro1">
          <table:table-cell office:value-type="float" office:value="7853510" calcext:value-type="float">
            <text:p>7853510</text:p>
          </table:table-cell>
          <table:table-cell office:value-type="float" office:value="550791" calcext:value-type="float">
            <text:p>550791</text:p>
          </table:table-cell>
          <table:table-cell office:value-type="float" office:value="163505" calcext:value-type="float">
            <text:p>163505</text:p>
          </table:table-cell>
          <table:table-cell table:number-columns-repeated="4"/>
        </table:table-row>
        <table:table-row table:style-name="ro1">
          <table:table-cell office:value-type="float" office:value="7607105" calcext:value-type="float">
            <text:p>7607105</text:p>
          </table:table-cell>
          <table:table-cell office:value-type="float" office:value="579075" calcext:value-type="float">
            <text:p>579075</text:p>
          </table:table-cell>
          <table:table-cell office:value-type="float" office:value="163342" calcext:value-type="float">
            <text:p>163342</text:p>
          </table:table-cell>
          <table:table-cell table:number-columns-repeated="4"/>
        </table:table-row>
        <table:table-row table:style-name="ro1">
          <table:table-cell office:value-type="float" office:value="8153010" calcext:value-type="float">
            <text:p>8153010</text:p>
          </table:table-cell>
          <table:table-cell office:value-type="float" office:value="571868" calcext:value-type="float">
            <text:p>571868</text:p>
          </table:table-cell>
          <table:table-cell office:value-type="float" office:value="167915" calcext:value-type="float">
            <text:p>167915</text:p>
          </table:table-cell>
          <table:table-cell table:number-columns-repeated="4"/>
        </table:table-row>
        <table:table-row table:style-name="ro1">
          <table:table-cell office:value-type="float" office:value="8014814" calcext:value-type="float">
            <text:p>8014814</text:p>
          </table:table-cell>
          <table:table-cell office:value-type="float" office:value="587715" calcext:value-type="float">
            <text:p>587715</text:p>
          </table:table-cell>
          <table:table-cell office:value-type="float" office:value="164005" calcext:value-type="float">
            <text:p>164005</text:p>
          </table:table-cell>
          <table:table-cell table:number-columns-repeated="4"/>
        </table:table-row>
        <table:table-row table:style-name="ro1">
          <table:table-cell office:value-type="float" office:value="8301819" calcext:value-type="float">
            <text:p>8301819</text:p>
          </table:table-cell>
          <table:table-cell office:value-type="float" office:value="586992" calcext:value-type="float">
            <text:p>586992</text:p>
          </table:table-cell>
          <table:table-cell office:value-type="float" office:value="167671" calcext:value-type="float">
            <text:p>167671</text:p>
          </table:table-cell>
          <table:table-cell table:number-columns-repeated="4"/>
        </table:table-row>
        <table:table-row table:style-name="ro1">
          <table:table-cell office:value-type="float" office:value="7749135" calcext:value-type="float">
            <text:p>7749135</text:p>
          </table:table-cell>
          <table:table-cell office:value-type="float" office:value="581406" calcext:value-type="float">
            <text:p>581406</text:p>
          </table:table-cell>
          <table:table-cell office:value-type="float" office:value="163960" calcext:value-type="float">
            <text:p>163960</text:p>
          </table:table-cell>
          <table:table-cell table:number-columns-repeated="4"/>
        </table:table-row>
        <table:table-row table:style-name="ro1">
          <table:table-cell office:value-type="float" office:value="7847874" calcext:value-type="float">
            <text:p>7847874</text:p>
          </table:table-cell>
          <table:table-cell office:value-type="float" office:value="571232" calcext:value-type="float">
            <text:p>571232</text:p>
          </table:table-cell>
          <table:table-cell office:value-type="float" office:value="164612" calcext:value-type="float">
            <text:p>164612</text:p>
          </table:table-cell>
          <table:table-cell table:number-columns-repeated="4"/>
        </table:table-row>
        <table:table-row table:style-name="ro1">
          <table:table-cell office:value-type="float" office:value="8168256" calcext:value-type="float">
            <text:p>8168256</text:p>
          </table:table-cell>
          <table:table-cell office:value-type="float" office:value="611840" calcext:value-type="float">
            <text:p>611840</text:p>
          </table:table-cell>
          <table:table-cell office:value-type="float" office:value="164770" calcext:value-type="float">
            <text:p>164770</text:p>
          </table:table-cell>
          <table:table-cell table:number-columns-repeated="4"/>
        </table:table-row>
        <table:table-row table:style-name="ro1">
          <table:table-cell office:value-type="float" office:value="7694434" calcext:value-type="float">
            <text:p>7694434</text:p>
          </table:table-cell>
          <table:table-cell office:value-type="float" office:value="571955" calcext:value-type="float">
            <text:p>571955</text:p>
          </table:table-cell>
          <table:table-cell office:value-type="float" office:value="168581" calcext:value-type="float">
            <text:p>168581</text:p>
          </table:table-cell>
          <table:table-cell table:number-columns-repeated="4"/>
        </table:table-row>
        <table:table-row table:style-name="ro1">
          <table:table-cell office:value-type="float" office:value="7720841" calcext:value-type="float">
            <text:p>7720841</text:p>
          </table:table-cell>
          <table:table-cell office:value-type="float" office:value="573149" calcext:value-type="float">
            <text:p>573149</text:p>
          </table:table-cell>
          <table:table-cell office:value-type="float" office:value="163828" calcext:value-type="float">
            <text:p>163828</text:p>
          </table:table-cell>
          <table:table-cell table:number-columns-repeated="4"/>
        </table:table-row>
        <table:table-row table:style-name="ro1">
          <table:table-cell office:value-type="float" office:value="7941088" calcext:value-type="float">
            <text:p>7941088</text:p>
          </table:table-cell>
          <table:table-cell office:value-type="float" office:value="569161" calcext:value-type="float">
            <text:p>569161</text:p>
          </table:table-cell>
          <table:table-cell office:value-type="float" office:value="168049" calcext:value-type="float">
            <text:p>168049</text:p>
          </table:table-cell>
          <table:table-cell table:number-columns-repeated="4"/>
        </table:table-row>
        <table:table-row table:style-name="ro1">
          <table:table-cell office:value-type="float" office:value="7823355" calcext:value-type="float">
            <text:p>7823355</text:p>
          </table:table-cell>
          <table:table-cell office:value-type="float" office:value="571329" calcext:value-type="float">
            <text:p>571329</text:p>
          </table:table-cell>
          <table:table-cell office:value-type="float" office:value="164874" calcext:value-type="float">
            <text:p>164874</text:p>
          </table:table-cell>
          <table:table-cell table:number-columns-repeated="4"/>
        </table:table-row>
        <table:table-row table:style-name="ro1">
          <table:table-cell office:value-type="float" office:value="7850605" calcext:value-type="float">
            <text:p>7850605</text:p>
          </table:table-cell>
          <table:table-cell office:value-type="float" office:value="557433" calcext:value-type="float">
            <text:p>557433</text:p>
          </table:table-cell>
          <table:table-cell office:value-type="float" office:value="163578" calcext:value-type="float">
            <text:p>163578</text:p>
          </table:table-cell>
          <table:table-cell table:number-columns-repeated="4"/>
        </table:table-row>
        <table:table-row table:style-name="ro1">
          <table:table-cell office:value-type="float" office:value="7867548" calcext:value-type="float">
            <text:p>7867548</text:p>
          </table:table-cell>
          <table:table-cell office:value-type="float" office:value="557516" calcext:value-type="float">
            <text:p>557516</text:p>
          </table:table-cell>
          <table:table-cell office:value-type="float" office:value="163540" calcext:value-type="float">
            <text:p>163540</text:p>
          </table:table-cell>
          <table:table-cell table:number-columns-repeated="4"/>
        </table:table-row>
        <table:table-row table:style-name="ro1">
          <table:table-cell office:value-type="float" office:value="7719966" calcext:value-type="float">
            <text:p>7719966</text:p>
          </table:table-cell>
          <table:table-cell office:value-type="float" office:value="583270" calcext:value-type="float">
            <text:p>583270</text:p>
          </table:table-cell>
          <table:table-cell office:value-type="float" office:value="165090" calcext:value-type="float">
            <text:p>165090</text:p>
          </table:table-cell>
          <table:table-cell table:number-columns-repeated="4"/>
        </table:table-row>
        <table:table-row table:style-name="ro1">
          <table:table-cell office:value-type="float" office:value="7977763" calcext:value-type="float">
            <text:p>7977763</text:p>
          </table:table-cell>
          <table:table-cell office:value-type="float" office:value="597519" calcext:value-type="float">
            <text:p>597519</text:p>
          </table:table-cell>
          <table:table-cell office:value-type="float" office:value="164002" calcext:value-type="float">
            <text:p>164002</text:p>
          </table:table-cell>
          <table:table-cell table:number-columns-repeated="4"/>
        </table:table-row>
        <table:table-row table:style-name="ro1">
          <table:table-cell office:value-type="float" office:value="7944533" calcext:value-type="float">
            <text:p>7944533</text:p>
          </table:table-cell>
          <table:table-cell office:value-type="float" office:value="573005" calcext:value-type="float">
            <text:p>573005</text:p>
          </table:table-cell>
          <table:table-cell office:value-type="float" office:value="164456" calcext:value-type="float">
            <text:p>164456</text:p>
          </table:table-cell>
          <table:table-cell table:number-columns-repeated="4"/>
        </table:table-row>
        <table:table-row table:style-name="ro1">
          <table:table-cell office:value-type="float" office:value="7729089" calcext:value-type="float">
            <text:p>7729089</text:p>
          </table:table-cell>
          <table:table-cell office:value-type="float" office:value="566205" calcext:value-type="float">
            <text:p>566205</text:p>
          </table:table-cell>
          <table:table-cell office:value-type="float" office:value="164192" calcext:value-type="float">
            <text:p>164192</text:p>
          </table:table-cell>
          <table:table-cell table:number-columns-repeated="4"/>
        </table:table-row>
        <table:table-row table:style-name="ro1">
          <table:table-cell office:value-type="float" office:value="7847438" calcext:value-type="float">
            <text:p>7847438</text:p>
          </table:table-cell>
          <table:table-cell office:value-type="float" office:value="564381" calcext:value-type="float">
            <text:p>564381</text:p>
          </table:table-cell>
          <table:table-cell office:value-type="float" office:value="163688" calcext:value-type="float">
            <text:p>163688</text:p>
          </table:table-cell>
          <table:table-cell table:number-columns-repeated="4"/>
        </table:table-row>
        <table:table-row table:style-name="ro1">
          <table:table-cell office:value-type="float" office:value="7694756" calcext:value-type="float">
            <text:p>7694756</text:p>
          </table:table-cell>
          <table:table-cell office:value-type="float" office:value="573372" calcext:value-type="float">
            <text:p>573372</text:p>
          </table:table-cell>
          <table:table-cell office:value-type="float" office:value="165254" calcext:value-type="float">
            <text:p>165254</text:p>
          </table:table-cell>
          <table:table-cell table:number-columns-repeated="4"/>
        </table:table-row>
        <table:table-row table:style-name="ro1">
          <table:table-cell office:value-type="float" office:value="7831278" calcext:value-type="float">
            <text:p>7831278</text:p>
          </table:table-cell>
          <table:table-cell office:value-type="float" office:value="567335" calcext:value-type="float">
            <text:p>567335</text:p>
          </table:table-cell>
          <table:table-cell office:value-type="float" office:value="163865" calcext:value-type="float">
            <text:p>163865</text:p>
          </table:table-cell>
          <table:table-cell table:number-columns-repeated="4"/>
        </table:table-row>
        <table:table-row table:style-name="ro1">
          <table:table-cell office:value-type="float" office:value="7729252" calcext:value-type="float">
            <text:p>7729252</text:p>
          </table:table-cell>
          <table:table-cell office:value-type="float" office:value="547378" calcext:value-type="float">
            <text:p>547378</text:p>
          </table:table-cell>
          <table:table-cell office:value-type="float" office:value="163638" calcext:value-type="float">
            <text:p>163638</text:p>
          </table:table-cell>
          <table:table-cell table:number-columns-repeated="4"/>
        </table:table-row>
        <table:table-row table:style-name="ro1">
          <table:table-cell office:value-type="float" office:value="7759294" calcext:value-type="float">
            <text:p>7759294</text:p>
          </table:table-cell>
          <table:table-cell office:value-type="float" office:value="580705" calcext:value-type="float">
            <text:p>580705</text:p>
          </table:table-cell>
          <table:table-cell office:value-type="float" office:value="163744" calcext:value-type="float">
            <text:p>163744</text:p>
          </table:table-cell>
          <table:table-cell table:number-columns-repeated="4"/>
        </table:table-row>
        <table:table-row table:style-name="ro1">
          <table:table-cell office:value-type="float" office:value="7859604" calcext:value-type="float">
            <text:p>7859604</text:p>
          </table:table-cell>
          <table:table-cell office:value-type="float" office:value="568005" calcext:value-type="float">
            <text:p>568005</text:p>
          </table:table-cell>
          <table:table-cell office:value-type="float" office:value="196748" calcext:value-type="float">
            <text:p>196748</text:p>
          </table:table-cell>
          <table:table-cell table:number-columns-repeated="4"/>
        </table:table-row>
        <table:table-row table:style-name="ro1">
          <table:table-cell office:value-type="float" office:value="7933291" calcext:value-type="float">
            <text:p>7933291</text:p>
          </table:table-cell>
          <table:table-cell office:value-type="float" office:value="573822" calcext:value-type="float">
            <text:p>573822</text:p>
          </table:table-cell>
          <table:table-cell office:value-type="float" office:value="163870" calcext:value-type="float">
            <text:p>163870</text:p>
          </table:table-cell>
          <table:table-cell table:number-columns-repeated="4"/>
        </table:table-row>
        <table:table-row table:style-name="ro1">
          <table:table-cell office:value-type="float" office:value="7708983" calcext:value-type="float">
            <text:p>7708983</text:p>
          </table:table-cell>
          <table:table-cell office:value-type="float" office:value="576684" calcext:value-type="float">
            <text:p>576684</text:p>
          </table:table-cell>
          <table:table-cell office:value-type="float" office:value="163990" calcext:value-type="float">
            <text:p>163990</text:p>
          </table:table-cell>
          <table:table-cell table:number-columns-repeated="4"/>
        </table:table-row>
        <table:table-row table:style-name="ro1">
          <table:table-cell office:value-type="float" office:value="7740894" calcext:value-type="float">
            <text:p>7740894</text:p>
          </table:table-cell>
          <table:table-cell office:value-type="float" office:value="558625" calcext:value-type="float">
            <text:p>558625</text:p>
          </table:table-cell>
          <table:table-cell office:value-type="float" office:value="164134" calcext:value-type="float">
            <text:p>164134</text:p>
          </table:table-cell>
          <table:table-cell table:number-columns-repeated="4"/>
        </table:table-row>
        <table:table-row table:style-name="ro1">
          <table:table-cell office:value-type="float" office:value="7750296" calcext:value-type="float">
            <text:p>7750296</text:p>
          </table:table-cell>
          <table:table-cell office:value-type="float" office:value="567255" calcext:value-type="float">
            <text:p>567255</text:p>
          </table:table-cell>
          <table:table-cell office:value-type="float" office:value="163922" calcext:value-type="float">
            <text:p>163922</text:p>
          </table:table-cell>
          <table:table-cell table:number-columns-repeated="4"/>
        </table:table-row>
        <table:table-row table:style-name="ro1">
          <table:table-cell office:value-type="float" office:value="7805515" calcext:value-type="float">
            <text:p>7805515</text:p>
          </table:table-cell>
          <table:table-cell office:value-type="float" office:value="575296" calcext:value-type="float">
            <text:p>575296</text:p>
          </table:table-cell>
          <table:table-cell office:value-type="float" office:value="165384" calcext:value-type="float">
            <text:p>165384</text:p>
          </table:table-cell>
          <table:table-cell table:number-columns-repeated="4"/>
        </table:table-row>
        <table:table-row table:style-name="ro1">
          <table:table-cell office:value-type="float" office:value="7787348" calcext:value-type="float">
            <text:p>7787348</text:p>
          </table:table-cell>
          <table:table-cell office:value-type="float" office:value="565265" calcext:value-type="float">
            <text:p>565265</text:p>
          </table:table-cell>
          <table:table-cell office:value-type="float" office:value="163493" calcext:value-type="float">
            <text:p>163493</text:p>
          </table:table-cell>
          <table:table-cell table:number-columns-repeated="4"/>
        </table:table-row>
        <table:table-row table:style-name="ro1">
          <table:table-cell office:value-type="float" office:value="7927941" calcext:value-type="float">
            <text:p>7927941</text:p>
          </table:table-cell>
          <table:table-cell office:value-type="float" office:value="569223" calcext:value-type="float">
            <text:p>569223</text:p>
          </table:table-cell>
          <table:table-cell office:value-type="float" office:value="163944" calcext:value-type="float">
            <text:p>163944</text:p>
          </table:table-cell>
          <table:table-cell table:number-columns-repeated="4"/>
        </table:table-row>
        <table:table-row table:style-name="ro1">
          <table:table-cell office:value-type="float" office:value="7781555" calcext:value-type="float">
            <text:p>7781555</text:p>
          </table:table-cell>
          <table:table-cell office:value-type="float" office:value="575493" calcext:value-type="float">
            <text:p>575493</text:p>
          </table:table-cell>
          <table:table-cell office:value-type="float" office:value="166332" calcext:value-type="float">
            <text:p>166332</text:p>
          </table:table-cell>
          <table:table-cell table:number-columns-repeated="4"/>
        </table:table-row>
        <table:table-row table:style-name="ro1">
          <table:table-cell office:value-type="float" office:value="7757904" calcext:value-type="float">
            <text:p>7757904</text:p>
          </table:table-cell>
          <table:table-cell office:value-type="float" office:value="563316" calcext:value-type="float">
            <text:p>563316</text:p>
          </table:table-cell>
          <table:table-cell office:value-type="float" office:value="164196" calcext:value-type="float">
            <text:p>164196</text:p>
          </table:table-cell>
          <table:table-cell table:number-columns-repeated="4"/>
        </table:table-row>
        <table:table-row table:style-name="ro1">
          <table:table-cell office:value-type="float" office:value="7762281" calcext:value-type="float">
            <text:p>7762281</text:p>
          </table:table-cell>
          <table:table-cell office:value-type="float" office:value="560123" calcext:value-type="float">
            <text:p>560123</text:p>
          </table:table-cell>
          <table:table-cell office:value-type="float" office:value="163738" calcext:value-type="float">
            <text:p>163738</text:p>
          </table:table-cell>
          <table:table-cell table:number-columns-repeated="4"/>
        </table:table-row>
        <table:table-row table:style-name="ro1">
          <table:table-cell office:value-type="float" office:value="7931126" calcext:value-type="float">
            <text:p>7931126</text:p>
          </table:table-cell>
          <table:table-cell office:value-type="float" office:value="565594" calcext:value-type="float">
            <text:p>565594</text:p>
          </table:table-cell>
          <table:table-cell office:value-type="float" office:value="163593" calcext:value-type="float">
            <text:p>163593</text:p>
          </table:table-cell>
          <table:table-cell table:number-columns-repeated="4"/>
        </table:table-row>
        <table:table-row table:style-name="ro1">
          <table:table-cell office:value-type="float" office:value="7915091" calcext:value-type="float">
            <text:p>7915091</text:p>
          </table:table-cell>
          <table:table-cell office:value-type="float" office:value="559035" calcext:value-type="float">
            <text:p>559035</text:p>
          </table:table-cell>
          <table:table-cell office:value-type="float" office:value="164099" calcext:value-type="float">
            <text:p>164099</text:p>
          </table:table-cell>
          <table:table-cell table:number-columns-repeated="4"/>
        </table:table-row>
        <table:table-row table:style-name="ro1">
          <table:table-cell office:value-type="float" office:value="7742998" calcext:value-type="float">
            <text:p>7742998</text:p>
          </table:table-cell>
          <table:table-cell office:value-type="float" office:value="566289" calcext:value-type="float">
            <text:p>566289</text:p>
          </table:table-cell>
          <table:table-cell office:value-type="float" office:value="163996" calcext:value-type="float">
            <text:p>163996</text:p>
          </table:table-cell>
          <table:table-cell table:number-columns-repeated="4"/>
        </table:table-row>
        <table:table-row table:style-name="ro1">
          <table:table-cell office:value-type="float" office:value="7851940" calcext:value-type="float">
            <text:p>7851940</text:p>
          </table:table-cell>
          <table:table-cell office:value-type="float" office:value="570806" calcext:value-type="float">
            <text:p>570806</text:p>
          </table:table-cell>
          <table:table-cell office:value-type="float" office:value="165500" calcext:value-type="float">
            <text:p>165500</text:p>
          </table:table-cell>
          <table:table-cell table:number-columns-repeated="4"/>
        </table:table-row>
        <table:table-row table:style-name="ro1">
          <table:table-cell office:value-type="float" office:value="7857188" calcext:value-type="float">
            <text:p>7857188</text:p>
          </table:table-cell>
          <table:table-cell office:value-type="float" office:value="574819" calcext:value-type="float">
            <text:p>574819</text:p>
          </table:table-cell>
          <table:table-cell office:value-type="float" office:value="163804" calcext:value-type="float">
            <text:p>163804</text:p>
          </table:table-cell>
          <table:table-cell table:number-columns-repeated="4"/>
        </table:table-row>
        <table:table-row table:style-name="ro1">
          <table:table-cell office:value-type="float" office:value="7770799" calcext:value-type="float">
            <text:p>7770799</text:p>
          </table:table-cell>
          <table:table-cell office:value-type="float" office:value="557612" calcext:value-type="float">
            <text:p>557612</text:p>
          </table:table-cell>
          <table:table-cell office:value-type="float" office:value="163463" calcext:value-type="float">
            <text:p>163463</text:p>
          </table:table-cell>
          <table:table-cell table:number-columns-repeated="4"/>
        </table:table-row>
        <table:table-row table:style-name="ro1">
          <table:table-cell office:value-type="float" office:value="9771009" calcext:value-type="float">
            <text:p>9771009</text:p>
          </table:table-cell>
          <table:table-cell office:value-type="float" office:value="619634" calcext:value-type="float">
            <text:p>619634</text:p>
          </table:table-cell>
          <table:table-cell office:value-type="float" office:value="199065" calcext:value-type="float">
            <text:p>199065</text:p>
          </table:table-cell>
          <table:table-cell table:number-columns-repeated="4"/>
        </table:table-row>
        <table:table-row table:style-name="ro1">
          <table:table-cell office:value-type="float" office:value="7879214" calcext:value-type="float">
            <text:p>7879214</text:p>
          </table:table-cell>
          <table:table-cell office:value-type="float" office:value="599300" calcext:value-type="float">
            <text:p>599300</text:p>
          </table:table-cell>
          <table:table-cell office:value-type="float" office:value="164873" calcext:value-type="float">
            <text:p>164873</text:p>
          </table:table-cell>
          <table:table-cell table:number-columns-repeated="4"/>
        </table:table-row>
        <table:table-row table:style-name="ro1">
          <table:table-cell office:value-type="float" office:value="7762084" calcext:value-type="float">
            <text:p>7762084</text:p>
          </table:table-cell>
          <table:table-cell office:value-type="float" office:value="561741" calcext:value-type="float">
            <text:p>561741</text:p>
          </table:table-cell>
          <table:table-cell office:value-type="float" office:value="164069" calcext:value-type="float">
            <text:p>164069</text:p>
          </table:table-cell>
          <table:table-cell table:number-columns-repeated="4"/>
        </table:table-row>
        <table:table-row table:style-name="ro1">
          <table:table-cell office:value-type="float" office:value="7931794" calcext:value-type="float">
            <text:p>7931794</text:p>
          </table:table-cell>
          <table:table-cell office:value-type="float" office:value="566511" calcext:value-type="float">
            <text:p>566511</text:p>
          </table:table-cell>
          <table:table-cell office:value-type="float" office:value="164258" calcext:value-type="float">
            <text:p>164258</text:p>
          </table:table-cell>
          <table:table-cell table:number-columns-repeated="4"/>
        </table:table-row>
        <table:table-row table:style-name="ro1">
          <table:table-cell office:value-type="float" office:value="7822238" calcext:value-type="float">
            <text:p>7822238</text:p>
          </table:table-cell>
          <table:table-cell office:value-type="float" office:value="561203" calcext:value-type="float">
            <text:p>561203</text:p>
          </table:table-cell>
          <table:table-cell office:value-type="float" office:value="166972" calcext:value-type="float">
            <text:p>166972</text:p>
          </table:table-cell>
          <table:table-cell table:number-columns-repeated="4"/>
        </table:table-row>
        <table:table-row table:style-name="ro1">
          <table:table-cell office:value-type="float" office:value="7748223" calcext:value-type="float">
            <text:p>7748223</text:p>
          </table:table-cell>
          <table:table-cell office:value-type="float" office:value="560366" calcext:value-type="float">
            <text:p>560366</text:p>
          </table:table-cell>
          <table:table-cell office:value-type="float" office:value="163540" calcext:value-type="float">
            <text:p>163540</text:p>
          </table:table-cell>
          <table:table-cell table:number-columns-repeated="4"/>
        </table:table-row>
        <table:table-row table:style-name="ro1">
          <table:table-cell office:value-type="float" office:value="7858331" calcext:value-type="float">
            <text:p>7858331</text:p>
          </table:table-cell>
          <table:table-cell office:value-type="float" office:value="573907" calcext:value-type="float">
            <text:p>573907</text:p>
          </table:table-cell>
          <table:table-cell office:value-type="float" office:value="164312" calcext:value-type="float">
            <text:p>164312</text:p>
          </table:table-cell>
          <table:table-cell table:number-columns-repeated="4"/>
        </table:table-row>
        <table:table-row table:style-name="ro1">
          <table:table-cell office:value-type="float" office:value="7848260" calcext:value-type="float">
            <text:p>7848260</text:p>
          </table:table-cell>
          <table:table-cell office:value-type="float" office:value="568798" calcext:value-type="float">
            <text:p>568798</text:p>
          </table:table-cell>
          <table:table-cell office:value-type="float" office:value="164278" calcext:value-type="float">
            <text:p>164278</text:p>
          </table:table-cell>
          <table:table-cell table:number-columns-repeated="4"/>
        </table:table-row>
        <table:table-row table:style-name="ro1">
          <table:table-cell office:value-type="float" office:value="8421617" calcext:value-type="float">
            <text:p>8421617</text:p>
          </table:table-cell>
          <table:table-cell office:value-type="float" office:value="589217" calcext:value-type="float">
            <text:p>589217</text:p>
          </table:table-cell>
          <table:table-cell office:value-type="float" office:value="163922" calcext:value-type="float">
            <text:p>163922</text:p>
          </table:table-cell>
          <table:table-cell table:number-columns-repeated="4"/>
        </table:table-row>
        <table:table-row table:style-name="ro1">
          <table:table-cell office:value-type="float" office:value="7667161" calcext:value-type="float">
            <text:p>7667161</text:p>
          </table:table-cell>
          <table:table-cell office:value-type="float" office:value="543478" calcext:value-type="float">
            <text:p>543478</text:p>
          </table:table-cell>
          <table:table-cell office:value-type="float" office:value="163433" calcext:value-type="float">
            <text:p>163433</text:p>
          </table:table-cell>
          <table:table-cell table:number-columns-repeated="4"/>
        </table:table-row>
        <table:table-row table:style-name="ro1">
          <table:table-cell office:value-type="float" office:value="7683594" calcext:value-type="float">
            <text:p>7683594</text:p>
          </table:table-cell>
          <table:table-cell office:value-type="float" office:value="550489" calcext:value-type="float">
            <text:p>550489</text:p>
          </table:table-cell>
          <table:table-cell office:value-type="float" office:value="160527" calcext:value-type="float">
            <text:p>160527</text:p>
          </table:table-cell>
          <table:table-cell table:number-columns-repeated="4"/>
        </table:table-row>
        <table:table-row table:style-name="ro1">
          <table:table-cell office:value-type="float" office:value="8031152" calcext:value-type="float">
            <text:p>8031152</text:p>
          </table:table-cell>
          <table:table-cell office:value-type="float" office:value="564341" calcext:value-type="float">
            <text:p>564341</text:p>
          </table:table-cell>
          <table:table-cell office:value-type="float" office:value="165794" calcext:value-type="float">
            <text:p>165794</text:p>
          </table:table-cell>
          <table:table-cell table:number-columns-repeated="4"/>
        </table:table-row>
        <table:table-row table:style-name="ro1">
          <table:table-cell office:value-type="float" office:value="7924445" calcext:value-type="float">
            <text:p>7924445</text:p>
          </table:table-cell>
          <table:table-cell office:value-type="float" office:value="613791" calcext:value-type="float">
            <text:p>613791</text:p>
          </table:table-cell>
          <table:table-cell office:value-type="float" office:value="164109" calcext:value-type="float">
            <text:p>164109</text:p>
          </table:table-cell>
          <table:table-cell table:number-columns-repeated="4"/>
        </table:table-row>
        <table:table-row table:style-name="ro1">
          <table:table-cell office:value-type="float" office:value="9569600" calcext:value-type="float">
            <text:p>9569600</text:p>
          </table:table-cell>
          <table:table-cell office:value-type="float" office:value="598294" calcext:value-type="float">
            <text:p>598294</text:p>
          </table:table-cell>
          <table:table-cell office:value-type="float" office:value="212679" calcext:value-type="float">
            <text:p>212679</text:p>
          </table:table-cell>
          <table:table-cell table:number-columns-repeated="4"/>
        </table:table-row>
        <table:table-row table:style-name="ro1">
          <table:table-cell office:value-type="float" office:value="7816631" calcext:value-type="float">
            <text:p>7816631</text:p>
          </table:table-cell>
          <table:table-cell office:value-type="float" office:value="611964" calcext:value-type="float">
            <text:p>611964</text:p>
          </table:table-cell>
          <table:table-cell office:value-type="float" office:value="166834" calcext:value-type="float">
            <text:p>166834</text:p>
          </table:table-cell>
          <table:table-cell table:number-columns-repeated="4"/>
        </table:table-row>
        <table:table-row table:style-name="ro1">
          <table:table-cell office:value-type="float" office:value="7889287" calcext:value-type="float">
            <text:p>7889287</text:p>
          </table:table-cell>
          <table:table-cell office:value-type="float" office:value="597355" calcext:value-type="float">
            <text:p>597355</text:p>
          </table:table-cell>
          <table:table-cell office:value-type="float" office:value="165533" calcext:value-type="float">
            <text:p>165533</text:p>
          </table:table-cell>
          <table:table-cell table:number-columns-repeated="4"/>
        </table:table-row>
        <table:table-row table:style-name="ro1">
          <table:table-cell office:value-type="float" office:value="7721658" calcext:value-type="float">
            <text:p>7721658</text:p>
          </table:table-cell>
          <table:table-cell office:value-type="float" office:value="547341" calcext:value-type="float">
            <text:p>547341</text:p>
          </table:table-cell>
          <table:table-cell office:value-type="float" office:value="163249" calcext:value-type="float">
            <text:p>163249</text:p>
          </table:table-cell>
          <table:table-cell table:number-columns-repeated="4"/>
        </table:table-row>
        <table:table-row table:style-name="ro1">
          <table:table-cell office:value-type="float" office:value="7840873" calcext:value-type="float">
            <text:p>7840873</text:p>
          </table:table-cell>
          <table:table-cell office:value-type="float" office:value="575936" calcext:value-type="float">
            <text:p>575936</text:p>
          </table:table-cell>
          <table:table-cell office:value-type="float" office:value="164679" calcext:value-type="float">
            <text:p>164679</text:p>
          </table:table-cell>
          <table:table-cell table:number-columns-repeated="4"/>
        </table:table-row>
        <table:table-row table:style-name="ro1">
          <table:table-cell office:value-type="float" office:value="7821328" calcext:value-type="float">
            <text:p>7821328</text:p>
          </table:table-cell>
          <table:table-cell office:value-type="float" office:value="569618" calcext:value-type="float">
            <text:p>569618</text:p>
          </table:table-cell>
          <table:table-cell office:value-type="float" office:value="165444" calcext:value-type="float">
            <text:p>165444</text:p>
          </table:table-cell>
          <table:table-cell table:number-columns-repeated="4"/>
        </table:table-row>
        <table:table-row table:style-name="ro1">
          <table:table-cell office:value-type="float" office:value="7912401" calcext:value-type="float">
            <text:p>7912401</text:p>
          </table:table-cell>
          <table:table-cell office:value-type="float" office:value="564489" calcext:value-type="float">
            <text:p>564489</text:p>
          </table:table-cell>
          <table:table-cell office:value-type="float" office:value="164245" calcext:value-type="float">
            <text:p>164245</text:p>
          </table:table-cell>
          <table:table-cell table:number-columns-repeated="4"/>
        </table:table-row>
        <table:table-row table:style-name="ro1">
          <table:table-cell office:value-type="float" office:value="7765146" calcext:value-type="float">
            <text:p>7765146</text:p>
          </table:table-cell>
          <table:table-cell office:value-type="float" office:value="568692" calcext:value-type="float">
            <text:p>568692</text:p>
          </table:table-cell>
          <table:table-cell office:value-type="float" office:value="163277" calcext:value-type="float">
            <text:p>163277</text:p>
          </table:table-cell>
          <table:table-cell table:number-columns-repeated="4"/>
        </table:table-row>
        <table:table-row table:style-name="ro1">
          <table:table-cell office:value-type="float" office:value="7811894" calcext:value-type="float">
            <text:p>7811894</text:p>
          </table:table-cell>
          <table:table-cell office:value-type="float" office:value="573913" calcext:value-type="float">
            <text:p>573913</text:p>
          </table:table-cell>
          <table:table-cell office:value-type="float" office:value="164406" calcext:value-type="float">
            <text:p>164406</text:p>
          </table:table-cell>
          <table:table-cell table:number-columns-repeated="4"/>
        </table:table-row>
        <table:table-row table:style-name="ro1">
          <table:table-cell office:value-type="float" office:value="7660783" calcext:value-type="float">
            <text:p>7660783</text:p>
          </table:table-cell>
          <table:table-cell office:value-type="float" office:value="585304" calcext:value-type="float">
            <text:p>585304</text:p>
          </table:table-cell>
          <table:table-cell office:value-type="float" office:value="163989" calcext:value-type="float">
            <text:p>163989</text:p>
          </table:table-cell>
          <table:table-cell table:number-columns-repeated="4"/>
        </table:table-row>
        <table:table-row table:style-name="ro1">
          <table:table-cell office:value-type="float" office:value="7750824" calcext:value-type="float">
            <text:p>7750824</text:p>
          </table:table-cell>
          <table:table-cell office:value-type="float" office:value="574751" calcext:value-type="float">
            <text:p>574751</text:p>
          </table:table-cell>
          <table:table-cell office:value-type="float" office:value="165045" calcext:value-type="float">
            <text:p>165045</text:p>
          </table:table-cell>
          <table:table-cell table:number-columns-repeated="4"/>
        </table:table-row>
        <table:table-row table:style-name="ro1">
          <table:table-cell office:value-type="float" office:value="7734916" calcext:value-type="float">
            <text:p>7734916</text:p>
          </table:table-cell>
          <table:table-cell office:value-type="float" office:value="552810" calcext:value-type="float">
            <text:p>552810</text:p>
          </table:table-cell>
          <table:table-cell office:value-type="float" office:value="164035" calcext:value-type="float">
            <text:p>164035</text:p>
          </table:table-cell>
          <table:table-cell table:number-columns-repeated="4"/>
        </table:table-row>
        <table:table-row table:style-name="ro1">
          <table:table-cell office:value-type="float" office:value="7756999" calcext:value-type="float">
            <text:p>7756999</text:p>
          </table:table-cell>
          <table:table-cell office:value-type="float" office:value="570740" calcext:value-type="float">
            <text:p>570740</text:p>
          </table:table-cell>
          <table:table-cell office:value-type="float" office:value="167434" calcext:value-type="float">
            <text:p>167434</text:p>
          </table:table-cell>
          <table:table-cell table:number-columns-repeated="4"/>
        </table:table-row>
        <table:table-row table:style-name="ro1">
          <table:table-cell office:value-type="float" office:value="7744040" calcext:value-type="float">
            <text:p>7744040</text:p>
          </table:table-cell>
          <table:table-cell office:value-type="float" office:value="599969" calcext:value-type="float">
            <text:p>599969</text:p>
          </table:table-cell>
          <table:table-cell office:value-type="float" office:value="163779" calcext:value-type="float">
            <text:p>163779</text:p>
          </table:table-cell>
          <table:table-cell table:number-columns-repeated="4"/>
        </table:table-row>
        <table:table-row table:style-name="ro1">
          <table:table-cell office:value-type="float" office:value="7866252" calcext:value-type="float">
            <text:p>7866252</text:p>
          </table:table-cell>
          <table:table-cell office:value-type="float" office:value="570421" calcext:value-type="float">
            <text:p>570421</text:p>
          </table:table-cell>
          <table:table-cell office:value-type="float" office:value="163473" calcext:value-type="float">
            <text:p>163473</text:p>
          </table:table-cell>
          <table:table-cell table:number-columns-repeated="4"/>
        </table:table-row>
        <table:table-row table:style-name="ro1">
          <table:table-cell office:value-type="float" office:value="7731070" calcext:value-type="float">
            <text:p>7731070</text:p>
          </table:table-cell>
          <table:table-cell office:value-type="float" office:value="568008" calcext:value-type="float">
            <text:p>568008</text:p>
          </table:table-cell>
          <table:table-cell office:value-type="float" office:value="164550" calcext:value-type="float">
            <text:p>164550</text:p>
          </table:table-cell>
          <table:table-cell table:number-columns-repeated="4"/>
        </table:table-row>
        <table:table-row table:style-name="ro1">
          <table:table-cell office:value-type="float" office:value="7709154" calcext:value-type="float">
            <text:p>7709154</text:p>
          </table:table-cell>
          <table:table-cell office:value-type="float" office:value="564343" calcext:value-type="float">
            <text:p>564343</text:p>
          </table:table-cell>
          <table:table-cell office:value-type="float" office:value="199216" calcext:value-type="float">
            <text:p>199216</text:p>
          </table:table-cell>
          <table:table-cell table:number-columns-repeated="4"/>
        </table:table-row>
        <table:table-row table:style-name="ro1">
          <table:table-cell office:value-type="float" office:value="7763394" calcext:value-type="float">
            <text:p>7763394</text:p>
          </table:table-cell>
          <table:table-cell office:value-type="float" office:value="563235" calcext:value-type="float">
            <text:p>563235</text:p>
          </table:table-cell>
          <table:table-cell office:value-type="float" office:value="163821" calcext:value-type="float">
            <text:p>163821</text:p>
          </table:table-cell>
          <table:table-cell table:number-columns-repeated="4"/>
        </table:table-row>
        <table:table-row table:style-name="ro1">
          <table:table-cell office:value-type="float" office:value="7833671" calcext:value-type="float">
            <text:p>7833671</text:p>
          </table:table-cell>
          <table:table-cell office:value-type="float" office:value="558980" calcext:value-type="float">
            <text:p>558980</text:p>
          </table:table-cell>
          <table:table-cell office:value-type="float" office:value="163880" calcext:value-type="float">
            <text:p>163880</text:p>
          </table:table-cell>
          <table:table-cell table:number-columns-repeated="4"/>
        </table:table-row>
        <table:table-row table:style-name="ro1">
          <table:table-cell office:value-type="float" office:value="7730628" calcext:value-type="float">
            <text:p>7730628</text:p>
          </table:table-cell>
          <table:table-cell office:value-type="float" office:value="563074" calcext:value-type="float">
            <text:p>563074</text:p>
          </table:table-cell>
          <table:table-cell office:value-type="float" office:value="165011" calcext:value-type="float">
            <text:p>165011</text:p>
          </table:table-cell>
          <table:table-cell table:number-columns-repeated="4"/>
        </table:table-row>
        <table:table-row table:style-name="ro1">
          <table:table-cell office:value-type="float" office:value="7795408" calcext:value-type="float">
            <text:p>7795408</text:p>
          </table:table-cell>
          <table:table-cell office:value-type="float" office:value="553133" calcext:value-type="float">
            <text:p>553133</text:p>
          </table:table-cell>
          <table:table-cell office:value-type="float" office:value="163966" calcext:value-type="float">
            <text:p>163966</text:p>
          </table:table-cell>
          <table:table-cell table:number-columns-repeated="4"/>
        </table:table-row>
        <table:table-row table:style-name="ro1">
          <table:table-cell office:value-type="float" office:value="7876828" calcext:value-type="float">
            <text:p>7876828</text:p>
          </table:table-cell>
          <table:table-cell office:value-type="float" office:value="577518" calcext:value-type="float">
            <text:p>577518</text:p>
          </table:table-cell>
          <table:table-cell office:value-type="float" office:value="164252" calcext:value-type="float">
            <text:p>164252</text:p>
          </table:table-cell>
          <table:table-cell table:number-columns-repeated="4"/>
        </table:table-row>
        <table:table-row table:style-name="ro1">
          <table:table-cell office:value-type="float" office:value="7781109" calcext:value-type="float">
            <text:p>7781109</text:p>
          </table:table-cell>
          <table:table-cell office:value-type="float" office:value="571112" calcext:value-type="float">
            <text:p>571112</text:p>
          </table:table-cell>
          <table:table-cell office:value-type="float" office:value="164359" calcext:value-type="float">
            <text:p>164359</text:p>
          </table:table-cell>
          <table:table-cell table:number-columns-repeated="4"/>
        </table:table-row>
        <table:table-row table:style-name="ro1">
          <table:table-cell office:value-type="float" office:value="7856904" calcext:value-type="float">
            <text:p>7856904</text:p>
          </table:table-cell>
          <table:table-cell office:value-type="float" office:value="550971" calcext:value-type="float">
            <text:p>550971</text:p>
          </table:table-cell>
          <table:table-cell office:value-type="float" office:value="180071" calcext:value-type="float">
            <text:p>180071</text:p>
          </table:table-cell>
          <table:table-cell table:number-columns-repeated="4"/>
        </table:table-row>
        <table:table-row table:style-name="ro1">
          <table:table-cell office:value-type="float" office:value="7762577" calcext:value-type="float">
            <text:p>7762577</text:p>
          </table:table-cell>
          <table:table-cell office:value-type="float" office:value="571847" calcext:value-type="float">
            <text:p>571847</text:p>
          </table:table-cell>
          <table:table-cell office:value-type="float" office:value="164797" calcext:value-type="float">
            <text:p>164797</text:p>
          </table:table-cell>
          <table:table-cell table:number-columns-repeated="4"/>
        </table:table-row>
        <table:table-row table:style-name="ro1">
          <table:table-cell office:value-type="float" office:value="7993835" calcext:value-type="float">
            <text:p>7993835</text:p>
          </table:table-cell>
          <table:table-cell office:value-type="float" office:value="570260" calcext:value-type="float">
            <text:p>570260</text:p>
          </table:table-cell>
          <table:table-cell office:value-type="float" office:value="164204" calcext:value-type="float">
            <text:p>164204</text:p>
          </table:table-cell>
          <table:table-cell table:number-columns-repeated="4"/>
        </table:table-row>
        <table:table-row table:style-name="ro1">
          <table:table-cell office:value-type="float" office:value="7974358" calcext:value-type="float">
            <text:p>7974358</text:p>
          </table:table-cell>
          <table:table-cell office:value-type="float" office:value="575439" calcext:value-type="float">
            <text:p>575439</text:p>
          </table:table-cell>
          <table:table-cell office:value-type="float" office:value="163402" calcext:value-type="float">
            <text:p>163402</text:p>
          </table:table-cell>
          <table:table-cell table:number-columns-repeated="4"/>
        </table:table-row>
        <table:table-row table:style-name="ro1">
          <table:table-cell office:value-type="float" office:value="7958527" calcext:value-type="float">
            <text:p>7958527</text:p>
          </table:table-cell>
          <table:table-cell office:value-type="float" office:value="573405" calcext:value-type="float">
            <text:p>573405</text:p>
          </table:table-cell>
          <table:table-cell office:value-type="float" office:value="164563" calcext:value-type="float">
            <text:p>164563</text:p>
          </table:table-cell>
          <table:table-cell table:number-columns-repeated="4"/>
        </table:table-row>
        <table:table-row table:style-name="ro1">
          <table:table-cell office:value-type="float" office:value="7683114" calcext:value-type="float">
            <text:p>7683114</text:p>
          </table:table-cell>
          <table:table-cell office:value-type="float" office:value="558243" calcext:value-type="float">
            <text:p>558243</text:p>
          </table:table-cell>
          <table:table-cell office:value-type="float" office:value="163687" calcext:value-type="float">
            <text:p>163687</text:p>
          </table:table-cell>
          <table:table-cell table:number-columns-repeated="4"/>
        </table:table-row>
        <table:table-row table:style-name="ro1">
          <table:table-cell office:value-type="float" office:value="7770658" calcext:value-type="float">
            <text:p>7770658</text:p>
          </table:table-cell>
          <table:table-cell office:value-type="float" office:value="569558" calcext:value-type="float">
            <text:p>569558</text:p>
          </table:table-cell>
          <table:table-cell office:value-type="float" office:value="165330" calcext:value-type="float">
            <text:p>165330</text:p>
          </table:table-cell>
          <table:table-cell table:number-columns-repeated="4"/>
        </table:table-row>
        <table:table-row table:style-name="ro1">
          <table:table-cell office:value-type="float" office:value="7721703" calcext:value-type="float">
            <text:p>7721703</text:p>
          </table:table-cell>
          <table:table-cell office:value-type="float" office:value="567840" calcext:value-type="float">
            <text:p>567840</text:p>
          </table:table-cell>
          <table:table-cell office:value-type="float" office:value="163926" calcext:value-type="float">
            <text:p>163926</text:p>
          </table:table-cell>
          <table:table-cell table:number-columns-repeated="4"/>
        </table:table-row>
        <table:table-row table:style-name="ro1">
          <table:table-cell office:value-type="float" office:value="8006738" calcext:value-type="float">
            <text:p>8006738</text:p>
          </table:table-cell>
          <table:table-cell office:value-type="float" office:value="569323" calcext:value-type="float">
            <text:p>569323</text:p>
          </table:table-cell>
          <table:table-cell office:value-type="float" office:value="164069" calcext:value-type="float">
            <text:p>164069</text:p>
          </table:table-cell>
          <table:table-cell table:number-columns-repeated="4"/>
        </table:table-row>
        <table:table-row table:style-name="ro1">
          <table:table-cell office:value-type="float" office:value="7835338" calcext:value-type="float">
            <text:p>7835338</text:p>
          </table:table-cell>
          <table:table-cell office:value-type="float" office:value="558375" calcext:value-type="float">
            <text:p>558375</text:p>
          </table:table-cell>
          <table:table-cell office:value-type="float" office:value="163818" calcext:value-type="float">
            <text:p>163818</text:p>
          </table:table-cell>
          <table:table-cell table:number-columns-repeated="4"/>
        </table:table-row>
        <table:table-row table:style-name="ro1">
          <table:table-cell office:value-type="float" office:value="8291240" calcext:value-type="float">
            <text:p>8291240</text:p>
          </table:table-cell>
          <table:table-cell office:value-type="float" office:value="632434" calcext:value-type="float">
            <text:p>632434</text:p>
          </table:table-cell>
          <table:table-cell office:value-type="float" office:value="175079" calcext:value-type="float">
            <text:p>175079</text:p>
          </table:table-cell>
          <table:table-cell table:number-columns-repeated="4"/>
        </table:table-row>
        <table:table-row table:style-name="ro1">
          <table:table-cell office:value-type="float" office:value="7704582" calcext:value-type="float">
            <text:p>7704582</text:p>
          </table:table-cell>
          <table:table-cell office:value-type="float" office:value="560908" calcext:value-type="float">
            <text:p>560908</text:p>
          </table:table-cell>
          <table:table-cell office:value-type="float" office:value="164759" calcext:value-type="float">
            <text:p>164759</text:p>
          </table:table-cell>
          <table:table-cell table:number-columns-repeated="4"/>
        </table:table-row>
        <table:table-row table:style-name="ro1">
          <table:table-cell office:value-type="float" office:value="8254787" calcext:value-type="float">
            <text:p>8254787</text:p>
          </table:table-cell>
          <table:table-cell office:value-type="float" office:value="757665" calcext:value-type="float">
            <text:p>757665</text:p>
          </table:table-cell>
          <table:table-cell office:value-type="float" office:value="165822" calcext:value-type="float">
            <text:p>165822</text:p>
          </table:table-cell>
          <table:table-cell table:number-columns-repeated="4"/>
        </table:table-row>
        <table:table-row table:style-name="ro1">
          <table:table-cell office:value-type="float" office:value="7707386" calcext:value-type="float">
            <text:p>7707386</text:p>
          </table:table-cell>
          <table:table-cell office:value-type="float" office:value="562819" calcext:value-type="float">
            <text:p>562819</text:p>
          </table:table-cell>
          <table:table-cell office:value-type="float" office:value="163862" calcext:value-type="float">
            <text:p>163862</text:p>
          </table:table-cell>
          <table:table-cell table:number-columns-repeated="4"/>
        </table:table-row>
        <table:table-row table:style-name="ro1">
          <table:table-cell office:value-type="float" office:value="7781354" calcext:value-type="float">
            <text:p>7781354</text:p>
          </table:table-cell>
          <table:table-cell office:value-type="float" office:value="559780" calcext:value-type="float">
            <text:p>559780</text:p>
          </table:table-cell>
          <table:table-cell office:value-type="float" office:value="163984" calcext:value-type="float">
            <text:p>163984</text:p>
          </table:table-cell>
          <table:table-cell table:number-columns-repeated="4"/>
        </table:table-row>
        <table:table-row table:style-name="ro1">
          <table:table-cell office:value-type="float" office:value="7721394" calcext:value-type="float">
            <text:p>7721394</text:p>
          </table:table-cell>
          <table:table-cell office:value-type="float" office:value="559400" calcext:value-type="float">
            <text:p>559400</text:p>
          </table:table-cell>
          <table:table-cell office:value-type="float" office:value="163701" calcext:value-type="float">
            <text:p>163701</text:p>
          </table:table-cell>
          <table:table-cell table:number-columns-repeated="4"/>
        </table:table-row>
        <table:table-row table:style-name="ro1">
          <table:table-cell office:value-type="float" office:value="7960529" calcext:value-type="float">
            <text:p>7960529</text:p>
          </table:table-cell>
          <table:table-cell office:value-type="float" office:value="569653" calcext:value-type="float">
            <text:p>569653</text:p>
          </table:table-cell>
          <table:table-cell office:value-type="float" office:value="165018" calcext:value-type="float">
            <text:p>165018</text:p>
          </table:table-cell>
          <table:table-cell table:number-columns-repeated="4"/>
        </table:table-row>
        <table:table-row table:style-name="ro1">
          <table:table-cell office:value-type="float" office:value="7910933" calcext:value-type="float">
            <text:p>7910933</text:p>
          </table:table-cell>
          <table:table-cell office:value-type="float" office:value="584993" calcext:value-type="float">
            <text:p>584993</text:p>
          </table:table-cell>
          <table:table-cell office:value-type="float" office:value="164281" calcext:value-type="float">
            <text:p>164281</text:p>
          </table:table-cell>
          <table:table-cell table:number-columns-repeated="4"/>
        </table:table-row>
        <table:table-row table:style-name="ro1">
          <table:table-cell office:value-type="float" office:value="7940254" calcext:value-type="float">
            <text:p>7940254</text:p>
          </table:table-cell>
          <table:table-cell office:value-type="float" office:value="560305" calcext:value-type="float">
            <text:p>560305</text:p>
          </table:table-cell>
          <table:table-cell office:value-type="float" office:value="163271" calcext:value-type="float">
            <text:p>163271</text:p>
          </table:table-cell>
          <table:table-cell table:number-columns-repeated="4"/>
        </table:table-row>
        <table:table-row table:style-name="ro1">
          <table:table-cell office:value-type="float" office:value="7831737" calcext:value-type="float">
            <text:p>7831737</text:p>
          </table:table-cell>
          <table:table-cell office:value-type="float" office:value="559663" calcext:value-type="float">
            <text:p>559663</text:p>
          </table:table-cell>
          <table:table-cell office:value-type="float" office:value="165287" calcext:value-type="float">
            <text:p>165287</text:p>
          </table:table-cell>
          <table:table-cell table:number-columns-repeated="4"/>
        </table:table-row>
        <table:table-row table:style-name="ro1">
          <table:table-cell office:value-type="float" office:value="7690209" calcext:value-type="float">
            <text:p>7690209</text:p>
          </table:table-cell>
          <table:table-cell office:value-type="float" office:value="577691" calcext:value-type="float">
            <text:p>577691</text:p>
          </table:table-cell>
          <table:table-cell office:value-type="float" office:value="163879" calcext:value-type="float">
            <text:p>163879</text:p>
          </table:table-cell>
          <table:table-cell table:number-columns-repeated="4"/>
        </table:table-row>
        <table:table-row table:style-name="ro1">
          <table:table-cell office:value-type="float" office:value="7820385" calcext:value-type="float">
            <text:p>7820385</text:p>
          </table:table-cell>
          <table:table-cell office:value-type="float" office:value="561367" calcext:value-type="float">
            <text:p>561367</text:p>
          </table:table-cell>
          <table:table-cell office:value-type="float" office:value="163261" calcext:value-type="float">
            <text:p>163261</text:p>
          </table:table-cell>
          <table:table-cell table:number-columns-repeated="4"/>
        </table:table-row>
        <table:table-row table:style-name="ro1">
          <table:table-cell office:value-type="float" office:value="7699138" calcext:value-type="float">
            <text:p>7699138</text:p>
          </table:table-cell>
          <table:table-cell office:value-type="float" office:value="551136" calcext:value-type="float">
            <text:p>551136</text:p>
          </table:table-cell>
          <table:table-cell office:value-type="float" office:value="163640" calcext:value-type="float">
            <text:p>163640</text:p>
          </table:table-cell>
          <table:table-cell table:number-columns-repeated="4"/>
        </table:table-row>
        <table:table-row table:style-name="ro1">
          <table:table-cell office:value-type="float" office:value="7740236" calcext:value-type="float">
            <text:p>7740236</text:p>
          </table:table-cell>
          <table:table-cell office:value-type="float" office:value="567522" calcext:value-type="float">
            <text:p>567522</text:p>
          </table:table-cell>
          <table:table-cell office:value-type="float" office:value="165131" calcext:value-type="float">
            <text:p>165131</text:p>
          </table:table-cell>
          <table:table-cell table:number-columns-repeated="4"/>
        </table:table-row>
        <table:table-row table:style-name="ro1">
          <table:table-cell office:value-type="float" office:value="7767914" calcext:value-type="float">
            <text:p>7767914</text:p>
          </table:table-cell>
          <table:table-cell office:value-type="float" office:value="558880" calcext:value-type="float">
            <text:p>558880</text:p>
          </table:table-cell>
          <table:table-cell office:value-type="float" office:value="164593" calcext:value-type="float">
            <text:p>164593</text:p>
          </table:table-cell>
          <table:table-cell table:number-columns-repeated="4"/>
        </table:table-row>
        <table:table-row table:style-name="ro1">
          <table:table-cell office:value-type="float" office:value="7879604" calcext:value-type="float">
            <text:p>7879604</text:p>
          </table:table-cell>
          <table:table-cell office:value-type="float" office:value="571746" calcext:value-type="float">
            <text:p>571746</text:p>
          </table:table-cell>
          <table:table-cell office:value-type="float" office:value="163758" calcext:value-type="float">
            <text:p>163758</text:p>
          </table:table-cell>
          <table:table-cell table:number-columns-repeated="4"/>
        </table:table-row>
        <table:table-row table:style-name="ro1">
          <table:table-cell office:value-type="float" office:value="7804293" calcext:value-type="float">
            <text:p>7804293</text:p>
          </table:table-cell>
          <table:table-cell office:value-type="float" office:value="556711" calcext:value-type="float">
            <text:p>556711</text:p>
          </table:table-cell>
          <table:table-cell office:value-type="float" office:value="164636" calcext:value-type="float">
            <text:p>164636</text:p>
          </table:table-cell>
          <table:table-cell table:number-columns-repeated="4"/>
        </table:table-row>
        <table:table-row table:style-name="ro1">
          <table:table-cell office:value-type="float" office:value="8006485" calcext:value-type="float">
            <text:p>8006485</text:p>
          </table:table-cell>
          <table:table-cell office:value-type="float" office:value="589022" calcext:value-type="float">
            <text:p>589022</text:p>
          </table:table-cell>
          <table:table-cell office:value-type="float" office:value="163268" calcext:value-type="float">
            <text:p>163268</text:p>
          </table:table-cell>
          <table:table-cell table:number-columns-repeated="4"/>
        </table:table-row>
        <table:table-row table:style-name="ro1">
          <table:table-cell office:value-type="float" office:value="7815034" calcext:value-type="float">
            <text:p>7815034</text:p>
          </table:table-cell>
          <table:table-cell office:value-type="float" office:value="562171" calcext:value-type="float">
            <text:p>562171</text:p>
          </table:table-cell>
          <table:table-cell office:value-type="float" office:value="163762" calcext:value-type="float">
            <text:p>163762</text:p>
          </table:table-cell>
          <table:table-cell table:number-columns-repeated="4"/>
        </table:table-row>
        <table:table-row table:style-name="ro1">
          <table:table-cell office:value-type="float" office:value="7832388" calcext:value-type="float">
            <text:p>7832388</text:p>
          </table:table-cell>
          <table:table-cell office:value-type="float" office:value="573751" calcext:value-type="float">
            <text:p>573751</text:p>
          </table:table-cell>
          <table:table-cell office:value-type="float" office:value="164845" calcext:value-type="float">
            <text:p>164845</text:p>
          </table:table-cell>
          <table:table-cell table:number-columns-repeated="4"/>
        </table:table-row>
        <table:table-row table:style-name="ro1">
          <table:table-cell office:value-type="float" office:value="7968876" calcext:value-type="float">
            <text:p>7968876</text:p>
          </table:table-cell>
          <table:table-cell office:value-type="float" office:value="561984" calcext:value-type="float">
            <text:p>561984</text:p>
          </table:table-cell>
          <table:table-cell office:value-type="float" office:value="164127" calcext:value-type="float">
            <text:p>164127</text:p>
          </table:table-cell>
          <table:table-cell table:number-columns-repeated="4"/>
        </table:table-row>
        <table:table-row table:style-name="ro1">
          <table:table-cell office:value-type="float" office:value="7850016" calcext:value-type="float">
            <text:p>7850016</text:p>
          </table:table-cell>
          <table:table-cell office:value-type="float" office:value="590360" calcext:value-type="float">
            <text:p>590360</text:p>
          </table:table-cell>
          <table:table-cell office:value-type="float" office:value="164280" calcext:value-type="float">
            <text:p>164280</text:p>
          </table:table-cell>
          <table:table-cell table:number-columns-repeated="4"/>
        </table:table-row>
        <table:table-row table:style-name="ro1">
          <table:table-cell office:value-type="float" office:value="7800583" calcext:value-type="float">
            <text:p>7800583</text:p>
          </table:table-cell>
          <table:table-cell office:value-type="float" office:value="617211" calcext:value-type="float">
            <text:p>617211</text:p>
          </table:table-cell>
          <table:table-cell office:value-type="float" office:value="163994" calcext:value-type="float">
            <text:p>163994</text:p>
          </table:table-cell>
          <table:table-cell table:number-columns-repeated="4"/>
        </table:table-row>
        <table:table-row table:style-name="ro1">
          <table:table-cell office:value-type="float" office:value="7825011" calcext:value-type="float">
            <text:p>7825011</text:p>
          </table:table-cell>
          <table:table-cell office:value-type="float" office:value="566477" calcext:value-type="float">
            <text:p>566477</text:p>
          </table:table-cell>
          <table:table-cell office:value-type="float" office:value="199701" calcext:value-type="float">
            <text:p>199701</text:p>
          </table:table-cell>
          <table:table-cell table:number-columns-repeated="4"/>
        </table:table-row>
        <table:table-row table:style-name="ro1">
          <table:table-cell office:value-type="float" office:value="7863378" calcext:value-type="float">
            <text:p>7863378</text:p>
          </table:table-cell>
          <table:table-cell office:value-type="float" office:value="562425" calcext:value-type="float">
            <text:p>562425</text:p>
          </table:table-cell>
          <table:table-cell office:value-type="float" office:value="163800" calcext:value-type="float">
            <text:p>163800</text:p>
          </table:table-cell>
          <table:table-cell table:number-columns-repeated="4"/>
        </table:table-row>
        <table:table-row table:style-name="ro1">
          <table:table-cell office:value-type="float" office:value="7905773" calcext:value-type="float">
            <text:p>7905773</text:p>
          </table:table-cell>
          <table:table-cell office:value-type="float" office:value="564805" calcext:value-type="float">
            <text:p>564805</text:p>
          </table:table-cell>
          <table:table-cell office:value-type="float" office:value="164432" calcext:value-type="float">
            <text:p>164432</text:p>
          </table:table-cell>
          <table:table-cell table:number-columns-repeated="4"/>
        </table:table-row>
        <table:table-row table:style-name="ro1">
          <table:table-cell office:value-type="float" office:value="7745057" calcext:value-type="float">
            <text:p>7745057</text:p>
          </table:table-cell>
          <table:table-cell office:value-type="float" office:value="560619" calcext:value-type="float">
            <text:p>560619</text:p>
          </table:table-cell>
          <table:table-cell office:value-type="float" office:value="164004" calcext:value-type="float">
            <text:p>164004</text:p>
          </table:table-cell>
          <table:table-cell table:number-columns-repeated="4"/>
        </table:table-row>
        <table:table-row table:style-name="ro1">
          <table:table-cell office:value-type="float" office:value="7849950" calcext:value-type="float">
            <text:p>7849950</text:p>
          </table:table-cell>
          <table:table-cell office:value-type="float" office:value="580060" calcext:value-type="float">
            <text:p>580060</text:p>
          </table:table-cell>
          <table:table-cell office:value-type="float" office:value="163952" calcext:value-type="float">
            <text:p>163952</text:p>
          </table:table-cell>
          <table:table-cell table:number-columns-repeated="4"/>
        </table:table-row>
        <table:table-row table:style-name="ro1">
          <table:table-cell office:value-type="float" office:value="7733990" calcext:value-type="float">
            <text:p>7733990</text:p>
          </table:table-cell>
          <table:table-cell office:value-type="float" office:value="570131" calcext:value-type="float">
            <text:p>570131</text:p>
          </table:table-cell>
          <table:table-cell office:value-type="float" office:value="163509" calcext:value-type="float">
            <text:p>163509</text:p>
          </table:table-cell>
          <table:table-cell table:number-columns-repeated="4"/>
        </table:table-row>
        <table:table-row table:style-name="ro1">
          <table:table-cell office:value-type="float" office:value="7804178" calcext:value-type="float">
            <text:p>7804178</text:p>
          </table:table-cell>
          <table:table-cell office:value-type="float" office:value="576585" calcext:value-type="float">
            <text:p>576585</text:p>
          </table:table-cell>
          <table:table-cell office:value-type="float" office:value="164194" calcext:value-type="float">
            <text:p>164194</text:p>
          </table:table-cell>
          <table:table-cell table:number-columns-repeated="4"/>
        </table:table-row>
        <table:table-row table:style-name="ro1">
          <table:table-cell office:value-type="float" office:value="7789864" calcext:value-type="float">
            <text:p>7789864</text:p>
          </table:table-cell>
          <table:table-cell office:value-type="float" office:value="568811" calcext:value-type="float">
            <text:p>568811</text:p>
          </table:table-cell>
          <table:table-cell office:value-type="float" office:value="163686" calcext:value-type="float">
            <text:p>163686</text:p>
          </table:table-cell>
          <table:table-cell table:number-columns-repeated="4"/>
        </table:table-row>
        <table:table-row table:style-name="ro1">
          <table:table-cell office:value-type="float" office:value="7734945" calcext:value-type="float">
            <text:p>7734945</text:p>
          </table:table-cell>
          <table:table-cell office:value-type="float" office:value="555829" calcext:value-type="float">
            <text:p>555829</text:p>
          </table:table-cell>
          <table:table-cell office:value-type="float" office:value="163874" calcext:value-type="float">
            <text:p>163874</text:p>
          </table:table-cell>
          <table:table-cell table:number-columns-repeated="4"/>
        </table:table-row>
        <table:table-row table:style-name="ro1">
          <table:table-cell office:value-type="float" office:value="7830159" calcext:value-type="float">
            <text:p>7830159</text:p>
          </table:table-cell>
          <table:table-cell office:value-type="float" office:value="556157" calcext:value-type="float">
            <text:p>556157</text:p>
          </table:table-cell>
          <table:table-cell office:value-type="float" office:value="164712" calcext:value-type="float">
            <text:p>164712</text:p>
          </table:table-cell>
          <table:table-cell table:number-columns-repeated="4"/>
        </table:table-row>
        <table:table-row table:style-name="ro1">
          <table:table-cell office:value-type="float" office:value="7864164" calcext:value-type="float">
            <text:p>7864164</text:p>
          </table:table-cell>
          <table:table-cell office:value-type="float" office:value="559726" calcext:value-type="float">
            <text:p>559726</text:p>
          </table:table-cell>
          <table:table-cell office:value-type="float" office:value="212660" calcext:value-type="float">
            <text:p>212660</text:p>
          </table:table-cell>
          <table:table-cell table:number-columns-repeated="4"/>
        </table:table-row>
        <table:table-row table:style-name="ro1">
          <table:table-cell office:value-type="float" office:value="7730023" calcext:value-type="float">
            <text:p>7730023</text:p>
          </table:table-cell>
          <table:table-cell office:value-type="float" office:value="570743" calcext:value-type="float">
            <text:p>570743</text:p>
          </table:table-cell>
          <table:table-cell office:value-type="float" office:value="163667" calcext:value-type="float">
            <text:p>163667</text:p>
          </table:table-cell>
          <table:table-cell table:number-columns-repeated="4"/>
        </table:table-row>
        <table:table-row table:style-name="ro1">
          <table:table-cell office:value-type="float" office:value="8019100" calcext:value-type="float">
            <text:p>8019100</text:p>
          </table:table-cell>
          <table:table-cell office:value-type="float" office:value="575252" calcext:value-type="float">
            <text:p>575252</text:p>
          </table:table-cell>
          <table:table-cell office:value-type="float" office:value="164498" calcext:value-type="float">
            <text:p>164498</text:p>
          </table:table-cell>
          <table:table-cell table:number-columns-repeated="4"/>
        </table:table-row>
        <table:table-row table:style-name="ro1">
          <table:table-cell office:value-type="float" office:value="7703212" calcext:value-type="float">
            <text:p>7703212</text:p>
          </table:table-cell>
          <table:table-cell office:value-type="float" office:value="563681" calcext:value-type="float">
            <text:p>563681</text:p>
          </table:table-cell>
          <table:table-cell office:value-type="float" office:value="164095" calcext:value-type="float">
            <text:p>164095</text:p>
          </table:table-cell>
          <table:table-cell table:number-columns-repeated="4"/>
        </table:table-row>
        <table:table-row table:style-name="ro1">
          <table:table-cell office:value-type="float" office:value="7834443" calcext:value-type="float">
            <text:p>7834443</text:p>
          </table:table-cell>
          <table:table-cell office:value-type="float" office:value="564161" calcext:value-type="float">
            <text:p>564161</text:p>
          </table:table-cell>
          <table:table-cell office:value-type="float" office:value="163528" calcext:value-type="float">
            <text:p>163528</text:p>
          </table:table-cell>
          <table:table-cell table:number-columns-repeated="4"/>
        </table:table-row>
        <table:table-row table:style-name="ro1">
          <table:table-cell office:value-type="float" office:value="7855357" calcext:value-type="float">
            <text:p>7855357</text:p>
          </table:table-cell>
          <table:table-cell office:value-type="float" office:value="610779" calcext:value-type="float">
            <text:p>610779</text:p>
          </table:table-cell>
          <table:table-cell office:value-type="float" office:value="164289" calcext:value-type="float">
            <text:p>164289</text:p>
          </table:table-cell>
          <table:table-cell table:number-columns-repeated="4"/>
        </table:table-row>
        <table:table-row table:style-name="ro1">
          <table:table-cell office:value-type="float" office:value="7851908" calcext:value-type="float">
            <text:p>7851908</text:p>
          </table:table-cell>
          <table:table-cell office:value-type="float" office:value="573795" calcext:value-type="float">
            <text:p>573795</text:p>
          </table:table-cell>
          <table:table-cell office:value-type="float" office:value="177245" calcext:value-type="float">
            <text:p>177245</text:p>
          </table:table-cell>
          <table:table-cell table:number-columns-repeated="4"/>
        </table:table-row>
        <table:table-row table:style-name="ro1">
          <table:table-cell office:value-type="float" office:value="7793796" calcext:value-type="float">
            <text:p>7793796</text:p>
          </table:table-cell>
          <table:table-cell office:value-type="float" office:value="580190" calcext:value-type="float">
            <text:p>580190</text:p>
          </table:table-cell>
          <table:table-cell office:value-type="float" office:value="171989" calcext:value-type="float">
            <text:p>171989</text:p>
          </table:table-cell>
          <table:table-cell table:number-columns-repeated="4"/>
        </table:table-row>
        <table:table-row table:style-name="ro1">
          <table:table-cell office:value-type="float" office:value="7654789" calcext:value-type="float">
            <text:p>7654789</text:p>
          </table:table-cell>
          <table:table-cell office:value-type="float" office:value="559189" calcext:value-type="float">
            <text:p>559189</text:p>
          </table:table-cell>
          <table:table-cell office:value-type="float" office:value="164007" calcext:value-type="float">
            <text:p>164007</text:p>
          </table:table-cell>
          <table:table-cell table:number-columns-repeated="4"/>
        </table:table-row>
        <table:table-row table:style-name="ro1">
          <table:table-cell office:value-type="float" office:value="7750923" calcext:value-type="float">
            <text:p>7750923</text:p>
          </table:table-cell>
          <table:table-cell office:value-type="float" office:value="569048" calcext:value-type="float">
            <text:p>569048</text:p>
          </table:table-cell>
          <table:table-cell office:value-type="float" office:value="164170" calcext:value-type="float">
            <text:p>164170</text:p>
          </table:table-cell>
          <table:table-cell table:number-columns-repeated="4"/>
        </table:table-row>
        <table:table-row table:style-name="ro1">
          <table:table-cell office:value-type="float" office:value="8110568" calcext:value-type="float">
            <text:p>8110568</text:p>
          </table:table-cell>
          <table:table-cell office:value-type="float" office:value="594452" calcext:value-type="float">
            <text:p>594452</text:p>
          </table:table-cell>
          <table:table-cell office:value-type="float" office:value="163991" calcext:value-type="float">
            <text:p>163991</text:p>
          </table:table-cell>
          <table:table-cell table:number-columns-repeated="4"/>
        </table:table-row>
        <table:table-row table:style-name="ro1">
          <table:table-cell office:value-type="float" office:value="7965710" calcext:value-type="float">
            <text:p>7965710</text:p>
          </table:table-cell>
          <table:table-cell office:value-type="float" office:value="588511" calcext:value-type="float">
            <text:p>588511</text:p>
          </table:table-cell>
          <table:table-cell office:value-type="float" office:value="163552" calcext:value-type="float">
            <text:p>163552</text:p>
          </table:table-cell>
          <table:table-cell table:number-columns-repeated="4"/>
        </table:table-row>
        <table:table-row table:style-name="ro1">
          <table:table-cell office:value-type="float" office:value="7768157" calcext:value-type="float">
            <text:p>7768157</text:p>
          </table:table-cell>
          <table:table-cell office:value-type="float" office:value="588814" calcext:value-type="float">
            <text:p>588814</text:p>
          </table:table-cell>
          <table:table-cell office:value-type="float" office:value="165273" calcext:value-type="float">
            <text:p>165273</text:p>
          </table:table-cell>
          <table:table-cell table:number-columns-repeated="4"/>
        </table:table-row>
        <table:table-row table:style-name="ro1">
          <table:table-cell office:value-type="float" office:value="7733762" calcext:value-type="float">
            <text:p>7733762</text:p>
          </table:table-cell>
          <table:table-cell office:value-type="float" office:value="571106" calcext:value-type="float">
            <text:p>571106</text:p>
          </table:table-cell>
          <table:table-cell office:value-type="float" office:value="163697" calcext:value-type="float">
            <text:p>163697</text:p>
          </table:table-cell>
          <table:table-cell table:number-columns-repeated="4"/>
        </table:table-row>
        <table:table-row table:style-name="ro1">
          <table:table-cell office:value-type="float" office:value="9582899" calcext:value-type="float">
            <text:p>9582899</text:p>
          </table:table-cell>
          <table:table-cell office:value-type="float" office:value="859353" calcext:value-type="float">
            <text:p>859353</text:p>
          </table:table-cell>
          <table:table-cell office:value-type="float" office:value="286387" calcext:value-type="float">
            <text:p>286387</text:p>
          </table:table-cell>
          <table:table-cell table:number-columns-repeated="4"/>
        </table:table-row>
        <table:table-row table:style-name="ro1">
          <table:table-cell office:value-type="float" office:value="7931998" calcext:value-type="float">
            <text:p>7931998</text:p>
          </table:table-cell>
          <table:table-cell office:value-type="float" office:value="574185" calcext:value-type="float">
            <text:p>574185</text:p>
          </table:table-cell>
          <table:table-cell office:value-type="float" office:value="164860" calcext:value-type="float">
            <text:p>164860</text:p>
          </table:table-cell>
          <table:table-cell table:number-columns-repeated="4"/>
        </table:table-row>
        <table:table-row table:style-name="ro1">
          <table:table-cell office:value-type="float" office:value="7877732" calcext:value-type="float">
            <text:p>7877732</text:p>
          </table:table-cell>
          <table:table-cell office:value-type="float" office:value="567344" calcext:value-type="float">
            <text:p>567344</text:p>
          </table:table-cell>
          <table:table-cell office:value-type="float" office:value="163732" calcext:value-type="float">
            <text:p>163732</text:p>
          </table:table-cell>
          <table:table-cell table:number-columns-repeated="4"/>
        </table:table-row>
        <table:table-row table:style-name="ro1">
          <table:table-cell office:value-type="float" office:value="7772858" calcext:value-type="float">
            <text:p>7772858</text:p>
          </table:table-cell>
          <table:table-cell office:value-type="float" office:value="593490" calcext:value-type="float">
            <text:p>593490</text:p>
          </table:table-cell>
          <table:table-cell office:value-type="float" office:value="164234" calcext:value-type="float">
            <text:p>164234</text:p>
          </table:table-cell>
          <table:table-cell table:number-columns-repeated="4"/>
        </table:table-row>
        <table:table-row table:style-name="ro1">
          <table:table-cell office:value-type="float" office:value="7750432" calcext:value-type="float">
            <text:p>7750432</text:p>
          </table:table-cell>
          <table:table-cell office:value-type="float" office:value="555144" calcext:value-type="float">
            <text:p>555144</text:p>
          </table:table-cell>
          <table:table-cell office:value-type="float" office:value="175458" calcext:value-type="float">
            <text:p>175458</text:p>
          </table:table-cell>
          <table:table-cell table:number-columns-repeated="4"/>
        </table:table-row>
        <table:table-row table:style-name="ro1">
          <table:table-cell office:value-type="float" office:value="7919711" calcext:value-type="float">
            <text:p>7919711</text:p>
          </table:table-cell>
          <table:table-cell office:value-type="float" office:value="582767" calcext:value-type="float">
            <text:p>582767</text:p>
          </table:table-cell>
          <table:table-cell office:value-type="float" office:value="163538" calcext:value-type="float">
            <text:p>163538</text:p>
          </table:table-cell>
          <table:table-cell table:number-columns-repeated="4"/>
        </table:table-row>
        <table:table-row table:style-name="ro1">
          <table:table-cell office:value-type="float" office:value="7953635" calcext:value-type="float">
            <text:p>7953635</text:p>
          </table:table-cell>
          <table:table-cell office:value-type="float" office:value="568352" calcext:value-type="float">
            <text:p>568352</text:p>
          </table:table-cell>
          <table:table-cell office:value-type="float" office:value="164280" calcext:value-type="float">
            <text:p>164280</text:p>
          </table:table-cell>
          <table:table-cell table:number-columns-repeated="4"/>
        </table:table-row>
        <table:table-row table:style-name="ro1">
          <table:table-cell office:value-type="float" office:value="7854019" calcext:value-type="float">
            <text:p>7854019</text:p>
          </table:table-cell>
          <table:table-cell office:value-type="float" office:value="574953" calcext:value-type="float">
            <text:p>574953</text:p>
          </table:table-cell>
          <table:table-cell office:value-type="float" office:value="163650" calcext:value-type="float">
            <text:p>163650</text:p>
          </table:table-cell>
          <table:table-cell table:number-columns-repeated="4"/>
        </table:table-row>
        <table:table-row table:style-name="ro1">
          <table:table-cell office:value-type="float" office:value="7694600" calcext:value-type="float">
            <text:p>7694600</text:p>
          </table:table-cell>
          <table:table-cell office:value-type="float" office:value="562495" calcext:value-type="float">
            <text:p>562495</text:p>
          </table:table-cell>
          <table:table-cell office:value-type="float" office:value="163571" calcext:value-type="float">
            <text:p>163571</text:p>
          </table:table-cell>
          <table:table-cell table:number-columns-repeated="4"/>
        </table:table-row>
        <table:table-row table:style-name="ro1">
          <table:table-cell office:value-type="float" office:value="8004567" calcext:value-type="float">
            <text:p>8004567</text:p>
          </table:table-cell>
          <table:table-cell office:value-type="float" office:value="559261" calcext:value-type="float">
            <text:p>559261</text:p>
          </table:table-cell>
          <table:table-cell office:value-type="float" office:value="164797" calcext:value-type="float">
            <text:p>164797</text:p>
          </table:table-cell>
          <table:table-cell table:number-columns-repeated="4"/>
        </table:table-row>
        <table:table-row table:style-name="ro1">
          <table:table-cell office:value-type="float" office:value="7814047" calcext:value-type="float">
            <text:p>7814047</text:p>
          </table:table-cell>
          <table:table-cell office:value-type="float" office:value="599533" calcext:value-type="float">
            <text:p>599533</text:p>
          </table:table-cell>
          <table:table-cell office:value-type="float" office:value="166964" calcext:value-type="float">
            <text:p>166964</text:p>
          </table:table-cell>
          <table:table-cell table:number-columns-repeated="4"/>
        </table:table-row>
        <table:table-row table:style-name="ro1">
          <table:table-cell office:value-type="float" office:value="7885752" calcext:value-type="float">
            <text:p>7885752</text:p>
          </table:table-cell>
          <table:table-cell office:value-type="float" office:value="545158" calcext:value-type="float">
            <text:p>545158</text:p>
          </table:table-cell>
          <table:table-cell office:value-type="float" office:value="164907" calcext:value-type="float">
            <text:p>164907</text:p>
          </table:table-cell>
          <table:table-cell table:number-columns-repeated="4"/>
        </table:table-row>
        <table:table-row table:style-name="ro1">
          <table:table-cell office:value-type="float" office:value="8293530" calcext:value-type="float">
            <text:p>8293530</text:p>
          </table:table-cell>
          <table:table-cell office:value-type="float" office:value="591028" calcext:value-type="float">
            <text:p>591028</text:p>
          </table:table-cell>
          <table:table-cell office:value-type="float" office:value="167712" calcext:value-type="float">
            <text:p>167712</text:p>
          </table:table-cell>
          <table:table-cell table:number-columns-repeated="4"/>
        </table:table-row>
        <table:table-row table:style-name="ro1">
          <table:table-cell office:value-type="float" office:value="7814650" calcext:value-type="float">
            <text:p>7814650</text:p>
          </table:table-cell>
          <table:table-cell office:value-type="float" office:value="557753" calcext:value-type="float">
            <text:p>557753</text:p>
          </table:table-cell>
          <table:table-cell office:value-type="float" office:value="164021" calcext:value-type="float">
            <text:p>164021</text:p>
          </table:table-cell>
          <table:table-cell table:number-columns-repeated="4"/>
        </table:table-row>
        <table:table-row table:style-name="ro1">
          <table:table-cell office:value-type="float" office:value="7963508" calcext:value-type="float">
            <text:p>7963508</text:p>
          </table:table-cell>
          <table:table-cell office:value-type="float" office:value="566229" calcext:value-type="float">
            <text:p>566229</text:p>
          </table:table-cell>
          <table:table-cell office:value-type="float" office:value="164622" calcext:value-type="float">
            <text:p>164622</text:p>
          </table:table-cell>
          <table:table-cell table:number-columns-repeated="4"/>
        </table:table-row>
        <table:table-row table:style-name="ro1">
          <table:table-cell office:value-type="float" office:value="7860987" calcext:value-type="float">
            <text:p>7860987</text:p>
          </table:table-cell>
          <table:table-cell office:value-type="float" office:value="565218" calcext:value-type="float">
            <text:p>565218</text:p>
          </table:table-cell>
          <table:table-cell office:value-type="float" office:value="165342" calcext:value-type="float">
            <text:p>165342</text:p>
          </table:table-cell>
          <table:table-cell table:number-columns-repeated="4"/>
        </table:table-row>
        <table:table-row table:style-name="ro1">
          <table:table-cell office:value-type="float" office:value="7683287" calcext:value-type="float">
            <text:p>7683287</text:p>
          </table:table-cell>
          <table:table-cell office:value-type="float" office:value="562924" calcext:value-type="float">
            <text:p>562924</text:p>
          </table:table-cell>
          <table:table-cell office:value-type="float" office:value="164181" calcext:value-type="float">
            <text:p>164181</text:p>
          </table:table-cell>
          <table:table-cell table:number-columns-repeated="4"/>
        </table:table-row>
        <table:table-row table:style-name="ro1">
          <table:table-cell office:value-type="float" office:value="8017623" calcext:value-type="float">
            <text:p>8017623</text:p>
          </table:table-cell>
          <table:table-cell office:value-type="float" office:value="578562" calcext:value-type="float">
            <text:p>578562</text:p>
          </table:table-cell>
          <table:table-cell office:value-type="float" office:value="164008" calcext:value-type="float">
            <text:p>164008</text:p>
          </table:table-cell>
          <table:table-cell table:number-columns-repeated="4"/>
        </table:table-row>
        <table:table-row table:style-name="ro1">
          <table:table-cell office:value-type="float" office:value="7944772" calcext:value-type="float">
            <text:p>7944772</text:p>
          </table:table-cell>
          <table:table-cell office:value-type="float" office:value="597921" calcext:value-type="float">
            <text:p>597921</text:p>
          </table:table-cell>
          <table:table-cell office:value-type="float" office:value="226719" calcext:value-type="float">
            <text:p>226719</text:p>
          </table:table-cell>
          <table:table-cell table:number-columns-repeated="4"/>
        </table:table-row>
        <table:table-row table:style-name="ro1">
          <table:table-cell office:value-type="float" office:value="7951082" calcext:value-type="float">
            <text:p>7951082</text:p>
          </table:table-cell>
          <table:table-cell office:value-type="float" office:value="555308" calcext:value-type="float">
            <text:p>555308</text:p>
          </table:table-cell>
          <table:table-cell office:value-type="float" office:value="163903" calcext:value-type="float">
            <text:p>163903</text:p>
          </table:table-cell>
          <table:table-cell table:number-columns-repeated="4"/>
        </table:table-row>
        <table:table-row table:style-name="ro1">
          <table:table-cell office:value-type="float" office:value="8064530" calcext:value-type="float">
            <text:p>8064530</text:p>
          </table:table-cell>
          <table:table-cell office:value-type="float" office:value="575774" calcext:value-type="float">
            <text:p>575774</text:p>
          </table:table-cell>
          <table:table-cell office:value-type="float" office:value="165489" calcext:value-type="float">
            <text:p>165489</text:p>
          </table:table-cell>
          <table:table-cell table:number-columns-repeated="4"/>
        </table:table-row>
        <table:table-row table:style-name="ro1">
          <table:table-cell office:value-type="float" office:value="7842018" calcext:value-type="float">
            <text:p>7842018</text:p>
          </table:table-cell>
          <table:table-cell office:value-type="float" office:value="558944" calcext:value-type="float">
            <text:p>558944</text:p>
          </table:table-cell>
          <table:table-cell office:value-type="float" office:value="164697" calcext:value-type="float">
            <text:p>164697</text:p>
          </table:table-cell>
          <table:table-cell table:number-columns-repeated="4"/>
        </table:table-row>
        <table:table-row table:style-name="ro1">
          <table:table-cell office:value-type="float" office:value="7818989" calcext:value-type="float">
            <text:p>7818989</text:p>
          </table:table-cell>
          <table:table-cell office:value-type="float" office:value="558403" calcext:value-type="float">
            <text:p>558403</text:p>
          </table:table-cell>
          <table:table-cell office:value-type="float" office:value="164054" calcext:value-type="float">
            <text:p>164054</text:p>
          </table:table-cell>
          <table:table-cell table:number-columns-repeated="4"/>
        </table:table-row>
        <table:table-row table:style-name="ro1">
          <table:table-cell office:value-type="float" office:value="7797469" calcext:value-type="float">
            <text:p>7797469</text:p>
          </table:table-cell>
          <table:table-cell office:value-type="float" office:value="654835" calcext:value-type="float">
            <text:p>654835</text:p>
          </table:table-cell>
          <table:table-cell office:value-type="float" office:value="164194" calcext:value-type="float">
            <text:p>164194</text:p>
          </table:table-cell>
          <table:table-cell table:number-columns-repeated="4"/>
        </table:table-row>
        <table:table-row table:style-name="ro1">
          <table:table-cell office:value-type="float" office:value="7816032" calcext:value-type="float">
            <text:p>7816032</text:p>
          </table:table-cell>
          <table:table-cell office:value-type="float" office:value="565215" calcext:value-type="float">
            <text:p>565215</text:p>
          </table:table-cell>
          <table:table-cell office:value-type="float" office:value="164638" calcext:value-type="float">
            <text:p>164638</text:p>
          </table:table-cell>
          <table:table-cell table:number-columns-repeated="4"/>
        </table:table-row>
        <table:table-row table:style-name="ro1">
          <table:table-cell office:value-type="float" office:value="7726477" calcext:value-type="float">
            <text:p>7726477</text:p>
          </table:table-cell>
          <table:table-cell office:value-type="float" office:value="575297" calcext:value-type="float">
            <text:p>575297</text:p>
          </table:table-cell>
          <table:table-cell office:value-type="float" office:value="164891" calcext:value-type="float">
            <text:p>164891</text:p>
          </table:table-cell>
          <table:table-cell table:number-columns-repeated="4"/>
        </table:table-row>
        <table:table-row table:style-name="ro1">
          <table:table-cell office:value-type="float" office:value="7699761" calcext:value-type="float">
            <text:p>7699761</text:p>
          </table:table-cell>
          <table:table-cell office:value-type="float" office:value="610035" calcext:value-type="float">
            <text:p>610035</text:p>
          </table:table-cell>
          <table:table-cell office:value-type="float" office:value="164148" calcext:value-type="float">
            <text:p>164148</text:p>
          </table:table-cell>
          <table:table-cell table:number-columns-repeated="4"/>
        </table:table-row>
        <table:table-row table:style-name="ro1">
          <table:table-cell office:value-type="float" office:value="7711712" calcext:value-type="float">
            <text:p>7711712</text:p>
          </table:table-cell>
          <table:table-cell office:value-type="float" office:value="559201" calcext:value-type="float">
            <text:p>559201</text:p>
          </table:table-cell>
          <table:table-cell office:value-type="float" office:value="163992" calcext:value-type="float">
            <text:p>163992</text:p>
          </table:table-cell>
          <table:table-cell table:number-columns-repeated="4"/>
        </table:table-row>
        <table:table-row table:style-name="ro1">
          <table:table-cell office:value-type="float" office:value="7741689" calcext:value-type="float">
            <text:p>7741689</text:p>
          </table:table-cell>
          <table:table-cell office:value-type="float" office:value="554919" calcext:value-type="float">
            <text:p>554919</text:p>
          </table:table-cell>
          <table:table-cell office:value-type="float" office:value="163966" calcext:value-type="float">
            <text:p>163966</text:p>
          </table:table-cell>
          <table:table-cell table:number-columns-repeated="4"/>
        </table:table-row>
        <table:table-row table:style-name="ro1">
          <table:table-cell office:value-type="float" office:value="7889442" calcext:value-type="float">
            <text:p>7889442</text:p>
          </table:table-cell>
          <table:table-cell office:value-type="float" office:value="579199" calcext:value-type="float">
            <text:p>579199</text:p>
          </table:table-cell>
          <table:table-cell office:value-type="float" office:value="164540" calcext:value-type="float">
            <text:p>164540</text:p>
          </table:table-cell>
          <table:table-cell table:number-columns-repeated="4"/>
        </table:table-row>
        <table:table-row table:style-name="ro1">
          <table:table-cell office:value-type="float" office:value="7709750" calcext:value-type="float">
            <text:p>7709750</text:p>
          </table:table-cell>
          <table:table-cell office:value-type="float" office:value="575764" calcext:value-type="float">
            <text:p>575764</text:p>
          </table:table-cell>
          <table:table-cell office:value-type="float" office:value="163531" calcext:value-type="float">
            <text:p>163531</text:p>
          </table:table-cell>
          <table:table-cell table:number-columns-repeated="4"/>
        </table:table-row>
        <table:table-row table:style-name="ro1">
          <table:table-cell office:value-type="float" office:value="7870628" calcext:value-type="float">
            <text:p>7870628</text:p>
          </table:table-cell>
          <table:table-cell office:value-type="float" office:value="565705" calcext:value-type="float">
            <text:p>565705</text:p>
          </table:table-cell>
          <table:table-cell office:value-type="float" office:value="163466" calcext:value-type="float">
            <text:p>163466</text:p>
          </table:table-cell>
          <table:table-cell table:number-columns-repeated="4"/>
        </table:table-row>
        <table:table-row table:style-name="ro1">
          <table:table-cell office:value-type="float" office:value="7811688" calcext:value-type="float">
            <text:p>7811688</text:p>
          </table:table-cell>
          <table:table-cell office:value-type="float" office:value="577384" calcext:value-type="float">
            <text:p>577384</text:p>
          </table:table-cell>
          <table:table-cell office:value-type="float" office:value="164134" calcext:value-type="float">
            <text:p>164134</text:p>
          </table:table-cell>
          <table:table-cell table:number-columns-repeated="4"/>
        </table:table-row>
        <table:table-row table:style-name="ro1">
          <table:table-cell office:value-type="float" office:value="7850794" calcext:value-type="float">
            <text:p>7850794</text:p>
          </table:table-cell>
          <table:table-cell office:value-type="float" office:value="566661" calcext:value-type="float">
            <text:p>566661</text:p>
          </table:table-cell>
          <table:table-cell office:value-type="float" office:value="163636" calcext:value-type="float">
            <text:p>163636</text:p>
          </table:table-cell>
          <table:table-cell table:number-columns-repeated="4"/>
        </table:table-row>
        <table:table-row table:style-name="ro1">
          <table:table-cell office:value-type="float" office:value="7755778" calcext:value-type="float">
            <text:p>7755778</text:p>
          </table:table-cell>
          <table:table-cell office:value-type="float" office:value="562656" calcext:value-type="float">
            <text:p>562656</text:p>
          </table:table-cell>
          <table:table-cell office:value-type="float" office:value="165377" calcext:value-type="float">
            <text:p>165377</text:p>
          </table:table-cell>
          <table:table-cell table:number-columns-repeated="4"/>
        </table:table-row>
        <table:table-row table:style-name="ro1">
          <table:table-cell office:value-type="float" office:value="7820452" calcext:value-type="float">
            <text:p>7820452</text:p>
          </table:table-cell>
          <table:table-cell office:value-type="float" office:value="568421" calcext:value-type="float">
            <text:p>568421</text:p>
          </table:table-cell>
          <table:table-cell office:value-type="float" office:value="164902" calcext:value-type="float">
            <text:p>164902</text:p>
          </table:table-cell>
          <table:table-cell table:number-columns-repeated="4"/>
        </table:table-row>
        <table:table-row table:style-name="ro1">
          <table:table-cell office:value-type="float" office:value="8048354" calcext:value-type="float">
            <text:p>8048354</text:p>
          </table:table-cell>
          <table:table-cell office:value-type="float" office:value="573601" calcext:value-type="float">
            <text:p>573601</text:p>
          </table:table-cell>
          <table:table-cell office:value-type="float" office:value="164309" calcext:value-type="float">
            <text:p>164309</text:p>
          </table:table-cell>
          <table:table-cell table:number-columns-repeated="4"/>
        </table:table-row>
        <table:table-row table:style-name="ro1">
          <table:table-cell office:value-type="float" office:value="7824064" calcext:value-type="float">
            <text:p>7824064</text:p>
          </table:table-cell>
          <table:table-cell office:value-type="float" office:value="638368" calcext:value-type="float">
            <text:p>638368</text:p>
          </table:table-cell>
          <table:table-cell office:value-type="float" office:value="164878" calcext:value-type="float">
            <text:p>164878</text:p>
          </table:table-cell>
          <table:table-cell table:number-columns-repeated="4"/>
        </table:table-row>
        <table:table-row table:style-name="ro1">
          <table:table-cell office:value-type="float" office:value="7738371" calcext:value-type="float">
            <text:p>7738371</text:p>
          </table:table-cell>
          <table:table-cell office:value-type="float" office:value="581474" calcext:value-type="float">
            <text:p>581474</text:p>
          </table:table-cell>
          <table:table-cell office:value-type="float" office:value="163944" calcext:value-type="float">
            <text:p>163944</text:p>
          </table:table-cell>
          <table:table-cell table:number-columns-repeated="4"/>
        </table:table-row>
        <table:table-row table:style-name="ro1">
          <table:table-cell office:value-type="float" office:value="8108478" calcext:value-type="float">
            <text:p>8108478</text:p>
          </table:table-cell>
          <table:table-cell office:value-type="float" office:value="574345" calcext:value-type="float">
            <text:p>574345</text:p>
          </table:table-cell>
          <table:table-cell office:value-type="float" office:value="164458" calcext:value-type="float">
            <text:p>164458</text:p>
          </table:table-cell>
          <table:table-cell table:number-columns-repeated="4"/>
        </table:table-row>
        <table:table-row table:style-name="ro1">
          <table:table-cell office:value-type="float" office:value="7845161" calcext:value-type="float">
            <text:p>7845161</text:p>
          </table:table-cell>
          <table:table-cell office:value-type="float" office:value="574673" calcext:value-type="float">
            <text:p>574673</text:p>
          </table:table-cell>
          <table:table-cell office:value-type="float" office:value="163726" calcext:value-type="float">
            <text:p>163726</text:p>
          </table:table-cell>
          <table:table-cell table:number-columns-repeated="4"/>
        </table:table-row>
        <table:table-row table:style-name="ro1">
          <table:table-cell office:value-type="float" office:value="7731249" calcext:value-type="float">
            <text:p>7731249</text:p>
          </table:table-cell>
          <table:table-cell office:value-type="float" office:value="534631" calcext:value-type="float">
            <text:p>534631</text:p>
          </table:table-cell>
          <table:table-cell office:value-type="float" office:value="163688" calcext:value-type="float">
            <text:p>163688</text:p>
          </table:table-cell>
          <table:table-cell table:number-columns-repeated="4"/>
        </table:table-row>
        <table:table-row table:style-name="ro1">
          <table:table-cell office:value-type="float" office:value="7691038" calcext:value-type="float">
            <text:p>7691038</text:p>
          </table:table-cell>
          <table:table-cell office:value-type="float" office:value="568095" calcext:value-type="float">
            <text:p>568095</text:p>
          </table:table-cell>
          <table:table-cell office:value-type="float" office:value="163885" calcext:value-type="float">
            <text:p>163885</text:p>
          </table:table-cell>
          <table:table-cell table:number-columns-repeated="4"/>
        </table:table-row>
        <table:table-row table:style-name="ro1">
          <table:table-cell office:value-type="float" office:value="7850059" calcext:value-type="float">
            <text:p>7850059</text:p>
          </table:table-cell>
          <table:table-cell office:value-type="float" office:value="570386" calcext:value-type="float">
            <text:p>570386</text:p>
          </table:table-cell>
          <table:table-cell office:value-type="float" office:value="163729" calcext:value-type="float">
            <text:p>163729</text:p>
          </table:table-cell>
          <table:table-cell table:number-columns-repeated="4"/>
        </table:table-row>
        <table:table-row table:style-name="ro1">
          <table:table-cell office:value-type="float" office:value="7957367" calcext:value-type="float">
            <text:p>7957367</text:p>
          </table:table-cell>
          <table:table-cell office:value-type="float" office:value="559395" calcext:value-type="float">
            <text:p>559395</text:p>
          </table:table-cell>
          <table:table-cell office:value-type="float" office:value="163483" calcext:value-type="float">
            <text:p>163483</text:p>
          </table:table-cell>
          <table:table-cell table:number-columns-repeated="4"/>
        </table:table-row>
        <table:table-row table:style-name="ro1">
          <table:table-cell office:value-type="float" office:value="8194417" calcext:value-type="float">
            <text:p>8194417</text:p>
          </table:table-cell>
          <table:table-cell office:value-type="float" office:value="597010" calcext:value-type="float">
            <text:p>597010</text:p>
          </table:table-cell>
          <table:table-cell office:value-type="float" office:value="164004" calcext:value-type="float">
            <text:p>164004</text:p>
          </table:table-cell>
          <table:table-cell table:number-columns-repeated="4"/>
        </table:table-row>
        <table:table-row table:style-name="ro1">
          <table:table-cell office:value-type="float" office:value="7778513" calcext:value-type="float">
            <text:p>7778513</text:p>
          </table:table-cell>
          <table:table-cell office:value-type="float" office:value="559744" calcext:value-type="float">
            <text:p>559744</text:p>
          </table:table-cell>
          <table:table-cell office:value-type="float" office:value="164500" calcext:value-type="float">
            <text:p>164500</text:p>
          </table:table-cell>
          <table:table-cell table:number-columns-repeated="4"/>
        </table:table-row>
        <table:table-row table:style-name="ro1">
          <table:table-cell office:value-type="float" office:value="7989635" calcext:value-type="float">
            <text:p>7989635</text:p>
          </table:table-cell>
          <table:table-cell office:value-type="float" office:value="564527" calcext:value-type="float">
            <text:p>564527</text:p>
          </table:table-cell>
          <table:table-cell office:value-type="float" office:value="164866" calcext:value-type="float">
            <text:p>164866</text:p>
          </table:table-cell>
          <table:table-cell table:number-columns-repeated="4"/>
        </table:table-row>
        <table:table-row table:style-name="ro1">
          <table:table-cell office:value-type="float" office:value="7874837" calcext:value-type="float">
            <text:p>7874837</text:p>
          </table:table-cell>
          <table:table-cell office:value-type="float" office:value="568011" calcext:value-type="float">
            <text:p>568011</text:p>
          </table:table-cell>
          <table:table-cell office:value-type="float" office:value="181467" calcext:value-type="float">
            <text:p>181467</text:p>
          </table:table-cell>
          <table:table-cell table:number-columns-repeated="4"/>
        </table:table-row>
        <table:table-row table:style-name="ro1">
          <table:table-cell office:value-type="float" office:value="7966463" calcext:value-type="float">
            <text:p>7966463</text:p>
          </table:table-cell>
          <table:table-cell office:value-type="float" office:value="563973" calcext:value-type="float">
            <text:p>563973</text:p>
          </table:table-cell>
          <table:table-cell office:value-type="float" office:value="163833" calcext:value-type="float">
            <text:p>163833</text:p>
          </table:table-cell>
          <table:table-cell table:number-columns-repeated="4"/>
        </table:table-row>
        <table:table-row table:style-name="ro1">
          <table:table-cell office:value-type="float" office:value="7812692" calcext:value-type="float">
            <text:p>7812692</text:p>
          </table:table-cell>
          <table:table-cell office:value-type="float" office:value="571511" calcext:value-type="float">
            <text:p>571511</text:p>
          </table:table-cell>
          <table:table-cell office:value-type="float" office:value="163770" calcext:value-type="float">
            <text:p>163770</text:p>
          </table:table-cell>
          <table:table-cell table:number-columns-repeated="4"/>
        </table:table-row>
        <table:table-row table:style-name="ro1">
          <table:table-cell office:value-type="float" office:value="7905111" calcext:value-type="float">
            <text:p>7905111</text:p>
          </table:table-cell>
          <table:table-cell office:value-type="float" office:value="582853" calcext:value-type="float">
            <text:p>582853</text:p>
          </table:table-cell>
          <table:table-cell office:value-type="float" office:value="164421" calcext:value-type="float">
            <text:p>164421</text:p>
          </table:table-cell>
          <table:table-cell table:number-columns-repeated="4"/>
        </table:table-row>
        <table:table-row table:style-name="ro1">
          <table:table-cell office:value-type="float" office:value="7846599" calcext:value-type="float">
            <text:p>7846599</text:p>
          </table:table-cell>
          <table:table-cell office:value-type="float" office:value="561678" calcext:value-type="float">
            <text:p>561678</text:p>
          </table:table-cell>
          <table:table-cell office:value-type="float" office:value="185506" calcext:value-type="float">
            <text:p>185506</text:p>
          </table:table-cell>
          <table:table-cell table:number-columns-repeated="4"/>
        </table:table-row>
        <table:table-row table:style-name="ro1">
          <table:table-cell office:value-type="float" office:value="7837121" calcext:value-type="float">
            <text:p>7837121</text:p>
          </table:table-cell>
          <table:table-cell office:value-type="float" office:value="568038" calcext:value-type="float">
            <text:p>568038</text:p>
          </table:table-cell>
          <table:table-cell office:value-type="float" office:value="165110" calcext:value-type="float">
            <text:p>165110</text:p>
          </table:table-cell>
          <table:table-cell table:number-columns-repeated="4"/>
        </table:table-row>
        <table:table-row table:style-name="ro1">
          <table:table-cell office:value-type="float" office:value="7780098" calcext:value-type="float">
            <text:p>7780098</text:p>
          </table:table-cell>
          <table:table-cell office:value-type="float" office:value="572804" calcext:value-type="float">
            <text:p>572804</text:p>
          </table:table-cell>
          <table:table-cell office:value-type="float" office:value="164439" calcext:value-type="float">
            <text:p>164439</text:p>
          </table:table-cell>
          <table:table-cell table:number-columns-repeated="4"/>
        </table:table-row>
        <table:table-row table:style-name="ro1">
          <table:table-cell office:value-type="float" office:value="7768336" calcext:value-type="float">
            <text:p>7768336</text:p>
          </table:table-cell>
          <table:table-cell office:value-type="float" office:value="569482" calcext:value-type="float">
            <text:p>569482</text:p>
          </table:table-cell>
          <table:table-cell office:value-type="float" office:value="164950" calcext:value-type="float">
            <text:p>164950</text:p>
          </table:table-cell>
          <table:table-cell table:number-columns-repeated="4"/>
        </table:table-row>
        <table:table-row table:style-name="ro1">
          <table:table-cell office:value-type="float" office:value="7871222" calcext:value-type="float">
            <text:p>7871222</text:p>
          </table:table-cell>
          <table:table-cell office:value-type="float" office:value="580137" calcext:value-type="float">
            <text:p>580137</text:p>
          </table:table-cell>
          <table:table-cell office:value-type="float" office:value="164261" calcext:value-type="float">
            <text:p>164261</text:p>
          </table:table-cell>
          <table:table-cell table:number-columns-repeated="4"/>
        </table:table-row>
        <table:table-row table:style-name="ro1">
          <table:table-cell office:value-type="float" office:value="7786488" calcext:value-type="float">
            <text:p>7786488</text:p>
          </table:table-cell>
          <table:table-cell office:value-type="float" office:value="575081" calcext:value-type="float">
            <text:p>575081</text:p>
          </table:table-cell>
          <table:table-cell office:value-type="float" office:value="164218" calcext:value-type="float">
            <text:p>164218</text:p>
          </table:table-cell>
          <table:table-cell table:number-columns-repeated="4"/>
        </table:table-row>
        <table:table-row table:style-name="ro1">
          <table:table-cell office:value-type="float" office:value="7818264" calcext:value-type="float">
            <text:p>7818264</text:p>
          </table:table-cell>
          <table:table-cell office:value-type="float" office:value="559253" calcext:value-type="float">
            <text:p>559253</text:p>
          </table:table-cell>
          <table:table-cell office:value-type="float" office:value="164949" calcext:value-type="float">
            <text:p>164949</text:p>
          </table:table-cell>
          <table:table-cell table:number-columns-repeated="4"/>
        </table:table-row>
        <table:table-row table:style-name="ro1">
          <table:table-cell office:value-type="float" office:value="7917688" calcext:value-type="float">
            <text:p>7917688</text:p>
          </table:table-cell>
          <table:table-cell office:value-type="float" office:value="556686" calcext:value-type="float">
            <text:p>556686</text:p>
          </table:table-cell>
          <table:table-cell office:value-type="float" office:value="163654" calcext:value-type="float">
            <text:p>163654</text:p>
          </table:table-cell>
          <table:table-cell table:number-columns-repeated="4"/>
        </table:table-row>
        <table:table-row table:style-name="ro1">
          <table:table-cell office:value-type="float" office:value="7712124" calcext:value-type="float">
            <text:p>7712124</text:p>
          </table:table-cell>
          <table:table-cell office:value-type="float" office:value="560770" calcext:value-type="float">
            <text:p>560770</text:p>
          </table:table-cell>
          <table:table-cell office:value-type="float" office:value="173950" calcext:value-type="float">
            <text:p>173950</text:p>
          </table:table-cell>
          <table:table-cell table:number-columns-repeated="4"/>
        </table:table-row>
        <table:table-row table:style-name="ro1">
          <table:table-cell office:value-type="float" office:value="7716841" calcext:value-type="float">
            <text:p>7716841</text:p>
          </table:table-cell>
          <table:table-cell office:value-type="float" office:value="551602" calcext:value-type="float">
            <text:p>551602</text:p>
          </table:table-cell>
          <table:table-cell office:value-type="float" office:value="165004" calcext:value-type="float">
            <text:p>165004</text:p>
          </table:table-cell>
          <table:table-cell table:number-columns-repeated="4"/>
        </table:table-row>
        <table:table-row table:style-name="ro1">
          <table:table-cell office:value-type="float" office:value="7894333" calcext:value-type="float">
            <text:p>7894333</text:p>
          </table:table-cell>
          <table:table-cell office:value-type="float" office:value="560003" calcext:value-type="float">
            <text:p>560003</text:p>
          </table:table-cell>
          <table:table-cell office:value-type="float" office:value="163584" calcext:value-type="float">
            <text:p>163584</text:p>
          </table:table-cell>
          <table:table-cell table:number-columns-repeated="4"/>
        </table:table-row>
        <table:table-row table:style-name="ro1">
          <table:table-cell office:value-type="float" office:value="7828058" calcext:value-type="float">
            <text:p>7828058</text:p>
          </table:table-cell>
          <table:table-cell office:value-type="float" office:value="578721" calcext:value-type="float">
            <text:p>578721</text:p>
          </table:table-cell>
          <table:table-cell office:value-type="float" office:value="163708" calcext:value-type="float">
            <text:p>163708</text:p>
          </table:table-cell>
          <table:table-cell table:number-columns-repeated="4"/>
        </table:table-row>
        <table:table-row table:style-name="ro1">
          <table:table-cell office:value-type="float" office:value="7675958" calcext:value-type="float">
            <text:p>7675958</text:p>
          </table:table-cell>
          <table:table-cell office:value-type="float" office:value="563416" calcext:value-type="float">
            <text:p>563416</text:p>
          </table:table-cell>
          <table:table-cell office:value-type="float" office:value="164472" calcext:value-type="float">
            <text:p>164472</text:p>
          </table:table-cell>
          <table:table-cell table:number-columns-repeated="4"/>
        </table:table-row>
        <table:table-row table:style-name="ro1">
          <table:table-cell office:value-type="float" office:value="7865046" calcext:value-type="float">
            <text:p>7865046</text:p>
          </table:table-cell>
          <table:table-cell office:value-type="float" office:value="613336" calcext:value-type="float">
            <text:p>613336</text:p>
          </table:table-cell>
          <table:table-cell office:value-type="float" office:value="164220" calcext:value-type="float">
            <text:p>164220</text:p>
          </table:table-cell>
          <table:table-cell table:number-columns-repeated="4"/>
        </table:table-row>
        <table:table-row table:style-name="ro1">
          <table:table-cell office:value-type="float" office:value="7933063" calcext:value-type="float">
            <text:p>7933063</text:p>
          </table:table-cell>
          <table:table-cell office:value-type="float" office:value="586610" calcext:value-type="float">
            <text:p>586610</text:p>
          </table:table-cell>
          <table:table-cell office:value-type="float" office:value="165632" calcext:value-type="float">
            <text:p>165632</text:p>
          </table:table-cell>
          <table:table-cell table:number-columns-repeated="4"/>
        </table:table-row>
        <table:table-row table:style-name="ro1">
          <table:table-cell office:value-type="float" office:value="7663054" calcext:value-type="float">
            <text:p>7663054</text:p>
          </table:table-cell>
          <table:table-cell office:value-type="float" office:value="562216" calcext:value-type="float">
            <text:p>562216</text:p>
          </table:table-cell>
          <table:table-cell office:value-type="float" office:value="164259" calcext:value-type="float">
            <text:p>164259</text:p>
          </table:table-cell>
          <table:table-cell table:number-columns-repeated="4"/>
        </table:table-row>
        <table:table-row table:style-name="ro1">
          <table:table-cell office:value-type="float" office:value="7722679" calcext:value-type="float">
            <text:p>7722679</text:p>
          </table:table-cell>
          <table:table-cell office:value-type="float" office:value="571654" calcext:value-type="float">
            <text:p>571654</text:p>
          </table:table-cell>
          <table:table-cell office:value-type="float" office:value="164130" calcext:value-type="float">
            <text:p>164130</text:p>
          </table:table-cell>
          <table:table-cell table:number-columns-repeated="4"/>
        </table:table-row>
        <table:table-row table:style-name="ro1">
          <table:table-cell office:value-type="float" office:value="7768863" calcext:value-type="float">
            <text:p>7768863</text:p>
          </table:table-cell>
          <table:table-cell office:value-type="float" office:value="561967" calcext:value-type="float">
            <text:p>561967</text:p>
          </table:table-cell>
          <table:table-cell office:value-type="float" office:value="164367" calcext:value-type="float">
            <text:p>164367</text:p>
          </table:table-cell>
          <table:table-cell table:number-columns-repeated="4"/>
        </table:table-row>
        <table:table-row table:style-name="ro1">
          <table:table-cell office:value-type="float" office:value="7698599" calcext:value-type="float">
            <text:p>7698599</text:p>
          </table:table-cell>
          <table:table-cell office:value-type="float" office:value="564141" calcext:value-type="float">
            <text:p>564141</text:p>
          </table:table-cell>
          <table:table-cell office:value-type="float" office:value="179993" calcext:value-type="float">
            <text:p>179993</text:p>
          </table:table-cell>
          <table:table-cell table:number-columns-repeated="4"/>
        </table:table-row>
        <table:table-row table:style-name="ro1">
          <table:table-cell office:value-type="float" office:value="7795309" calcext:value-type="float">
            <text:p>7795309</text:p>
          </table:table-cell>
          <table:table-cell office:value-type="float" office:value="568990" calcext:value-type="float">
            <text:p>568990</text:p>
          </table:table-cell>
          <table:table-cell office:value-type="float" office:value="163785" calcext:value-type="float">
            <text:p>163785</text:p>
          </table:table-cell>
          <table:table-cell table:number-columns-repeated="4"/>
        </table:table-row>
        <table:table-row table:style-name="ro1">
          <table:table-cell office:value-type="float" office:value="7836973" calcext:value-type="float">
            <text:p>7836973</text:p>
          </table:table-cell>
          <table:table-cell office:value-type="float" office:value="562187" calcext:value-type="float">
            <text:p>562187</text:p>
          </table:table-cell>
          <table:table-cell office:value-type="float" office:value="172676" calcext:value-type="float">
            <text:p>172676</text:p>
          </table:table-cell>
          <table:table-cell table:number-columns-repeated="4"/>
        </table:table-row>
        <table:table-row table:style-name="ro1">
          <table:table-cell office:value-type="float" office:value="7715530" calcext:value-type="float">
            <text:p>7715530</text:p>
          </table:table-cell>
          <table:table-cell office:value-type="float" office:value="576233" calcext:value-type="float">
            <text:p>576233</text:p>
          </table:table-cell>
          <table:table-cell office:value-type="float" office:value="164131" calcext:value-type="float">
            <text:p>164131</text:p>
          </table:table-cell>
          <table:table-cell table:number-columns-repeated="4"/>
        </table:table-row>
        <table:table-row table:style-name="ro1">
          <table:table-cell office:value-type="float" office:value="8302416" calcext:value-type="float">
            <text:p>8302416</text:p>
          </table:table-cell>
          <table:table-cell office:value-type="float" office:value="628220" calcext:value-type="float">
            <text:p>628220</text:p>
          </table:table-cell>
          <table:table-cell office:value-type="float" office:value="165997" calcext:value-type="float">
            <text:p>165997</text:p>
          </table:table-cell>
          <table:table-cell table:number-columns-repeated="4"/>
        </table:table-row>
        <table:table-row table:style-name="ro1">
          <table:table-cell office:value-type="float" office:value="7938664" calcext:value-type="float">
            <text:p>7938664</text:p>
          </table:table-cell>
          <table:table-cell office:value-type="float" office:value="568507" calcext:value-type="float">
            <text:p>568507</text:p>
          </table:table-cell>
          <table:table-cell office:value-type="float" office:value="163934" calcext:value-type="float">
            <text:p>163934</text:p>
          </table:table-cell>
          <table:table-cell table:number-columns-repeated="4"/>
        </table:table-row>
        <table:table-row table:style-name="ro1">
          <table:table-cell office:value-type="float" office:value="7799029" calcext:value-type="float">
            <text:p>7799029</text:p>
          </table:table-cell>
          <table:table-cell office:value-type="float" office:value="583126" calcext:value-type="float">
            <text:p>583126</text:p>
          </table:table-cell>
          <table:table-cell office:value-type="float" office:value="163543" calcext:value-type="float">
            <text:p>163543</text:p>
          </table:table-cell>
          <table:table-cell table:number-columns-repeated="4"/>
        </table:table-row>
        <table:table-row table:style-name="ro1">
          <table:table-cell office:value-type="float" office:value="7708099" calcext:value-type="float">
            <text:p>7708099</text:p>
          </table:table-cell>
          <table:table-cell office:value-type="float" office:value="577629" calcext:value-type="float">
            <text:p>577629</text:p>
          </table:table-cell>
          <table:table-cell office:value-type="float" office:value="163474" calcext:value-type="float">
            <text:p>163474</text:p>
          </table:table-cell>
          <table:table-cell table:number-columns-repeated="4"/>
        </table:table-row>
        <table:table-row table:style-name="ro1">
          <table:table-cell office:value-type="float" office:value="7860085" calcext:value-type="float">
            <text:p>7860085</text:p>
          </table:table-cell>
          <table:table-cell office:value-type="float" office:value="594069" calcext:value-type="float">
            <text:p>594069</text:p>
          </table:table-cell>
          <table:table-cell office:value-type="float" office:value="163455" calcext:value-type="float">
            <text:p>163455</text:p>
          </table:table-cell>
          <table:table-cell table:number-columns-repeated="4"/>
        </table:table-row>
        <table:table-row table:style-name="ro1">
          <table:table-cell office:value-type="float" office:value="7743711" calcext:value-type="float">
            <text:p>7743711</text:p>
          </table:table-cell>
          <table:table-cell office:value-type="float" office:value="564070" calcext:value-type="float">
            <text:p>564070</text:p>
          </table:table-cell>
          <table:table-cell office:value-type="float" office:value="163571" calcext:value-type="float">
            <text:p>163571</text:p>
          </table:table-cell>
          <table:table-cell table:number-columns-repeated="4"/>
        </table:table-row>
        <table:table-row table:style-name="ro1">
          <table:table-cell office:value-type="float" office:value="7796020" calcext:value-type="float">
            <text:p>7796020</text:p>
          </table:table-cell>
          <table:table-cell office:value-type="float" office:value="574121" calcext:value-type="float">
            <text:p>574121</text:p>
          </table:table-cell>
          <table:table-cell office:value-type="float" office:value="164004" calcext:value-type="float">
            <text:p>164004</text:p>
          </table:table-cell>
          <table:table-cell table:number-columns-repeated="4"/>
        </table:table-row>
        <table:table-row table:style-name="ro1">
          <table:table-cell office:value-type="float" office:value="7884605" calcext:value-type="float">
            <text:p>7884605</text:p>
          </table:table-cell>
          <table:table-cell office:value-type="float" office:value="564925" calcext:value-type="float">
            <text:p>564925</text:p>
          </table:table-cell>
          <table:table-cell office:value-type="float" office:value="165075" calcext:value-type="float">
            <text:p>165075</text:p>
          </table:table-cell>
          <table:table-cell table:number-columns-repeated="4"/>
        </table:table-row>
        <table:table-row table:style-name="ro1">
          <table:table-cell office:value-type="float" office:value="7773462" calcext:value-type="float">
            <text:p>7773462</text:p>
          </table:table-cell>
          <table:table-cell office:value-type="float" office:value="559910" calcext:value-type="float">
            <text:p>559910</text:p>
          </table:table-cell>
          <table:table-cell office:value-type="float" office:value="164782" calcext:value-type="float">
            <text:p>164782</text:p>
          </table:table-cell>
          <table:table-cell table:number-columns-repeated="4"/>
        </table:table-row>
        <table:table-row table:style-name="ro1">
          <table:table-cell office:value-type="float" office:value="7842583" calcext:value-type="float">
            <text:p>7842583</text:p>
          </table:table-cell>
          <table:table-cell office:value-type="float" office:value="584628" calcext:value-type="float">
            <text:p>584628</text:p>
          </table:table-cell>
          <table:table-cell office:value-type="float" office:value="164064" calcext:value-type="float">
            <text:p>164064</text:p>
          </table:table-cell>
          <table:table-cell table:number-columns-repeated="4"/>
        </table:table-row>
        <table:table-row table:style-name="ro1">
          <table:table-cell office:value-type="float" office:value="8023184" calcext:value-type="float">
            <text:p>8023184</text:p>
          </table:table-cell>
          <table:table-cell office:value-type="float" office:value="617572" calcext:value-type="float">
            <text:p>617572</text:p>
          </table:table-cell>
          <table:table-cell office:value-type="float" office:value="164083" calcext:value-type="float">
            <text:p>164083</text:p>
          </table:table-cell>
          <table:table-cell table:number-columns-repeated="4"/>
        </table:table-row>
        <table:table-row table:style-name="ro1">
          <table:table-cell office:value-type="float" office:value="7796399" calcext:value-type="float">
            <text:p>7796399</text:p>
          </table:table-cell>
          <table:table-cell office:value-type="float" office:value="564836" calcext:value-type="float">
            <text:p>564836</text:p>
          </table:table-cell>
          <table:table-cell office:value-type="float" office:value="163951" calcext:value-type="float">
            <text:p>163951</text:p>
          </table:table-cell>
          <table:table-cell table:number-columns-repeated="4"/>
        </table:table-row>
        <table:table-row table:style-name="ro1">
          <table:table-cell office:value-type="float" office:value="8173296" calcext:value-type="float">
            <text:p>8173296</text:p>
          </table:table-cell>
          <table:table-cell office:value-type="float" office:value="589090" calcext:value-type="float">
            <text:p>589090</text:p>
          </table:table-cell>
          <table:table-cell office:value-type="float" office:value="167799" calcext:value-type="float">
            <text:p>167799</text:p>
          </table:table-cell>
          <table:table-cell table:number-columns-repeated="4"/>
        </table:table-row>
        <table:table-row table:style-name="ro1">
          <table:table-cell office:value-type="float" office:value="7793195" calcext:value-type="float">
            <text:p>7793195</text:p>
          </table:table-cell>
          <table:table-cell office:value-type="float" office:value="621576" calcext:value-type="float">
            <text:p>621576</text:p>
          </table:table-cell>
          <table:table-cell office:value-type="float" office:value="181332" calcext:value-type="float">
            <text:p>181332</text:p>
          </table:table-cell>
          <table:table-cell table:number-columns-repeated="4"/>
        </table:table-row>
        <table:table-row table:style-name="ro1">
          <table:table-cell office:value-type="float" office:value="7879474" calcext:value-type="float">
            <text:p>7879474</text:p>
          </table:table-cell>
          <table:table-cell office:value-type="float" office:value="593990" calcext:value-type="float">
            <text:p>593990</text:p>
          </table:table-cell>
          <table:table-cell office:value-type="float" office:value="165839" calcext:value-type="float">
            <text:p>165839</text:p>
          </table:table-cell>
          <table:table-cell table:number-columns-repeated="4"/>
        </table:table-row>
        <table:table-row table:style-name="ro1">
          <table:table-cell office:value-type="float" office:value="7923479" calcext:value-type="float">
            <text:p>7923479</text:p>
          </table:table-cell>
          <table:table-cell office:value-type="float" office:value="582310" calcext:value-type="float">
            <text:p>582310</text:p>
          </table:table-cell>
          <table:table-cell office:value-type="float" office:value="163738" calcext:value-type="float">
            <text:p>163738</text:p>
          </table:table-cell>
          <table:table-cell table:number-columns-repeated="4"/>
        </table:table-row>
        <table:table-row table:style-name="ro1">
          <table:table-cell office:value-type="float" office:value="7937740" calcext:value-type="float">
            <text:p>7937740</text:p>
          </table:table-cell>
          <table:table-cell office:value-type="float" office:value="559729" calcext:value-type="float">
            <text:p>559729</text:p>
          </table:table-cell>
          <table:table-cell office:value-type="float" office:value="163849" calcext:value-type="float">
            <text:p>163849</text:p>
          </table:table-cell>
          <table:table-cell table:number-columns-repeated="4"/>
        </table:table-row>
        <table:table-row table:style-name="ro1">
          <table:table-cell office:value-type="float" office:value="9603659" calcext:value-type="float">
            <text:p>9603659</text:p>
          </table:table-cell>
          <table:table-cell office:value-type="float" office:value="599492" calcext:value-type="float">
            <text:p>599492</text:p>
          </table:table-cell>
          <table:table-cell office:value-type="float" office:value="211779" calcext:value-type="float">
            <text:p>211779</text:p>
          </table:table-cell>
          <table:table-cell table:number-columns-repeated="4"/>
        </table:table-row>
        <table:table-row table:style-name="ro1">
          <table:table-cell office:value-type="float" office:value="7616855" calcext:value-type="float">
            <text:p>7616855</text:p>
          </table:table-cell>
          <table:table-cell office:value-type="float" office:value="566089" calcext:value-type="float">
            <text:p>566089</text:p>
          </table:table-cell>
          <table:table-cell office:value-type="float" office:value="165200" calcext:value-type="float">
            <text:p>165200</text:p>
          </table:table-cell>
          <table:table-cell table:number-columns-repeated="4"/>
        </table:table-row>
        <table:table-row table:style-name="ro1">
          <table:table-cell office:value-type="float" office:value="8077670" calcext:value-type="float">
            <text:p>8077670</text:p>
          </table:table-cell>
          <table:table-cell office:value-type="float" office:value="589350" calcext:value-type="float">
            <text:p>589350</text:p>
          </table:table-cell>
          <table:table-cell office:value-type="float" office:value="164023" calcext:value-type="float">
            <text:p>164023</text:p>
          </table:table-cell>
          <table:table-cell table:number-columns-repeated="4"/>
        </table:table-row>
        <table:table-row table:style-name="ro1">
          <table:table-cell office:value-type="float" office:value="7654985" calcext:value-type="float">
            <text:p>7654985</text:p>
          </table:table-cell>
          <table:table-cell office:value-type="float" office:value="563352" calcext:value-type="float">
            <text:p>563352</text:p>
          </table:table-cell>
          <table:table-cell office:value-type="float" office:value="173836" calcext:value-type="float">
            <text:p>173836</text:p>
          </table:table-cell>
          <table:table-cell table:number-columns-repeated="4"/>
        </table:table-row>
        <table:table-row table:style-name="ro1">
          <table:table-cell office:value-type="float" office:value="7691895" calcext:value-type="float">
            <text:p>7691895</text:p>
          </table:table-cell>
          <table:table-cell office:value-type="float" office:value="556845" calcext:value-type="float">
            <text:p>556845</text:p>
          </table:table-cell>
          <table:table-cell office:value-type="float" office:value="167706" calcext:value-type="float">
            <text:p>167706</text:p>
          </table:table-cell>
          <table:table-cell table:number-columns-repeated="4"/>
        </table:table-row>
        <table:table-row table:style-name="ro1">
          <table:table-cell office:value-type="float" office:value="7757667" calcext:value-type="float">
            <text:p>7757667</text:p>
          </table:table-cell>
          <table:table-cell office:value-type="float" office:value="556681" calcext:value-type="float">
            <text:p>556681</text:p>
          </table:table-cell>
          <table:table-cell office:value-type="float" office:value="163961" calcext:value-type="float">
            <text:p>163961</text:p>
          </table:table-cell>
          <table:table-cell table:number-columns-repeated="4"/>
        </table:table-row>
        <table:table-row table:style-name="ro1">
          <table:table-cell office:value-type="float" office:value="8362393" calcext:value-type="float">
            <text:p>8362393</text:p>
          </table:table-cell>
          <table:table-cell office:value-type="float" office:value="638531" calcext:value-type="float">
            <text:p>638531</text:p>
          </table:table-cell>
          <table:table-cell office:value-type="float" office:value="199635" calcext:value-type="float">
            <text:p>199635</text:p>
          </table:table-cell>
          <table:table-cell table:number-columns-repeated="4"/>
        </table:table-row>
        <table:table-row table:style-name="ro1">
          <table:table-cell office:value-type="float" office:value="7790969" calcext:value-type="float">
            <text:p>7790969</text:p>
          </table:table-cell>
          <table:table-cell office:value-type="float" office:value="576386" calcext:value-type="float">
            <text:p>576386</text:p>
          </table:table-cell>
          <table:table-cell office:value-type="float" office:value="202563" calcext:value-type="float">
            <text:p>202563</text:p>
          </table:table-cell>
          <table:table-cell table:number-columns-repeated="4"/>
        </table:table-row>
        <table:table-row table:style-name="ro1">
          <table:table-cell office:value-type="float" office:value="7918852" calcext:value-type="float">
            <text:p>7918852</text:p>
          </table:table-cell>
          <table:table-cell office:value-type="float" office:value="561870" calcext:value-type="float">
            <text:p>561870</text:p>
          </table:table-cell>
          <table:table-cell office:value-type="float" office:value="200226" calcext:value-type="float">
            <text:p>200226</text:p>
          </table:table-cell>
          <table:table-cell table:number-columns-repeated="4"/>
        </table:table-row>
        <table:table-row table:style-name="ro1">
          <table:table-cell office:value-type="float" office:value="7767649" calcext:value-type="float">
            <text:p>7767649</text:p>
          </table:table-cell>
          <table:table-cell office:value-type="float" office:value="574374" calcext:value-type="float">
            <text:p>574374</text:p>
          </table:table-cell>
          <table:table-cell office:value-type="float" office:value="163802" calcext:value-type="float">
            <text:p>163802</text:p>
          </table:table-cell>
          <table:table-cell table:number-columns-repeated="4"/>
        </table:table-row>
        <table:table-row table:style-name="ro1">
          <table:table-cell office:value-type="float" office:value="7714640" calcext:value-type="float">
            <text:p>7714640</text:p>
          </table:table-cell>
          <table:table-cell office:value-type="float" office:value="582534" calcext:value-type="float">
            <text:p>582534</text:p>
          </table:table-cell>
          <table:table-cell office:value-type="float" office:value="163581" calcext:value-type="float">
            <text:p>163581</text:p>
          </table:table-cell>
          <table:table-cell table:number-columns-repeated="4"/>
        </table:table-row>
        <table:table-row table:style-name="ro1">
          <table:table-cell office:value-type="float" office:value="10193104" calcext:value-type="float">
            <text:p>10193104</text:p>
          </table:table-cell>
          <table:table-cell office:value-type="float" office:value="799023" calcext:value-type="float">
            <text:p>799023</text:p>
          </table:table-cell>
          <table:table-cell office:value-type="float" office:value="236165" calcext:value-type="float">
            <text:p>236165</text:p>
          </table:table-cell>
          <table:table-cell table:number-columns-repeated="4"/>
        </table:table-row>
        <table:table-row table:style-name="ro1">
          <table:table-cell office:value-type="float" office:value="7757021" calcext:value-type="float">
            <text:p>7757021</text:p>
          </table:table-cell>
          <table:table-cell office:value-type="float" office:value="560724" calcext:value-type="float">
            <text:p>560724</text:p>
          </table:table-cell>
          <table:table-cell office:value-type="float" office:value="163375" calcext:value-type="float">
            <text:p>163375</text:p>
          </table:table-cell>
          <table:table-cell table:number-columns-repeated="4"/>
        </table:table-row>
        <table:table-row table:style-name="ro1">
          <table:table-cell office:value-type="float" office:value="7682968" calcext:value-type="float">
            <text:p>7682968</text:p>
          </table:table-cell>
          <table:table-cell office:value-type="float" office:value="562198" calcext:value-type="float">
            <text:p>562198</text:p>
          </table:table-cell>
          <table:table-cell office:value-type="float" office:value="164409" calcext:value-type="float">
            <text:p>164409</text:p>
          </table:table-cell>
          <table:table-cell table:number-columns-repeated="4"/>
        </table:table-row>
        <table:table-row table:style-name="ro1">
          <table:table-cell office:value-type="float" office:value="7741767" calcext:value-type="float">
            <text:p>7741767</text:p>
          </table:table-cell>
          <table:table-cell office:value-type="float" office:value="562259" calcext:value-type="float">
            <text:p>562259</text:p>
          </table:table-cell>
          <table:table-cell office:value-type="float" office:value="164778" calcext:value-type="float">
            <text:p>164778</text:p>
          </table:table-cell>
          <table:table-cell table:number-columns-repeated="4"/>
        </table:table-row>
        <table:table-row table:style-name="ro1">
          <table:table-cell office:value-type="float" office:value="7857727" calcext:value-type="float">
            <text:p>7857727</text:p>
          </table:table-cell>
          <table:table-cell office:value-type="float" office:value="566710" calcext:value-type="float">
            <text:p>566710</text:p>
          </table:table-cell>
          <table:table-cell office:value-type="float" office:value="163668" calcext:value-type="float">
            <text:p>163668</text:p>
          </table:table-cell>
          <table:table-cell table:number-columns-repeated="4"/>
        </table:table-row>
        <table:table-row table:style-name="ro1">
          <table:table-cell office:value-type="float" office:value="7767498" calcext:value-type="float">
            <text:p>7767498</text:p>
          </table:table-cell>
          <table:table-cell office:value-type="float" office:value="570422" calcext:value-type="float">
            <text:p>570422</text:p>
          </table:table-cell>
          <table:table-cell office:value-type="float" office:value="164458" calcext:value-type="float">
            <text:p>164458</text:p>
          </table:table-cell>
          <table:table-cell table:number-columns-repeated="4"/>
        </table:table-row>
        <table:table-row table:style-name="ro1">
          <table:table-cell office:value-type="float" office:value="7913318" calcext:value-type="float">
            <text:p>7913318</text:p>
          </table:table-cell>
          <table:table-cell office:value-type="float" office:value="562475" calcext:value-type="float">
            <text:p>562475</text:p>
          </table:table-cell>
          <table:table-cell office:value-type="float" office:value="163563" calcext:value-type="float">
            <text:p>163563</text:p>
          </table:table-cell>
          <table:table-cell table:number-columns-repeated="4"/>
        </table:table-row>
        <table:table-row table:style-name="ro1">
          <table:table-cell office:value-type="float" office:value="7753529" calcext:value-type="float">
            <text:p>7753529</text:p>
          </table:table-cell>
          <table:table-cell office:value-type="float" office:value="589383" calcext:value-type="float">
            <text:p>589383</text:p>
          </table:table-cell>
          <table:table-cell office:value-type="float" office:value="164875" calcext:value-type="float">
            <text:p>164875</text:p>
          </table:table-cell>
          <table:table-cell table:number-columns-repeated="4"/>
        </table:table-row>
        <table:table-row table:style-name="ro1">
          <table:table-cell office:value-type="float" office:value="8043448" calcext:value-type="float">
            <text:p>8043448</text:p>
          </table:table-cell>
          <table:table-cell office:value-type="float" office:value="573821" calcext:value-type="float">
            <text:p>573821</text:p>
          </table:table-cell>
          <table:table-cell office:value-type="float" office:value="164463" calcext:value-type="float">
            <text:p>164463</text:p>
          </table:table-cell>
          <table:table-cell table:number-columns-repeated="4"/>
        </table:table-row>
        <table:table-row table:style-name="ro1">
          <table:table-cell office:value-type="float" office:value="7819049" calcext:value-type="float">
            <text:p>7819049</text:p>
          </table:table-cell>
          <table:table-cell office:value-type="float" office:value="597472" calcext:value-type="float">
            <text:p>597472</text:p>
          </table:table-cell>
          <table:table-cell office:value-type="float" office:value="164570" calcext:value-type="float">
            <text:p>164570</text:p>
          </table:table-cell>
          <table:table-cell table:number-columns-repeated="4"/>
        </table:table-row>
        <table:table-row table:style-name="ro1">
          <table:table-cell office:value-type="float" office:value="8097109" calcext:value-type="float">
            <text:p>8097109</text:p>
          </table:table-cell>
          <table:table-cell office:value-type="float" office:value="566744" calcext:value-type="float">
            <text:p>566744</text:p>
          </table:table-cell>
          <table:table-cell office:value-type="float" office:value="166489" calcext:value-type="float">
            <text:p>166489</text:p>
          </table:table-cell>
          <table:table-cell table:number-columns-repeated="4"/>
        </table:table-row>
        <table:table-row table:style-name="ro1">
          <table:table-cell office:value-type="float" office:value="7720278" calcext:value-type="float">
            <text:p>7720278</text:p>
          </table:table-cell>
          <table:table-cell office:value-type="float" office:value="568845" calcext:value-type="float">
            <text:p>568845</text:p>
          </table:table-cell>
          <table:table-cell office:value-type="float" office:value="164557" calcext:value-type="float">
            <text:p>164557</text:p>
          </table:table-cell>
          <table:table-cell table:number-columns-repeated="4"/>
        </table:table-row>
        <table:table-row table:style-name="ro1">
          <table:table-cell office:value-type="float" office:value="7788722" calcext:value-type="float">
            <text:p>7788722</text:p>
          </table:table-cell>
          <table:table-cell office:value-type="float" office:value="574293" calcext:value-type="float">
            <text:p>574293</text:p>
          </table:table-cell>
          <table:table-cell office:value-type="float" office:value="164130" calcext:value-type="float">
            <text:p>164130</text:p>
          </table:table-cell>
          <table:table-cell table:number-columns-repeated="4"/>
        </table:table-row>
        <table:table-row table:style-name="ro1">
          <table:table-cell office:value-type="float" office:value="7878040" calcext:value-type="float">
            <text:p>7878040</text:p>
          </table:table-cell>
          <table:table-cell office:value-type="float" office:value="558087" calcext:value-type="float">
            <text:p>558087</text:p>
          </table:table-cell>
          <table:table-cell office:value-type="float" office:value="165090" calcext:value-type="float">
            <text:p>165090</text:p>
          </table:table-cell>
          <table:table-cell table:number-columns-repeated="4"/>
        </table:table-row>
        <table:table-row table:style-name="ro1">
          <table:table-cell office:value-type="float" office:value="7773051" calcext:value-type="float">
            <text:p>7773051</text:p>
          </table:table-cell>
          <table:table-cell office:value-type="float" office:value="585964" calcext:value-type="float">
            <text:p>585964</text:p>
          </table:table-cell>
          <table:table-cell office:value-type="float" office:value="168939" calcext:value-type="float">
            <text:p>168939</text:p>
          </table:table-cell>
          <table:table-cell table:number-columns-repeated="4"/>
        </table:table-row>
        <table:table-row table:style-name="ro1">
          <table:table-cell office:value-type="float" office:value="7765461" calcext:value-type="float">
            <text:p>7765461</text:p>
          </table:table-cell>
          <table:table-cell office:value-type="float" office:value="552618" calcext:value-type="float">
            <text:p>552618</text:p>
          </table:table-cell>
          <table:table-cell office:value-type="float" office:value="163823" calcext:value-type="float">
            <text:p>163823</text:p>
          </table:table-cell>
          <table:table-cell table:number-columns-repeated="4"/>
        </table:table-row>
        <table:table-row table:style-name="ro1">
          <table:table-cell office:value-type="float" office:value="7857198" calcext:value-type="float">
            <text:p>7857198</text:p>
          </table:table-cell>
          <table:table-cell office:value-type="float" office:value="567555" calcext:value-type="float">
            <text:p>567555</text:p>
          </table:table-cell>
          <table:table-cell office:value-type="float" office:value="163973" calcext:value-type="float">
            <text:p>163973</text:p>
          </table:table-cell>
          <table:table-cell table:number-columns-repeated="4"/>
        </table:table-row>
        <table:table-row table:style-name="ro1">
          <table:table-cell office:value-type="float" office:value="8037344" calcext:value-type="float">
            <text:p>8037344</text:p>
          </table:table-cell>
          <table:table-cell office:value-type="float" office:value="571128" calcext:value-type="float">
            <text:p>571128</text:p>
          </table:table-cell>
          <table:table-cell office:value-type="float" office:value="164176" calcext:value-type="float">
            <text:p>164176</text:p>
          </table:table-cell>
          <table:table-cell table:number-columns-repeated="4"/>
        </table:table-row>
        <table:table-row table:style-name="ro1">
          <table:table-cell office:value-type="float" office:value="7713156" calcext:value-type="float">
            <text:p>7713156</text:p>
          </table:table-cell>
          <table:table-cell office:value-type="float" office:value="573057" calcext:value-type="float">
            <text:p>573057</text:p>
          </table:table-cell>
          <table:table-cell office:value-type="float" office:value="164124" calcext:value-type="float">
            <text:p>164124</text:p>
          </table:table-cell>
          <table:table-cell table:number-columns-repeated="4"/>
        </table:table-row>
        <table:table-row table:style-name="ro1">
          <table:table-cell office:value-type="float" office:value="7671675" calcext:value-type="float">
            <text:p>7671675</text:p>
          </table:table-cell>
          <table:table-cell office:value-type="float" office:value="574636" calcext:value-type="float">
            <text:p>574636</text:p>
          </table:table-cell>
          <table:table-cell office:value-type="float" office:value="164965" calcext:value-type="float">
            <text:p>164965</text:p>
          </table:table-cell>
          <table:table-cell table:number-columns-repeated="4"/>
        </table:table-row>
        <table:table-row table:style-name="ro1">
          <table:table-cell office:value-type="float" office:value="7991042" calcext:value-type="float">
            <text:p>7991042</text:p>
          </table:table-cell>
          <table:table-cell office:value-type="float" office:value="602785" calcext:value-type="float">
            <text:p>602785</text:p>
          </table:table-cell>
          <table:table-cell office:value-type="float" office:value="165354" calcext:value-type="float">
            <text:p>165354</text:p>
          </table:table-cell>
          <table:table-cell table:number-columns-repeated="4"/>
        </table:table-row>
        <table:table-row table:style-name="ro1">
          <table:table-cell office:value-type="float" office:value="7723172" calcext:value-type="float">
            <text:p>7723172</text:p>
          </table:table-cell>
          <table:table-cell office:value-type="float" office:value="580100" calcext:value-type="float">
            <text:p>580100</text:p>
          </table:table-cell>
          <table:table-cell office:value-type="float" office:value="163795" calcext:value-type="float">
            <text:p>163795</text:p>
          </table:table-cell>
          <table:table-cell table:number-columns-repeated="4"/>
        </table:table-row>
        <table:table-row table:style-name="ro1">
          <table:table-cell office:value-type="float" office:value="7925994" calcext:value-type="float">
            <text:p>7925994</text:p>
          </table:table-cell>
          <table:table-cell office:value-type="float" office:value="556719" calcext:value-type="float">
            <text:p>556719</text:p>
          </table:table-cell>
          <table:table-cell office:value-type="float" office:value="164380" calcext:value-type="float">
            <text:p>164380</text:p>
          </table:table-cell>
          <table:table-cell table:number-columns-repeated="4"/>
        </table:table-row>
        <table:table-row table:style-name="ro1">
          <table:table-cell office:value-type="float" office:value="7714665" calcext:value-type="float">
            <text:p>7714665</text:p>
          </table:table-cell>
          <table:table-cell office:value-type="float" office:value="573612" calcext:value-type="float">
            <text:p>573612</text:p>
          </table:table-cell>
          <table:table-cell office:value-type="float" office:value="164098" calcext:value-type="float">
            <text:p>164098</text:p>
          </table:table-cell>
          <table:table-cell table:number-columns-repeated="4"/>
        </table:table-row>
        <table:table-row table:style-name="ro1">
          <table:table-cell office:value-type="float" office:value="7865990" calcext:value-type="float">
            <text:p>7865990</text:p>
          </table:table-cell>
          <table:table-cell office:value-type="float" office:value="565865" calcext:value-type="float">
            <text:p>565865</text:p>
          </table:table-cell>
          <table:table-cell office:value-type="float" office:value="163268" calcext:value-type="float">
            <text:p>163268</text:p>
          </table:table-cell>
          <table:table-cell table:number-columns-repeated="4"/>
        </table:table-row>
        <table:table-row table:style-name="ro1">
          <table:table-cell office:value-type="float" office:value="7829317" calcext:value-type="float">
            <text:p>7829317</text:p>
          </table:table-cell>
          <table:table-cell office:value-type="float" office:value="561403" calcext:value-type="float">
            <text:p>561403</text:p>
          </table:table-cell>
          <table:table-cell office:value-type="float" office:value="164525" calcext:value-type="float">
            <text:p>164525</text:p>
          </table:table-cell>
          <table:table-cell table:number-columns-repeated="4"/>
        </table:table-row>
        <table:table-row table:style-name="ro1">
          <table:table-cell office:value-type="float" office:value="7883602" calcext:value-type="float">
            <text:p>7883602</text:p>
          </table:table-cell>
          <table:table-cell office:value-type="float" office:value="566985" calcext:value-type="float">
            <text:p>566985</text:p>
          </table:table-cell>
          <table:table-cell office:value-type="float" office:value="165381" calcext:value-type="float">
            <text:p>165381</text:p>
          </table:table-cell>
          <table:table-cell table:number-columns-repeated="4"/>
        </table:table-row>
        <table:table-row table:style-name="ro1">
          <table:table-cell office:value-type="float" office:value="7796647" calcext:value-type="float">
            <text:p>7796647</text:p>
          </table:table-cell>
          <table:table-cell office:value-type="float" office:value="569091" calcext:value-type="float">
            <text:p>569091</text:p>
          </table:table-cell>
          <table:table-cell office:value-type="float" office:value="163891" calcext:value-type="float">
            <text:p>163891</text:p>
          </table:table-cell>
          <table:table-cell table:number-columns-repeated="4"/>
        </table:table-row>
        <table:table-row table:style-name="ro1">
          <table:table-cell office:value-type="float" office:value="7947754" calcext:value-type="float">
            <text:p>7947754</text:p>
          </table:table-cell>
          <table:table-cell office:value-type="float" office:value="579588" calcext:value-type="float">
            <text:p>579588</text:p>
          </table:table-cell>
          <table:table-cell office:value-type="float" office:value="170480" calcext:value-type="float">
            <text:p>170480</text:p>
          </table:table-cell>
          <table:table-cell table:number-columns-repeated="4"/>
        </table:table-row>
        <table:table-row table:style-name="ro1">
          <table:table-cell office:value-type="float" office:value="7880959" calcext:value-type="float">
            <text:p>7880959</text:p>
          </table:table-cell>
          <table:table-cell office:value-type="float" office:value="605576" calcext:value-type="float">
            <text:p>605576</text:p>
          </table:table-cell>
          <table:table-cell office:value-type="float" office:value="163878" calcext:value-type="float">
            <text:p>163878</text:p>
          </table:table-cell>
          <table:table-cell table:number-columns-repeated="4"/>
        </table:table-row>
        <table:table-row table:style-name="ro1">
          <table:table-cell office:value-type="float" office:value="7762728" calcext:value-type="float">
            <text:p>7762728</text:p>
          </table:table-cell>
          <table:table-cell office:value-type="float" office:value="574407" calcext:value-type="float">
            <text:p>574407</text:p>
          </table:table-cell>
          <table:table-cell office:value-type="float" office:value="163803" calcext:value-type="float">
            <text:p>163803</text:p>
          </table:table-cell>
          <table:table-cell table:number-columns-repeated="4"/>
        </table:table-row>
        <table:table-row table:style-name="ro1">
          <table:table-cell office:value-type="float" office:value="7677775" calcext:value-type="float">
            <text:p>7677775</text:p>
          </table:table-cell>
          <table:table-cell office:value-type="float" office:value="598356" calcext:value-type="float">
            <text:p>598356</text:p>
          </table:table-cell>
          <table:table-cell office:value-type="float" office:value="163540" calcext:value-type="float">
            <text:p>163540</text:p>
          </table:table-cell>
          <table:table-cell table:number-columns-repeated="4"/>
        </table:table-row>
        <table:table-row table:style-name="ro1">
          <table:table-cell office:value-type="float" office:value="7913965" calcext:value-type="float">
            <text:p>7913965</text:p>
          </table:table-cell>
          <table:table-cell office:value-type="float" office:value="557016" calcext:value-type="float">
            <text:p>557016</text:p>
          </table:table-cell>
          <table:table-cell office:value-type="float" office:value="167121" calcext:value-type="float">
            <text:p>167121</text:p>
          </table:table-cell>
          <table:table-cell table:number-columns-repeated="4"/>
        </table:table-row>
        <table:table-row table:style-name="ro1">
          <table:table-cell office:value-type="float" office:value="7897271" calcext:value-type="float">
            <text:p>7897271</text:p>
          </table:table-cell>
          <table:table-cell office:value-type="float" office:value="566539" calcext:value-type="float">
            <text:p>566539</text:p>
          </table:table-cell>
          <table:table-cell office:value-type="float" office:value="164433" calcext:value-type="float">
            <text:p>164433</text:p>
          </table:table-cell>
          <table:table-cell table:number-columns-repeated="4"/>
        </table:table-row>
        <table:table-row table:style-name="ro1">
          <table:table-cell office:value-type="float" office:value="7812765" calcext:value-type="float">
            <text:p>7812765</text:p>
          </table:table-cell>
          <table:table-cell office:value-type="float" office:value="555017" calcext:value-type="float">
            <text:p>555017</text:p>
          </table:table-cell>
          <table:table-cell office:value-type="float" office:value="164559" calcext:value-type="float">
            <text:p>164559</text:p>
          </table:table-cell>
          <table:table-cell table:number-columns-repeated="4"/>
        </table:table-row>
        <table:table-row table:style-name="ro1">
          <table:table-cell office:value-type="float" office:value="7699350" calcext:value-type="float">
            <text:p>7699350</text:p>
          </table:table-cell>
          <table:table-cell office:value-type="float" office:value="563489" calcext:value-type="float">
            <text:p>563489</text:p>
          </table:table-cell>
          <table:table-cell office:value-type="float" office:value="164281" calcext:value-type="float">
            <text:p>164281</text:p>
          </table:table-cell>
          <table:table-cell table:number-columns-repeated="4"/>
        </table:table-row>
        <table:table-row table:style-name="ro1">
          <table:table-cell office:value-type="float" office:value="7690425" calcext:value-type="float">
            <text:p>7690425</text:p>
          </table:table-cell>
          <table:table-cell office:value-type="float" office:value="567157" calcext:value-type="float">
            <text:p>567157</text:p>
          </table:table-cell>
          <table:table-cell office:value-type="float" office:value="165366" calcext:value-type="float">
            <text:p>165366</text:p>
          </table:table-cell>
          <table:table-cell table:number-columns-repeated="4"/>
        </table:table-row>
        <table:table-row table:style-name="ro1">
          <table:table-cell office:value-type="float" office:value="7823359" calcext:value-type="float">
            <text:p>7823359</text:p>
          </table:table-cell>
          <table:table-cell office:value-type="float" office:value="575605" calcext:value-type="float">
            <text:p>575605</text:p>
          </table:table-cell>
          <table:table-cell office:value-type="float" office:value="163867" calcext:value-type="float">
            <text:p>163867</text:p>
          </table:table-cell>
          <table:table-cell table:number-columns-repeated="4"/>
        </table:table-row>
        <table:table-row table:style-name="ro1">
          <table:table-cell office:value-type="float" office:value="7747363" calcext:value-type="float">
            <text:p>7747363</text:p>
          </table:table-cell>
          <table:table-cell office:value-type="float" office:value="607814" calcext:value-type="float">
            <text:p>607814</text:p>
          </table:table-cell>
          <table:table-cell office:value-type="float" office:value="163750" calcext:value-type="float">
            <text:p>163750</text:p>
          </table:table-cell>
          <table:table-cell table:number-columns-repeated="4"/>
        </table:table-row>
        <table:table-row table:style-name="ro1">
          <table:table-cell office:value-type="float" office:value="7682033" calcext:value-type="float">
            <text:p>7682033</text:p>
          </table:table-cell>
          <table:table-cell office:value-type="float" office:value="615451" calcext:value-type="float">
            <text:p>615451</text:p>
          </table:table-cell>
          <table:table-cell office:value-type="float" office:value="163699" calcext:value-type="float">
            <text:p>163699</text:p>
          </table:table-cell>
          <table:table-cell table:number-columns-repeated="4"/>
        </table:table-row>
        <table:table-row table:style-name="ro1">
          <table:table-cell office:value-type="float" office:value="7984080" calcext:value-type="float">
            <text:p>7984080</text:p>
          </table:table-cell>
          <table:table-cell office:value-type="float" office:value="609806" calcext:value-type="float">
            <text:p>609806</text:p>
          </table:table-cell>
          <table:table-cell office:value-type="float" office:value="164691" calcext:value-type="float">
            <text:p>164691</text:p>
          </table:table-cell>
          <table:table-cell table:number-columns-repeated="4"/>
        </table:table-row>
        <table:table-row table:style-name="ro1">
          <table:table-cell office:value-type="float" office:value="7931462" calcext:value-type="float">
            <text:p>7931462</text:p>
          </table:table-cell>
          <table:table-cell office:value-type="float" office:value="592815" calcext:value-type="float">
            <text:p>592815</text:p>
          </table:table-cell>
          <table:table-cell office:value-type="float" office:value="165611" calcext:value-type="float">
            <text:p>165611</text:p>
          </table:table-cell>
          <table:table-cell table:number-columns-repeated="4"/>
        </table:table-row>
        <table:table-row table:style-name="ro1">
          <table:table-cell office:value-type="float" office:value="7900306" calcext:value-type="float">
            <text:p>7900306</text:p>
          </table:table-cell>
          <table:table-cell office:value-type="float" office:value="576207" calcext:value-type="float">
            <text:p>576207</text:p>
          </table:table-cell>
          <table:table-cell office:value-type="float" office:value="189130" calcext:value-type="float">
            <text:p>189130</text:p>
          </table:table-cell>
          <table:table-cell table:number-columns-repeated="4"/>
        </table:table-row>
        <table:table-row table:style-name="ro1">
          <table:table-cell office:value-type="float" office:value="7789871" calcext:value-type="float">
            <text:p>7789871</text:p>
          </table:table-cell>
          <table:table-cell office:value-type="float" office:value="564375" calcext:value-type="float">
            <text:p>564375</text:p>
          </table:table-cell>
          <table:table-cell office:value-type="float" office:value="164625" calcext:value-type="float">
            <text:p>164625</text:p>
          </table:table-cell>
          <table:table-cell table:number-columns-repeated="4"/>
        </table:table-row>
        <table:table-row table:style-name="ro1">
          <table:table-cell office:value-type="float" office:value="7820906" calcext:value-type="float">
            <text:p>7820906</text:p>
          </table:table-cell>
          <table:table-cell office:value-type="float" office:value="565877" calcext:value-type="float">
            <text:p>565877</text:p>
          </table:table-cell>
          <table:table-cell office:value-type="float" office:value="164324" calcext:value-type="float">
            <text:p>164324</text:p>
          </table:table-cell>
          <table:table-cell table:number-columns-repeated="4"/>
        </table:table-row>
        <table:table-row table:style-name="ro1">
          <table:table-cell office:value-type="float" office:value="7873647" calcext:value-type="float">
            <text:p>7873647</text:p>
          </table:table-cell>
          <table:table-cell office:value-type="float" office:value="562094" calcext:value-type="float">
            <text:p>562094</text:p>
          </table:table-cell>
          <table:table-cell office:value-type="float" office:value="163660" calcext:value-type="float">
            <text:p>163660</text:p>
          </table:table-cell>
          <table:table-cell table:number-columns-repeated="4"/>
        </table:table-row>
        <table:table-row table:style-name="ro1">
          <table:table-cell office:value-type="float" office:value="7727928" calcext:value-type="float">
            <text:p>7727928</text:p>
          </table:table-cell>
          <table:table-cell office:value-type="float" office:value="560849" calcext:value-type="float">
            <text:p>560849</text:p>
          </table:table-cell>
          <table:table-cell office:value-type="float" office:value="164045" calcext:value-type="float">
            <text:p>164045</text:p>
          </table:table-cell>
          <table:table-cell table:number-columns-repeated="4"/>
        </table:table-row>
        <table:table-row table:style-name="ro1">
          <table:table-cell office:value-type="float" office:value="7778949" calcext:value-type="float">
            <text:p>7778949</text:p>
          </table:table-cell>
          <table:table-cell office:value-type="float" office:value="580036" calcext:value-type="float">
            <text:p>580036</text:p>
          </table:table-cell>
          <table:table-cell office:value-type="float" office:value="163776" calcext:value-type="float">
            <text:p>163776</text:p>
          </table:table-cell>
          <table:table-cell table:number-columns-repeated="4"/>
        </table:table-row>
        <table:table-row table:style-name="ro1">
          <table:table-cell office:value-type="float" office:value="7733949" calcext:value-type="float">
            <text:p>7733949</text:p>
          </table:table-cell>
          <table:table-cell office:value-type="float" office:value="547841" calcext:value-type="float">
            <text:p>547841</text:p>
          </table:table-cell>
          <table:table-cell office:value-type="float" office:value="163700" calcext:value-type="float">
            <text:p>163700</text:p>
          </table:table-cell>
          <table:table-cell table:number-columns-repeated="4"/>
        </table:table-row>
        <table:table-row table:style-name="ro1">
          <table:table-cell office:value-type="float" office:value="7876209" calcext:value-type="float">
            <text:p>7876209</text:p>
          </table:table-cell>
          <table:table-cell office:value-type="float" office:value="549982" calcext:value-type="float">
            <text:p>549982</text:p>
          </table:table-cell>
          <table:table-cell office:value-type="float" office:value="165039" calcext:value-type="float">
            <text:p>165039</text:p>
          </table:table-cell>
          <table:table-cell table:number-columns-repeated="4"/>
        </table:table-row>
        <table:table-row table:style-name="ro1">
          <table:table-cell office:value-type="float" office:value="7888267" calcext:value-type="float">
            <text:p>7888267</text:p>
          </table:table-cell>
          <table:table-cell office:value-type="float" office:value="577696" calcext:value-type="float">
            <text:p>577696</text:p>
          </table:table-cell>
          <table:table-cell office:value-type="float" office:value="163861" calcext:value-type="float">
            <text:p>163861</text:p>
          </table:table-cell>
          <table:table-cell table:number-columns-repeated="4"/>
        </table:table-row>
        <table:table-row table:style-name="ro1">
          <table:table-cell office:value-type="float" office:value="7721449" calcext:value-type="float">
            <text:p>7721449</text:p>
          </table:table-cell>
          <table:table-cell office:value-type="float" office:value="576721" calcext:value-type="float">
            <text:p>576721</text:p>
          </table:table-cell>
          <table:table-cell office:value-type="float" office:value="165428" calcext:value-type="float">
            <text:p>165428</text:p>
          </table:table-cell>
          <table:table-cell table:number-columns-repeated="4"/>
        </table:table-row>
        <table:table-row table:style-name="ro1">
          <table:table-cell office:value-type="float" office:value="7791882" calcext:value-type="float">
            <text:p>7791882</text:p>
          </table:table-cell>
          <table:table-cell office:value-type="float" office:value="559316" calcext:value-type="float">
            <text:p>559316</text:p>
          </table:table-cell>
          <table:table-cell office:value-type="float" office:value="163753" calcext:value-type="float">
            <text:p>163753</text:p>
          </table:table-cell>
          <table:table-cell table:number-columns-repeated="4"/>
        </table:table-row>
        <table:table-row table:style-name="ro1">
          <table:table-cell office:value-type="float" office:value="7784219" calcext:value-type="float">
            <text:p>7784219</text:p>
          </table:table-cell>
          <table:table-cell office:value-type="float" office:value="562296" calcext:value-type="float">
            <text:p>562296</text:p>
          </table:table-cell>
          <table:table-cell office:value-type="float" office:value="164642" calcext:value-type="float">
            <text:p>164642</text:p>
          </table:table-cell>
          <table:table-cell table:number-columns-repeated="4"/>
        </table:table-row>
        <table:table-row table:style-name="ro1">
          <table:table-cell office:value-type="float" office:value="7811015" calcext:value-type="float">
            <text:p>7811015</text:p>
          </table:table-cell>
          <table:table-cell office:value-type="float" office:value="553193" calcext:value-type="float">
            <text:p>553193</text:p>
          </table:table-cell>
          <table:table-cell office:value-type="float" office:value="165092" calcext:value-type="float">
            <text:p>165092</text:p>
          </table:table-cell>
          <table:table-cell table:number-columns-repeated="4"/>
        </table:table-row>
        <table:table-row table:style-name="ro1">
          <table:table-cell office:value-type="float" office:value="7781477" calcext:value-type="float">
            <text:p>7781477</text:p>
          </table:table-cell>
          <table:table-cell office:value-type="float" office:value="611602" calcext:value-type="float">
            <text:p>611602</text:p>
          </table:table-cell>
          <table:table-cell office:value-type="float" office:value="163986" calcext:value-type="float">
            <text:p>163986</text:p>
          </table:table-cell>
          <table:table-cell table:number-columns-repeated="4"/>
        </table:table-row>
        <table:table-row table:style-name="ro1">
          <table:table-cell office:value-type="float" office:value="8276365" calcext:value-type="float">
            <text:p>8276365</text:p>
          </table:table-cell>
          <table:table-cell office:value-type="float" office:value="609185" calcext:value-type="float">
            <text:p>609185</text:p>
          </table:table-cell>
          <table:table-cell office:value-type="float" office:value="165088" calcext:value-type="float">
            <text:p>165088</text:p>
          </table:table-cell>
          <table:table-cell table:number-columns-repeated="4"/>
        </table:table-row>
        <table:table-row table:style-name="ro1">
          <table:table-cell office:value-type="float" office:value="7907705" calcext:value-type="float">
            <text:p>7907705</text:p>
          </table:table-cell>
          <table:table-cell office:value-type="float" office:value="547924" calcext:value-type="float">
            <text:p>547924</text:p>
          </table:table-cell>
          <table:table-cell office:value-type="float" office:value="163445" calcext:value-type="float">
            <text:p>163445</text:p>
          </table:table-cell>
          <table:table-cell table:number-columns-repeated="4"/>
        </table:table-row>
        <table:table-row table:style-name="ro1">
          <table:table-cell office:value-type="float" office:value="7745519" calcext:value-type="float">
            <text:p>7745519</text:p>
          </table:table-cell>
          <table:table-cell office:value-type="float" office:value="563927" calcext:value-type="float">
            <text:p>563927</text:p>
          </table:table-cell>
          <table:table-cell office:value-type="float" office:value="164515" calcext:value-type="float">
            <text:p>164515</text:p>
          </table:table-cell>
          <table:table-cell table:number-columns-repeated="4"/>
        </table:table-row>
        <table:table-row table:style-name="ro1">
          <table:table-cell office:value-type="float" office:value="7585001" calcext:value-type="float">
            <text:p>7585001</text:p>
          </table:table-cell>
          <table:table-cell office:value-type="float" office:value="556802" calcext:value-type="float">
            <text:p>556802</text:p>
          </table:table-cell>
          <table:table-cell office:value-type="float" office:value="163777" calcext:value-type="float">
            <text:p>163777</text:p>
          </table:table-cell>
          <table:table-cell table:number-columns-repeated="4"/>
        </table:table-row>
        <table:table-row table:style-name="ro1">
          <table:table-cell office:value-type="float" office:value="7677542" calcext:value-type="float">
            <text:p>7677542</text:p>
          </table:table-cell>
          <table:table-cell office:value-type="float" office:value="559106" calcext:value-type="float">
            <text:p>559106</text:p>
          </table:table-cell>
          <table:table-cell office:value-type="float" office:value="164055" calcext:value-type="float">
            <text:p>164055</text:p>
          </table:table-cell>
          <table:table-cell table:number-columns-repeated="4"/>
        </table:table-row>
        <table:table-row table:style-name="ro1">
          <table:table-cell office:value-type="float" office:value="7681880" calcext:value-type="float">
            <text:p>7681880</text:p>
          </table:table-cell>
          <table:table-cell office:value-type="float" office:value="543364" calcext:value-type="float">
            <text:p>543364</text:p>
          </table:table-cell>
          <table:table-cell office:value-type="float" office:value="164335" calcext:value-type="float">
            <text:p>164335</text:p>
          </table:table-cell>
          <table:table-cell table:number-columns-repeated="4"/>
        </table:table-row>
        <table:table-row table:style-name="ro1">
          <table:table-cell office:value-type="float" office:value="7771909" calcext:value-type="float">
            <text:p>7771909</text:p>
          </table:table-cell>
          <table:table-cell office:value-type="float" office:value="596962" calcext:value-type="float">
            <text:p>596962</text:p>
          </table:table-cell>
          <table:table-cell office:value-type="float" office:value="163766" calcext:value-type="float">
            <text:p>163766</text:p>
          </table:table-cell>
          <table:table-cell table:number-columns-repeated="4"/>
        </table:table-row>
        <table:table-row table:style-name="ro1">
          <table:table-cell office:value-type="float" office:value="7856960" calcext:value-type="float">
            <text:p>7856960</text:p>
          </table:table-cell>
          <table:table-cell office:value-type="float" office:value="582959" calcext:value-type="float">
            <text:p>582959</text:p>
          </table:table-cell>
          <table:table-cell office:value-type="float" office:value="164310" calcext:value-type="float">
            <text:p>164310</text:p>
          </table:table-cell>
          <table:table-cell table:number-columns-repeated="4"/>
        </table:table-row>
        <table:table-row table:style-name="ro1">
          <table:table-cell office:value-type="float" office:value="7743751" calcext:value-type="float">
            <text:p>7743751</text:p>
          </table:table-cell>
          <table:table-cell office:value-type="float" office:value="565695" calcext:value-type="float">
            <text:p>565695</text:p>
          </table:table-cell>
          <table:table-cell office:value-type="float" office:value="166044" calcext:value-type="float">
            <text:p>166044</text:p>
          </table:table-cell>
          <table:table-cell table:number-columns-repeated="4"/>
        </table:table-row>
        <table:table-row table:style-name="ro1">
          <table:table-cell office:value-type="float" office:value="8250836" calcext:value-type="float">
            <text:p>8250836</text:p>
          </table:table-cell>
          <table:table-cell office:value-type="float" office:value="631645" calcext:value-type="float">
            <text:p>631645</text:p>
          </table:table-cell>
          <table:table-cell office:value-type="float" office:value="164306" calcext:value-type="float">
            <text:p>164306</text:p>
          </table:table-cell>
          <table:table-cell table:number-columns-repeated="4"/>
        </table:table-row>
        <table:table-row table:style-name="ro1">
          <table:table-cell office:value-type="float" office:value="7835043" calcext:value-type="float">
            <text:p>7835043</text:p>
          </table:table-cell>
          <table:table-cell office:value-type="float" office:value="567172" calcext:value-type="float">
            <text:p>567172</text:p>
          </table:table-cell>
          <table:table-cell office:value-type="float" office:value="163746" calcext:value-type="float">
            <text:p>163746</text:p>
          </table:table-cell>
          <table:table-cell table:number-columns-repeated="4"/>
        </table:table-row>
        <table:table-row table:style-name="ro1">
          <table:table-cell office:value-type="float" office:value="7753251" calcext:value-type="float">
            <text:p>7753251</text:p>
          </table:table-cell>
          <table:table-cell office:value-type="float" office:value="556101" calcext:value-type="float">
            <text:p>556101</text:p>
          </table:table-cell>
          <table:table-cell office:value-type="float" office:value="163358" calcext:value-type="float">
            <text:p>163358</text:p>
          </table:table-cell>
          <table:table-cell table:number-columns-repeated="4"/>
        </table:table-row>
        <table:table-row table:style-name="ro1">
          <table:table-cell office:value-type="float" office:value="7747690" calcext:value-type="float">
            <text:p>7747690</text:p>
          </table:table-cell>
          <table:table-cell office:value-type="float" office:value="572651" calcext:value-type="float">
            <text:p>572651</text:p>
          </table:table-cell>
          <table:table-cell office:value-type="float" office:value="163693" calcext:value-type="float">
            <text:p>163693</text:p>
          </table:table-cell>
          <table:table-cell table:number-columns-repeated="4"/>
        </table:table-row>
        <table:table-row table:style-name="ro1">
          <table:table-cell office:value-type="float" office:value="7706729" calcext:value-type="float">
            <text:p>7706729</text:p>
          </table:table-cell>
          <table:table-cell office:value-type="float" office:value="585871" calcext:value-type="float">
            <text:p>585871</text:p>
          </table:table-cell>
          <table:table-cell office:value-type="float" office:value="210671" calcext:value-type="float">
            <text:p>210671</text:p>
          </table:table-cell>
          <table:table-cell table:number-columns-repeated="4"/>
        </table:table-row>
        <table:table-row table:style-name="ro1">
          <table:table-cell office:value-type="float" office:value="7711581" calcext:value-type="float">
            <text:p>7711581</text:p>
          </table:table-cell>
          <table:table-cell office:value-type="float" office:value="557542" calcext:value-type="float">
            <text:p>557542</text:p>
          </table:table-cell>
          <table:table-cell office:value-type="float" office:value="163302" calcext:value-type="float">
            <text:p>163302</text:p>
          </table:table-cell>
          <table:table-cell table:number-columns-repeated="4"/>
        </table:table-row>
        <table:table-row table:style-name="ro1">
          <table:table-cell office:value-type="float" office:value="7919503" calcext:value-type="float">
            <text:p>7919503</text:p>
          </table:table-cell>
          <table:table-cell office:value-type="float" office:value="627500" calcext:value-type="float">
            <text:p>627500</text:p>
          </table:table-cell>
          <table:table-cell office:value-type="float" office:value="217100" calcext:value-type="float">
            <text:p>217100</text:p>
          </table:table-cell>
          <table:table-cell table:number-columns-repeated="4"/>
        </table:table-row>
        <table:table-row table:style-name="ro1">
          <table:table-cell office:value-type="float" office:value="7711037" calcext:value-type="float">
            <text:p>7711037</text:p>
          </table:table-cell>
          <table:table-cell office:value-type="float" office:value="562685" calcext:value-type="float">
            <text:p>562685</text:p>
          </table:table-cell>
          <table:table-cell office:value-type="float" office:value="167136" calcext:value-type="float">
            <text:p>167136</text:p>
          </table:table-cell>
          <table:table-cell table:number-columns-repeated="4"/>
        </table:table-row>
        <table:table-row table:style-name="ro1">
          <table:table-cell office:value-type="float" office:value="8175820" calcext:value-type="float">
            <text:p>8175820</text:p>
          </table:table-cell>
          <table:table-cell office:value-type="float" office:value="588002" calcext:value-type="float">
            <text:p>588002</text:p>
          </table:table-cell>
          <table:table-cell office:value-type="float" office:value="164873" calcext:value-type="float">
            <text:p>164873</text:p>
          </table:table-cell>
          <table:table-cell table:number-columns-repeated="4"/>
        </table:table-row>
        <table:table-row table:style-name="ro1">
          <table:table-cell office:value-type="float" office:value="7833077" calcext:value-type="float">
            <text:p>7833077</text:p>
          </table:table-cell>
          <table:table-cell office:value-type="float" office:value="557040" calcext:value-type="float">
            <text:p>557040</text:p>
          </table:table-cell>
          <table:table-cell office:value-type="float" office:value="164623" calcext:value-type="float">
            <text:p>164623</text:p>
          </table:table-cell>
          <table:table-cell table:number-columns-repeated="4"/>
        </table:table-row>
        <table:table-row table:style-name="ro1">
          <table:table-cell office:value-type="float" office:value="7875048" calcext:value-type="float">
            <text:p>7875048</text:p>
          </table:table-cell>
          <table:table-cell office:value-type="float" office:value="585117" calcext:value-type="float">
            <text:p>585117</text:p>
          </table:table-cell>
          <table:table-cell office:value-type="float" office:value="163944" calcext:value-type="float">
            <text:p>163944</text:p>
          </table:table-cell>
          <table:table-cell table:number-columns-repeated="4"/>
        </table:table-row>
        <table:table-row table:style-name="ro1">
          <table:table-cell office:value-type="float" office:value="7632009" calcext:value-type="float">
            <text:p>7632009</text:p>
          </table:table-cell>
          <table:table-cell office:value-type="float" office:value="564406" calcext:value-type="float">
            <text:p>564406</text:p>
          </table:table-cell>
          <table:table-cell office:value-type="float" office:value="163199" calcext:value-type="float">
            <text:p>163199</text:p>
          </table:table-cell>
          <table:table-cell table:number-columns-repeated="4"/>
        </table:table-row>
        <table:table-row table:style-name="ro1">
          <table:table-cell office:value-type="float" office:value="7845328" calcext:value-type="float">
            <text:p>7845328</text:p>
          </table:table-cell>
          <table:table-cell office:value-type="float" office:value="576926" calcext:value-type="float">
            <text:p>576926</text:p>
          </table:table-cell>
          <table:table-cell office:value-type="float" office:value="166174" calcext:value-type="float">
            <text:p>166174</text:p>
          </table:table-cell>
          <table:table-cell table:number-columns-repeated="4"/>
        </table:table-row>
        <table:table-row table:style-name="ro1">
          <table:table-cell office:value-type="float" office:value="7834833" calcext:value-type="float">
            <text:p>7834833</text:p>
          </table:table-cell>
          <table:table-cell office:value-type="float" office:value="579691" calcext:value-type="float">
            <text:p>579691</text:p>
          </table:table-cell>
          <table:table-cell office:value-type="float" office:value="164108" calcext:value-type="float">
            <text:p>164108</text:p>
          </table:table-cell>
          <table:table-cell table:number-columns-repeated="4"/>
        </table:table-row>
        <table:table-row table:style-name="ro1">
          <table:table-cell office:value-type="float" office:value="7798559" calcext:value-type="float">
            <text:p>7798559</text:p>
          </table:table-cell>
          <table:table-cell office:value-type="float" office:value="619078" calcext:value-type="float">
            <text:p>619078</text:p>
          </table:table-cell>
          <table:table-cell office:value-type="float" office:value="164270" calcext:value-type="float">
            <text:p>164270</text:p>
          </table:table-cell>
          <table:table-cell table:number-columns-repeated="4"/>
        </table:table-row>
        <table:table-row table:style-name="ro1">
          <table:table-cell office:value-type="float" office:value="7956547" calcext:value-type="float">
            <text:p>7956547</text:p>
          </table:table-cell>
          <table:table-cell office:value-type="float" office:value="555214" calcext:value-type="float">
            <text:p>555214</text:p>
          </table:table-cell>
          <table:table-cell office:value-type="float" office:value="198499" calcext:value-type="float">
            <text:p>198499</text:p>
          </table:table-cell>
          <table:table-cell table:number-columns-repeated="4"/>
        </table:table-row>
        <table:table-row table:style-name="ro1">
          <table:table-cell office:value-type="float" office:value="8065834" calcext:value-type="float">
            <text:p>8065834</text:p>
          </table:table-cell>
          <table:table-cell office:value-type="float" office:value="599631" calcext:value-type="float">
            <text:p>599631</text:p>
          </table:table-cell>
          <table:table-cell office:value-type="float" office:value="164099" calcext:value-type="float">
            <text:p>164099</text:p>
          </table:table-cell>
          <table:table-cell table:number-columns-repeated="4"/>
        </table:table-row>
        <table:table-row table:style-name="ro1">
          <table:table-cell office:value-type="float" office:value="7846385" calcext:value-type="float">
            <text:p>7846385</text:p>
          </table:table-cell>
          <table:table-cell office:value-type="float" office:value="552300" calcext:value-type="float">
            <text:p>552300</text:p>
          </table:table-cell>
          <table:table-cell office:value-type="float" office:value="163700" calcext:value-type="float">
            <text:p>163700</text:p>
          </table:table-cell>
          <table:table-cell table:number-columns-repeated="4"/>
        </table:table-row>
        <table:table-row table:style-name="ro1">
          <table:table-cell office:value-type="float" office:value="7785200" calcext:value-type="float">
            <text:p>7785200</text:p>
          </table:table-cell>
          <table:table-cell office:value-type="float" office:value="669070" calcext:value-type="float">
            <text:p>669070</text:p>
          </table:table-cell>
          <table:table-cell office:value-type="float" office:value="167054" calcext:value-type="float">
            <text:p>167054</text:p>
          </table:table-cell>
          <table:table-cell table:number-columns-repeated="4"/>
        </table:table-row>
        <table:table-row table:style-name="ro1">
          <table:table-cell office:value-type="float" office:value="7864865" calcext:value-type="float">
            <text:p>7864865</text:p>
          </table:table-cell>
          <table:table-cell office:value-type="float" office:value="560784" calcext:value-type="float">
            <text:p>560784</text:p>
          </table:table-cell>
          <table:table-cell office:value-type="float" office:value="165041" calcext:value-type="float">
            <text:p>165041</text:p>
          </table:table-cell>
          <table:table-cell table:number-columns-repeated="4"/>
        </table:table-row>
        <table:table-row table:style-name="ro1">
          <table:table-cell office:value-type="float" office:value="7928694" calcext:value-type="float">
            <text:p>7928694</text:p>
          </table:table-cell>
          <table:table-cell office:value-type="float" office:value="563096" calcext:value-type="float">
            <text:p>563096</text:p>
          </table:table-cell>
          <table:table-cell office:value-type="float" office:value="166874" calcext:value-type="float">
            <text:p>166874</text:p>
          </table:table-cell>
          <table:table-cell table:number-columns-repeated="4"/>
        </table:table-row>
        <table:table-row table:style-name="ro1">
          <table:table-cell office:value-type="float" office:value="7751353" calcext:value-type="float">
            <text:p>7751353</text:p>
          </table:table-cell>
          <table:table-cell office:value-type="float" office:value="596108" calcext:value-type="float">
            <text:p>596108</text:p>
          </table:table-cell>
          <table:table-cell office:value-type="float" office:value="164558" calcext:value-type="float">
            <text:p>164558</text:p>
          </table:table-cell>
          <table:table-cell table:number-columns-repeated="4"/>
        </table:table-row>
        <table:table-row table:style-name="ro1">
          <table:table-cell office:value-type="float" office:value="7811491" calcext:value-type="float">
            <text:p>7811491</text:p>
          </table:table-cell>
          <table:table-cell office:value-type="float" office:value="610312" calcext:value-type="float">
            <text:p>610312</text:p>
          </table:table-cell>
          <table:table-cell office:value-type="float" office:value="163986" calcext:value-type="float">
            <text:p>163986</text:p>
          </table:table-cell>
          <table:table-cell table:number-columns-repeated="4"/>
        </table:table-row>
        <table:table-row table:style-name="ro1">
          <table:table-cell office:value-type="float" office:value="7790992" calcext:value-type="float">
            <text:p>7790992</text:p>
          </table:table-cell>
          <table:table-cell office:value-type="float" office:value="555209" calcext:value-type="float">
            <text:p>555209</text:p>
          </table:table-cell>
          <table:table-cell office:value-type="float" office:value="163475" calcext:value-type="float">
            <text:p>163475</text:p>
          </table:table-cell>
          <table:table-cell table:number-columns-repeated="4"/>
        </table:table-row>
        <table:table-row table:style-name="ro1">
          <table:table-cell office:value-type="float" office:value="7933498" calcext:value-type="float">
            <text:p>7933498</text:p>
          </table:table-cell>
          <table:table-cell office:value-type="float" office:value="653749" calcext:value-type="float">
            <text:p>653749</text:p>
          </table:table-cell>
          <table:table-cell office:value-type="float" office:value="169412" calcext:value-type="float">
            <text:p>169412</text:p>
          </table:table-cell>
          <table:table-cell table:number-columns-repeated="4"/>
        </table:table-row>
        <table:table-row table:style-name="ro1">
          <table:table-cell office:value-type="float" office:value="7801962" calcext:value-type="float">
            <text:p>7801962</text:p>
          </table:table-cell>
          <table:table-cell office:value-type="float" office:value="562808" calcext:value-type="float">
            <text:p>562808</text:p>
          </table:table-cell>
          <table:table-cell office:value-type="float" office:value="163995" calcext:value-type="float">
            <text:p>163995</text:p>
          </table:table-cell>
          <table:table-cell table:number-columns-repeated="4"/>
        </table:table-row>
        <table:table-row table:style-name="ro1">
          <table:table-cell office:value-type="float" office:value="7749326" calcext:value-type="float">
            <text:p>7749326</text:p>
          </table:table-cell>
          <table:table-cell office:value-type="float" office:value="593846" calcext:value-type="float">
            <text:p>593846</text:p>
          </table:table-cell>
          <table:table-cell office:value-type="float" office:value="164612" calcext:value-type="float">
            <text:p>164612</text:p>
          </table:table-cell>
          <table:table-cell table:number-columns-repeated="4"/>
        </table:table-row>
        <table:table-row table:style-name="ro1">
          <table:table-cell office:value-type="float" office:value="7728497" calcext:value-type="float">
            <text:p>7728497</text:p>
          </table:table-cell>
          <table:table-cell office:value-type="float" office:value="572230" calcext:value-type="float">
            <text:p>572230</text:p>
          </table:table-cell>
          <table:table-cell office:value-type="float" office:value="163875" calcext:value-type="float">
            <text:p>163875</text:p>
          </table:table-cell>
          <table:table-cell table:number-columns-repeated="4"/>
        </table:table-row>
        <table:table-row table:style-name="ro1">
          <table:table-cell office:value-type="float" office:value="8564717" calcext:value-type="float">
            <text:p>8564717</text:p>
          </table:table-cell>
          <table:table-cell office:value-type="float" office:value="634102" calcext:value-type="float">
            <text:p>634102</text:p>
          </table:table-cell>
          <table:table-cell office:value-type="float" office:value="171182" calcext:value-type="float">
            <text:p>171182</text:p>
          </table:table-cell>
          <table:table-cell table:number-columns-repeated="4"/>
        </table:table-row>
        <table:table-row table:style-name="ro1">
          <table:table-cell office:value-type="float" office:value="7884111" calcext:value-type="float">
            <text:p>7884111</text:p>
          </table:table-cell>
          <table:table-cell office:value-type="float" office:value="568535" calcext:value-type="float">
            <text:p>568535</text:p>
          </table:table-cell>
          <table:table-cell office:value-type="float" office:value="164312" calcext:value-type="float">
            <text:p>164312</text:p>
          </table:table-cell>
          <table:table-cell table:number-columns-repeated="4"/>
        </table:table-row>
        <table:table-row table:style-name="ro1">
          <table:table-cell office:value-type="float" office:value="7754625" calcext:value-type="float">
            <text:p>7754625</text:p>
          </table:table-cell>
          <table:table-cell office:value-type="float" office:value="656936" calcext:value-type="float">
            <text:p>656936</text:p>
          </table:table-cell>
          <table:table-cell office:value-type="float" office:value="164144" calcext:value-type="float">
            <text:p>164144</text:p>
          </table:table-cell>
          <table:table-cell table:number-columns-repeated="4"/>
        </table:table-row>
        <table:table-row table:style-name="ro1">
          <table:table-cell office:value-type="float" office:value="7852710" calcext:value-type="float">
            <text:p>7852710</text:p>
          </table:table-cell>
          <table:table-cell office:value-type="float" office:value="559930" calcext:value-type="float">
            <text:p>559930</text:p>
          </table:table-cell>
          <table:table-cell office:value-type="float" office:value="163670" calcext:value-type="float">
            <text:p>163670</text:p>
          </table:table-cell>
          <table:table-cell table:number-columns-repeated="4"/>
        </table:table-row>
        <table:table-row table:style-name="ro1">
          <table:table-cell office:value-type="float" office:value="7824190" calcext:value-type="float">
            <text:p>7824190</text:p>
          </table:table-cell>
          <table:table-cell office:value-type="float" office:value="568419" calcext:value-type="float">
            <text:p>568419</text:p>
          </table:table-cell>
          <table:table-cell office:value-type="float" office:value="165775" calcext:value-type="float">
            <text:p>165775</text:p>
          </table:table-cell>
          <table:table-cell table:number-columns-repeated="4"/>
        </table:table-row>
        <table:table-row table:style-name="ro1">
          <table:table-cell office:value-type="float" office:value="7924788" calcext:value-type="float">
            <text:p>7924788</text:p>
          </table:table-cell>
          <table:table-cell office:value-type="float" office:value="570249" calcext:value-type="float">
            <text:p>570249</text:p>
          </table:table-cell>
          <table:table-cell office:value-type="float" office:value="163960" calcext:value-type="float">
            <text:p>163960</text:p>
          </table:table-cell>
          <table:table-cell table:number-columns-repeated="4"/>
        </table:table-row>
        <table:table-row table:style-name="ro1">
          <table:table-cell office:value-type="float" office:value="7905833" calcext:value-type="float">
            <text:p>7905833</text:p>
          </table:table-cell>
          <table:table-cell office:value-type="float" office:value="580095" calcext:value-type="float">
            <text:p>580095</text:p>
          </table:table-cell>
          <table:table-cell office:value-type="float" office:value="181940" calcext:value-type="float">
            <text:p>181940</text:p>
          </table:table-cell>
          <table:table-cell table:number-columns-repeated="4"/>
        </table:table-row>
        <table:table-row table:style-name="ro1">
          <table:table-cell office:value-type="float" office:value="7619798" calcext:value-type="float">
            <text:p>7619798</text:p>
          </table:table-cell>
          <table:table-cell office:value-type="float" office:value="575043" calcext:value-type="float">
            <text:p>575043</text:p>
          </table:table-cell>
          <table:table-cell office:value-type="float" office:value="165374" calcext:value-type="float">
            <text:p>165374</text:p>
          </table:table-cell>
          <table:table-cell table:number-columns-repeated="4"/>
        </table:table-row>
        <table:table-row table:style-name="ro1">
          <table:table-cell office:value-type="float" office:value="7931967" calcext:value-type="float">
            <text:p>7931967</text:p>
          </table:table-cell>
          <table:table-cell office:value-type="float" office:value="563879" calcext:value-type="float">
            <text:p>563879</text:p>
          </table:table-cell>
          <table:table-cell office:value-type="float" office:value="163762" calcext:value-type="float">
            <text:p>163762</text:p>
          </table:table-cell>
          <table:table-cell table:number-columns-repeated="4"/>
        </table:table-row>
        <table:table-row table:style-name="ro1">
          <table:table-cell office:value-type="float" office:value="7788068" calcext:value-type="float">
            <text:p>7788068</text:p>
          </table:table-cell>
          <table:table-cell office:value-type="float" office:value="559680" calcext:value-type="float">
            <text:p>559680</text:p>
          </table:table-cell>
          <table:table-cell office:value-type="float" office:value="164146" calcext:value-type="float">
            <text:p>164146</text:p>
          </table:table-cell>
          <table:table-cell table:number-columns-repeated="4"/>
        </table:table-row>
        <table:table-row table:style-name="ro1">
          <table:table-cell office:value-type="float" office:value="7827866" calcext:value-type="float">
            <text:p>7827866</text:p>
          </table:table-cell>
          <table:table-cell office:value-type="float" office:value="575556" calcext:value-type="float">
            <text:p>575556</text:p>
          </table:table-cell>
          <table:table-cell office:value-type="float" office:value="164614" calcext:value-type="float">
            <text:p>164614</text:p>
          </table:table-cell>
          <table:table-cell table:number-columns-repeated="4"/>
        </table:table-row>
        <table:table-row table:style-name="ro1">
          <table:table-cell office:value-type="float" office:value="7712267" calcext:value-type="float">
            <text:p>7712267</text:p>
          </table:table-cell>
          <table:table-cell office:value-type="float" office:value="562171" calcext:value-type="float">
            <text:p>562171</text:p>
          </table:table-cell>
          <table:table-cell office:value-type="float" office:value="164278" calcext:value-type="float">
            <text:p>164278</text:p>
          </table:table-cell>
          <table:table-cell table:number-columns-repeated="4"/>
        </table:table-row>
        <table:table-row table:style-name="ro1">
          <table:table-cell office:value-type="float" office:value="7808384" calcext:value-type="float">
            <text:p>7808384</text:p>
          </table:table-cell>
          <table:table-cell office:value-type="float" office:value="613781" calcext:value-type="float">
            <text:p>613781</text:p>
          </table:table-cell>
          <table:table-cell office:value-type="float" office:value="165547" calcext:value-type="float">
            <text:p>165547</text:p>
          </table:table-cell>
          <table:table-cell table:number-columns-repeated="4"/>
        </table:table-row>
        <table:table-row table:style-name="ro1">
          <table:table-cell office:value-type="float" office:value="7720003" calcext:value-type="float">
            <text:p>7720003</text:p>
          </table:table-cell>
          <table:table-cell office:value-type="float" office:value="557025" calcext:value-type="float">
            <text:p>557025</text:p>
          </table:table-cell>
          <table:table-cell office:value-type="float" office:value="165666" calcext:value-type="float">
            <text:p>165666</text:p>
          </table:table-cell>
          <table:table-cell table:number-columns-repeated="4"/>
        </table:table-row>
        <table:table-row table:style-name="ro1">
          <table:table-cell office:value-type="float" office:value="7736278" calcext:value-type="float">
            <text:p>7736278</text:p>
          </table:table-cell>
          <table:table-cell office:value-type="float" office:value="565119" calcext:value-type="float">
            <text:p>565119</text:p>
          </table:table-cell>
          <table:table-cell office:value-type="float" office:value="164506" calcext:value-type="float">
            <text:p>164506</text:p>
          </table:table-cell>
          <table:table-cell table:number-columns-repeated="4"/>
        </table:table-row>
        <table:table-row table:style-name="ro1">
          <table:table-cell office:value-type="float" office:value="7997753" calcext:value-type="float">
            <text:p>7997753</text:p>
          </table:table-cell>
          <table:table-cell office:value-type="float" office:value="563932" calcext:value-type="float">
            <text:p>563932</text:p>
          </table:table-cell>
          <table:table-cell office:value-type="float" office:value="163926" calcext:value-type="float">
            <text:p>163926</text:p>
          </table:table-cell>
          <table:table-cell table:number-columns-repeated="4"/>
        </table:table-row>
        <table:table-row table:style-name="ro1">
          <table:table-cell office:value-type="float" office:value="7805158" calcext:value-type="float">
            <text:p>7805158</text:p>
          </table:table-cell>
          <table:table-cell office:value-type="float" office:value="560513" calcext:value-type="float">
            <text:p>560513</text:p>
          </table:table-cell>
          <table:table-cell office:value-type="float" office:value="163900" calcext:value-type="float">
            <text:p>163900</text:p>
          </table:table-cell>
          <table:table-cell table:number-columns-repeated="4"/>
        </table:table-row>
        <table:table-row table:style-name="ro1">
          <table:table-cell office:value-type="float" office:value="7749985" calcext:value-type="float">
            <text:p>7749985</text:p>
          </table:table-cell>
          <table:table-cell office:value-type="float" office:value="572058" calcext:value-type="float">
            <text:p>572058</text:p>
          </table:table-cell>
          <table:table-cell office:value-type="float" office:value="163463" calcext:value-type="float">
            <text:p>163463</text:p>
          </table:table-cell>
          <table:table-cell table:number-columns-repeated="4"/>
        </table:table-row>
        <table:table-row table:style-name="ro1">
          <table:table-cell office:value-type="float" office:value="7753031" calcext:value-type="float">
            <text:p>7753031</text:p>
          </table:table-cell>
          <table:table-cell office:value-type="float" office:value="568988" calcext:value-type="float">
            <text:p>568988</text:p>
          </table:table-cell>
          <table:table-cell office:value-type="float" office:value="163533" calcext:value-type="float">
            <text:p>163533</text:p>
          </table:table-cell>
          <table:table-cell table:number-columns-repeated="4"/>
        </table:table-row>
        <table:table-row table:style-name="ro1">
          <table:table-cell office:value-type="float" office:value="7957312" calcext:value-type="float">
            <text:p>7957312</text:p>
          </table:table-cell>
          <table:table-cell office:value-type="float" office:value="561963" calcext:value-type="float">
            <text:p>561963</text:p>
          </table:table-cell>
          <table:table-cell office:value-type="float" office:value="163301" calcext:value-type="float">
            <text:p>163301</text:p>
          </table:table-cell>
          <table:table-cell table:number-columns-repeated="4"/>
        </table:table-row>
        <table:table-row table:style-name="ro1">
          <table:table-cell office:value-type="float" office:value="7783754" calcext:value-type="float">
            <text:p>7783754</text:p>
          </table:table-cell>
          <table:table-cell office:value-type="float" office:value="577113" calcext:value-type="float">
            <text:p>577113</text:p>
          </table:table-cell>
          <table:table-cell office:value-type="float" office:value="208497" calcext:value-type="float">
            <text:p>208497</text:p>
          </table:table-cell>
          <table:table-cell table:number-columns-repeated="4"/>
        </table:table-row>
        <table:table-row table:style-name="ro1">
          <table:table-cell office:value-type="float" office:value="7750874" calcext:value-type="float">
            <text:p>7750874</text:p>
          </table:table-cell>
          <table:table-cell office:value-type="float" office:value="557973" calcext:value-type="float">
            <text:p>557973</text:p>
          </table:table-cell>
          <table:table-cell office:value-type="float" office:value="164733" calcext:value-type="float">
            <text:p>164733</text:p>
          </table:table-cell>
          <table:table-cell table:number-columns-repeated="4"/>
        </table:table-row>
        <table:table-row table:style-name="ro1">
          <table:table-cell office:value-type="float" office:value="7758409" calcext:value-type="float">
            <text:p>7758409</text:p>
          </table:table-cell>
          <table:table-cell office:value-type="float" office:value="567589" calcext:value-type="float">
            <text:p>567589</text:p>
          </table:table-cell>
          <table:table-cell office:value-type="float" office:value="164127" calcext:value-type="float">
            <text:p>164127</text:p>
          </table:table-cell>
          <table:table-cell table:number-columns-repeated="4"/>
        </table:table-row>
        <table:table-row table:style-name="ro1">
          <table:table-cell office:value-type="float" office:value="7810885" calcext:value-type="float">
            <text:p>7810885</text:p>
          </table:table-cell>
          <table:table-cell office:value-type="float" office:value="566271" calcext:value-type="float">
            <text:p>566271</text:p>
          </table:table-cell>
          <table:table-cell office:value-type="float" office:value="164498" calcext:value-type="float">
            <text:p>164498</text:p>
          </table:table-cell>
          <table:table-cell table:number-columns-repeated="4"/>
        </table:table-row>
        <table:table-row table:style-name="ro1">
          <table:table-cell office:value-type="float" office:value="7798241" calcext:value-type="float">
            <text:p>7798241</text:p>
          </table:table-cell>
          <table:table-cell office:value-type="float" office:value="551661" calcext:value-type="float">
            <text:p>551661</text:p>
          </table:table-cell>
          <table:table-cell office:value-type="float" office:value="163886" calcext:value-type="float">
            <text:p>163886</text:p>
          </table:table-cell>
          <table:table-cell table:number-columns-repeated="4"/>
        </table:table-row>
        <table:table-row table:style-name="ro1">
          <table:table-cell office:value-type="float" office:value="7926241" calcext:value-type="float">
            <text:p>7926241</text:p>
          </table:table-cell>
          <table:table-cell office:value-type="float" office:value="584154" calcext:value-type="float">
            <text:p>584154</text:p>
          </table:table-cell>
          <table:table-cell office:value-type="float" office:value="164551" calcext:value-type="float">
            <text:p>164551</text:p>
          </table:table-cell>
          <table:table-cell table:number-columns-repeated="4"/>
        </table:table-row>
        <table:table-row table:style-name="ro1">
          <table:table-cell office:value-type="float" office:value="7790030" calcext:value-type="float">
            <text:p>7790030</text:p>
          </table:table-cell>
          <table:table-cell office:value-type="float" office:value="599401" calcext:value-type="float">
            <text:p>599401</text:p>
          </table:table-cell>
          <table:table-cell office:value-type="float" office:value="163419" calcext:value-type="float">
            <text:p>163419</text:p>
          </table:table-cell>
          <table:table-cell table:number-columns-repeated="4"/>
        </table:table-row>
        <table:table-row table:style-name="ro1">
          <table:table-cell office:value-type="float" office:value="7676187" calcext:value-type="float">
            <text:p>7676187</text:p>
          </table:table-cell>
          <table:table-cell office:value-type="float" office:value="560210" calcext:value-type="float">
            <text:p>560210</text:p>
          </table:table-cell>
          <table:table-cell office:value-type="float" office:value="163718" calcext:value-type="float">
            <text:p>163718</text:p>
          </table:table-cell>
          <table:table-cell table:number-columns-repeated="4"/>
        </table:table-row>
        <table:table-row table:style-name="ro1">
          <table:table-cell office:value-type="float" office:value="7708586" calcext:value-type="float">
            <text:p>7708586</text:p>
          </table:table-cell>
          <table:table-cell office:value-type="float" office:value="562678" calcext:value-type="float">
            <text:p>562678</text:p>
          </table:table-cell>
          <table:table-cell office:value-type="float" office:value="163118" calcext:value-type="float">
            <text:p>163118</text:p>
          </table:table-cell>
          <table:table-cell table:number-columns-repeated="4"/>
        </table:table-row>
        <table:table-row table:style-name="ro1">
          <table:table-cell office:value-type="float" office:value="7786532" calcext:value-type="float">
            <text:p>7786532</text:p>
          </table:table-cell>
          <table:table-cell office:value-type="float" office:value="588567" calcext:value-type="float">
            <text:p>588567</text:p>
          </table:table-cell>
          <table:table-cell office:value-type="float" office:value="164130" calcext:value-type="float">
            <text:p>164130</text:p>
          </table:table-cell>
          <table:table-cell table:number-columns-repeated="4"/>
        </table:table-row>
        <table:table-row table:style-name="ro1">
          <table:table-cell office:value-type="float" office:value="7875707" calcext:value-type="float">
            <text:p>7875707</text:p>
          </table:table-cell>
          <table:table-cell office:value-type="float" office:value="570322" calcext:value-type="float">
            <text:p>570322</text:p>
          </table:table-cell>
          <table:table-cell office:value-type="float" office:value="164007" calcext:value-type="float">
            <text:p>164007</text:p>
          </table:table-cell>
          <table:table-cell table:number-columns-repeated="4"/>
        </table:table-row>
        <table:table-row table:style-name="ro1">
          <table:table-cell office:value-type="float" office:value="7891194" calcext:value-type="float">
            <text:p>7891194</text:p>
          </table:table-cell>
          <table:table-cell office:value-type="float" office:value="563972" calcext:value-type="float">
            <text:p>563972</text:p>
          </table:table-cell>
          <table:table-cell office:value-type="float" office:value="163265" calcext:value-type="float">
            <text:p>163265</text:p>
          </table:table-cell>
          <table:table-cell table:number-columns-repeated="4"/>
        </table:table-row>
        <table:table-row table:style-name="ro1">
          <table:table-cell office:value-type="float" office:value="7748109" calcext:value-type="float">
            <text:p>7748109</text:p>
          </table:table-cell>
          <table:table-cell office:value-type="float" office:value="542086" calcext:value-type="float">
            <text:p>542086</text:p>
          </table:table-cell>
          <table:table-cell office:value-type="float" office:value="167003" calcext:value-type="float">
            <text:p>167003</text:p>
          </table:table-cell>
          <table:table-cell table:number-columns-repeated="4"/>
        </table:table-row>
        <table:table-row table:style-name="ro1">
          <table:table-cell office:value-type="float" office:value="7744899" calcext:value-type="float">
            <text:p>7744899</text:p>
          </table:table-cell>
          <table:table-cell office:value-type="float" office:value="587151" calcext:value-type="float">
            <text:p>587151</text:p>
          </table:table-cell>
          <table:table-cell office:value-type="float" office:value="165017" calcext:value-type="float">
            <text:p>165017</text:p>
          </table:table-cell>
          <table:table-cell table:number-columns-repeated="4"/>
        </table:table-row>
        <table:table-row table:style-name="ro1">
          <table:table-cell office:value-type="float" office:value="8049805" calcext:value-type="float">
            <text:p>8049805</text:p>
          </table:table-cell>
          <table:table-cell office:value-type="float" office:value="588435" calcext:value-type="float">
            <text:p>588435</text:p>
          </table:table-cell>
          <table:table-cell office:value-type="float" office:value="163960" calcext:value-type="float">
            <text:p>163960</text:p>
          </table:table-cell>
          <table:table-cell table:number-columns-repeated="4"/>
        </table:table-row>
        <table:table-row table:style-name="ro1">
          <table:table-cell office:value-type="float" office:value="7792919" calcext:value-type="float">
            <text:p>7792919</text:p>
          </table:table-cell>
          <table:table-cell office:value-type="float" office:value="549455" calcext:value-type="float">
            <text:p>549455</text:p>
          </table:table-cell>
          <table:table-cell office:value-type="float" office:value="164158" calcext:value-type="float">
            <text:p>164158</text:p>
          </table:table-cell>
          <table:table-cell table:number-columns-repeated="4"/>
        </table:table-row>
        <table:table-row table:style-name="ro1">
          <table:table-cell office:value-type="float" office:value="7657960" calcext:value-type="float">
            <text:p>7657960</text:p>
          </table:table-cell>
          <table:table-cell office:value-type="float" office:value="551709" calcext:value-type="float">
            <text:p>551709</text:p>
          </table:table-cell>
          <table:table-cell office:value-type="float" office:value="164015" calcext:value-type="float">
            <text:p>164015</text:p>
          </table:table-cell>
          <table:table-cell table:number-columns-repeated="4"/>
        </table:table-row>
        <table:table-row table:style-name="ro1">
          <table:table-cell office:value-type="float" office:value="7737008" calcext:value-type="float">
            <text:p>7737008</text:p>
          </table:table-cell>
          <table:table-cell office:value-type="float" office:value="559097" calcext:value-type="float">
            <text:p>559097</text:p>
          </table:table-cell>
          <table:table-cell office:value-type="float" office:value="163934" calcext:value-type="float">
            <text:p>163934</text:p>
          </table:table-cell>
          <table:table-cell table:number-columns-repeated="4"/>
        </table:table-row>
        <table:table-row table:style-name="ro1">
          <table:table-cell office:value-type="float" office:value="8481032" calcext:value-type="float">
            <text:p>8481032</text:p>
          </table:table-cell>
          <table:table-cell office:value-type="float" office:value="583822" calcext:value-type="float">
            <text:p>583822</text:p>
          </table:table-cell>
          <table:table-cell office:value-type="float" office:value="164760" calcext:value-type="float">
            <text:p>164760</text:p>
          </table:table-cell>
          <table:table-cell table:number-columns-repeated="4"/>
        </table:table-row>
        <table:table-row table:style-name="ro1">
          <table:table-cell office:value-type="float" office:value="7758296" calcext:value-type="float">
            <text:p>7758296</text:p>
          </table:table-cell>
          <table:table-cell office:value-type="float" office:value="559638" calcext:value-type="float">
            <text:p>559638</text:p>
          </table:table-cell>
          <table:table-cell office:value-type="float" office:value="163900" calcext:value-type="float">
            <text:p>163900</text:p>
          </table:table-cell>
          <table:table-cell table:number-columns-repeated="4"/>
        </table:table-row>
        <table:table-row table:style-name="ro1">
          <table:table-cell office:value-type="float" office:value="7797767" calcext:value-type="float">
            <text:p>7797767</text:p>
          </table:table-cell>
          <table:table-cell office:value-type="float" office:value="604561" calcext:value-type="float">
            <text:p>604561</text:p>
          </table:table-cell>
          <table:table-cell office:value-type="float" office:value="164508" calcext:value-type="float">
            <text:p>164508</text:p>
          </table:table-cell>
          <table:table-cell table:number-columns-repeated="4"/>
        </table:table-row>
        <table:table-row table:style-name="ro1">
          <table:table-cell office:value-type="float" office:value="7724119" calcext:value-type="float">
            <text:p>7724119</text:p>
          </table:table-cell>
          <table:table-cell office:value-type="float" office:value="560570" calcext:value-type="float">
            <text:p>560570</text:p>
          </table:table-cell>
          <table:table-cell office:value-type="float" office:value="164010" calcext:value-type="float">
            <text:p>164010</text:p>
          </table:table-cell>
          <table:table-cell table:number-columns-repeated="4"/>
        </table:table-row>
        <table:table-row table:style-name="ro1">
          <table:table-cell office:value-type="float" office:value="7870897" calcext:value-type="float">
            <text:p>7870897</text:p>
          </table:table-cell>
          <table:table-cell office:value-type="float" office:value="572235" calcext:value-type="float">
            <text:p>572235</text:p>
          </table:table-cell>
          <table:table-cell office:value-type="float" office:value="165119" calcext:value-type="float">
            <text:p>165119</text:p>
          </table:table-cell>
          <table:table-cell table:number-columns-repeated="4"/>
        </table:table-row>
        <table:table-row table:style-name="ro1">
          <table:table-cell office:value-type="float" office:value="7794599" calcext:value-type="float">
            <text:p>7794599</text:p>
          </table:table-cell>
          <table:table-cell office:value-type="float" office:value="605042" calcext:value-type="float">
            <text:p>605042</text:p>
          </table:table-cell>
          <table:table-cell office:value-type="float" office:value="164810" calcext:value-type="float">
            <text:p>164810</text:p>
          </table:table-cell>
          <table:table-cell table:number-columns-repeated="4"/>
        </table:table-row>
        <table:table-row table:style-name="ro1">
          <table:table-cell office:value-type="float" office:value="7942504" calcext:value-type="float">
            <text:p>7942504</text:p>
          </table:table-cell>
          <table:table-cell office:value-type="float" office:value="575600" calcext:value-type="float">
            <text:p>575600</text:p>
          </table:table-cell>
          <table:table-cell office:value-type="float" office:value="163754" calcext:value-type="float">
            <text:p>163754</text:p>
          </table:table-cell>
          <table:table-cell table:number-columns-repeated="4"/>
        </table:table-row>
        <table:table-row table:style-name="ro1">
          <table:table-cell office:value-type="float" office:value="7742366" calcext:value-type="float">
            <text:p>7742366</text:p>
          </table:table-cell>
          <table:table-cell office:value-type="float" office:value="584757" calcext:value-type="float">
            <text:p>584757</text:p>
          </table:table-cell>
          <table:table-cell office:value-type="float" office:value="163975" calcext:value-type="float">
            <text:p>163975</text:p>
          </table:table-cell>
          <table:table-cell table:number-columns-repeated="4"/>
        </table:table-row>
        <table:table-row table:style-name="ro1">
          <table:table-cell office:value-type="float" office:value="7653416" calcext:value-type="float">
            <text:p>7653416</text:p>
          </table:table-cell>
          <table:table-cell office:value-type="float" office:value="554644" calcext:value-type="float">
            <text:p>554644</text:p>
          </table:table-cell>
          <table:table-cell office:value-type="float" office:value="177822" calcext:value-type="float">
            <text:p>177822</text:p>
          </table:table-cell>
          <table:table-cell table:number-columns-repeated="4"/>
        </table:table-row>
        <table:table-row table:style-name="ro1">
          <table:table-cell office:value-type="float" office:value="7858268" calcext:value-type="float">
            <text:p>7858268</text:p>
          </table:table-cell>
          <table:table-cell office:value-type="float" office:value="576898" calcext:value-type="float">
            <text:p>576898</text:p>
          </table:table-cell>
          <table:table-cell office:value-type="float" office:value="164314" calcext:value-type="float">
            <text:p>164314</text:p>
          </table:table-cell>
          <table:table-cell table:number-columns-repeated="4"/>
        </table:table-row>
        <table:table-row table:style-name="ro1">
          <table:table-cell office:value-type="float" office:value="7995407" calcext:value-type="float">
            <text:p>7995407</text:p>
          </table:table-cell>
          <table:table-cell office:value-type="float" office:value="564285" calcext:value-type="float">
            <text:p>564285</text:p>
          </table:table-cell>
          <table:table-cell office:value-type="float" office:value="163523" calcext:value-type="float">
            <text:p>163523</text:p>
          </table:table-cell>
          <table:table-cell table:number-columns-repeated="4"/>
        </table:table-row>
        <table:table-row table:style-name="ro1">
          <table:table-cell office:value-type="float" office:value="7808744" calcext:value-type="float">
            <text:p>7808744</text:p>
          </table:table-cell>
          <table:table-cell office:value-type="float" office:value="607298" calcext:value-type="float">
            <text:p>607298</text:p>
          </table:table-cell>
          <table:table-cell office:value-type="float" office:value="164415" calcext:value-type="float">
            <text:p>164415</text:p>
          </table:table-cell>
          <table:table-cell table:number-columns-repeated="4"/>
        </table:table-row>
        <table:table-row table:style-name="ro1">
          <table:table-cell office:value-type="float" office:value="7769427" calcext:value-type="float">
            <text:p>7769427</text:p>
          </table:table-cell>
          <table:table-cell office:value-type="float" office:value="548381" calcext:value-type="float">
            <text:p>548381</text:p>
          </table:table-cell>
          <table:table-cell office:value-type="float" office:value="164831" calcext:value-type="float">
            <text:p>164831</text:p>
          </table:table-cell>
          <table:table-cell table:number-columns-repeated="4"/>
        </table:table-row>
        <table:table-row table:style-name="ro1">
          <table:table-cell office:value-type="float" office:value="7887592" calcext:value-type="float">
            <text:p>7887592</text:p>
          </table:table-cell>
          <table:table-cell office:value-type="float" office:value="568455" calcext:value-type="float">
            <text:p>568455</text:p>
          </table:table-cell>
          <table:table-cell office:value-type="float" office:value="164204" calcext:value-type="float">
            <text:p>164204</text:p>
          </table:table-cell>
          <table:table-cell table:number-columns-repeated="4"/>
        </table:table-row>
        <table:table-row table:style-name="ro1">
          <table:table-cell office:value-type="float" office:value="7801734" calcext:value-type="float">
            <text:p>7801734</text:p>
          </table:table-cell>
          <table:table-cell office:value-type="float" office:value="602818" calcext:value-type="float">
            <text:p>602818</text:p>
          </table:table-cell>
          <table:table-cell office:value-type="float" office:value="168618" calcext:value-type="float">
            <text:p>168618</text:p>
          </table:table-cell>
          <table:table-cell table:number-columns-repeated="4"/>
        </table:table-row>
        <table:table-row table:style-name="ro1">
          <table:table-cell office:value-type="float" office:value="7776950" calcext:value-type="float">
            <text:p>7776950</text:p>
          </table:table-cell>
          <table:table-cell office:value-type="float" office:value="561603" calcext:value-type="float">
            <text:p>561603</text:p>
          </table:table-cell>
          <table:table-cell office:value-type="float" office:value="163719" calcext:value-type="float">
            <text:p>163719</text:p>
          </table:table-cell>
          <table:table-cell table:number-columns-repeated="4"/>
        </table:table-row>
        <table:table-row table:style-name="ro1">
          <table:table-cell office:value-type="float" office:value="7740187" calcext:value-type="float">
            <text:p>7740187</text:p>
          </table:table-cell>
          <table:table-cell office:value-type="float" office:value="564837" calcext:value-type="float">
            <text:p>564837</text:p>
          </table:table-cell>
          <table:table-cell office:value-type="float" office:value="164667" calcext:value-type="float">
            <text:p>164667</text:p>
          </table:table-cell>
          <table:table-cell table:number-columns-repeated="4"/>
        </table:table-row>
        <table:table-row table:style-name="ro1">
          <table:table-cell office:value-type="float" office:value="7696313" calcext:value-type="float">
            <text:p>7696313</text:p>
          </table:table-cell>
          <table:table-cell office:value-type="float" office:value="555732" calcext:value-type="float">
            <text:p>555732</text:p>
          </table:table-cell>
          <table:table-cell office:value-type="float" office:value="164266" calcext:value-type="float">
            <text:p>164266</text:p>
          </table:table-cell>
          <table:table-cell table:number-columns-repeated="4"/>
        </table:table-row>
        <table:table-row table:style-name="ro1">
          <table:table-cell office:value-type="float" office:value="7706428" calcext:value-type="float">
            <text:p>7706428</text:p>
          </table:table-cell>
          <table:table-cell office:value-type="float" office:value="560516" calcext:value-type="float">
            <text:p>560516</text:p>
          </table:table-cell>
          <table:table-cell office:value-type="float" office:value="164469" calcext:value-type="float">
            <text:p>164469</text:p>
          </table:table-cell>
          <table:table-cell table:number-columns-repeated="4"/>
        </table:table-row>
        <table:table-row table:style-name="ro1">
          <table:table-cell office:value-type="float" office:value="7791289" calcext:value-type="float">
            <text:p>7791289</text:p>
          </table:table-cell>
          <table:table-cell office:value-type="float" office:value="562245" calcext:value-type="float">
            <text:p>562245</text:p>
          </table:table-cell>
          <table:table-cell office:value-type="float" office:value="163842" calcext:value-type="float">
            <text:p>163842</text:p>
          </table:table-cell>
          <table:table-cell table:number-columns-repeated="4"/>
        </table:table-row>
        <table:table-row table:style-name="ro1">
          <table:table-cell office:value-type="float" office:value="7868226" calcext:value-type="float">
            <text:p>7868226</text:p>
          </table:table-cell>
          <table:table-cell office:value-type="float" office:value="614871" calcext:value-type="float">
            <text:p>614871</text:p>
          </table:table-cell>
          <table:table-cell office:value-type="float" office:value="247060" calcext:value-type="float">
            <text:p>247060</text:p>
          </table:table-cell>
          <table:table-cell table:number-columns-repeated="4"/>
        </table:table-row>
        <table:table-row table:style-name="ro1">
          <table:table-cell office:value-type="float" office:value="7759730" calcext:value-type="float">
            <text:p>7759730</text:p>
          </table:table-cell>
          <table:table-cell office:value-type="float" office:value="560579" calcext:value-type="float">
            <text:p>560579</text:p>
          </table:table-cell>
          <table:table-cell office:value-type="float" office:value="163508" calcext:value-type="float">
            <text:p>163508</text:p>
          </table:table-cell>
          <table:table-cell table:number-columns-repeated="4"/>
        </table:table-row>
        <table:table-row table:style-name="ro1">
          <table:table-cell office:value-type="float" office:value="7764318" calcext:value-type="float">
            <text:p>7764318</text:p>
          </table:table-cell>
          <table:table-cell office:value-type="float" office:value="562209" calcext:value-type="float">
            <text:p>562209</text:p>
          </table:table-cell>
          <table:table-cell office:value-type="float" office:value="166392" calcext:value-type="float">
            <text:p>166392</text:p>
          </table:table-cell>
          <table:table-cell table:number-columns-repeated="4"/>
        </table:table-row>
        <table:table-row table:style-name="ro1">
          <table:table-cell office:value-type="float" office:value="7714981" calcext:value-type="float">
            <text:p>7714981</text:p>
          </table:table-cell>
          <table:table-cell office:value-type="float" office:value="563922" calcext:value-type="float">
            <text:p>563922</text:p>
          </table:table-cell>
          <table:table-cell office:value-type="float" office:value="164565" calcext:value-type="float">
            <text:p>164565</text:p>
          </table:table-cell>
          <table:table-cell table:number-columns-repeated="4"/>
        </table:table-row>
        <table:table-row table:style-name="ro1">
          <table:table-cell office:value-type="float" office:value="7790091" calcext:value-type="float">
            <text:p>7790091</text:p>
          </table:table-cell>
          <table:table-cell office:value-type="float" office:value="558532" calcext:value-type="float">
            <text:p>558532</text:p>
          </table:table-cell>
          <table:table-cell office:value-type="float" office:value="164230" calcext:value-type="float">
            <text:p>164230</text:p>
          </table:table-cell>
          <table:table-cell table:number-columns-repeated="4"/>
        </table:table-row>
        <table:table-row table:style-name="ro1">
          <table:table-cell office:value-type="float" office:value="7809512" calcext:value-type="float">
            <text:p>7809512</text:p>
          </table:table-cell>
          <table:table-cell office:value-type="float" office:value="565083" calcext:value-type="float">
            <text:p>565083</text:p>
          </table:table-cell>
          <table:table-cell office:value-type="float" office:value="164142" calcext:value-type="float">
            <text:p>164142</text:p>
          </table:table-cell>
          <table:table-cell table:number-columns-repeated="4"/>
        </table:table-row>
        <table:table-row table:style-name="ro1">
          <table:table-cell office:value-type="float" office:value="7842811" calcext:value-type="float">
            <text:p>7842811</text:p>
          </table:table-cell>
          <table:table-cell office:value-type="float" office:value="572610" calcext:value-type="float">
            <text:p>572610</text:p>
          </table:table-cell>
          <table:table-cell office:value-type="float" office:value="163531" calcext:value-type="float">
            <text:p>163531</text:p>
          </table:table-cell>
          <table:table-cell table:number-columns-repeated="4"/>
        </table:table-row>
        <table:table-row table:style-name="ro1">
          <table:table-cell office:value-type="float" office:value="7730657" calcext:value-type="float">
            <text:p>7730657</text:p>
          </table:table-cell>
          <table:table-cell office:value-type="float" office:value="581411" calcext:value-type="float">
            <text:p>581411</text:p>
          </table:table-cell>
          <table:table-cell office:value-type="float" office:value="163850" calcext:value-type="float">
            <text:p>163850</text:p>
          </table:table-cell>
          <table:table-cell table:number-columns-repeated="4"/>
        </table:table-row>
        <table:table-row table:style-name="ro1">
          <table:table-cell office:value-type="float" office:value="8022612" calcext:value-type="float">
            <text:p>8022612</text:p>
          </table:table-cell>
          <table:table-cell office:value-type="float" office:value="573222" calcext:value-type="float">
            <text:p>573222</text:p>
          </table:table-cell>
          <table:table-cell office:value-type="float" office:value="164115" calcext:value-type="float">
            <text:p>164115</text:p>
          </table:table-cell>
          <table:table-cell table:number-columns-repeated="4"/>
        </table:table-row>
        <table:table-row table:style-name="ro1">
          <table:table-cell office:value-type="float" office:value="7863390" calcext:value-type="float">
            <text:p>7863390</text:p>
          </table:table-cell>
          <table:table-cell office:value-type="float" office:value="567982" calcext:value-type="float">
            <text:p>567982</text:p>
          </table:table-cell>
          <table:table-cell office:value-type="float" office:value="163410" calcext:value-type="float">
            <text:p>163410</text:p>
          </table:table-cell>
          <table:table-cell table:number-columns-repeated="4"/>
        </table:table-row>
        <table:table-row table:style-name="ro1">
          <table:table-cell office:value-type="float" office:value="7663649" calcext:value-type="float">
            <text:p>7663649</text:p>
          </table:table-cell>
          <table:table-cell office:value-type="float" office:value="569131" calcext:value-type="float">
            <text:p>569131</text:p>
          </table:table-cell>
          <table:table-cell office:value-type="float" office:value="164520" calcext:value-type="float">
            <text:p>164520</text:p>
          </table:table-cell>
          <table:table-cell table:number-columns-repeated="4"/>
        </table:table-row>
        <table:table-row table:style-name="ro1">
          <table:table-cell office:value-type="float" office:value="7786040" calcext:value-type="float">
            <text:p>7786040</text:p>
          </table:table-cell>
          <table:table-cell office:value-type="float" office:value="575435" calcext:value-type="float">
            <text:p>575435</text:p>
          </table:table-cell>
          <table:table-cell office:value-type="float" office:value="168287" calcext:value-type="float">
            <text:p>168287</text:p>
          </table:table-cell>
          <table:table-cell table:number-columns-repeated="4"/>
        </table:table-row>
        <table:table-row table:style-name="ro1">
          <table:table-cell office:value-type="float" office:value="8045204" calcext:value-type="float">
            <text:p>8045204</text:p>
          </table:table-cell>
          <table:table-cell office:value-type="float" office:value="629766" calcext:value-type="float">
            <text:p>629766</text:p>
          </table:table-cell>
          <table:table-cell office:value-type="float" office:value="164879" calcext:value-type="float">
            <text:p>164879</text:p>
          </table:table-cell>
          <table:table-cell table:number-columns-repeated="4"/>
        </table:table-row>
        <table:table-row table:style-name="ro1">
          <table:table-cell office:value-type="float" office:value="7668759" calcext:value-type="float">
            <text:p>7668759</text:p>
          </table:table-cell>
          <table:table-cell office:value-type="float" office:value="581925" calcext:value-type="float">
            <text:p>581925</text:p>
          </table:table-cell>
          <table:table-cell office:value-type="float" office:value="163780" calcext:value-type="float">
            <text:p>163780</text:p>
          </table:table-cell>
          <table:table-cell table:number-columns-repeated="4"/>
        </table:table-row>
        <table:table-row table:style-name="ro1">
          <table:table-cell office:value-type="float" office:value="7755363" calcext:value-type="float">
            <text:p>7755363</text:p>
          </table:table-cell>
          <table:table-cell office:value-type="float" office:value="580309" calcext:value-type="float">
            <text:p>580309</text:p>
          </table:table-cell>
          <table:table-cell office:value-type="float" office:value="163909" calcext:value-type="float">
            <text:p>163909</text:p>
          </table:table-cell>
          <table:table-cell table:number-columns-repeated="4"/>
        </table:table-row>
        <table:table-row table:style-name="ro1">
          <table:table-cell office:value-type="float" office:value="7941191" calcext:value-type="float">
            <text:p>7941191</text:p>
          </table:table-cell>
          <table:table-cell office:value-type="float" office:value="568083" calcext:value-type="float">
            <text:p>568083</text:p>
          </table:table-cell>
          <table:table-cell office:value-type="float" office:value="164071" calcext:value-type="float">
            <text:p>164071</text:p>
          </table:table-cell>
          <table:table-cell table:number-columns-repeated="4"/>
        </table:table-row>
        <table:table-row table:style-name="ro1">
          <table:table-cell office:value-type="float" office:value="7878784" calcext:value-type="float">
            <text:p>7878784</text:p>
          </table:table-cell>
          <table:table-cell office:value-type="float" office:value="586397" calcext:value-type="float">
            <text:p>586397</text:p>
          </table:table-cell>
          <table:table-cell office:value-type="float" office:value="166215" calcext:value-type="float">
            <text:p>166215</text:p>
          </table:table-cell>
          <table:table-cell table:number-columns-repeated="4"/>
        </table:table-row>
        <table:table-row table:style-name="ro1">
          <table:table-cell office:value-type="float" office:value="7743529" calcext:value-type="float">
            <text:p>7743529</text:p>
          </table:table-cell>
          <table:table-cell office:value-type="float" office:value="567121" calcext:value-type="float">
            <text:p>567121</text:p>
          </table:table-cell>
          <table:table-cell office:value-type="float" office:value="163763" calcext:value-type="float">
            <text:p>163763</text:p>
          </table:table-cell>
          <table:table-cell table:number-columns-repeated="4"/>
        </table:table-row>
        <table:table-row table:style-name="ro1">
          <table:table-cell office:value-type="float" office:value="7895659" calcext:value-type="float">
            <text:p>7895659</text:p>
          </table:table-cell>
          <table:table-cell office:value-type="float" office:value="567529" calcext:value-type="float">
            <text:p>567529</text:p>
          </table:table-cell>
          <table:table-cell office:value-type="float" office:value="163796" calcext:value-type="float">
            <text:p>163796</text:p>
          </table:table-cell>
          <table:table-cell table:number-columns-repeated="4"/>
        </table:table-row>
        <table:table-row table:style-name="ro1">
          <table:table-cell office:value-type="float" office:value="7925127" calcext:value-type="float">
            <text:p>7925127</text:p>
          </table:table-cell>
          <table:table-cell office:value-type="float" office:value="563171" calcext:value-type="float">
            <text:p>563171</text:p>
          </table:table-cell>
          <table:table-cell office:value-type="float" office:value="163009" calcext:value-type="float">
            <text:p>163009</text:p>
          </table:table-cell>
          <table:table-cell table:number-columns-repeated="4"/>
        </table:table-row>
        <table:table-row table:style-name="ro1">
          <table:table-cell office:value-type="float" office:value="7780281" calcext:value-type="float">
            <text:p>7780281</text:p>
          </table:table-cell>
          <table:table-cell office:value-type="float" office:value="584296" calcext:value-type="float">
            <text:p>584296</text:p>
          </table:table-cell>
          <table:table-cell office:value-type="float" office:value="164190" calcext:value-type="float">
            <text:p>164190</text:p>
          </table:table-cell>
          <table:table-cell table:number-columns-repeated="4"/>
        </table:table-row>
        <table:table-row table:style-name="ro1">
          <table:table-cell office:value-type="float" office:value="7772343" calcext:value-type="float">
            <text:p>7772343</text:p>
          </table:table-cell>
          <table:table-cell office:value-type="float" office:value="566404" calcext:value-type="float">
            <text:p>566404</text:p>
          </table:table-cell>
          <table:table-cell office:value-type="float" office:value="164131" calcext:value-type="float">
            <text:p>164131</text:p>
          </table:table-cell>
          <table:table-cell table:number-columns-repeated="4"/>
        </table:table-row>
        <table:table-row table:style-name="ro1">
          <table:table-cell office:value-type="float" office:value="7913245" calcext:value-type="float">
            <text:p>7913245</text:p>
          </table:table-cell>
          <table:table-cell office:value-type="float" office:value="575485" calcext:value-type="float">
            <text:p>575485</text:p>
          </table:table-cell>
          <table:table-cell office:value-type="float" office:value="163327" calcext:value-type="float">
            <text:p>163327</text:p>
          </table:table-cell>
          <table:table-cell table:number-columns-repeated="4"/>
        </table:table-row>
        <table:table-row table:style-name="ro1">
          <table:table-cell office:value-type="float" office:value="7710256" calcext:value-type="float">
            <text:p>7710256</text:p>
          </table:table-cell>
          <table:table-cell office:value-type="float" office:value="559218" calcext:value-type="float">
            <text:p>559218</text:p>
          </table:table-cell>
          <table:table-cell office:value-type="float" office:value="163422" calcext:value-type="float">
            <text:p>163422</text:p>
          </table:table-cell>
          <table:table-cell table:number-columns-repeated="4"/>
        </table:table-row>
        <table:table-row table:style-name="ro1">
          <table:table-cell office:value-type="float" office:value="7714104" calcext:value-type="float">
            <text:p>7714104</text:p>
          </table:table-cell>
          <table:table-cell office:value-type="float" office:value="567128" calcext:value-type="float">
            <text:p>567128</text:p>
          </table:table-cell>
          <table:table-cell office:value-type="float" office:value="163916" calcext:value-type="float">
            <text:p>163916</text:p>
          </table:table-cell>
          <table:table-cell table:number-columns-repeated="4"/>
        </table:table-row>
        <table:table-row table:style-name="ro1">
          <table:table-cell office:value-type="float" office:value="8013007" calcext:value-type="float">
            <text:p>8013007</text:p>
          </table:table-cell>
          <table:table-cell office:value-type="float" office:value="585335" calcext:value-type="float">
            <text:p>585335</text:p>
          </table:table-cell>
          <table:table-cell office:value-type="float" office:value="166459" calcext:value-type="float">
            <text:p>166459</text:p>
          </table:table-cell>
          <table:table-cell table:number-columns-repeated="4"/>
        </table:table-row>
        <table:table-row table:style-name="ro1">
          <table:table-cell office:value-type="float" office:value="7733228" calcext:value-type="float">
            <text:p>7733228</text:p>
          </table:table-cell>
          <table:table-cell office:value-type="float" office:value="565604" calcext:value-type="float">
            <text:p>565604</text:p>
          </table:table-cell>
          <table:table-cell office:value-type="float" office:value="165799" calcext:value-type="float">
            <text:p>165799</text:p>
          </table:table-cell>
          <table:table-cell table:number-columns-repeated="4"/>
        </table:table-row>
        <table:table-row table:style-name="ro1">
          <table:table-cell office:value-type="float" office:value="7860845" calcext:value-type="float">
            <text:p>7860845</text:p>
          </table:table-cell>
          <table:table-cell office:value-type="float" office:value="561376" calcext:value-type="float">
            <text:p>561376</text:p>
          </table:table-cell>
          <table:table-cell office:value-type="float" office:value="163749" calcext:value-type="float">
            <text:p>163749</text:p>
          </table:table-cell>
          <table:table-cell table:number-columns-repeated="4"/>
        </table:table-row>
        <table:table-row table:style-name="ro1">
          <table:table-cell office:value-type="float" office:value="7738205" calcext:value-type="float">
            <text:p>7738205</text:p>
          </table:table-cell>
          <table:table-cell office:value-type="float" office:value="569253" calcext:value-type="float">
            <text:p>569253</text:p>
          </table:table-cell>
          <table:table-cell office:value-type="float" office:value="164651" calcext:value-type="float">
            <text:p>164651</text:p>
          </table:table-cell>
          <table:table-cell table:number-columns-repeated="4"/>
        </table:table-row>
        <table:table-row table:style-name="ro1">
          <table:table-cell office:value-type="float" office:value="8010835" calcext:value-type="float">
            <text:p>8010835</text:p>
          </table:table-cell>
          <table:table-cell office:value-type="float" office:value="563603" calcext:value-type="float">
            <text:p>563603</text:p>
          </table:table-cell>
          <table:table-cell office:value-type="float" office:value="179276" calcext:value-type="float">
            <text:p>179276</text:p>
          </table:table-cell>
          <table:table-cell table:number-columns-repeated="4"/>
        </table:table-row>
        <table:table-row table:style-name="ro1">
          <table:table-cell office:value-type="float" office:value="7844912" calcext:value-type="float">
            <text:p>7844912</text:p>
          </table:table-cell>
          <table:table-cell office:value-type="float" office:value="570855" calcext:value-type="float">
            <text:p>570855</text:p>
          </table:table-cell>
          <table:table-cell office:value-type="float" office:value="164721" calcext:value-type="float">
            <text:p>164721</text:p>
          </table:table-cell>
          <table:table-cell table:number-columns-repeated="4"/>
        </table:table-row>
        <table:table-row table:style-name="ro1">
          <table:table-cell office:value-type="float" office:value="7765950" calcext:value-type="float">
            <text:p>7765950</text:p>
          </table:table-cell>
          <table:table-cell office:value-type="float" office:value="582299" calcext:value-type="float">
            <text:p>582299</text:p>
          </table:table-cell>
          <table:table-cell office:value-type="float" office:value="184762" calcext:value-type="float">
            <text:p>184762</text:p>
          </table:table-cell>
          <table:table-cell table:number-columns-repeated="4"/>
        </table:table-row>
        <table:table-row table:style-name="ro1">
          <table:table-cell office:value-type="float" office:value="7741404" calcext:value-type="float">
            <text:p>7741404</text:p>
          </table:table-cell>
          <table:table-cell office:value-type="float" office:value="568244" calcext:value-type="float">
            <text:p>568244</text:p>
          </table:table-cell>
          <table:table-cell office:value-type="float" office:value="165580" calcext:value-type="float">
            <text:p>165580</text:p>
          </table:table-cell>
          <table:table-cell table:number-columns-repeated="4"/>
        </table:table-row>
        <table:table-row table:style-name="ro1">
          <table:table-cell office:value-type="float" office:value="7710875" calcext:value-type="float">
            <text:p>7710875</text:p>
          </table:table-cell>
          <table:table-cell office:value-type="float" office:value="572649" calcext:value-type="float">
            <text:p>572649</text:p>
          </table:table-cell>
          <table:table-cell office:value-type="float" office:value="166178" calcext:value-type="float">
            <text:p>166178</text:p>
          </table:table-cell>
          <table:table-cell table:number-columns-repeated="4"/>
        </table:table-row>
        <table:table-row table:style-name="ro1">
          <table:table-cell office:value-type="float" office:value="7675463" calcext:value-type="float">
            <text:p>7675463</text:p>
          </table:table-cell>
          <table:table-cell office:value-type="float" office:value="571966" calcext:value-type="float">
            <text:p>571966</text:p>
          </table:table-cell>
          <table:table-cell office:value-type="float" office:value="164826" calcext:value-type="float">
            <text:p>164826</text:p>
          </table:table-cell>
          <table:table-cell table:number-columns-repeated="4"/>
        </table:table-row>
        <table:table-row table:style-name="ro1">
          <table:table-cell office:value-type="float" office:value="7862896" calcext:value-type="float">
            <text:p>7862896</text:p>
          </table:table-cell>
          <table:table-cell office:value-type="float" office:value="560095" calcext:value-type="float">
            <text:p>560095</text:p>
          </table:table-cell>
          <table:table-cell office:value-type="float" office:value="164328" calcext:value-type="float">
            <text:p>164328</text:p>
          </table:table-cell>
          <table:table-cell table:number-columns-repeated="4"/>
        </table:table-row>
        <table:table-row table:style-name="ro1">
          <table:table-cell office:value-type="float" office:value="7845391" calcext:value-type="float">
            <text:p>7845391</text:p>
          </table:table-cell>
          <table:table-cell office:value-type="float" office:value="560748" calcext:value-type="float">
            <text:p>560748</text:p>
          </table:table-cell>
          <table:table-cell office:value-type="float" office:value="166892" calcext:value-type="float">
            <text:p>166892</text:p>
          </table:table-cell>
          <table:table-cell table:number-columns-repeated="4"/>
        </table:table-row>
        <table:table-row table:style-name="ro1">
          <table:table-cell office:value-type="float" office:value="7752133" calcext:value-type="float">
            <text:p>7752133</text:p>
          </table:table-cell>
          <table:table-cell office:value-type="float" office:value="564150" calcext:value-type="float">
            <text:p>564150</text:p>
          </table:table-cell>
          <table:table-cell office:value-type="float" office:value="163316" calcext:value-type="float">
            <text:p>163316</text:p>
          </table:table-cell>
          <table:table-cell table:number-columns-repeated="4"/>
        </table:table-row>
        <table:table-row table:style-name="ro1">
          <table:table-cell office:value-type="float" office:value="7717226" calcext:value-type="float">
            <text:p>7717226</text:p>
          </table:table-cell>
          <table:table-cell office:value-type="float" office:value="560282" calcext:value-type="float">
            <text:p>560282</text:p>
          </table:table-cell>
          <table:table-cell office:value-type="float" office:value="168858" calcext:value-type="float">
            <text:p>168858</text:p>
          </table:table-cell>
          <table:table-cell table:number-columns-repeated="4"/>
        </table:table-row>
        <table:table-row table:style-name="ro1">
          <table:table-cell office:value-type="float" office:value="7754753" calcext:value-type="float">
            <text:p>7754753</text:p>
          </table:table-cell>
          <table:table-cell office:value-type="float" office:value="555969" calcext:value-type="float">
            <text:p>555969</text:p>
          </table:table-cell>
          <table:table-cell office:value-type="float" office:value="199936" calcext:value-type="float">
            <text:p>199936</text:p>
          </table:table-cell>
          <table:table-cell table:number-columns-repeated="4"/>
        </table:table-row>
        <table:table-row table:style-name="ro1">
          <table:table-cell office:value-type="float" office:value="7714446" calcext:value-type="float">
            <text:p>7714446</text:p>
          </table:table-cell>
          <table:table-cell office:value-type="float" office:value="547152" calcext:value-type="float">
            <text:p>547152</text:p>
          </table:table-cell>
          <table:table-cell office:value-type="float" office:value="163933" calcext:value-type="float">
            <text:p>163933</text:p>
          </table:table-cell>
          <table:table-cell table:number-columns-repeated="4"/>
        </table:table-row>
        <table:table-row table:style-name="ro1">
          <table:table-cell office:value-type="float" office:value="7950289" calcext:value-type="float">
            <text:p>7950289</text:p>
          </table:table-cell>
          <table:table-cell office:value-type="float" office:value="634958" calcext:value-type="float">
            <text:p>634958</text:p>
          </table:table-cell>
          <table:table-cell office:value-type="float" office:value="164278" calcext:value-type="float">
            <text:p>164278</text:p>
          </table:table-cell>
          <table:table-cell table:number-columns-repeated="4"/>
        </table:table-row>
        <table:table-row table:style-name="ro1">
          <table:table-cell office:value-type="float" office:value="7978774" calcext:value-type="float">
            <text:p>7978774</text:p>
          </table:table-cell>
          <table:table-cell office:value-type="float" office:value="577671" calcext:value-type="float">
            <text:p>577671</text:p>
          </table:table-cell>
          <table:table-cell office:value-type="float" office:value="164072" calcext:value-type="float">
            <text:p>164072</text:p>
          </table:table-cell>
          <table:table-cell table:number-columns-repeated="4"/>
        </table:table-row>
        <table:table-row table:style-name="ro1">
          <table:table-cell office:value-type="float" office:value="7835219" calcext:value-type="float">
            <text:p>7835219</text:p>
          </table:table-cell>
          <table:table-cell office:value-type="float" office:value="572829" calcext:value-type="float">
            <text:p>572829</text:p>
          </table:table-cell>
          <table:table-cell office:value-type="float" office:value="164697" calcext:value-type="float">
            <text:p>164697</text:p>
          </table:table-cell>
          <table:table-cell table:number-columns-repeated="4"/>
        </table:table-row>
        <table:table-row table:style-name="ro1">
          <table:table-cell office:value-type="float" office:value="7685306" calcext:value-type="float">
            <text:p>7685306</text:p>
          </table:table-cell>
          <table:table-cell office:value-type="float" office:value="564711" calcext:value-type="float">
            <text:p>564711</text:p>
          </table:table-cell>
          <table:table-cell office:value-type="float" office:value="167323" calcext:value-type="float">
            <text:p>167323</text:p>
          </table:table-cell>
          <table:table-cell table:number-columns-repeated="4"/>
        </table:table-row>
        <table:table-row table:style-name="ro1">
          <table:table-cell office:value-type="float" office:value="7694260" calcext:value-type="float">
            <text:p>7694260</text:p>
          </table:table-cell>
          <table:table-cell office:value-type="float" office:value="573695" calcext:value-type="float">
            <text:p>573695</text:p>
          </table:table-cell>
          <table:table-cell office:value-type="float" office:value="164403" calcext:value-type="float">
            <text:p>164403</text:p>
          </table:table-cell>
          <table:table-cell table:number-columns-repeated="4"/>
        </table:table-row>
        <table:table-row table:style-name="ro1">
          <table:table-cell office:value-type="float" office:value="7732527" calcext:value-type="float">
            <text:p>7732527</text:p>
          </table:table-cell>
          <table:table-cell office:value-type="float" office:value="623651" calcext:value-type="float">
            <text:p>623651</text:p>
          </table:table-cell>
          <table:table-cell office:value-type="float" office:value="163636" calcext:value-type="float">
            <text:p>163636</text:p>
          </table:table-cell>
          <table:table-cell table:number-columns-repeated="4"/>
        </table:table-row>
        <table:table-row table:style-name="ro1">
          <table:table-cell office:value-type="float" office:value="7695860" calcext:value-type="float">
            <text:p>7695860</text:p>
          </table:table-cell>
          <table:table-cell office:value-type="float" office:value="666163" calcext:value-type="float">
            <text:p>666163</text:p>
          </table:table-cell>
          <table:table-cell office:value-type="float" office:value="164713" calcext:value-type="float">
            <text:p>164713</text:p>
          </table:table-cell>
          <table:table-cell table:number-columns-repeated="4"/>
        </table:table-row>
        <table:table-row table:style-name="ro1">
          <table:table-cell office:value-type="float" office:value="7830050" calcext:value-type="float">
            <text:p>7830050</text:p>
          </table:table-cell>
          <table:table-cell office:value-type="float" office:value="617319" calcext:value-type="float">
            <text:p>617319</text:p>
          </table:table-cell>
          <table:table-cell office:value-type="float" office:value="164710" calcext:value-type="float">
            <text:p>164710</text:p>
          </table:table-cell>
          <table:table-cell table:number-columns-repeated="4"/>
        </table:table-row>
        <table:table-row table:style-name="ro1">
          <table:table-cell office:value-type="float" office:value="7893977" calcext:value-type="float">
            <text:p>7893977</text:p>
          </table:table-cell>
          <table:table-cell office:value-type="float" office:value="561907" calcext:value-type="float">
            <text:p>561907</text:p>
          </table:table-cell>
          <table:table-cell office:value-type="float" office:value="164295" calcext:value-type="float">
            <text:p>164295</text:p>
          </table:table-cell>
          <table:table-cell table:number-columns-repeated="4"/>
        </table:table-row>
        <table:table-row table:style-name="ro1">
          <table:table-cell office:value-type="float" office:value="7790446" calcext:value-type="float">
            <text:p>7790446</text:p>
          </table:table-cell>
          <table:table-cell office:value-type="float" office:value="566370" calcext:value-type="float">
            <text:p>566370</text:p>
          </table:table-cell>
          <table:table-cell office:value-type="float" office:value="163662" calcext:value-type="float">
            <text:p>163662</text:p>
          </table:table-cell>
          <table:table-cell table:number-columns-repeated="4"/>
        </table:table-row>
        <table:table-row table:style-name="ro1">
          <table:table-cell office:value-type="float" office:value="7785483" calcext:value-type="float">
            <text:p>7785483</text:p>
          </table:table-cell>
          <table:table-cell office:value-type="float" office:value="569595" calcext:value-type="float">
            <text:p>569595</text:p>
          </table:table-cell>
          <table:table-cell office:value-type="float" office:value="164758" calcext:value-type="float">
            <text:p>164758</text:p>
          </table:table-cell>
          <table:table-cell table:number-columns-repeated="4"/>
        </table:table-row>
        <table:table-row table:style-name="ro1">
          <table:table-cell office:value-type="float" office:value="7715997" calcext:value-type="float">
            <text:p>7715997</text:p>
          </table:table-cell>
          <table:table-cell office:value-type="float" office:value="566422" calcext:value-type="float">
            <text:p>566422</text:p>
          </table:table-cell>
          <table:table-cell office:value-type="float" office:value="163972" calcext:value-type="float">
            <text:p>163972</text:p>
          </table:table-cell>
          <table:table-cell table:number-columns-repeated="4"/>
        </table:table-row>
        <table:table-row table:style-name="ro1">
          <table:table-cell office:value-type="float" office:value="8017012" calcext:value-type="float">
            <text:p>8017012</text:p>
          </table:table-cell>
          <table:table-cell office:value-type="float" office:value="566990" calcext:value-type="float">
            <text:p>566990</text:p>
          </table:table-cell>
          <table:table-cell office:value-type="float" office:value="163669" calcext:value-type="float">
            <text:p>163669</text:p>
          </table:table-cell>
          <table:table-cell table:number-columns-repeated="4"/>
        </table:table-row>
        <table:table-row table:style-name="ro1">
          <table:table-cell office:value-type="float" office:value="7848305" calcext:value-type="float">
            <text:p>7848305</text:p>
          </table:table-cell>
          <table:table-cell office:value-type="float" office:value="580546" calcext:value-type="float">
            <text:p>580546</text:p>
          </table:table-cell>
          <table:table-cell office:value-type="float" office:value="189363" calcext:value-type="float">
            <text:p>189363</text:p>
          </table:table-cell>
          <table:table-cell table:number-columns-repeated="4"/>
        </table:table-row>
        <table:table-row table:style-name="ro1">
          <table:table-cell office:value-type="float" office:value="7907189" calcext:value-type="float">
            <text:p>7907189</text:p>
          </table:table-cell>
          <table:table-cell office:value-type="float" office:value="604501" calcext:value-type="float">
            <text:p>604501</text:p>
          </table:table-cell>
          <table:table-cell office:value-type="float" office:value="164487" calcext:value-type="float">
            <text:p>164487</text:p>
          </table:table-cell>
          <table:table-cell table:number-columns-repeated="4"/>
        </table:table-row>
        <table:table-row table:style-name="ro1">
          <table:table-cell office:value-type="float" office:value="7729170" calcext:value-type="float">
            <text:p>7729170</text:p>
          </table:table-cell>
          <table:table-cell office:value-type="float" office:value="577411" calcext:value-type="float">
            <text:p>577411</text:p>
          </table:table-cell>
          <table:table-cell office:value-type="float" office:value="164522" calcext:value-type="float">
            <text:p>164522</text:p>
          </table:table-cell>
          <table:table-cell table:number-columns-repeated="4"/>
        </table:table-row>
        <table:table-row table:style-name="ro1">
          <table:table-cell office:value-type="float" office:value="7826490" calcext:value-type="float">
            <text:p>7826490</text:p>
          </table:table-cell>
          <table:table-cell office:value-type="float" office:value="573166" calcext:value-type="float">
            <text:p>573166</text:p>
          </table:table-cell>
          <table:table-cell office:value-type="float" office:value="163975" calcext:value-type="float">
            <text:p>163975</text:p>
          </table:table-cell>
          <table:table-cell table:number-columns-repeated="4"/>
        </table:table-row>
        <table:table-row table:style-name="ro1">
          <table:table-cell office:value-type="float" office:value="7692221" calcext:value-type="float">
            <text:p>7692221</text:p>
          </table:table-cell>
          <table:table-cell office:value-type="float" office:value="608988" calcext:value-type="float">
            <text:p>608988</text:p>
          </table:table-cell>
          <table:table-cell office:value-type="float" office:value="164762" calcext:value-type="float">
            <text:p>164762</text:p>
          </table:table-cell>
          <table:table-cell table:number-columns-repeated="4"/>
        </table:table-row>
        <table:table-row table:style-name="ro1">
          <table:table-cell office:value-type="float" office:value="7839646" calcext:value-type="float">
            <text:p>7839646</text:p>
          </table:table-cell>
          <table:table-cell office:value-type="float" office:value="565468" calcext:value-type="float">
            <text:p>565468</text:p>
          </table:table-cell>
          <table:table-cell office:value-type="float" office:value="165718" calcext:value-type="float">
            <text:p>165718</text:p>
          </table:table-cell>
          <table:table-cell table:number-columns-repeated="4"/>
        </table:table-row>
        <table:table-row table:style-name="ro1">
          <table:table-cell office:value-type="float" office:value="7811081" calcext:value-type="float">
            <text:p>7811081</text:p>
          </table:table-cell>
          <table:table-cell office:value-type="float" office:value="594502" calcext:value-type="float">
            <text:p>594502</text:p>
          </table:table-cell>
          <table:table-cell office:value-type="float" office:value="163369" calcext:value-type="float">
            <text:p>163369</text:p>
          </table:table-cell>
          <table:table-cell table:number-columns-repeated="4"/>
        </table:table-row>
        <table:table-row table:style-name="ro1">
          <table:table-cell office:value-type="float" office:value="8245623" calcext:value-type="float">
            <text:p>8245623</text:p>
          </table:table-cell>
          <table:table-cell office:value-type="float" office:value="670749" calcext:value-type="float">
            <text:p>670749</text:p>
          </table:table-cell>
          <table:table-cell office:value-type="float" office:value="192154" calcext:value-type="float">
            <text:p>192154</text:p>
          </table:table-cell>
          <table:table-cell table:number-columns-repeated="4"/>
        </table:table-row>
        <table:table-row table:style-name="ro1">
          <table:table-cell office:value-type="float" office:value="7764895" calcext:value-type="float">
            <text:p>7764895</text:p>
          </table:table-cell>
          <table:table-cell office:value-type="float" office:value="575629" calcext:value-type="float">
            <text:p>575629</text:p>
          </table:table-cell>
          <table:table-cell office:value-type="float" office:value="163493" calcext:value-type="float">
            <text:p>163493</text:p>
          </table:table-cell>
          <table:table-cell table:number-columns-repeated="4"/>
        </table:table-row>
        <table:table-row table:style-name="ro1">
          <table:table-cell office:value-type="float" office:value="7990325" calcext:value-type="float">
            <text:p>7990325</text:p>
          </table:table-cell>
          <table:table-cell office:value-type="float" office:value="587463" calcext:value-type="float">
            <text:p>587463</text:p>
          </table:table-cell>
          <table:table-cell office:value-type="float" office:value="164060" calcext:value-type="float">
            <text:p>164060</text:p>
          </table:table-cell>
          <table:table-cell table:number-columns-repeated="4"/>
        </table:table-row>
        <table:table-row table:style-name="ro1">
          <table:table-cell office:value-type="float" office:value="7804563" calcext:value-type="float">
            <text:p>7804563</text:p>
          </table:table-cell>
          <table:table-cell office:value-type="float" office:value="572702" calcext:value-type="float">
            <text:p>572702</text:p>
          </table:table-cell>
          <table:table-cell office:value-type="float" office:value="167619" calcext:value-type="float">
            <text:p>167619</text:p>
          </table:table-cell>
          <table:table-cell table:number-columns-repeated="4"/>
        </table:table-row>
        <table:table-row table:style-name="ro1">
          <table:table-cell office:value-type="float" office:value="9618550" calcext:value-type="float">
            <text:p>9618550</text:p>
          </table:table-cell>
          <table:table-cell office:value-type="float" office:value="585200" calcext:value-type="float">
            <text:p>585200</text:p>
          </table:table-cell>
          <table:table-cell office:value-type="float" office:value="211975" calcext:value-type="float">
            <text:p>211975</text:p>
          </table:table-cell>
          <table:table-cell table:number-columns-repeated="4"/>
        </table:table-row>
        <table:table-row table:style-name="ro1">
          <table:table-cell office:value-type="float" office:value="7789716" calcext:value-type="float">
            <text:p>7789716</text:p>
          </table:table-cell>
          <table:table-cell office:value-type="float" office:value="565723" calcext:value-type="float">
            <text:p>565723</text:p>
          </table:table-cell>
          <table:table-cell office:value-type="float" office:value="170454" calcext:value-type="float">
            <text:p>170454</text:p>
          </table:table-cell>
          <table:table-cell table:number-columns-repeated="4"/>
        </table:table-row>
        <table:table-row table:style-name="ro1">
          <table:table-cell office:value-type="float" office:value="7950146" calcext:value-type="float">
            <text:p>7950146</text:p>
          </table:table-cell>
          <table:table-cell office:value-type="float" office:value="576966" calcext:value-type="float">
            <text:p>576966</text:p>
          </table:table-cell>
          <table:table-cell office:value-type="float" office:value="164154" calcext:value-type="float">
            <text:p>164154</text:p>
          </table:table-cell>
          <table:table-cell table:number-columns-repeated="4"/>
        </table:table-row>
        <table:table-row table:style-name="ro1">
          <table:table-cell office:value-type="float" office:value="7746819" calcext:value-type="float">
            <text:p>7746819</text:p>
          </table:table-cell>
          <table:table-cell office:value-type="float" office:value="575661" calcext:value-type="float">
            <text:p>575661</text:p>
          </table:table-cell>
          <table:table-cell office:value-type="float" office:value="163677" calcext:value-type="float">
            <text:p>163677</text:p>
          </table:table-cell>
          <table:table-cell table:number-columns-repeated="4"/>
        </table:table-row>
        <table:table-row table:style-name="ro1">
          <table:table-cell office:value-type="float" office:value="7998032" calcext:value-type="float">
            <text:p>7998032</text:p>
          </table:table-cell>
          <table:table-cell office:value-type="float" office:value="624441" calcext:value-type="float">
            <text:p>624441</text:p>
          </table:table-cell>
          <table:table-cell office:value-type="float" office:value="164907" calcext:value-type="float">
            <text:p>164907</text:p>
          </table:table-cell>
          <table:table-cell table:number-columns-repeated="4"/>
        </table:table-row>
        <table:table-row table:style-name="ro1">
          <table:table-cell office:value-type="float" office:value="7598354" calcext:value-type="float">
            <text:p>7598354</text:p>
          </table:table-cell>
          <table:table-cell office:value-type="float" office:value="569731" calcext:value-type="float">
            <text:p>569731</text:p>
          </table:table-cell>
          <table:table-cell office:value-type="float" office:value="163707" calcext:value-type="float">
            <text:p>163707</text:p>
          </table:table-cell>
          <table:table-cell table:number-columns-repeated="4"/>
        </table:table-row>
        <table:table-row table:style-name="ro1">
          <table:table-cell office:value-type="float" office:value="7621462" calcext:value-type="float">
            <text:p>7621462</text:p>
          </table:table-cell>
          <table:table-cell office:value-type="float" office:value="568595" calcext:value-type="float">
            <text:p>568595</text:p>
          </table:table-cell>
          <table:table-cell office:value-type="float" office:value="164168" calcext:value-type="float">
            <text:p>164168</text:p>
          </table:table-cell>
          <table:table-cell table:number-columns-repeated="4"/>
        </table:table-row>
        <table:table-row table:style-name="ro1">
          <table:table-cell office:value-type="float" office:value="7785269" calcext:value-type="float">
            <text:p>7785269</text:p>
          </table:table-cell>
          <table:table-cell office:value-type="float" office:value="561649" calcext:value-type="float">
            <text:p>561649</text:p>
          </table:table-cell>
          <table:table-cell office:value-type="float" office:value="163513" calcext:value-type="float">
            <text:p>163513</text:p>
          </table:table-cell>
          <table:table-cell table:number-columns-repeated="4"/>
        </table:table-row>
        <table:table-row table:style-name="ro1">
          <table:table-cell office:value-type="float" office:value="7775901" calcext:value-type="float">
            <text:p>7775901</text:p>
          </table:table-cell>
          <table:table-cell office:value-type="float" office:value="573099" calcext:value-type="float">
            <text:p>573099</text:p>
          </table:table-cell>
          <table:table-cell office:value-type="float" office:value="163370" calcext:value-type="float">
            <text:p>163370</text:p>
          </table:table-cell>
          <table:table-cell table:number-columns-repeated="4"/>
        </table:table-row>
        <table:table-row table:style-name="ro1">
          <table:table-cell office:value-type="float" office:value="7956300" calcext:value-type="float">
            <text:p>7956300</text:p>
          </table:table-cell>
          <table:table-cell office:value-type="float" office:value="566090" calcext:value-type="float">
            <text:p>566090</text:p>
          </table:table-cell>
          <table:table-cell office:value-type="float" office:value="164305" calcext:value-type="float">
            <text:p>164305</text:p>
          </table:table-cell>
          <table:table-cell table:number-columns-repeated="4"/>
        </table:table-row>
        <table:table-row table:style-name="ro1">
          <table:table-cell office:value-type="float" office:value="7728046" calcext:value-type="float">
            <text:p>7728046</text:p>
          </table:table-cell>
          <table:table-cell office:value-type="float" office:value="567609" calcext:value-type="float">
            <text:p>567609</text:p>
          </table:table-cell>
          <table:table-cell office:value-type="float" office:value="164045" calcext:value-type="float">
            <text:p>164045</text:p>
          </table:table-cell>
          <table:table-cell table:number-columns-repeated="4"/>
        </table:table-row>
        <table:table-row table:style-name="ro1">
          <table:table-cell office:value-type="float" office:value="7905359" calcext:value-type="float">
            <text:p>7905359</text:p>
          </table:table-cell>
          <table:table-cell office:value-type="float" office:value="565490" calcext:value-type="float">
            <text:p>565490</text:p>
          </table:table-cell>
          <table:table-cell office:value-type="float" office:value="203687" calcext:value-type="float">
            <text:p>203687</text:p>
          </table:table-cell>
          <table:table-cell table:number-columns-repeated="4"/>
        </table:table-row>
        <table:table-row table:style-name="ro1">
          <table:table-cell office:value-type="float" office:value="8069397" calcext:value-type="float">
            <text:p>8069397</text:p>
          </table:table-cell>
          <table:table-cell office:value-type="float" office:value="580196" calcext:value-type="float">
            <text:p>580196</text:p>
          </table:table-cell>
          <table:table-cell office:value-type="float" office:value="165643" calcext:value-type="float">
            <text:p>165643</text:p>
          </table:table-cell>
          <table:table-cell table:number-columns-repeated="4"/>
        </table:table-row>
        <table:table-row table:style-name="ro1">
          <table:table-cell office:value-type="float" office:value="7805045" calcext:value-type="float">
            <text:p>7805045</text:p>
          </table:table-cell>
          <table:table-cell office:value-type="float" office:value="565522" calcext:value-type="float">
            <text:p>565522</text:p>
          </table:table-cell>
          <table:table-cell office:value-type="float" office:value="171250" calcext:value-type="float">
            <text:p>171250</text:p>
          </table:table-cell>
          <table:table-cell table:number-columns-repeated="4"/>
        </table:table-row>
        <table:table-row table:style-name="ro1">
          <table:table-cell office:value-type="float" office:value="7827110" calcext:value-type="float">
            <text:p>7827110</text:p>
          </table:table-cell>
          <table:table-cell office:value-type="float" office:value="564267" calcext:value-type="float">
            <text:p>564267</text:p>
          </table:table-cell>
          <table:table-cell office:value-type="float" office:value="163895" calcext:value-type="float">
            <text:p>163895</text:p>
          </table:table-cell>
          <table:table-cell table:number-columns-repeated="4"/>
        </table:table-row>
        <table:table-row table:style-name="ro1">
          <table:table-cell office:value-type="float" office:value="8040222" calcext:value-type="float">
            <text:p>8040222</text:p>
          </table:table-cell>
          <table:table-cell office:value-type="float" office:value="578327" calcext:value-type="float">
            <text:p>578327</text:p>
          </table:table-cell>
          <table:table-cell office:value-type="float" office:value="165448" calcext:value-type="float">
            <text:p>165448</text:p>
          </table:table-cell>
          <table:table-cell table:number-columns-repeated="4"/>
        </table:table-row>
        <table:table-row table:style-name="ro1">
          <table:table-cell office:value-type="float" office:value="7896392" calcext:value-type="float">
            <text:p>7896392</text:p>
          </table:table-cell>
          <table:table-cell office:value-type="float" office:value="565353" calcext:value-type="float">
            <text:p>565353</text:p>
          </table:table-cell>
          <table:table-cell office:value-type="float" office:value="164242" calcext:value-type="float">
            <text:p>164242</text:p>
          </table:table-cell>
          <table:table-cell table:number-columns-repeated="4"/>
        </table:table-row>
        <table:table-row table:style-name="ro1">
          <table:table-cell office:value-type="float" office:value="7758359" calcext:value-type="float">
            <text:p>7758359</text:p>
          </table:table-cell>
          <table:table-cell office:value-type="float" office:value="557833" calcext:value-type="float">
            <text:p>557833</text:p>
          </table:table-cell>
          <table:table-cell office:value-type="float" office:value="163678" calcext:value-type="float">
            <text:p>163678</text:p>
          </table:table-cell>
          <table:table-cell table:number-columns-repeated="4"/>
        </table:table-row>
        <table:table-row table:style-name="ro1">
          <table:table-cell office:value-type="float" office:value="7853847" calcext:value-type="float">
            <text:p>7853847</text:p>
          </table:table-cell>
          <table:table-cell office:value-type="float" office:value="546672" calcext:value-type="float">
            <text:p>546672</text:p>
          </table:table-cell>
          <table:table-cell office:value-type="float" office:value="178314" calcext:value-type="float">
            <text:p>178314</text:p>
          </table:table-cell>
          <table:table-cell table:number-columns-repeated="4"/>
        </table:table-row>
        <table:table-row table:style-name="ro1">
          <table:table-cell office:value-type="float" office:value="8296545" calcext:value-type="float">
            <text:p>8296545</text:p>
          </table:table-cell>
          <table:table-cell office:value-type="float" office:value="569222" calcext:value-type="float">
            <text:p>569222</text:p>
          </table:table-cell>
          <table:table-cell office:value-type="float" office:value="164565" calcext:value-type="float">
            <text:p>164565</text:p>
          </table:table-cell>
          <table:table-cell table:number-columns-repeated="4"/>
        </table:table-row>
        <table:table-row table:style-name="ro1">
          <table:table-cell office:value-type="float" office:value="7883159" calcext:value-type="float">
            <text:p>7883159</text:p>
          </table:table-cell>
          <table:table-cell office:value-type="float" office:value="604122" calcext:value-type="float">
            <text:p>604122</text:p>
          </table:table-cell>
          <table:table-cell office:value-type="float" office:value="165216" calcext:value-type="float">
            <text:p>165216</text:p>
          </table:table-cell>
          <table:table-cell table:number-columns-repeated="4"/>
        </table:table-row>
        <table:table-row table:style-name="ro1">
          <table:table-cell office:value-type="float" office:value="7801975" calcext:value-type="float">
            <text:p>7801975</text:p>
          </table:table-cell>
          <table:table-cell office:value-type="float" office:value="556700" calcext:value-type="float">
            <text:p>556700</text:p>
          </table:table-cell>
          <table:table-cell office:value-type="float" office:value="163565" calcext:value-type="float">
            <text:p>163565</text:p>
          </table:table-cell>
          <table:table-cell table:number-columns-repeated="4"/>
        </table:table-row>
        <table:table-row table:style-name="ro1">
          <table:table-cell office:value-type="float" office:value="7776905" calcext:value-type="float">
            <text:p>7776905</text:p>
          </table:table-cell>
          <table:table-cell office:value-type="float" office:value="565542" calcext:value-type="float">
            <text:p>565542</text:p>
          </table:table-cell>
          <table:table-cell office:value-type="float" office:value="165104" calcext:value-type="float">
            <text:p>165104</text:p>
          </table:table-cell>
          <table:table-cell table:number-columns-repeated="4"/>
        </table:table-row>
        <table:table-row table:style-name="ro1">
          <table:table-cell office:value-type="float" office:value="8233191" calcext:value-type="float">
            <text:p>8233191</text:p>
          </table:table-cell>
          <table:table-cell office:value-type="float" office:value="584777" calcext:value-type="float">
            <text:p>584777</text:p>
          </table:table-cell>
          <table:table-cell office:value-type="float" office:value="164220" calcext:value-type="float">
            <text:p>164220</text:p>
          </table:table-cell>
          <table:table-cell table:number-columns-repeated="4"/>
        </table:table-row>
        <table:table-row table:style-name="ro1">
          <table:table-cell office:value-type="float" office:value="7754573" calcext:value-type="float">
            <text:p>7754573</text:p>
          </table:table-cell>
          <table:table-cell office:value-type="float" office:value="568912" calcext:value-type="float">
            <text:p>568912</text:p>
          </table:table-cell>
          <table:table-cell office:value-type="float" office:value="164227" calcext:value-type="float">
            <text:p>164227</text:p>
          </table:table-cell>
          <table:table-cell table:number-columns-repeated="4"/>
        </table:table-row>
        <table:table-row table:style-name="ro1">
          <table:table-cell office:value-type="float" office:value="7902124" calcext:value-type="float">
            <text:p>7902124</text:p>
          </table:table-cell>
          <table:table-cell office:value-type="float" office:value="573080" calcext:value-type="float">
            <text:p>573080</text:p>
          </table:table-cell>
          <table:table-cell office:value-type="float" office:value="163717" calcext:value-type="float">
            <text:p>163717</text:p>
          </table:table-cell>
          <table:table-cell table:number-columns-repeated="4"/>
        </table:table-row>
        <table:table-row table:style-name="ro1">
          <table:table-cell office:value-type="float" office:value="7767620" calcext:value-type="float">
            <text:p>7767620</text:p>
          </table:table-cell>
          <table:table-cell office:value-type="float" office:value="561924" calcext:value-type="float">
            <text:p>561924</text:p>
          </table:table-cell>
          <table:table-cell office:value-type="float" office:value="164013" calcext:value-type="float">
            <text:p>164013</text:p>
          </table:table-cell>
          <table:table-cell table:number-columns-repeated="4"/>
        </table:table-row>
        <table:table-row table:style-name="ro1">
          <table:table-cell office:value-type="float" office:value="7875019" calcext:value-type="float">
            <text:p>7875019</text:p>
          </table:table-cell>
          <table:table-cell office:value-type="float" office:value="585072" calcext:value-type="float">
            <text:p>585072</text:p>
          </table:table-cell>
          <table:table-cell office:value-type="float" office:value="175259" calcext:value-type="float">
            <text:p>175259</text:p>
          </table:table-cell>
          <table:table-cell table:number-columns-repeated="4"/>
        </table:table-row>
        <table:table-row table:style-name="ro1">
          <table:table-cell office:value-type="float" office:value="7865141" calcext:value-type="float">
            <text:p>7865141</text:p>
          </table:table-cell>
          <table:table-cell office:value-type="float" office:value="560751" calcext:value-type="float">
            <text:p>560751</text:p>
          </table:table-cell>
          <table:table-cell office:value-type="float" office:value="163922" calcext:value-type="float">
            <text:p>163922</text:p>
          </table:table-cell>
          <table:table-cell table:number-columns-repeated="4"/>
        </table:table-row>
        <table:table-row table:style-name="ro1">
          <table:table-cell office:value-type="float" office:value="7747332" calcext:value-type="float">
            <text:p>7747332</text:p>
          </table:table-cell>
          <table:table-cell office:value-type="float" office:value="563122" calcext:value-type="float">
            <text:p>563122</text:p>
          </table:table-cell>
          <table:table-cell office:value-type="float" office:value="163674" calcext:value-type="float">
            <text:p>163674</text:p>
          </table:table-cell>
          <table:table-cell table:number-columns-repeated="4"/>
        </table:table-row>
        <table:table-row table:style-name="ro1">
          <table:table-cell office:value-type="float" office:value="7687837" calcext:value-type="float">
            <text:p>7687837</text:p>
          </table:table-cell>
          <table:table-cell office:value-type="float" office:value="604853" calcext:value-type="float">
            <text:p>604853</text:p>
          </table:table-cell>
          <table:table-cell office:value-type="float" office:value="165823" calcext:value-type="float">
            <text:p>165823</text:p>
          </table:table-cell>
          <table:table-cell table:number-columns-repeated="4"/>
        </table:table-row>
        <table:table-row table:style-name="ro1">
          <table:table-cell office:value-type="float" office:value="7831256" calcext:value-type="float">
            <text:p>7831256</text:p>
          </table:table-cell>
          <table:table-cell office:value-type="float" office:value="571369" calcext:value-type="float">
            <text:p>571369</text:p>
          </table:table-cell>
          <table:table-cell office:value-type="float" office:value="163685" calcext:value-type="float">
            <text:p>163685</text:p>
          </table:table-cell>
          <table:table-cell table:number-columns-repeated="4"/>
        </table:table-row>
        <table:table-row table:style-name="ro1">
          <table:table-cell office:value-type="float" office:value="7671891" calcext:value-type="float">
            <text:p>7671891</text:p>
          </table:table-cell>
          <table:table-cell office:value-type="float" office:value="586325" calcext:value-type="float">
            <text:p>586325</text:p>
          </table:table-cell>
          <table:table-cell office:value-type="float" office:value="179486" calcext:value-type="float">
            <text:p>179486</text:p>
          </table:table-cell>
          <table:table-cell table:number-columns-repeated="4"/>
        </table:table-row>
        <table:table-row table:style-name="ro1">
          <table:table-cell office:value-type="float" office:value="7818177" calcext:value-type="float">
            <text:p>7818177</text:p>
          </table:table-cell>
          <table:table-cell office:value-type="float" office:value="579388" calcext:value-type="float">
            <text:p>579388</text:p>
          </table:table-cell>
          <table:table-cell office:value-type="float" office:value="163507" calcext:value-type="float">
            <text:p>163507</text:p>
          </table:table-cell>
          <table:table-cell table:number-columns-repeated="4"/>
        </table:table-row>
        <table:table-row table:style-name="ro1">
          <table:table-cell office:value-type="float" office:value="7842737" calcext:value-type="float">
            <text:p>7842737</text:p>
          </table:table-cell>
          <table:table-cell office:value-type="float" office:value="570186" calcext:value-type="float">
            <text:p>570186</text:p>
          </table:table-cell>
          <table:table-cell office:value-type="float" office:value="164152" calcext:value-type="float">
            <text:p>164152</text:p>
          </table:table-cell>
          <table:table-cell table:number-columns-repeated="4"/>
        </table:table-row>
        <table:table-row table:style-name="ro1">
          <table:table-cell office:value-type="float" office:value="7712411" calcext:value-type="float">
            <text:p>7712411</text:p>
          </table:table-cell>
          <table:table-cell office:value-type="float" office:value="559590" calcext:value-type="float">
            <text:p>559590</text:p>
          </table:table-cell>
          <table:table-cell office:value-type="float" office:value="165089" calcext:value-type="float">
            <text:p>165089</text:p>
          </table:table-cell>
          <table:table-cell table:number-columns-repeated="4"/>
        </table:table-row>
        <table:table-row table:style-name="ro1">
          <table:table-cell office:value-type="float" office:value="10979934" calcext:value-type="float">
            <text:p>10979934</text:p>
          </table:table-cell>
          <table:table-cell office:value-type="float" office:value="557597" calcext:value-type="float">
            <text:p>557597</text:p>
          </table:table-cell>
          <table:table-cell office:value-type="float" office:value="200546" calcext:value-type="float">
            <text:p>200546</text:p>
          </table:table-cell>
          <table:table-cell table:number-columns-repeated="4"/>
        </table:table-row>
        <table:table-row table:style-name="ro1">
          <table:table-cell office:value-type="float" office:value="8070556" calcext:value-type="float">
            <text:p>8070556</text:p>
          </table:table-cell>
          <table:table-cell office:value-type="float" office:value="582815" calcext:value-type="float">
            <text:p>582815</text:p>
          </table:table-cell>
          <table:table-cell office:value-type="float" office:value="164624" calcext:value-type="float">
            <text:p>164624</text:p>
          </table:table-cell>
          <table:table-cell table:number-columns-repeated="4"/>
        </table:table-row>
        <table:table-row table:style-name="ro1">
          <table:table-cell office:value-type="float" office:value="7838719" calcext:value-type="float">
            <text:p>7838719</text:p>
          </table:table-cell>
          <table:table-cell office:value-type="float" office:value="544937" calcext:value-type="float">
            <text:p>544937</text:p>
          </table:table-cell>
          <table:table-cell office:value-type="float" office:value="163953" calcext:value-type="float">
            <text:p>163953</text:p>
          </table:table-cell>
          <table:table-cell table:number-columns-repeated="4"/>
        </table:table-row>
        <table:table-row table:style-name="ro1">
          <table:table-cell office:value-type="float" office:value="7745174" calcext:value-type="float">
            <text:p>7745174</text:p>
          </table:table-cell>
          <table:table-cell office:value-type="float" office:value="575556" calcext:value-type="float">
            <text:p>575556</text:p>
          </table:table-cell>
          <table:table-cell office:value-type="float" office:value="163652" calcext:value-type="float">
            <text:p>163652</text:p>
          </table:table-cell>
          <table:table-cell table:number-columns-repeated="4"/>
        </table:table-row>
        <table:table-row table:style-name="ro1">
          <table:table-cell office:value-type="float" office:value="7929560" calcext:value-type="float">
            <text:p>7929560</text:p>
          </table:table-cell>
          <table:table-cell office:value-type="float" office:value="621217" calcext:value-type="float">
            <text:p>621217</text:p>
          </table:table-cell>
          <table:table-cell office:value-type="float" office:value="164328" calcext:value-type="float">
            <text:p>164328</text:p>
          </table:table-cell>
          <table:table-cell table:number-columns-repeated="4"/>
        </table:table-row>
        <table:table-row table:style-name="ro1">
          <table:table-cell office:value-type="float" office:value="7668661" calcext:value-type="float">
            <text:p>7668661</text:p>
          </table:table-cell>
          <table:table-cell office:value-type="float" office:value="553951" calcext:value-type="float">
            <text:p>553951</text:p>
          </table:table-cell>
          <table:table-cell office:value-type="float" office:value="164667" calcext:value-type="float">
            <text:p>164667</text:p>
          </table:table-cell>
          <table:table-cell table:number-columns-repeated="4"/>
        </table:table-row>
        <table:table-row table:style-name="ro1">
          <table:table-cell office:value-type="float" office:value="7676215" calcext:value-type="float">
            <text:p>7676215</text:p>
          </table:table-cell>
          <table:table-cell office:value-type="float" office:value="556932" calcext:value-type="float">
            <text:p>556932</text:p>
          </table:table-cell>
          <table:table-cell office:value-type="float" office:value="163645" calcext:value-type="float">
            <text:p>163645</text:p>
          </table:table-cell>
          <table:table-cell table:number-columns-repeated="4"/>
        </table:table-row>
        <table:table-row table:style-name="ro1">
          <table:table-cell office:value-type="float" office:value="7847003" calcext:value-type="float">
            <text:p>7847003</text:p>
          </table:table-cell>
          <table:table-cell office:value-type="float" office:value="573080" calcext:value-type="float">
            <text:p>573080</text:p>
          </table:table-cell>
          <table:table-cell office:value-type="float" office:value="165568" calcext:value-type="float">
            <text:p>165568</text:p>
          </table:table-cell>
          <table:table-cell table:number-columns-repeated="4"/>
        </table:table-row>
        <table:table-row table:style-name="ro1">
          <table:table-cell office:value-type="float" office:value="7750770" calcext:value-type="float">
            <text:p>7750770</text:p>
          </table:table-cell>
          <table:table-cell office:value-type="float" office:value="555603" calcext:value-type="float">
            <text:p>555603</text:p>
          </table:table-cell>
          <table:table-cell office:value-type="float" office:value="164674" calcext:value-type="float">
            <text:p>164674</text:p>
          </table:table-cell>
          <table:table-cell table:number-columns-repeated="4"/>
        </table:table-row>
        <table:table-row table:style-name="ro1">
          <table:table-cell office:value-type="float" office:value="8191416" calcext:value-type="float">
            <text:p>8191416</text:p>
          </table:table-cell>
          <table:table-cell office:value-type="float" office:value="616530" calcext:value-type="float">
            <text:p>616530</text:p>
          </table:table-cell>
          <table:table-cell office:value-type="float" office:value="164917" calcext:value-type="float">
            <text:p>164917</text:p>
          </table:table-cell>
          <table:table-cell table:number-columns-repeated="4"/>
        </table:table-row>
        <table:table-row table:style-name="ro1">
          <table:table-cell office:value-type="float" office:value="7744449" calcext:value-type="float">
            <text:p>7744449</text:p>
          </table:table-cell>
          <table:table-cell office:value-type="float" office:value="572356" calcext:value-type="float">
            <text:p>572356</text:p>
          </table:table-cell>
          <table:table-cell office:value-type="float" office:value="163662" calcext:value-type="float">
            <text:p>163662</text:p>
          </table:table-cell>
          <table:table-cell table:number-columns-repeated="4"/>
        </table:table-row>
        <table:table-row table:style-name="ro1">
          <table:table-cell office:value-type="float" office:value="7800083" calcext:value-type="float">
            <text:p>7800083</text:p>
          </table:table-cell>
          <table:table-cell office:value-type="float" office:value="563030" calcext:value-type="float">
            <text:p>563030</text:p>
          </table:table-cell>
          <table:table-cell office:value-type="float" office:value="164037" calcext:value-type="float">
            <text:p>164037</text:p>
          </table:table-cell>
          <table:table-cell table:number-columns-repeated="4"/>
        </table:table-row>
        <table:table-row table:style-name="ro1">
          <table:table-cell office:value-type="float" office:value="7844500" calcext:value-type="float">
            <text:p>7844500</text:p>
          </table:table-cell>
          <table:table-cell office:value-type="float" office:value="569890" calcext:value-type="float">
            <text:p>569890</text:p>
          </table:table-cell>
          <table:table-cell office:value-type="float" office:value="164732" calcext:value-type="float">
            <text:p>164732</text:p>
          </table:table-cell>
          <table:table-cell table:number-columns-repeated="4"/>
        </table:table-row>
        <table:table-row table:style-name="ro1">
          <table:table-cell office:value-type="float" office:value="7737454" calcext:value-type="float">
            <text:p>7737454</text:p>
          </table:table-cell>
          <table:table-cell office:value-type="float" office:value="561320" calcext:value-type="float">
            <text:p>561320</text:p>
          </table:table-cell>
          <table:table-cell office:value-type="float" office:value="166253" calcext:value-type="float">
            <text:p>166253</text:p>
          </table:table-cell>
          <table:table-cell table:number-columns-repeated="4"/>
        </table:table-row>
        <table:table-row table:style-name="ro1">
          <table:table-cell office:value-type="float" office:value="7888446" calcext:value-type="float">
            <text:p>7888446</text:p>
          </table:table-cell>
          <table:table-cell office:value-type="float" office:value="569679" calcext:value-type="float">
            <text:p>569679</text:p>
          </table:table-cell>
          <table:table-cell office:value-type="float" office:value="163930" calcext:value-type="float">
            <text:p>163930</text:p>
          </table:table-cell>
          <table:table-cell table:number-columns-repeated="4"/>
        </table:table-row>
        <table:table-row table:style-name="ro1">
          <table:table-cell office:value-type="float" office:value="7883286" calcext:value-type="float">
            <text:p>7883286</text:p>
          </table:table-cell>
          <table:table-cell office:value-type="float" office:value="583298" calcext:value-type="float">
            <text:p>583298</text:p>
          </table:table-cell>
          <table:table-cell office:value-type="float" office:value="165119" calcext:value-type="float">
            <text:p>165119</text:p>
          </table:table-cell>
          <table:table-cell table:number-columns-repeated="4"/>
        </table:table-row>
        <table:table-row table:style-name="ro1">
          <table:table-cell office:value-type="float" office:value="7720251" calcext:value-type="float">
            <text:p>7720251</text:p>
          </table:table-cell>
          <table:table-cell office:value-type="float" office:value="568647" calcext:value-type="float">
            <text:p>568647</text:p>
          </table:table-cell>
          <table:table-cell office:value-type="float" office:value="164834" calcext:value-type="float">
            <text:p>164834</text:p>
          </table:table-cell>
          <table:table-cell table:number-columns-repeated="4"/>
        </table:table-row>
        <table:table-row table:style-name="ro1">
          <table:table-cell office:value-type="float" office:value="7980797" calcext:value-type="float">
            <text:p>7980797</text:p>
          </table:table-cell>
          <table:table-cell office:value-type="float" office:value="630483" calcext:value-type="float">
            <text:p>630483</text:p>
          </table:table-cell>
          <table:table-cell office:value-type="float" office:value="164361" calcext:value-type="float">
            <text:p>164361</text:p>
          </table:table-cell>
          <table:table-cell table:number-columns-repeated="4"/>
        </table:table-row>
        <table:table-row table:style-name="ro1">
          <table:table-cell office:value-type="float" office:value="7722529" calcext:value-type="float">
            <text:p>7722529</text:p>
          </table:table-cell>
          <table:table-cell office:value-type="float" office:value="597493" calcext:value-type="float">
            <text:p>597493</text:p>
          </table:table-cell>
          <table:table-cell office:value-type="float" office:value="164261" calcext:value-type="float">
            <text:p>164261</text:p>
          </table:table-cell>
          <table:table-cell table:number-columns-repeated="4"/>
        </table:table-row>
        <table:table-row table:style-name="ro1">
          <table:table-cell office:value-type="float" office:value="7738946" calcext:value-type="float">
            <text:p>7738946</text:p>
          </table:table-cell>
          <table:table-cell office:value-type="float" office:value="562288" calcext:value-type="float">
            <text:p>562288</text:p>
          </table:table-cell>
          <table:table-cell office:value-type="float" office:value="163417" calcext:value-type="float">
            <text:p>163417</text:p>
          </table:table-cell>
          <table:table-cell table:number-columns-repeated="4"/>
        </table:table-row>
        <table:table-row table:style-name="ro1">
          <table:table-cell office:value-type="float" office:value="7757874" calcext:value-type="float">
            <text:p>7757874</text:p>
          </table:table-cell>
          <table:table-cell office:value-type="float" office:value="567585" calcext:value-type="float">
            <text:p>567585</text:p>
          </table:table-cell>
          <table:table-cell office:value-type="float" office:value="163766" calcext:value-type="float">
            <text:p>163766</text:p>
          </table:table-cell>
          <table:table-cell table:number-columns-repeated="4"/>
        </table:table-row>
        <table:table-row table:style-name="ro1">
          <table:table-cell office:value-type="float" office:value="7833174" calcext:value-type="float">
            <text:p>7833174</text:p>
          </table:table-cell>
          <table:table-cell office:value-type="float" office:value="566574" calcext:value-type="float">
            <text:p>566574</text:p>
          </table:table-cell>
          <table:table-cell office:value-type="float" office:value="164587" calcext:value-type="float">
            <text:p>164587</text:p>
          </table:table-cell>
          <table:table-cell table:number-columns-repeated="4"/>
        </table:table-row>
        <table:table-row table:style-name="ro1">
          <table:table-cell office:value-type="float" office:value="7825594" calcext:value-type="float">
            <text:p>7825594</text:p>
          </table:table-cell>
          <table:table-cell office:value-type="float" office:value="568210" calcext:value-type="float">
            <text:p>568210</text:p>
          </table:table-cell>
          <table:table-cell office:value-type="float" office:value="164353" calcext:value-type="float">
            <text:p>164353</text:p>
          </table:table-cell>
          <table:table-cell table:number-columns-repeated="4"/>
        </table:table-row>
        <table:table-row table:style-name="ro1">
          <table:table-cell office:value-type="float" office:value="7819598" calcext:value-type="float">
            <text:p>7819598</text:p>
          </table:table-cell>
          <table:table-cell office:value-type="float" office:value="560561" calcext:value-type="float">
            <text:p>560561</text:p>
          </table:table-cell>
          <table:table-cell office:value-type="float" office:value="164064" calcext:value-type="float">
            <text:p>164064</text:p>
          </table:table-cell>
          <table:table-cell table:number-columns-repeated="4"/>
        </table:table-row>
        <table:table-row table:style-name="ro1">
          <table:table-cell office:value-type="float" office:value="7821710" calcext:value-type="float">
            <text:p>7821710</text:p>
          </table:table-cell>
          <table:table-cell office:value-type="float" office:value="571807" calcext:value-type="float">
            <text:p>571807</text:p>
          </table:table-cell>
          <table:table-cell office:value-type="float" office:value="165020" calcext:value-type="float">
            <text:p>165020</text:p>
          </table:table-cell>
          <table:table-cell table:number-columns-repeated="4"/>
        </table:table-row>
        <table:table-row table:style-name="ro1">
          <table:table-cell office:value-type="float" office:value="7832554" calcext:value-type="float">
            <text:p>7832554</text:p>
          </table:table-cell>
          <table:table-cell office:value-type="float" office:value="565726" calcext:value-type="float">
            <text:p>565726</text:p>
          </table:table-cell>
          <table:table-cell office:value-type="float" office:value="178585" calcext:value-type="float">
            <text:p>178585</text:p>
          </table:table-cell>
          <table:table-cell table:number-columns-repeated="4"/>
        </table:table-row>
        <table:table-row table:style-name="ro1">
          <table:table-cell office:value-type="float" office:value="7818769" calcext:value-type="float">
            <text:p>7818769</text:p>
          </table:table-cell>
          <table:table-cell office:value-type="float" office:value="609980" calcext:value-type="float">
            <text:p>609980</text:p>
          </table:table-cell>
          <table:table-cell office:value-type="float" office:value="163898" calcext:value-type="float">
            <text:p>163898</text:p>
          </table:table-cell>
          <table:table-cell table:number-columns-repeated="4"/>
        </table:table-row>
        <table:table-row table:style-name="ro1">
          <table:table-cell office:value-type="float" office:value="7744769" calcext:value-type="float">
            <text:p>7744769</text:p>
          </table:table-cell>
          <table:table-cell office:value-type="float" office:value="556996" calcext:value-type="float">
            <text:p>556996</text:p>
          </table:table-cell>
          <table:table-cell office:value-type="float" office:value="164284" calcext:value-type="float">
            <text:p>164284</text:p>
          </table:table-cell>
          <table:table-cell table:number-columns-repeated="4"/>
        </table:table-row>
        <table:table-row table:style-name="ro1">
          <table:table-cell office:value-type="float" office:value="7843731" calcext:value-type="float">
            <text:p>7843731</text:p>
          </table:table-cell>
          <table:table-cell office:value-type="float" office:value="573065" calcext:value-type="float">
            <text:p>573065</text:p>
          </table:table-cell>
          <table:table-cell office:value-type="float" office:value="165619" calcext:value-type="float">
            <text:p>165619</text:p>
          </table:table-cell>
          <table:table-cell table:number-columns-repeated="4"/>
        </table:table-row>
        <table:table-row table:style-name="ro1">
          <table:table-cell office:value-type="float" office:value="7868239" calcext:value-type="float">
            <text:p>7868239</text:p>
          </table:table-cell>
          <table:table-cell office:value-type="float" office:value="562159" calcext:value-type="float">
            <text:p>562159</text:p>
          </table:table-cell>
          <table:table-cell office:value-type="float" office:value="164640" calcext:value-type="float">
            <text:p>164640</text:p>
          </table:table-cell>
          <table:table-cell table:number-columns-repeated="4"/>
        </table:table-row>
        <table:table-row table:style-name="ro1">
          <table:table-cell office:value-type="float" office:value="7801411" calcext:value-type="float">
            <text:p>7801411</text:p>
          </table:table-cell>
          <table:table-cell office:value-type="float" office:value="559645" calcext:value-type="float">
            <text:p>559645</text:p>
          </table:table-cell>
          <table:table-cell office:value-type="float" office:value="164414" calcext:value-type="float">
            <text:p>164414</text:p>
          </table:table-cell>
          <table:table-cell table:number-columns-repeated="4"/>
        </table:table-row>
        <table:table-row table:style-name="ro1">
          <table:table-cell office:value-type="float" office:value="7789243" calcext:value-type="float">
            <text:p>7789243</text:p>
          </table:table-cell>
          <table:table-cell office:value-type="float" office:value="563171" calcext:value-type="float">
            <text:p>563171</text:p>
          </table:table-cell>
          <table:table-cell office:value-type="float" office:value="164726" calcext:value-type="float">
            <text:p>164726</text:p>
          </table:table-cell>
          <table:table-cell table:number-columns-repeated="4"/>
        </table:table-row>
        <table:table-row table:style-name="ro1">
          <table:table-cell office:value-type="float" office:value="7719420" calcext:value-type="float">
            <text:p>7719420</text:p>
          </table:table-cell>
          <table:table-cell office:value-type="float" office:value="574217" calcext:value-type="float">
            <text:p>574217</text:p>
          </table:table-cell>
          <table:table-cell office:value-type="float" office:value="164815" calcext:value-type="float">
            <text:p>164815</text:p>
          </table:table-cell>
          <table:table-cell table:number-columns-repeated="4"/>
        </table:table-row>
        <table:table-row table:style-name="ro1">
          <table:table-cell office:value-type="float" office:value="7773689" calcext:value-type="float">
            <text:p>7773689</text:p>
          </table:table-cell>
          <table:table-cell office:value-type="float" office:value="555441" calcext:value-type="float">
            <text:p>555441</text:p>
          </table:table-cell>
          <table:table-cell office:value-type="float" office:value="180253" calcext:value-type="float">
            <text:p>180253</text:p>
          </table:table-cell>
          <table:table-cell table:number-columns-repeated="4"/>
        </table:table-row>
        <table:table-row table:style-name="ro1">
          <table:table-cell office:value-type="float" office:value="8189650" calcext:value-type="float">
            <text:p>8189650</text:p>
          </table:table-cell>
          <table:table-cell office:value-type="float" office:value="568108" calcext:value-type="float">
            <text:p>568108</text:p>
          </table:table-cell>
          <table:table-cell office:value-type="float" office:value="163824" calcext:value-type="float">
            <text:p>163824</text:p>
          </table:table-cell>
          <table:table-cell table:number-columns-repeated="4"/>
        </table:table-row>
        <table:table-row table:style-name="ro1">
          <table:table-cell office:value-type="float" office:value="7849399" calcext:value-type="float">
            <text:p>7849399</text:p>
          </table:table-cell>
          <table:table-cell office:value-type="float" office:value="561971" calcext:value-type="float">
            <text:p>561971</text:p>
          </table:table-cell>
          <table:table-cell office:value-type="float" office:value="164640" calcext:value-type="float">
            <text:p>164640</text:p>
          </table:table-cell>
          <table:table-cell table:number-columns-repeated="4"/>
        </table:table-row>
        <table:table-row table:style-name="ro1">
          <table:table-cell office:value-type="float" office:value="7835213" calcext:value-type="float">
            <text:p>7835213</text:p>
          </table:table-cell>
          <table:table-cell office:value-type="float" office:value="590335" calcext:value-type="float">
            <text:p>590335</text:p>
          </table:table-cell>
          <table:table-cell office:value-type="float" office:value="164488" calcext:value-type="float">
            <text:p>164488</text:p>
          </table:table-cell>
          <table:table-cell table:number-columns-repeated="4"/>
        </table:table-row>
        <table:table-row table:style-name="ro1">
          <table:table-cell office:value-type="float" office:value="7767471" calcext:value-type="float">
            <text:p>7767471</text:p>
          </table:table-cell>
          <table:table-cell office:value-type="float" office:value="631691" calcext:value-type="float">
            <text:p>631691</text:p>
          </table:table-cell>
          <table:table-cell office:value-type="float" office:value="165971" calcext:value-type="float">
            <text:p>165971</text:p>
          </table:table-cell>
          <table:table-cell table:number-columns-repeated="4"/>
        </table:table-row>
        <table:table-row table:style-name="ro1">
          <table:table-cell office:value-type="float" office:value="7969323" calcext:value-type="float">
            <text:p>7969323</text:p>
          </table:table-cell>
          <table:table-cell office:value-type="float" office:value="576665" calcext:value-type="float">
            <text:p>576665</text:p>
          </table:table-cell>
          <table:table-cell office:value-type="float" office:value="163424" calcext:value-type="float">
            <text:p>163424</text:p>
          </table:table-cell>
          <table:table-cell table:number-columns-repeated="4"/>
        </table:table-row>
        <table:table-row table:style-name="ro1">
          <table:table-cell office:value-type="float" office:value="7874702" calcext:value-type="float">
            <text:p>7874702</text:p>
          </table:table-cell>
          <table:table-cell office:value-type="float" office:value="560098" calcext:value-type="float">
            <text:p>560098</text:p>
          </table:table-cell>
          <table:table-cell office:value-type="float" office:value="164985" calcext:value-type="float">
            <text:p>164985</text:p>
          </table:table-cell>
          <table:table-cell table:number-columns-repeated="4"/>
        </table:table-row>
        <table:table-row table:style-name="ro1">
          <table:table-cell office:value-type="float" office:value="7838985" calcext:value-type="float">
            <text:p>7838985</text:p>
          </table:table-cell>
          <table:table-cell office:value-type="float" office:value="582945" calcext:value-type="float">
            <text:p>582945</text:p>
          </table:table-cell>
          <table:table-cell office:value-type="float" office:value="164486" calcext:value-type="float">
            <text:p>164486</text:p>
          </table:table-cell>
          <table:table-cell table:number-columns-repeated="4"/>
        </table:table-row>
        <table:table-row table:style-name="ro1">
          <table:table-cell office:value-type="float" office:value="7800837" calcext:value-type="float">
            <text:p>7800837</text:p>
          </table:table-cell>
          <table:table-cell office:value-type="float" office:value="561151" calcext:value-type="float">
            <text:p>561151</text:p>
          </table:table-cell>
          <table:table-cell office:value-type="float" office:value="163177" calcext:value-type="float">
            <text:p>163177</text:p>
          </table:table-cell>
          <table:table-cell table:number-columns-repeated="4"/>
        </table:table-row>
        <table:table-row table:style-name="ro1">
          <table:table-cell office:value-type="float" office:value="7765405" calcext:value-type="float">
            <text:p>7765405</text:p>
          </table:table-cell>
          <table:table-cell office:value-type="float" office:value="568728" calcext:value-type="float">
            <text:p>568728</text:p>
          </table:table-cell>
          <table:table-cell office:value-type="float" office:value="163557" calcext:value-type="float">
            <text:p>163557</text:p>
          </table:table-cell>
          <table:table-cell table:number-columns-repeated="4"/>
        </table:table-row>
        <table:table-row table:style-name="ro1">
          <table:table-cell office:value-type="float" office:value="7770602" calcext:value-type="float">
            <text:p>7770602</text:p>
          </table:table-cell>
          <table:table-cell office:value-type="float" office:value="581210" calcext:value-type="float">
            <text:p>581210</text:p>
          </table:table-cell>
          <table:table-cell office:value-type="float" office:value="164016" calcext:value-type="float">
            <text:p>164016</text:p>
          </table:table-cell>
          <table:table-cell table:number-columns-repeated="4"/>
        </table:table-row>
        <table:table-row table:style-name="ro1">
          <table:table-cell office:value-type="float" office:value="7830689" calcext:value-type="float">
            <text:p>7830689</text:p>
          </table:table-cell>
          <table:table-cell office:value-type="float" office:value="569366" calcext:value-type="float">
            <text:p>569366</text:p>
          </table:table-cell>
          <table:table-cell office:value-type="float" office:value="163814" calcext:value-type="float">
            <text:p>163814</text:p>
          </table:table-cell>
          <table:table-cell table:number-columns-repeated="4"/>
        </table:table-row>
        <table:table-row table:style-name="ro1">
          <table:table-cell office:value-type="float" office:value="7783707" calcext:value-type="float">
            <text:p>7783707</text:p>
          </table:table-cell>
          <table:table-cell office:value-type="float" office:value="597879" calcext:value-type="float">
            <text:p>597879</text:p>
          </table:table-cell>
          <table:table-cell office:value-type="float" office:value="164046" calcext:value-type="float">
            <text:p>164046</text:p>
          </table:table-cell>
          <table:table-cell table:number-columns-repeated="4"/>
        </table:table-row>
        <table:table-row table:style-name="ro1">
          <table:table-cell office:value-type="float" office:value="7669087" calcext:value-type="float">
            <text:p>7669087</text:p>
          </table:table-cell>
          <table:table-cell office:value-type="float" office:value="561814" calcext:value-type="float">
            <text:p>561814</text:p>
          </table:table-cell>
          <table:table-cell office:value-type="float" office:value="163456" calcext:value-type="float">
            <text:p>163456</text:p>
          </table:table-cell>
          <table:table-cell table:number-columns-repeated="4"/>
        </table:table-row>
        <table:table-row table:style-name="ro1">
          <table:table-cell office:value-type="float" office:value="7810282" calcext:value-type="float">
            <text:p>7810282</text:p>
          </table:table-cell>
          <table:table-cell office:value-type="float" office:value="554900" calcext:value-type="float">
            <text:p>554900</text:p>
          </table:table-cell>
          <table:table-cell office:value-type="float" office:value="163781" calcext:value-type="float">
            <text:p>163781</text:p>
          </table:table-cell>
          <table:table-cell table:number-columns-repeated="4"/>
        </table:table-row>
        <table:table-row table:style-name="ro1">
          <table:table-cell office:value-type="float" office:value="7732894" calcext:value-type="float">
            <text:p>7732894</text:p>
          </table:table-cell>
          <table:table-cell office:value-type="float" office:value="580552" calcext:value-type="float">
            <text:p>580552</text:p>
          </table:table-cell>
          <table:table-cell office:value-type="float" office:value="163662" calcext:value-type="float">
            <text:p>163662</text:p>
          </table:table-cell>
          <table:table-cell table:number-columns-repeated="4"/>
        </table:table-row>
        <table:table-row table:style-name="ro1">
          <table:table-cell office:value-type="float" office:value="7986869" calcext:value-type="float">
            <text:p>7986869</text:p>
          </table:table-cell>
          <table:table-cell office:value-type="float" office:value="573245" calcext:value-type="float">
            <text:p>573245</text:p>
          </table:table-cell>
          <table:table-cell office:value-type="float" office:value="165030" calcext:value-type="float">
            <text:p>165030</text:p>
          </table:table-cell>
          <table:table-cell table:number-columns-repeated="4"/>
        </table:table-row>
        <table:table-row table:style-name="ro1">
          <table:table-cell office:value-type="float" office:value="8175311" calcext:value-type="float">
            <text:p>8175311</text:p>
          </table:table-cell>
          <table:table-cell office:value-type="float" office:value="585290" calcext:value-type="float">
            <text:p>585290</text:p>
          </table:table-cell>
          <table:table-cell office:value-type="float" office:value="164024" calcext:value-type="float">
            <text:p>164024</text:p>
          </table:table-cell>
          <table:table-cell table:number-columns-repeated="4"/>
        </table:table-row>
        <table:table-row table:style-name="ro1">
          <table:table-cell office:value-type="float" office:value="7787515" calcext:value-type="float">
            <text:p>7787515</text:p>
          </table:table-cell>
          <table:table-cell office:value-type="float" office:value="600120" calcext:value-type="float">
            <text:p>600120</text:p>
          </table:table-cell>
          <table:table-cell office:value-type="float" office:value="164483" calcext:value-type="float">
            <text:p>164483</text:p>
          </table:table-cell>
          <table:table-cell table:number-columns-repeated="4"/>
        </table:table-row>
        <table:table-row table:style-name="ro1">
          <table:table-cell office:value-type="float" office:value="7931239" calcext:value-type="float">
            <text:p>7931239</text:p>
          </table:table-cell>
          <table:table-cell office:value-type="float" office:value="572737" calcext:value-type="float">
            <text:p>572737</text:p>
          </table:table-cell>
          <table:table-cell office:value-type="float" office:value="163479" calcext:value-type="float">
            <text:p>163479</text:p>
          </table:table-cell>
          <table:table-cell table:number-columns-repeated="4"/>
        </table:table-row>
        <table:table-row table:style-name="ro1">
          <table:table-cell office:value-type="float" office:value="7827048" calcext:value-type="float">
            <text:p>7827048</text:p>
          </table:table-cell>
          <table:table-cell office:value-type="float" office:value="574030" calcext:value-type="float">
            <text:p>574030</text:p>
          </table:table-cell>
          <table:table-cell office:value-type="float" office:value="165102" calcext:value-type="float">
            <text:p>165102</text:p>
          </table:table-cell>
          <table:table-cell table:number-columns-repeated="4"/>
        </table:table-row>
        <table:table-row table:style-name="ro1">
          <table:table-cell office:value-type="float" office:value="7767971" calcext:value-type="float">
            <text:p>7767971</text:p>
          </table:table-cell>
          <table:table-cell office:value-type="float" office:value="583543" calcext:value-type="float">
            <text:p>583543</text:p>
          </table:table-cell>
          <table:table-cell office:value-type="float" office:value="164596" calcext:value-type="float">
            <text:p>164596</text:p>
          </table:table-cell>
          <table:table-cell table:number-columns-repeated="4"/>
        </table:table-row>
        <table:table-row table:style-name="ro1">
          <table:table-cell office:value-type="float" office:value="7818692" calcext:value-type="float">
            <text:p>7818692</text:p>
          </table:table-cell>
          <table:table-cell office:value-type="float" office:value="565874" calcext:value-type="float">
            <text:p>565874</text:p>
          </table:table-cell>
          <table:table-cell office:value-type="float" office:value="164829" calcext:value-type="float">
            <text:p>164829</text:p>
          </table:table-cell>
          <table:table-cell table:number-columns-repeated="4"/>
        </table:table-row>
        <table:table-row table:style-name="ro1">
          <table:table-cell office:value-type="float" office:value="7818259" calcext:value-type="float">
            <text:p>7818259</text:p>
          </table:table-cell>
          <table:table-cell office:value-type="float" office:value="569832" calcext:value-type="float">
            <text:p>569832</text:p>
          </table:table-cell>
          <table:table-cell office:value-type="float" office:value="165273" calcext:value-type="float">
            <text:p>165273</text:p>
          </table:table-cell>
          <table:table-cell table:number-columns-repeated="4"/>
        </table:table-row>
        <table:table-row table:style-name="ro1">
          <table:table-cell office:value-type="float" office:value="7734019" calcext:value-type="float">
            <text:p>7734019</text:p>
          </table:table-cell>
          <table:table-cell office:value-type="float" office:value="586594" calcext:value-type="float">
            <text:p>586594</text:p>
          </table:table-cell>
          <table:table-cell office:value-type="float" office:value="163807" calcext:value-type="float">
            <text:p>163807</text:p>
          </table:table-cell>
          <table:table-cell table:number-columns-repeated="4"/>
        </table:table-row>
        <table:table-row table:style-name="ro1">
          <table:table-cell office:value-type="float" office:value="8343706" calcext:value-type="float">
            <text:p>8343706</text:p>
          </table:table-cell>
          <table:table-cell office:value-type="float" office:value="602965" calcext:value-type="float">
            <text:p>602965</text:p>
          </table:table-cell>
          <table:table-cell office:value-type="float" office:value="164642" calcext:value-type="float">
            <text:p>164642</text:p>
          </table:table-cell>
          <table:table-cell table:number-columns-repeated="4"/>
        </table:table-row>
        <table:table-row table:style-name="ro1">
          <table:table-cell office:value-type="float" office:value="7816427" calcext:value-type="float">
            <text:p>7816427</text:p>
          </table:table-cell>
          <table:table-cell office:value-type="float" office:value="587452" calcext:value-type="float">
            <text:p>587452</text:p>
          </table:table-cell>
          <table:table-cell office:value-type="float" office:value="163818" calcext:value-type="float">
            <text:p>163818</text:p>
          </table:table-cell>
          <table:table-cell table:number-columns-repeated="4"/>
        </table:table-row>
        <table:table-row table:style-name="ro1">
          <table:table-cell office:value-type="float" office:value="7852523" calcext:value-type="float">
            <text:p>7852523</text:p>
          </table:table-cell>
          <table:table-cell office:value-type="float" office:value="682854" calcext:value-type="float">
            <text:p>682854</text:p>
          </table:table-cell>
          <table:table-cell office:value-type="float" office:value="163868" calcext:value-type="float">
            <text:p>163868</text:p>
          </table:table-cell>
          <table:table-cell table:number-columns-repeated="4"/>
        </table:table-row>
        <table:table-row table:style-name="ro1">
          <table:table-cell office:value-type="float" office:value="7675120" calcext:value-type="float">
            <text:p>7675120</text:p>
          </table:table-cell>
          <table:table-cell office:value-type="float" office:value="573893" calcext:value-type="float">
            <text:p>573893</text:p>
          </table:table-cell>
          <table:table-cell office:value-type="float" office:value="163260" calcext:value-type="float">
            <text:p>163260</text:p>
          </table:table-cell>
          <table:table-cell table:number-columns-repeated="4"/>
        </table:table-row>
        <table:table-row table:style-name="ro1">
          <table:table-cell office:value-type="float" office:value="7917811" calcext:value-type="float">
            <text:p>7917811</text:p>
          </table:table-cell>
          <table:table-cell office:value-type="float" office:value="567811" calcext:value-type="float">
            <text:p>567811</text:p>
          </table:table-cell>
          <table:table-cell office:value-type="float" office:value="163687" calcext:value-type="float">
            <text:p>163687</text:p>
          </table:table-cell>
          <table:table-cell table:number-columns-repeated="4"/>
        </table:table-row>
        <table:table-row table:style-name="ro1">
          <table:table-cell office:value-type="float" office:value="9594283" calcext:value-type="float">
            <text:p>9594283</text:p>
          </table:table-cell>
          <table:table-cell office:value-type="float" office:value="593780" calcext:value-type="float">
            <text:p>593780</text:p>
          </table:table-cell>
          <table:table-cell office:value-type="float" office:value="244857" calcext:value-type="float">
            <text:p>244857</text:p>
          </table:table-cell>
          <table:table-cell table:number-columns-repeated="4"/>
        </table:table-row>
        <table:table-row table:style-name="ro1">
          <table:table-cell office:value-type="float" office:value="7693801" calcext:value-type="float">
            <text:p>7693801</text:p>
          </table:table-cell>
          <table:table-cell office:value-type="float" office:value="550672" calcext:value-type="float">
            <text:p>550672</text:p>
          </table:table-cell>
          <table:table-cell office:value-type="float" office:value="163979" calcext:value-type="float">
            <text:p>163979</text:p>
          </table:table-cell>
          <table:table-cell table:number-columns-repeated="4"/>
        </table:table-row>
        <table:table-row table:style-name="ro1">
          <table:table-cell office:value-type="float" office:value="7660504" calcext:value-type="float">
            <text:p>7660504</text:p>
          </table:table-cell>
          <table:table-cell office:value-type="float" office:value="590323" calcext:value-type="float">
            <text:p>590323</text:p>
          </table:table-cell>
          <table:table-cell office:value-type="float" office:value="164574" calcext:value-type="float">
            <text:p>164574</text:p>
          </table:table-cell>
          <table:table-cell table:number-columns-repeated="4"/>
        </table:table-row>
        <table:table-row table:style-name="ro1">
          <table:table-cell office:value-type="float" office:value="7704323" calcext:value-type="float">
            <text:p>7704323</text:p>
          </table:table-cell>
          <table:table-cell office:value-type="float" office:value="571206" calcext:value-type="float">
            <text:p>571206</text:p>
          </table:table-cell>
          <table:table-cell office:value-type="float" office:value="163819" calcext:value-type="float">
            <text:p>163819</text:p>
          </table:table-cell>
          <table:table-cell table:number-columns-repeated="4"/>
        </table:table-row>
        <table:table-row table:style-name="ro1">
          <table:table-cell office:value-type="float" office:value="7720295" calcext:value-type="float">
            <text:p>7720295</text:p>
          </table:table-cell>
          <table:table-cell office:value-type="float" office:value="537944" calcext:value-type="float">
            <text:p>537944</text:p>
          </table:table-cell>
          <table:table-cell office:value-type="float" office:value="163322" calcext:value-type="float">
            <text:p>163322</text:p>
          </table:table-cell>
          <table:table-cell table:number-columns-repeated="4"/>
        </table:table-row>
        <table:table-row table:style-name="ro1">
          <table:table-cell office:value-type="float" office:value="7736696" calcext:value-type="float">
            <text:p>7736696</text:p>
          </table:table-cell>
          <table:table-cell office:value-type="float" office:value="568968" calcext:value-type="float">
            <text:p>568968</text:p>
          </table:table-cell>
          <table:table-cell office:value-type="float" office:value="164625" calcext:value-type="float">
            <text:p>164625</text:p>
          </table:table-cell>
          <table:table-cell table:number-columns-repeated="4"/>
        </table:table-row>
        <table:table-row table:style-name="ro1">
          <table:table-cell office:value-type="float" office:value="7885571" calcext:value-type="float">
            <text:p>7885571</text:p>
          </table:table-cell>
          <table:table-cell office:value-type="float" office:value="560842" calcext:value-type="float">
            <text:p>560842</text:p>
          </table:table-cell>
          <table:table-cell office:value-type="float" office:value="163918" calcext:value-type="float">
            <text:p>163918</text:p>
          </table:table-cell>
          <table:table-cell table:number-columns-repeated="4"/>
        </table:table-row>
        <table:table-row table:style-name="ro1">
          <table:table-cell office:value-type="float" office:value="7777300" calcext:value-type="float">
            <text:p>7777300</text:p>
          </table:table-cell>
          <table:table-cell office:value-type="float" office:value="568233" calcext:value-type="float">
            <text:p>568233</text:p>
          </table:table-cell>
          <table:table-cell office:value-type="float" office:value="163380" calcext:value-type="float">
            <text:p>163380</text:p>
          </table:table-cell>
          <table:table-cell table:number-columns-repeated="4"/>
        </table:table-row>
        <table:table-row table:style-name="ro1">
          <table:table-cell office:value-type="float" office:value="7695674" calcext:value-type="float">
            <text:p>7695674</text:p>
          </table:table-cell>
          <table:table-cell office:value-type="float" office:value="560047" calcext:value-type="float">
            <text:p>560047</text:p>
          </table:table-cell>
          <table:table-cell office:value-type="float" office:value="163773" calcext:value-type="float">
            <text:p>163773</text:p>
          </table:table-cell>
          <table:table-cell table:number-columns-repeated="4"/>
        </table:table-row>
        <table:table-row table:style-name="ro1">
          <table:table-cell office:value-type="float" office:value="7689313" calcext:value-type="float">
            <text:p>7689313</text:p>
          </table:table-cell>
          <table:table-cell office:value-type="float" office:value="586086" calcext:value-type="float">
            <text:p>586086</text:p>
          </table:table-cell>
          <table:table-cell office:value-type="float" office:value="164212" calcext:value-type="float">
            <text:p>164212</text:p>
          </table:table-cell>
          <table:table-cell table:number-columns-repeated="4"/>
        </table:table-row>
        <table:table-row table:style-name="ro1">
          <table:table-cell office:value-type="float" office:value="7773949" calcext:value-type="float">
            <text:p>7773949</text:p>
          </table:table-cell>
          <table:table-cell office:value-type="float" office:value="595732" calcext:value-type="float">
            <text:p>595732</text:p>
          </table:table-cell>
          <table:table-cell office:value-type="float" office:value="163796" calcext:value-type="float">
            <text:p>163796</text:p>
          </table:table-cell>
          <table:table-cell table:number-columns-repeated="4"/>
        </table:table-row>
        <table:table-row table:style-name="ro1">
          <table:table-cell office:value-type="float" office:value="7621305" calcext:value-type="float">
            <text:p>7621305</text:p>
          </table:table-cell>
          <table:table-cell office:value-type="float" office:value="583048" calcext:value-type="float">
            <text:p>583048</text:p>
          </table:table-cell>
          <table:table-cell office:value-type="float" office:value="164314" calcext:value-type="float">
            <text:p>164314</text:p>
          </table:table-cell>
          <table:table-cell table:number-columns-repeated="4"/>
        </table:table-row>
        <table:table-row table:style-name="ro1">
          <table:table-cell office:value-type="float" office:value="7868091" calcext:value-type="float">
            <text:p>7868091</text:p>
          </table:table-cell>
          <table:table-cell office:value-type="float" office:value="546282" calcext:value-type="float">
            <text:p>546282</text:p>
          </table:table-cell>
          <table:table-cell office:value-type="float" office:value="163784" calcext:value-type="float">
            <text:p>163784</text:p>
          </table:table-cell>
          <table:table-cell table:number-columns-repeated="4"/>
        </table:table-row>
        <table:table-row table:style-name="ro1">
          <table:table-cell office:value-type="float" office:value="7770082" calcext:value-type="float">
            <text:p>7770082</text:p>
          </table:table-cell>
          <table:table-cell office:value-type="float" office:value="567957" calcext:value-type="float">
            <text:p>567957</text:p>
          </table:table-cell>
          <table:table-cell office:value-type="float" office:value="164966" calcext:value-type="float">
            <text:p>164966</text:p>
          </table:table-cell>
          <table:table-cell table:number-columns-repeated="4"/>
        </table:table-row>
        <table:table-row table:style-name="ro1">
          <table:table-cell office:value-type="float" office:value="7749656" calcext:value-type="float">
            <text:p>7749656</text:p>
          </table:table-cell>
          <table:table-cell office:value-type="float" office:value="561185" calcext:value-type="float">
            <text:p>561185</text:p>
          </table:table-cell>
          <table:table-cell office:value-type="float" office:value="164219" calcext:value-type="float">
            <text:p>164219</text:p>
          </table:table-cell>
          <table:table-cell table:number-columns-repeated="4"/>
        </table:table-row>
        <table:table-row table:style-name="ro1">
          <table:table-cell office:value-type="float" office:value="7752008" calcext:value-type="float">
            <text:p>7752008</text:p>
          </table:table-cell>
          <table:table-cell office:value-type="float" office:value="545870" calcext:value-type="float">
            <text:p>545870</text:p>
          </table:table-cell>
          <table:table-cell office:value-type="float" office:value="164897" calcext:value-type="float">
            <text:p>164897</text:p>
          </table:table-cell>
          <table:table-cell table:number-columns-repeated="4"/>
        </table:table-row>
        <table:table-row table:style-name="ro1">
          <table:table-cell office:value-type="float" office:value="7874895" calcext:value-type="float">
            <text:p>7874895</text:p>
          </table:table-cell>
          <table:table-cell office:value-type="float" office:value="565786" calcext:value-type="float">
            <text:p>565786</text:p>
          </table:table-cell>
          <table:table-cell office:value-type="float" office:value="163415" calcext:value-type="float">
            <text:p>163415</text:p>
          </table:table-cell>
          <table:table-cell table:number-columns-repeated="4"/>
        </table:table-row>
        <table:table-row table:style-name="ro1">
          <table:table-cell office:value-type="float" office:value="7830709" calcext:value-type="float">
            <text:p>7830709</text:p>
          </table:table-cell>
          <table:table-cell office:value-type="float" office:value="565244" calcext:value-type="float">
            <text:p>565244</text:p>
          </table:table-cell>
          <table:table-cell office:value-type="float" office:value="204459" calcext:value-type="float">
            <text:p>204459</text:p>
          </table:table-cell>
          <table:table-cell table:number-columns-repeated="4"/>
        </table:table-row>
        <table:table-row table:style-name="ro1">
          <table:table-cell office:value-type="float" office:value="8022334" calcext:value-type="float">
            <text:p>8022334</text:p>
          </table:table-cell>
          <table:table-cell office:value-type="float" office:value="591808" calcext:value-type="float">
            <text:p>591808</text:p>
          </table:table-cell>
          <table:table-cell office:value-type="float" office:value="164411" calcext:value-type="float">
            <text:p>164411</text:p>
          </table:table-cell>
          <table:table-cell table:number-columns-repeated="4"/>
        </table:table-row>
        <table:table-row table:style-name="ro1">
          <table:table-cell office:value-type="float" office:value="7921341" calcext:value-type="float">
            <text:p>7921341</text:p>
          </table:table-cell>
          <table:table-cell office:value-type="float" office:value="570782" calcext:value-type="float">
            <text:p>570782</text:p>
          </table:table-cell>
          <table:table-cell office:value-type="float" office:value="163832" calcext:value-type="float">
            <text:p>163832</text:p>
          </table:table-cell>
          <table:table-cell table:number-columns-repeated="4"/>
        </table:table-row>
        <table:table-row table:style-name="ro1">
          <table:table-cell office:value-type="float" office:value="7744247" calcext:value-type="float">
            <text:p>7744247</text:p>
          </table:table-cell>
          <table:table-cell office:value-type="float" office:value="544476" calcext:value-type="float">
            <text:p>544476</text:p>
          </table:table-cell>
          <table:table-cell office:value-type="float" office:value="163607" calcext:value-type="float">
            <text:p>163607</text:p>
          </table:table-cell>
          <table:table-cell table:number-columns-repeated="4"/>
        </table:table-row>
        <table:table-row table:style-name="ro1">
          <table:table-cell office:value-type="float" office:value="7833691" calcext:value-type="float">
            <text:p>7833691</text:p>
          </table:table-cell>
          <table:table-cell office:value-type="float" office:value="566210" calcext:value-type="float">
            <text:p>566210</text:p>
          </table:table-cell>
          <table:table-cell office:value-type="float" office:value="163806" calcext:value-type="float">
            <text:p>163806</text:p>
          </table:table-cell>
          <table:table-cell table:number-columns-repeated="4"/>
        </table:table-row>
        <table:table-row table:style-name="ro1">
          <table:table-cell office:value-type="float" office:value="9413374" calcext:value-type="float">
            <text:p>9413374</text:p>
          </table:table-cell>
          <table:table-cell office:value-type="float" office:value="590727" calcext:value-type="float">
            <text:p>590727</text:p>
          </table:table-cell>
          <table:table-cell office:value-type="float" office:value="164378" calcext:value-type="float">
            <text:p>164378</text:p>
          </table:table-cell>
          <table:table-cell table:number-columns-repeated="4"/>
        </table:table-row>
        <table:table-row table:style-name="ro1">
          <table:table-cell office:value-type="float" office:value="7983767" calcext:value-type="float">
            <text:p>7983767</text:p>
          </table:table-cell>
          <table:table-cell office:value-type="float" office:value="579880" calcext:value-type="float">
            <text:p>579880</text:p>
          </table:table-cell>
          <table:table-cell office:value-type="float" office:value="163517" calcext:value-type="float">
            <text:p>163517</text:p>
          </table:table-cell>
          <table:table-cell table:number-columns-repeated="4"/>
        </table:table-row>
        <table:table-row table:style-name="ro1">
          <table:table-cell office:value-type="float" office:value="7900686" calcext:value-type="float">
            <text:p>7900686</text:p>
          </table:table-cell>
          <table:table-cell office:value-type="float" office:value="571884" calcext:value-type="float">
            <text:p>571884</text:p>
          </table:table-cell>
          <table:table-cell office:value-type="float" office:value="167387" calcext:value-type="float">
            <text:p>167387</text:p>
          </table:table-cell>
          <table:table-cell table:number-columns-repeated="4"/>
        </table:table-row>
        <table:table-row table:style-name="ro1">
          <table:table-cell office:value-type="float" office:value="7763507" calcext:value-type="float">
            <text:p>7763507</text:p>
          </table:table-cell>
          <table:table-cell office:value-type="float" office:value="557229" calcext:value-type="float">
            <text:p>557229</text:p>
          </table:table-cell>
          <table:table-cell office:value-type="float" office:value="165297" calcext:value-type="float">
            <text:p>165297</text:p>
          </table:table-cell>
          <table:table-cell table:number-columns-repeated="4"/>
        </table:table-row>
        <table:table-row table:style-name="ro1">
          <table:table-cell office:value-type="float" office:value="7726720" calcext:value-type="float">
            <text:p>7726720</text:p>
          </table:table-cell>
          <table:table-cell office:value-type="float" office:value="567518" calcext:value-type="float">
            <text:p>567518</text:p>
          </table:table-cell>
          <table:table-cell office:value-type="float" office:value="164363" calcext:value-type="float">
            <text:p>164363</text:p>
          </table:table-cell>
          <table:table-cell table:number-columns-repeated="4"/>
        </table:table-row>
        <table:table-row table:style-name="ro1">
          <table:table-cell office:value-type="float" office:value="7841611" calcext:value-type="float">
            <text:p>7841611</text:p>
          </table:table-cell>
          <table:table-cell office:value-type="float" office:value="565341" calcext:value-type="float">
            <text:p>565341</text:p>
          </table:table-cell>
          <table:table-cell office:value-type="float" office:value="163621" calcext:value-type="float">
            <text:p>163621</text:p>
          </table:table-cell>
          <table:table-cell table:number-columns-repeated="4"/>
        </table:table-row>
        <table:table-row table:style-name="ro1">
          <table:table-cell office:value-type="float" office:value="7861832" calcext:value-type="float">
            <text:p>7861832</text:p>
          </table:table-cell>
          <table:table-cell office:value-type="float" office:value="660458" calcext:value-type="float">
            <text:p>660458</text:p>
          </table:table-cell>
          <table:table-cell office:value-type="float" office:value="166419" calcext:value-type="float">
            <text:p>166419</text:p>
          </table:table-cell>
          <table:table-cell table:number-columns-repeated="4"/>
        </table:table-row>
        <table:table-row table:style-name="ro1">
          <table:table-cell office:value-type="float" office:value="7844027" calcext:value-type="float">
            <text:p>7844027</text:p>
          </table:table-cell>
          <table:table-cell office:value-type="float" office:value="566688" calcext:value-type="float">
            <text:p>566688</text:p>
          </table:table-cell>
          <table:table-cell office:value-type="float" office:value="163526" calcext:value-type="float">
            <text:p>163526</text:p>
          </table:table-cell>
          <table:table-cell table:number-columns-repeated="4"/>
        </table:table-row>
        <table:table-row table:style-name="ro1">
          <table:table-cell office:value-type="float" office:value="7839643" calcext:value-type="float">
            <text:p>7839643</text:p>
          </table:table-cell>
          <table:table-cell office:value-type="float" office:value="557505" calcext:value-type="float">
            <text:p>557505</text:p>
          </table:table-cell>
          <table:table-cell office:value-type="float" office:value="163466" calcext:value-type="float">
            <text:p>163466</text:p>
          </table:table-cell>
          <table:table-cell table:number-columns-repeated="4"/>
        </table:table-row>
        <table:table-row table:style-name="ro1">
          <table:table-cell office:value-type="float" office:value="7758838" calcext:value-type="float">
            <text:p>7758838</text:p>
          </table:table-cell>
          <table:table-cell office:value-type="float" office:value="567234" calcext:value-type="float">
            <text:p>567234</text:p>
          </table:table-cell>
          <table:table-cell office:value-type="float" office:value="163730" calcext:value-type="float">
            <text:p>163730</text:p>
          </table:table-cell>
          <table:table-cell table:number-columns-repeated="4"/>
        </table:table-row>
        <table:table-row table:style-name="ro1">
          <table:table-cell office:value-type="float" office:value="7827669" calcext:value-type="float">
            <text:p>7827669</text:p>
          </table:table-cell>
          <table:table-cell office:value-type="float" office:value="585478" calcext:value-type="float">
            <text:p>585478</text:p>
          </table:table-cell>
          <table:table-cell office:value-type="float" office:value="164083" calcext:value-type="float">
            <text:p>164083</text:p>
          </table:table-cell>
          <table:table-cell table:number-columns-repeated="4"/>
        </table:table-row>
        <table:table-row table:style-name="ro1">
          <table:table-cell office:value-type="float" office:value="7774421" calcext:value-type="float">
            <text:p>7774421</text:p>
          </table:table-cell>
          <table:table-cell office:value-type="float" office:value="571636" calcext:value-type="float">
            <text:p>571636</text:p>
          </table:table-cell>
          <table:table-cell office:value-type="float" office:value="174912" calcext:value-type="float">
            <text:p>174912</text:p>
          </table:table-cell>
          <table:table-cell table:number-columns-repeated="4"/>
        </table:table-row>
        <table:table-row table:style-name="ro1">
          <table:table-cell office:value-type="float" office:value="7676512" calcext:value-type="float">
            <text:p>7676512</text:p>
          </table:table-cell>
          <table:table-cell office:value-type="float" office:value="547491" calcext:value-type="float">
            <text:p>547491</text:p>
          </table:table-cell>
          <table:table-cell office:value-type="float" office:value="163399" calcext:value-type="float">
            <text:p>163399</text:p>
          </table:table-cell>
          <table:table-cell table:number-columns-repeated="4"/>
        </table:table-row>
        <table:table-row table:style-name="ro1">
          <table:table-cell office:value-type="float" office:value="7635956" calcext:value-type="float">
            <text:p>7635956</text:p>
          </table:table-cell>
          <table:table-cell office:value-type="float" office:value="556648" calcext:value-type="float">
            <text:p>556648</text:p>
          </table:table-cell>
          <table:table-cell office:value-type="float" office:value="164690" calcext:value-type="float">
            <text:p>164690</text:p>
          </table:table-cell>
          <table:table-cell table:number-columns-repeated="4"/>
        </table:table-row>
        <table:table-row table:style-name="ro1">
          <table:table-cell office:value-type="float" office:value="8207949" calcext:value-type="float">
            <text:p>8207949</text:p>
          </table:table-cell>
          <table:table-cell office:value-type="float" office:value="585442" calcext:value-type="float">
            <text:p>585442</text:p>
          </table:table-cell>
          <table:table-cell office:value-type="float" office:value="164292" calcext:value-type="float">
            <text:p>164292</text:p>
          </table:table-cell>
          <table:table-cell table:number-columns-repeated="4"/>
        </table:table-row>
        <table:table-row table:style-name="ro1">
          <table:table-cell office:value-type="float" office:value="7764351" calcext:value-type="float">
            <text:p>7764351</text:p>
          </table:table-cell>
          <table:table-cell office:value-type="float" office:value="575014" calcext:value-type="float">
            <text:p>575014</text:p>
          </table:table-cell>
          <table:table-cell office:value-type="float" office:value="163518" calcext:value-type="float">
            <text:p>163518</text:p>
          </table:table-cell>
          <table:table-cell table:number-columns-repeated="4"/>
        </table:table-row>
        <table:table-row table:style-name="ro1">
          <table:table-cell office:value-type="float" office:value="7704201" calcext:value-type="float">
            <text:p>7704201</text:p>
          </table:table-cell>
          <table:table-cell office:value-type="float" office:value="566019" calcext:value-type="float">
            <text:p>566019</text:p>
          </table:table-cell>
          <table:table-cell office:value-type="float" office:value="163860" calcext:value-type="float">
            <text:p>163860</text:p>
          </table:table-cell>
          <table:table-cell table:number-columns-repeated="4"/>
        </table:table-row>
        <table:table-row table:style-name="ro1">
          <table:table-cell office:value-type="float" office:value="8034944" calcext:value-type="float">
            <text:p>8034944</text:p>
          </table:table-cell>
          <table:table-cell office:value-type="float" office:value="613898" calcext:value-type="float">
            <text:p>613898</text:p>
          </table:table-cell>
          <table:table-cell office:value-type="float" office:value="163491" calcext:value-type="float">
            <text:p>163491</text:p>
          </table:table-cell>
          <table:table-cell table:number-columns-repeated="4"/>
        </table:table-row>
        <table:table-row table:style-name="ro1">
          <table:table-cell office:value-type="float" office:value="7877522" calcext:value-type="float">
            <text:p>7877522</text:p>
          </table:table-cell>
          <table:table-cell office:value-type="float" office:value="587444" calcext:value-type="float">
            <text:p>587444</text:p>
          </table:table-cell>
          <table:table-cell office:value-type="float" office:value="164373" calcext:value-type="float">
            <text:p>164373</text:p>
          </table:table-cell>
          <table:table-cell table:number-columns-repeated="4"/>
        </table:table-row>
        <table:table-row table:style-name="ro1">
          <table:table-cell office:value-type="float" office:value="7932117" calcext:value-type="float">
            <text:p>7932117</text:p>
          </table:table-cell>
          <table:table-cell office:value-type="float" office:value="562370" calcext:value-type="float">
            <text:p>562370</text:p>
          </table:table-cell>
          <table:table-cell office:value-type="float" office:value="165896" calcext:value-type="float">
            <text:p>165896</text:p>
          </table:table-cell>
          <table:table-cell table:number-columns-repeated="4"/>
        </table:table-row>
        <table:table-row table:style-name="ro1">
          <table:table-cell office:value-type="float" office:value="7738931" calcext:value-type="float">
            <text:p>7738931</text:p>
          </table:table-cell>
          <table:table-cell office:value-type="float" office:value="549066" calcext:value-type="float">
            <text:p>549066</text:p>
          </table:table-cell>
          <table:table-cell office:value-type="float" office:value="165749" calcext:value-type="float">
            <text:p>165749</text:p>
          </table:table-cell>
          <table:table-cell table:number-columns-repeated="4"/>
        </table:table-row>
        <table:table-row table:style-name="ro1">
          <table:table-cell office:value-type="float" office:value="7726103" calcext:value-type="float">
            <text:p>7726103</text:p>
          </table:table-cell>
          <table:table-cell office:value-type="float" office:value="570032" calcext:value-type="float">
            <text:p>570032</text:p>
          </table:table-cell>
          <table:table-cell office:value-type="float" office:value="163645" calcext:value-type="float">
            <text:p>163645</text:p>
          </table:table-cell>
          <table:table-cell table:number-columns-repeated="4"/>
        </table:table-row>
        <table:table-row table:style-name="ro1">
          <table:table-cell office:value-type="float" office:value="8272333" calcext:value-type="float">
            <text:p>8272333</text:p>
          </table:table-cell>
          <table:table-cell office:value-type="float" office:value="606979" calcext:value-type="float">
            <text:p>606979</text:p>
          </table:table-cell>
          <table:table-cell office:value-type="float" office:value="164715" calcext:value-type="float">
            <text:p>164715</text:p>
          </table:table-cell>
          <table:table-cell table:number-columns-repeated="4"/>
        </table:table-row>
        <table:table-row table:style-name="ro1">
          <table:table-cell office:value-type="float" office:value="7685172" calcext:value-type="float">
            <text:p>7685172</text:p>
          </table:table-cell>
          <table:table-cell office:value-type="float" office:value="558909" calcext:value-type="float">
            <text:p>558909</text:p>
          </table:table-cell>
          <table:table-cell office:value-type="float" office:value="163613" calcext:value-type="float">
            <text:p>163613</text:p>
          </table:table-cell>
          <table:table-cell table:number-columns-repeated="4"/>
        </table:table-row>
        <table:table-row table:style-name="ro1">
          <table:table-cell office:value-type="float" office:value="7984012" calcext:value-type="float">
            <text:p>7984012</text:p>
          </table:table-cell>
          <table:table-cell office:value-type="float" office:value="623763" calcext:value-type="float">
            <text:p>623763</text:p>
          </table:table-cell>
          <table:table-cell office:value-type="float" office:value="164953" calcext:value-type="float">
            <text:p>164953</text:p>
          </table:table-cell>
          <table:table-cell table:number-columns-repeated="4"/>
        </table:table-row>
        <table:table-row table:style-name="ro1">
          <table:table-cell office:value-type="float" office:value="7719495" calcext:value-type="float">
            <text:p>7719495</text:p>
          </table:table-cell>
          <table:table-cell office:value-type="float" office:value="563589" calcext:value-type="float">
            <text:p>563589</text:p>
          </table:table-cell>
          <table:table-cell office:value-type="float" office:value="164049" calcext:value-type="float">
            <text:p>164049</text:p>
          </table:table-cell>
          <table:table-cell table:number-columns-repeated="4"/>
        </table:table-row>
        <table:table-row table:style-name="ro1">
          <table:table-cell office:value-type="float" office:value="7928020" calcext:value-type="float">
            <text:p>7928020</text:p>
          </table:table-cell>
          <table:table-cell office:value-type="float" office:value="565059" calcext:value-type="float">
            <text:p>565059</text:p>
          </table:table-cell>
          <table:table-cell office:value-type="float" office:value="165351" calcext:value-type="float">
            <text:p>165351</text:p>
          </table:table-cell>
          <table:table-cell table:number-columns-repeated="4"/>
        </table:table-row>
        <table:table-row table:style-name="ro1">
          <table:table-cell office:value-type="float" office:value="7715671" calcext:value-type="float">
            <text:p>7715671</text:p>
          </table:table-cell>
          <table:table-cell office:value-type="float" office:value="556132" calcext:value-type="float">
            <text:p>556132</text:p>
          </table:table-cell>
          <table:table-cell office:value-type="float" office:value="164067" calcext:value-type="float">
            <text:p>164067</text:p>
          </table:table-cell>
          <table:table-cell table:number-columns-repeated="4"/>
        </table:table-row>
        <table:table-row table:style-name="ro1">
          <table:table-cell office:value-type="float" office:value="7717460" calcext:value-type="float">
            <text:p>7717460</text:p>
          </table:table-cell>
          <table:table-cell office:value-type="float" office:value="548199" calcext:value-type="float">
            <text:p>548199</text:p>
          </table:table-cell>
          <table:table-cell office:value-type="float" office:value="164352" calcext:value-type="float">
            <text:p>164352</text:p>
          </table:table-cell>
          <table:table-cell table:number-columns-repeated="4"/>
        </table:table-row>
        <table:table-row table:style-name="ro1">
          <table:table-cell office:value-type="float" office:value="7775334" calcext:value-type="float">
            <text:p>7775334</text:p>
          </table:table-cell>
          <table:table-cell office:value-type="float" office:value="558335" calcext:value-type="float">
            <text:p>558335</text:p>
          </table:table-cell>
          <table:table-cell office:value-type="float" office:value="165530" calcext:value-type="float">
            <text:p>165530</text:p>
          </table:table-cell>
          <table:table-cell table:number-columns-repeated="4"/>
        </table:table-row>
        <table:table-row table:style-name="ro1">
          <table:table-cell office:value-type="float" office:value="8231281" calcext:value-type="float">
            <text:p>8231281</text:p>
          </table:table-cell>
          <table:table-cell office:value-type="float" office:value="577309" calcext:value-type="float">
            <text:p>577309</text:p>
          </table:table-cell>
          <table:table-cell office:value-type="float" office:value="163857" calcext:value-type="float">
            <text:p>163857</text:p>
          </table:table-cell>
          <table:table-cell table:number-columns-repeated="4"/>
        </table:table-row>
        <table:table-row table:style-name="ro1">
          <table:table-cell office:value-type="float" office:value="7915756" calcext:value-type="float">
            <text:p>7915756</text:p>
          </table:table-cell>
          <table:table-cell office:value-type="float" office:value="566393" calcext:value-type="float">
            <text:p>566393</text:p>
          </table:table-cell>
          <table:table-cell office:value-type="float" office:value="164097" calcext:value-type="float">
            <text:p>164097</text:p>
          </table:table-cell>
          <table:table-cell table:number-columns-repeated="4"/>
        </table:table-row>
        <table:table-row table:style-name="ro1">
          <table:table-cell office:value-type="float" office:value="7824305" calcext:value-type="float">
            <text:p>7824305</text:p>
          </table:table-cell>
          <table:table-cell office:value-type="float" office:value="562499" calcext:value-type="float">
            <text:p>562499</text:p>
          </table:table-cell>
          <table:table-cell office:value-type="float" office:value="163713" calcext:value-type="float">
            <text:p>163713</text:p>
          </table:table-cell>
          <table:table-cell table:number-columns-repeated="4"/>
        </table:table-row>
        <table:table-row table:style-name="ro1">
          <table:table-cell office:value-type="float" office:value="7814964" calcext:value-type="float">
            <text:p>7814964</text:p>
          </table:table-cell>
          <table:table-cell office:value-type="float" office:value="575366" calcext:value-type="float">
            <text:p>575366</text:p>
          </table:table-cell>
          <table:table-cell office:value-type="float" office:value="164023" calcext:value-type="float">
            <text:p>164023</text:p>
          </table:table-cell>
          <table:table-cell table:number-columns-repeated="4"/>
        </table:table-row>
        <table:table-row table:style-name="ro1">
          <table:table-cell office:value-type="float" office:value="7704451" calcext:value-type="float">
            <text:p>7704451</text:p>
          </table:table-cell>
          <table:table-cell office:value-type="float" office:value="567766" calcext:value-type="float">
            <text:p>567766</text:p>
          </table:table-cell>
          <table:table-cell office:value-type="float" office:value="166183" calcext:value-type="float">
            <text:p>166183</text:p>
          </table:table-cell>
          <table:table-cell table:number-columns-repeated="4"/>
        </table:table-row>
        <table:table-row table:style-name="ro1">
          <table:table-cell office:value-type="float" office:value="7689289" calcext:value-type="float">
            <text:p>7689289</text:p>
          </table:table-cell>
          <table:table-cell office:value-type="float" office:value="567763" calcext:value-type="float">
            <text:p>567763</text:p>
          </table:table-cell>
          <table:table-cell office:value-type="float" office:value="163515" calcext:value-type="float">
            <text:p>163515</text:p>
          </table:table-cell>
          <table:table-cell table:number-columns-repeated="4"/>
        </table:table-row>
        <table:table-row table:style-name="ro1">
          <table:table-cell office:value-type="float" office:value="7664629" calcext:value-type="float">
            <text:p>7664629</text:p>
          </table:table-cell>
          <table:table-cell office:value-type="float" office:value="546772" calcext:value-type="float">
            <text:p>546772</text:p>
          </table:table-cell>
          <table:table-cell office:value-type="float" office:value="165778" calcext:value-type="float">
            <text:p>165778</text:p>
          </table:table-cell>
          <table:table-cell table:number-columns-repeated="4"/>
        </table:table-row>
        <table:table-row table:style-name="ro1">
          <table:table-cell office:value-type="float" office:value="7875966" calcext:value-type="float">
            <text:p>7875966</text:p>
          </table:table-cell>
          <table:table-cell office:value-type="float" office:value="564353" calcext:value-type="float">
            <text:p>564353</text:p>
          </table:table-cell>
          <table:table-cell office:value-type="float" office:value="163894" calcext:value-type="float">
            <text:p>163894</text:p>
          </table:table-cell>
          <table:table-cell table:number-columns-repeated="4"/>
        </table:table-row>
        <table:table-row table:style-name="ro1">
          <table:table-cell office:value-type="float" office:value="8112718" calcext:value-type="float">
            <text:p>8112718</text:p>
          </table:table-cell>
          <table:table-cell office:value-type="float" office:value="563326" calcext:value-type="float">
            <text:p>563326</text:p>
          </table:table-cell>
          <table:table-cell office:value-type="float" office:value="163294" calcext:value-type="float">
            <text:p>163294</text:p>
          </table:table-cell>
          <table:table-cell table:number-columns-repeated="4"/>
        </table:table-row>
        <table:table-row table:style-name="ro1">
          <table:table-cell office:value-type="float" office:value="7787692" calcext:value-type="float">
            <text:p>7787692</text:p>
          </table:table-cell>
          <table:table-cell office:value-type="float" office:value="562970" calcext:value-type="float">
            <text:p>562970</text:p>
          </table:table-cell>
          <table:table-cell office:value-type="float" office:value="164635" calcext:value-type="float">
            <text:p>164635</text:p>
          </table:table-cell>
          <table:table-cell table:number-columns-repeated="4"/>
        </table:table-row>
        <table:table-row table:style-name="ro1">
          <table:table-cell office:value-type="float" office:value="7770384" calcext:value-type="float">
            <text:p>7770384</text:p>
          </table:table-cell>
          <table:table-cell office:value-type="float" office:value="576827" calcext:value-type="float">
            <text:p>576827</text:p>
          </table:table-cell>
          <table:table-cell office:value-type="float" office:value="164102" calcext:value-type="float">
            <text:p>164102</text:p>
          </table:table-cell>
          <table:table-cell table:number-columns-repeated="4"/>
        </table:table-row>
        <table:table-row table:style-name="ro1">
          <table:table-cell office:value-type="float" office:value="7648841" calcext:value-type="float">
            <text:p>7648841</text:p>
          </table:table-cell>
          <table:table-cell office:value-type="float" office:value="580759" calcext:value-type="float">
            <text:p>580759</text:p>
          </table:table-cell>
          <table:table-cell office:value-type="float" office:value="164109" calcext:value-type="float">
            <text:p>164109</text:p>
          </table:table-cell>
          <table:table-cell table:number-columns-repeated="4"/>
        </table:table-row>
        <table:table-row table:style-name="ro1">
          <table:table-cell office:value-type="float" office:value="7681548" calcext:value-type="float">
            <text:p>7681548</text:p>
          </table:table-cell>
          <table:table-cell office:value-type="float" office:value="568629" calcext:value-type="float">
            <text:p>568629</text:p>
          </table:table-cell>
          <table:table-cell office:value-type="float" office:value="165683" calcext:value-type="float">
            <text:p>165683</text:p>
          </table:table-cell>
          <table:table-cell table:number-columns-repeated="4"/>
        </table:table-row>
        <table:table-row table:style-name="ro1">
          <table:table-cell office:value-type="float" office:value="7741496" calcext:value-type="float">
            <text:p>7741496</text:p>
          </table:table-cell>
          <table:table-cell office:value-type="float" office:value="562519" calcext:value-type="float">
            <text:p>562519</text:p>
          </table:table-cell>
          <table:table-cell office:value-type="float" office:value="164268" calcext:value-type="float">
            <text:p>164268</text:p>
          </table:table-cell>
          <table:table-cell table:number-columns-repeated="4"/>
        </table:table-row>
        <table:table-row table:style-name="ro1">
          <table:table-cell office:value-type="float" office:value="7706311" calcext:value-type="float">
            <text:p>7706311</text:p>
          </table:table-cell>
          <table:table-cell office:value-type="float" office:value="567668" calcext:value-type="float">
            <text:p>567668</text:p>
          </table:table-cell>
          <table:table-cell office:value-type="float" office:value="164230" calcext:value-type="float">
            <text:p>164230</text:p>
          </table:table-cell>
          <table:table-cell table:number-columns-repeated="4"/>
        </table:table-row>
        <table:table-row table:style-name="ro1">
          <table:table-cell office:value-type="float" office:value="7860307" calcext:value-type="float">
            <text:p>7860307</text:p>
          </table:table-cell>
          <table:table-cell office:value-type="float" office:value="559454" calcext:value-type="float">
            <text:p>559454</text:p>
          </table:table-cell>
          <table:table-cell office:value-type="float" office:value="172159" calcext:value-type="float">
            <text:p>172159</text:p>
          </table:table-cell>
          <table:table-cell table:number-columns-repeated="4"/>
        </table:table-row>
        <table:table-row table:style-name="ro1">
          <table:table-cell office:value-type="float" office:value="7773218" calcext:value-type="float">
            <text:p>7773218</text:p>
          </table:table-cell>
          <table:table-cell office:value-type="float" office:value="570942" calcext:value-type="float">
            <text:p>570942</text:p>
          </table:table-cell>
          <table:table-cell office:value-type="float" office:value="172912" calcext:value-type="float">
            <text:p>172912</text:p>
          </table:table-cell>
          <table:table-cell table:number-columns-repeated="4"/>
        </table:table-row>
        <table:table-row table:style-name="ro1">
          <table:table-cell office:value-type="float" office:value="7717152" calcext:value-type="float">
            <text:p>7717152</text:p>
          </table:table-cell>
          <table:table-cell office:value-type="float" office:value="553575" calcext:value-type="float">
            <text:p>553575</text:p>
          </table:table-cell>
          <table:table-cell office:value-type="float" office:value="164897" calcext:value-type="float">
            <text:p>164897</text:p>
          </table:table-cell>
          <table:table-cell table:number-columns-repeated="4"/>
        </table:table-row>
        <table:table-row table:style-name="ro1">
          <table:table-cell office:value-type="float" office:value="7843022" calcext:value-type="float">
            <text:p>7843022</text:p>
          </table:table-cell>
          <table:table-cell office:value-type="float" office:value="592262" calcext:value-type="float">
            <text:p>592262</text:p>
          </table:table-cell>
          <table:table-cell office:value-type="float" office:value="164584" calcext:value-type="float">
            <text:p>164584</text:p>
          </table:table-cell>
          <table:table-cell table:number-columns-repeated="4"/>
        </table:table-row>
        <table:table-row table:style-name="ro1">
          <table:table-cell office:value-type="float" office:value="7809806" calcext:value-type="float">
            <text:p>7809806</text:p>
          </table:table-cell>
          <table:table-cell office:value-type="float" office:value="566644" calcext:value-type="float">
            <text:p>566644</text:p>
          </table:table-cell>
          <table:table-cell office:value-type="float" office:value="164360" calcext:value-type="float">
            <text:p>164360</text:p>
          </table:table-cell>
          <table:table-cell table:number-columns-repeated="4"/>
        </table:table-row>
        <table:table-row table:style-name="ro1">
          <table:table-cell office:value-type="float" office:value="7771005" calcext:value-type="float">
            <text:p>7771005</text:p>
          </table:table-cell>
          <table:table-cell office:value-type="float" office:value="559544" calcext:value-type="float">
            <text:p>559544</text:p>
          </table:table-cell>
          <table:table-cell office:value-type="float" office:value="164062" calcext:value-type="float">
            <text:p>164062</text:p>
          </table:table-cell>
          <table:table-cell table:number-columns-repeated="4"/>
        </table:table-row>
        <table:table-row table:style-name="ro1">
          <table:table-cell office:value-type="float" office:value="7806021" calcext:value-type="float">
            <text:p>7806021</text:p>
          </table:table-cell>
          <table:table-cell office:value-type="float" office:value="602172" calcext:value-type="float">
            <text:p>602172</text:p>
          </table:table-cell>
          <table:table-cell office:value-type="float" office:value="164231" calcext:value-type="float">
            <text:p>164231</text:p>
          </table:table-cell>
          <table:table-cell table:number-columns-repeated="4"/>
        </table:table-row>
        <table:table-row table:style-name="ro1">
          <table:table-cell office:value-type="float" office:value="7745967" calcext:value-type="float">
            <text:p>7745967</text:p>
          </table:table-cell>
          <table:table-cell office:value-type="float" office:value="555901" calcext:value-type="float">
            <text:p>555901</text:p>
          </table:table-cell>
          <table:table-cell office:value-type="float" office:value="164579" calcext:value-type="float">
            <text:p>164579</text:p>
          </table:table-cell>
          <table:table-cell table:number-columns-repeated="4"/>
        </table:table-row>
        <table:table-row table:style-name="ro1">
          <table:table-cell office:value-type="float" office:value="7716165" calcext:value-type="float">
            <text:p>7716165</text:p>
          </table:table-cell>
          <table:table-cell office:value-type="float" office:value="594108" calcext:value-type="float">
            <text:p>594108</text:p>
          </table:table-cell>
          <table:table-cell office:value-type="float" office:value="165706" calcext:value-type="float">
            <text:p>165706</text:p>
          </table:table-cell>
          <table:table-cell table:number-columns-repeated="4"/>
        </table:table-row>
        <table:table-row table:style-name="ro1">
          <table:table-cell office:value-type="float" office:value="7697723" calcext:value-type="float">
            <text:p>7697723</text:p>
          </table:table-cell>
          <table:table-cell office:value-type="float" office:value="567819" calcext:value-type="float">
            <text:p>567819</text:p>
          </table:table-cell>
          <table:table-cell office:value-type="float" office:value="164189" calcext:value-type="float">
            <text:p>164189</text:p>
          </table:table-cell>
          <table:table-cell table:number-columns-repeated="4"/>
        </table:table-row>
        <table:table-row table:style-name="ro1">
          <table:table-cell office:value-type="float" office:value="7978156" calcext:value-type="float">
            <text:p>7978156</text:p>
          </table:table-cell>
          <table:table-cell office:value-type="float" office:value="573448" calcext:value-type="float">
            <text:p>573448</text:p>
          </table:table-cell>
          <table:table-cell office:value-type="float" office:value="163851" calcext:value-type="float">
            <text:p>163851</text:p>
          </table:table-cell>
          <table:table-cell table:number-columns-repeated="4"/>
        </table:table-row>
        <table:table-row table:style-name="ro1">
          <table:table-cell office:value-type="float" office:value="7815224" calcext:value-type="float">
            <text:p>7815224</text:p>
          </table:table-cell>
          <table:table-cell office:value-type="float" office:value="564361" calcext:value-type="float">
            <text:p>564361</text:p>
          </table:table-cell>
          <table:table-cell office:value-type="float" office:value="163546" calcext:value-type="float">
            <text:p>163546</text:p>
          </table:table-cell>
          <table:table-cell table:number-columns-repeated="4"/>
        </table:table-row>
        <table:table-row table:style-name="ro1">
          <table:table-cell office:value-type="float" office:value="7765022" calcext:value-type="float">
            <text:p>7765022</text:p>
          </table:table-cell>
          <table:table-cell office:value-type="float" office:value="562742" calcext:value-type="float">
            <text:p>562742</text:p>
          </table:table-cell>
          <table:table-cell office:value-type="float" office:value="164995" calcext:value-type="float">
            <text:p>164995</text:p>
          </table:table-cell>
          <table:table-cell table:number-columns-repeated="4"/>
        </table:table-row>
        <table:table-row table:style-name="ro1">
          <table:table-cell office:value-type="float" office:value="7816168" calcext:value-type="float">
            <text:p>7816168</text:p>
          </table:table-cell>
          <table:table-cell office:value-type="float" office:value="552063" calcext:value-type="float">
            <text:p>552063</text:p>
          </table:table-cell>
          <table:table-cell office:value-type="float" office:value="163937" calcext:value-type="float">
            <text:p>163937</text:p>
          </table:table-cell>
          <table:table-cell table:number-columns-repeated="4"/>
        </table:table-row>
        <table:table-row table:style-name="ro1">
          <table:table-cell office:value-type="float" office:value="7818644" calcext:value-type="float">
            <text:p>7818644</text:p>
          </table:table-cell>
          <table:table-cell office:value-type="float" office:value="571841" calcext:value-type="float">
            <text:p>571841</text:p>
          </table:table-cell>
          <table:table-cell office:value-type="float" office:value="163456" calcext:value-type="float">
            <text:p>163456</text:p>
          </table:table-cell>
          <table:table-cell table:number-columns-repeated="4"/>
        </table:table-row>
        <table:table-row table:style-name="ro1">
          <table:table-cell office:value-type="float" office:value="7884328" calcext:value-type="float">
            <text:p>7884328</text:p>
          </table:table-cell>
          <table:table-cell office:value-type="float" office:value="599158" calcext:value-type="float">
            <text:p>599158</text:p>
          </table:table-cell>
          <table:table-cell office:value-type="float" office:value="163430" calcext:value-type="float">
            <text:p>163430</text:p>
          </table:table-cell>
          <table:table-cell table:number-columns-repeated="4"/>
        </table:table-row>
        <table:table-row table:style-name="ro1">
          <table:table-cell office:value-type="float" office:value="7786581" calcext:value-type="float">
            <text:p>7786581</text:p>
          </table:table-cell>
          <table:table-cell office:value-type="float" office:value="571169" calcext:value-type="float">
            <text:p>571169</text:p>
          </table:table-cell>
          <table:table-cell office:value-type="float" office:value="163934" calcext:value-type="float">
            <text:p>163934</text:p>
          </table:table-cell>
          <table:table-cell table:number-columns-repeated="4"/>
        </table:table-row>
        <table:table-row table:style-name="ro1">
          <table:table-cell office:value-type="float" office:value="7861501" calcext:value-type="float">
            <text:p>7861501</text:p>
          </table:table-cell>
          <table:table-cell office:value-type="float" office:value="596991" calcext:value-type="float">
            <text:p>596991</text:p>
          </table:table-cell>
          <table:table-cell office:value-type="float" office:value="204669" calcext:value-type="float">
            <text:p>204669</text:p>
          </table:table-cell>
          <table:table-cell table:number-columns-repeated="4"/>
        </table:table-row>
        <table:table-row table:style-name="ro1">
          <table:table-cell office:value-type="float" office:value="8113390" calcext:value-type="float">
            <text:p>8113390</text:p>
          </table:table-cell>
          <table:table-cell office:value-type="float" office:value="585301" calcext:value-type="float">
            <text:p>585301</text:p>
          </table:table-cell>
          <table:table-cell office:value-type="float" office:value="164707" calcext:value-type="float">
            <text:p>164707</text:p>
          </table:table-cell>
          <table:table-cell table:number-columns-repeated="4"/>
        </table:table-row>
        <table:table-row table:style-name="ro1">
          <table:table-cell office:value-type="float" office:value="7821881" calcext:value-type="float">
            <text:p>7821881</text:p>
          </table:table-cell>
          <table:table-cell office:value-type="float" office:value="571555" calcext:value-type="float">
            <text:p>571555</text:p>
          </table:table-cell>
          <table:table-cell office:value-type="float" office:value="163653" calcext:value-type="float">
            <text:p>163653</text:p>
          </table:table-cell>
          <table:table-cell table:number-columns-repeated="4"/>
        </table:table-row>
        <table:table-row table:style-name="ro1">
          <table:table-cell office:value-type="float" office:value="7801360" calcext:value-type="float">
            <text:p>7801360</text:p>
          </table:table-cell>
          <table:table-cell office:value-type="float" office:value="561223" calcext:value-type="float">
            <text:p>561223</text:p>
          </table:table-cell>
          <table:table-cell office:value-type="float" office:value="165296" calcext:value-type="float">
            <text:p>165296</text:p>
          </table:table-cell>
          <table:table-cell table:number-columns-repeated="4"/>
        </table:table-row>
        <table:table-row table:style-name="ro1">
          <table:table-cell office:value-type="float" office:value="7679917" calcext:value-type="float">
            <text:p>7679917</text:p>
          </table:table-cell>
          <table:table-cell office:value-type="float" office:value="559042" calcext:value-type="float">
            <text:p>559042</text:p>
          </table:table-cell>
          <table:table-cell office:value-type="float" office:value="164565" calcext:value-type="float">
            <text:p>164565</text:p>
          </table:table-cell>
          <table:table-cell table:number-columns-repeated="4"/>
        </table:table-row>
        <table:table-row table:style-name="ro1">
          <table:table-cell office:value-type="float" office:value="7826463" calcext:value-type="float">
            <text:p>7826463</text:p>
          </table:table-cell>
          <table:table-cell office:value-type="float" office:value="564392" calcext:value-type="float">
            <text:p>564392</text:p>
          </table:table-cell>
          <table:table-cell office:value-type="float" office:value="164876" calcext:value-type="float">
            <text:p>164876</text:p>
          </table:table-cell>
          <table:table-cell table:number-columns-repeated="4"/>
        </table:table-row>
        <table:table-row table:style-name="ro1">
          <table:table-cell office:value-type="float" office:value="7871201" calcext:value-type="float">
            <text:p>7871201</text:p>
          </table:table-cell>
          <table:table-cell office:value-type="float" office:value="562290" calcext:value-type="float">
            <text:p>562290</text:p>
          </table:table-cell>
          <table:table-cell office:value-type="float" office:value="168812" calcext:value-type="float">
            <text:p>168812</text:p>
          </table:table-cell>
          <table:table-cell table:number-columns-repeated="4"/>
        </table:table-row>
        <table:table-row table:style-name="ro1">
          <table:table-cell office:value-type="float" office:value="7730179" calcext:value-type="float">
            <text:p>7730179</text:p>
          </table:table-cell>
          <table:table-cell office:value-type="float" office:value="620943" calcext:value-type="float">
            <text:p>620943</text:p>
          </table:table-cell>
          <table:table-cell office:value-type="float" office:value="164346" calcext:value-type="float">
            <text:p>164346</text:p>
          </table:table-cell>
          <table:table-cell table:number-columns-repeated="4"/>
        </table:table-row>
        <table:table-row table:style-name="ro1">
          <table:table-cell office:value-type="float" office:value="7696625" calcext:value-type="float">
            <text:p>7696625</text:p>
          </table:table-cell>
          <table:table-cell office:value-type="float" office:value="620651" calcext:value-type="float">
            <text:p>620651</text:p>
          </table:table-cell>
          <table:table-cell office:value-type="float" office:value="165270" calcext:value-type="float">
            <text:p>165270</text:p>
          </table:table-cell>
          <table:table-cell table:number-columns-repeated="4"/>
        </table:table-row>
        <table:table-row table:style-name="ro1">
          <table:table-cell office:value-type="float" office:value="8216320" calcext:value-type="float">
            <text:p>8216320</text:p>
          </table:table-cell>
          <table:table-cell office:value-type="float" office:value="611602" calcext:value-type="float">
            <text:p>611602</text:p>
          </table:table-cell>
          <table:table-cell office:value-type="float" office:value="213432" calcext:value-type="float">
            <text:p>213432</text:p>
          </table:table-cell>
          <table:table-cell table:number-columns-repeated="4"/>
        </table:table-row>
        <table:table-row table:style-name="ro1">
          <table:table-cell office:value-type="float" office:value="7712465" calcext:value-type="float">
            <text:p>7712465</text:p>
          </table:table-cell>
          <table:table-cell office:value-type="float" office:value="565890" calcext:value-type="float">
            <text:p>565890</text:p>
          </table:table-cell>
          <table:table-cell office:value-type="float" office:value="163671" calcext:value-type="float">
            <text:p>163671</text:p>
          </table:table-cell>
          <table:table-cell table:number-columns-repeated="4"/>
        </table:table-row>
        <table:table-row table:style-name="ro1">
          <table:table-cell office:value-type="float" office:value="7782029" calcext:value-type="float">
            <text:p>7782029</text:p>
          </table:table-cell>
          <table:table-cell office:value-type="float" office:value="562391" calcext:value-type="float">
            <text:p>562391</text:p>
          </table:table-cell>
          <table:table-cell office:value-type="float" office:value="163139" calcext:value-type="float">
            <text:p>163139</text:p>
          </table:table-cell>
          <table:table-cell table:number-columns-repeated="4"/>
        </table:table-row>
        <table:table-row table:style-name="ro1">
          <table:table-cell office:value-type="float" office:value="7691017" calcext:value-type="float">
            <text:p>7691017</text:p>
          </table:table-cell>
          <table:table-cell office:value-type="float" office:value="560688" calcext:value-type="float">
            <text:p>560688</text:p>
          </table:table-cell>
          <table:table-cell office:value-type="float" office:value="164417" calcext:value-type="float">
            <text:p>164417</text:p>
          </table:table-cell>
          <table:table-cell table:number-columns-repeated="4"/>
        </table:table-row>
        <table:table-row table:style-name="ro1">
          <table:table-cell office:value-type="float" office:value="7930912" calcext:value-type="float">
            <text:p>7930912</text:p>
          </table:table-cell>
          <table:table-cell office:value-type="float" office:value="572241" calcext:value-type="float">
            <text:p>572241</text:p>
          </table:table-cell>
          <table:table-cell office:value-type="float" office:value="164308" calcext:value-type="float">
            <text:p>164308</text:p>
          </table:table-cell>
          <table:table-cell table:number-columns-repeated="4"/>
        </table:table-row>
        <table:table-row table:style-name="ro1">
          <table:table-cell office:value-type="float" office:value="7693079" calcext:value-type="float">
            <text:p>7693079</text:p>
          </table:table-cell>
          <table:table-cell office:value-type="float" office:value="570933" calcext:value-type="float">
            <text:p>570933</text:p>
          </table:table-cell>
          <table:table-cell office:value-type="float" office:value="165198" calcext:value-type="float">
            <text:p>165198</text:p>
          </table:table-cell>
          <table:table-cell table:number-columns-repeated="4"/>
        </table:table-row>
        <table:table-row table:style-name="ro1">
          <table:table-cell office:value-type="float" office:value="7766973" calcext:value-type="float">
            <text:p>7766973</text:p>
          </table:table-cell>
          <table:table-cell office:value-type="float" office:value="545174" calcext:value-type="float">
            <text:p>545174</text:p>
          </table:table-cell>
          <table:table-cell office:value-type="float" office:value="201458" calcext:value-type="float">
            <text:p>201458</text:p>
          </table:table-cell>
          <table:table-cell table:number-columns-repeated="4"/>
        </table:table-row>
        <table:table-row table:style-name="ro1">
          <table:table-cell office:value-type="float" office:value="7712227" calcext:value-type="float">
            <text:p>7712227</text:p>
          </table:table-cell>
          <table:table-cell office:value-type="float" office:value="620108" calcext:value-type="float">
            <text:p>620108</text:p>
          </table:table-cell>
          <table:table-cell office:value-type="float" office:value="163765" calcext:value-type="float">
            <text:p>163765</text:p>
          </table:table-cell>
          <table:table-cell table:number-columns-repeated="4"/>
        </table:table-row>
        <table:table-row table:style-name="ro1">
          <table:table-cell office:value-type="float" office:value="7789001" calcext:value-type="float">
            <text:p>7789001</text:p>
          </table:table-cell>
          <table:table-cell office:value-type="float" office:value="549120" calcext:value-type="float">
            <text:p>549120</text:p>
          </table:table-cell>
          <table:table-cell office:value-type="float" office:value="178177" calcext:value-type="float">
            <text:p>178177</text:p>
          </table:table-cell>
          <table:table-cell table:number-columns-repeated="4"/>
        </table:table-row>
        <table:table-row table:style-name="ro1">
          <table:table-cell office:value-type="float" office:value="7766382" calcext:value-type="float">
            <text:p>7766382</text:p>
          </table:table-cell>
          <table:table-cell office:value-type="float" office:value="565929" calcext:value-type="float">
            <text:p>565929</text:p>
          </table:table-cell>
          <table:table-cell office:value-type="float" office:value="164685" calcext:value-type="float">
            <text:p>164685</text:p>
          </table:table-cell>
          <table:table-cell table:number-columns-repeated="4"/>
        </table:table-row>
        <table:table-row table:style-name="ro1">
          <table:table-cell office:value-type="float" office:value="7826428" calcext:value-type="float">
            <text:p>7826428</text:p>
          </table:table-cell>
          <table:table-cell office:value-type="float" office:value="564539" calcext:value-type="float">
            <text:p>564539</text:p>
          </table:table-cell>
          <table:table-cell office:value-type="float" office:value="202868" calcext:value-type="float">
            <text:p>202868</text:p>
          </table:table-cell>
          <table:table-cell table:number-columns-repeated="4"/>
        </table:table-row>
        <table:table-row table:style-name="ro1">
          <table:table-cell office:value-type="float" office:value="7709284" calcext:value-type="float">
            <text:p>7709284</text:p>
          </table:table-cell>
          <table:table-cell office:value-type="float" office:value="571595" calcext:value-type="float">
            <text:p>571595</text:p>
          </table:table-cell>
          <table:table-cell office:value-type="float" office:value="163488" calcext:value-type="float">
            <text:p>163488</text:p>
          </table:table-cell>
          <table:table-cell table:number-columns-repeated="4"/>
        </table:table-row>
        <table:table-row table:style-name="ro1">
          <table:table-cell office:value-type="float" office:value="7787302" calcext:value-type="float">
            <text:p>7787302</text:p>
          </table:table-cell>
          <table:table-cell office:value-type="float" office:value="564382" calcext:value-type="float">
            <text:p>564382</text:p>
          </table:table-cell>
          <table:table-cell office:value-type="float" office:value="197080" calcext:value-type="float">
            <text:p>197080</text:p>
          </table:table-cell>
          <table:table-cell table:number-columns-repeated="4"/>
        </table:table-row>
        <table:table-row table:style-name="ro1">
          <table:table-cell office:value-type="float" office:value="7677168" calcext:value-type="float">
            <text:p>7677168</text:p>
          </table:table-cell>
          <table:table-cell office:value-type="float" office:value="569822" calcext:value-type="float">
            <text:p>569822</text:p>
          </table:table-cell>
          <table:table-cell office:value-type="float" office:value="218692" calcext:value-type="float">
            <text:p>218692</text:p>
          </table:table-cell>
          <table:table-cell table:number-columns-repeated="4"/>
        </table:table-row>
        <table:table-row table:style-name="ro1">
          <table:table-cell office:value-type="float" office:value="7683191" calcext:value-type="float">
            <text:p>7683191</text:p>
          </table:table-cell>
          <table:table-cell office:value-type="float" office:value="572478" calcext:value-type="float">
            <text:p>572478</text:p>
          </table:table-cell>
          <table:table-cell office:value-type="float" office:value="164353" calcext:value-type="float">
            <text:p>164353</text:p>
          </table:table-cell>
          <table:table-cell table:number-columns-repeated="4"/>
        </table:table-row>
        <table:table-row table:style-name="ro1">
          <table:table-cell office:value-type="float" office:value="7790566" calcext:value-type="float">
            <text:p>7790566</text:p>
          </table:table-cell>
          <table:table-cell office:value-type="float" office:value="558903" calcext:value-type="float">
            <text:p>558903</text:p>
          </table:table-cell>
          <table:table-cell office:value-type="float" office:value="164362" calcext:value-type="float">
            <text:p>164362</text:p>
          </table:table-cell>
          <table:table-cell table:number-columns-repeated="4"/>
        </table:table-row>
        <table:table-row table:style-name="ro1">
          <table:table-cell office:value-type="float" office:value="8002768" calcext:value-type="float">
            <text:p>8002768</text:p>
          </table:table-cell>
          <table:table-cell office:value-type="float" office:value="566650" calcext:value-type="float">
            <text:p>566650</text:p>
          </table:table-cell>
          <table:table-cell office:value-type="float" office:value="167676" calcext:value-type="float">
            <text:p>167676</text:p>
          </table:table-cell>
          <table:table-cell table:number-columns-repeated="4"/>
        </table:table-row>
        <table:table-row table:style-name="ro1">
          <table:table-cell office:value-type="float" office:value="7845308" calcext:value-type="float">
            <text:p>7845308</text:p>
          </table:table-cell>
          <table:table-cell office:value-type="float" office:value="564265" calcext:value-type="float">
            <text:p>564265</text:p>
          </table:table-cell>
          <table:table-cell office:value-type="float" office:value="163879" calcext:value-type="float">
            <text:p>163879</text:p>
          </table:table-cell>
          <table:table-cell table:number-columns-repeated="4"/>
        </table:table-row>
        <table:table-row table:style-name="ro1">
          <table:table-cell office:value-type="float" office:value="7878095" calcext:value-type="float">
            <text:p>7878095</text:p>
          </table:table-cell>
          <table:table-cell office:value-type="float" office:value="562176" calcext:value-type="float">
            <text:p>562176</text:p>
          </table:table-cell>
          <table:table-cell office:value-type="float" office:value="164417" calcext:value-type="float">
            <text:p>164417</text:p>
          </table:table-cell>
          <table:table-cell table:number-columns-repeated="4"/>
        </table:table-row>
        <table:table-row table:style-name="ro1">
          <table:table-cell office:value-type="float" office:value="7814852" calcext:value-type="float">
            <text:p>7814852</text:p>
          </table:table-cell>
          <table:table-cell office:value-type="float" office:value="572978" calcext:value-type="float">
            <text:p>572978</text:p>
          </table:table-cell>
          <table:table-cell office:value-type="float" office:value="183107" calcext:value-type="float">
            <text:p>183107</text:p>
          </table:table-cell>
          <table:table-cell table:number-columns-repeated="4"/>
        </table:table-row>
        <table:table-row table:style-name="ro1">
          <table:table-cell office:value-type="float" office:value="7804040" calcext:value-type="float">
            <text:p>7804040</text:p>
          </table:table-cell>
          <table:table-cell office:value-type="float" office:value="560552" calcext:value-type="float">
            <text:p>560552</text:p>
          </table:table-cell>
          <table:table-cell office:value-type="float" office:value="163483" calcext:value-type="float">
            <text:p>163483</text:p>
          </table:table-cell>
          <table:table-cell table:number-columns-repeated="4"/>
        </table:table-row>
        <table:table-row table:style-name="ro1">
          <table:table-cell office:value-type="float" office:value="7924633" calcext:value-type="float">
            <text:p>7924633</text:p>
          </table:table-cell>
          <table:table-cell office:value-type="float" office:value="560262" calcext:value-type="float">
            <text:p>560262</text:p>
          </table:table-cell>
          <table:table-cell office:value-type="float" office:value="164918" calcext:value-type="float">
            <text:p>164918</text:p>
          </table:table-cell>
          <table:table-cell table:number-columns-repeated="4"/>
        </table:table-row>
        <table:table-row table:style-name="ro1">
          <table:table-cell office:value-type="float" office:value="7827268" calcext:value-type="float">
            <text:p>7827268</text:p>
          </table:table-cell>
          <table:table-cell office:value-type="float" office:value="569219" calcext:value-type="float">
            <text:p>569219</text:p>
          </table:table-cell>
          <table:table-cell office:value-type="float" office:value="187354" calcext:value-type="float">
            <text:p>187354</text:p>
          </table:table-cell>
          <table:table-cell table:number-columns-repeated="4"/>
        </table:table-row>
        <table:table-row table:style-name="ro1">
          <table:table-cell office:value-type="float" office:value="7771631" calcext:value-type="float">
            <text:p>7771631</text:p>
          </table:table-cell>
          <table:table-cell office:value-type="float" office:value="559541" calcext:value-type="float">
            <text:p>559541</text:p>
          </table:table-cell>
          <table:table-cell office:value-type="float" office:value="164158" calcext:value-type="float">
            <text:p>164158</text:p>
          </table:table-cell>
          <table:table-cell table:number-columns-repeated="4"/>
        </table:table-row>
        <table:table-row table:style-name="ro1">
          <table:table-cell office:value-type="float" office:value="7875435" calcext:value-type="float">
            <text:p>7875435</text:p>
          </table:table-cell>
          <table:table-cell office:value-type="float" office:value="583189" calcext:value-type="float">
            <text:p>583189</text:p>
          </table:table-cell>
          <table:table-cell office:value-type="float" office:value="168259" calcext:value-type="float">
            <text:p>168259</text:p>
          </table:table-cell>
          <table:table-cell table:number-columns-repeated="4"/>
        </table:table-row>
        <table:table-row table:style-name="ro1">
          <table:table-cell office:value-type="float" office:value="7926158" calcext:value-type="float">
            <text:p>7926158</text:p>
          </table:table-cell>
          <table:table-cell office:value-type="float" office:value="619827" calcext:value-type="float">
            <text:p>619827</text:p>
          </table:table-cell>
          <table:table-cell office:value-type="float" office:value="163730" calcext:value-type="float">
            <text:p>163730</text:p>
          </table:table-cell>
          <table:table-cell table:number-columns-repeated="4"/>
        </table:table-row>
        <table:table-row table:style-name="ro1">
          <table:table-cell office:value-type="float" office:value="7722231" calcext:value-type="float">
            <text:p>7722231</text:p>
          </table:table-cell>
          <table:table-cell office:value-type="float" office:value="572157" calcext:value-type="float">
            <text:p>572157</text:p>
          </table:table-cell>
          <table:table-cell office:value-type="float" office:value="165644" calcext:value-type="float">
            <text:p>165644</text:p>
          </table:table-cell>
          <table:table-cell table:number-columns-repeated="4"/>
        </table:table-row>
        <table:table-row table:style-name="ro1">
          <table:table-cell office:value-type="float" office:value="7645448" calcext:value-type="float">
            <text:p>7645448</text:p>
          </table:table-cell>
          <table:table-cell office:value-type="float" office:value="595441" calcext:value-type="float">
            <text:p>595441</text:p>
          </table:table-cell>
          <table:table-cell office:value-type="float" office:value="163873" calcext:value-type="float">
            <text:p>163873</text:p>
          </table:table-cell>
          <table:table-cell table:number-columns-repeated="4"/>
        </table:table-row>
        <table:table-row table:style-name="ro1">
          <table:table-cell office:value-type="float" office:value="7607002" calcext:value-type="float">
            <text:p>7607002</text:p>
          </table:table-cell>
          <table:table-cell office:value-type="float" office:value="558867" calcext:value-type="float">
            <text:p>558867</text:p>
          </table:table-cell>
          <table:table-cell office:value-type="float" office:value="164124" calcext:value-type="float">
            <text:p>164124</text:p>
          </table:table-cell>
          <table:table-cell table:number-columns-repeated="4"/>
        </table:table-row>
        <table:table-row table:style-name="ro1">
          <table:table-cell office:value-type="float" office:value="7919042" calcext:value-type="float">
            <text:p>7919042</text:p>
          </table:table-cell>
          <table:table-cell office:value-type="float" office:value="557710" calcext:value-type="float">
            <text:p>557710</text:p>
          </table:table-cell>
          <table:table-cell office:value-type="float" office:value="165017" calcext:value-type="float">
            <text:p>165017</text:p>
          </table:table-cell>
          <table:table-cell table:number-columns-repeated="4"/>
        </table:table-row>
        <table:table-row table:style-name="ro1">
          <table:table-cell office:value-type="float" office:value="7823785" calcext:value-type="float">
            <text:p>7823785</text:p>
          </table:table-cell>
          <table:table-cell office:value-type="float" office:value="560056" calcext:value-type="float">
            <text:p>560056</text:p>
          </table:table-cell>
          <table:table-cell office:value-type="float" office:value="164087" calcext:value-type="float">
            <text:p>164087</text:p>
          </table:table-cell>
          <table:table-cell table:number-columns-repeated="4"/>
        </table:table-row>
        <table:table-row table:style-name="ro1">
          <table:table-cell office:value-type="float" office:value="7911398" calcext:value-type="float">
            <text:p>7911398</text:p>
          </table:table-cell>
          <table:table-cell office:value-type="float" office:value="565201" calcext:value-type="float">
            <text:p>565201</text:p>
          </table:table-cell>
          <table:table-cell office:value-type="float" office:value="164938" calcext:value-type="float">
            <text:p>164938</text:p>
          </table:table-cell>
          <table:table-cell table:number-columns-repeated="4"/>
        </table:table-row>
        <table:table-row table:style-name="ro1">
          <table:table-cell office:value-type="float" office:value="7806289" calcext:value-type="float">
            <text:p>7806289</text:p>
          </table:table-cell>
          <table:table-cell office:value-type="float" office:value="566005" calcext:value-type="float">
            <text:p>566005</text:p>
          </table:table-cell>
          <table:table-cell office:value-type="float" office:value="164371" calcext:value-type="float">
            <text:p>164371</text:p>
          </table:table-cell>
          <table:table-cell table:number-columns-repeated="4"/>
        </table:table-row>
        <table:table-row table:style-name="ro1">
          <table:table-cell office:value-type="float" office:value="7975540" calcext:value-type="float">
            <text:p>7975540</text:p>
          </table:table-cell>
          <table:table-cell office:value-type="float" office:value="602570" calcext:value-type="float">
            <text:p>602570</text:p>
          </table:table-cell>
          <table:table-cell office:value-type="float" office:value="165424" calcext:value-type="float">
            <text:p>165424</text:p>
          </table:table-cell>
          <table:table-cell table:number-columns-repeated="4"/>
        </table:table-row>
        <table:table-row table:style-name="ro1">
          <table:table-cell office:value-type="float" office:value="7777026" calcext:value-type="float">
            <text:p>7777026</text:p>
          </table:table-cell>
          <table:table-cell office:value-type="float" office:value="568972" calcext:value-type="float">
            <text:p>568972</text:p>
          </table:table-cell>
          <table:table-cell office:value-type="float" office:value="164825" calcext:value-type="float">
            <text:p>164825</text:p>
          </table:table-cell>
          <table:table-cell table:number-columns-repeated="4"/>
        </table:table-row>
        <table:table-row table:style-name="ro1">
          <table:table-cell office:value-type="float" office:value="7968777" calcext:value-type="float">
            <text:p>7968777</text:p>
          </table:table-cell>
          <table:table-cell office:value-type="float" office:value="639565" calcext:value-type="float">
            <text:p>639565</text:p>
          </table:table-cell>
          <table:table-cell office:value-type="float" office:value="168046" calcext:value-type="float">
            <text:p>168046</text:p>
          </table:table-cell>
          <table:table-cell table:number-columns-repeated="4"/>
        </table:table-row>
        <table:table-row table:style-name="ro1">
          <table:table-cell office:value-type="float" office:value="7807078" calcext:value-type="float">
            <text:p>7807078</text:p>
          </table:table-cell>
          <table:table-cell office:value-type="float" office:value="560747" calcext:value-type="float">
            <text:p>560747</text:p>
          </table:table-cell>
          <table:table-cell office:value-type="float" office:value="163625" calcext:value-type="float">
            <text:p>163625</text:p>
          </table:table-cell>
          <table:table-cell table:number-columns-repeated="4"/>
        </table:table-row>
        <table:table-row table:style-name="ro1">
          <table:table-cell office:value-type="float" office:value="7683883" calcext:value-type="float">
            <text:p>7683883</text:p>
          </table:table-cell>
          <table:table-cell office:value-type="float" office:value="565205" calcext:value-type="float">
            <text:p>565205</text:p>
          </table:table-cell>
          <table:table-cell office:value-type="float" office:value="163629" calcext:value-type="float">
            <text:p>163629</text:p>
          </table:table-cell>
          <table:table-cell table:number-columns-repeated="4"/>
        </table:table-row>
        <table:table-row table:style-name="ro1">
          <table:table-cell office:value-type="float" office:value="7838629" calcext:value-type="float">
            <text:p>7838629</text:p>
          </table:table-cell>
          <table:table-cell office:value-type="float" office:value="598018" calcext:value-type="float">
            <text:p>598018</text:p>
          </table:table-cell>
          <table:table-cell office:value-type="float" office:value="164251" calcext:value-type="float">
            <text:p>164251</text:p>
          </table:table-cell>
          <table:table-cell table:number-columns-repeated="4"/>
        </table:table-row>
        <table:table-row table:style-name="ro1">
          <table:table-cell office:value-type="float" office:value="7770286" calcext:value-type="float">
            <text:p>7770286</text:p>
          </table:table-cell>
          <table:table-cell office:value-type="float" office:value="611947" calcext:value-type="float">
            <text:p>611947</text:p>
          </table:table-cell>
          <table:table-cell office:value-type="float" office:value="163769" calcext:value-type="float">
            <text:p>163769</text:p>
          </table:table-cell>
          <table:table-cell table:number-columns-repeated="4"/>
        </table:table-row>
        <table:table-row table:style-name="ro1">
          <table:table-cell office:value-type="float" office:value="7815083" calcext:value-type="float">
            <text:p>7815083</text:p>
          </table:table-cell>
          <table:table-cell office:value-type="float" office:value="563328" calcext:value-type="float">
            <text:p>563328</text:p>
          </table:table-cell>
          <table:table-cell office:value-type="float" office:value="163916" calcext:value-type="float">
            <text:p>163916</text:p>
          </table:table-cell>
          <table:table-cell table:number-columns-repeated="4"/>
        </table:table-row>
        <table:table-row table:style-name="ro1">
          <table:table-cell office:value-type="float" office:value="7778981" calcext:value-type="float">
            <text:p>7778981</text:p>
          </table:table-cell>
          <table:table-cell office:value-type="float" office:value="561574" calcext:value-type="float">
            <text:p>561574</text:p>
          </table:table-cell>
          <table:table-cell office:value-type="float" office:value="165980" calcext:value-type="float">
            <text:p>165980</text:p>
          </table:table-cell>
          <table:table-cell table:number-columns-repeated="4"/>
        </table:table-row>
        <table:table-row table:style-name="ro1">
          <table:table-cell office:value-type="float" office:value="7704045" calcext:value-type="float">
            <text:p>7704045</text:p>
          </table:table-cell>
          <table:table-cell office:value-type="float" office:value="580502" calcext:value-type="float">
            <text:p>580502</text:p>
          </table:table-cell>
          <table:table-cell office:value-type="float" office:value="163336" calcext:value-type="float">
            <text:p>163336</text:p>
          </table:table-cell>
          <table:table-cell table:number-columns-repeated="4"/>
        </table:table-row>
        <table:table-row table:style-name="ro1">
          <table:table-cell office:value-type="float" office:value="8006999" calcext:value-type="float">
            <text:p>8006999</text:p>
          </table:table-cell>
          <table:table-cell office:value-type="float" office:value="615008" calcext:value-type="float">
            <text:p>615008</text:p>
          </table:table-cell>
          <table:table-cell office:value-type="float" office:value="165873" calcext:value-type="float">
            <text:p>165873</text:p>
          </table:table-cell>
          <table:table-cell table:number-columns-repeated="4"/>
        </table:table-row>
        <table:table-row table:style-name="ro1">
          <table:table-cell office:value-type="float" office:value="7729765" calcext:value-type="float">
            <text:p>7729765</text:p>
          </table:table-cell>
          <table:table-cell office:value-type="float" office:value="578906" calcext:value-type="float">
            <text:p>578906</text:p>
          </table:table-cell>
          <table:table-cell office:value-type="float" office:value="164075" calcext:value-type="float">
            <text:p>164075</text:p>
          </table:table-cell>
          <table:table-cell table:number-columns-repeated="4"/>
        </table:table-row>
        <table:table-row table:style-name="ro1">
          <table:table-cell office:value-type="float" office:value="7803446" calcext:value-type="float">
            <text:p>7803446</text:p>
          </table:table-cell>
          <table:table-cell office:value-type="float" office:value="572551" calcext:value-type="float">
            <text:p>572551</text:p>
          </table:table-cell>
          <table:table-cell office:value-type="float" office:value="164471" calcext:value-type="float">
            <text:p>164471</text:p>
          </table:table-cell>
          <table:table-cell table:number-columns-repeated="4"/>
        </table:table-row>
        <table:table-row table:style-name="ro1">
          <table:table-cell office:value-type="float" office:value="7749746" calcext:value-type="float">
            <text:p>7749746</text:p>
          </table:table-cell>
          <table:table-cell office:value-type="float" office:value="560323" calcext:value-type="float">
            <text:p>560323</text:p>
          </table:table-cell>
          <table:table-cell office:value-type="float" office:value="163322" calcext:value-type="float">
            <text:p>163322</text:p>
          </table:table-cell>
          <table:table-cell table:number-columns-repeated="4"/>
        </table:table-row>
        <table:table-row table:style-name="ro1">
          <table:table-cell office:value-type="float" office:value="7674341" calcext:value-type="float">
            <text:p>7674341</text:p>
          </table:table-cell>
          <table:table-cell office:value-type="float" office:value="565500" calcext:value-type="float">
            <text:p>565500</text:p>
          </table:table-cell>
          <table:table-cell office:value-type="float" office:value="163868" calcext:value-type="float">
            <text:p>163868</text:p>
          </table:table-cell>
          <table:table-cell table:number-columns-repeated="4"/>
        </table:table-row>
        <table:table-row table:style-name="ro1">
          <table:table-cell office:value-type="float" office:value="7930458" calcext:value-type="float">
            <text:p>7930458</text:p>
          </table:table-cell>
          <table:table-cell office:value-type="float" office:value="553284" calcext:value-type="float">
            <text:p>553284</text:p>
          </table:table-cell>
          <table:table-cell office:value-type="float" office:value="200930" calcext:value-type="float">
            <text:p>200930</text:p>
          </table:table-cell>
          <table:table-cell table:number-columns-repeated="4"/>
        </table:table-row>
        <table:table-row table:style-name="ro1">
          <table:table-cell office:value-type="float" office:value="7844428" calcext:value-type="float">
            <text:p>7844428</text:p>
          </table:table-cell>
          <table:table-cell office:value-type="float" office:value="566755" calcext:value-type="float">
            <text:p>566755</text:p>
          </table:table-cell>
          <table:table-cell office:value-type="float" office:value="164960" calcext:value-type="float">
            <text:p>164960</text:p>
          </table:table-cell>
          <table:table-cell table:number-columns-repeated="4"/>
        </table:table-row>
        <table:table-row table:style-name="ro1">
          <table:table-cell office:value-type="float" office:value="7763740" calcext:value-type="float">
            <text:p>7763740</text:p>
          </table:table-cell>
          <table:table-cell office:value-type="float" office:value="578111" calcext:value-type="float">
            <text:p>578111</text:p>
          </table:table-cell>
          <table:table-cell office:value-type="float" office:value="164550" calcext:value-type="float">
            <text:p>164550</text:p>
          </table:table-cell>
          <table:table-cell table:number-columns-repeated="4"/>
        </table:table-row>
        <table:table-row table:style-name="ro1">
          <table:table-cell office:value-type="float" office:value="7755331" calcext:value-type="float">
            <text:p>7755331</text:p>
          </table:table-cell>
          <table:table-cell office:value-type="float" office:value="559440" calcext:value-type="float">
            <text:p>559440</text:p>
          </table:table-cell>
          <table:table-cell office:value-type="float" office:value="164051" calcext:value-type="float">
            <text:p>164051</text:p>
          </table:table-cell>
          <table:table-cell table:number-columns-repeated="4"/>
        </table:table-row>
        <table:table-row table:style-name="ro1">
          <table:table-cell office:value-type="float" office:value="7748739" calcext:value-type="float">
            <text:p>7748739</text:p>
          </table:table-cell>
          <table:table-cell office:value-type="float" office:value="555470" calcext:value-type="float">
            <text:p>555470</text:p>
          </table:table-cell>
          <table:table-cell office:value-type="float" office:value="164187" calcext:value-type="float">
            <text:p>164187</text:p>
          </table:table-cell>
          <table:table-cell table:number-columns-repeated="4"/>
        </table:table-row>
        <table:table-row table:style-name="ro1">
          <table:table-cell office:value-type="float" office:value="9629090" calcext:value-type="float">
            <text:p>9629090</text:p>
          </table:table-cell>
          <table:table-cell office:value-type="float" office:value="593632" calcext:value-type="float">
            <text:p>593632</text:p>
          </table:table-cell>
          <table:table-cell office:value-type="float" office:value="215119" calcext:value-type="float">
            <text:p>215119</text:p>
          </table:table-cell>
          <table:table-cell table:number-columns-repeated="4"/>
        </table:table-row>
        <table:table-row table:style-name="ro1">
          <table:table-cell office:value-type="float" office:value="7829578" calcext:value-type="float">
            <text:p>7829578</text:p>
          </table:table-cell>
          <table:table-cell office:value-type="float" office:value="568813" calcext:value-type="float">
            <text:p>568813</text:p>
          </table:table-cell>
          <table:table-cell office:value-type="float" office:value="163679" calcext:value-type="float">
            <text:p>163679</text:p>
          </table:table-cell>
          <table:table-cell table:number-columns-repeated="4"/>
        </table:table-row>
        <table:table-row table:style-name="ro1">
          <table:table-cell office:value-type="float" office:value="7755079" calcext:value-type="float">
            <text:p>7755079</text:p>
          </table:table-cell>
          <table:table-cell office:value-type="float" office:value="559519" calcext:value-type="float">
            <text:p>559519</text:p>
          </table:table-cell>
          <table:table-cell office:value-type="float" office:value="164250" calcext:value-type="float">
            <text:p>164250</text:p>
          </table:table-cell>
          <table:table-cell table:number-columns-repeated="4"/>
        </table:table-row>
        <table:table-row table:style-name="ro1">
          <table:table-cell office:value-type="float" office:value="7645327" calcext:value-type="float">
            <text:p>7645327</text:p>
          </table:table-cell>
          <table:table-cell office:value-type="float" office:value="558759" calcext:value-type="float">
            <text:p>558759</text:p>
          </table:table-cell>
          <table:table-cell office:value-type="float" office:value="164144" calcext:value-type="float">
            <text:p>164144</text:p>
          </table:table-cell>
          <table:table-cell table:number-columns-repeated="4"/>
        </table:table-row>
        <table:table-row table:style-name="ro1">
          <table:table-cell office:value-type="float" office:value="8294839" calcext:value-type="float">
            <text:p>8294839</text:p>
          </table:table-cell>
          <table:table-cell office:value-type="float" office:value="594495" calcext:value-type="float">
            <text:p>594495</text:p>
          </table:table-cell>
          <table:table-cell office:value-type="float" office:value="165384" calcext:value-type="float">
            <text:p>165384</text:p>
          </table:table-cell>
          <table:table-cell table:number-columns-repeated="4"/>
        </table:table-row>
        <table:table-row table:style-name="ro1">
          <table:table-cell office:value-type="float" office:value="7710521" calcext:value-type="float">
            <text:p>7710521</text:p>
          </table:table-cell>
          <table:table-cell office:value-type="float" office:value="562237" calcext:value-type="float">
            <text:p>562237</text:p>
          </table:table-cell>
          <table:table-cell office:value-type="float" office:value="164311" calcext:value-type="float">
            <text:p>164311</text:p>
          </table:table-cell>
          <table:table-cell table:number-columns-repeated="4"/>
        </table:table-row>
        <table:table-row table:style-name="ro1">
          <table:table-cell office:value-type="float" office:value="11296546" calcext:value-type="float">
            <text:p>11296546</text:p>
          </table:table-cell>
          <table:table-cell office:value-type="float" office:value="579945" calcext:value-type="float">
            <text:p>579945</text:p>
          </table:table-cell>
          <table:table-cell office:value-type="float" office:value="163854" calcext:value-type="float">
            <text:p>163854</text:p>
          </table:table-cell>
          <table:table-cell table:number-columns-repeated="4"/>
        </table:table-row>
        <table:table-row table:style-name="ro1">
          <table:table-cell office:value-type="float" office:value="7838276" calcext:value-type="float">
            <text:p>7838276</text:p>
          </table:table-cell>
          <table:table-cell office:value-type="float" office:value="574288" calcext:value-type="float">
            <text:p>574288</text:p>
          </table:table-cell>
          <table:table-cell office:value-type="float" office:value="165421" calcext:value-type="float">
            <text:p>165421</text:p>
          </table:table-cell>
          <table:table-cell table:number-columns-repeated="4"/>
        </table:table-row>
        <table:table-row table:style-name="ro1">
          <table:table-cell office:value-type="float" office:value="7890609" calcext:value-type="float">
            <text:p>7890609</text:p>
          </table:table-cell>
          <table:table-cell office:value-type="float" office:value="589116" calcext:value-type="float">
            <text:p>589116</text:p>
          </table:table-cell>
          <table:table-cell office:value-type="float" office:value="164313" calcext:value-type="float">
            <text:p>164313</text:p>
          </table:table-cell>
          <table:table-cell table:number-columns-repeated="4"/>
        </table:table-row>
        <table:table-row table:style-name="ro1">
          <table:table-cell office:value-type="float" office:value="7823308" calcext:value-type="float">
            <text:p>7823308</text:p>
          </table:table-cell>
          <table:table-cell office:value-type="float" office:value="575426" calcext:value-type="float">
            <text:p>575426</text:p>
          </table:table-cell>
          <table:table-cell office:value-type="float" office:value="164930" calcext:value-type="float">
            <text:p>164930</text:p>
          </table:table-cell>
          <table:table-cell table:number-columns-repeated="4"/>
        </table:table-row>
        <table:table-row table:style-name="ro1">
          <table:table-cell office:value-type="float" office:value="7733756" calcext:value-type="float">
            <text:p>7733756</text:p>
          </table:table-cell>
          <table:table-cell office:value-type="float" office:value="558660" calcext:value-type="float">
            <text:p>558660</text:p>
          </table:table-cell>
          <table:table-cell office:value-type="float" office:value="165389" calcext:value-type="float">
            <text:p>165389</text:p>
          </table:table-cell>
          <table:table-cell table:number-columns-repeated="4"/>
        </table:table-row>
        <table:table-row table:style-name="ro1">
          <table:table-cell office:value-type="float" office:value="7808092" calcext:value-type="float">
            <text:p>7808092</text:p>
          </table:table-cell>
          <table:table-cell office:value-type="float" office:value="572011" calcext:value-type="float">
            <text:p>572011</text:p>
          </table:table-cell>
          <table:table-cell office:value-type="float" office:value="165320" calcext:value-type="float">
            <text:p>165320</text:p>
          </table:table-cell>
          <table:table-cell table:number-columns-repeated="4"/>
        </table:table-row>
        <table:table-row table:style-name="ro1">
          <table:table-cell office:value-type="float" office:value="7738434" calcext:value-type="float">
            <text:p>7738434</text:p>
          </table:table-cell>
          <table:table-cell office:value-type="float" office:value="566882" calcext:value-type="float">
            <text:p>566882</text:p>
          </table:table-cell>
          <table:table-cell office:value-type="float" office:value="164304" calcext:value-type="float">
            <text:p>164304</text:p>
          </table:table-cell>
          <table:table-cell table:number-columns-repeated="4"/>
        </table:table-row>
        <table:table-row table:style-name="ro1">
          <table:table-cell office:value-type="float" office:value="7883130" calcext:value-type="float">
            <text:p>7883130</text:p>
          </table:table-cell>
          <table:table-cell office:value-type="float" office:value="576313" calcext:value-type="float">
            <text:p>576313</text:p>
          </table:table-cell>
          <table:table-cell office:value-type="float" office:value="164650" calcext:value-type="float">
            <text:p>164650</text:p>
          </table:table-cell>
          <table:table-cell table:number-columns-repeated="4"/>
        </table:table-row>
        <table:table-row table:style-name="ro1">
          <table:table-cell office:value-type="float" office:value="7684310" calcext:value-type="float">
            <text:p>7684310</text:p>
          </table:table-cell>
          <table:table-cell office:value-type="float" office:value="556228" calcext:value-type="float">
            <text:p>556228</text:p>
          </table:table-cell>
          <table:table-cell office:value-type="float" office:value="164386" calcext:value-type="float">
            <text:p>164386</text:p>
          </table:table-cell>
          <table:table-cell table:number-columns-repeated="4"/>
        </table:table-row>
        <table:table-row table:style-name="ro1">
          <table:table-cell office:value-type="float" office:value="7956538" calcext:value-type="float">
            <text:p>7956538</text:p>
          </table:table-cell>
          <table:table-cell office:value-type="float" office:value="582287" calcext:value-type="float">
            <text:p>582287</text:p>
          </table:table-cell>
          <table:table-cell office:value-type="float" office:value="179740" calcext:value-type="float">
            <text:p>179740</text:p>
          </table:table-cell>
          <table:table-cell table:number-columns-repeated="4"/>
        </table:table-row>
        <table:table-row table:style-name="ro1">
          <table:table-cell office:value-type="float" office:value="7895879" calcext:value-type="float">
            <text:p>7895879</text:p>
          </table:table-cell>
          <table:table-cell office:value-type="float" office:value="583511" calcext:value-type="float">
            <text:p>583511</text:p>
          </table:table-cell>
          <table:table-cell office:value-type="float" office:value="163780" calcext:value-type="float">
            <text:p>163780</text:p>
          </table:table-cell>
          <table:table-cell table:number-columns-repeated="4"/>
        </table:table-row>
        <table:table-row table:style-name="ro1">
          <table:table-cell office:value-type="float" office:value="7761748" calcext:value-type="float">
            <text:p>7761748</text:p>
          </table:table-cell>
          <table:table-cell office:value-type="float" office:value="562025" calcext:value-type="float">
            <text:p>562025</text:p>
          </table:table-cell>
          <table:table-cell office:value-type="float" office:value="164276" calcext:value-type="float">
            <text:p>164276</text:p>
          </table:table-cell>
          <table:table-cell table:number-columns-repeated="4"/>
        </table:table-row>
        <table:table-row table:style-name="ro1">
          <table:table-cell office:value-type="float" office:value="7738629" calcext:value-type="float">
            <text:p>7738629</text:p>
          </table:table-cell>
          <table:table-cell office:value-type="float" office:value="572141" calcext:value-type="float">
            <text:p>572141</text:p>
          </table:table-cell>
          <table:table-cell office:value-type="float" office:value="164908" calcext:value-type="float">
            <text:p>164908</text:p>
          </table:table-cell>
          <table:table-cell table:number-columns-repeated="4"/>
        </table:table-row>
        <table:table-row table:style-name="ro1">
          <table:table-cell office:value-type="float" office:value="7832013" calcext:value-type="float">
            <text:p>7832013</text:p>
          </table:table-cell>
          <table:table-cell office:value-type="float" office:value="572087" calcext:value-type="float">
            <text:p>572087</text:p>
          </table:table-cell>
          <table:table-cell office:value-type="float" office:value="163267" calcext:value-type="float">
            <text:p>163267</text:p>
          </table:table-cell>
          <table:table-cell table:number-columns-repeated="4"/>
        </table:table-row>
        <table:table-row table:style-name="ro1">
          <table:table-cell office:value-type="float" office:value="8432114" calcext:value-type="float">
            <text:p>8432114</text:p>
          </table:table-cell>
          <table:table-cell office:value-type="float" office:value="604121" calcext:value-type="float">
            <text:p>604121</text:p>
          </table:table-cell>
          <table:table-cell office:value-type="float" office:value="163776" calcext:value-type="float">
            <text:p>163776</text:p>
          </table:table-cell>
          <table:table-cell table:number-columns-repeated="4"/>
        </table:table-row>
        <table:table-row table:style-name="ro1">
          <table:table-cell office:value-type="float" office:value="7710153" calcext:value-type="float">
            <text:p>7710153</text:p>
          </table:table-cell>
          <table:table-cell office:value-type="float" office:value="577401" calcext:value-type="float">
            <text:p>577401</text:p>
          </table:table-cell>
          <table:table-cell office:value-type="float" office:value="164088" calcext:value-type="float">
            <text:p>164088</text:p>
          </table:table-cell>
          <table:table-cell table:number-columns-repeated="4"/>
        </table:table-row>
        <table:table-row table:style-name="ro1">
          <table:table-cell office:value-type="float" office:value="7761789" calcext:value-type="float">
            <text:p>7761789</text:p>
          </table:table-cell>
          <table:table-cell office:value-type="float" office:value="563761" calcext:value-type="float">
            <text:p>563761</text:p>
          </table:table-cell>
          <table:table-cell office:value-type="float" office:value="170008" calcext:value-type="float">
            <text:p>170008</text:p>
          </table:table-cell>
          <table:table-cell table:number-columns-repeated="4"/>
        </table:table-row>
        <table:table-row table:style-name="ro1">
          <table:table-cell office:value-type="float" office:value="7904659" calcext:value-type="float">
            <text:p>7904659</text:p>
          </table:table-cell>
          <table:table-cell office:value-type="float" office:value="568477" calcext:value-type="float">
            <text:p>568477</text:p>
          </table:table-cell>
          <table:table-cell office:value-type="float" office:value="163553" calcext:value-type="float">
            <text:p>163553</text:p>
          </table:table-cell>
          <table:table-cell table:number-columns-repeated="4"/>
        </table:table-row>
        <table:table-row table:style-name="ro1">
          <table:table-cell office:value-type="float" office:value="8152502" calcext:value-type="float">
            <text:p>8152502</text:p>
          </table:table-cell>
          <table:table-cell office:value-type="float" office:value="622721" calcext:value-type="float">
            <text:p>622721</text:p>
          </table:table-cell>
          <table:table-cell office:value-type="float" office:value="166929" calcext:value-type="float">
            <text:p>166929</text:p>
          </table:table-cell>
          <table:table-cell table:number-columns-repeated="4"/>
        </table:table-row>
        <table:table-row table:style-name="ro1">
          <table:table-cell office:value-type="float" office:value="7948518" calcext:value-type="float">
            <text:p>7948518</text:p>
          </table:table-cell>
          <table:table-cell office:value-type="float" office:value="565686" calcext:value-type="float">
            <text:p>565686</text:p>
          </table:table-cell>
          <table:table-cell office:value-type="float" office:value="164843" calcext:value-type="float">
            <text:p>164843</text:p>
          </table:table-cell>
          <table:table-cell table:number-columns-repeated="4"/>
        </table:table-row>
        <table:table-row table:style-name="ro1">
          <table:table-cell office:value-type="float" office:value="7887862" calcext:value-type="float">
            <text:p>7887862</text:p>
          </table:table-cell>
          <table:table-cell office:value-type="float" office:value="582414" calcext:value-type="float">
            <text:p>582414</text:p>
          </table:table-cell>
          <table:table-cell office:value-type="float" office:value="201112" calcext:value-type="float">
            <text:p>201112</text:p>
          </table:table-cell>
          <table:table-cell table:number-columns-repeated="4"/>
        </table:table-row>
        <table:table-row table:style-name="ro1">
          <table:table-cell office:value-type="float" office:value="8009121" calcext:value-type="float">
            <text:p>8009121</text:p>
          </table:table-cell>
          <table:table-cell office:value-type="float" office:value="575482" calcext:value-type="float">
            <text:p>575482</text:p>
          </table:table-cell>
          <table:table-cell office:value-type="float" office:value="172702" calcext:value-type="float">
            <text:p>172702</text:p>
          </table:table-cell>
          <table:table-cell table:number-columns-repeated="4"/>
        </table:table-row>
        <table:table-row table:style-name="ro1">
          <table:table-cell office:value-type="float" office:value="7976769" calcext:value-type="float">
            <text:p>7976769</text:p>
          </table:table-cell>
          <table:table-cell office:value-type="float" office:value="547969" calcext:value-type="float">
            <text:p>547969</text:p>
          </table:table-cell>
          <table:table-cell office:value-type="float" office:value="163992" calcext:value-type="float">
            <text:p>163992</text:p>
          </table:table-cell>
          <table:table-cell table:number-columns-repeated="4"/>
        </table:table-row>
        <table:table-row table:style-name="ro1">
          <table:table-cell office:value-type="float" office:value="7743216" calcext:value-type="float">
            <text:p>7743216</text:p>
          </table:table-cell>
          <table:table-cell office:value-type="float" office:value="559672" calcext:value-type="float">
            <text:p>559672</text:p>
          </table:table-cell>
          <table:table-cell office:value-type="float" office:value="163997" calcext:value-type="float">
            <text:p>163997</text:p>
          </table:table-cell>
          <table:table-cell table:number-columns-repeated="4"/>
        </table:table-row>
        <table:table-row table:style-name="ro1">
          <table:table-cell office:value-type="float" office:value="7904142" calcext:value-type="float">
            <text:p>7904142</text:p>
          </table:table-cell>
          <table:table-cell office:value-type="float" office:value="566390" calcext:value-type="float">
            <text:p>566390</text:p>
          </table:table-cell>
          <table:table-cell office:value-type="float" office:value="164775" calcext:value-type="float">
            <text:p>164775</text:p>
          </table:table-cell>
          <table:table-cell table:number-columns-repeated="4"/>
        </table:table-row>
        <table:table-row table:style-name="ro1">
          <table:table-cell office:value-type="float" office:value="7756839" calcext:value-type="float">
            <text:p>7756839</text:p>
          </table:table-cell>
          <table:table-cell office:value-type="float" office:value="557941" calcext:value-type="float">
            <text:p>557941</text:p>
          </table:table-cell>
          <table:table-cell office:value-type="float" office:value="164281" calcext:value-type="float">
            <text:p>164281</text:p>
          </table:table-cell>
          <table:table-cell table:number-columns-repeated="4"/>
        </table:table-row>
        <table:table-row table:style-name="ro1">
          <table:table-cell office:value-type="float" office:value="7816136" calcext:value-type="float">
            <text:p>7816136</text:p>
          </table:table-cell>
          <table:table-cell office:value-type="float" office:value="591504" calcext:value-type="float">
            <text:p>591504</text:p>
          </table:table-cell>
          <table:table-cell office:value-type="float" office:value="165231" calcext:value-type="float">
            <text:p>165231</text:p>
          </table:table-cell>
          <table:table-cell table:number-columns-repeated="4"/>
        </table:table-row>
        <table:table-row table:style-name="ro1">
          <table:table-cell office:value-type="float" office:value="7848291" calcext:value-type="float">
            <text:p>7848291</text:p>
          </table:table-cell>
          <table:table-cell office:value-type="float" office:value="549201" calcext:value-type="float">
            <text:p>549201</text:p>
          </table:table-cell>
          <table:table-cell office:value-type="float" office:value="164994" calcext:value-type="float">
            <text:p>164994</text:p>
          </table:table-cell>
          <table:table-cell table:number-columns-repeated="4"/>
        </table:table-row>
        <table:table-row table:style-name="ro1">
          <table:table-cell office:value-type="float" office:value="7921996" calcext:value-type="float">
            <text:p>7921996</text:p>
          </table:table-cell>
          <table:table-cell office:value-type="float" office:value="603195" calcext:value-type="float">
            <text:p>603195</text:p>
          </table:table-cell>
          <table:table-cell office:value-type="float" office:value="164867" calcext:value-type="float">
            <text:p>164867</text:p>
          </table:table-cell>
          <table:table-cell table:number-columns-repeated="4"/>
        </table:table-row>
        <table:table-row table:style-name="ro1">
          <table:table-cell office:value-type="float" office:value="7746668" calcext:value-type="float">
            <text:p>7746668</text:p>
          </table:table-cell>
          <table:table-cell office:value-type="float" office:value="559236" calcext:value-type="float">
            <text:p>559236</text:p>
          </table:table-cell>
          <table:table-cell office:value-type="float" office:value="165391" calcext:value-type="float">
            <text:p>165391</text:p>
          </table:table-cell>
          <table:table-cell table:number-columns-repeated="4"/>
        </table:table-row>
        <table:table-row table:style-name="ro1">
          <table:table-cell office:value-type="float" office:value="8282633" calcext:value-type="float">
            <text:p>8282633</text:p>
          </table:table-cell>
          <table:table-cell office:value-type="float" office:value="622292" calcext:value-type="float">
            <text:p>622292</text:p>
          </table:table-cell>
          <table:table-cell office:value-type="float" office:value="164108" calcext:value-type="float">
            <text:p>164108</text:p>
          </table:table-cell>
          <table:table-cell table:number-columns-repeated="4"/>
        </table:table-row>
        <table:table-row table:style-name="ro1">
          <table:table-cell office:value-type="float" office:value="7698102" calcext:value-type="float">
            <text:p>7698102</text:p>
          </table:table-cell>
          <table:table-cell office:value-type="float" office:value="580614" calcext:value-type="float">
            <text:p>580614</text:p>
          </table:table-cell>
          <table:table-cell office:value-type="float" office:value="177991" calcext:value-type="float">
            <text:p>177991</text:p>
          </table:table-cell>
          <table:table-cell table:number-columns-repeated="4"/>
        </table:table-row>
        <table:table-row table:style-name="ro1">
          <table:table-cell office:value-type="float" office:value="7738448" calcext:value-type="float">
            <text:p>7738448</text:p>
          </table:table-cell>
          <table:table-cell office:value-type="float" office:value="562990" calcext:value-type="float">
            <text:p>562990</text:p>
          </table:table-cell>
          <table:table-cell office:value-type="float" office:value="164155" calcext:value-type="float">
            <text:p>164155</text:p>
          </table:table-cell>
          <table:table-cell table:number-columns-repeated="4"/>
        </table:table-row>
        <table:table-row table:style-name="ro1">
          <table:table-cell office:value-type="float" office:value="7684122" calcext:value-type="float">
            <text:p>7684122</text:p>
          </table:table-cell>
          <table:table-cell office:value-type="float" office:value="572213" calcext:value-type="float">
            <text:p>572213</text:p>
          </table:table-cell>
          <table:table-cell office:value-type="float" office:value="164123" calcext:value-type="float">
            <text:p>164123</text:p>
          </table:table-cell>
          <table:table-cell table:number-columns-repeated="4"/>
        </table:table-row>
        <table:table-row table:style-name="ro1">
          <table:table-cell office:value-type="float" office:value="7791673" calcext:value-type="float">
            <text:p>7791673</text:p>
          </table:table-cell>
          <table:table-cell office:value-type="float" office:value="561255" calcext:value-type="float">
            <text:p>561255</text:p>
          </table:table-cell>
          <table:table-cell office:value-type="float" office:value="163984" calcext:value-type="float">
            <text:p>163984</text:p>
          </table:table-cell>
          <table:table-cell table:number-columns-repeated="4"/>
        </table:table-row>
        <table:table-row table:style-name="ro1">
          <table:table-cell office:value-type="float" office:value="7717134" calcext:value-type="float">
            <text:p>7717134</text:p>
          </table:table-cell>
          <table:table-cell office:value-type="float" office:value="564273" calcext:value-type="float">
            <text:p>564273</text:p>
          </table:table-cell>
          <table:table-cell office:value-type="float" office:value="169317" calcext:value-type="float">
            <text:p>169317</text:p>
          </table:table-cell>
          <table:table-cell table:number-columns-repeated="4"/>
        </table:table-row>
        <table:table-row table:style-name="ro1">
          <table:table-cell office:value-type="float" office:value="7838600" calcext:value-type="float">
            <text:p>7838600</text:p>
          </table:table-cell>
          <table:table-cell office:value-type="float" office:value="564956" calcext:value-type="float">
            <text:p>564956</text:p>
          </table:table-cell>
          <table:table-cell office:value-type="float" office:value="163370" calcext:value-type="float">
            <text:p>163370</text:p>
          </table:table-cell>
          <table:table-cell table:number-columns-repeated="4"/>
        </table:table-row>
        <table:table-row table:style-name="ro1">
          <table:table-cell office:value-type="float" office:value="7665215" calcext:value-type="float">
            <text:p>7665215</text:p>
          </table:table-cell>
          <table:table-cell office:value-type="float" office:value="547051" calcext:value-type="float">
            <text:p>547051</text:p>
          </table:table-cell>
          <table:table-cell office:value-type="float" office:value="164242" calcext:value-type="float">
            <text:p>164242</text:p>
          </table:table-cell>
          <table:table-cell table:number-columns-repeated="4"/>
        </table:table-row>
        <table:table-row table:style-name="ro1">
          <table:table-cell office:value-type="float" office:value="7706501" calcext:value-type="float">
            <text:p>7706501</text:p>
          </table:table-cell>
          <table:table-cell office:value-type="float" office:value="581683" calcext:value-type="float">
            <text:p>581683</text:p>
          </table:table-cell>
          <table:table-cell office:value-type="float" office:value="217098" calcext:value-type="float">
            <text:p>217098</text:p>
          </table:table-cell>
          <table:table-cell table:number-columns-repeated="4"/>
        </table:table-row>
        <table:table-row table:style-name="ro1">
          <table:table-cell office:value-type="float" office:value="8646343" calcext:value-type="float">
            <text:p>8646343</text:p>
          </table:table-cell>
          <table:table-cell office:value-type="float" office:value="584319" calcext:value-type="float">
            <text:p>584319</text:p>
          </table:table-cell>
          <table:table-cell office:value-type="float" office:value="165423" calcext:value-type="float">
            <text:p>165423</text:p>
          </table:table-cell>
          <table:table-cell table:number-columns-repeated="4"/>
        </table:table-row>
        <table:table-row table:style-name="ro1">
          <table:table-cell office:value-type="float" office:value="7852195" calcext:value-type="float">
            <text:p>7852195</text:p>
          </table:table-cell>
          <table:table-cell office:value-type="float" office:value="559864" calcext:value-type="float">
            <text:p>559864</text:p>
          </table:table-cell>
          <table:table-cell office:value-type="float" office:value="163535" calcext:value-type="float">
            <text:p>163535</text:p>
          </table:table-cell>
          <table:table-cell table:number-columns-repeated="4"/>
        </table:table-row>
        <table:table-row table:style-name="ro1">
          <table:table-cell office:value-type="float" office:value="7805975" calcext:value-type="float">
            <text:p>7805975</text:p>
          </table:table-cell>
          <table:table-cell office:value-type="float" office:value="562419" calcext:value-type="float">
            <text:p>562419</text:p>
          </table:table-cell>
          <table:table-cell office:value-type="float" office:value="199601" calcext:value-type="float">
            <text:p>199601</text:p>
          </table:table-cell>
          <table:table-cell table:number-columns-repeated="4"/>
        </table:table-row>
        <table:table-row table:style-name="ro1">
          <table:table-cell office:value-type="float" office:value="7804776" calcext:value-type="float">
            <text:p>7804776</text:p>
          </table:table-cell>
          <table:table-cell office:value-type="float" office:value="555976" calcext:value-type="float">
            <text:p>555976</text:p>
          </table:table-cell>
          <table:table-cell office:value-type="float" office:value="163260" calcext:value-type="float">
            <text:p>163260</text:p>
          </table:table-cell>
          <table:table-cell table:number-columns-repeated="4"/>
        </table:table-row>
        <table:table-row table:style-name="ro1">
          <table:table-cell office:value-type="float" office:value="7848632" calcext:value-type="float">
            <text:p>7848632</text:p>
          </table:table-cell>
          <table:table-cell office:value-type="float" office:value="579435" calcext:value-type="float">
            <text:p>579435</text:p>
          </table:table-cell>
          <table:table-cell office:value-type="float" office:value="201747" calcext:value-type="float">
            <text:p>201747</text:p>
          </table:table-cell>
          <table:table-cell table:number-columns-repeated="4"/>
        </table:table-row>
        <table:table-row table:style-name="ro1">
          <table:table-cell office:value-type="float" office:value="7765268" calcext:value-type="float">
            <text:p>7765268</text:p>
          </table:table-cell>
          <table:table-cell office:value-type="float" office:value="617489" calcext:value-type="float">
            <text:p>617489</text:p>
          </table:table-cell>
          <table:table-cell office:value-type="float" office:value="163893" calcext:value-type="float">
            <text:p>163893</text:p>
          </table:table-cell>
          <table:table-cell table:number-columns-repeated="4"/>
        </table:table-row>
        <table:table-row table:style-name="ro1">
          <table:table-cell office:value-type="float" office:value="7915710" calcext:value-type="float">
            <text:p>7915710</text:p>
          </table:table-cell>
          <table:table-cell office:value-type="float" office:value="574162" calcext:value-type="float">
            <text:p>574162</text:p>
          </table:table-cell>
          <table:table-cell office:value-type="float" office:value="163651" calcext:value-type="float">
            <text:p>163651</text:p>
          </table:table-cell>
          <table:table-cell table:number-columns-repeated="4"/>
        </table:table-row>
        <table:table-row table:style-name="ro1">
          <table:table-cell office:value-type="float" office:value="7815031" calcext:value-type="float">
            <text:p>7815031</text:p>
          </table:table-cell>
          <table:table-cell office:value-type="float" office:value="553454" calcext:value-type="float">
            <text:p>553454</text:p>
          </table:table-cell>
          <table:table-cell office:value-type="float" office:value="199689" calcext:value-type="float">
            <text:p>199689</text:p>
          </table:table-cell>
          <table:table-cell table:number-columns-repeated="4"/>
        </table:table-row>
        <table:table-row table:style-name="ro1">
          <table:table-cell office:value-type="float" office:value="7885761" calcext:value-type="float">
            <text:p>7885761</text:p>
          </table:table-cell>
          <table:table-cell office:value-type="float" office:value="561010" calcext:value-type="float">
            <text:p>561010</text:p>
          </table:table-cell>
          <table:table-cell office:value-type="float" office:value="163873" calcext:value-type="float">
            <text:p>163873</text:p>
          </table:table-cell>
          <table:table-cell table:number-columns-repeated="4"/>
        </table:table-row>
        <table:table-row table:style-name="ro1">
          <table:table-cell office:value-type="float" office:value="7888002" calcext:value-type="float">
            <text:p>7888002</text:p>
          </table:table-cell>
          <table:table-cell office:value-type="float" office:value="545356" calcext:value-type="float">
            <text:p>545356</text:p>
          </table:table-cell>
          <table:table-cell office:value-type="float" office:value="166837" calcext:value-type="float">
            <text:p>166837</text:p>
          </table:table-cell>
          <table:table-cell table:number-columns-repeated="4"/>
        </table:table-row>
        <table:table-row table:style-name="ro1">
          <table:table-cell office:value-type="float" office:value="7924216" calcext:value-type="float">
            <text:p>7924216</text:p>
          </table:table-cell>
          <table:table-cell office:value-type="float" office:value="633810" calcext:value-type="float">
            <text:p>633810</text:p>
          </table:table-cell>
          <table:table-cell office:value-type="float" office:value="165564" calcext:value-type="float">
            <text:p>165564</text:p>
          </table:table-cell>
          <table:table-cell table:number-columns-repeated="4"/>
        </table:table-row>
        <table:table-row table:style-name="ro1">
          <table:table-cell office:value-type="float" office:value="7845637" calcext:value-type="float">
            <text:p>7845637</text:p>
          </table:table-cell>
          <table:table-cell office:value-type="float" office:value="562028" calcext:value-type="float">
            <text:p>562028</text:p>
          </table:table-cell>
          <table:table-cell office:value-type="float" office:value="205806" calcext:value-type="float">
            <text:p>205806</text:p>
          </table:table-cell>
          <table:table-cell table:number-columns-repeated="4"/>
        </table:table-row>
        <table:table-row table:style-name="ro1">
          <table:table-cell office:value-type="float" office:value="7986390" calcext:value-type="float">
            <text:p>7986390</text:p>
          </table:table-cell>
          <table:table-cell office:value-type="float" office:value="572588" calcext:value-type="float">
            <text:p>572588</text:p>
          </table:table-cell>
          <table:table-cell office:value-type="float" office:value="163986" calcext:value-type="float">
            <text:p>163986</text:p>
          </table:table-cell>
          <table:table-cell table:number-columns-repeated="4"/>
        </table:table-row>
        <table:table-row table:style-name="ro1">
          <table:table-cell office:value-type="float" office:value="7780882" calcext:value-type="float">
            <text:p>7780882</text:p>
          </table:table-cell>
          <table:table-cell office:value-type="float" office:value="559357" calcext:value-type="float">
            <text:p>559357</text:p>
          </table:table-cell>
          <table:table-cell office:value-type="float" office:value="166606" calcext:value-type="float">
            <text:p>166606</text:p>
          </table:table-cell>
          <table:table-cell table:number-columns-repeated="4"/>
        </table:table-row>
        <table:table-row table:style-name="ro1">
          <table:table-cell office:value-type="float" office:value="7955525" calcext:value-type="float">
            <text:p>7955525</text:p>
          </table:table-cell>
          <table:table-cell office:value-type="float" office:value="605582" calcext:value-type="float">
            <text:p>605582</text:p>
          </table:table-cell>
          <table:table-cell office:value-type="float" office:value="164058" calcext:value-type="float">
            <text:p>164058</text:p>
          </table:table-cell>
          <table:table-cell table:number-columns-repeated="4"/>
        </table:table-row>
        <table:table-row table:style-name="ro1">
          <table:table-cell office:value-type="float" office:value="7809576" calcext:value-type="float">
            <text:p>7809576</text:p>
          </table:table-cell>
          <table:table-cell office:value-type="float" office:value="576248" calcext:value-type="float">
            <text:p>576248</text:p>
          </table:table-cell>
          <table:table-cell office:value-type="float" office:value="163829" calcext:value-type="float">
            <text:p>163829</text:p>
          </table:table-cell>
          <table:table-cell table:number-columns-repeated="4"/>
        </table:table-row>
        <table:table-row table:style-name="ro1">
          <table:table-cell office:value-type="float" office:value="8343948" calcext:value-type="float">
            <text:p>8343948</text:p>
          </table:table-cell>
          <table:table-cell office:value-type="float" office:value="597177" calcext:value-type="float">
            <text:p>597177</text:p>
          </table:table-cell>
          <table:table-cell office:value-type="float" office:value="164863" calcext:value-type="float">
            <text:p>164863</text:p>
          </table:table-cell>
          <table:table-cell table:number-columns-repeated="4"/>
        </table:table-row>
        <table:table-row table:style-name="ro1">
          <table:table-cell office:value-type="float" office:value="7745121" calcext:value-type="float">
            <text:p>7745121</text:p>
          </table:table-cell>
          <table:table-cell office:value-type="float" office:value="559655" calcext:value-type="float">
            <text:p>559655</text:p>
          </table:table-cell>
          <table:table-cell office:value-type="float" office:value="164017" calcext:value-type="float">
            <text:p>164017</text:p>
          </table:table-cell>
          <table:table-cell table:number-columns-repeated="4"/>
        </table:table-row>
        <table:table-row table:style-name="ro1">
          <table:table-cell office:value-type="float" office:value="7804150" calcext:value-type="float">
            <text:p>7804150</text:p>
          </table:table-cell>
          <table:table-cell office:value-type="float" office:value="572242" calcext:value-type="float">
            <text:p>572242</text:p>
          </table:table-cell>
          <table:table-cell office:value-type="float" office:value="164140" calcext:value-type="float">
            <text:p>164140</text:p>
          </table:table-cell>
          <table:table-cell table:number-columns-repeated="4"/>
        </table:table-row>
        <table:table-row table:style-name="ro1">
          <table:table-cell office:value-type="float" office:value="7866090" calcext:value-type="float">
            <text:p>7866090</text:p>
          </table:table-cell>
          <table:table-cell office:value-type="float" office:value="575920" calcext:value-type="float">
            <text:p>575920</text:p>
          </table:table-cell>
          <table:table-cell office:value-type="float" office:value="164683" calcext:value-type="float">
            <text:p>164683</text:p>
          </table:table-cell>
          <table:table-cell table:number-columns-repeated="4"/>
        </table:table-row>
        <table:table-row table:style-name="ro1">
          <table:table-cell office:value-type="float" office:value="7760405" calcext:value-type="float">
            <text:p>7760405</text:p>
          </table:table-cell>
          <table:table-cell office:value-type="float" office:value="577419" calcext:value-type="float">
            <text:p>577419</text:p>
          </table:table-cell>
          <table:table-cell office:value-type="float" office:value="164573" calcext:value-type="float">
            <text:p>164573</text:p>
          </table:table-cell>
          <table:table-cell table:number-columns-repeated="4"/>
        </table:table-row>
        <table:table-row table:style-name="ro1">
          <table:table-cell office:value-type="float" office:value="7680261" calcext:value-type="float">
            <text:p>7680261</text:p>
          </table:table-cell>
          <table:table-cell office:value-type="float" office:value="562500" calcext:value-type="float">
            <text:p>562500</text:p>
          </table:table-cell>
          <table:table-cell office:value-type="float" office:value="164397" calcext:value-type="float">
            <text:p>164397</text:p>
          </table:table-cell>
          <table:table-cell table:number-columns-repeated="4"/>
        </table:table-row>
        <table:table-row table:style-name="ro1">
          <table:table-cell office:value-type="float" office:value="7978532" calcext:value-type="float">
            <text:p>7978532</text:p>
          </table:table-cell>
          <table:table-cell office:value-type="float" office:value="572046" calcext:value-type="float">
            <text:p>572046</text:p>
          </table:table-cell>
          <table:table-cell office:value-type="float" office:value="163467" calcext:value-type="float">
            <text:p>163467</text:p>
          </table:table-cell>
          <table:table-cell table:number-columns-repeated="4"/>
        </table:table-row>
        <table:table-row table:style-name="ro1">
          <table:table-cell office:value-type="float" office:value="7812493" calcext:value-type="float">
            <text:p>7812493</text:p>
          </table:table-cell>
          <table:table-cell office:value-type="float" office:value="558798" calcext:value-type="float">
            <text:p>558798</text:p>
          </table:table-cell>
          <table:table-cell office:value-type="float" office:value="164540" calcext:value-type="float">
            <text:p>164540</text:p>
          </table:table-cell>
          <table:table-cell table:number-columns-repeated="4"/>
        </table:table-row>
        <table:table-row table:style-name="ro1">
          <table:table-cell office:value-type="float" office:value="7706019" calcext:value-type="float">
            <text:p>7706019</text:p>
          </table:table-cell>
          <table:table-cell office:value-type="float" office:value="581314" calcext:value-type="float">
            <text:p>581314</text:p>
          </table:table-cell>
          <table:table-cell office:value-type="float" office:value="164273" calcext:value-type="float">
            <text:p>164273</text:p>
          </table:table-cell>
          <table:table-cell table:number-columns-repeated="4"/>
        </table:table-row>
        <table:table-row table:style-name="ro1">
          <table:table-cell office:value-type="float" office:value="7747335" calcext:value-type="float">
            <text:p>7747335</text:p>
          </table:table-cell>
          <table:table-cell office:value-type="float" office:value="566690" calcext:value-type="float">
            <text:p>566690</text:p>
          </table:table-cell>
          <table:table-cell office:value-type="float" office:value="164849" calcext:value-type="float">
            <text:p>164849</text:p>
          </table:table-cell>
          <table:table-cell table:number-columns-repeated="4"/>
        </table:table-row>
        <table:table-row table:style-name="ro1">
          <table:table-cell office:value-type="float" office:value="7833762" calcext:value-type="float">
            <text:p>7833762</text:p>
          </table:table-cell>
          <table:table-cell office:value-type="float" office:value="561666" calcext:value-type="float">
            <text:p>561666</text:p>
          </table:table-cell>
          <table:table-cell office:value-type="float" office:value="164044" calcext:value-type="float">
            <text:p>164044</text:p>
          </table:table-cell>
          <table:table-cell table:number-columns-repeated="4"/>
        </table:table-row>
        <table:table-row table:style-name="ro1">
          <table:table-cell office:value-type="float" office:value="10253908" calcext:value-type="float">
            <text:p>10253908</text:p>
          </table:table-cell>
          <table:table-cell office:value-type="float" office:value="811636" calcext:value-type="float">
            <text:p>811636</text:p>
          </table:table-cell>
          <table:table-cell office:value-type="float" office:value="236064" calcext:value-type="float">
            <text:p>236064</text:p>
          </table:table-cell>
          <table:table-cell table:number-columns-repeated="4"/>
        </table:table-row>
        <table:table-row table:style-name="ro1">
          <table:table-cell office:value-type="float" office:value="8409849" calcext:value-type="float">
            <text:p>8409849</text:p>
          </table:table-cell>
          <table:table-cell office:value-type="float" office:value="605198" calcext:value-type="float">
            <text:p>605198</text:p>
          </table:table-cell>
          <table:table-cell office:value-type="float" office:value="164406" calcext:value-type="float">
            <text:p>164406</text:p>
          </table:table-cell>
          <table:table-cell table:number-columns-repeated="4"/>
        </table:table-row>
        <table:table-row table:style-name="ro1">
          <table:table-cell office:value-type="float" office:value="7904840" calcext:value-type="float">
            <text:p>7904840</text:p>
          </table:table-cell>
          <table:table-cell office:value-type="float" office:value="593438" calcext:value-type="float">
            <text:p>593438</text:p>
          </table:table-cell>
          <table:table-cell office:value-type="float" office:value="164829" calcext:value-type="float">
            <text:p>164829</text:p>
          </table:table-cell>
          <table:table-cell table:number-columns-repeated="4"/>
        </table:table-row>
        <table:table-row table:style-name="ro1">
          <table:table-cell office:value-type="float" office:value="7701648" calcext:value-type="float">
            <text:p>7701648</text:p>
          </table:table-cell>
          <table:table-cell office:value-type="float" office:value="571713" calcext:value-type="float">
            <text:p>571713</text:p>
          </table:table-cell>
          <table:table-cell office:value-type="float" office:value="164482" calcext:value-type="float">
            <text:p>164482</text:p>
          </table:table-cell>
          <table:table-cell table:number-columns-repeated="4"/>
        </table:table-row>
        <table:table-row table:style-name="ro1">
          <table:table-cell office:value-type="float" office:value="7789906" calcext:value-type="float">
            <text:p>7789906</text:p>
          </table:table-cell>
          <table:table-cell office:value-type="float" office:value="579042" calcext:value-type="float">
            <text:p>579042</text:p>
          </table:table-cell>
          <table:table-cell office:value-type="float" office:value="164561" calcext:value-type="float">
            <text:p>164561</text:p>
          </table:table-cell>
          <table:table-cell table:number-columns-repeated="4"/>
        </table:table-row>
        <table:table-row table:style-name="ro1">
          <table:table-cell office:value-type="float" office:value="7813761" calcext:value-type="float">
            <text:p>7813761</text:p>
          </table:table-cell>
          <table:table-cell office:value-type="float" office:value="559691" calcext:value-type="float">
            <text:p>559691</text:p>
          </table:table-cell>
          <table:table-cell office:value-type="float" office:value="163699" calcext:value-type="float">
            <text:p>163699</text:p>
          </table:table-cell>
          <table:table-cell table:number-columns-repeated="4"/>
        </table:table-row>
        <table:table-row table:style-name="ro1">
          <table:table-cell office:value-type="float" office:value="7697260" calcext:value-type="float">
            <text:p>7697260</text:p>
          </table:table-cell>
          <table:table-cell office:value-type="float" office:value="574080" calcext:value-type="float">
            <text:p>574080</text:p>
          </table:table-cell>
          <table:table-cell office:value-type="float" office:value="164307" calcext:value-type="float">
            <text:p>164307</text:p>
          </table:table-cell>
          <table:table-cell table:number-columns-repeated="4"/>
        </table:table-row>
        <table:table-row table:style-name="ro1">
          <table:table-cell office:value-type="float" office:value="7718842" calcext:value-type="float">
            <text:p>7718842</text:p>
          </table:table-cell>
          <table:table-cell office:value-type="float" office:value="573384" calcext:value-type="float">
            <text:p>573384</text:p>
          </table:table-cell>
          <table:table-cell office:value-type="float" office:value="164048" calcext:value-type="float">
            <text:p>164048</text:p>
          </table:table-cell>
          <table:table-cell table:number-columns-repeated="4"/>
        </table:table-row>
        <table:table-row table:style-name="ro1">
          <table:table-cell office:value-type="float" office:value="7895721" calcext:value-type="float">
            <text:p>7895721</text:p>
          </table:table-cell>
          <table:table-cell office:value-type="float" office:value="577393" calcext:value-type="float">
            <text:p>577393</text:p>
          </table:table-cell>
          <table:table-cell office:value-type="float" office:value="164626" calcext:value-type="float">
            <text:p>164626</text:p>
          </table:table-cell>
          <table:table-cell table:number-columns-repeated="4"/>
        </table:table-row>
        <table:table-row table:style-name="ro1">
          <table:table-cell office:value-type="float" office:value="7929986" calcext:value-type="float">
            <text:p>7929986</text:p>
          </table:table-cell>
          <table:table-cell office:value-type="float" office:value="572704" calcext:value-type="float">
            <text:p>572704</text:p>
          </table:table-cell>
          <table:table-cell office:value-type="float" office:value="164357" calcext:value-type="float">
            <text:p>164357</text:p>
          </table:table-cell>
          <table:table-cell table:number-columns-repeated="4"/>
        </table:table-row>
        <table:table-row table:style-name="ro1">
          <table:table-cell office:value-type="float" office:value="7931902" calcext:value-type="float">
            <text:p>7931902</text:p>
          </table:table-cell>
          <table:table-cell office:value-type="float" office:value="596021" calcext:value-type="float">
            <text:p>596021</text:p>
          </table:table-cell>
          <table:table-cell office:value-type="float" office:value="163734" calcext:value-type="float">
            <text:p>163734</text:p>
          </table:table-cell>
          <table:table-cell table:number-columns-repeated="4"/>
        </table:table-row>
        <table:table-row table:style-name="ro1">
          <table:table-cell office:value-type="float" office:value="7839090" calcext:value-type="float">
            <text:p>7839090</text:p>
          </table:table-cell>
          <table:table-cell office:value-type="float" office:value="612799" calcext:value-type="float">
            <text:p>612799</text:p>
          </table:table-cell>
          <table:table-cell office:value-type="float" office:value="164297" calcext:value-type="float">
            <text:p>164297</text:p>
          </table:table-cell>
          <table:table-cell table:number-columns-repeated="4"/>
        </table:table-row>
        <table:table-row table:style-name="ro1">
          <table:table-cell office:value-type="float" office:value="7623153" calcext:value-type="float">
            <text:p>7623153</text:p>
          </table:table-cell>
          <table:table-cell office:value-type="float" office:value="563671" calcext:value-type="float">
            <text:p>563671</text:p>
          </table:table-cell>
          <table:table-cell office:value-type="float" office:value="164040" calcext:value-type="float">
            <text:p>164040</text:p>
          </table:table-cell>
          <table:table-cell table:number-columns-repeated="4"/>
        </table:table-row>
        <table:table-row table:style-name="ro1">
          <table:table-cell office:value-type="float" office:value="7777414" calcext:value-type="float">
            <text:p>7777414</text:p>
          </table:table-cell>
          <table:table-cell office:value-type="float" office:value="559636" calcext:value-type="float">
            <text:p>559636</text:p>
          </table:table-cell>
          <table:table-cell office:value-type="float" office:value="163628" calcext:value-type="float">
            <text:p>163628</text:p>
          </table:table-cell>
          <table:table-cell table:number-columns-repeated="4"/>
        </table:table-row>
        <table:table-row table:style-name="ro1">
          <table:table-cell office:value-type="float" office:value="8018150" calcext:value-type="float">
            <text:p>8018150</text:p>
          </table:table-cell>
          <table:table-cell office:value-type="float" office:value="566165" calcext:value-type="float">
            <text:p>566165</text:p>
          </table:table-cell>
          <table:table-cell office:value-type="float" office:value="164038" calcext:value-type="float">
            <text:p>164038</text:p>
          </table:table-cell>
          <table:table-cell table:number-columns-repeated="4"/>
        </table:table-row>
        <table:table-row table:style-name="ro1">
          <table:table-cell office:value-type="float" office:value="7653562" calcext:value-type="float">
            <text:p>7653562</text:p>
          </table:table-cell>
          <table:table-cell office:value-type="float" office:value="579299" calcext:value-type="float">
            <text:p>579299</text:p>
          </table:table-cell>
          <table:table-cell office:value-type="float" office:value="163612" calcext:value-type="float">
            <text:p>163612</text:p>
          </table:table-cell>
          <table:table-cell table:number-columns-repeated="4"/>
        </table:table-row>
        <table:table-row table:style-name="ro1">
          <table:table-cell office:value-type="float" office:value="7767197" calcext:value-type="float">
            <text:p>7767197</text:p>
          </table:table-cell>
          <table:table-cell office:value-type="float" office:value="567806" calcext:value-type="float">
            <text:p>567806</text:p>
          </table:table-cell>
          <table:table-cell office:value-type="float" office:value="163988" calcext:value-type="float">
            <text:p>163988</text:p>
          </table:table-cell>
          <table:table-cell table:number-columns-repeated="4"/>
        </table:table-row>
        <table:table-row table:style-name="ro1">
          <table:table-cell office:value-type="float" office:value="7745260" calcext:value-type="float">
            <text:p>7745260</text:p>
          </table:table-cell>
          <table:table-cell office:value-type="float" office:value="558756" calcext:value-type="float">
            <text:p>558756</text:p>
          </table:table-cell>
          <table:table-cell office:value-type="float" office:value="164343" calcext:value-type="float">
            <text:p>164343</text:p>
          </table:table-cell>
          <table:table-cell table:number-columns-repeated="4"/>
        </table:table-row>
        <table:table-row table:style-name="ro1">
          <table:table-cell office:value-type="float" office:value="7857015" calcext:value-type="float">
            <text:p>7857015</text:p>
          </table:table-cell>
          <table:table-cell office:value-type="float" office:value="568086" calcext:value-type="float">
            <text:p>568086</text:p>
          </table:table-cell>
          <table:table-cell office:value-type="float" office:value="163705" calcext:value-type="float">
            <text:p>163705</text:p>
          </table:table-cell>
          <table:table-cell table:number-columns-repeated="4"/>
        </table:table-row>
        <table:table-row table:style-name="ro1">
          <table:table-cell office:value-type="float" office:value="7585040" calcext:value-type="float">
            <text:p>7585040</text:p>
          </table:table-cell>
          <table:table-cell office:value-type="float" office:value="569585" calcext:value-type="float">
            <text:p>569585</text:p>
          </table:table-cell>
          <table:table-cell office:value-type="float" office:value="196842" calcext:value-type="float">
            <text:p>196842</text:p>
          </table:table-cell>
          <table:table-cell table:number-columns-repeated="4"/>
        </table:table-row>
        <table:table-row table:style-name="ro1">
          <table:table-cell office:value-type="float" office:value="7755156" calcext:value-type="float">
            <text:p>7755156</text:p>
          </table:table-cell>
          <table:table-cell office:value-type="float" office:value="571080" calcext:value-type="float">
            <text:p>571080</text:p>
          </table:table-cell>
          <table:table-cell office:value-type="float" office:value="164772" calcext:value-type="float">
            <text:p>164772</text:p>
          </table:table-cell>
          <table:table-cell table:number-columns-repeated="4"/>
        </table:table-row>
        <table:table-row table:style-name="ro1">
          <table:table-cell office:value-type="float" office:value="7698873" calcext:value-type="float">
            <text:p>7698873</text:p>
          </table:table-cell>
          <table:table-cell office:value-type="float" office:value="566694" calcext:value-type="float">
            <text:p>566694</text:p>
          </table:table-cell>
          <table:table-cell office:value-type="float" office:value="164280" calcext:value-type="float">
            <text:p>164280</text:p>
          </table:table-cell>
          <table:table-cell table:number-columns-repeated="4"/>
        </table:table-row>
        <table:table-row table:style-name="ro1">
          <table:table-cell office:value-type="float" office:value="7697108" calcext:value-type="float">
            <text:p>7697108</text:p>
          </table:table-cell>
          <table:table-cell office:value-type="float" office:value="572061" calcext:value-type="float">
            <text:p>572061</text:p>
          </table:table-cell>
          <table:table-cell office:value-type="float" office:value="163604" calcext:value-type="float">
            <text:p>163604</text:p>
          </table:table-cell>
          <table:table-cell table:number-columns-repeated="4"/>
        </table:table-row>
        <table:table-row table:style-name="ro1">
          <table:table-cell office:value-type="float" office:value="7860591" calcext:value-type="float">
            <text:p>7860591</text:p>
          </table:table-cell>
          <table:table-cell office:value-type="float" office:value="582622" calcext:value-type="float">
            <text:p>582622</text:p>
          </table:table-cell>
          <table:table-cell office:value-type="float" office:value="164540" calcext:value-type="float">
            <text:p>164540</text:p>
          </table:table-cell>
          <table:table-cell table:number-columns-repeated="4"/>
        </table:table-row>
        <table:table-row table:style-name="ro1">
          <table:table-cell office:value-type="float" office:value="7772826" calcext:value-type="float">
            <text:p>7772826</text:p>
          </table:table-cell>
          <table:table-cell office:value-type="float" office:value="580130" calcext:value-type="float">
            <text:p>580130</text:p>
          </table:table-cell>
          <table:table-cell office:value-type="float" office:value="163413" calcext:value-type="float">
            <text:p>163413</text:p>
          </table:table-cell>
          <table:table-cell table:number-columns-repeated="4"/>
        </table:table-row>
        <table:table-row table:style-name="ro1">
          <table:table-cell office:value-type="float" office:value="7654702" calcext:value-type="float">
            <text:p>7654702</text:p>
          </table:table-cell>
          <table:table-cell office:value-type="float" office:value="575081" calcext:value-type="float">
            <text:p>575081</text:p>
          </table:table-cell>
          <table:table-cell office:value-type="float" office:value="164254" calcext:value-type="float">
            <text:p>164254</text:p>
          </table:table-cell>
          <table:table-cell table:number-columns-repeated="4"/>
        </table:table-row>
        <table:table-row table:style-name="ro1">
          <table:table-cell office:value-type="float" office:value="7752040" calcext:value-type="float">
            <text:p>7752040</text:p>
          </table:table-cell>
          <table:table-cell office:value-type="float" office:value="570743" calcext:value-type="float">
            <text:p>570743</text:p>
          </table:table-cell>
          <table:table-cell office:value-type="float" office:value="164961" calcext:value-type="float">
            <text:p>164961</text:p>
          </table:table-cell>
          <table:table-cell table:number-columns-repeated="4"/>
        </table:table-row>
        <table:table-row table:style-name="ro1">
          <table:table-cell office:value-type="float" office:value="7689008" calcext:value-type="float">
            <text:p>7689008</text:p>
          </table:table-cell>
          <table:table-cell office:value-type="float" office:value="586378" calcext:value-type="float">
            <text:p>586378</text:p>
          </table:table-cell>
          <table:table-cell office:value-type="float" office:value="168854" calcext:value-type="float">
            <text:p>168854</text:p>
          </table:table-cell>
          <table:table-cell table:number-columns-repeated="4"/>
        </table:table-row>
        <table:table-row table:style-name="ro1">
          <table:table-cell office:value-type="float" office:value="7732285" calcext:value-type="float">
            <text:p>7732285</text:p>
          </table:table-cell>
          <table:table-cell office:value-type="float" office:value="578262" calcext:value-type="float">
            <text:p>578262</text:p>
          </table:table-cell>
          <table:table-cell office:value-type="float" office:value="163519" calcext:value-type="float">
            <text:p>163519</text:p>
          </table:table-cell>
          <table:table-cell table:number-columns-repeated="4"/>
        </table:table-row>
        <table:table-row table:style-name="ro1">
          <table:table-cell office:value-type="float" office:value="7814143" calcext:value-type="float">
            <text:p>7814143</text:p>
          </table:table-cell>
          <table:table-cell office:value-type="float" office:value="576444" calcext:value-type="float">
            <text:p>576444</text:p>
          </table:table-cell>
          <table:table-cell office:value-type="float" office:value="164332" calcext:value-type="float">
            <text:p>164332</text:p>
          </table:table-cell>
          <table:table-cell table:number-columns-repeated="4"/>
        </table:table-row>
        <table:table-row table:style-name="ro1">
          <table:table-cell office:value-type="float" office:value="8329897" calcext:value-type="float">
            <text:p>8329897</text:p>
          </table:table-cell>
          <table:table-cell office:value-type="float" office:value="659385" calcext:value-type="float">
            <text:p>659385</text:p>
          </table:table-cell>
          <table:table-cell office:value-type="float" office:value="192878" calcext:value-type="float">
            <text:p>192878</text:p>
          </table:table-cell>
          <table:table-cell table:number-columns-repeated="4"/>
        </table:table-row>
        <table:table-row table:style-name="ro1">
          <table:table-cell office:value-type="float" office:value="7846320" calcext:value-type="float">
            <text:p>7846320</text:p>
          </table:table-cell>
          <table:table-cell office:value-type="float" office:value="592192" calcext:value-type="float">
            <text:p>592192</text:p>
          </table:table-cell>
          <table:table-cell office:value-type="float" office:value="193275" calcext:value-type="float">
            <text:p>193275</text:p>
          </table:table-cell>
          <table:table-cell table:number-columns-repeated="4"/>
        </table:table-row>
        <table:table-row table:style-name="ro1">
          <table:table-cell office:value-type="float" office:value="7702836" calcext:value-type="float">
            <text:p>7702836</text:p>
          </table:table-cell>
          <table:table-cell office:value-type="float" office:value="572420" calcext:value-type="float">
            <text:p>572420</text:p>
          </table:table-cell>
          <table:table-cell office:value-type="float" office:value="163720" calcext:value-type="float">
            <text:p>163720</text:p>
          </table:table-cell>
          <table:table-cell table:number-columns-repeated="4"/>
        </table:table-row>
        <table:table-row table:style-name="ro1">
          <table:table-cell office:value-type="float" office:value="7762718" calcext:value-type="float">
            <text:p>7762718</text:p>
          </table:table-cell>
          <table:table-cell office:value-type="float" office:value="573715" calcext:value-type="float">
            <text:p>573715</text:p>
          </table:table-cell>
          <table:table-cell office:value-type="float" office:value="164344" calcext:value-type="float">
            <text:p>164344</text:p>
          </table:table-cell>
          <table:table-cell table:number-columns-repeated="4"/>
        </table:table-row>
        <table:table-row table:style-name="ro1">
          <table:table-cell office:value-type="float" office:value="7812322" calcext:value-type="float">
            <text:p>7812322</text:p>
          </table:table-cell>
          <table:table-cell office:value-type="float" office:value="582523" calcext:value-type="float">
            <text:p>582523</text:p>
          </table:table-cell>
          <table:table-cell office:value-type="float" office:value="164063" calcext:value-type="float">
            <text:p>164063</text:p>
          </table:table-cell>
          <table:table-cell table:number-columns-repeated="4"/>
        </table:table-row>
        <table:table-row table:style-name="ro1">
          <table:table-cell office:value-type="float" office:value="7740232" calcext:value-type="float">
            <text:p>7740232</text:p>
          </table:table-cell>
          <table:table-cell office:value-type="float" office:value="564421" calcext:value-type="float">
            <text:p>564421</text:p>
          </table:table-cell>
          <table:table-cell office:value-type="float" office:value="163809" calcext:value-type="float">
            <text:p>163809</text:p>
          </table:table-cell>
          <table:table-cell table:number-columns-repeated="4"/>
        </table:table-row>
        <table:table-row table:style-name="ro1">
          <table:table-cell office:value-type="float" office:value="7685789" calcext:value-type="float">
            <text:p>7685789</text:p>
          </table:table-cell>
          <table:table-cell office:value-type="float" office:value="562749" calcext:value-type="float">
            <text:p>562749</text:p>
          </table:table-cell>
          <table:table-cell office:value-type="float" office:value="164430" calcext:value-type="float">
            <text:p>164430</text:p>
          </table:table-cell>
          <table:table-cell table:number-columns-repeated="4"/>
        </table:table-row>
        <table:table-row table:style-name="ro1">
          <table:table-cell office:value-type="float" office:value="7756436" calcext:value-type="float">
            <text:p>7756436</text:p>
          </table:table-cell>
          <table:table-cell office:value-type="float" office:value="550176" calcext:value-type="float">
            <text:p>550176</text:p>
          </table:table-cell>
          <table:table-cell office:value-type="float" office:value="174327" calcext:value-type="float">
            <text:p>174327</text:p>
          </table:table-cell>
          <table:table-cell table:number-columns-repeated="4"/>
        </table:table-row>
        <table:table-row table:style-name="ro1">
          <table:table-cell office:value-type="float" office:value="7824927" calcext:value-type="float">
            <text:p>7824927</text:p>
          </table:table-cell>
          <table:table-cell office:value-type="float" office:value="615487" calcext:value-type="float">
            <text:p>615487</text:p>
          </table:table-cell>
          <table:table-cell office:value-type="float" office:value="164201" calcext:value-type="float">
            <text:p>164201</text:p>
          </table:table-cell>
          <table:table-cell table:number-columns-repeated="4"/>
        </table:table-row>
        <table:table-row table:style-name="ro1">
          <table:table-cell office:value-type="float" office:value="7921508" calcext:value-type="float">
            <text:p>7921508</text:p>
          </table:table-cell>
          <table:table-cell office:value-type="float" office:value="602254" calcext:value-type="float">
            <text:p>602254</text:p>
          </table:table-cell>
          <table:table-cell office:value-type="float" office:value="164511" calcext:value-type="float">
            <text:p>164511</text:p>
          </table:table-cell>
          <table:table-cell table:number-columns-repeated="4"/>
        </table:table-row>
        <table:table-row table:style-name="ro1">
          <table:table-cell office:value-type="float" office:value="7736659" calcext:value-type="float">
            <text:p>7736659</text:p>
          </table:table-cell>
          <table:table-cell office:value-type="float" office:value="571924" calcext:value-type="float">
            <text:p>571924</text:p>
          </table:table-cell>
          <table:table-cell office:value-type="float" office:value="163481" calcext:value-type="float">
            <text:p>163481</text:p>
          </table:table-cell>
          <table:table-cell table:number-columns-repeated="4"/>
        </table:table-row>
        <table:table-row table:style-name="ro1">
          <table:table-cell office:value-type="float" office:value="7744343" calcext:value-type="float">
            <text:p>7744343</text:p>
          </table:table-cell>
          <table:table-cell office:value-type="float" office:value="562576" calcext:value-type="float">
            <text:p>562576</text:p>
          </table:table-cell>
          <table:table-cell office:value-type="float" office:value="163625" calcext:value-type="float">
            <text:p>163625</text:p>
          </table:table-cell>
          <table:table-cell table:number-columns-repeated="4"/>
        </table:table-row>
        <table:table-row table:style-name="ro1">
          <table:table-cell office:value-type="float" office:value="7886485" calcext:value-type="float">
            <text:p>7886485</text:p>
          </table:table-cell>
          <table:table-cell office:value-type="float" office:value="561589" calcext:value-type="float">
            <text:p>561589</text:p>
          </table:table-cell>
          <table:table-cell office:value-type="float" office:value="164167" calcext:value-type="float">
            <text:p>164167</text:p>
          </table:table-cell>
          <table:table-cell table:number-columns-repeated="4"/>
        </table:table-row>
        <table:table-row table:style-name="ro1">
          <table:table-cell office:value-type="float" office:value="7994628" calcext:value-type="float">
            <text:p>7994628</text:p>
          </table:table-cell>
          <table:table-cell office:value-type="float" office:value="590266" calcext:value-type="float">
            <text:p>590266</text:p>
          </table:table-cell>
          <table:table-cell office:value-type="float" office:value="165886" calcext:value-type="float">
            <text:p>165886</text:p>
          </table:table-cell>
          <table:table-cell table:number-columns-repeated="4"/>
        </table:table-row>
        <table:table-row table:style-name="ro1">
          <table:table-cell office:value-type="float" office:value="7714247" calcext:value-type="float">
            <text:p>7714247</text:p>
          </table:table-cell>
          <table:table-cell office:value-type="float" office:value="562841" calcext:value-type="float">
            <text:p>562841</text:p>
          </table:table-cell>
          <table:table-cell office:value-type="float" office:value="165422" calcext:value-type="float">
            <text:p>165422</text:p>
          </table:table-cell>
          <table:table-cell table:number-columns-repeated="4"/>
        </table:table-row>
        <table:table-row table:style-name="ro1">
          <table:table-cell office:value-type="float" office:value="7767263" calcext:value-type="float">
            <text:p>7767263</text:p>
          </table:table-cell>
          <table:table-cell office:value-type="float" office:value="566324" calcext:value-type="float">
            <text:p>566324</text:p>
          </table:table-cell>
          <table:table-cell office:value-type="float" office:value="165328" calcext:value-type="float">
            <text:p>165328</text:p>
          </table:table-cell>
          <table:table-cell table:number-columns-repeated="4"/>
        </table:table-row>
        <table:table-row table:style-name="ro1">
          <table:table-cell office:value-type="float" office:value="8259663" calcext:value-type="float">
            <text:p>8259663</text:p>
          </table:table-cell>
          <table:table-cell office:value-type="float" office:value="616714" calcext:value-type="float">
            <text:p>616714</text:p>
          </table:table-cell>
          <table:table-cell office:value-type="float" office:value="164018" calcext:value-type="float">
            <text:p>164018</text:p>
          </table:table-cell>
          <table:table-cell table:number-columns-repeated="4"/>
        </table:table-row>
        <table:table-row table:style-name="ro1">
          <table:table-cell office:value-type="float" office:value="7657101" calcext:value-type="float">
            <text:p>7657101</text:p>
          </table:table-cell>
          <table:table-cell office:value-type="float" office:value="557036" calcext:value-type="float">
            <text:p>557036</text:p>
          </table:table-cell>
          <table:table-cell office:value-type="float" office:value="164129" calcext:value-type="float">
            <text:p>164129</text:p>
          </table:table-cell>
          <table:table-cell table:number-columns-repeated="4"/>
        </table:table-row>
        <table:table-row table:style-name="ro1">
          <table:table-cell office:value-type="float" office:value="7742009" calcext:value-type="float">
            <text:p>7742009</text:p>
          </table:table-cell>
          <table:table-cell office:value-type="float" office:value="564236" calcext:value-type="float">
            <text:p>564236</text:p>
          </table:table-cell>
          <table:table-cell office:value-type="float" office:value="164319" calcext:value-type="float">
            <text:p>164319</text:p>
          </table:table-cell>
          <table:table-cell table:number-columns-repeated="4"/>
        </table:table-row>
        <table:table-row table:style-name="ro1">
          <table:table-cell office:value-type="float" office:value="7695227" calcext:value-type="float">
            <text:p>7695227</text:p>
          </table:table-cell>
          <table:table-cell office:value-type="float" office:value="554819" calcext:value-type="float">
            <text:p>554819</text:p>
          </table:table-cell>
          <table:table-cell office:value-type="float" office:value="164227" calcext:value-type="float">
            <text:p>164227</text:p>
          </table:table-cell>
          <table:table-cell table:number-columns-repeated="4"/>
        </table:table-row>
        <table:table-row table:style-name="ro1">
          <table:table-cell office:value-type="float" office:value="8173851" calcext:value-type="float">
            <text:p>8173851</text:p>
          </table:table-cell>
          <table:table-cell office:value-type="float" office:value="626084" calcext:value-type="float">
            <text:p>626084</text:p>
          </table:table-cell>
          <table:table-cell office:value-type="float" office:value="168771" calcext:value-type="float">
            <text:p>168771</text:p>
          </table:table-cell>
          <table:table-cell table:number-columns-repeated="4"/>
        </table:table-row>
        <table:table-row table:style-name="ro1">
          <table:table-cell office:value-type="float" office:value="7851588" calcext:value-type="float">
            <text:p>7851588</text:p>
          </table:table-cell>
          <table:table-cell office:value-type="float" office:value="610474" calcext:value-type="float">
            <text:p>610474</text:p>
          </table:table-cell>
          <table:table-cell office:value-type="float" office:value="163872" calcext:value-type="float">
            <text:p>163872</text:p>
          </table:table-cell>
          <table:table-cell table:number-columns-repeated="4"/>
        </table:table-row>
        <table:table-row table:style-name="ro1">
          <table:table-cell office:value-type="float" office:value="7760191" calcext:value-type="float">
            <text:p>7760191</text:p>
          </table:table-cell>
          <table:table-cell office:value-type="float" office:value="556446" calcext:value-type="float">
            <text:p>556446</text:p>
          </table:table-cell>
          <table:table-cell office:value-type="float" office:value="164502" calcext:value-type="float">
            <text:p>164502</text:p>
          </table:table-cell>
          <table:table-cell table:number-columns-repeated="4"/>
        </table:table-row>
        <table:table-row table:style-name="ro1">
          <table:table-cell office:value-type="float" office:value="7833340" calcext:value-type="float">
            <text:p>7833340</text:p>
          </table:table-cell>
          <table:table-cell office:value-type="float" office:value="563535" calcext:value-type="float">
            <text:p>563535</text:p>
          </table:table-cell>
          <table:table-cell office:value-type="float" office:value="204002" calcext:value-type="float">
            <text:p>204002</text:p>
          </table:table-cell>
          <table:table-cell table:number-columns-repeated="4"/>
        </table:table-row>
        <table:table-row table:style-name="ro1">
          <table:table-cell office:value-type="float" office:value="7907389" calcext:value-type="float">
            <text:p>7907389</text:p>
          </table:table-cell>
          <table:table-cell office:value-type="float" office:value="572118" calcext:value-type="float">
            <text:p>572118</text:p>
          </table:table-cell>
          <table:table-cell office:value-type="float" office:value="163655" calcext:value-type="float">
            <text:p>163655</text:p>
          </table:table-cell>
          <table:table-cell table:number-columns-repeated="4"/>
        </table:table-row>
        <table:table-row table:style-name="ro1">
          <table:table-cell office:value-type="float" office:value="7655261" calcext:value-type="float">
            <text:p>7655261</text:p>
          </table:table-cell>
          <table:table-cell office:value-type="float" office:value="567522" calcext:value-type="float">
            <text:p>567522</text:p>
          </table:table-cell>
          <table:table-cell office:value-type="float" office:value="164449" calcext:value-type="float">
            <text:p>164449</text:p>
          </table:table-cell>
          <table:table-cell table:number-columns-repeated="4"/>
        </table:table-row>
        <table:table-row table:style-name="ro1">
          <table:table-cell office:value-type="float" office:value="7995948" calcext:value-type="float">
            <text:p>7995948</text:p>
          </table:table-cell>
          <table:table-cell office:value-type="float" office:value="564625" calcext:value-type="float">
            <text:p>564625</text:p>
          </table:table-cell>
          <table:table-cell office:value-type="float" office:value="164286" calcext:value-type="float">
            <text:p>164286</text:p>
          </table:table-cell>
          <table:table-cell table:number-columns-repeated="4"/>
        </table:table-row>
        <table:table-row table:style-name="ro1">
          <table:table-cell office:value-type="float" office:value="7689568" calcext:value-type="float">
            <text:p>7689568</text:p>
          </table:table-cell>
          <table:table-cell office:value-type="float" office:value="560649" calcext:value-type="float">
            <text:p>560649</text:p>
          </table:table-cell>
          <table:table-cell office:value-type="float" office:value="164481" calcext:value-type="float">
            <text:p>164481</text:p>
          </table:table-cell>
          <table:table-cell table:number-columns-repeated="4"/>
        </table:table-row>
        <table:table-row table:style-name="ro1">
          <table:table-cell office:value-type="float" office:value="7869351" calcext:value-type="float">
            <text:p>7869351</text:p>
          </table:table-cell>
          <table:table-cell office:value-type="float" office:value="559749" calcext:value-type="float">
            <text:p>559749</text:p>
          </table:table-cell>
          <table:table-cell office:value-type="float" office:value="164482" calcext:value-type="float">
            <text:p>164482</text:p>
          </table:table-cell>
          <table:table-cell table:number-columns-repeated="4"/>
        </table:table-row>
        <table:table-row table:style-name="ro1">
          <table:table-cell office:value-type="float" office:value="7861193" calcext:value-type="float">
            <text:p>7861193</text:p>
          </table:table-cell>
          <table:table-cell office:value-type="float" office:value="570136" calcext:value-type="float">
            <text:p>570136</text:p>
          </table:table-cell>
          <table:table-cell office:value-type="float" office:value="164189" calcext:value-type="float">
            <text:p>164189</text:p>
          </table:table-cell>
          <table:table-cell table:number-columns-repeated="4"/>
        </table:table-row>
        <table:table-row table:style-name="ro1">
          <table:table-cell office:value-type="float" office:value="7865006" calcext:value-type="float">
            <text:p>7865006</text:p>
          </table:table-cell>
          <table:table-cell office:value-type="float" office:value="577560" calcext:value-type="float">
            <text:p>577560</text:p>
          </table:table-cell>
          <table:table-cell office:value-type="float" office:value="164100" calcext:value-type="float">
            <text:p>164100</text:p>
          </table:table-cell>
          <table:table-cell table:number-columns-repeated="4"/>
        </table:table-row>
        <table:table-row table:style-name="ro1">
          <table:table-cell office:value-type="float" office:value="7852723" calcext:value-type="float">
            <text:p>7852723</text:p>
          </table:table-cell>
          <table:table-cell office:value-type="float" office:value="568463" calcext:value-type="float">
            <text:p>568463</text:p>
          </table:table-cell>
          <table:table-cell office:value-type="float" office:value="164533" calcext:value-type="float">
            <text:p>164533</text:p>
          </table:table-cell>
          <table:table-cell table:number-columns-repeated="4"/>
        </table:table-row>
        <table:table-row table:style-name="ro1">
          <table:table-cell office:value-type="float" office:value="7747824" calcext:value-type="float">
            <text:p>7747824</text:p>
          </table:table-cell>
          <table:table-cell office:value-type="float" office:value="572871" calcext:value-type="float">
            <text:p>572871</text:p>
          </table:table-cell>
          <table:table-cell office:value-type="float" office:value="165080" calcext:value-type="float">
            <text:p>165080</text:p>
          </table:table-cell>
          <table:table-cell table:number-columns-repeated="4"/>
        </table:table-row>
        <table:table-row table:style-name="ro1">
          <table:table-cell office:value-type="float" office:value="7936933" calcext:value-type="float">
            <text:p>7936933</text:p>
          </table:table-cell>
          <table:table-cell office:value-type="float" office:value="574118" calcext:value-type="float">
            <text:p>574118</text:p>
          </table:table-cell>
          <table:table-cell office:value-type="float" office:value="163547" calcext:value-type="float">
            <text:p>163547</text:p>
          </table:table-cell>
          <table:table-cell table:number-columns-repeated="4"/>
        </table:table-row>
        <table:table-row table:style-name="ro1">
          <table:table-cell office:value-type="float" office:value="9545243" calcext:value-type="float">
            <text:p>9545243</text:p>
          </table:table-cell>
          <table:table-cell office:value-type="float" office:value="592063" calcext:value-type="float">
            <text:p>592063</text:p>
          </table:table-cell>
          <table:table-cell office:value-type="float" office:value="213674" calcext:value-type="float">
            <text:p>213674</text:p>
          </table:table-cell>
          <table:table-cell table:number-columns-repeated="4"/>
        </table:table-row>
        <table:table-row table:style-name="ro1">
          <table:table-cell office:value-type="float" office:value="7857109" calcext:value-type="float">
            <text:p>7857109</text:p>
          </table:table-cell>
          <table:table-cell office:value-type="float" office:value="559936" calcext:value-type="float">
            <text:p>559936</text:p>
          </table:table-cell>
          <table:table-cell office:value-type="float" office:value="164205" calcext:value-type="float">
            <text:p>164205</text:p>
          </table:table-cell>
          <table:table-cell table:number-columns-repeated="4"/>
        </table:table-row>
        <table:table-row table:style-name="ro1">
          <table:table-cell office:value-type="float" office:value="7774245" calcext:value-type="float">
            <text:p>7774245</text:p>
          </table:table-cell>
          <table:table-cell office:value-type="float" office:value="566180" calcext:value-type="float">
            <text:p>566180</text:p>
          </table:table-cell>
          <table:table-cell office:value-type="float" office:value="164783" calcext:value-type="float">
            <text:p>164783</text:p>
          </table:table-cell>
          <table:table-cell table:number-columns-repeated="4"/>
        </table:table-row>
        <table:table-row table:style-name="ro1">
          <table:table-cell office:value-type="float" office:value="7718875" calcext:value-type="float">
            <text:p>7718875</text:p>
          </table:table-cell>
          <table:table-cell office:value-type="float" office:value="585252" calcext:value-type="float">
            <text:p>585252</text:p>
          </table:table-cell>
          <table:table-cell office:value-type="float" office:value="164959" calcext:value-type="float">
            <text:p>164959</text:p>
          </table:table-cell>
          <table:table-cell table:number-columns-repeated="4"/>
        </table:table-row>
        <table:table-row table:style-name="ro1">
          <table:table-cell office:value-type="float" office:value="7752474" calcext:value-type="float">
            <text:p>7752474</text:p>
          </table:table-cell>
          <table:table-cell office:value-type="float" office:value="558754" calcext:value-type="float">
            <text:p>558754</text:p>
          </table:table-cell>
          <table:table-cell office:value-type="float" office:value="168898" calcext:value-type="float">
            <text:p>168898</text:p>
          </table:table-cell>
          <table:table-cell table:number-columns-repeated="4"/>
        </table:table-row>
        <table:table-row table:style-name="ro1">
          <table:table-cell office:value-type="float" office:value="7872423" calcext:value-type="float">
            <text:p>7872423</text:p>
          </table:table-cell>
          <table:table-cell office:value-type="float" office:value="589760" calcext:value-type="float">
            <text:p>589760</text:p>
          </table:table-cell>
          <table:table-cell office:value-type="float" office:value="194861" calcext:value-type="float">
            <text:p>194861</text:p>
          </table:table-cell>
          <table:table-cell table:number-columns-repeated="4"/>
        </table:table-row>
        <table:table-row table:style-name="ro1">
          <table:table-cell office:value-type="float" office:value="7851815" calcext:value-type="float">
            <text:p>7851815</text:p>
          </table:table-cell>
          <table:table-cell office:value-type="float" office:value="568418" calcext:value-type="float">
            <text:p>568418</text:p>
          </table:table-cell>
          <table:table-cell office:value-type="float" office:value="163934" calcext:value-type="float">
            <text:p>163934</text:p>
          </table:table-cell>
          <table:table-cell table:number-columns-repeated="4"/>
        </table:table-row>
        <table:table-row table:style-name="ro1">
          <table:table-cell office:value-type="float" office:value="7993882" calcext:value-type="float">
            <text:p>7993882</text:p>
          </table:table-cell>
          <table:table-cell office:value-type="float" office:value="570008" calcext:value-type="float">
            <text:p>570008</text:p>
          </table:table-cell>
          <table:table-cell office:value-type="float" office:value="165057" calcext:value-type="float">
            <text:p>165057</text:p>
          </table:table-cell>
          <table:table-cell table:number-columns-repeated="4"/>
        </table:table-row>
        <table:table-row table:style-name="ro1">
          <table:table-cell office:value-type="float" office:value="7778012" calcext:value-type="float">
            <text:p>7778012</text:p>
          </table:table-cell>
          <table:table-cell office:value-type="float" office:value="566127" calcext:value-type="float">
            <text:p>566127</text:p>
          </table:table-cell>
          <table:table-cell office:value-type="float" office:value="163510" calcext:value-type="float">
            <text:p>163510</text:p>
          </table:table-cell>
          <table:table-cell table:number-columns-repeated="4"/>
        </table:table-row>
        <table:table-row table:style-name="ro1">
          <table:table-cell office:value-type="float" office:value="7887316" calcext:value-type="float">
            <text:p>7887316</text:p>
          </table:table-cell>
          <table:table-cell office:value-type="float" office:value="570450" calcext:value-type="float">
            <text:p>570450</text:p>
          </table:table-cell>
          <table:table-cell office:value-type="float" office:value="164192" calcext:value-type="float">
            <text:p>164192</text:p>
          </table:table-cell>
          <table:table-cell table:number-columns-repeated="4"/>
        </table:table-row>
        <table:table-row table:style-name="ro1">
          <table:table-cell office:value-type="float" office:value="7848869" calcext:value-type="float">
            <text:p>7848869</text:p>
          </table:table-cell>
          <table:table-cell office:value-type="float" office:value="566630" calcext:value-type="float">
            <text:p>566630</text:p>
          </table:table-cell>
          <table:table-cell office:value-type="float" office:value="164364" calcext:value-type="float">
            <text:p>164364</text:p>
          </table:table-cell>
          <table:table-cell table:number-columns-repeated="4"/>
        </table:table-row>
        <table:table-row table:style-name="ro1">
          <table:table-cell office:value-type="float" office:value="7769531" calcext:value-type="float">
            <text:p>7769531</text:p>
          </table:table-cell>
          <table:table-cell office:value-type="float" office:value="592442" calcext:value-type="float">
            <text:p>592442</text:p>
          </table:table-cell>
          <table:table-cell office:value-type="float" office:value="163510" calcext:value-type="float">
            <text:p>163510</text:p>
          </table:table-cell>
          <table:table-cell table:number-columns-repeated="4"/>
        </table:table-row>
        <table:table-row table:style-name="ro1">
          <table:table-cell office:value-type="float" office:value="7971058" calcext:value-type="float">
            <text:p>7971058</text:p>
          </table:table-cell>
          <table:table-cell office:value-type="float" office:value="564354" calcext:value-type="float">
            <text:p>564354</text:p>
          </table:table-cell>
          <table:table-cell office:value-type="float" office:value="163609" calcext:value-type="float">
            <text:p>163609</text:p>
          </table:table-cell>
          <table:table-cell table:number-columns-repeated="4"/>
        </table:table-row>
        <table:table-row table:style-name="ro1">
          <table:table-cell office:value-type="float" office:value="7743565" calcext:value-type="float">
            <text:p>7743565</text:p>
          </table:table-cell>
          <table:table-cell office:value-type="float" office:value="612108" calcext:value-type="float">
            <text:p>612108</text:p>
          </table:table-cell>
          <table:table-cell office:value-type="float" office:value="163591" calcext:value-type="float">
            <text:p>163591</text:p>
          </table:table-cell>
          <table:table-cell table:number-columns-repeated="4"/>
        </table:table-row>
        <table:table-row table:style-name="ro1">
          <table:table-cell office:value-type="float" office:value="7815108" calcext:value-type="float">
            <text:p>7815108</text:p>
          </table:table-cell>
          <table:table-cell office:value-type="float" office:value="560974" calcext:value-type="float">
            <text:p>560974</text:p>
          </table:table-cell>
          <table:table-cell office:value-type="float" office:value="168306" calcext:value-type="float">
            <text:p>168306</text:p>
          </table:table-cell>
          <table:table-cell table:number-columns-repeated="4"/>
        </table:table-row>
        <table:table-row table:style-name="ro1">
          <table:table-cell office:value-type="float" office:value="7862731" calcext:value-type="float">
            <text:p>7862731</text:p>
          </table:table-cell>
          <table:table-cell office:value-type="float" office:value="583984" calcext:value-type="float">
            <text:p>583984</text:p>
          </table:table-cell>
          <table:table-cell office:value-type="float" office:value="165542" calcext:value-type="float">
            <text:p>165542</text:p>
          </table:table-cell>
          <table:table-cell table:number-columns-repeated="4"/>
        </table:table-row>
        <table:table-row table:style-name="ro1">
          <table:table-cell office:value-type="float" office:value="7943300" calcext:value-type="float">
            <text:p>7943300</text:p>
          </table:table-cell>
          <table:table-cell office:value-type="float" office:value="551315" calcext:value-type="float">
            <text:p>551315</text:p>
          </table:table-cell>
          <table:table-cell office:value-type="float" office:value="169978" calcext:value-type="float">
            <text:p>169978</text:p>
          </table:table-cell>
          <table:table-cell table:number-columns-repeated="4"/>
        </table:table-row>
        <table:table-row table:style-name="ro1">
          <table:table-cell office:value-type="float" office:value="7929979" calcext:value-type="float">
            <text:p>7929979</text:p>
          </table:table-cell>
          <table:table-cell office:value-type="float" office:value="592784" calcext:value-type="float">
            <text:p>592784</text:p>
          </table:table-cell>
          <table:table-cell office:value-type="float" office:value="165262" calcext:value-type="float">
            <text:p>165262</text:p>
          </table:table-cell>
          <table:table-cell table:number-columns-repeated="4"/>
        </table:table-row>
        <table:table-row table:style-name="ro1">
          <table:table-cell office:value-type="float" office:value="7857330" calcext:value-type="float">
            <text:p>7857330</text:p>
          </table:table-cell>
          <table:table-cell office:value-type="float" office:value="561215" calcext:value-type="float">
            <text:p>561215</text:p>
          </table:table-cell>
          <table:table-cell office:value-type="float" office:value="164245" calcext:value-type="float">
            <text:p>164245</text:p>
          </table:table-cell>
          <table:table-cell table:number-columns-repeated="4"/>
        </table:table-row>
        <table:table-row table:style-name="ro1">
          <table:table-cell office:value-type="float" office:value="7677013" calcext:value-type="float">
            <text:p>7677013</text:p>
          </table:table-cell>
          <table:table-cell office:value-type="float" office:value="609887" calcext:value-type="float">
            <text:p>609887</text:p>
          </table:table-cell>
          <table:table-cell office:value-type="float" office:value="183677" calcext:value-type="float">
            <text:p>183677</text:p>
          </table:table-cell>
          <table:table-cell table:number-columns-repeated="4"/>
        </table:table-row>
        <table:table-row table:style-name="ro1">
          <table:table-cell office:value-type="float" office:value="7879024" calcext:value-type="float">
            <text:p>7879024</text:p>
          </table:table-cell>
          <table:table-cell office:value-type="float" office:value="573025" calcext:value-type="float">
            <text:p>573025</text:p>
          </table:table-cell>
          <table:table-cell office:value-type="float" office:value="163886" calcext:value-type="float">
            <text:p>163886</text:p>
          </table:table-cell>
          <table:table-cell table:number-columns-repeated="4"/>
        </table:table-row>
        <table:table-row table:style-name="ro1">
          <table:table-cell office:value-type="float" office:value="7690693" calcext:value-type="float">
            <text:p>7690693</text:p>
          </table:table-cell>
          <table:table-cell office:value-type="float" office:value="599833" calcext:value-type="float">
            <text:p>599833</text:p>
          </table:table-cell>
          <table:table-cell office:value-type="float" office:value="164831" calcext:value-type="float">
            <text:p>164831</text:p>
          </table:table-cell>
          <table:table-cell table:number-columns-repeated="4"/>
        </table:table-row>
        <table:table-row table:style-name="ro1">
          <table:table-cell office:value-type="float" office:value="7833009" calcext:value-type="float">
            <text:p>7833009</text:p>
          </table:table-cell>
          <table:table-cell office:value-type="float" office:value="571663" calcext:value-type="float">
            <text:p>571663</text:p>
          </table:table-cell>
          <table:table-cell office:value-type="float" office:value="163867" calcext:value-type="float">
            <text:p>163867</text:p>
          </table:table-cell>
          <table:table-cell table:number-columns-repeated="4"/>
        </table:table-row>
        <table:table-row table:style-name="ro1">
          <table:table-cell office:value-type="float" office:value="8236724" calcext:value-type="float">
            <text:p>8236724</text:p>
          </table:table-cell>
          <table:table-cell office:value-type="float" office:value="581202" calcext:value-type="float">
            <text:p>581202</text:p>
          </table:table-cell>
          <table:table-cell office:value-type="float" office:value="163832" calcext:value-type="float">
            <text:p>163832</text:p>
          </table:table-cell>
          <table:table-cell table:number-columns-repeated="4"/>
        </table:table-row>
        <table:table-row table:style-name="ro1">
          <table:table-cell office:value-type="float" office:value="7800345" calcext:value-type="float">
            <text:p>7800345</text:p>
          </table:table-cell>
          <table:table-cell office:value-type="float" office:value="557136" calcext:value-type="float">
            <text:p>557136</text:p>
          </table:table-cell>
          <table:table-cell office:value-type="float" office:value="163819" calcext:value-type="float">
            <text:p>163819</text:p>
          </table:table-cell>
          <table:table-cell table:number-columns-repeated="4"/>
        </table:table-row>
        <table:table-row table:style-name="ro1">
          <table:table-cell office:value-type="float" office:value="7728027" calcext:value-type="float">
            <text:p>7728027</text:p>
          </table:table-cell>
          <table:table-cell office:value-type="float" office:value="559476" calcext:value-type="float">
            <text:p>559476</text:p>
          </table:table-cell>
          <table:table-cell office:value-type="float" office:value="164019" calcext:value-type="float">
            <text:p>164019</text:p>
          </table:table-cell>
          <table:table-cell table:number-columns-repeated="4"/>
        </table:table-row>
        <table:table-row table:style-name="ro1">
          <table:table-cell office:value-type="float" office:value="7907963" calcext:value-type="float">
            <text:p>7907963</text:p>
          </table:table-cell>
          <table:table-cell office:value-type="float" office:value="560959" calcext:value-type="float">
            <text:p>560959</text:p>
          </table:table-cell>
          <table:table-cell office:value-type="float" office:value="164486" calcext:value-type="float">
            <text:p>164486</text:p>
          </table:table-cell>
          <table:table-cell table:number-columns-repeated="4"/>
        </table:table-row>
        <table:table-row table:style-name="ro1">
          <table:table-cell office:value-type="float" office:value="7843165" calcext:value-type="float">
            <text:p>7843165</text:p>
          </table:table-cell>
          <table:table-cell office:value-type="float" office:value="603919" calcext:value-type="float">
            <text:p>603919</text:p>
          </table:table-cell>
          <table:table-cell office:value-type="float" office:value="170992" calcext:value-type="float">
            <text:p>170992</text:p>
          </table:table-cell>
          <table:table-cell table:number-columns-repeated="4"/>
        </table:table-row>
        <table:table-row table:style-name="ro1">
          <table:table-cell office:value-type="float" office:value="7788411" calcext:value-type="float">
            <text:p>7788411</text:p>
          </table:table-cell>
          <table:table-cell office:value-type="float" office:value="565810" calcext:value-type="float">
            <text:p>565810</text:p>
          </table:table-cell>
          <table:table-cell office:value-type="float" office:value="163715" calcext:value-type="float">
            <text:p>163715</text:p>
          </table:table-cell>
          <table:table-cell table:number-columns-repeated="4"/>
        </table:table-row>
        <table:table-row table:style-name="ro1">
          <table:table-cell office:value-type="float" office:value="7754219" calcext:value-type="float">
            <text:p>7754219</text:p>
          </table:table-cell>
          <table:table-cell office:value-type="float" office:value="564397" calcext:value-type="float">
            <text:p>564397</text:p>
          </table:table-cell>
          <table:table-cell office:value-type="float" office:value="163242" calcext:value-type="float">
            <text:p>163242</text:p>
          </table:table-cell>
          <table:table-cell table:number-columns-repeated="4"/>
        </table:table-row>
        <table:table-row table:style-name="ro1">
          <table:table-cell office:value-type="float" office:value="7744990" calcext:value-type="float">
            <text:p>7744990</text:p>
          </table:table-cell>
          <table:table-cell office:value-type="float" office:value="563814" calcext:value-type="float">
            <text:p>563814</text:p>
          </table:table-cell>
          <table:table-cell office:value-type="float" office:value="164365" calcext:value-type="float">
            <text:p>164365</text:p>
          </table:table-cell>
          <table:table-cell table:number-columns-repeated="4"/>
        </table:table-row>
        <table:table-row table:style-name="ro1">
          <table:table-cell office:value-type="float" office:value="8390615" calcext:value-type="float">
            <text:p>8390615</text:p>
          </table:table-cell>
          <table:table-cell office:value-type="float" office:value="733086" calcext:value-type="float">
            <text:p>733086</text:p>
          </table:table-cell>
          <table:table-cell office:value-type="float" office:value="164538" calcext:value-type="float">
            <text:p>164538</text:p>
          </table:table-cell>
          <table:table-cell table:number-columns-repeated="4"/>
        </table:table-row>
        <table:table-row table:style-name="ro1">
          <table:table-cell office:value-type="float" office:value="7978936" calcext:value-type="float">
            <text:p>7978936</text:p>
          </table:table-cell>
          <table:table-cell office:value-type="float" office:value="568756" calcext:value-type="float">
            <text:p>568756</text:p>
          </table:table-cell>
          <table:table-cell office:value-type="float" office:value="165118" calcext:value-type="float">
            <text:p>165118</text:p>
          </table:table-cell>
          <table:table-cell table:number-columns-repeated="4"/>
        </table:table-row>
        <table:table-row table:style-name="ro1">
          <table:table-cell office:value-type="float" office:value="7777375" calcext:value-type="float">
            <text:p>7777375</text:p>
          </table:table-cell>
          <table:table-cell office:value-type="float" office:value="577569" calcext:value-type="float">
            <text:p>577569</text:p>
          </table:table-cell>
          <table:table-cell office:value-type="float" office:value="163942" calcext:value-type="float">
            <text:p>163942</text:p>
          </table:table-cell>
          <table:table-cell table:number-columns-repeated="4"/>
        </table:table-row>
        <table:table-row table:style-name="ro1">
          <table:table-cell office:value-type="float" office:value="7775243" calcext:value-type="float">
            <text:p>7775243</text:p>
          </table:table-cell>
          <table:table-cell office:value-type="float" office:value="555701" calcext:value-type="float">
            <text:p>555701</text:p>
          </table:table-cell>
          <table:table-cell office:value-type="float" office:value="163505" calcext:value-type="float">
            <text:p>163505</text:p>
          </table:table-cell>
          <table:table-cell table:number-columns-repeated="4"/>
        </table:table-row>
        <table:table-row table:style-name="ro1">
          <table:table-cell office:value-type="float" office:value="8303764" calcext:value-type="float">
            <text:p>8303764</text:p>
          </table:table-cell>
          <table:table-cell office:value-type="float" office:value="650097" calcext:value-type="float">
            <text:p>650097</text:p>
          </table:table-cell>
          <table:table-cell office:value-type="float" office:value="198469" calcext:value-type="float">
            <text:p>198469</text:p>
          </table:table-cell>
          <table:table-cell table:number-columns-repeated="4"/>
        </table:table-row>
        <table:table-row table:style-name="ro1">
          <table:table-cell office:value-type="float" office:value="7799937" calcext:value-type="float">
            <text:p>7799937</text:p>
          </table:table-cell>
          <table:table-cell office:value-type="float" office:value="565211" calcext:value-type="float">
            <text:p>565211</text:p>
          </table:table-cell>
          <table:table-cell office:value-type="float" office:value="163733" calcext:value-type="float">
            <text:p>163733</text:p>
          </table:table-cell>
          <table:table-cell table:number-columns-repeated="4"/>
        </table:table-row>
        <table:table-row table:style-name="ro1">
          <table:table-cell office:value-type="float" office:value="7982371" calcext:value-type="float">
            <text:p>7982371</text:p>
          </table:table-cell>
          <table:table-cell office:value-type="float" office:value="571812" calcext:value-type="float">
            <text:p>571812</text:p>
          </table:table-cell>
          <table:table-cell office:value-type="float" office:value="164971" calcext:value-type="float">
            <text:p>164971</text:p>
          </table:table-cell>
          <table:table-cell table:number-columns-repeated="4"/>
        </table:table-row>
        <table:table-row table:style-name="ro1">
          <table:table-cell office:value-type="float" office:value="7875604" calcext:value-type="float">
            <text:p>7875604</text:p>
          </table:table-cell>
          <table:table-cell office:value-type="float" office:value="565472" calcext:value-type="float">
            <text:p>565472</text:p>
          </table:table-cell>
          <table:table-cell office:value-type="float" office:value="163895" calcext:value-type="float">
            <text:p>163895</text:p>
          </table:table-cell>
          <table:table-cell table:number-columns-repeated="4"/>
        </table:table-row>
        <table:table-row table:style-name="ro1">
          <table:table-cell office:value-type="float" office:value="7964518" calcext:value-type="float">
            <text:p>7964518</text:p>
          </table:table-cell>
          <table:table-cell office:value-type="float" office:value="580224" calcext:value-type="float">
            <text:p>580224</text:p>
          </table:table-cell>
          <table:table-cell office:value-type="float" office:value="164925" calcext:value-type="float">
            <text:p>164925</text:p>
          </table:table-cell>
          <table:table-cell table:number-columns-repeated="4"/>
        </table:table-row>
        <table:table-row table:style-name="ro1">
          <table:table-cell office:value-type="float" office:value="7786228" calcext:value-type="float">
            <text:p>7786228</text:p>
          </table:table-cell>
          <table:table-cell office:value-type="float" office:value="563453" calcext:value-type="float">
            <text:p>563453</text:p>
          </table:table-cell>
          <table:table-cell office:value-type="float" office:value="163720" calcext:value-type="float">
            <text:p>163720</text:p>
          </table:table-cell>
          <table:table-cell table:number-columns-repeated="4"/>
        </table:table-row>
        <table:table-row table:style-name="ro1">
          <table:table-cell office:value-type="float" office:value="7835555" calcext:value-type="float">
            <text:p>7835555</text:p>
          </table:table-cell>
          <table:table-cell office:value-type="float" office:value="563281" calcext:value-type="float">
            <text:p>563281</text:p>
          </table:table-cell>
          <table:table-cell office:value-type="float" office:value="163268" calcext:value-type="float">
            <text:p>163268</text:p>
          </table:table-cell>
          <table:table-cell table:number-columns-repeated="4"/>
        </table:table-row>
        <table:table-row table:style-name="ro1">
          <table:table-cell office:value-type="float" office:value="7869413" calcext:value-type="float">
            <text:p>7869413</text:p>
          </table:table-cell>
          <table:table-cell office:value-type="float" office:value="577097" calcext:value-type="float">
            <text:p>577097</text:p>
          </table:table-cell>
          <table:table-cell office:value-type="float" office:value="164818" calcext:value-type="float">
            <text:p>164818</text:p>
          </table:table-cell>
          <table:table-cell table:number-columns-repeated="4"/>
        </table:table-row>
        <table:table-row table:style-name="ro1">
          <table:table-cell office:value-type="float" office:value="7721452" calcext:value-type="float">
            <text:p>7721452</text:p>
          </table:table-cell>
          <table:table-cell office:value-type="float" office:value="575408" calcext:value-type="float">
            <text:p>575408</text:p>
          </table:table-cell>
          <table:table-cell office:value-type="float" office:value="165555" calcext:value-type="float">
            <text:p>165555</text:p>
          </table:table-cell>
          <table:table-cell table:number-columns-repeated="4"/>
        </table:table-row>
        <table:table-row table:style-name="ro1">
          <table:table-cell office:value-type="float" office:value="7801772" calcext:value-type="float">
            <text:p>7801772</text:p>
          </table:table-cell>
          <table:table-cell office:value-type="float" office:value="578943" calcext:value-type="float">
            <text:p>578943</text:p>
          </table:table-cell>
          <table:table-cell office:value-type="float" office:value="164723" calcext:value-type="float">
            <text:p>164723</text:p>
          </table:table-cell>
          <table:table-cell table:number-columns-repeated="4"/>
        </table:table-row>
        <table:table-row table:style-name="ro1">
          <table:table-cell office:value-type="float" office:value="7886610" calcext:value-type="float">
            <text:p>7886610</text:p>
          </table:table-cell>
          <table:table-cell office:value-type="float" office:value="575760" calcext:value-type="float">
            <text:p>575760</text:p>
          </table:table-cell>
          <table:table-cell office:value-type="float" office:value="165945" calcext:value-type="float">
            <text:p>165945</text:p>
          </table:table-cell>
          <table:table-cell table:number-columns-repeated="4"/>
        </table:table-row>
        <table:table-row table:style-name="ro1">
          <table:table-cell office:value-type="float" office:value="7739766" calcext:value-type="float">
            <text:p>7739766</text:p>
          </table:table-cell>
          <table:table-cell office:value-type="float" office:value="593933" calcext:value-type="float">
            <text:p>593933</text:p>
          </table:table-cell>
          <table:table-cell office:value-type="float" office:value="164305" calcext:value-type="float">
            <text:p>164305</text:p>
          </table:table-cell>
          <table:table-cell table:number-columns-repeated="4"/>
        </table:table-row>
        <table:table-row table:style-name="ro1">
          <table:table-cell office:value-type="float" office:value="7721369" calcext:value-type="float">
            <text:p>7721369</text:p>
          </table:table-cell>
          <table:table-cell office:value-type="float" office:value="660689" calcext:value-type="float">
            <text:p>660689</text:p>
          </table:table-cell>
          <table:table-cell office:value-type="float" office:value="164001" calcext:value-type="float">
            <text:p>164001</text:p>
          </table:table-cell>
          <table:table-cell table:number-columns-repeated="4"/>
        </table:table-row>
        <table:table-row table:style-name="ro1">
          <table:table-cell office:value-type="float" office:value="7822715" calcext:value-type="float">
            <text:p>7822715</text:p>
          </table:table-cell>
          <table:table-cell office:value-type="float" office:value="572319" calcext:value-type="float">
            <text:p>572319</text:p>
          </table:table-cell>
          <table:table-cell office:value-type="float" office:value="163725" calcext:value-type="float">
            <text:p>163725</text:p>
          </table:table-cell>
          <table:table-cell table:number-columns-repeated="4"/>
        </table:table-row>
        <table:table-row table:style-name="ro1">
          <table:table-cell office:value-type="float" office:value="7788495" calcext:value-type="float">
            <text:p>7788495</text:p>
          </table:table-cell>
          <table:table-cell office:value-type="float" office:value="567918" calcext:value-type="float">
            <text:p>567918</text:p>
          </table:table-cell>
          <table:table-cell office:value-type="float" office:value="164787" calcext:value-type="float">
            <text:p>164787</text:p>
          </table:table-cell>
          <table:table-cell table:number-columns-repeated="4"/>
        </table:table-row>
        <table:table-row table:style-name="ro1">
          <table:table-cell office:value-type="float" office:value="7858588" calcext:value-type="float">
            <text:p>7858588</text:p>
          </table:table-cell>
          <table:table-cell office:value-type="float" office:value="568729" calcext:value-type="float">
            <text:p>568729</text:p>
          </table:table-cell>
          <table:table-cell office:value-type="float" office:value="163909" calcext:value-type="float">
            <text:p>163909</text:p>
          </table:table-cell>
          <table:table-cell table:number-columns-repeated="4"/>
        </table:table-row>
        <table:table-row table:style-name="ro1">
          <table:table-cell office:value-type="float" office:value="7895954" calcext:value-type="float">
            <text:p>7895954</text:p>
          </table:table-cell>
          <table:table-cell office:value-type="float" office:value="558816" calcext:value-type="float">
            <text:p>558816</text:p>
          </table:table-cell>
          <table:table-cell office:value-type="float" office:value="163515" calcext:value-type="float">
            <text:p>163515</text:p>
          </table:table-cell>
          <table:table-cell table:number-columns-repeated="4"/>
        </table:table-row>
        <table:table-row table:style-name="ro1">
          <table:table-cell office:value-type="float" office:value="7844812" calcext:value-type="float">
            <text:p>7844812</text:p>
          </table:table-cell>
          <table:table-cell office:value-type="float" office:value="692081" calcext:value-type="float">
            <text:p>692081</text:p>
          </table:table-cell>
          <table:table-cell office:value-type="float" office:value="201728" calcext:value-type="float">
            <text:p>201728</text:p>
          </table:table-cell>
          <table:table-cell table:number-columns-repeated="4"/>
        </table:table-row>
        <table:table-row table:style-name="ro1">
          <table:table-cell office:value-type="float" office:value="8042864" calcext:value-type="float">
            <text:p>8042864</text:p>
          </table:table-cell>
          <table:table-cell office:value-type="float" office:value="628408" calcext:value-type="float">
            <text:p>628408</text:p>
          </table:table-cell>
          <table:table-cell office:value-type="float" office:value="163820" calcext:value-type="float">
            <text:p>163820</text:p>
          </table:table-cell>
          <table:table-cell table:number-columns-repeated="4"/>
        </table:table-row>
        <table:table-row table:style-name="ro1">
          <table:table-cell office:value-type="float" office:value="7769492" calcext:value-type="float">
            <text:p>7769492</text:p>
          </table:table-cell>
          <table:table-cell office:value-type="float" office:value="585465" calcext:value-type="float">
            <text:p>585465</text:p>
          </table:table-cell>
          <table:table-cell office:value-type="float" office:value="164499" calcext:value-type="float">
            <text:p>164499</text:p>
          </table:table-cell>
          <table:table-cell table:number-columns-repeated="4"/>
        </table:table-row>
        <table:table-row table:style-name="ro1">
          <table:table-cell office:value-type="float" office:value="7641904" calcext:value-type="float">
            <text:p>7641904</text:p>
          </table:table-cell>
          <table:table-cell office:value-type="float" office:value="571672" calcext:value-type="float">
            <text:p>571672</text:p>
          </table:table-cell>
          <table:table-cell office:value-type="float" office:value="165160" calcext:value-type="float">
            <text:p>165160</text:p>
          </table:table-cell>
          <table:table-cell table:number-columns-repeated="4"/>
        </table:table-row>
        <table:table-row table:style-name="ro1">
          <table:table-cell office:value-type="float" office:value="7644547" calcext:value-type="float">
            <text:p>7644547</text:p>
          </table:table-cell>
          <table:table-cell office:value-type="float" office:value="567122" calcext:value-type="float">
            <text:p>567122</text:p>
          </table:table-cell>
          <table:table-cell office:value-type="float" office:value="163863" calcext:value-type="float">
            <text:p>163863</text:p>
          </table:table-cell>
          <table:table-cell table:number-columns-repeated="4"/>
        </table:table-row>
        <table:table-row table:style-name="ro1">
          <table:table-cell office:value-type="float" office:value="7669752" calcext:value-type="float">
            <text:p>7669752</text:p>
          </table:table-cell>
          <table:table-cell office:value-type="float" office:value="569814" calcext:value-type="float">
            <text:p>569814</text:p>
          </table:table-cell>
          <table:table-cell office:value-type="float" office:value="221277" calcext:value-type="float">
            <text:p>221277</text:p>
          </table:table-cell>
          <table:table-cell table:number-columns-repeated="4"/>
        </table:table-row>
        <table:table-row table:style-name="ro1">
          <table:table-cell office:value-type="float" office:value="7968240" calcext:value-type="float">
            <text:p>7968240</text:p>
          </table:table-cell>
          <table:table-cell office:value-type="float" office:value="554757" calcext:value-type="float">
            <text:p>554757</text:p>
          </table:table-cell>
          <table:table-cell office:value-type="float" office:value="208275" calcext:value-type="float">
            <text:p>208275</text:p>
          </table:table-cell>
          <table:table-cell table:number-columns-repeated="4"/>
        </table:table-row>
        <table:table-row table:style-name="ro1">
          <table:table-cell office:value-type="float" office:value="7798996" calcext:value-type="float">
            <text:p>7798996</text:p>
          </table:table-cell>
          <table:table-cell office:value-type="float" office:value="569959" calcext:value-type="float">
            <text:p>569959</text:p>
          </table:table-cell>
          <table:table-cell office:value-type="float" office:value="164406" calcext:value-type="float">
            <text:p>164406</text:p>
          </table:table-cell>
          <table:table-cell table:number-columns-repeated="4"/>
        </table:table-row>
        <table:table-row table:style-name="ro1">
          <table:table-cell office:value-type="float" office:value="7890934" calcext:value-type="float">
            <text:p>7890934</text:p>
          </table:table-cell>
          <table:table-cell office:value-type="float" office:value="695281" calcext:value-type="float">
            <text:p>695281</text:p>
          </table:table-cell>
          <table:table-cell office:value-type="float" office:value="164077" calcext:value-type="float">
            <text:p>164077</text:p>
          </table:table-cell>
          <table:table-cell table:number-columns-repeated="4"/>
        </table:table-row>
        <table:table-row table:style-name="ro1">
          <table:table-cell office:value-type="float" office:value="7825069" calcext:value-type="float">
            <text:p>7825069</text:p>
          </table:table-cell>
          <table:table-cell office:value-type="float" office:value="567343" calcext:value-type="float">
            <text:p>567343</text:p>
          </table:table-cell>
          <table:table-cell office:value-type="float" office:value="164391" calcext:value-type="float">
            <text:p>164391</text:p>
          </table:table-cell>
          <table:table-cell table:number-columns-repeated="4"/>
        </table:table-row>
        <table:table-row table:style-name="ro1">
          <table:table-cell office:value-type="float" office:value="7718838" calcext:value-type="float">
            <text:p>7718838</text:p>
          </table:table-cell>
          <table:table-cell office:value-type="float" office:value="602972" calcext:value-type="float">
            <text:p>602972</text:p>
          </table:table-cell>
          <table:table-cell office:value-type="float" office:value="201510" calcext:value-type="float">
            <text:p>201510</text:p>
          </table:table-cell>
          <table:table-cell table:number-columns-repeated="4"/>
        </table:table-row>
        <table:table-row table:style-name="ro1">
          <table:table-cell office:value-type="float" office:value="7816798" calcext:value-type="float">
            <text:p>7816798</text:p>
          </table:table-cell>
          <table:table-cell office:value-type="float" office:value="644180" calcext:value-type="float">
            <text:p>644180</text:p>
          </table:table-cell>
          <table:table-cell office:value-type="float" office:value="164020" calcext:value-type="float">
            <text:p>164020</text:p>
          </table:table-cell>
          <table:table-cell table:number-columns-repeated="4"/>
        </table:table-row>
        <table:table-row table:style-name="ro1">
          <table:table-cell office:value-type="float" office:value="7907231" calcext:value-type="float">
            <text:p>7907231</text:p>
          </table:table-cell>
          <table:table-cell office:value-type="float" office:value="576914" calcext:value-type="float">
            <text:p>576914</text:p>
          </table:table-cell>
          <table:table-cell office:value-type="float" office:value="164921" calcext:value-type="float">
            <text:p>164921</text:p>
          </table:table-cell>
          <table:table-cell table:number-columns-repeated="4"/>
        </table:table-row>
        <table:table-row table:style-name="ro1">
          <table:table-cell office:value-type="float" office:value="7771563" calcext:value-type="float">
            <text:p>7771563</text:p>
          </table:table-cell>
          <table:table-cell office:value-type="float" office:value="569995" calcext:value-type="float">
            <text:p>569995</text:p>
          </table:table-cell>
          <table:table-cell office:value-type="float" office:value="164011" calcext:value-type="float">
            <text:p>164011</text:p>
          </table:table-cell>
          <table:table-cell table:number-columns-repeated="4"/>
        </table:table-row>
        <table:table-row table:style-name="ro1">
          <table:table-cell office:value-type="float" office:value="7835527" calcext:value-type="float">
            <text:p>7835527</text:p>
          </table:table-cell>
          <table:table-cell office:value-type="float" office:value="580720" calcext:value-type="float">
            <text:p>580720</text:p>
          </table:table-cell>
          <table:table-cell office:value-type="float" office:value="163667" calcext:value-type="float">
            <text:p>163667</text:p>
          </table:table-cell>
          <table:table-cell table:number-columns-repeated="4"/>
        </table:table-row>
        <table:table-row table:style-name="ro1">
          <table:table-cell office:value-type="float" office:value="7752618" calcext:value-type="float">
            <text:p>7752618</text:p>
          </table:table-cell>
          <table:table-cell office:value-type="float" office:value="559899" calcext:value-type="float">
            <text:p>559899</text:p>
          </table:table-cell>
          <table:table-cell office:value-type="float" office:value="163666" calcext:value-type="float">
            <text:p>163666</text:p>
          </table:table-cell>
          <table:table-cell table:number-columns-repeated="4"/>
        </table:table-row>
        <table:table-row table:style-name="ro1">
          <table:table-cell office:value-type="float" office:value="7772722" calcext:value-type="float">
            <text:p>7772722</text:p>
          </table:table-cell>
          <table:table-cell office:value-type="float" office:value="567682" calcext:value-type="float">
            <text:p>567682</text:p>
          </table:table-cell>
          <table:table-cell office:value-type="float" office:value="163834" calcext:value-type="float">
            <text:p>163834</text:p>
          </table:table-cell>
          <table:table-cell table:number-columns-repeated="4"/>
        </table:table-row>
        <table:table-row table:style-name="ro1">
          <table:table-cell office:value-type="float" office:value="7804344" calcext:value-type="float">
            <text:p>7804344</text:p>
          </table:table-cell>
          <table:table-cell office:value-type="float" office:value="575313" calcext:value-type="float">
            <text:p>575313</text:p>
          </table:table-cell>
          <table:table-cell office:value-type="float" office:value="164323" calcext:value-type="float">
            <text:p>164323</text:p>
          </table:table-cell>
          <table:table-cell table:number-columns-repeated="4"/>
        </table:table-row>
        <table:table-row table:style-name="ro1">
          <table:table-cell office:value-type="float" office:value="7808208" calcext:value-type="float">
            <text:p>7808208</text:p>
          </table:table-cell>
          <table:table-cell office:value-type="float" office:value="561429" calcext:value-type="float">
            <text:p>561429</text:p>
          </table:table-cell>
          <table:table-cell office:value-type="float" office:value="164639" calcext:value-type="float">
            <text:p>164639</text:p>
          </table:table-cell>
          <table:table-cell table:number-columns-repeated="4"/>
        </table:table-row>
        <table:table-row table:style-name="ro1">
          <table:table-cell office:value-type="float" office:value="7933835" calcext:value-type="float">
            <text:p>7933835</text:p>
          </table:table-cell>
          <table:table-cell office:value-type="float" office:value="563420" calcext:value-type="float">
            <text:p>563420</text:p>
          </table:table-cell>
          <table:table-cell office:value-type="float" office:value="164193" calcext:value-type="float">
            <text:p>164193</text:p>
          </table:table-cell>
          <table:table-cell table:number-columns-repeated="4"/>
        </table:table-row>
        <table:table-row table:style-name="ro1">
          <table:table-cell office:value-type="float" office:value="7872747" calcext:value-type="float">
            <text:p>7872747</text:p>
          </table:table-cell>
          <table:table-cell office:value-type="float" office:value="600079" calcext:value-type="float">
            <text:p>600079</text:p>
          </table:table-cell>
          <table:table-cell office:value-type="float" office:value="164722" calcext:value-type="float">
            <text:p>164722</text:p>
          </table:table-cell>
          <table:table-cell table:number-columns-repeated="4"/>
        </table:table-row>
        <table:table-row table:style-name="ro1">
          <table:table-cell office:value-type="float" office:value="7678361" calcext:value-type="float">
            <text:p>7678361</text:p>
          </table:table-cell>
          <table:table-cell office:value-type="float" office:value="565229" calcext:value-type="float">
            <text:p>565229</text:p>
          </table:table-cell>
          <table:table-cell office:value-type="float" office:value="164154" calcext:value-type="float">
            <text:p>164154</text:p>
          </table:table-cell>
          <table:table-cell table:number-columns-repeated="4"/>
        </table:table-row>
        <table:table-row table:style-name="ro1">
          <table:table-cell office:value-type="float" office:value="7775100" calcext:value-type="float">
            <text:p>7775100</text:p>
          </table:table-cell>
          <table:table-cell office:value-type="float" office:value="558339" calcext:value-type="float">
            <text:p>558339</text:p>
          </table:table-cell>
          <table:table-cell office:value-type="float" office:value="163414" calcext:value-type="float">
            <text:p>163414</text:p>
          </table:table-cell>
          <table:table-cell table:number-columns-repeated="4"/>
        </table:table-row>
        <table:table-row table:style-name="ro1">
          <table:table-cell office:value-type="float" office:value="7721750" calcext:value-type="float">
            <text:p>7721750</text:p>
          </table:table-cell>
          <table:table-cell office:value-type="float" office:value="572721" calcext:value-type="float">
            <text:p>572721</text:p>
          </table:table-cell>
          <table:table-cell office:value-type="float" office:value="163980" calcext:value-type="float">
            <text:p>163980</text:p>
          </table:table-cell>
          <table:table-cell table:number-columns-repeated="4"/>
        </table:table-row>
        <table:table-row table:style-name="ro1">
          <table:table-cell office:value-type="float" office:value="7707521" calcext:value-type="float">
            <text:p>7707521</text:p>
          </table:table-cell>
          <table:table-cell office:value-type="float" office:value="558447" calcext:value-type="float">
            <text:p>558447</text:p>
          </table:table-cell>
          <table:table-cell office:value-type="float" office:value="163348" calcext:value-type="float">
            <text:p>163348</text:p>
          </table:table-cell>
          <table:table-cell table:number-columns-repeated="4"/>
        </table:table-row>
        <table:table-row table:style-name="ro1">
          <table:table-cell office:value-type="float" office:value="7770587" calcext:value-type="float">
            <text:p>7770587</text:p>
          </table:table-cell>
          <table:table-cell office:value-type="float" office:value="567847" calcext:value-type="float">
            <text:p>567847</text:p>
          </table:table-cell>
          <table:table-cell office:value-type="float" office:value="163849" calcext:value-type="float">
            <text:p>163849</text:p>
          </table:table-cell>
          <table:table-cell table:number-columns-repeated="4"/>
        </table:table-row>
        <table:table-row table:style-name="ro1">
          <table:table-cell office:value-type="float" office:value="7765769" calcext:value-type="float">
            <text:p>7765769</text:p>
          </table:table-cell>
          <table:table-cell office:value-type="float" office:value="601394" calcext:value-type="float">
            <text:p>601394</text:p>
          </table:table-cell>
          <table:table-cell office:value-type="float" office:value="164435" calcext:value-type="float">
            <text:p>164435</text:p>
          </table:table-cell>
          <table:table-cell table:number-columns-repeated="4"/>
        </table:table-row>
        <table:table-row table:style-name="ro1">
          <table:table-cell office:value-type="float" office:value="7924834" calcext:value-type="float">
            <text:p>7924834</text:p>
          </table:table-cell>
          <table:table-cell office:value-type="float" office:value="567648" calcext:value-type="float">
            <text:p>567648</text:p>
          </table:table-cell>
          <table:table-cell office:value-type="float" office:value="164108" calcext:value-type="float">
            <text:p>164108</text:p>
          </table:table-cell>
          <table:table-cell table:number-columns-repeated="4"/>
        </table:table-row>
        <table:table-row table:style-name="ro1">
          <table:table-cell office:value-type="float" office:value="7823488" calcext:value-type="float">
            <text:p>7823488</text:p>
          </table:table-cell>
          <table:table-cell office:value-type="float" office:value="583918" calcext:value-type="float">
            <text:p>583918</text:p>
          </table:table-cell>
          <table:table-cell office:value-type="float" office:value="164013" calcext:value-type="float">
            <text:p>164013</text:p>
          </table:table-cell>
          <table:table-cell table:number-columns-repeated="4"/>
        </table:table-row>
        <table:table-row table:style-name="ro1">
          <table:table-cell office:value-type="float" office:value="7758912" calcext:value-type="float">
            <text:p>7758912</text:p>
          </table:table-cell>
          <table:table-cell office:value-type="float" office:value="552412" calcext:value-type="float">
            <text:p>552412</text:p>
          </table:table-cell>
          <table:table-cell office:value-type="float" office:value="163573" calcext:value-type="float">
            <text:p>163573</text:p>
          </table:table-cell>
          <table:table-cell table:number-columns-repeated="4"/>
        </table:table-row>
        <table:table-row table:style-name="ro1">
          <table:table-cell office:value-type="float" office:value="7721921" calcext:value-type="float">
            <text:p>7721921</text:p>
          </table:table-cell>
          <table:table-cell office:value-type="float" office:value="561944" calcext:value-type="float">
            <text:p>561944</text:p>
          </table:table-cell>
          <table:table-cell office:value-type="float" office:value="163567" calcext:value-type="float">
            <text:p>163567</text:p>
          </table:table-cell>
          <table:table-cell table:number-columns-repeated="4"/>
        </table:table-row>
        <table:table-row table:style-name="ro1">
          <table:table-cell office:value-type="float" office:value="7806692" calcext:value-type="float">
            <text:p>7806692</text:p>
          </table:table-cell>
          <table:table-cell office:value-type="float" office:value="559063" calcext:value-type="float">
            <text:p>559063</text:p>
          </table:table-cell>
          <table:table-cell office:value-type="float" office:value="164586" calcext:value-type="float">
            <text:p>164586</text:p>
          </table:table-cell>
          <table:table-cell table:number-columns-repeated="4"/>
        </table:table-row>
        <table:table-row table:style-name="ro1">
          <table:table-cell office:value-type="float" office:value="9914105" calcext:value-type="float">
            <text:p>9914105</text:p>
          </table:table-cell>
          <table:table-cell office:value-type="float" office:value="745196" calcext:value-type="float">
            <text:p>745196</text:p>
          </table:table-cell>
          <table:table-cell office:value-type="float" office:value="170697" calcext:value-type="float">
            <text:p>170697</text:p>
          </table:table-cell>
          <table:table-cell table:number-columns-repeated="4"/>
        </table:table-row>
        <table:table-row table:style-name="ro1">
          <table:table-cell office:value-type="float" office:value="7854756" calcext:value-type="float">
            <text:p>7854756</text:p>
          </table:table-cell>
          <table:table-cell office:value-type="float" office:value="585426" calcext:value-type="float">
            <text:p>585426</text:p>
          </table:table-cell>
          <table:table-cell office:value-type="float" office:value="164839" calcext:value-type="float">
            <text:p>164839</text:p>
          </table:table-cell>
          <table:table-cell table:number-columns-repeated="4"/>
        </table:table-row>
        <table:table-row table:style-name="ro1">
          <table:table-cell office:value-type="float" office:value="7827165" calcext:value-type="float">
            <text:p>7827165</text:p>
          </table:table-cell>
          <table:table-cell office:value-type="float" office:value="580628" calcext:value-type="float">
            <text:p>580628</text:p>
          </table:table-cell>
          <table:table-cell office:value-type="float" office:value="163844" calcext:value-type="float">
            <text:p>163844</text:p>
          </table:table-cell>
          <table:table-cell table:number-columns-repeated="4"/>
        </table:table-row>
        <table:table-row table:style-name="ro1">
          <table:table-cell office:value-type="float" office:value="7863991" calcext:value-type="float">
            <text:p>7863991</text:p>
          </table:table-cell>
          <table:table-cell office:value-type="float" office:value="552339" calcext:value-type="float">
            <text:p>552339</text:p>
          </table:table-cell>
          <table:table-cell office:value-type="float" office:value="163969" calcext:value-type="float">
            <text:p>163969</text:p>
          </table:table-cell>
          <table:table-cell table:number-columns-repeated="4"/>
        </table:table-row>
        <table:table-row table:style-name="ro1">
          <table:table-cell office:value-type="float" office:value="7982676" calcext:value-type="float">
            <text:p>7982676</text:p>
          </table:table-cell>
          <table:table-cell office:value-type="float" office:value="559913" calcext:value-type="float">
            <text:p>559913</text:p>
          </table:table-cell>
          <table:table-cell office:value-type="float" office:value="200262" calcext:value-type="float">
            <text:p>200262</text:p>
          </table:table-cell>
          <table:table-cell table:number-columns-repeated="4"/>
        </table:table-row>
        <table:table-row table:style-name="ro1">
          <table:table-cell office:value-type="float" office:value="7850931" calcext:value-type="float">
            <text:p>7850931</text:p>
          </table:table-cell>
          <table:table-cell office:value-type="float" office:value="597365" calcext:value-type="float">
            <text:p>597365</text:p>
          </table:table-cell>
          <table:table-cell office:value-type="float" office:value="165742" calcext:value-type="float">
            <text:p>165742</text:p>
          </table:table-cell>
          <table:table-cell table:number-columns-repeated="4"/>
        </table:table-row>
        <table:table-row table:style-name="ro1">
          <table:table-cell office:value-type="float" office:value="7636147" calcext:value-type="float">
            <text:p>7636147</text:p>
          </table:table-cell>
          <table:table-cell office:value-type="float" office:value="580206" calcext:value-type="float">
            <text:p>580206</text:p>
          </table:table-cell>
          <table:table-cell office:value-type="float" office:value="164498" calcext:value-type="float">
            <text:p>164498</text:p>
          </table:table-cell>
          <table:table-cell table:number-columns-repeated="4"/>
        </table:table-row>
        <table:table-row table:style-name="ro1">
          <table:table-cell office:value-type="float" office:value="8172570" calcext:value-type="float">
            <text:p>8172570</text:p>
          </table:table-cell>
          <table:table-cell office:value-type="float" office:value="589902" calcext:value-type="float">
            <text:p>589902</text:p>
          </table:table-cell>
          <table:table-cell office:value-type="float" office:value="164222" calcext:value-type="float">
            <text:p>164222</text:p>
          </table:table-cell>
          <table:table-cell table:number-columns-repeated="4"/>
        </table:table-row>
        <table:table-row table:style-name="ro1">
          <table:table-cell office:value-type="float" office:value="7729971" calcext:value-type="float">
            <text:p>7729971</text:p>
          </table:table-cell>
          <table:table-cell office:value-type="float" office:value="569552" calcext:value-type="float">
            <text:p>569552</text:p>
          </table:table-cell>
          <table:table-cell office:value-type="float" office:value="165186" calcext:value-type="float">
            <text:p>165186</text:p>
          </table:table-cell>
          <table:table-cell table:number-columns-repeated="4"/>
        </table:table-row>
        <table:table-row table:style-name="ro1">
          <table:table-cell office:value-type="float" office:value="7904428" calcext:value-type="float">
            <text:p>7904428</text:p>
          </table:table-cell>
          <table:table-cell office:value-type="float" office:value="609357" calcext:value-type="float">
            <text:p>609357</text:p>
          </table:table-cell>
          <table:table-cell office:value-type="float" office:value="163777" calcext:value-type="float">
            <text:p>163777</text:p>
          </table:table-cell>
          <table:table-cell table:number-columns-repeated="4"/>
        </table:table-row>
        <table:table-row table:style-name="ro1">
          <table:table-cell office:value-type="float" office:value="7680400" calcext:value-type="float">
            <text:p>7680400</text:p>
          </table:table-cell>
          <table:table-cell office:value-type="float" office:value="562895" calcext:value-type="float">
            <text:p>562895</text:p>
          </table:table-cell>
          <table:table-cell office:value-type="float" office:value="164382" calcext:value-type="float">
            <text:p>164382</text:p>
          </table:table-cell>
          <table:table-cell table:number-columns-repeated="4"/>
        </table:table-row>
        <table:table-row table:style-name="ro1">
          <table:table-cell office:value-type="float" office:value="7777000" calcext:value-type="float">
            <text:p>7777000</text:p>
          </table:table-cell>
          <table:table-cell office:value-type="float" office:value="569241" calcext:value-type="float">
            <text:p>569241</text:p>
          </table:table-cell>
          <table:table-cell office:value-type="float" office:value="163675" calcext:value-type="float">
            <text:p>163675</text:p>
          </table:table-cell>
          <table:table-cell table:number-columns-repeated="4"/>
        </table:table-row>
        <table:table-row table:style-name="ro1">
          <table:table-cell office:value-type="float" office:value="8098603" calcext:value-type="float">
            <text:p>8098603</text:p>
          </table:table-cell>
          <table:table-cell office:value-type="float" office:value="581404" calcext:value-type="float">
            <text:p>581404</text:p>
          </table:table-cell>
          <table:table-cell office:value-type="float" office:value="164460" calcext:value-type="float">
            <text:p>164460</text:p>
          </table:table-cell>
          <table:table-cell table:number-columns-repeated="4"/>
        </table:table-row>
        <table:table-row table:style-name="ro1">
          <table:table-cell office:value-type="float" office:value="7840420" calcext:value-type="float">
            <text:p>7840420</text:p>
          </table:table-cell>
          <table:table-cell office:value-type="float" office:value="553118" calcext:value-type="float">
            <text:p>553118</text:p>
          </table:table-cell>
          <table:table-cell office:value-type="float" office:value="163705" calcext:value-type="float">
            <text:p>163705</text:p>
          </table:table-cell>
          <table:table-cell table:number-columns-repeated="4"/>
        </table:table-row>
        <table:table-row table:style-name="ro1">
          <table:table-cell office:value-type="float" office:value="7705717" calcext:value-type="float">
            <text:p>7705717</text:p>
          </table:table-cell>
          <table:table-cell office:value-type="float" office:value="556661" calcext:value-type="float">
            <text:p>556661</text:p>
          </table:table-cell>
          <table:table-cell office:value-type="float" office:value="165031" calcext:value-type="float">
            <text:p>165031</text:p>
          </table:table-cell>
          <table:table-cell table:number-columns-repeated="4"/>
        </table:table-row>
        <table:table-row table:style-name="ro1">
          <table:table-cell office:value-type="float" office:value="7924845" calcext:value-type="float">
            <text:p>7924845</text:p>
          </table:table-cell>
          <table:table-cell office:value-type="float" office:value="563433" calcext:value-type="float">
            <text:p>563433</text:p>
          </table:table-cell>
          <table:table-cell office:value-type="float" office:value="179674" calcext:value-type="float">
            <text:p>179674</text:p>
          </table:table-cell>
          <table:table-cell table:number-columns-repeated="4"/>
        </table:table-row>
        <table:table-row table:style-name="ro1">
          <table:table-cell office:value-type="float" office:value="7912032" calcext:value-type="float">
            <text:p>7912032</text:p>
          </table:table-cell>
          <table:table-cell office:value-type="float" office:value="563554" calcext:value-type="float">
            <text:p>563554</text:p>
          </table:table-cell>
          <table:table-cell office:value-type="float" office:value="165061" calcext:value-type="float">
            <text:p>165061</text:p>
          </table:table-cell>
          <table:table-cell table:number-columns-repeated="4"/>
        </table:table-row>
        <table:table-row table:style-name="ro1">
          <table:table-cell office:value-type="float" office:value="7960296" calcext:value-type="float">
            <text:p>7960296</text:p>
          </table:table-cell>
          <table:table-cell office:value-type="float" office:value="561345" calcext:value-type="float">
            <text:p>561345</text:p>
          </table:table-cell>
          <table:table-cell office:value-type="float" office:value="165173" calcext:value-type="float">
            <text:p>165173</text:p>
          </table:table-cell>
          <table:table-cell table:number-columns-repeated="4"/>
        </table:table-row>
        <table:table-row table:style-name="ro1">
          <table:table-cell office:value-type="float" office:value="7729382" calcext:value-type="float">
            <text:p>7729382</text:p>
          </table:table-cell>
          <table:table-cell office:value-type="float" office:value="568140" calcext:value-type="float">
            <text:p>568140</text:p>
          </table:table-cell>
          <table:table-cell office:value-type="float" office:value="165291" calcext:value-type="float">
            <text:p>165291</text:p>
          </table:table-cell>
          <table:table-cell table:number-columns-repeated="4"/>
        </table:table-row>
        <table:table-row table:style-name="ro1">
          <table:table-cell office:value-type="float" office:value="7648750" calcext:value-type="float">
            <text:p>7648750</text:p>
          </table:table-cell>
          <table:table-cell office:value-type="float" office:value="561850" calcext:value-type="float">
            <text:p>561850</text:p>
          </table:table-cell>
          <table:table-cell office:value-type="float" office:value="168366" calcext:value-type="float">
            <text:p>168366</text:p>
          </table:table-cell>
          <table:table-cell table:number-columns-repeated="4"/>
        </table:table-row>
        <table:table-row table:style-name="ro1">
          <table:table-cell office:value-type="float" office:value="7838581" calcext:value-type="float">
            <text:p>7838581</text:p>
          </table:table-cell>
          <table:table-cell office:value-type="float" office:value="568746" calcext:value-type="float">
            <text:p>568746</text:p>
          </table:table-cell>
          <table:table-cell office:value-type="float" office:value="164717" calcext:value-type="float">
            <text:p>164717</text:p>
          </table:table-cell>
          <table:table-cell table:number-columns-repeated="4"/>
        </table:table-row>
        <table:table-row table:style-name="ro1">
          <table:table-cell office:value-type="float" office:value="7944162" calcext:value-type="float">
            <text:p>7944162</text:p>
          </table:table-cell>
          <table:table-cell office:value-type="float" office:value="581507" calcext:value-type="float">
            <text:p>581507</text:p>
          </table:table-cell>
          <table:table-cell office:value-type="float" office:value="168382" calcext:value-type="float">
            <text:p>168382</text:p>
          </table:table-cell>
          <table:table-cell table:number-columns-repeated="4"/>
        </table:table-row>
        <table:table-row table:style-name="ro1">
          <table:table-cell office:value-type="float" office:value="7880526" calcext:value-type="float">
            <text:p>7880526</text:p>
          </table:table-cell>
          <table:table-cell office:value-type="float" office:value="564568" calcext:value-type="float">
            <text:p>564568</text:p>
          </table:table-cell>
          <table:table-cell office:value-type="float" office:value="163422" calcext:value-type="float">
            <text:p>163422</text:p>
          </table:table-cell>
          <table:table-cell table:number-columns-repeated="4"/>
        </table:table-row>
        <table:table-row table:style-name="ro1">
          <table:table-cell office:value-type="float" office:value="7807749" calcext:value-type="float">
            <text:p>7807749</text:p>
          </table:table-cell>
          <table:table-cell office:value-type="float" office:value="564168" calcext:value-type="float">
            <text:p>564168</text:p>
          </table:table-cell>
          <table:table-cell office:value-type="float" office:value="163834" calcext:value-type="float">
            <text:p>163834</text:p>
          </table:table-cell>
          <table:table-cell table:number-columns-repeated="4"/>
        </table:table-row>
        <table:table-row table:style-name="ro1">
          <table:table-cell office:value-type="float" office:value="7824592" calcext:value-type="float">
            <text:p>7824592</text:p>
          </table:table-cell>
          <table:table-cell office:value-type="float" office:value="572593" calcext:value-type="float">
            <text:p>572593</text:p>
          </table:table-cell>
          <table:table-cell office:value-type="float" office:value="164395" calcext:value-type="float">
            <text:p>164395</text:p>
          </table:table-cell>
          <table:table-cell table:number-columns-repeated="4"/>
        </table:table-row>
        <table:table-row table:style-name="ro1">
          <table:table-cell office:value-type="float" office:value="7651614" calcext:value-type="float">
            <text:p>7651614</text:p>
          </table:table-cell>
          <table:table-cell office:value-type="float" office:value="617701" calcext:value-type="float">
            <text:p>617701</text:p>
          </table:table-cell>
          <table:table-cell office:value-type="float" office:value="165613" calcext:value-type="float">
            <text:p>165613</text:p>
          </table:table-cell>
          <table:table-cell table:number-columns-repeated="4"/>
        </table:table-row>
        <table:table-row table:style-name="ro1">
          <table:table-cell office:value-type="float" office:value="7902315" calcext:value-type="float">
            <text:p>7902315</text:p>
          </table:table-cell>
          <table:table-cell office:value-type="float" office:value="625487" calcext:value-type="float">
            <text:p>625487</text:p>
          </table:table-cell>
          <table:table-cell office:value-type="float" office:value="164787" calcext:value-type="float">
            <text:p>164787</text:p>
          </table:table-cell>
          <table:table-cell table:number-columns-repeated="4"/>
        </table:table-row>
        <table:table-row table:style-name="ro1">
          <table:table-cell office:value-type="float" office:value="7837657" calcext:value-type="float">
            <text:p>7837657</text:p>
          </table:table-cell>
          <table:table-cell office:value-type="float" office:value="560078" calcext:value-type="float">
            <text:p>560078</text:p>
          </table:table-cell>
          <table:table-cell office:value-type="float" office:value="163562" calcext:value-type="float">
            <text:p>163562</text:p>
          </table:table-cell>
          <table:table-cell table:number-columns-repeated="4"/>
        </table:table-row>
        <table:table-row table:style-name="ro1">
          <table:table-cell office:value-type="float" office:value="7780539" calcext:value-type="float">
            <text:p>7780539</text:p>
          </table:table-cell>
          <table:table-cell office:value-type="float" office:value="568429" calcext:value-type="float">
            <text:p>568429</text:p>
          </table:table-cell>
          <table:table-cell office:value-type="float" office:value="163589" calcext:value-type="float">
            <text:p>163589</text:p>
          </table:table-cell>
          <table:table-cell table:number-columns-repeated="4"/>
        </table:table-row>
        <table:table-row table:style-name="ro1">
          <table:table-cell office:value-type="float" office:value="7920644" calcext:value-type="float">
            <text:p>7920644</text:p>
          </table:table-cell>
          <table:table-cell office:value-type="float" office:value="564944" calcext:value-type="float">
            <text:p>564944</text:p>
          </table:table-cell>
          <table:table-cell office:value-type="float" office:value="169011" calcext:value-type="float">
            <text:p>169011</text:p>
          </table:table-cell>
          <table:table-cell table:number-columns-repeated="4"/>
        </table:table-row>
        <table:table-row table:style-name="ro1">
          <table:table-cell office:value-type="float" office:value="8261860" calcext:value-type="float">
            <text:p>8261860</text:p>
          </table:table-cell>
          <table:table-cell office:value-type="float" office:value="573366" calcext:value-type="float">
            <text:p>573366</text:p>
          </table:table-cell>
          <table:table-cell office:value-type="float" office:value="165609" calcext:value-type="float">
            <text:p>165609</text:p>
          </table:table-cell>
          <table:table-cell table:number-columns-repeated="4"/>
        </table:table-row>
        <table:table-row table:style-name="ro1">
          <table:table-cell office:value-type="float" office:value="7907567" calcext:value-type="float">
            <text:p>7907567</text:p>
          </table:table-cell>
          <table:table-cell office:value-type="float" office:value="560201" calcext:value-type="float">
            <text:p>560201</text:p>
          </table:table-cell>
          <table:table-cell office:value-type="float" office:value="164506" calcext:value-type="float">
            <text:p>164506</text:p>
          </table:table-cell>
          <table:table-cell table:number-columns-repeated="4"/>
        </table:table-row>
        <table:table-row table:style-name="ro1">
          <table:table-cell office:value-type="float" office:value="7962617" calcext:value-type="float">
            <text:p>7962617</text:p>
          </table:table-cell>
          <table:table-cell office:value-type="float" office:value="586406" calcext:value-type="float">
            <text:p>586406</text:p>
          </table:table-cell>
          <table:table-cell office:value-type="float" office:value="163797" calcext:value-type="float">
            <text:p>163797</text:p>
          </table:table-cell>
          <table:table-cell table:number-columns-repeated="4"/>
        </table:table-row>
        <table:table-row table:style-name="ro1">
          <table:table-cell office:value-type="float" office:value="7739815" calcext:value-type="float">
            <text:p>7739815</text:p>
          </table:table-cell>
          <table:table-cell office:value-type="float" office:value="562659" calcext:value-type="float">
            <text:p>562659</text:p>
          </table:table-cell>
          <table:table-cell office:value-type="float" office:value="164659" calcext:value-type="float">
            <text:p>164659</text:p>
          </table:table-cell>
          <table:table-cell table:number-columns-repeated="4"/>
        </table:table-row>
        <table:table-row table:style-name="ro1">
          <table:table-cell office:value-type="float" office:value="8150919" calcext:value-type="float">
            <text:p>8150919</text:p>
          </table:table-cell>
          <table:table-cell office:value-type="float" office:value="617953" calcext:value-type="float">
            <text:p>617953</text:p>
          </table:table-cell>
          <table:table-cell office:value-type="float" office:value="180879" calcext:value-type="float">
            <text:p>180879</text:p>
          </table:table-cell>
          <table:table-cell table:number-columns-repeated="4"/>
        </table:table-row>
        <table:table-row table:style-name="ro1">
          <table:table-cell office:value-type="float" office:value="7779486" calcext:value-type="float">
            <text:p>7779486</text:p>
          </table:table-cell>
          <table:table-cell office:value-type="float" office:value="554524" calcext:value-type="float">
            <text:p>554524</text:p>
          </table:table-cell>
          <table:table-cell office:value-type="float" office:value="163970" calcext:value-type="float">
            <text:p>163970</text:p>
          </table:table-cell>
          <table:table-cell table:number-columns-repeated="4"/>
        </table:table-row>
        <table:table-row table:style-name="ro1">
          <table:table-cell office:value-type="float" office:value="7970401" calcext:value-type="float">
            <text:p>7970401</text:p>
          </table:table-cell>
          <table:table-cell office:value-type="float" office:value="569015" calcext:value-type="float">
            <text:p>569015</text:p>
          </table:table-cell>
          <table:table-cell office:value-type="float" office:value="163610" calcext:value-type="float">
            <text:p>163610</text:p>
          </table:table-cell>
          <table:table-cell table:number-columns-repeated="4"/>
        </table:table-row>
        <table:table-row table:style-name="ro1">
          <table:table-cell office:value-type="float" office:value="8261183" calcext:value-type="float">
            <text:p>8261183</text:p>
          </table:table-cell>
          <table:table-cell office:value-type="float" office:value="589840" calcext:value-type="float">
            <text:p>589840</text:p>
          </table:table-cell>
          <table:table-cell office:value-type="float" office:value="163483" calcext:value-type="float">
            <text:p>163483</text:p>
          </table:table-cell>
          <table:table-cell table:number-columns-repeated="4"/>
        </table:table-row>
        <table:table-row table:style-name="ro1">
          <table:table-cell office:value-type="float" office:value="7857445" calcext:value-type="float">
            <text:p>7857445</text:p>
          </table:table-cell>
          <table:table-cell office:value-type="float" office:value="583343" calcext:value-type="float">
            <text:p>583343</text:p>
          </table:table-cell>
          <table:table-cell office:value-type="float" office:value="245686" calcext:value-type="float">
            <text:p>245686</text:p>
          </table:table-cell>
          <table:table-cell table:number-columns-repeated="4"/>
        </table:table-row>
        <table:table-row table:style-name="ro1">
          <table:table-cell office:value-type="float" office:value="7769909" calcext:value-type="float">
            <text:p>7769909</text:p>
          </table:table-cell>
          <table:table-cell office:value-type="float" office:value="610168" calcext:value-type="float">
            <text:p>610168</text:p>
          </table:table-cell>
          <table:table-cell office:value-type="float" office:value="167343" calcext:value-type="float">
            <text:p>167343</text:p>
          </table:table-cell>
          <table:table-cell table:number-columns-repeated="4"/>
        </table:table-row>
        <table:table-row table:style-name="ro1">
          <table:table-cell office:value-type="float" office:value="7847447" calcext:value-type="float">
            <text:p>7847447</text:p>
          </table:table-cell>
          <table:table-cell office:value-type="float" office:value="569177" calcext:value-type="float">
            <text:p>569177</text:p>
          </table:table-cell>
          <table:table-cell office:value-type="float" office:value="163744" calcext:value-type="float">
            <text:p>163744</text:p>
          </table:table-cell>
          <table:table-cell table:number-columns-repeated="4"/>
        </table:table-row>
        <table:table-row table:style-name="ro1">
          <table:table-cell office:value-type="float" office:value="7817362" calcext:value-type="float">
            <text:p>7817362</text:p>
          </table:table-cell>
          <table:table-cell office:value-type="float" office:value="567494" calcext:value-type="float">
            <text:p>567494</text:p>
          </table:table-cell>
          <table:table-cell office:value-type="float" office:value="166344" calcext:value-type="float">
            <text:p>166344</text:p>
          </table:table-cell>
          <table:table-cell table:number-columns-repeated="4"/>
        </table:table-row>
        <table:table-row table:style-name="ro1">
          <table:table-cell office:value-type="float" office:value="7929320" calcext:value-type="float">
            <text:p>7929320</text:p>
          </table:table-cell>
          <table:table-cell office:value-type="float" office:value="590608" calcext:value-type="float">
            <text:p>590608</text:p>
          </table:table-cell>
          <table:table-cell office:value-type="float" office:value="164538" calcext:value-type="float">
            <text:p>164538</text:p>
          </table:table-cell>
          <table:table-cell table:number-columns-repeated="4"/>
        </table:table-row>
        <table:table-row table:style-name="ro1">
          <table:table-cell office:value-type="float" office:value="7816403" calcext:value-type="float">
            <text:p>7816403</text:p>
          </table:table-cell>
          <table:table-cell office:value-type="float" office:value="567029" calcext:value-type="float">
            <text:p>567029</text:p>
          </table:table-cell>
          <table:table-cell office:value-type="float" office:value="184136" calcext:value-type="float">
            <text:p>184136</text:p>
          </table:table-cell>
          <table:table-cell table:number-columns-repeated="4"/>
        </table:table-row>
        <table:table-row table:style-name="ro1">
          <table:table-cell office:value-type="float" office:value="8295575" calcext:value-type="float">
            <text:p>8295575</text:p>
          </table:table-cell>
          <table:table-cell office:value-type="float" office:value="644640" calcext:value-type="float">
            <text:p>644640</text:p>
          </table:table-cell>
          <table:table-cell office:value-type="float" office:value="163417" calcext:value-type="float">
            <text:p>163417</text:p>
          </table:table-cell>
          <table:table-cell table:number-columns-repeated="4"/>
        </table:table-row>
        <table:table-row table:style-name="ro1">
          <table:table-cell office:value-type="float" office:value="8369841" calcext:value-type="float">
            <text:p>8369841</text:p>
          </table:table-cell>
          <table:table-cell office:value-type="float" office:value="632794" calcext:value-type="float">
            <text:p>632794</text:p>
          </table:table-cell>
          <table:table-cell office:value-type="float" office:value="164431" calcext:value-type="float">
            <text:p>164431</text:p>
          </table:table-cell>
          <table:table-cell table:number-columns-repeated="4"/>
        </table:table-row>
        <table:table-row table:style-name="ro1">
          <table:table-cell office:value-type="float" office:value="7770726" calcext:value-type="float">
            <text:p>7770726</text:p>
          </table:table-cell>
          <table:table-cell office:value-type="float" office:value="650487" calcext:value-type="float">
            <text:p>650487</text:p>
          </table:table-cell>
          <table:table-cell office:value-type="float" office:value="164181" calcext:value-type="float">
            <text:p>164181</text:p>
          </table:table-cell>
          <table:table-cell table:number-columns-repeated="4"/>
        </table:table-row>
        <table:table-row table:style-name="ro1">
          <table:table-cell office:value-type="float" office:value="7709482" calcext:value-type="float">
            <text:p>7709482</text:p>
          </table:table-cell>
          <table:table-cell office:value-type="float" office:value="600615" calcext:value-type="float">
            <text:p>600615</text:p>
          </table:table-cell>
          <table:table-cell office:value-type="float" office:value="163802" calcext:value-type="float">
            <text:p>163802</text:p>
          </table:table-cell>
          <table:table-cell table:number-columns-repeated="4"/>
        </table:table-row>
        <table:table-row table:style-name="ro1">
          <table:table-cell office:value-type="float" office:value="8372519" calcext:value-type="float">
            <text:p>8372519</text:p>
          </table:table-cell>
          <table:table-cell office:value-type="float" office:value="648795" calcext:value-type="float">
            <text:p>648795</text:p>
          </table:table-cell>
          <table:table-cell office:value-type="float" office:value="180032" calcext:value-type="float">
            <text:p>180032</text:p>
          </table:table-cell>
          <table:table-cell table:number-columns-repeated="4"/>
        </table:table-row>
        <table:table-row table:style-name="ro1">
          <table:table-cell office:value-type="float" office:value="9237354" calcext:value-type="float">
            <text:p>9237354</text:p>
          </table:table-cell>
          <table:table-cell office:value-type="float" office:value="602908" calcext:value-type="float">
            <text:p>602908</text:p>
          </table:table-cell>
          <table:table-cell office:value-type="float" office:value="180471" calcext:value-type="float">
            <text:p>180471</text:p>
          </table:table-cell>
          <table:table-cell table:number-columns-repeated="4"/>
        </table:table-row>
        <table:table-row table:style-name="ro1">
          <table:table-cell office:value-type="float" office:value="8052901" calcext:value-type="float">
            <text:p>8052901</text:p>
          </table:table-cell>
          <table:table-cell office:value-type="float" office:value="618798" calcext:value-type="float">
            <text:p>618798</text:p>
          </table:table-cell>
          <table:table-cell office:value-type="float" office:value="164247" calcext:value-type="float">
            <text:p>164247</text:p>
          </table:table-cell>
          <table:table-cell table:number-columns-repeated="4"/>
        </table:table-row>
        <table:table-row table:style-name="ro1">
          <table:table-cell office:value-type="float" office:value="8000365" calcext:value-type="float">
            <text:p>8000365</text:p>
          </table:table-cell>
          <table:table-cell office:value-type="float" office:value="575462" calcext:value-type="float">
            <text:p>575462</text:p>
          </table:table-cell>
          <table:table-cell office:value-type="float" office:value="160255" calcext:value-type="float">
            <text:p>160255</text:p>
          </table:table-cell>
          <table:table-cell table:number-columns-repeated="4"/>
        </table:table-row>
        <table:table-row table:style-name="ro1">
          <table:table-cell office:value-type="float" office:value="7842866" calcext:value-type="float">
            <text:p>7842866</text:p>
          </table:table-cell>
          <table:table-cell office:value-type="float" office:value="574782" calcext:value-type="float">
            <text:p>574782</text:p>
          </table:table-cell>
          <table:table-cell office:value-type="float" office:value="164577" calcext:value-type="float">
            <text:p>164577</text:p>
          </table:table-cell>
          <table:table-cell table:number-columns-repeated="4"/>
        </table:table-row>
        <table:table-row table:style-name="ro1">
          <table:table-cell office:value-type="float" office:value="7916155" calcext:value-type="float">
            <text:p>7916155</text:p>
          </table:table-cell>
          <table:table-cell office:value-type="float" office:value="562959" calcext:value-type="float">
            <text:p>562959</text:p>
          </table:table-cell>
          <table:table-cell office:value-type="float" office:value="165333" calcext:value-type="float">
            <text:p>165333</text:p>
          </table:table-cell>
          <table:table-cell table:number-columns-repeated="4"/>
        </table:table-row>
        <table:table-row table:style-name="ro1">
          <table:table-cell office:value-type="float" office:value="7789199" calcext:value-type="float">
            <text:p>7789199</text:p>
          </table:table-cell>
          <table:table-cell office:value-type="float" office:value="563772" calcext:value-type="float">
            <text:p>563772</text:p>
          </table:table-cell>
          <table:table-cell office:value-type="float" office:value="163525" calcext:value-type="float">
            <text:p>163525</text:p>
          </table:table-cell>
          <table:table-cell table:number-columns-repeated="4"/>
        </table:table-row>
        <table:table-row table:style-name="ro1">
          <table:table-cell office:value-type="float" office:value="7857765" calcext:value-type="float">
            <text:p>7857765</text:p>
          </table:table-cell>
          <table:table-cell office:value-type="float" office:value="587166" calcext:value-type="float">
            <text:p>587166</text:p>
          </table:table-cell>
          <table:table-cell office:value-type="float" office:value="165433" calcext:value-type="float">
            <text:p>165433</text:p>
          </table:table-cell>
          <table:table-cell table:number-columns-repeated="4"/>
        </table:table-row>
        <table:table-row table:style-name="ro1">
          <table:table-cell office:value-type="float" office:value="7824458" calcext:value-type="float">
            <text:p>7824458</text:p>
          </table:table-cell>
          <table:table-cell office:value-type="float" office:value="563558" calcext:value-type="float">
            <text:p>563558</text:p>
          </table:table-cell>
          <table:table-cell office:value-type="float" office:value="164045" calcext:value-type="float">
            <text:p>164045</text:p>
          </table:table-cell>
          <table:table-cell table:number-columns-repeated="4"/>
        </table:table-row>
        <table:table-row table:style-name="ro1">
          <table:table-cell office:value-type="float" office:value="8020883" calcext:value-type="float">
            <text:p>8020883</text:p>
          </table:table-cell>
          <table:table-cell office:value-type="float" office:value="581694" calcext:value-type="float">
            <text:p>581694</text:p>
          </table:table-cell>
          <table:table-cell office:value-type="float" office:value="163547" calcext:value-type="float">
            <text:p>163547</text:p>
          </table:table-cell>
          <table:table-cell table:number-columns-repeated="4"/>
        </table:table-row>
        <table:table-row table:style-name="ro1">
          <table:table-cell office:value-type="float" office:value="7977117" calcext:value-type="float">
            <text:p>7977117</text:p>
          </table:table-cell>
          <table:table-cell office:value-type="float" office:value="560540" calcext:value-type="float">
            <text:p>560540</text:p>
          </table:table-cell>
          <table:table-cell office:value-type="float" office:value="163585" calcext:value-type="float">
            <text:p>163585</text:p>
          </table:table-cell>
          <table:table-cell table:number-columns-repeated="4"/>
        </table:table-row>
        <table:table-row table:style-name="ro1">
          <table:table-cell office:value-type="float" office:value="7824402" calcext:value-type="float">
            <text:p>7824402</text:p>
          </table:table-cell>
          <table:table-cell office:value-type="float" office:value="567149" calcext:value-type="float">
            <text:p>567149</text:p>
          </table:table-cell>
          <table:table-cell office:value-type="float" office:value="164522" calcext:value-type="float">
            <text:p>164522</text:p>
          </table:table-cell>
          <table:table-cell table:number-columns-repeated="4"/>
        </table:table-row>
        <table:table-row table:style-name="ro1">
          <table:table-cell office:value-type="float" office:value="7822937" calcext:value-type="float">
            <text:p>7822937</text:p>
          </table:table-cell>
          <table:table-cell office:value-type="float" office:value="574849" calcext:value-type="float">
            <text:p>574849</text:p>
          </table:table-cell>
          <table:table-cell office:value-type="float" office:value="163694" calcext:value-type="float">
            <text:p>163694</text:p>
          </table:table-cell>
          <table:table-cell table:number-columns-repeated="4"/>
        </table:table-row>
        <table:table-row table:style-name="ro1">
          <table:table-cell office:value-type="float" office:value="7896932" calcext:value-type="float">
            <text:p>7896932</text:p>
          </table:table-cell>
          <table:table-cell office:value-type="float" office:value="577048" calcext:value-type="float">
            <text:p>577048</text:p>
          </table:table-cell>
          <table:table-cell office:value-type="float" office:value="164008" calcext:value-type="float">
            <text:p>164008</text:p>
          </table:table-cell>
          <table:table-cell table:number-columns-repeated="4"/>
        </table:table-row>
        <table:table-row table:style-name="ro1">
          <table:table-cell office:value-type="float" office:value="7871673" calcext:value-type="float">
            <text:p>7871673</text:p>
          </table:table-cell>
          <table:table-cell office:value-type="float" office:value="561165" calcext:value-type="float">
            <text:p>561165</text:p>
          </table:table-cell>
          <table:table-cell office:value-type="float" office:value="164794" calcext:value-type="float">
            <text:p>164794</text:p>
          </table:table-cell>
          <table:table-cell table:number-columns-repeated="4"/>
        </table:table-row>
        <table:table-row table:style-name="ro1">
          <table:table-cell office:value-type="float" office:value="7706687" calcext:value-type="float">
            <text:p>7706687</text:p>
          </table:table-cell>
          <table:table-cell office:value-type="float" office:value="563846" calcext:value-type="float">
            <text:p>563846</text:p>
          </table:table-cell>
          <table:table-cell office:value-type="float" office:value="164401" calcext:value-type="float">
            <text:p>164401</text:p>
          </table:table-cell>
          <table:table-cell table:number-columns-repeated="4"/>
        </table:table-row>
        <table:table-row table:style-name="ro1">
          <table:table-cell office:value-type="float" office:value="7689125" calcext:value-type="float">
            <text:p>7689125</text:p>
          </table:table-cell>
          <table:table-cell office:value-type="float" office:value="575567" calcext:value-type="float">
            <text:p>575567</text:p>
          </table:table-cell>
          <table:table-cell office:value-type="float" office:value="169378" calcext:value-type="float">
            <text:p>169378</text:p>
          </table:table-cell>
          <table:table-cell table:number-columns-repeated="4"/>
        </table:table-row>
        <table:table-row table:style-name="ro1">
          <table:table-cell office:value-type="float" office:value="7702418" calcext:value-type="float">
            <text:p>7702418</text:p>
          </table:table-cell>
          <table:table-cell office:value-type="float" office:value="568713" calcext:value-type="float">
            <text:p>568713</text:p>
          </table:table-cell>
          <table:table-cell office:value-type="float" office:value="164014" calcext:value-type="float">
            <text:p>164014</text:p>
          </table:table-cell>
          <table:table-cell table:number-columns-repeated="4"/>
        </table:table-row>
        <table:table-row table:style-name="ro1">
          <table:table-cell office:value-type="float" office:value="7852505" calcext:value-type="float">
            <text:p>7852505</text:p>
          </table:table-cell>
          <table:table-cell office:value-type="float" office:value="565225" calcext:value-type="float">
            <text:p>565225</text:p>
          </table:table-cell>
          <table:table-cell office:value-type="float" office:value="178798" calcext:value-type="float">
            <text:p>178798</text:p>
          </table:table-cell>
          <table:table-cell table:number-columns-repeated="4"/>
        </table:table-row>
        <table:table-row table:style-name="ro1">
          <table:table-cell office:value-type="float" office:value="7741751" calcext:value-type="float">
            <text:p>7741751</text:p>
          </table:table-cell>
          <table:table-cell office:value-type="float" office:value="551513" calcext:value-type="float">
            <text:p>551513</text:p>
          </table:table-cell>
          <table:table-cell office:value-type="float" office:value="164804" calcext:value-type="float">
            <text:p>164804</text:p>
          </table:table-cell>
          <table:table-cell table:number-columns-repeated="4"/>
        </table:table-row>
        <table:table-row table:style-name="ro1">
          <table:table-cell office:value-type="float" office:value="7691386" calcext:value-type="float">
            <text:p>7691386</text:p>
          </table:table-cell>
          <table:table-cell office:value-type="float" office:value="638499" calcext:value-type="float">
            <text:p>638499</text:p>
          </table:table-cell>
          <table:table-cell office:value-type="float" office:value="164977" calcext:value-type="float">
            <text:p>164977</text:p>
          </table:table-cell>
          <table:table-cell table:number-columns-repeated="4"/>
        </table:table-row>
        <table:table-row table:style-name="ro1">
          <table:table-cell office:value-type="float" office:value="7902550" calcext:value-type="float">
            <text:p>7902550</text:p>
          </table:table-cell>
          <table:table-cell office:value-type="float" office:value="597402" calcext:value-type="float">
            <text:p>597402</text:p>
          </table:table-cell>
          <table:table-cell office:value-type="float" office:value="164487" calcext:value-type="float">
            <text:p>164487</text:p>
          </table:table-cell>
          <table:table-cell table:number-columns-repeated="4"/>
        </table:table-row>
        <table:table-row table:style-name="ro1">
          <table:table-cell office:value-type="float" office:value="7637880" calcext:value-type="float">
            <text:p>7637880</text:p>
          </table:table-cell>
          <table:table-cell office:value-type="float" office:value="572186" calcext:value-type="float">
            <text:p>572186</text:p>
          </table:table-cell>
          <table:table-cell office:value-type="float" office:value="164011" calcext:value-type="float">
            <text:p>164011</text:p>
          </table:table-cell>
          <table:table-cell table:number-columns-repeated="4"/>
        </table:table-row>
        <table:table-row table:style-name="ro1">
          <table:table-cell office:value-type="float" office:value="7743602" calcext:value-type="float">
            <text:p>7743602</text:p>
          </table:table-cell>
          <table:table-cell office:value-type="float" office:value="569289" calcext:value-type="float">
            <text:p>569289</text:p>
          </table:table-cell>
          <table:table-cell office:value-type="float" office:value="163509" calcext:value-type="float">
            <text:p>163509</text:p>
          </table:table-cell>
          <table:table-cell table:number-columns-repeated="4"/>
        </table:table-row>
        <table:table-row table:style-name="ro1">
          <table:table-cell office:value-type="float" office:value="7918237" calcext:value-type="float">
            <text:p>7918237</text:p>
          </table:table-cell>
          <table:table-cell office:value-type="float" office:value="565464" calcext:value-type="float">
            <text:p>565464</text:p>
          </table:table-cell>
          <table:table-cell office:value-type="float" office:value="164413" calcext:value-type="float">
            <text:p>164413</text:p>
          </table:table-cell>
          <table:table-cell table:number-columns-repeated="4"/>
        </table:table-row>
        <table:table-row table:style-name="ro1">
          <table:table-cell office:value-type="float" office:value="7888945" calcext:value-type="float">
            <text:p>7888945</text:p>
          </table:table-cell>
          <table:table-cell office:value-type="float" office:value="557009" calcext:value-type="float">
            <text:p>557009</text:p>
          </table:table-cell>
          <table:table-cell office:value-type="float" office:value="164390" calcext:value-type="float">
            <text:p>164390</text:p>
          </table:table-cell>
          <table:table-cell table:number-columns-repeated="4"/>
        </table:table-row>
        <table:table-row table:style-name="ro1">
          <table:table-cell office:value-type="float" office:value="7830957" calcext:value-type="float">
            <text:p>7830957</text:p>
          </table:table-cell>
          <table:table-cell office:value-type="float" office:value="570528" calcext:value-type="float">
            <text:p>570528</text:p>
          </table:table-cell>
          <table:table-cell office:value-type="float" office:value="164268" calcext:value-type="float">
            <text:p>164268</text:p>
          </table:table-cell>
          <table:table-cell table:number-columns-repeated="4"/>
        </table:table-row>
        <table:table-row table:style-name="ro1">
          <table:table-cell office:value-type="float" office:value="7744111" calcext:value-type="float">
            <text:p>7744111</text:p>
          </table:table-cell>
          <table:table-cell office:value-type="float" office:value="560663" calcext:value-type="float">
            <text:p>560663</text:p>
          </table:table-cell>
          <table:table-cell office:value-type="float" office:value="163979" calcext:value-type="float">
            <text:p>163979</text:p>
          </table:table-cell>
          <table:table-cell table:number-columns-repeated="4"/>
        </table:table-row>
        <table:table-row table:style-name="ro1">
          <table:table-cell office:value-type="float" office:value="7738211" calcext:value-type="float">
            <text:p>7738211</text:p>
          </table:table-cell>
          <table:table-cell office:value-type="float" office:value="558704" calcext:value-type="float">
            <text:p>558704</text:p>
          </table:table-cell>
          <table:table-cell office:value-type="float" office:value="165309" calcext:value-type="float">
            <text:p>165309</text:p>
          </table:table-cell>
          <table:table-cell table:number-columns-repeated="4"/>
        </table:table-row>
        <table:table-row table:style-name="ro1">
          <table:table-cell office:value-type="float" office:value="7765294" calcext:value-type="float">
            <text:p>7765294</text:p>
          </table:table-cell>
          <table:table-cell office:value-type="float" office:value="596628" calcext:value-type="float">
            <text:p>596628</text:p>
          </table:table-cell>
          <table:table-cell office:value-type="float" office:value="164157" calcext:value-type="float">
            <text:p>164157</text:p>
          </table:table-cell>
          <table:table-cell table:number-columns-repeated="4"/>
        </table:table-row>
        <table:table-row table:style-name="ro1">
          <table:table-cell office:value-type="float" office:value="7740937" calcext:value-type="float">
            <text:p>7740937</text:p>
          </table:table-cell>
          <table:table-cell office:value-type="float" office:value="554806" calcext:value-type="float">
            <text:p>554806</text:p>
          </table:table-cell>
          <table:table-cell office:value-type="float" office:value="163711" calcext:value-type="float">
            <text:p>163711</text:p>
          </table:table-cell>
          <table:table-cell table:number-columns-repeated="4"/>
        </table:table-row>
        <table:table-row table:style-name="ro1">
          <table:table-cell office:value-type="float" office:value="7771756" calcext:value-type="float">
            <text:p>7771756</text:p>
          </table:table-cell>
          <table:table-cell office:value-type="float" office:value="571532" calcext:value-type="float">
            <text:p>571532</text:p>
          </table:table-cell>
          <table:table-cell office:value-type="float" office:value="163480" calcext:value-type="float">
            <text:p>163480</text:p>
          </table:table-cell>
          <table:table-cell table:number-columns-repeated="4"/>
        </table:table-row>
        <table:table-row table:style-name="ro1">
          <table:table-cell office:value-type="float" office:value="7728072" calcext:value-type="float">
            <text:p>7728072</text:p>
          </table:table-cell>
          <table:table-cell office:value-type="float" office:value="576674" calcext:value-type="float">
            <text:p>576674</text:p>
          </table:table-cell>
          <table:table-cell office:value-type="float" office:value="164021" calcext:value-type="float">
            <text:p>164021</text:p>
          </table:table-cell>
          <table:table-cell table:number-columns-repeated="4"/>
        </table:table-row>
        <table:table-row table:style-name="ro1">
          <table:table-cell office:value-type="float" office:value="7763862" calcext:value-type="float">
            <text:p>7763862</text:p>
          </table:table-cell>
          <table:table-cell office:value-type="float" office:value="620946" calcext:value-type="float">
            <text:p>620946</text:p>
          </table:table-cell>
          <table:table-cell office:value-type="float" office:value="164955" calcext:value-type="float">
            <text:p>164955</text:p>
          </table:table-cell>
          <table:table-cell table:number-columns-repeated="4"/>
        </table:table-row>
        <table:table-row table:style-name="ro1">
          <table:table-cell office:value-type="float" office:value="7932313" calcext:value-type="float">
            <text:p>7932313</text:p>
          </table:table-cell>
          <table:table-cell office:value-type="float" office:value="569765" calcext:value-type="float">
            <text:p>569765</text:p>
          </table:table-cell>
          <table:table-cell office:value-type="float" office:value="165015" calcext:value-type="float">
            <text:p>165015</text:p>
          </table:table-cell>
          <table:table-cell table:number-columns-repeated="4"/>
        </table:table-row>
        <table:table-row table:style-name="ro1">
          <table:table-cell office:value-type="float" office:value="7740022" calcext:value-type="float">
            <text:p>7740022</text:p>
          </table:table-cell>
          <table:table-cell office:value-type="float" office:value="565482" calcext:value-type="float">
            <text:p>565482</text:p>
          </table:table-cell>
          <table:table-cell office:value-type="float" office:value="164444" calcext:value-type="float">
            <text:p>164444</text:p>
          </table:table-cell>
          <table:table-cell table:number-columns-repeated="4"/>
        </table:table-row>
        <table:table-row table:style-name="ro1">
          <table:table-cell office:value-type="float" office:value="8099161" calcext:value-type="float">
            <text:p>8099161</text:p>
          </table:table-cell>
          <table:table-cell office:value-type="float" office:value="569358" calcext:value-type="float">
            <text:p>569358</text:p>
          </table:table-cell>
          <table:table-cell office:value-type="float" office:value="163533" calcext:value-type="float">
            <text:p>163533</text:p>
          </table:table-cell>
          <table:table-cell table:number-columns-repeated="4"/>
        </table:table-row>
        <table:table-row table:style-name="ro1">
          <table:table-cell office:value-type="float" office:value="7730670" calcext:value-type="float">
            <text:p>7730670</text:p>
          </table:table-cell>
          <table:table-cell office:value-type="float" office:value="558351" calcext:value-type="float">
            <text:p>558351</text:p>
          </table:table-cell>
          <table:table-cell office:value-type="float" office:value="177642" calcext:value-type="float">
            <text:p>177642</text:p>
          </table:table-cell>
          <table:table-cell table:number-columns-repeated="4"/>
        </table:table-row>
        <table:table-row table:style-name="ro1">
          <table:table-cell office:value-type="float" office:value="8109999" calcext:value-type="float">
            <text:p>8109999</text:p>
          </table:table-cell>
          <table:table-cell office:value-type="float" office:value="570501" calcext:value-type="float">
            <text:p>570501</text:p>
          </table:table-cell>
          <table:table-cell office:value-type="float" office:value="165278" calcext:value-type="float">
            <text:p>165278</text:p>
          </table:table-cell>
          <table:table-cell table:number-columns-repeated="4"/>
        </table:table-row>
        <table:table-row table:style-name="ro1">
          <table:table-cell office:value-type="float" office:value="7892716" calcext:value-type="float">
            <text:p>7892716</text:p>
          </table:table-cell>
          <table:table-cell office:value-type="float" office:value="594670" calcext:value-type="float">
            <text:p>594670</text:p>
          </table:table-cell>
          <table:table-cell office:value-type="float" office:value="164479" calcext:value-type="float">
            <text:p>164479</text:p>
          </table:table-cell>
          <table:table-cell table:number-columns-repeated="4"/>
        </table:table-row>
        <table:table-row table:style-name="ro1">
          <table:table-cell office:value-type="float" office:value="8071295" calcext:value-type="float">
            <text:p>8071295</text:p>
          </table:table-cell>
          <table:table-cell office:value-type="float" office:value="577668" calcext:value-type="float">
            <text:p>577668</text:p>
          </table:table-cell>
          <table:table-cell office:value-type="float" office:value="164139" calcext:value-type="float">
            <text:p>164139</text:p>
          </table:table-cell>
          <table:table-cell table:number-columns-repeated="4"/>
        </table:table-row>
        <table:table-row table:style-name="ro1">
          <table:table-cell office:value-type="float" office:value="7878682" calcext:value-type="float">
            <text:p>7878682</text:p>
          </table:table-cell>
          <table:table-cell office:value-type="float" office:value="570504" calcext:value-type="float">
            <text:p>570504</text:p>
          </table:table-cell>
          <table:table-cell office:value-type="float" office:value="164622" calcext:value-type="float">
            <text:p>164622</text:p>
          </table:table-cell>
          <table:table-cell table:number-columns-repeated="4"/>
        </table:table-row>
        <table:table-row table:style-name="ro1">
          <table:table-cell office:value-type="float" office:value="7878058" calcext:value-type="float">
            <text:p>7878058</text:p>
          </table:table-cell>
          <table:table-cell office:value-type="float" office:value="567273" calcext:value-type="float">
            <text:p>567273</text:p>
          </table:table-cell>
          <table:table-cell office:value-type="float" office:value="164572" calcext:value-type="float">
            <text:p>164572</text:p>
          </table:table-cell>
          <table:table-cell table:number-columns-repeated="4"/>
        </table:table-row>
        <table:table-row table:style-name="ro1">
          <table:table-cell office:value-type="float" office:value="7848182" calcext:value-type="float">
            <text:p>7848182</text:p>
          </table:table-cell>
          <table:table-cell office:value-type="float" office:value="605600" calcext:value-type="float">
            <text:p>605600</text:p>
          </table:table-cell>
          <table:table-cell office:value-type="float" office:value="163787" calcext:value-type="float">
            <text:p>163787</text:p>
          </table:table-cell>
          <table:table-cell table:number-columns-repeated="4"/>
        </table:table-row>
        <table:table-row table:style-name="ro1">
          <table:table-cell office:value-type="float" office:value="7926059" calcext:value-type="float">
            <text:p>7926059</text:p>
          </table:table-cell>
          <table:table-cell office:value-type="float" office:value="601178" calcext:value-type="float">
            <text:p>601178</text:p>
          </table:table-cell>
          <table:table-cell office:value-type="float" office:value="164107" calcext:value-type="float">
            <text:p>164107</text:p>
          </table:table-cell>
          <table:table-cell table:number-columns-repeated="4"/>
        </table:table-row>
        <table:table-row table:style-name="ro1">
          <table:table-cell office:value-type="float" office:value="7719410" calcext:value-type="float">
            <text:p>7719410</text:p>
          </table:table-cell>
          <table:table-cell office:value-type="float" office:value="563972" calcext:value-type="float">
            <text:p>563972</text:p>
          </table:table-cell>
          <table:table-cell office:value-type="float" office:value="163715" calcext:value-type="float">
            <text:p>163715</text:p>
          </table:table-cell>
          <table:table-cell table:number-columns-repeated="4"/>
        </table:table-row>
        <table:table-row table:style-name="ro1">
          <table:table-cell office:value-type="float" office:value="7877031" calcext:value-type="float">
            <text:p>7877031</text:p>
          </table:table-cell>
          <table:table-cell office:value-type="float" office:value="584088" calcext:value-type="float">
            <text:p>584088</text:p>
          </table:table-cell>
          <table:table-cell office:value-type="float" office:value="163909" calcext:value-type="float">
            <text:p>163909</text:p>
          </table:table-cell>
          <table:table-cell table:number-columns-repeated="4"/>
        </table:table-row>
        <table:table-row table:style-name="ro1">
          <table:table-cell office:value-type="float" office:value="7823009" calcext:value-type="float">
            <text:p>7823009</text:p>
          </table:table-cell>
          <table:table-cell office:value-type="float" office:value="570525" calcext:value-type="float">
            <text:p>570525</text:p>
          </table:table-cell>
          <table:table-cell office:value-type="float" office:value="164494" calcext:value-type="float">
            <text:p>164494</text:p>
          </table:table-cell>
          <table:table-cell table:number-columns-repeated="4"/>
        </table:table-row>
        <table:table-row table:style-name="ro1">
          <table:table-cell office:value-type="float" office:value="8101197" calcext:value-type="float">
            <text:p>8101197</text:p>
          </table:table-cell>
          <table:table-cell office:value-type="float" office:value="570130" calcext:value-type="float">
            <text:p>570130</text:p>
          </table:table-cell>
          <table:table-cell office:value-type="float" office:value="179653" calcext:value-type="float">
            <text:p>179653</text:p>
          </table:table-cell>
          <table:table-cell table:number-columns-repeated="4"/>
        </table:table-row>
        <table:table-row table:style-name="ro1">
          <table:table-cell office:value-type="float" office:value="7768622" calcext:value-type="float">
            <text:p>7768622</text:p>
          </table:table-cell>
          <table:table-cell office:value-type="float" office:value="561568" calcext:value-type="float">
            <text:p>561568</text:p>
          </table:table-cell>
          <table:table-cell office:value-type="float" office:value="164668" calcext:value-type="float">
            <text:p>164668</text:p>
          </table:table-cell>
          <table:table-cell table:number-columns-repeated="4"/>
        </table:table-row>
        <table:table-row table:style-name="ro1">
          <table:table-cell office:value-type="float" office:value="7883543" calcext:value-type="float">
            <text:p>7883543</text:p>
          </table:table-cell>
          <table:table-cell office:value-type="float" office:value="562564" calcext:value-type="float">
            <text:p>562564</text:p>
          </table:table-cell>
          <table:table-cell office:value-type="float" office:value="178801" calcext:value-type="float">
            <text:p>178801</text:p>
          </table:table-cell>
          <table:table-cell table:number-columns-repeated="4"/>
        </table:table-row>
        <table:table-row table:style-name="ro1">
          <table:table-cell office:value-type="float" office:value="7646997" calcext:value-type="float">
            <text:p>7646997</text:p>
          </table:table-cell>
          <table:table-cell office:value-type="float" office:value="556821" calcext:value-type="float">
            <text:p>556821</text:p>
          </table:table-cell>
          <table:table-cell office:value-type="float" office:value="164304" calcext:value-type="float">
            <text:p>164304</text:p>
          </table:table-cell>
          <table:table-cell table:number-columns-repeated="4"/>
        </table:table-row>
        <table:table-row table:style-name="ro1">
          <table:table-cell office:value-type="float" office:value="8044087" calcext:value-type="float">
            <text:p>8044087</text:p>
          </table:table-cell>
          <table:table-cell office:value-type="float" office:value="618974" calcext:value-type="float">
            <text:p>618974</text:p>
          </table:table-cell>
          <table:table-cell office:value-type="float" office:value="163958" calcext:value-type="float">
            <text:p>163958</text:p>
          </table:table-cell>
          <table:table-cell table:number-columns-repeated="4"/>
        </table:table-row>
        <table:table-row table:style-name="ro1">
          <table:table-cell office:value-type="float" office:value="7861481" calcext:value-type="float">
            <text:p>7861481</text:p>
          </table:table-cell>
          <table:table-cell office:value-type="float" office:value="570784" calcext:value-type="float">
            <text:p>570784</text:p>
          </table:table-cell>
          <table:table-cell office:value-type="float" office:value="163793" calcext:value-type="float">
            <text:p>163793</text:p>
          </table:table-cell>
          <table:table-cell table:number-columns-repeated="4"/>
        </table:table-row>
        <table:table-row table:style-name="ro1">
          <table:table-cell office:value-type="float" office:value="7833584" calcext:value-type="float">
            <text:p>7833584</text:p>
          </table:table-cell>
          <table:table-cell office:value-type="float" office:value="582609" calcext:value-type="float">
            <text:p>582609</text:p>
          </table:table-cell>
          <table:table-cell office:value-type="float" office:value="165743" calcext:value-type="float">
            <text:p>165743</text:p>
          </table:table-cell>
          <table:table-cell table:number-columns-repeated="4"/>
        </table:table-row>
        <table:table-row table:style-name="ro1">
          <table:table-cell office:value-type="float" office:value="7708116" calcext:value-type="float">
            <text:p>7708116</text:p>
          </table:table-cell>
          <table:table-cell office:value-type="float" office:value="559912" calcext:value-type="float">
            <text:p>559912</text:p>
          </table:table-cell>
          <table:table-cell office:value-type="float" office:value="163411" calcext:value-type="float">
            <text:p>163411</text:p>
          </table:table-cell>
          <table:table-cell table:number-columns-repeated="4"/>
        </table:table-row>
        <table:table-row table:style-name="ro1">
          <table:table-cell office:value-type="float" office:value="7787439" calcext:value-type="float">
            <text:p>7787439</text:p>
          </table:table-cell>
          <table:table-cell office:value-type="float" office:value="568855" calcext:value-type="float">
            <text:p>568855</text:p>
          </table:table-cell>
          <table:table-cell office:value-type="float" office:value="163480" calcext:value-type="float">
            <text:p>163480</text:p>
          </table:table-cell>
          <table:table-cell table:number-columns-repeated="4"/>
        </table:table-row>
        <table:table-row table:style-name="ro1">
          <table:table-cell office:value-type="float" office:value="7694084" calcext:value-type="float">
            <text:p>7694084</text:p>
          </table:table-cell>
          <table:table-cell office:value-type="float" office:value="561228" calcext:value-type="float">
            <text:p>561228</text:p>
          </table:table-cell>
          <table:table-cell office:value-type="float" office:value="176672" calcext:value-type="float">
            <text:p>176672</text:p>
          </table:table-cell>
          <table:table-cell table:number-columns-repeated="4"/>
        </table:table-row>
        <table:table-row table:style-name="ro1">
          <table:table-cell office:value-type="float" office:value="7752107" calcext:value-type="float">
            <text:p>7752107</text:p>
          </table:table-cell>
          <table:table-cell office:value-type="float" office:value="574800" calcext:value-type="float">
            <text:p>574800</text:p>
          </table:table-cell>
          <table:table-cell office:value-type="float" office:value="164639" calcext:value-type="float">
            <text:p>164639</text:p>
          </table:table-cell>
          <table:table-cell table:number-columns-repeated="4"/>
        </table:table-row>
        <table:table-row table:style-name="ro1">
          <table:table-cell office:value-type="float" office:value="7922979" calcext:value-type="float">
            <text:p>7922979</text:p>
          </table:table-cell>
          <table:table-cell office:value-type="float" office:value="575662" calcext:value-type="float">
            <text:p>575662</text:p>
          </table:table-cell>
          <table:table-cell office:value-type="float" office:value="164269" calcext:value-type="float">
            <text:p>164269</text:p>
          </table:table-cell>
          <table:table-cell table:number-columns-repeated="4"/>
        </table:table-row>
        <table:table-row table:style-name="ro1">
          <table:table-cell office:value-type="float" office:value="7816340" calcext:value-type="float">
            <text:p>7816340</text:p>
          </table:table-cell>
          <table:table-cell office:value-type="float" office:value="568097" calcext:value-type="float">
            <text:p>568097</text:p>
          </table:table-cell>
          <table:table-cell office:value-type="float" office:value="164725" calcext:value-type="float">
            <text:p>164725</text:p>
          </table:table-cell>
          <table:table-cell table:number-columns-repeated="4"/>
        </table:table-row>
        <table:table-row table:style-name="ro1">
          <table:table-cell office:value-type="float" office:value="8115317" calcext:value-type="float">
            <text:p>8115317</text:p>
          </table:table-cell>
          <table:table-cell office:value-type="float" office:value="751675" calcext:value-type="float">
            <text:p>751675</text:p>
          </table:table-cell>
          <table:table-cell office:value-type="float" office:value="167532" calcext:value-type="float">
            <text:p>167532</text:p>
          </table:table-cell>
          <table:table-cell table:number-columns-repeated="4"/>
        </table:table-row>
        <table:table-row table:style-name="ro1">
          <table:table-cell office:value-type="float" office:value="8050785" calcext:value-type="float">
            <text:p>8050785</text:p>
          </table:table-cell>
          <table:table-cell office:value-type="float" office:value="640376" calcext:value-type="float">
            <text:p>640376</text:p>
          </table:table-cell>
          <table:table-cell office:value-type="float" office:value="163665" calcext:value-type="float">
            <text:p>163665</text:p>
          </table:table-cell>
          <table:table-cell table:number-columns-repeated="4"/>
        </table:table-row>
        <table:table-row table:style-name="ro1">
          <table:table-cell office:value-type="float" office:value="7938131" calcext:value-type="float">
            <text:p>7938131</text:p>
          </table:table-cell>
          <table:table-cell office:value-type="float" office:value="563497" calcext:value-type="float">
            <text:p>563497</text:p>
          </table:table-cell>
          <table:table-cell office:value-type="float" office:value="164405" calcext:value-type="float">
            <text:p>164405</text:p>
          </table:table-cell>
          <table:table-cell table:number-columns-repeated="4"/>
        </table:table-row>
        <table:table-row table:style-name="ro1">
          <table:table-cell office:value-type="float" office:value="8038120" calcext:value-type="float">
            <text:p>8038120</text:p>
          </table:table-cell>
          <table:table-cell office:value-type="float" office:value="559826" calcext:value-type="float">
            <text:p>559826</text:p>
          </table:table-cell>
          <table:table-cell office:value-type="float" office:value="164871" calcext:value-type="float">
            <text:p>164871</text:p>
          </table:table-cell>
          <table:table-cell table:number-columns-repeated="4"/>
        </table:table-row>
        <table:table-row table:style-name="ro1">
          <table:table-cell office:value-type="float" office:value="7931018" calcext:value-type="float">
            <text:p>7931018</text:p>
          </table:table-cell>
          <table:table-cell office:value-type="float" office:value="603640" calcext:value-type="float">
            <text:p>603640</text:p>
          </table:table-cell>
          <table:table-cell office:value-type="float" office:value="163651" calcext:value-type="float">
            <text:p>163651</text:p>
          </table:table-cell>
          <table:table-cell table:number-columns-repeated="4"/>
        </table:table-row>
        <table:table-row table:style-name="ro1">
          <table:table-cell office:value-type="float" office:value="7788523" calcext:value-type="float">
            <text:p>7788523</text:p>
          </table:table-cell>
          <table:table-cell office:value-type="float" office:value="555945" calcext:value-type="float">
            <text:p>555945</text:p>
          </table:table-cell>
          <table:table-cell office:value-type="float" office:value="163629" calcext:value-type="float">
            <text:p>163629</text:p>
          </table:table-cell>
          <table:table-cell table:number-columns-repeated="4"/>
        </table:table-row>
        <table:table-row table:style-name="ro1">
          <table:table-cell office:value-type="float" office:value="7707879" calcext:value-type="float">
            <text:p>7707879</text:p>
          </table:table-cell>
          <table:table-cell office:value-type="float" office:value="569497" calcext:value-type="float">
            <text:p>569497</text:p>
          </table:table-cell>
          <table:table-cell office:value-type="float" office:value="163977" calcext:value-type="float">
            <text:p>163977</text:p>
          </table:table-cell>
          <table:table-cell table:number-columns-repeated="4"/>
        </table:table-row>
        <table:table-row table:style-name="ro1">
          <table:table-cell office:value-type="float" office:value="7651706" calcext:value-type="float">
            <text:p>7651706</text:p>
          </table:table-cell>
          <table:table-cell office:value-type="float" office:value="566672" calcext:value-type="float">
            <text:p>566672</text:p>
          </table:table-cell>
          <table:table-cell office:value-type="float" office:value="165326" calcext:value-type="float">
            <text:p>165326</text:p>
          </table:table-cell>
          <table:table-cell table:number-columns-repeated="4"/>
        </table:table-row>
        <table:table-row table:style-name="ro1">
          <table:table-cell office:value-type="float" office:value="8035733" calcext:value-type="float">
            <text:p>8035733</text:p>
          </table:table-cell>
          <table:table-cell office:value-type="float" office:value="572300" calcext:value-type="float">
            <text:p>572300</text:p>
          </table:table-cell>
          <table:table-cell office:value-type="float" office:value="163954" calcext:value-type="float">
            <text:p>163954</text:p>
          </table:table-cell>
          <table:table-cell table:number-columns-repeated="4"/>
        </table:table-row>
        <table:table-row table:style-name="ro1">
          <table:table-cell office:value-type="float" office:value="7718671" calcext:value-type="float">
            <text:p>7718671</text:p>
          </table:table-cell>
          <table:table-cell office:value-type="float" office:value="569152" calcext:value-type="float">
            <text:p>569152</text:p>
          </table:table-cell>
          <table:table-cell office:value-type="float" office:value="166657" calcext:value-type="float">
            <text:p>166657</text:p>
          </table:table-cell>
          <table:table-cell table:number-columns-repeated="4"/>
        </table:table-row>
        <table:table-row table:style-name="ro1">
          <table:table-cell office:value-type="float" office:value="7712176" calcext:value-type="float">
            <text:p>7712176</text:p>
          </table:table-cell>
          <table:table-cell office:value-type="float" office:value="558033" calcext:value-type="float">
            <text:p>558033</text:p>
          </table:table-cell>
          <table:table-cell office:value-type="float" office:value="165224" calcext:value-type="float">
            <text:p>165224</text:p>
          </table:table-cell>
          <table:table-cell table:number-columns-repeated="4"/>
        </table:table-row>
        <table:table-row table:style-name="ro1">
          <table:table-cell office:value-type="float" office:value="7898429" calcext:value-type="float">
            <text:p>7898429</text:p>
          </table:table-cell>
          <table:table-cell office:value-type="float" office:value="564715" calcext:value-type="float">
            <text:p>564715</text:p>
          </table:table-cell>
          <table:table-cell office:value-type="float" office:value="164333" calcext:value-type="float">
            <text:p>164333</text:p>
          </table:table-cell>
          <table:table-cell table:number-columns-repeated="4"/>
        </table:table-row>
        <table:table-row table:style-name="ro1">
          <table:table-cell office:value-type="float" office:value="7780484" calcext:value-type="float">
            <text:p>7780484</text:p>
          </table:table-cell>
          <table:table-cell office:value-type="float" office:value="563820" calcext:value-type="float">
            <text:p>563820</text:p>
          </table:table-cell>
          <table:table-cell office:value-type="float" office:value="165296" calcext:value-type="float">
            <text:p>165296</text:p>
          </table:table-cell>
          <table:table-cell table:number-columns-repeated="4"/>
        </table:table-row>
        <table:table-row table:style-name="ro1">
          <table:table-cell office:value-type="float" office:value="7820529" calcext:value-type="float">
            <text:p>7820529</text:p>
          </table:table-cell>
          <table:table-cell office:value-type="float" office:value="559978" calcext:value-type="float">
            <text:p>559978</text:p>
          </table:table-cell>
          <table:table-cell office:value-type="float" office:value="165779" calcext:value-type="float">
            <text:p>165779</text:p>
          </table:table-cell>
          <table:table-cell table:number-columns-repeated="4"/>
        </table:table-row>
        <table:table-row table:style-name="ro1">
          <table:table-cell office:value-type="float" office:value="7918915" calcext:value-type="float">
            <text:p>7918915</text:p>
          </table:table-cell>
          <table:table-cell office:value-type="float" office:value="573705" calcext:value-type="float">
            <text:p>573705</text:p>
          </table:table-cell>
          <table:table-cell office:value-type="float" office:value="164500" calcext:value-type="float">
            <text:p>164500</text:p>
          </table:table-cell>
          <table:table-cell table:number-columns-repeated="4"/>
        </table:table-row>
        <table:table-row table:style-name="ro1">
          <table:table-cell office:value-type="float" office:value="7739017" calcext:value-type="float">
            <text:p>7739017</text:p>
          </table:table-cell>
          <table:table-cell office:value-type="float" office:value="557252" calcext:value-type="float">
            <text:p>557252</text:p>
          </table:table-cell>
          <table:table-cell office:value-type="float" office:value="164073" calcext:value-type="float">
            <text:p>164073</text:p>
          </table:table-cell>
          <table:table-cell table:number-columns-repeated="4"/>
        </table:table-row>
        <table:table-row table:style-name="ro1">
          <table:table-cell office:value-type="float" office:value="7947778" calcext:value-type="float">
            <text:p>7947778</text:p>
          </table:table-cell>
          <table:table-cell office:value-type="float" office:value="572093" calcext:value-type="float">
            <text:p>572093</text:p>
          </table:table-cell>
          <table:table-cell office:value-type="float" office:value="164242" calcext:value-type="float">
            <text:p>164242</text:p>
          </table:table-cell>
          <table:table-cell table:number-columns-repeated="4"/>
        </table:table-row>
        <table:table-row table:style-name="ro1">
          <table:table-cell office:value-type="float" office:value="7779655" calcext:value-type="float">
            <text:p>7779655</text:p>
          </table:table-cell>
          <table:table-cell office:value-type="float" office:value="584230" calcext:value-type="float">
            <text:p>584230</text:p>
          </table:table-cell>
          <table:table-cell office:value-type="float" office:value="163725" calcext:value-type="float">
            <text:p>163725</text:p>
          </table:table-cell>
          <table:table-cell table:number-columns-repeated="4"/>
        </table:table-row>
        <table:table-row table:style-name="ro1">
          <table:table-cell office:value-type="float" office:value="7957251" calcext:value-type="float">
            <text:p>7957251</text:p>
          </table:table-cell>
          <table:table-cell office:value-type="float" office:value="584464" calcext:value-type="float">
            <text:p>584464</text:p>
          </table:table-cell>
          <table:table-cell office:value-type="float" office:value="168514" calcext:value-type="float">
            <text:p>168514</text:p>
          </table:table-cell>
          <table:table-cell table:number-columns-repeated="4"/>
        </table:table-row>
        <table:table-row table:style-name="ro1">
          <table:table-cell office:value-type="float" office:value="7858723" calcext:value-type="float">
            <text:p>7858723</text:p>
          </table:table-cell>
          <table:table-cell office:value-type="float" office:value="563732" calcext:value-type="float">
            <text:p>563732</text:p>
          </table:table-cell>
          <table:table-cell office:value-type="float" office:value="164064" calcext:value-type="float">
            <text:p>164064</text:p>
          </table:table-cell>
          <table:table-cell table:number-columns-repeated="4"/>
        </table:table-row>
        <table:table-row table:style-name="ro1">
          <table:table-cell office:value-type="float" office:value="7814665" calcext:value-type="float">
            <text:p>7814665</text:p>
          </table:table-cell>
          <table:table-cell office:value-type="float" office:value="560215" calcext:value-type="float">
            <text:p>560215</text:p>
          </table:table-cell>
          <table:table-cell office:value-type="float" office:value="163585" calcext:value-type="float">
            <text:p>163585</text:p>
          </table:table-cell>
          <table:table-cell table:number-columns-repeated="4"/>
        </table:table-row>
        <table:table-row table:style-name="ro1">
          <table:table-cell office:value-type="float" office:value="7704476" calcext:value-type="float">
            <text:p>7704476</text:p>
          </table:table-cell>
          <table:table-cell office:value-type="float" office:value="545049" calcext:value-type="float">
            <text:p>545049</text:p>
          </table:table-cell>
          <table:table-cell office:value-type="float" office:value="163832" calcext:value-type="float">
            <text:p>163832</text:p>
          </table:table-cell>
          <table:table-cell table:number-columns-repeated="4"/>
        </table:table-row>
        <table:table-row table:style-name="ro1">
          <table:table-cell office:value-type="float" office:value="7777833" calcext:value-type="float">
            <text:p>7777833</text:p>
          </table:table-cell>
          <table:table-cell office:value-type="float" office:value="563560" calcext:value-type="float">
            <text:p>563560</text:p>
          </table:table-cell>
          <table:table-cell office:value-type="float" office:value="163360" calcext:value-type="float">
            <text:p>163360</text:p>
          </table:table-cell>
          <table:table-cell table:number-columns-repeated="4"/>
        </table:table-row>
        <table:table-row table:style-name="ro1">
          <table:table-cell office:value-type="float" office:value="7888871" calcext:value-type="float">
            <text:p>7888871</text:p>
          </table:table-cell>
          <table:table-cell office:value-type="float" office:value="561936" calcext:value-type="float">
            <text:p>561936</text:p>
          </table:table-cell>
          <table:table-cell office:value-type="float" office:value="163734" calcext:value-type="float">
            <text:p>163734</text:p>
          </table:table-cell>
          <table:table-cell table:number-columns-repeated="4"/>
        </table:table-row>
        <table:table-row table:style-name="ro1">
          <table:table-cell office:value-type="float" office:value="7830393" calcext:value-type="float">
            <text:p>7830393</text:p>
          </table:table-cell>
          <table:table-cell office:value-type="float" office:value="562526" calcext:value-type="float">
            <text:p>562526</text:p>
          </table:table-cell>
          <table:table-cell office:value-type="float" office:value="164344" calcext:value-type="float">
            <text:p>164344</text:p>
          </table:table-cell>
          <table:table-cell table:number-columns-repeated="4"/>
        </table:table-row>
        <table:table-row table:style-name="ro1">
          <table:table-cell office:value-type="float" office:value="7954722" calcext:value-type="float">
            <text:p>7954722</text:p>
          </table:table-cell>
          <table:table-cell office:value-type="float" office:value="672968" calcext:value-type="float">
            <text:p>672968</text:p>
          </table:table-cell>
          <table:table-cell office:value-type="float" office:value="163962" calcext:value-type="float">
            <text:p>163962</text:p>
          </table:table-cell>
          <table:table-cell table:number-columns-repeated="4"/>
        </table:table-row>
        <table:table-row table:style-name="ro1">
          <table:table-cell office:value-type="float" office:value="8159487" calcext:value-type="float">
            <text:p>8159487</text:p>
          </table:table-cell>
          <table:table-cell office:value-type="float" office:value="644060" calcext:value-type="float">
            <text:p>644060</text:p>
          </table:table-cell>
          <table:table-cell office:value-type="float" office:value="165559" calcext:value-type="float">
            <text:p>165559</text:p>
          </table:table-cell>
          <table:table-cell table:number-columns-repeated="4"/>
        </table:table-row>
        <table:table-row table:style-name="ro1">
          <table:table-cell office:value-type="float" office:value="7633628" calcext:value-type="float">
            <text:p>7633628</text:p>
          </table:table-cell>
          <table:table-cell office:value-type="float" office:value="555950" calcext:value-type="float">
            <text:p>555950</text:p>
          </table:table-cell>
          <table:table-cell office:value-type="float" office:value="163973" calcext:value-type="float">
            <text:p>163973</text:p>
          </table:table-cell>
          <table:table-cell table:number-columns-repeated="4"/>
        </table:table-row>
        <table:table-row table:style-name="ro1">
          <table:table-cell office:value-type="float" office:value="7800419" calcext:value-type="float">
            <text:p>7800419</text:p>
          </table:table-cell>
          <table:table-cell office:value-type="float" office:value="553567" calcext:value-type="float">
            <text:p>553567</text:p>
          </table:table-cell>
          <table:table-cell office:value-type="float" office:value="164077" calcext:value-type="float">
            <text:p>164077</text:p>
          </table:table-cell>
          <table:table-cell table:number-columns-repeated="4"/>
        </table:table-row>
        <table:table-row table:style-name="ro1">
          <table:table-cell office:value-type="float" office:value="7819884" calcext:value-type="float">
            <text:p>7819884</text:p>
          </table:table-cell>
          <table:table-cell office:value-type="float" office:value="621047" calcext:value-type="float">
            <text:p>621047</text:p>
          </table:table-cell>
          <table:table-cell office:value-type="float" office:value="164769" calcext:value-type="float">
            <text:p>164769</text:p>
          </table:table-cell>
          <table:table-cell table:number-columns-repeated="4"/>
        </table:table-row>
        <table:table-row table:style-name="ro1">
          <table:table-cell office:value-type="float" office:value="7849256" calcext:value-type="float">
            <text:p>7849256</text:p>
          </table:table-cell>
          <table:table-cell office:value-type="float" office:value="573185" calcext:value-type="float">
            <text:p>573185</text:p>
          </table:table-cell>
          <table:table-cell office:value-type="float" office:value="166973" calcext:value-type="float">
            <text:p>166973</text:p>
          </table:table-cell>
          <table:table-cell table:number-columns-repeated="4"/>
        </table:table-row>
        <table:table-row table:style-name="ro1">
          <table:table-cell office:value-type="float" office:value="7965153" calcext:value-type="float">
            <text:p>7965153</text:p>
          </table:table-cell>
          <table:table-cell office:value-type="float" office:value="566620" calcext:value-type="float">
            <text:p>566620</text:p>
          </table:table-cell>
          <table:table-cell office:value-type="float" office:value="164114" calcext:value-type="float">
            <text:p>164114</text:p>
          </table:table-cell>
          <table:table-cell table:number-columns-repeated="4"/>
        </table:table-row>
        <table:table-row table:style-name="ro1">
          <table:table-cell office:value-type="float" office:value="7759505" calcext:value-type="float">
            <text:p>7759505</text:p>
          </table:table-cell>
          <table:table-cell office:value-type="float" office:value="561301" calcext:value-type="float">
            <text:p>561301</text:p>
          </table:table-cell>
          <table:table-cell office:value-type="float" office:value="164620" calcext:value-type="float">
            <text:p>164620</text:p>
          </table:table-cell>
          <table:table-cell table:number-columns-repeated="4"/>
        </table:table-row>
        <table:table-row table:style-name="ro1">
          <table:table-cell office:value-type="float" office:value="7668873" calcext:value-type="float">
            <text:p>7668873</text:p>
          </table:table-cell>
          <table:table-cell office:value-type="float" office:value="569748" calcext:value-type="float">
            <text:p>569748</text:p>
          </table:table-cell>
          <table:table-cell office:value-type="float" office:value="164680" calcext:value-type="float">
            <text:p>164680</text:p>
          </table:table-cell>
          <table:table-cell table:number-columns-repeated="4"/>
        </table:table-row>
        <table:table-row table:style-name="ro1">
          <table:table-cell office:value-type="float" office:value="7746489" calcext:value-type="float">
            <text:p>7746489</text:p>
          </table:table-cell>
          <table:table-cell office:value-type="float" office:value="567877" calcext:value-type="float">
            <text:p>567877</text:p>
          </table:table-cell>
          <table:table-cell office:value-type="float" office:value="164111" calcext:value-type="float">
            <text:p>164111</text:p>
          </table:table-cell>
          <table:table-cell table:number-columns-repeated="4"/>
        </table:table-row>
        <table:table-row table:style-name="ro1">
          <table:table-cell office:value-type="float" office:value="8025942" calcext:value-type="float">
            <text:p>8025942</text:p>
          </table:table-cell>
          <table:table-cell office:value-type="float" office:value="557363" calcext:value-type="float">
            <text:p>557363</text:p>
          </table:table-cell>
          <table:table-cell office:value-type="float" office:value="164410" calcext:value-type="float">
            <text:p>164410</text:p>
          </table:table-cell>
          <table:table-cell table:number-columns-repeated="4"/>
        </table:table-row>
        <table:table-row table:style-name="ro1">
          <table:table-cell office:value-type="float" office:value="7686660" calcext:value-type="float">
            <text:p>7686660</text:p>
          </table:table-cell>
          <table:table-cell office:value-type="float" office:value="561557" calcext:value-type="float">
            <text:p>561557</text:p>
          </table:table-cell>
          <table:table-cell office:value-type="float" office:value="164725" calcext:value-type="float">
            <text:p>164725</text:p>
          </table:table-cell>
          <table:table-cell table:number-columns-repeated="4"/>
        </table:table-row>
        <table:table-row table:style-name="ro1">
          <table:table-cell office:value-type="float" office:value="7746794" calcext:value-type="float">
            <text:p>7746794</text:p>
          </table:table-cell>
          <table:table-cell office:value-type="float" office:value="558595" calcext:value-type="float">
            <text:p>558595</text:p>
          </table:table-cell>
          <table:table-cell office:value-type="float" office:value="164843" calcext:value-type="float">
            <text:p>164843</text:p>
          </table:table-cell>
          <table:table-cell table:number-columns-repeated="4"/>
        </table:table-row>
        <table:table-row table:style-name="ro1">
          <table:table-cell office:value-type="float" office:value="7666757" calcext:value-type="float">
            <text:p>7666757</text:p>
          </table:table-cell>
          <table:table-cell office:value-type="float" office:value="565211" calcext:value-type="float">
            <text:p>565211</text:p>
          </table:table-cell>
          <table:table-cell office:value-type="float" office:value="163724" calcext:value-type="float">
            <text:p>163724</text:p>
          </table:table-cell>
          <table:table-cell table:number-columns-repeated="4"/>
        </table:table-row>
        <table:table-row table:style-name="ro1">
          <table:table-cell office:value-type="float" office:value="7936498" calcext:value-type="float">
            <text:p>7936498</text:p>
          </table:table-cell>
          <table:table-cell office:value-type="float" office:value="586161" calcext:value-type="float">
            <text:p>586161</text:p>
          </table:table-cell>
          <table:table-cell office:value-type="float" office:value="167578" calcext:value-type="float">
            <text:p>167578</text:p>
          </table:table-cell>
          <table:table-cell table:number-columns-repeated="4"/>
        </table:table-row>
        <table:table-row table:style-name="ro1">
          <table:table-cell office:value-type="float" office:value="7748738" calcext:value-type="float">
            <text:p>7748738</text:p>
          </table:table-cell>
          <table:table-cell office:value-type="float" office:value="563239" calcext:value-type="float">
            <text:p>563239</text:p>
          </table:table-cell>
          <table:table-cell office:value-type="float" office:value="163469" calcext:value-type="float">
            <text:p>163469</text:p>
          </table:table-cell>
          <table:table-cell table:number-columns-repeated="4"/>
        </table:table-row>
        <table:table-row table:style-name="ro1">
          <table:table-cell office:value-type="float" office:value="8017031" calcext:value-type="float">
            <text:p>8017031</text:p>
          </table:table-cell>
          <table:table-cell office:value-type="float" office:value="575810" calcext:value-type="float">
            <text:p>575810</text:p>
          </table:table-cell>
          <table:table-cell office:value-type="float" office:value="163198" calcext:value-type="float">
            <text:p>163198</text:p>
          </table:table-cell>
          <table:table-cell table:number-columns-repeated="4"/>
        </table:table-row>
        <table:table-row table:style-name="ro1">
          <table:table-cell office:value-type="float" office:value="7644419" calcext:value-type="float">
            <text:p>7644419</text:p>
          </table:table-cell>
          <table:table-cell office:value-type="float" office:value="566763" calcext:value-type="float">
            <text:p>566763</text:p>
          </table:table-cell>
          <table:table-cell office:value-type="float" office:value="163802" calcext:value-type="float">
            <text:p>163802</text:p>
          </table:table-cell>
          <table:table-cell table:number-columns-repeated="4"/>
        </table:table-row>
        <table:table-row table:style-name="ro1">
          <table:table-cell office:value-type="float" office:value="7947506" calcext:value-type="float">
            <text:p>7947506</text:p>
          </table:table-cell>
          <table:table-cell office:value-type="float" office:value="584576" calcext:value-type="float">
            <text:p>584576</text:p>
          </table:table-cell>
          <table:table-cell office:value-type="float" office:value="164880" calcext:value-type="float">
            <text:p>164880</text:p>
          </table:table-cell>
          <table:table-cell table:number-columns-repeated="4"/>
        </table:table-row>
        <table:table-row table:style-name="ro1">
          <table:table-cell office:value-type="float" office:value="7753806" calcext:value-type="float">
            <text:p>7753806</text:p>
          </table:table-cell>
          <table:table-cell office:value-type="float" office:value="565904" calcext:value-type="float">
            <text:p>565904</text:p>
          </table:table-cell>
          <table:table-cell office:value-type="float" office:value="164934" calcext:value-type="float">
            <text:p>164934</text:p>
          </table:table-cell>
          <table:table-cell table:number-columns-repeated="4"/>
        </table:table-row>
        <table:table-row table:style-name="ro1">
          <table:table-cell office:value-type="float" office:value="7925682" calcext:value-type="float">
            <text:p>7925682</text:p>
          </table:table-cell>
          <table:table-cell office:value-type="float" office:value="575470" calcext:value-type="float">
            <text:p>575470</text:p>
          </table:table-cell>
          <table:table-cell office:value-type="float" office:value="164306" calcext:value-type="float">
            <text:p>164306</text:p>
          </table:table-cell>
          <table:table-cell table:number-columns-repeated="4"/>
        </table:table-row>
        <table:table-row table:style-name="ro1">
          <table:table-cell office:value-type="float" office:value="7807437" calcext:value-type="float">
            <text:p>7807437</text:p>
          </table:table-cell>
          <table:table-cell office:value-type="float" office:value="587051" calcext:value-type="float">
            <text:p>587051</text:p>
          </table:table-cell>
          <table:table-cell office:value-type="float" office:value="185287" calcext:value-type="float">
            <text:p>185287</text:p>
          </table:table-cell>
          <table:table-cell table:number-columns-repeated="4"/>
        </table:table-row>
        <table:table-row table:style-name="ro1">
          <table:table-cell office:value-type="float" office:value="8010361" calcext:value-type="float">
            <text:p>8010361</text:p>
          </table:table-cell>
          <table:table-cell office:value-type="float" office:value="573613" calcext:value-type="float">
            <text:p>573613</text:p>
          </table:table-cell>
          <table:table-cell office:value-type="float" office:value="179188" calcext:value-type="float">
            <text:p>179188</text:p>
          </table:table-cell>
          <table:table-cell table:number-columns-repeated="4"/>
        </table:table-row>
        <table:table-row table:style-name="ro1">
          <table:table-cell office:value-type="float" office:value="7767480" calcext:value-type="float">
            <text:p>7767480</text:p>
          </table:table-cell>
          <table:table-cell office:value-type="float" office:value="544707" calcext:value-type="float">
            <text:p>544707</text:p>
          </table:table-cell>
          <table:table-cell office:value-type="float" office:value="202926" calcext:value-type="float">
            <text:p>202926</text:p>
          </table:table-cell>
          <table:table-cell table:number-columns-repeated="4"/>
        </table:table-row>
        <table:table-row table:style-name="ro1">
          <table:table-cell office:value-type="float" office:value="7653773" calcext:value-type="float">
            <text:p>7653773</text:p>
          </table:table-cell>
          <table:table-cell office:value-type="float" office:value="556235" calcext:value-type="float">
            <text:p>556235</text:p>
          </table:table-cell>
          <table:table-cell office:value-type="float" office:value="163744" calcext:value-type="float">
            <text:p>163744</text:p>
          </table:table-cell>
          <table:table-cell table:number-columns-repeated="4"/>
        </table:table-row>
        <table:table-row table:style-name="ro1">
          <table:table-cell office:value-type="float" office:value="7673605" calcext:value-type="float">
            <text:p>7673605</text:p>
          </table:table-cell>
          <table:table-cell office:value-type="float" office:value="561607" calcext:value-type="float">
            <text:p>561607</text:p>
          </table:table-cell>
          <table:table-cell office:value-type="float" office:value="177671" calcext:value-type="float">
            <text:p>177671</text:p>
          </table:table-cell>
          <table:table-cell table:number-columns-repeated="4"/>
        </table:table-row>
        <table:table-row table:style-name="ro1">
          <table:table-cell office:value-type="float" office:value="7738808" calcext:value-type="float">
            <text:p>7738808</text:p>
          </table:table-cell>
          <table:table-cell office:value-type="float" office:value="579692" calcext:value-type="float">
            <text:p>579692</text:p>
          </table:table-cell>
          <table:table-cell office:value-type="float" office:value="163445" calcext:value-type="float">
            <text:p>163445</text:p>
          </table:table-cell>
          <table:table-cell table:number-columns-repeated="4"/>
        </table:table-row>
        <table:table-row table:style-name="ro1">
          <table:table-cell office:value-type="float" office:value="7776747" calcext:value-type="float">
            <text:p>7776747</text:p>
          </table:table-cell>
          <table:table-cell office:value-type="float" office:value="562626" calcext:value-type="float">
            <text:p>562626</text:p>
          </table:table-cell>
          <table:table-cell office:value-type="float" office:value="164583" calcext:value-type="float">
            <text:p>164583</text:p>
          </table:table-cell>
          <table:table-cell table:number-columns-repeated="4"/>
        </table:table-row>
        <table:table-row table:style-name="ro1">
          <table:table-cell office:value-type="float" office:value="7743583" calcext:value-type="float">
            <text:p>7743583</text:p>
          </table:table-cell>
          <table:table-cell office:value-type="float" office:value="562931" calcext:value-type="float">
            <text:p>562931</text:p>
          </table:table-cell>
          <table:table-cell office:value-type="float" office:value="163236" calcext:value-type="float">
            <text:p>163236</text:p>
          </table:table-cell>
          <table:table-cell table:number-columns-repeated="4"/>
        </table:table-row>
        <table:table-row table:style-name="ro1">
          <table:table-cell office:value-type="float" office:value="7800115" calcext:value-type="float">
            <text:p>7800115</text:p>
          </table:table-cell>
          <table:table-cell office:value-type="float" office:value="565730" calcext:value-type="float">
            <text:p>565730</text:p>
          </table:table-cell>
          <table:table-cell office:value-type="float" office:value="163658" calcext:value-type="float">
            <text:p>163658</text:p>
          </table:table-cell>
          <table:table-cell table:number-columns-repeated="4"/>
        </table:table-row>
        <table:table-row table:style-name="ro1">
          <table:table-cell office:value-type="float" office:value="7946488" calcext:value-type="float">
            <text:p>7946488</text:p>
          </table:table-cell>
          <table:table-cell office:value-type="float" office:value="559814" calcext:value-type="float">
            <text:p>559814</text:p>
          </table:table-cell>
          <table:table-cell office:value-type="float" office:value="164232" calcext:value-type="float">
            <text:p>164232</text:p>
          </table:table-cell>
          <table:table-cell table:number-columns-repeated="4"/>
        </table:table-row>
        <table:table-row table:style-name="ro1">
          <table:table-cell office:value-type="float" office:value="7675740" calcext:value-type="float">
            <text:p>7675740</text:p>
          </table:table-cell>
          <table:table-cell office:value-type="float" office:value="553104" calcext:value-type="float">
            <text:p>553104</text:p>
          </table:table-cell>
          <table:table-cell office:value-type="float" office:value="164583" calcext:value-type="float">
            <text:p>164583</text:p>
          </table:table-cell>
          <table:table-cell table:number-columns-repeated="4"/>
        </table:table-row>
        <table:table-row table:style-name="ro1">
          <table:table-cell office:value-type="float" office:value="7778949" calcext:value-type="float">
            <text:p>7778949</text:p>
          </table:table-cell>
          <table:table-cell office:value-type="float" office:value="552974" calcext:value-type="float">
            <text:p>552974</text:p>
          </table:table-cell>
          <table:table-cell office:value-type="float" office:value="164286" calcext:value-type="float">
            <text:p>164286</text:p>
          </table:table-cell>
          <table:table-cell table:number-columns-repeated="4"/>
        </table:table-row>
        <table:table-row table:style-name="ro1">
          <table:table-cell office:value-type="float" office:value="7809096" calcext:value-type="float">
            <text:p>7809096</text:p>
          </table:table-cell>
          <table:table-cell office:value-type="float" office:value="610793" calcext:value-type="float">
            <text:p>610793</text:p>
          </table:table-cell>
          <table:table-cell office:value-type="float" office:value="165879" calcext:value-type="float">
            <text:p>165879</text:p>
          </table:table-cell>
          <table:table-cell table:number-columns-repeated="4"/>
        </table:table-row>
        <table:table-row table:style-name="ro1">
          <table:table-cell office:value-type="float" office:value="8116844" calcext:value-type="float">
            <text:p>8116844</text:p>
          </table:table-cell>
          <table:table-cell office:value-type="float" office:value="612426" calcext:value-type="float">
            <text:p>612426</text:p>
          </table:table-cell>
          <table:table-cell office:value-type="float" office:value="165451" calcext:value-type="float">
            <text:p>165451</text:p>
          </table:table-cell>
          <table:table-cell table:number-columns-repeated="4"/>
        </table:table-row>
        <table:table-row table:style-name="ro1">
          <table:table-cell office:value-type="float" office:value="7690204" calcext:value-type="float">
            <text:p>7690204</text:p>
          </table:table-cell>
          <table:table-cell office:value-type="float" office:value="578309" calcext:value-type="float">
            <text:p>578309</text:p>
          </table:table-cell>
          <table:table-cell office:value-type="float" office:value="163826" calcext:value-type="float">
            <text:p>163826</text:p>
          </table:table-cell>
          <table:table-cell table:number-columns-repeated="4"/>
        </table:table-row>
        <table:table-row table:style-name="ro1">
          <table:table-cell office:value-type="float" office:value="7629721" calcext:value-type="float">
            <text:p>7629721</text:p>
          </table:table-cell>
          <table:table-cell office:value-type="float" office:value="559940" calcext:value-type="float">
            <text:p>559940</text:p>
          </table:table-cell>
          <table:table-cell office:value-type="float" office:value="165336" calcext:value-type="float">
            <text:p>165336</text:p>
          </table:table-cell>
          <table:table-cell table:number-columns-repeated="4"/>
        </table:table-row>
        <table:table-row table:style-name="ro1">
          <table:table-cell office:value-type="float" office:value="7664342" calcext:value-type="float">
            <text:p>7664342</text:p>
          </table:table-cell>
          <table:table-cell office:value-type="float" office:value="649062" calcext:value-type="float">
            <text:p>649062</text:p>
          </table:table-cell>
          <table:table-cell office:value-type="float" office:value="165827" calcext:value-type="float">
            <text:p>165827</text:p>
          </table:table-cell>
          <table:table-cell table:number-columns-repeated="4"/>
        </table:table-row>
        <table:table-row table:style-name="ro1">
          <table:table-cell office:value-type="float" office:value="8053942" calcext:value-type="float">
            <text:p>8053942</text:p>
          </table:table-cell>
          <table:table-cell office:value-type="float" office:value="582378" calcext:value-type="float">
            <text:p>582378</text:p>
          </table:table-cell>
          <table:table-cell office:value-type="float" office:value="164366" calcext:value-type="float">
            <text:p>164366</text:p>
          </table:table-cell>
          <table:table-cell table:number-columns-repeated="4"/>
        </table:table-row>
        <table:table-row table:style-name="ro1">
          <table:table-cell office:value-type="float" office:value="7881545" calcext:value-type="float">
            <text:p>7881545</text:p>
          </table:table-cell>
          <table:table-cell office:value-type="float" office:value="558870" calcext:value-type="float">
            <text:p>558870</text:p>
          </table:table-cell>
          <table:table-cell office:value-type="float" office:value="163680" calcext:value-type="float">
            <text:p>163680</text:p>
          </table:table-cell>
          <table:table-cell table:number-columns-repeated="4"/>
        </table:table-row>
        <table:table-row table:style-name="ro1">
          <table:table-cell office:value-type="float" office:value="7776506" calcext:value-type="float">
            <text:p>7776506</text:p>
          </table:table-cell>
          <table:table-cell office:value-type="float" office:value="577079" calcext:value-type="float">
            <text:p>577079</text:p>
          </table:table-cell>
          <table:table-cell office:value-type="float" office:value="165203" calcext:value-type="float">
            <text:p>165203</text:p>
          </table:table-cell>
          <table:table-cell table:number-columns-repeated="4"/>
        </table:table-row>
        <table:table-row table:style-name="ro1">
          <table:table-cell office:value-type="float" office:value="7880183" calcext:value-type="float">
            <text:p>7880183</text:p>
          </table:table-cell>
          <table:table-cell office:value-type="float" office:value="561578" calcext:value-type="float">
            <text:p>561578</text:p>
          </table:table-cell>
          <table:table-cell office:value-type="float" office:value="164860" calcext:value-type="float">
            <text:p>164860</text:p>
          </table:table-cell>
          <table:table-cell table:number-columns-repeated="4"/>
        </table:table-row>
        <table:table-row table:style-name="ro1">
          <table:table-cell office:value-type="float" office:value="7717558" calcext:value-type="float">
            <text:p>7717558</text:p>
          </table:table-cell>
          <table:table-cell office:value-type="float" office:value="555708" calcext:value-type="float">
            <text:p>555708</text:p>
          </table:table-cell>
          <table:table-cell office:value-type="float" office:value="163947" calcext:value-type="float">
            <text:p>163947</text:p>
          </table:table-cell>
          <table:table-cell table:number-columns-repeated="4"/>
        </table:table-row>
        <table:table-row table:style-name="ro1">
          <table:table-cell office:value-type="float" office:value="7801196" calcext:value-type="float">
            <text:p>7801196</text:p>
          </table:table-cell>
          <table:table-cell office:value-type="float" office:value="549597" calcext:value-type="float">
            <text:p>549597</text:p>
          </table:table-cell>
          <table:table-cell office:value-type="float" office:value="163982" calcext:value-type="float">
            <text:p>163982</text:p>
          </table:table-cell>
          <table:table-cell table:number-columns-repeated="4"/>
        </table:table-row>
        <table:table-row table:style-name="ro1">
          <table:table-cell office:value-type="float" office:value="7829809" calcext:value-type="float">
            <text:p>7829809</text:p>
          </table:table-cell>
          <table:table-cell office:value-type="float" office:value="558686" calcext:value-type="float">
            <text:p>558686</text:p>
          </table:table-cell>
          <table:table-cell office:value-type="float" office:value="164720" calcext:value-type="float">
            <text:p>164720</text:p>
          </table:table-cell>
          <table:table-cell table:number-columns-repeated="4"/>
        </table:table-row>
        <table:table-row table:style-name="ro1">
          <table:table-cell office:value-type="float" office:value="7680464" calcext:value-type="float">
            <text:p>7680464</text:p>
          </table:table-cell>
          <table:table-cell office:value-type="float" office:value="577377" calcext:value-type="float">
            <text:p>577377</text:p>
          </table:table-cell>
          <table:table-cell office:value-type="float" office:value="163727" calcext:value-type="float">
            <text:p>163727</text:p>
          </table:table-cell>
          <table:table-cell table:number-columns-repeated="4"/>
        </table:table-row>
        <table:table-row table:style-name="ro1">
          <table:table-cell office:value-type="float" office:value="7918037" calcext:value-type="float">
            <text:p>7918037</text:p>
          </table:table-cell>
          <table:table-cell office:value-type="float" office:value="594501" calcext:value-type="float">
            <text:p>594501</text:p>
          </table:table-cell>
          <table:table-cell office:value-type="float" office:value="164063" calcext:value-type="float">
            <text:p>164063</text:p>
          </table:table-cell>
          <table:table-cell table:number-columns-repeated="4"/>
        </table:table-row>
        <table:table-row table:style-name="ro1">
          <table:table-cell office:value-type="float" office:value="7776895" calcext:value-type="float">
            <text:p>7776895</text:p>
          </table:table-cell>
          <table:table-cell office:value-type="float" office:value="569645" calcext:value-type="float">
            <text:p>569645</text:p>
          </table:table-cell>
          <table:table-cell office:value-type="float" office:value="164679" calcext:value-type="float">
            <text:p>164679</text:p>
          </table:table-cell>
          <table:table-cell table:number-columns-repeated="4"/>
        </table:table-row>
        <table:table-row table:style-name="ro1">
          <table:table-cell office:value-type="float" office:value="7774788" calcext:value-type="float">
            <text:p>7774788</text:p>
          </table:table-cell>
          <table:table-cell office:value-type="float" office:value="549381" calcext:value-type="float">
            <text:p>549381</text:p>
          </table:table-cell>
          <table:table-cell office:value-type="float" office:value="164574" calcext:value-type="float">
            <text:p>164574</text:p>
          </table:table-cell>
          <table:table-cell table:number-columns-repeated="4"/>
        </table:table-row>
        <table:table-row table:style-name="ro1">
          <table:table-cell office:value-type="float" office:value="7740482" calcext:value-type="float">
            <text:p>7740482</text:p>
          </table:table-cell>
          <table:table-cell office:value-type="float" office:value="568797" calcext:value-type="float">
            <text:p>568797</text:p>
          </table:table-cell>
          <table:table-cell office:value-type="float" office:value="163745" calcext:value-type="float">
            <text:p>163745</text:p>
          </table:table-cell>
          <table:table-cell table:number-columns-repeated="4"/>
        </table:table-row>
        <table:table-row table:style-name="ro1">
          <table:table-cell office:value-type="float" office:value="7945285" calcext:value-type="float">
            <text:p>7945285</text:p>
          </table:table-cell>
          <table:table-cell office:value-type="float" office:value="578248" calcext:value-type="float">
            <text:p>578248</text:p>
          </table:table-cell>
          <table:table-cell office:value-type="float" office:value="163376" calcext:value-type="float">
            <text:p>163376</text:p>
          </table:table-cell>
          <table:table-cell table:number-columns-repeated="4"/>
        </table:table-row>
        <table:table-row table:style-name="ro1">
          <table:table-cell office:value-type="float" office:value="8028396" calcext:value-type="float">
            <text:p>8028396</text:p>
          </table:table-cell>
          <table:table-cell office:value-type="float" office:value="599576" calcext:value-type="float">
            <text:p>599576</text:p>
          </table:table-cell>
          <table:table-cell office:value-type="float" office:value="174192" calcext:value-type="float">
            <text:p>174192</text:p>
          </table:table-cell>
          <table:table-cell table:number-columns-repeated="4"/>
        </table:table-row>
        <table:table-row table:style-name="ro1">
          <table:table-cell office:value-type="float" office:value="7950687" calcext:value-type="float">
            <text:p>7950687</text:p>
          </table:table-cell>
          <table:table-cell office:value-type="float" office:value="607805" calcext:value-type="float">
            <text:p>607805</text:p>
          </table:table-cell>
          <table:table-cell office:value-type="float" office:value="164448" calcext:value-type="float">
            <text:p>164448</text:p>
          </table:table-cell>
          <table:table-cell table:number-columns-repeated="4"/>
        </table:table-row>
        <table:table-row table:style-name="ro1">
          <table:table-cell office:value-type="float" office:value="7787987" calcext:value-type="float">
            <text:p>7787987</text:p>
          </table:table-cell>
          <table:table-cell office:value-type="float" office:value="566759" calcext:value-type="float">
            <text:p>566759</text:p>
          </table:table-cell>
          <table:table-cell office:value-type="float" office:value="164115" calcext:value-type="float">
            <text:p>164115</text:p>
          </table:table-cell>
          <table:table-cell table:number-columns-repeated="4"/>
        </table:table-row>
        <table:table-row table:style-name="ro1">
          <table:table-cell office:value-type="float" office:value="7724674" calcext:value-type="float">
            <text:p>7724674</text:p>
          </table:table-cell>
          <table:table-cell office:value-type="float" office:value="573783" calcext:value-type="float">
            <text:p>573783</text:p>
          </table:table-cell>
          <table:table-cell office:value-type="float" office:value="164323" calcext:value-type="float">
            <text:p>164323</text:p>
          </table:table-cell>
          <table:table-cell table:number-columns-repeated="4"/>
        </table:table-row>
        <table:table-row table:style-name="ro1">
          <table:table-cell office:value-type="float" office:value="7843791" calcext:value-type="float">
            <text:p>7843791</text:p>
          </table:table-cell>
          <table:table-cell office:value-type="float" office:value="576696" calcext:value-type="float">
            <text:p>576696</text:p>
          </table:table-cell>
          <table:table-cell office:value-type="float" office:value="163875" calcext:value-type="float">
            <text:p>163875</text:p>
          </table:table-cell>
          <table:table-cell table:number-columns-repeated="4"/>
        </table:table-row>
        <table:table-row table:style-name="ro1">
          <table:table-cell office:value-type="float" office:value="7910627" calcext:value-type="float">
            <text:p>7910627</text:p>
          </table:table-cell>
          <table:table-cell office:value-type="float" office:value="555134" calcext:value-type="float">
            <text:p>555134</text:p>
          </table:table-cell>
          <table:table-cell office:value-type="float" office:value="163502" calcext:value-type="float">
            <text:p>163502</text:p>
          </table:table-cell>
          <table:table-cell table:number-columns-repeated="4"/>
        </table:table-row>
        <table:table-row table:style-name="ro1">
          <table:table-cell office:value-type="float" office:value="7962032" calcext:value-type="float">
            <text:p>7962032</text:p>
          </table:table-cell>
          <table:table-cell office:value-type="float" office:value="571236" calcext:value-type="float">
            <text:p>571236</text:p>
          </table:table-cell>
          <table:table-cell office:value-type="float" office:value="163723" calcext:value-type="float">
            <text:p>163723</text:p>
          </table:table-cell>
          <table:table-cell table:number-columns-repeated="4"/>
        </table:table-row>
        <table:table-row table:style-name="ro1">
          <table:table-cell office:value-type="float" office:value="7902724" calcext:value-type="float">
            <text:p>7902724</text:p>
          </table:table-cell>
          <table:table-cell office:value-type="float" office:value="563789" calcext:value-type="float">
            <text:p>563789</text:p>
          </table:table-cell>
          <table:table-cell office:value-type="float" office:value="165744" calcext:value-type="float">
            <text:p>165744</text:p>
          </table:table-cell>
          <table:table-cell table:number-columns-repeated="4"/>
        </table:table-row>
        <table:table-row table:style-name="ro1">
          <table:table-cell office:value-type="float" office:value="7806213" calcext:value-type="float">
            <text:p>7806213</text:p>
          </table:table-cell>
          <table:table-cell office:value-type="float" office:value="574219" calcext:value-type="float">
            <text:p>574219</text:p>
          </table:table-cell>
          <table:table-cell office:value-type="float" office:value="163810" calcext:value-type="float">
            <text:p>163810</text:p>
          </table:table-cell>
          <table:table-cell table:number-columns-repeated="4"/>
        </table:table-row>
        <table:table-row table:style-name="ro1">
          <table:table-cell office:value-type="float" office:value="7737353" calcext:value-type="float">
            <text:p>7737353</text:p>
          </table:table-cell>
          <table:table-cell office:value-type="float" office:value="551942" calcext:value-type="float">
            <text:p>551942</text:p>
          </table:table-cell>
          <table:table-cell office:value-type="float" office:value="164059" calcext:value-type="float">
            <text:p>164059</text:p>
          </table:table-cell>
          <table:table-cell table:number-columns-repeated="4"/>
        </table:table-row>
        <table:table-row table:style-name="ro1">
          <table:table-cell office:value-type="float" office:value="7827023" calcext:value-type="float">
            <text:p>7827023</text:p>
          </table:table-cell>
          <table:table-cell office:value-type="float" office:value="600277" calcext:value-type="float">
            <text:p>600277</text:p>
          </table:table-cell>
          <table:table-cell office:value-type="float" office:value="164740" calcext:value-type="float">
            <text:p>164740</text:p>
          </table:table-cell>
          <table:table-cell table:number-columns-repeated="4"/>
        </table:table-row>
        <table:table-row table:style-name="ro1">
          <table:table-cell office:value-type="float" office:value="7794281" calcext:value-type="float">
            <text:p>7794281</text:p>
          </table:table-cell>
          <table:table-cell office:value-type="float" office:value="574163" calcext:value-type="float">
            <text:p>574163</text:p>
          </table:table-cell>
          <table:table-cell office:value-type="float" office:value="165654" calcext:value-type="float">
            <text:p>165654</text:p>
          </table:table-cell>
          <table:table-cell table:number-columns-repeated="4"/>
        </table:table-row>
        <table:table-row table:style-name="ro1">
          <table:table-cell office:value-type="float" office:value="7871679" calcext:value-type="float">
            <text:p>7871679</text:p>
          </table:table-cell>
          <table:table-cell office:value-type="float" office:value="567860" calcext:value-type="float">
            <text:p>567860</text:p>
          </table:table-cell>
          <table:table-cell office:value-type="float" office:value="165687" calcext:value-type="float">
            <text:p>165687</text:p>
          </table:table-cell>
          <table:table-cell table:number-columns-repeated="4"/>
        </table:table-row>
        <table:table-row table:style-name="ro1">
          <table:table-cell office:value-type="float" office:value="7710626" calcext:value-type="float">
            <text:p>7710626</text:p>
          </table:table-cell>
          <table:table-cell office:value-type="float" office:value="561461" calcext:value-type="float">
            <text:p>561461</text:p>
          </table:table-cell>
          <table:table-cell office:value-type="float" office:value="163467" calcext:value-type="float">
            <text:p>163467</text:p>
          </table:table-cell>
          <table:table-cell table:number-columns-repeated="4"/>
        </table:table-row>
        <table:table-row table:style-name="ro1">
          <table:table-cell office:value-type="float" office:value="7879101" calcext:value-type="float">
            <text:p>7879101</text:p>
          </table:table-cell>
          <table:table-cell office:value-type="float" office:value="712350" calcext:value-type="float">
            <text:p>712350</text:p>
          </table:table-cell>
          <table:table-cell office:value-type="float" office:value="236372" calcext:value-type="float">
            <text:p>236372</text:p>
          </table:table-cell>
          <table:table-cell table:number-columns-repeated="4"/>
        </table:table-row>
        <table:table-row table:style-name="ro1">
          <table:table-cell office:value-type="float" office:value="8018115" calcext:value-type="float">
            <text:p>8018115</text:p>
          </table:table-cell>
          <table:table-cell office:value-type="float" office:value="616436" calcext:value-type="float">
            <text:p>616436</text:p>
          </table:table-cell>
          <table:table-cell office:value-type="float" office:value="179795" calcext:value-type="float">
            <text:p>179795</text:p>
          </table:table-cell>
          <table:table-cell table:number-columns-repeated="4"/>
        </table:table-row>
        <table:table-row table:style-name="ro1">
          <table:table-cell office:value-type="float" office:value="7740531" calcext:value-type="float">
            <text:p>7740531</text:p>
          </table:table-cell>
          <table:table-cell office:value-type="float" office:value="590888" calcext:value-type="float">
            <text:p>590888</text:p>
          </table:table-cell>
          <table:table-cell office:value-type="float" office:value="164403" calcext:value-type="float">
            <text:p>164403</text:p>
          </table:table-cell>
          <table:table-cell table:number-columns-repeated="4"/>
        </table:table-row>
        <table:table-row table:style-name="ro1">
          <table:table-cell office:value-type="float" office:value="7926785" calcext:value-type="float">
            <text:p>7926785</text:p>
          </table:table-cell>
          <table:table-cell office:value-type="float" office:value="569432" calcext:value-type="float">
            <text:p>569432</text:p>
          </table:table-cell>
          <table:table-cell office:value-type="float" office:value="164406" calcext:value-type="float">
            <text:p>164406</text:p>
          </table:table-cell>
          <table:table-cell table:number-columns-repeated="4"/>
        </table:table-row>
        <table:table-row table:style-name="ro1">
          <table:table-cell office:value-type="float" office:value="7736196" calcext:value-type="float">
            <text:p>7736196</text:p>
          </table:table-cell>
          <table:table-cell office:value-type="float" office:value="560888" calcext:value-type="float">
            <text:p>560888</text:p>
          </table:table-cell>
          <table:table-cell office:value-type="float" office:value="170444" calcext:value-type="float">
            <text:p>170444</text:p>
          </table:table-cell>
          <table:table-cell table:number-columns-repeated="4"/>
        </table:table-row>
        <table:table-row table:style-name="ro1">
          <table:table-cell office:value-type="float" office:value="8035532" calcext:value-type="float">
            <text:p>8035532</text:p>
          </table:table-cell>
          <table:table-cell office:value-type="float" office:value="573213" calcext:value-type="float">
            <text:p>573213</text:p>
          </table:table-cell>
          <table:table-cell office:value-type="float" office:value="214444" calcext:value-type="float">
            <text:p>214444</text:p>
          </table:table-cell>
          <table:table-cell table:number-columns-repeated="4"/>
        </table:table-row>
        <table:table-row table:style-name="ro1">
          <table:table-cell office:value-type="float" office:value="7969679" calcext:value-type="float">
            <text:p>7969679</text:p>
          </table:table-cell>
          <table:table-cell office:value-type="float" office:value="618146" calcext:value-type="float">
            <text:p>618146</text:p>
          </table:table-cell>
          <table:table-cell office:value-type="float" office:value="164097" calcext:value-type="float">
            <text:p>164097</text:p>
          </table:table-cell>
          <table:table-cell table:number-columns-repeated="4"/>
        </table:table-row>
        <table:table-row table:style-name="ro1">
          <table:table-cell office:value-type="float" office:value="7931974" calcext:value-type="float">
            <text:p>7931974</text:p>
          </table:table-cell>
          <table:table-cell office:value-type="float" office:value="568170" calcext:value-type="float">
            <text:p>568170</text:p>
          </table:table-cell>
          <table:table-cell office:value-type="float" office:value="164135" calcext:value-type="float">
            <text:p>164135</text:p>
          </table:table-cell>
          <table:table-cell table:number-columns-repeated="4"/>
        </table:table-row>
        <table:table-row table:style-name="ro1">
          <table:table-cell office:value-type="float" office:value="8044785" calcext:value-type="float">
            <text:p>8044785</text:p>
          </table:table-cell>
          <table:table-cell office:value-type="float" office:value="680323" calcext:value-type="float">
            <text:p>680323</text:p>
          </table:table-cell>
          <table:table-cell office:value-type="float" office:value="213145" calcext:value-type="float">
            <text:p>213145</text:p>
          </table:table-cell>
          <table:table-cell table:number-columns-repeated="4"/>
        </table:table-row>
        <table:table-row table:style-name="ro1">
          <table:table-cell office:value-type="float" office:value="7908582" calcext:value-type="float">
            <text:p>7908582</text:p>
          </table:table-cell>
          <table:table-cell office:value-type="float" office:value="573614" calcext:value-type="float">
            <text:p>573614</text:p>
          </table:table-cell>
          <table:table-cell office:value-type="float" office:value="164252" calcext:value-type="float">
            <text:p>164252</text:p>
          </table:table-cell>
          <table:table-cell table:number-columns-repeated="4"/>
        </table:table-row>
        <table:table-row table:style-name="ro1">
          <table:table-cell office:value-type="float" office:value="7910012" calcext:value-type="float">
            <text:p>7910012</text:p>
          </table:table-cell>
          <table:table-cell office:value-type="float" office:value="618579" calcext:value-type="float">
            <text:p>618579</text:p>
          </table:table-cell>
          <table:table-cell office:value-type="float" office:value="164257" calcext:value-type="float">
            <text:p>164257</text:p>
          </table:table-cell>
          <table:table-cell table:number-columns-repeated="4"/>
        </table:table-row>
        <table:table-row table:style-name="ro1">
          <table:table-cell office:value-type="float" office:value="7700820" calcext:value-type="float">
            <text:p>7700820</text:p>
          </table:table-cell>
          <table:table-cell office:value-type="float" office:value="600859" calcext:value-type="float">
            <text:p>600859</text:p>
          </table:table-cell>
          <table:table-cell office:value-type="float" office:value="234774" calcext:value-type="float">
            <text:p>234774</text:p>
          </table:table-cell>
          <table:table-cell table:number-columns-repeated="4"/>
        </table:table-row>
        <table:table-row table:style-name="ro1">
          <table:table-cell office:value-type="float" office:value="7782812" calcext:value-type="float">
            <text:p>7782812</text:p>
          </table:table-cell>
          <table:table-cell office:value-type="float" office:value="564899" calcext:value-type="float">
            <text:p>564899</text:p>
          </table:table-cell>
          <table:table-cell office:value-type="float" office:value="164210" calcext:value-type="float">
            <text:p>164210</text:p>
          </table:table-cell>
          <table:table-cell table:number-columns-repeated="4"/>
        </table:table-row>
        <table:table-row table:style-name="ro1">
          <table:table-cell office:value-type="float" office:value="7914629" calcext:value-type="float">
            <text:p>7914629</text:p>
          </table:table-cell>
          <table:table-cell office:value-type="float" office:value="576489" calcext:value-type="float">
            <text:p>576489</text:p>
          </table:table-cell>
          <table:table-cell office:value-type="float" office:value="164207" calcext:value-type="float">
            <text:p>164207</text:p>
          </table:table-cell>
          <table:table-cell table:number-columns-repeated="4"/>
        </table:table-row>
        <table:table-row table:style-name="ro1">
          <table:table-cell office:value-type="float" office:value="8087350" calcext:value-type="float">
            <text:p>8087350</text:p>
          </table:table-cell>
          <table:table-cell office:value-type="float" office:value="579700" calcext:value-type="float">
            <text:p>579700</text:p>
          </table:table-cell>
          <table:table-cell office:value-type="float" office:value="164125" calcext:value-type="float">
            <text:p>164125</text:p>
          </table:table-cell>
          <table:table-cell table:number-columns-repeated="4"/>
        </table:table-row>
        <table:table-row table:style-name="ro1">
          <table:table-cell office:value-type="float" office:value="7882770" calcext:value-type="float">
            <text:p>7882770</text:p>
          </table:table-cell>
          <table:table-cell office:value-type="float" office:value="592262" calcext:value-type="float">
            <text:p>592262</text:p>
          </table:table-cell>
          <table:table-cell office:value-type="float" office:value="285741" calcext:value-type="float">
            <text:p>285741</text:p>
          </table:table-cell>
          <table:table-cell table:number-columns-repeated="4"/>
        </table:table-row>
        <table:table-row table:style-name="ro1">
          <table:table-cell office:value-type="float" office:value="8152583" calcext:value-type="float">
            <text:p>8152583</text:p>
          </table:table-cell>
          <table:table-cell office:value-type="float" office:value="616223" calcext:value-type="float">
            <text:p>616223</text:p>
          </table:table-cell>
          <table:table-cell office:value-type="float" office:value="163672" calcext:value-type="float">
            <text:p>163672</text:p>
          </table:table-cell>
          <table:table-cell table:number-columns-repeated="4"/>
        </table:table-row>
        <table:table-row table:style-name="ro1">
          <table:table-cell office:value-type="float" office:value="8084293" calcext:value-type="float">
            <text:p>8084293</text:p>
          </table:table-cell>
          <table:table-cell office:value-type="float" office:value="570976" calcext:value-type="float">
            <text:p>570976</text:p>
          </table:table-cell>
          <table:table-cell office:value-type="float" office:value="164240" calcext:value-type="float">
            <text:p>164240</text:p>
          </table:table-cell>
          <table:table-cell table:number-columns-repeated="4"/>
        </table:table-row>
        <table:table-row table:style-name="ro1">
          <table:table-cell office:value-type="float" office:value="7807343" calcext:value-type="float">
            <text:p>7807343</text:p>
          </table:table-cell>
          <table:table-cell office:value-type="float" office:value="588066" calcext:value-type="float">
            <text:p>588066</text:p>
          </table:table-cell>
          <table:table-cell office:value-type="float" office:value="219819" calcext:value-type="float">
            <text:p>219819</text:p>
          </table:table-cell>
          <table:table-cell table:number-columns-repeated="4"/>
        </table:table-row>
        <table:table-row table:style-name="ro1">
          <table:table-cell office:value-type="float" office:value="7831802" calcext:value-type="float">
            <text:p>7831802</text:p>
          </table:table-cell>
          <table:table-cell office:value-type="float" office:value="588758" calcext:value-type="float">
            <text:p>588758</text:p>
          </table:table-cell>
          <table:table-cell office:value-type="float" office:value="163534" calcext:value-type="float">
            <text:p>163534</text:p>
          </table:table-cell>
          <table:table-cell table:number-columns-repeated="4"/>
        </table:table-row>
        <table:table-row table:style-name="ro1">
          <table:table-cell office:value-type="float" office:value="7801884" calcext:value-type="float">
            <text:p>7801884</text:p>
          </table:table-cell>
          <table:table-cell office:value-type="float" office:value="567487" calcext:value-type="float">
            <text:p>567487</text:p>
          </table:table-cell>
          <table:table-cell office:value-type="float" office:value="163384" calcext:value-type="float">
            <text:p>163384</text:p>
          </table:table-cell>
          <table:table-cell table:number-columns-repeated="4"/>
        </table:table-row>
        <table:table-row table:style-name="ro1">
          <table:table-cell office:value-type="float" office:value="7708521" calcext:value-type="float">
            <text:p>7708521</text:p>
          </table:table-cell>
          <table:table-cell office:value-type="float" office:value="604779" calcext:value-type="float">
            <text:p>604779</text:p>
          </table:table-cell>
          <table:table-cell office:value-type="float" office:value="164002" calcext:value-type="float">
            <text:p>164002</text:p>
          </table:table-cell>
          <table:table-cell table:number-columns-repeated="4"/>
        </table:table-row>
        <table:table-row table:style-name="ro1">
          <table:table-cell office:value-type="float" office:value="7882983" calcext:value-type="float">
            <text:p>7882983</text:p>
          </table:table-cell>
          <table:table-cell office:value-type="float" office:value="560006" calcext:value-type="float">
            <text:p>560006</text:p>
          </table:table-cell>
          <table:table-cell office:value-type="float" office:value="164129" calcext:value-type="float">
            <text:p>164129</text:p>
          </table:table-cell>
          <table:table-cell table:number-columns-repeated="4"/>
        </table:table-row>
        <table:table-row table:style-name="ro1">
          <table:table-cell office:value-type="float" office:value="7817553" calcext:value-type="float">
            <text:p>7817553</text:p>
          </table:table-cell>
          <table:table-cell office:value-type="float" office:value="584351" calcext:value-type="float">
            <text:p>584351</text:p>
          </table:table-cell>
          <table:table-cell office:value-type="float" office:value="163837" calcext:value-type="float">
            <text:p>163837</text:p>
          </table:table-cell>
          <table:table-cell table:number-columns-repeated="4"/>
        </table:table-row>
        <table:table-row table:style-name="ro1">
          <table:table-cell office:value-type="float" office:value="7850760" calcext:value-type="float">
            <text:p>7850760</text:p>
          </table:table-cell>
          <table:table-cell office:value-type="float" office:value="576314" calcext:value-type="float">
            <text:p>576314</text:p>
          </table:table-cell>
          <table:table-cell office:value-type="float" office:value="163699" calcext:value-type="float">
            <text:p>163699</text:p>
          </table:table-cell>
          <table:table-cell table:number-columns-repeated="4"/>
        </table:table-row>
        <table:table-row table:style-name="ro1">
          <table:table-cell office:value-type="float" office:value="7976102" calcext:value-type="float">
            <text:p>7976102</text:p>
          </table:table-cell>
          <table:table-cell office:value-type="float" office:value="580772" calcext:value-type="float">
            <text:p>580772</text:p>
          </table:table-cell>
          <table:table-cell office:value-type="float" office:value="163962" calcext:value-type="float">
            <text:p>163962</text:p>
          </table:table-cell>
          <table:table-cell table:number-columns-repeated="4"/>
        </table:table-row>
        <table:table-row table:style-name="ro1">
          <table:table-cell office:value-type="float" office:value="8407035" calcext:value-type="float">
            <text:p>8407035</text:p>
          </table:table-cell>
          <table:table-cell office:value-type="float" office:value="641697" calcext:value-type="float">
            <text:p>641697</text:p>
          </table:table-cell>
          <table:table-cell office:value-type="float" office:value="214500" calcext:value-type="float">
            <text:p>214500</text:p>
          </table:table-cell>
          <table:table-cell table:number-columns-repeated="4"/>
        </table:table-row>
        <table:table-row table:style-name="ro1">
          <table:table-cell office:value-type="float" office:value="7996186" calcext:value-type="float">
            <text:p>7996186</text:p>
          </table:table-cell>
          <table:table-cell office:value-type="float" office:value="623715" calcext:value-type="float">
            <text:p>623715</text:p>
          </table:table-cell>
          <table:table-cell office:value-type="float" office:value="165195" calcext:value-type="float">
            <text:p>165195</text:p>
          </table:table-cell>
          <table:table-cell table:number-columns-repeated="4"/>
        </table:table-row>
        <table:table-row table:style-name="ro1">
          <table:table-cell office:value-type="float" office:value="7734221" calcext:value-type="float">
            <text:p>7734221</text:p>
          </table:table-cell>
          <table:table-cell office:value-type="float" office:value="557260" calcext:value-type="float">
            <text:p>557260</text:p>
          </table:table-cell>
          <table:table-cell office:value-type="float" office:value="164350" calcext:value-type="float">
            <text:p>164350</text:p>
          </table:table-cell>
          <table:table-cell table:number-columns-repeated="4"/>
        </table:table-row>
        <table:table-row table:style-name="ro1">
          <table:table-cell office:value-type="float" office:value="7898463" calcext:value-type="float">
            <text:p>7898463</text:p>
          </table:table-cell>
          <table:table-cell office:value-type="float" office:value="575528" calcext:value-type="float">
            <text:p>575528</text:p>
          </table:table-cell>
          <table:table-cell office:value-type="float" office:value="164000" calcext:value-type="float">
            <text:p>164000</text:p>
          </table:table-cell>
          <table:table-cell table:number-columns-repeated="4"/>
        </table:table-row>
        <table:table-row table:style-name="ro1">
          <table:table-cell office:value-type="float" office:value="8096949" calcext:value-type="float">
            <text:p>8096949</text:p>
          </table:table-cell>
          <table:table-cell office:value-type="float" office:value="621480" calcext:value-type="float">
            <text:p>621480</text:p>
          </table:table-cell>
          <table:table-cell office:value-type="float" office:value="165747" calcext:value-type="float">
            <text:p>165747</text:p>
          </table:table-cell>
          <table:table-cell table:number-columns-repeated="4"/>
        </table:table-row>
        <table:table-row table:style-name="ro1">
          <table:table-cell office:value-type="float" office:value="7931280" calcext:value-type="float">
            <text:p>7931280</text:p>
          </table:table-cell>
          <table:table-cell office:value-type="float" office:value="570303" calcext:value-type="float">
            <text:p>570303</text:p>
          </table:table-cell>
          <table:table-cell office:value-type="float" office:value="164327" calcext:value-type="float">
            <text:p>164327</text:p>
          </table:table-cell>
          <table:table-cell table:number-columns-repeated="4"/>
        </table:table-row>
        <table:table-row table:style-name="ro1">
          <table:table-cell office:value-type="float" office:value="7723672" calcext:value-type="float">
            <text:p>7723672</text:p>
          </table:table-cell>
          <table:table-cell office:value-type="float" office:value="561411" calcext:value-type="float">
            <text:p>561411</text:p>
          </table:table-cell>
          <table:table-cell office:value-type="float" office:value="169022" calcext:value-type="float">
            <text:p>169022</text:p>
          </table:table-cell>
          <table:table-cell table:number-columns-repeated="4"/>
        </table:table-row>
        <table:table-row table:style-name="ro1">
          <table:table-cell office:value-type="float" office:value="7673280" calcext:value-type="float">
            <text:p>7673280</text:p>
          </table:table-cell>
          <table:table-cell office:value-type="float" office:value="575383" calcext:value-type="float">
            <text:p>575383</text:p>
          </table:table-cell>
          <table:table-cell office:value-type="float" office:value="164483" calcext:value-type="float">
            <text:p>164483</text:p>
          </table:table-cell>
          <table:table-cell table:number-columns-repeated="4"/>
        </table:table-row>
        <table:table-row table:style-name="ro1">
          <table:table-cell office:value-type="float" office:value="7786842" calcext:value-type="float">
            <text:p>7786842</text:p>
          </table:table-cell>
          <table:table-cell office:value-type="float" office:value="557055" calcext:value-type="float">
            <text:p>557055</text:p>
          </table:table-cell>
          <table:table-cell office:value-type="float" office:value="198920" calcext:value-type="float">
            <text:p>198920</text:p>
          </table:table-cell>
          <table:table-cell table:number-columns-repeated="4"/>
        </table:table-row>
        <table:table-row table:style-name="ro1">
          <table:table-cell office:value-type="float" office:value="7989866" calcext:value-type="float">
            <text:p>7989866</text:p>
          </table:table-cell>
          <table:table-cell office:value-type="float" office:value="655724" calcext:value-type="float">
            <text:p>655724</text:p>
          </table:table-cell>
          <table:table-cell office:value-type="float" office:value="178572" calcext:value-type="float">
            <text:p>178572</text:p>
          </table:table-cell>
          <table:table-cell table:number-columns-repeated="4"/>
        </table:table-row>
        <table:table-row table:style-name="ro1">
          <table:table-cell office:value-type="float" office:value="7953779" calcext:value-type="float">
            <text:p>7953779</text:p>
          </table:table-cell>
          <table:table-cell office:value-type="float" office:value="574029" calcext:value-type="float">
            <text:p>574029</text:p>
          </table:table-cell>
          <table:table-cell office:value-type="float" office:value="163621" calcext:value-type="float">
            <text:p>163621</text:p>
          </table:table-cell>
          <table:table-cell table:number-columns-repeated="4"/>
        </table:table-row>
        <table:table-row table:style-name="ro1">
          <table:table-cell office:value-type="float" office:value="7936164" calcext:value-type="float">
            <text:p>7936164</text:p>
          </table:table-cell>
          <table:table-cell office:value-type="float" office:value="559286" calcext:value-type="float">
            <text:p>559286</text:p>
          </table:table-cell>
          <table:table-cell office:value-type="float" office:value="164706" calcext:value-type="float">
            <text:p>164706</text:p>
          </table:table-cell>
          <table:table-cell table:number-columns-repeated="4"/>
        </table:table-row>
        <table:table-row table:style-name="ro1">
          <table:table-cell office:value-type="float" office:value="7882342" calcext:value-type="float">
            <text:p>7882342</text:p>
          </table:table-cell>
          <table:table-cell office:value-type="float" office:value="561744" calcext:value-type="float">
            <text:p>561744</text:p>
          </table:table-cell>
          <table:table-cell office:value-type="float" office:value="164571" calcext:value-type="float">
            <text:p>164571</text:p>
          </table:table-cell>
          <table:table-cell table:number-columns-repeated="4"/>
        </table:table-row>
        <table:table-row table:style-name="ro1">
          <table:table-cell office:value-type="float" office:value="7828017" calcext:value-type="float">
            <text:p>7828017</text:p>
          </table:table-cell>
          <table:table-cell office:value-type="float" office:value="576579" calcext:value-type="float">
            <text:p>576579</text:p>
          </table:table-cell>
          <table:table-cell office:value-type="float" office:value="186548" calcext:value-type="float">
            <text:p>186548</text:p>
          </table:table-cell>
          <table:table-cell table:number-columns-repeated="4"/>
        </table:table-row>
        <table:table-row table:style-name="ro1">
          <table:table-cell office:value-type="float" office:value="7798200" calcext:value-type="float">
            <text:p>7798200</text:p>
          </table:table-cell>
          <table:table-cell office:value-type="float" office:value="550288" calcext:value-type="float">
            <text:p>550288</text:p>
          </table:table-cell>
          <table:table-cell office:value-type="float" office:value="165825" calcext:value-type="float">
            <text:p>165825</text:p>
          </table:table-cell>
          <table:table-cell table:number-columns-repeated="4"/>
        </table:table-row>
        <table:table-row table:style-name="ro1">
          <table:table-cell office:value-type="float" office:value="7811712" calcext:value-type="float">
            <text:p>7811712</text:p>
          </table:table-cell>
          <table:table-cell office:value-type="float" office:value="544654" calcext:value-type="float">
            <text:p>544654</text:p>
          </table:table-cell>
          <table:table-cell office:value-type="float" office:value="164088" calcext:value-type="float">
            <text:p>164088</text:p>
          </table:table-cell>
          <table:table-cell table:number-columns-repeated="4"/>
        </table:table-row>
        <table:table-row table:style-name="ro1">
          <table:table-cell office:value-type="float" office:value="7782808" calcext:value-type="float">
            <text:p>7782808</text:p>
          </table:table-cell>
          <table:table-cell office:value-type="float" office:value="550792" calcext:value-type="float">
            <text:p>550792</text:p>
          </table:table-cell>
          <table:table-cell office:value-type="float" office:value="163786" calcext:value-type="float">
            <text:p>163786</text:p>
          </table:table-cell>
          <table:table-cell table:number-columns-repeated="4"/>
        </table:table-row>
        <table:table-row table:style-name="ro1">
          <table:table-cell office:value-type="float" office:value="7742850" calcext:value-type="float">
            <text:p>7742850</text:p>
          </table:table-cell>
          <table:table-cell office:value-type="float" office:value="601703" calcext:value-type="float">
            <text:p>601703</text:p>
          </table:table-cell>
          <table:table-cell office:value-type="float" office:value="163707" calcext:value-type="float">
            <text:p>163707</text:p>
          </table:table-cell>
          <table:table-cell table:number-columns-repeated="4"/>
        </table:table-row>
        <table:table-row table:style-name="ro1">
          <table:table-cell office:value-type="float" office:value="7691092" calcext:value-type="float">
            <text:p>7691092</text:p>
          </table:table-cell>
          <table:table-cell office:value-type="float" office:value="565953" calcext:value-type="float">
            <text:p>565953</text:p>
          </table:table-cell>
          <table:table-cell office:value-type="float" office:value="177822" calcext:value-type="float">
            <text:p>177822</text:p>
          </table:table-cell>
          <table:table-cell table:number-columns-repeated="4"/>
        </table:table-row>
        <table:table-row table:style-name="ro1">
          <table:table-cell office:value-type="float" office:value="7671223" calcext:value-type="float">
            <text:p>7671223</text:p>
          </table:table-cell>
          <table:table-cell office:value-type="float" office:value="564627" calcext:value-type="float">
            <text:p>564627</text:p>
          </table:table-cell>
          <table:table-cell office:value-type="float" office:value="164224" calcext:value-type="float">
            <text:p>164224</text:p>
          </table:table-cell>
          <table:table-cell table:number-columns-repeated="4"/>
        </table:table-row>
        <table:table-row table:style-name="ro1">
          <table:table-cell office:value-type="float" office:value="7920563" calcext:value-type="float">
            <text:p>7920563</text:p>
          </table:table-cell>
          <table:table-cell office:value-type="float" office:value="594326" calcext:value-type="float">
            <text:p>594326</text:p>
          </table:table-cell>
          <table:table-cell office:value-type="float" office:value="164397" calcext:value-type="float">
            <text:p>164397</text:p>
          </table:table-cell>
          <table:table-cell table:number-columns-repeated="4"/>
        </table:table-row>
        <table:table-row table:style-name="ro1">
          <table:table-cell office:value-type="float" office:value="7789260" calcext:value-type="float">
            <text:p>7789260</text:p>
          </table:table-cell>
          <table:table-cell office:value-type="float" office:value="611147" calcext:value-type="float">
            <text:p>611147</text:p>
          </table:table-cell>
          <table:table-cell office:value-type="float" office:value="164447" calcext:value-type="float">
            <text:p>164447</text:p>
          </table:table-cell>
          <table:table-cell table:number-columns-repeated="4"/>
        </table:table-row>
        <table:table-row table:style-name="ro1">
          <table:table-cell office:value-type="float" office:value="7997286" calcext:value-type="float">
            <text:p>7997286</text:p>
          </table:table-cell>
          <table:table-cell office:value-type="float" office:value="607882" calcext:value-type="float">
            <text:p>607882</text:p>
          </table:table-cell>
          <table:table-cell office:value-type="float" office:value="164122" calcext:value-type="float">
            <text:p>164122</text:p>
          </table:table-cell>
          <table:table-cell table:number-columns-repeated="4"/>
        </table:table-row>
        <table:table-row table:style-name="ro1">
          <table:table-cell office:value-type="float" office:value="7789315" calcext:value-type="float">
            <text:p>7789315</text:p>
          </table:table-cell>
          <table:table-cell office:value-type="float" office:value="608831" calcext:value-type="float">
            <text:p>608831</text:p>
          </table:table-cell>
          <table:table-cell office:value-type="float" office:value="164284" calcext:value-type="float">
            <text:p>164284</text:p>
          </table:table-cell>
          <table:table-cell table:number-columns-repeated="4"/>
        </table:table-row>
        <table:table-row table:style-name="ro1">
          <table:table-cell office:value-type="float" office:value="8189115" calcext:value-type="float">
            <text:p>8189115</text:p>
          </table:table-cell>
          <table:table-cell office:value-type="float" office:value="596204" calcext:value-type="float">
            <text:p>596204</text:p>
          </table:table-cell>
          <table:table-cell office:value-type="float" office:value="164556" calcext:value-type="float">
            <text:p>164556</text:p>
          </table:table-cell>
          <table:table-cell table:number-columns-repeated="4"/>
        </table:table-row>
        <table:table-row table:style-name="ro1">
          <table:table-cell office:value-type="float" office:value="8028504" calcext:value-type="float">
            <text:p>8028504</text:p>
          </table:table-cell>
          <table:table-cell office:value-type="float" office:value="575628" calcext:value-type="float">
            <text:p>575628</text:p>
          </table:table-cell>
          <table:table-cell office:value-type="float" office:value="163953" calcext:value-type="float">
            <text:p>163953</text:p>
          </table:table-cell>
          <table:table-cell table:number-columns-repeated="4"/>
        </table:table-row>
        <table:table-row table:style-name="ro1">
          <table:table-cell office:value-type="float" office:value="7948720" calcext:value-type="float">
            <text:p>7948720</text:p>
          </table:table-cell>
          <table:table-cell office:value-type="float" office:value="600439" calcext:value-type="float">
            <text:p>600439</text:p>
          </table:table-cell>
          <table:table-cell office:value-type="float" office:value="163448" calcext:value-type="float">
            <text:p>163448</text:p>
          </table:table-cell>
          <table:table-cell table:number-columns-repeated="4"/>
        </table:table-row>
        <table:table-row table:style-name="ro1">
          <table:table-cell office:value-type="float" office:value="7861191" calcext:value-type="float">
            <text:p>7861191</text:p>
          </table:table-cell>
          <table:table-cell office:value-type="float" office:value="565408" calcext:value-type="float">
            <text:p>565408</text:p>
          </table:table-cell>
          <table:table-cell office:value-type="float" office:value="163665" calcext:value-type="float">
            <text:p>163665</text:p>
          </table:table-cell>
          <table:table-cell table:number-columns-repeated="4"/>
        </table:table-row>
        <table:table-row table:style-name="ro1">
          <table:table-cell office:value-type="float" office:value="7736412" calcext:value-type="float">
            <text:p>7736412</text:p>
          </table:table-cell>
          <table:table-cell office:value-type="float" office:value="560745" calcext:value-type="float">
            <text:p>560745</text:p>
          </table:table-cell>
          <table:table-cell office:value-type="float" office:value="164195" calcext:value-type="float">
            <text:p>164195</text:p>
          </table:table-cell>
          <table:table-cell table:number-columns-repeated="4"/>
        </table:table-row>
        <table:table-row table:style-name="ro1">
          <table:table-cell office:value-type="float" office:value="7923306" calcext:value-type="float">
            <text:p>7923306</text:p>
          </table:table-cell>
          <table:table-cell office:value-type="float" office:value="586631" calcext:value-type="float">
            <text:p>586631</text:p>
          </table:table-cell>
          <table:table-cell office:value-type="float" office:value="172480" calcext:value-type="float">
            <text:p>172480</text:p>
          </table:table-cell>
          <table:table-cell table:number-columns-repeated="4"/>
        </table:table-row>
        <table:table-row table:style-name="ro1">
          <table:table-cell office:value-type="float" office:value="7919807" calcext:value-type="float">
            <text:p>7919807</text:p>
          </table:table-cell>
          <table:table-cell office:value-type="float" office:value="568494" calcext:value-type="float">
            <text:p>568494</text:p>
          </table:table-cell>
          <table:table-cell office:value-type="float" office:value="164026" calcext:value-type="float">
            <text:p>164026</text:p>
          </table:table-cell>
          <table:table-cell table:number-columns-repeated="4"/>
        </table:table-row>
        <table:table-row table:style-name="ro1">
          <table:table-cell office:value-type="float" office:value="7848122" calcext:value-type="float">
            <text:p>7848122</text:p>
          </table:table-cell>
          <table:table-cell office:value-type="float" office:value="550014" calcext:value-type="float">
            <text:p>550014</text:p>
          </table:table-cell>
          <table:table-cell office:value-type="float" office:value="164203" calcext:value-type="float">
            <text:p>164203</text:p>
          </table:table-cell>
          <table:table-cell table:number-columns-repeated="4"/>
        </table:table-row>
        <table:table-row table:style-name="ro1">
          <table:table-cell office:value-type="float" office:value="7830416" calcext:value-type="float">
            <text:p>7830416</text:p>
          </table:table-cell>
          <table:table-cell office:value-type="float" office:value="558744" calcext:value-type="float">
            <text:p>558744</text:p>
          </table:table-cell>
          <table:table-cell office:value-type="float" office:value="164866" calcext:value-type="float">
            <text:p>164866</text:p>
          </table:table-cell>
          <table:table-cell table:number-columns-repeated="4"/>
        </table:table-row>
        <table:table-row table:style-name="ro1">
          <table:table-cell office:value-type="float" office:value="8224635" calcext:value-type="float">
            <text:p>8224635</text:p>
          </table:table-cell>
          <table:table-cell office:value-type="float" office:value="594593" calcext:value-type="float">
            <text:p>594593</text:p>
          </table:table-cell>
          <table:table-cell office:value-type="float" office:value="181502" calcext:value-type="float">
            <text:p>181502</text:p>
          </table:table-cell>
          <table:table-cell table:number-columns-repeated="4"/>
        </table:table-row>
        <table:table-row table:style-name="ro1">
          <table:table-cell office:value-type="float" office:value="7799668" calcext:value-type="float">
            <text:p>7799668</text:p>
          </table:table-cell>
          <table:table-cell office:value-type="float" office:value="575765" calcext:value-type="float">
            <text:p>575765</text:p>
          </table:table-cell>
          <table:table-cell office:value-type="float" office:value="164430" calcext:value-type="float">
            <text:p>164430</text:p>
          </table:table-cell>
          <table:table-cell table:number-columns-repeated="4"/>
        </table:table-row>
        <table:table-row table:style-name="ro1">
          <table:table-cell office:value-type="float" office:value="7846019" calcext:value-type="float">
            <text:p>7846019</text:p>
          </table:table-cell>
          <table:table-cell office:value-type="float" office:value="569706" calcext:value-type="float">
            <text:p>569706</text:p>
          </table:table-cell>
          <table:table-cell office:value-type="float" office:value="163644" calcext:value-type="float">
            <text:p>163644</text:p>
          </table:table-cell>
          <table:table-cell table:number-columns-repeated="4"/>
        </table:table-row>
        <table:table-row table:style-name="ro1">
          <table:table-cell office:value-type="float" office:value="7866996" calcext:value-type="float">
            <text:p>7866996</text:p>
          </table:table-cell>
          <table:table-cell office:value-type="float" office:value="557713" calcext:value-type="float">
            <text:p>557713</text:p>
          </table:table-cell>
          <table:table-cell office:value-type="float" office:value="165040" calcext:value-type="float">
            <text:p>165040</text:p>
          </table:table-cell>
          <table:table-cell table:number-columns-repeated="4"/>
        </table:table-row>
        <table:table-row table:style-name="ro1">
          <table:table-cell office:value-type="float" office:value="8019943" calcext:value-type="float">
            <text:p>8019943</text:p>
          </table:table-cell>
          <table:table-cell office:value-type="float" office:value="598972" calcext:value-type="float">
            <text:p>598972</text:p>
          </table:table-cell>
          <table:table-cell office:value-type="float" office:value="164478" calcext:value-type="float">
            <text:p>164478</text:p>
          </table:table-cell>
          <table:table-cell table:number-columns-repeated="4"/>
        </table:table-row>
        <table:table-row table:style-name="ro1">
          <table:table-cell office:value-type="float" office:value="7948713" calcext:value-type="float">
            <text:p>7948713</text:p>
          </table:table-cell>
          <table:table-cell office:value-type="float" office:value="565653" calcext:value-type="float">
            <text:p>565653</text:p>
          </table:table-cell>
          <table:table-cell office:value-type="float" office:value="177813" calcext:value-type="float">
            <text:p>177813</text:p>
          </table:table-cell>
          <table:table-cell table:number-columns-repeated="4"/>
        </table:table-row>
        <table:table-row table:style-name="ro1">
          <table:table-cell office:value-type="float" office:value="8077866" calcext:value-type="float">
            <text:p>8077866</text:p>
          </table:table-cell>
          <table:table-cell office:value-type="float" office:value="609103" calcext:value-type="float">
            <text:p>609103</text:p>
          </table:table-cell>
          <table:table-cell office:value-type="float" office:value="166911" calcext:value-type="float">
            <text:p>166911</text:p>
          </table:table-cell>
          <table:table-cell table:number-columns-repeated="4"/>
        </table:table-row>
        <table:table-row table:style-name="ro1">
          <table:table-cell office:value-type="float" office:value="7860213" calcext:value-type="float">
            <text:p>7860213</text:p>
          </table:table-cell>
          <table:table-cell office:value-type="float" office:value="634136" calcext:value-type="float">
            <text:p>634136</text:p>
          </table:table-cell>
          <table:table-cell office:value-type="float" office:value="164099" calcext:value-type="float">
            <text:p>164099</text:p>
          </table:table-cell>
          <table:table-cell table:number-columns-repeated="4"/>
        </table:table-row>
        <table:table-row table:style-name="ro1">
          <table:table-cell office:value-type="float" office:value="7804246" calcext:value-type="float">
            <text:p>7804246</text:p>
          </table:table-cell>
          <table:table-cell office:value-type="float" office:value="617058" calcext:value-type="float">
            <text:p>617058</text:p>
          </table:table-cell>
          <table:table-cell office:value-type="float" office:value="163456" calcext:value-type="float">
            <text:p>163456</text:p>
          </table:table-cell>
          <table:table-cell table:number-columns-repeated="4"/>
        </table:table-row>
        <table:table-row table:style-name="ro1">
          <table:table-cell office:value-type="float" office:value="8015364" calcext:value-type="float">
            <text:p>8015364</text:p>
          </table:table-cell>
          <table:table-cell office:value-type="float" office:value="563036" calcext:value-type="float">
            <text:p>563036</text:p>
          </table:table-cell>
          <table:table-cell office:value-type="float" office:value="164600" calcext:value-type="float">
            <text:p>164600</text:p>
          </table:table-cell>
          <table:table-cell table:number-columns-repeated="4"/>
        </table:table-row>
        <table:table-row table:style-name="ro1">
          <table:table-cell office:value-type="float" office:value="7739666" calcext:value-type="float">
            <text:p>7739666</text:p>
          </table:table-cell>
          <table:table-cell office:value-type="float" office:value="565853" calcext:value-type="float">
            <text:p>565853</text:p>
          </table:table-cell>
          <table:table-cell office:value-type="float" office:value="170097" calcext:value-type="float">
            <text:p>170097</text:p>
          </table:table-cell>
          <table:table-cell table:number-columns-repeated="4"/>
        </table:table-row>
        <table:table-row table:style-name="ro1">
          <table:table-cell office:value-type="float" office:value="9534761" calcext:value-type="float">
            <text:p>9534761</text:p>
          </table:table-cell>
          <table:table-cell office:value-type="float" office:value="594760" calcext:value-type="float">
            <text:p>594760</text:p>
          </table:table-cell>
          <table:table-cell office:value-type="float" office:value="242108" calcext:value-type="float">
            <text:p>242108</text:p>
          </table:table-cell>
          <table:table-cell table:number-columns-repeated="4"/>
        </table:table-row>
        <table:table-row table:style-name="ro1">
          <table:table-cell office:value-type="float" office:value="8076003" calcext:value-type="float">
            <text:p>8076003</text:p>
          </table:table-cell>
          <table:table-cell office:value-type="float" office:value="560424" calcext:value-type="float">
            <text:p>560424</text:p>
          </table:table-cell>
          <table:table-cell office:value-type="float" office:value="202510" calcext:value-type="float">
            <text:p>202510</text:p>
          </table:table-cell>
          <table:table-cell table:number-columns-repeated="4"/>
        </table:table-row>
        <table:table-row table:style-name="ro1">
          <table:table-cell office:value-type="float" office:value="8148488" calcext:value-type="float">
            <text:p>8148488</text:p>
          </table:table-cell>
          <table:table-cell office:value-type="float" office:value="584591" calcext:value-type="float">
            <text:p>584591</text:p>
          </table:table-cell>
          <table:table-cell office:value-type="float" office:value="164296" calcext:value-type="float">
            <text:p>164296</text:p>
          </table:table-cell>
          <table:table-cell table:number-columns-repeated="4"/>
        </table:table-row>
        <table:table-row table:style-name="ro1">
          <table:table-cell office:value-type="float" office:value="7807633" calcext:value-type="float">
            <text:p>7807633</text:p>
          </table:table-cell>
          <table:table-cell office:value-type="float" office:value="579371" calcext:value-type="float">
            <text:p>579371</text:p>
          </table:table-cell>
          <table:table-cell office:value-type="float" office:value="163636" calcext:value-type="float">
            <text:p>163636</text:p>
          </table:table-cell>
          <table:table-cell table:number-columns-repeated="4"/>
        </table:table-row>
        <table:table-row table:style-name="ro1">
          <table:table-cell office:value-type="float" office:value="7808852" calcext:value-type="float">
            <text:p>7808852</text:p>
          </table:table-cell>
          <table:table-cell office:value-type="float" office:value="584490" calcext:value-type="float">
            <text:p>584490</text:p>
          </table:table-cell>
          <table:table-cell office:value-type="float" office:value="163701" calcext:value-type="float">
            <text:p>163701</text:p>
          </table:table-cell>
          <table:table-cell table:number-columns-repeated="4"/>
        </table:table-row>
        <table:table-row table:style-name="ro1">
          <table:table-cell office:value-type="float" office:value="7885279" calcext:value-type="float">
            <text:p>7885279</text:p>
          </table:table-cell>
          <table:table-cell office:value-type="float" office:value="619266" calcext:value-type="float">
            <text:p>619266</text:p>
          </table:table-cell>
          <table:table-cell office:value-type="float" office:value="163977" calcext:value-type="float">
            <text:p>163977</text:p>
          </table:table-cell>
          <table:table-cell table:number-columns-repeated="4"/>
        </table:table-row>
        <table:table-row table:style-name="ro1">
          <table:table-cell office:value-type="float" office:value="7827007" calcext:value-type="float">
            <text:p>7827007</text:p>
          </table:table-cell>
          <table:table-cell office:value-type="float" office:value="564057" calcext:value-type="float">
            <text:p>564057</text:p>
          </table:table-cell>
          <table:table-cell office:value-type="float" office:value="163448" calcext:value-type="float">
            <text:p>163448</text:p>
          </table:table-cell>
          <table:table-cell table:number-columns-repeated="4"/>
        </table:table-row>
        <table:table-row table:style-name="ro1">
          <table:table-cell office:value-type="float" office:value="7821605" calcext:value-type="float">
            <text:p>7821605</text:p>
          </table:table-cell>
          <table:table-cell office:value-type="float" office:value="598085" calcext:value-type="float">
            <text:p>598085</text:p>
          </table:table-cell>
          <table:table-cell office:value-type="float" office:value="163969" calcext:value-type="float">
            <text:p>163969</text:p>
          </table:table-cell>
          <table:table-cell table:number-columns-repeated="4"/>
        </table:table-row>
        <table:table-row table:style-name="ro1">
          <table:table-cell office:value-type="float" office:value="7729211" calcext:value-type="float">
            <text:p>7729211</text:p>
          </table:table-cell>
          <table:table-cell office:value-type="float" office:value="578094" calcext:value-type="float">
            <text:p>578094</text:p>
          </table:table-cell>
          <table:table-cell office:value-type="float" office:value="163198" calcext:value-type="float">
            <text:p>163198</text:p>
          </table:table-cell>
          <table:table-cell table:number-columns-repeated="4"/>
        </table:table-row>
        <table:table-row table:style-name="ro1">
          <table:table-cell office:value-type="float" office:value="7866989" calcext:value-type="float">
            <text:p>7866989</text:p>
          </table:table-cell>
          <table:table-cell office:value-type="float" office:value="578838" calcext:value-type="float">
            <text:p>578838</text:p>
          </table:table-cell>
          <table:table-cell office:value-type="float" office:value="177849" calcext:value-type="float">
            <text:p>177849</text:p>
          </table:table-cell>
          <table:table-cell table:number-columns-repeated="4"/>
        </table:table-row>
        <table:table-row table:style-name="ro1">
          <table:table-cell office:value-type="float" office:value="7784310" calcext:value-type="float">
            <text:p>7784310</text:p>
          </table:table-cell>
          <table:table-cell office:value-type="float" office:value="560107" calcext:value-type="float">
            <text:p>560107</text:p>
          </table:table-cell>
          <table:table-cell office:value-type="float" office:value="167027" calcext:value-type="float">
            <text:p>167027</text:p>
          </table:table-cell>
          <table:table-cell table:number-columns-repeated="4"/>
        </table:table-row>
        <table:table-row table:style-name="ro1">
          <table:table-cell office:value-type="float" office:value="7676670" calcext:value-type="float">
            <text:p>7676670</text:p>
          </table:table-cell>
          <table:table-cell office:value-type="float" office:value="557033" calcext:value-type="float">
            <text:p>557033</text:p>
          </table:table-cell>
          <table:table-cell office:value-type="float" office:value="163929" calcext:value-type="float">
            <text:p>163929</text:p>
          </table:table-cell>
          <table:table-cell table:number-columns-repeated="4"/>
        </table:table-row>
        <table:table-row table:style-name="ro1">
          <table:table-cell office:value-type="float" office:value="7650659" calcext:value-type="float">
            <text:p>7650659</text:p>
          </table:table-cell>
          <table:table-cell office:value-type="float" office:value="572486" calcext:value-type="float">
            <text:p>572486</text:p>
          </table:table-cell>
          <table:table-cell office:value-type="float" office:value="163790" calcext:value-type="float">
            <text:p>163790</text:p>
          </table:table-cell>
          <table:table-cell table:number-columns-repeated="4"/>
        </table:table-row>
        <table:table-row table:style-name="ro1">
          <table:table-cell office:value-type="float" office:value="7971572" calcext:value-type="float">
            <text:p>7971572</text:p>
          </table:table-cell>
          <table:table-cell office:value-type="float" office:value="577591" calcext:value-type="float">
            <text:p>577591</text:p>
          </table:table-cell>
          <table:table-cell office:value-type="float" office:value="167623" calcext:value-type="float">
            <text:p>167623</text:p>
          </table:table-cell>
          <table:table-cell table:number-columns-repeated="4"/>
        </table:table-row>
        <table:table-row table:style-name="ro1">
          <table:table-cell office:value-type="float" office:value="7872039" calcext:value-type="float">
            <text:p>7872039</text:p>
          </table:table-cell>
          <table:table-cell office:value-type="float" office:value="558627" calcext:value-type="float">
            <text:p>558627</text:p>
          </table:table-cell>
          <table:table-cell office:value-type="float" office:value="164022" calcext:value-type="float">
            <text:p>164022</text:p>
          </table:table-cell>
          <table:table-cell table:number-columns-repeated="4"/>
        </table:table-row>
        <table:table-row table:style-name="ro1">
          <table:table-cell office:value-type="float" office:value="7677096" calcext:value-type="float">
            <text:p>7677096</text:p>
          </table:table-cell>
          <table:table-cell office:value-type="float" office:value="572190" calcext:value-type="float">
            <text:p>572190</text:p>
          </table:table-cell>
          <table:table-cell office:value-type="float" office:value="165228" calcext:value-type="float">
            <text:p>165228</text:p>
          </table:table-cell>
          <table:table-cell table:number-columns-repeated="4"/>
        </table:table-row>
        <table:table-row table:style-name="ro1">
          <table:table-cell office:value-type="float" office:value="7795258" calcext:value-type="float">
            <text:p>7795258</text:p>
          </table:table-cell>
          <table:table-cell office:value-type="float" office:value="581551" calcext:value-type="float">
            <text:p>581551</text:p>
          </table:table-cell>
          <table:table-cell office:value-type="float" office:value="163700" calcext:value-type="float">
            <text:p>163700</text:p>
          </table:table-cell>
          <table:table-cell table:number-columns-repeated="4"/>
        </table:table-row>
        <table:table-row table:style-name="ro1">
          <table:table-cell office:value-type="float" office:value="7755455" calcext:value-type="float">
            <text:p>7755455</text:p>
          </table:table-cell>
          <table:table-cell office:value-type="float" office:value="573883" calcext:value-type="float">
            <text:p>573883</text:p>
          </table:table-cell>
          <table:table-cell office:value-type="float" office:value="164741" calcext:value-type="float">
            <text:p>164741</text:p>
          </table:table-cell>
          <table:table-cell table:number-columns-repeated="4"/>
        </table:table-row>
        <table:table-row table:style-name="ro1">
          <table:table-cell office:value-type="float" office:value="7963697" calcext:value-type="float">
            <text:p>7963697</text:p>
          </table:table-cell>
          <table:table-cell office:value-type="float" office:value="575790" calcext:value-type="float">
            <text:p>575790</text:p>
          </table:table-cell>
          <table:table-cell office:value-type="float" office:value="164698" calcext:value-type="float">
            <text:p>164698</text:p>
          </table:table-cell>
          <table:table-cell table:number-columns-repeated="4"/>
        </table:table-row>
        <table:table-row table:style-name="ro1">
          <table:table-cell office:value-type="float" office:value="7794291" calcext:value-type="float">
            <text:p>7794291</text:p>
          </table:table-cell>
          <table:table-cell office:value-type="float" office:value="566020" calcext:value-type="float">
            <text:p>566020</text:p>
          </table:table-cell>
          <table:table-cell office:value-type="float" office:value="163269" calcext:value-type="float">
            <text:p>163269</text:p>
          </table:table-cell>
          <table:table-cell table:number-columns-repeated="4"/>
        </table:table-row>
        <table:table-row table:style-name="ro1">
          <table:table-cell office:value-type="float" office:value="7984763" calcext:value-type="float">
            <text:p>7984763</text:p>
          </table:table-cell>
          <table:table-cell office:value-type="float" office:value="572460" calcext:value-type="float">
            <text:p>572460</text:p>
          </table:table-cell>
          <table:table-cell office:value-type="float" office:value="164632" calcext:value-type="float">
            <text:p>164632</text:p>
          </table:table-cell>
          <table:table-cell table:number-columns-repeated="4"/>
        </table:table-row>
        <table:table-row table:style-name="ro1">
          <table:table-cell office:value-type="float" office:value="7915049" calcext:value-type="float">
            <text:p>7915049</text:p>
          </table:table-cell>
          <table:table-cell office:value-type="float" office:value="566877" calcext:value-type="float">
            <text:p>566877</text:p>
          </table:table-cell>
          <table:table-cell office:value-type="float" office:value="164130" calcext:value-type="float">
            <text:p>164130</text:p>
          </table:table-cell>
          <table:table-cell table:number-columns-repeated="4"/>
        </table:table-row>
        <table:table-row table:style-name="ro1">
          <table:table-cell office:value-type="float" office:value="7872120" calcext:value-type="float">
            <text:p>7872120</text:p>
          </table:table-cell>
          <table:table-cell office:value-type="float" office:value="551684" calcext:value-type="float">
            <text:p>551684</text:p>
          </table:table-cell>
          <table:table-cell office:value-type="float" office:value="163856" calcext:value-type="float">
            <text:p>163856</text:p>
          </table:table-cell>
          <table:table-cell table:number-columns-repeated="4"/>
        </table:table-row>
        <table:table-row table:style-name="ro1">
          <table:table-cell office:value-type="float" office:value="7805905" calcext:value-type="float">
            <text:p>7805905</text:p>
          </table:table-cell>
          <table:table-cell office:value-type="float" office:value="580671" calcext:value-type="float">
            <text:p>580671</text:p>
          </table:table-cell>
          <table:table-cell office:value-type="float" office:value="164335" calcext:value-type="float">
            <text:p>164335</text:p>
          </table:table-cell>
          <table:table-cell table:number-columns-repeated="4"/>
        </table:table-row>
        <table:table-row table:style-name="ro1">
          <table:table-cell office:value-type="float" office:value="7800705" calcext:value-type="float">
            <text:p>7800705</text:p>
          </table:table-cell>
          <table:table-cell office:value-type="float" office:value="567517" calcext:value-type="float">
            <text:p>567517</text:p>
          </table:table-cell>
          <table:table-cell office:value-type="float" office:value="163850" calcext:value-type="float">
            <text:p>163850</text:p>
          </table:table-cell>
          <table:table-cell table:number-columns-repeated="4"/>
        </table:table-row>
        <table:table-row table:style-name="ro1">
          <table:table-cell office:value-type="float" office:value="7954888" calcext:value-type="float">
            <text:p>7954888</text:p>
          </table:table-cell>
          <table:table-cell office:value-type="float" office:value="573552" calcext:value-type="float">
            <text:p>573552</text:p>
          </table:table-cell>
          <table:table-cell office:value-type="float" office:value="164474" calcext:value-type="float">
            <text:p>164474</text:p>
          </table:table-cell>
          <table:table-cell table:number-columns-repeated="4"/>
        </table:table-row>
        <table:table-row table:style-name="ro1">
          <table:table-cell office:value-type="float" office:value="8108982" calcext:value-type="float">
            <text:p>8108982</text:p>
          </table:table-cell>
          <table:table-cell office:value-type="float" office:value="605891" calcext:value-type="float">
            <text:p>605891</text:p>
          </table:table-cell>
          <table:table-cell office:value-type="float" office:value="163812" calcext:value-type="float">
            <text:p>163812</text:p>
          </table:table-cell>
          <table:table-cell table:number-columns-repeated="4"/>
        </table:table-row>
        <table:table-row table:style-name="ro1">
          <table:table-cell office:value-type="float" office:value="7770450" calcext:value-type="float">
            <text:p>7770450</text:p>
          </table:table-cell>
          <table:table-cell office:value-type="float" office:value="632728" calcext:value-type="float">
            <text:p>632728</text:p>
          </table:table-cell>
          <table:table-cell office:value-type="float" office:value="164508" calcext:value-type="float">
            <text:p>164508</text:p>
          </table:table-cell>
          <table:table-cell table:number-columns-repeated="4"/>
        </table:table-row>
        <table:table-row table:style-name="ro1">
          <table:table-cell office:value-type="float" office:value="7944142" calcext:value-type="float">
            <text:p>7944142</text:p>
          </table:table-cell>
          <table:table-cell office:value-type="float" office:value="561085" calcext:value-type="float">
            <text:p>561085</text:p>
          </table:table-cell>
          <table:table-cell office:value-type="float" office:value="163873" calcext:value-type="float">
            <text:p>163873</text:p>
          </table:table-cell>
          <table:table-cell table:number-columns-repeated="4"/>
        </table:table-row>
        <table:table-row table:style-name="ro1">
          <table:table-cell office:value-type="float" office:value="7798707" calcext:value-type="float">
            <text:p>7798707</text:p>
          </table:table-cell>
          <table:table-cell office:value-type="float" office:value="585380" calcext:value-type="float">
            <text:p>585380</text:p>
          </table:table-cell>
          <table:table-cell office:value-type="float" office:value="164692" calcext:value-type="float">
            <text:p>164692</text:p>
          </table:table-cell>
          <table:table-cell table:number-columns-repeated="4"/>
        </table:table-row>
        <table:table-row table:style-name="ro1">
          <table:table-cell office:value-type="float" office:value="7880485" calcext:value-type="float">
            <text:p>7880485</text:p>
          </table:table-cell>
          <table:table-cell office:value-type="float" office:value="579951" calcext:value-type="float">
            <text:p>579951</text:p>
          </table:table-cell>
          <table:table-cell office:value-type="float" office:value="164176" calcext:value-type="float">
            <text:p>164176</text:p>
          </table:table-cell>
          <table:table-cell table:number-columns-repeated="4"/>
        </table:table-row>
        <table:table-row table:style-name="ro1">
          <table:table-cell office:value-type="float" office:value="7880871" calcext:value-type="float">
            <text:p>7880871</text:p>
          </table:table-cell>
          <table:table-cell office:value-type="float" office:value="556622" calcext:value-type="float">
            <text:p>556622</text:p>
          </table:table-cell>
          <table:table-cell office:value-type="float" office:value="164360" calcext:value-type="float">
            <text:p>164360</text:p>
          </table:table-cell>
          <table:table-cell table:number-columns-repeated="4"/>
        </table:table-row>
        <table:table-row table:style-name="ro1">
          <table:table-cell office:value-type="float" office:value="7963129" calcext:value-type="float">
            <text:p>7963129</text:p>
          </table:table-cell>
          <table:table-cell office:value-type="float" office:value="562983" calcext:value-type="float">
            <text:p>562983</text:p>
          </table:table-cell>
          <table:table-cell office:value-type="float" office:value="183360" calcext:value-type="float">
            <text:p>183360</text:p>
          </table:table-cell>
          <table:table-cell table:number-columns-repeated="4"/>
        </table:table-row>
        <table:table-row table:style-name="ro1">
          <table:table-cell office:value-type="float" office:value="7839698" calcext:value-type="float">
            <text:p>7839698</text:p>
          </table:table-cell>
          <table:table-cell office:value-type="float" office:value="547202" calcext:value-type="float">
            <text:p>547202</text:p>
          </table:table-cell>
          <table:table-cell office:value-type="float" office:value="163969" calcext:value-type="float">
            <text:p>163969</text:p>
          </table:table-cell>
          <table:table-cell table:number-columns-repeated="4"/>
        </table:table-row>
        <table:table-row table:style-name="ro1">
          <table:table-cell office:value-type="float" office:value="7978552" calcext:value-type="float">
            <text:p>7978552</text:p>
          </table:table-cell>
          <table:table-cell office:value-type="float" office:value="571766" calcext:value-type="float">
            <text:p>571766</text:p>
          </table:table-cell>
          <table:table-cell office:value-type="float" office:value="163480" calcext:value-type="float">
            <text:p>163480</text:p>
          </table:table-cell>
          <table:table-cell table:number-columns-repeated="4"/>
        </table:table-row>
        <table:table-row table:style-name="ro1">
          <table:table-cell office:value-type="float" office:value="7788149" calcext:value-type="float">
            <text:p>7788149</text:p>
          </table:table-cell>
          <table:table-cell office:value-type="float" office:value="588938" calcext:value-type="float">
            <text:p>588938</text:p>
          </table:table-cell>
          <table:table-cell office:value-type="float" office:value="165625" calcext:value-type="float">
            <text:p>165625</text:p>
          </table:table-cell>
          <table:table-cell table:number-columns-repeated="4"/>
        </table:table-row>
        <table:table-row table:style-name="ro1">
          <table:table-cell office:value-type="float" office:value="7826444" calcext:value-type="float">
            <text:p>7826444</text:p>
          </table:table-cell>
          <table:table-cell office:value-type="float" office:value="571996" calcext:value-type="float">
            <text:p>571996</text:p>
          </table:table-cell>
          <table:table-cell office:value-type="float" office:value="163942" calcext:value-type="float">
            <text:p>163942</text:p>
          </table:table-cell>
          <table:table-cell table:number-columns-repeated="4"/>
        </table:table-row>
        <table:table-row table:style-name="ro1">
          <table:table-cell office:value-type="float" office:value="7759550" calcext:value-type="float">
            <text:p>7759550</text:p>
          </table:table-cell>
          <table:table-cell office:value-type="float" office:value="579041" calcext:value-type="float">
            <text:p>579041</text:p>
          </table:table-cell>
          <table:table-cell office:value-type="float" office:value="164559" calcext:value-type="float">
            <text:p>164559</text:p>
          </table:table-cell>
          <table:table-cell table:number-columns-repeated="4"/>
        </table:table-row>
        <table:table-row table:style-name="ro1">
          <table:table-cell office:value-type="float" office:value="8301859" calcext:value-type="float">
            <text:p>8301859</text:p>
          </table:table-cell>
          <table:table-cell office:value-type="float" office:value="592878" calcext:value-type="float">
            <text:p>592878</text:p>
          </table:table-cell>
          <table:table-cell office:value-type="float" office:value="164076" calcext:value-type="float">
            <text:p>164076</text:p>
          </table:table-cell>
          <table:table-cell table:number-columns-repeated="4"/>
        </table:table-row>
        <table:table-row table:style-name="ro1">
          <table:table-cell office:value-type="float" office:value="7708393" calcext:value-type="float">
            <text:p>7708393</text:p>
          </table:table-cell>
          <table:table-cell office:value-type="float" office:value="577499" calcext:value-type="float">
            <text:p>577499</text:p>
          </table:table-cell>
          <table:table-cell office:value-type="float" office:value="163815" calcext:value-type="float">
            <text:p>163815</text:p>
          </table:table-cell>
          <table:table-cell table:number-columns-repeated="4"/>
        </table:table-row>
        <table:table-row table:style-name="ro1">
          <table:table-cell office:value-type="float" office:value="7627793" calcext:value-type="float">
            <text:p>7627793</text:p>
          </table:table-cell>
          <table:table-cell office:value-type="float" office:value="575297" calcext:value-type="float">
            <text:p>575297</text:p>
          </table:table-cell>
          <table:table-cell office:value-type="float" office:value="163916" calcext:value-type="float">
            <text:p>163916</text:p>
          </table:table-cell>
          <table:table-cell table:number-columns-repeated="4"/>
        </table:table-row>
        <table:table-row table:style-name="ro1">
          <table:table-cell office:value-type="float" office:value="7734964" calcext:value-type="float">
            <text:p>7734964</text:p>
          </table:table-cell>
          <table:table-cell office:value-type="float" office:value="633211" calcext:value-type="float">
            <text:p>633211</text:p>
          </table:table-cell>
          <table:table-cell office:value-type="float" office:value="163879" calcext:value-type="float">
            <text:p>163879</text:p>
          </table:table-cell>
          <table:table-cell table:number-columns-repeated="4"/>
        </table:table-row>
        <table:table-row table:style-name="ro1">
          <table:table-cell office:value-type="float" office:value="7838151" calcext:value-type="float">
            <text:p>7838151</text:p>
          </table:table-cell>
          <table:table-cell office:value-type="float" office:value="581247" calcext:value-type="float">
            <text:p>581247</text:p>
          </table:table-cell>
          <table:table-cell office:value-type="float" office:value="163631" calcext:value-type="float">
            <text:p>163631</text:p>
          </table:table-cell>
          <table:table-cell table:number-columns-repeated="4"/>
        </table:table-row>
        <table:table-row table:style-name="ro1">
          <table:table-cell office:value-type="float" office:value="7942014" calcext:value-type="float">
            <text:p>7942014</text:p>
          </table:table-cell>
          <table:table-cell office:value-type="float" office:value="556766" calcext:value-type="float">
            <text:p>556766</text:p>
          </table:table-cell>
          <table:table-cell office:value-type="float" office:value="163835" calcext:value-type="float">
            <text:p>163835</text:p>
          </table:table-cell>
          <table:table-cell table:number-columns-repeated="4"/>
        </table:table-row>
        <table:table-row table:style-name="ro1">
          <table:table-cell office:value-type="float" office:value="7815124" calcext:value-type="float">
            <text:p>7815124</text:p>
          </table:table-cell>
          <table:table-cell office:value-type="float" office:value="567710" calcext:value-type="float">
            <text:p>567710</text:p>
          </table:table-cell>
          <table:table-cell office:value-type="float" office:value="164392" calcext:value-type="float">
            <text:p>164392</text:p>
          </table:table-cell>
          <table:table-cell table:number-columns-repeated="4"/>
        </table:table-row>
        <table:table-row table:style-name="ro1">
          <table:table-cell office:value-type="float" office:value="7686654" calcext:value-type="float">
            <text:p>7686654</text:p>
          </table:table-cell>
          <table:table-cell office:value-type="float" office:value="599875" calcext:value-type="float">
            <text:p>599875</text:p>
          </table:table-cell>
          <table:table-cell office:value-type="float" office:value="164092" calcext:value-type="float">
            <text:p>164092</text:p>
          </table:table-cell>
          <table:table-cell table:number-columns-repeated="4"/>
        </table:table-row>
        <table:table-row table:style-name="ro1">
          <table:table-cell office:value-type="float" office:value="7705303" calcext:value-type="float">
            <text:p>7705303</text:p>
          </table:table-cell>
          <table:table-cell office:value-type="float" office:value="607819" calcext:value-type="float">
            <text:p>607819</text:p>
          </table:table-cell>
          <table:table-cell office:value-type="float" office:value="164464" calcext:value-type="float">
            <text:p>164464</text:p>
          </table:table-cell>
          <table:table-cell table:number-columns-repeated="4"/>
        </table:table-row>
        <table:table-row table:style-name="ro1">
          <table:table-cell office:value-type="float" office:value="7651349" calcext:value-type="float">
            <text:p>7651349</text:p>
          </table:table-cell>
          <table:table-cell office:value-type="float" office:value="571263" calcext:value-type="float">
            <text:p>571263</text:p>
          </table:table-cell>
          <table:table-cell office:value-type="float" office:value="164252" calcext:value-type="float">
            <text:p>164252</text:p>
          </table:table-cell>
          <table:table-cell table:number-columns-repeated="4"/>
        </table:table-row>
        <table:table-row table:style-name="ro1">
          <table:table-cell office:value-type="float" office:value="7747243" calcext:value-type="float">
            <text:p>7747243</text:p>
          </table:table-cell>
          <table:table-cell office:value-type="float" office:value="586754" calcext:value-type="float">
            <text:p>586754</text:p>
          </table:table-cell>
          <table:table-cell office:value-type="float" office:value="163507" calcext:value-type="float">
            <text:p>163507</text:p>
          </table:table-cell>
          <table:table-cell table:number-columns-repeated="4"/>
        </table:table-row>
        <table:table-row table:style-name="ro1">
          <table:table-cell office:value-type="float" office:value="7711458" calcext:value-type="float">
            <text:p>7711458</text:p>
          </table:table-cell>
          <table:table-cell office:value-type="float" office:value="566834" calcext:value-type="float">
            <text:p>566834</text:p>
          </table:table-cell>
          <table:table-cell office:value-type="float" office:value="164297" calcext:value-type="float">
            <text:p>164297</text:p>
          </table:table-cell>
          <table:table-cell table:number-columns-repeated="4"/>
        </table:table-row>
        <table:table-row table:style-name="ro1">
          <table:table-cell office:value-type="float" office:value="7756489" calcext:value-type="float">
            <text:p>7756489</text:p>
          </table:table-cell>
          <table:table-cell office:value-type="float" office:value="593027" calcext:value-type="float">
            <text:p>593027</text:p>
          </table:table-cell>
          <table:table-cell office:value-type="float" office:value="163992" calcext:value-type="float">
            <text:p>163992</text:p>
          </table:table-cell>
          <table:table-cell table:number-columns-repeated="4"/>
        </table:table-row>
        <table:table-row table:style-name="ro1">
          <table:table-cell office:value-type="float" office:value="7757921" calcext:value-type="float">
            <text:p>7757921</text:p>
          </table:table-cell>
          <table:table-cell office:value-type="float" office:value="620086" calcext:value-type="float">
            <text:p>620086</text:p>
          </table:table-cell>
          <table:table-cell office:value-type="float" office:value="164905" calcext:value-type="float">
            <text:p>164905</text:p>
          </table:table-cell>
          <table:table-cell table:number-columns-repeated="4"/>
        </table:table-row>
        <table:table-row table:style-name="ro1">
          <table:table-cell office:value-type="float" office:value="7824558" calcext:value-type="float">
            <text:p>7824558</text:p>
          </table:table-cell>
          <table:table-cell office:value-type="float" office:value="613143" calcext:value-type="float">
            <text:p>613143</text:p>
          </table:table-cell>
          <table:table-cell office:value-type="float" office:value="164960" calcext:value-type="float">
            <text:p>164960</text:p>
          </table:table-cell>
          <table:table-cell table:number-columns-repeated="4"/>
        </table:table-row>
        <table:table-row table:style-name="ro1">
          <table:table-cell office:value-type="float" office:value="7688228" calcext:value-type="float">
            <text:p>7688228</text:p>
          </table:table-cell>
          <table:table-cell office:value-type="float" office:value="560940" calcext:value-type="float">
            <text:p>560940</text:p>
          </table:table-cell>
          <table:table-cell office:value-type="float" office:value="164719" calcext:value-type="float">
            <text:p>164719</text:p>
          </table:table-cell>
          <table:table-cell table:number-columns-repeated="4"/>
        </table:table-row>
        <table:table-row table:style-name="ro1">
          <table:table-cell office:value-type="float" office:value="8078438" calcext:value-type="float">
            <text:p>8078438</text:p>
          </table:table-cell>
          <table:table-cell office:value-type="float" office:value="569934" calcext:value-type="float">
            <text:p>569934</text:p>
          </table:table-cell>
          <table:table-cell office:value-type="float" office:value="163999" calcext:value-type="float">
            <text:p>163999</text:p>
          </table:table-cell>
          <table:table-cell table:number-columns-repeated="4"/>
        </table:table-row>
        <table:table-row table:style-name="ro1">
          <table:table-cell office:value-type="float" office:value="7734403" calcext:value-type="float">
            <text:p>7734403</text:p>
          </table:table-cell>
          <table:table-cell office:value-type="float" office:value="571230" calcext:value-type="float">
            <text:p>571230</text:p>
          </table:table-cell>
          <table:table-cell office:value-type="float" office:value="163516" calcext:value-type="float">
            <text:p>163516</text:p>
          </table:table-cell>
          <table:table-cell table:number-columns-repeated="4"/>
        </table:table-row>
        <table:table-row table:style-name="ro1">
          <table:table-cell office:value-type="float" office:value="7710353" calcext:value-type="float">
            <text:p>7710353</text:p>
          </table:table-cell>
          <table:table-cell office:value-type="float" office:value="579934" calcext:value-type="float">
            <text:p>579934</text:p>
          </table:table-cell>
          <table:table-cell office:value-type="float" office:value="163758" calcext:value-type="float">
            <text:p>163758</text:p>
          </table:table-cell>
          <table:table-cell table:number-columns-repeated="4"/>
        </table:table-row>
        <table:table-row table:style-name="ro1">
          <table:table-cell office:value-type="float" office:value="7716965" calcext:value-type="float">
            <text:p>7716965</text:p>
          </table:table-cell>
          <table:table-cell office:value-type="float" office:value="615316" calcext:value-type="float">
            <text:p>615316</text:p>
          </table:table-cell>
          <table:table-cell office:value-type="float" office:value="163412" calcext:value-type="float">
            <text:p>163412</text:p>
          </table:table-cell>
          <table:table-cell table:number-columns-repeated="4"/>
        </table:table-row>
        <table:table-row table:style-name="ro1">
          <table:table-cell office:value-type="float" office:value="7818387" calcext:value-type="float">
            <text:p>7818387</text:p>
          </table:table-cell>
          <table:table-cell office:value-type="float" office:value="573647" calcext:value-type="float">
            <text:p>573647</text:p>
          </table:table-cell>
          <table:table-cell office:value-type="float" office:value="165557" calcext:value-type="float">
            <text:p>165557</text:p>
          </table:table-cell>
          <table:table-cell table:number-columns-repeated="4"/>
        </table:table-row>
        <table:table-row table:style-name="ro1">
          <table:table-cell office:value-type="float" office:value="7821542" calcext:value-type="float">
            <text:p>7821542</text:p>
          </table:table-cell>
          <table:table-cell office:value-type="float" office:value="611775" calcext:value-type="float">
            <text:p>611775</text:p>
          </table:table-cell>
          <table:table-cell office:value-type="float" office:value="163831" calcext:value-type="float">
            <text:p>163831</text:p>
          </table:table-cell>
          <table:table-cell table:number-columns-repeated="4"/>
        </table:table-row>
        <table:table-row table:style-name="ro1">
          <table:table-cell office:value-type="float" office:value="7838057" calcext:value-type="float">
            <text:p>7838057</text:p>
          </table:table-cell>
          <table:table-cell office:value-type="float" office:value="567424" calcext:value-type="float">
            <text:p>567424</text:p>
          </table:table-cell>
          <table:table-cell office:value-type="float" office:value="165374" calcext:value-type="float">
            <text:p>165374</text:p>
          </table:table-cell>
          <table:table-cell table:number-columns-repeated="4"/>
        </table:table-row>
        <table:table-row table:style-name="ro1">
          <table:table-cell office:value-type="float" office:value="7712432" calcext:value-type="float">
            <text:p>7712432</text:p>
          </table:table-cell>
          <table:table-cell office:value-type="float" office:value="558883" calcext:value-type="float">
            <text:p>558883</text:p>
          </table:table-cell>
          <table:table-cell office:value-type="float" office:value="164244" calcext:value-type="float">
            <text:p>164244</text:p>
          </table:table-cell>
          <table:table-cell table:number-columns-repeated="4"/>
        </table:table-row>
        <table:table-row table:style-name="ro1">
          <table:table-cell office:value-type="float" office:value="7791806" calcext:value-type="float">
            <text:p>7791806</text:p>
          </table:table-cell>
          <table:table-cell office:value-type="float" office:value="556258" calcext:value-type="float">
            <text:p>556258</text:p>
          </table:table-cell>
          <table:table-cell office:value-type="float" office:value="163326" calcext:value-type="float">
            <text:p>163326</text:p>
          </table:table-cell>
          <table:table-cell table:number-columns-repeated="4"/>
        </table:table-row>
        <table:table-row table:style-name="ro1">
          <table:table-cell office:value-type="float" office:value="7785341" calcext:value-type="float">
            <text:p>7785341</text:p>
          </table:table-cell>
          <table:table-cell office:value-type="float" office:value="573165" calcext:value-type="float">
            <text:p>573165</text:p>
          </table:table-cell>
          <table:table-cell office:value-type="float" office:value="164546" calcext:value-type="float">
            <text:p>164546</text:p>
          </table:table-cell>
          <table:table-cell table:number-columns-repeated="4"/>
        </table:table-row>
        <table:table-row table:style-name="ro1">
          <table:table-cell office:value-type="float" office:value="7827189" calcext:value-type="float">
            <text:p>7827189</text:p>
          </table:table-cell>
          <table:table-cell office:value-type="float" office:value="574349" calcext:value-type="float">
            <text:p>574349</text:p>
          </table:table-cell>
          <table:table-cell office:value-type="float" office:value="163667" calcext:value-type="float">
            <text:p>163667</text:p>
          </table:table-cell>
          <table:table-cell table:number-columns-repeated="4"/>
        </table:table-row>
        <table:table-row table:style-name="ro1">
          <table:table-cell office:value-type="float" office:value="7848957" calcext:value-type="float">
            <text:p>7848957</text:p>
          </table:table-cell>
          <table:table-cell office:value-type="float" office:value="556621" calcext:value-type="float">
            <text:p>556621</text:p>
          </table:table-cell>
          <table:table-cell office:value-type="float" office:value="167558" calcext:value-type="float">
            <text:p>167558</text:p>
          </table:table-cell>
          <table:table-cell table:number-columns-repeated="4"/>
        </table:table-row>
        <table:table-row table:style-name="ro1">
          <table:table-cell office:value-type="float" office:value="7908353" calcext:value-type="float">
            <text:p>7908353</text:p>
          </table:table-cell>
          <table:table-cell office:value-type="float" office:value="559718" calcext:value-type="float">
            <text:p>559718</text:p>
          </table:table-cell>
          <table:table-cell office:value-type="float" office:value="163117" calcext:value-type="float">
            <text:p>163117</text:p>
          </table:table-cell>
          <table:table-cell table:number-columns-repeated="4"/>
        </table:table-row>
        <table:table-row table:style-name="ro1">
          <table:table-cell office:value-type="float" office:value="7849457" calcext:value-type="float">
            <text:p>7849457</text:p>
          </table:table-cell>
          <table:table-cell office:value-type="float" office:value="564489" calcext:value-type="float">
            <text:p>564489</text:p>
          </table:table-cell>
          <table:table-cell office:value-type="float" office:value="193924" calcext:value-type="float">
            <text:p>193924</text:p>
          </table:table-cell>
          <table:table-cell table:number-columns-repeated="4"/>
        </table:table-row>
        <table:table-row table:style-name="ro1">
          <table:table-cell office:value-type="float" office:value="7860474" calcext:value-type="float">
            <text:p>7860474</text:p>
          </table:table-cell>
          <table:table-cell office:value-type="float" office:value="571867" calcext:value-type="float">
            <text:p>571867</text:p>
          </table:table-cell>
          <table:table-cell office:value-type="float" office:value="164598" calcext:value-type="float">
            <text:p>164598</text:p>
          </table:table-cell>
          <table:table-cell table:number-columns-repeated="4"/>
        </table:table-row>
        <table:table-row table:style-name="ro1">
          <table:table-cell office:value-type="float" office:value="7841404" calcext:value-type="float">
            <text:p>7841404</text:p>
          </table:table-cell>
          <table:table-cell office:value-type="float" office:value="569119" calcext:value-type="float">
            <text:p>569119</text:p>
          </table:table-cell>
          <table:table-cell office:value-type="float" office:value="165037" calcext:value-type="float">
            <text:p>165037</text:p>
          </table:table-cell>
          <table:table-cell table:number-columns-repeated="4"/>
        </table:table-row>
        <table:table-row table:style-name="ro1">
          <table:table-cell office:value-type="float" office:value="7904683" calcext:value-type="float">
            <text:p>7904683</text:p>
          </table:table-cell>
          <table:table-cell office:value-type="float" office:value="599954" calcext:value-type="float">
            <text:p>599954</text:p>
          </table:table-cell>
          <table:table-cell office:value-type="float" office:value="163892" calcext:value-type="float">
            <text:p>163892</text:p>
          </table:table-cell>
          <table:table-cell table:number-columns-repeated="4"/>
        </table:table-row>
        <table:table-row table:style-name="ro1">
          <table:table-cell office:value-type="float" office:value="7733542" calcext:value-type="float">
            <text:p>7733542</text:p>
          </table:table-cell>
          <table:table-cell office:value-type="float" office:value="565105" calcext:value-type="float">
            <text:p>565105</text:p>
          </table:table-cell>
          <table:table-cell office:value-type="float" office:value="163913" calcext:value-type="float">
            <text:p>163913</text:p>
          </table:table-cell>
          <table:table-cell table:number-columns-repeated="4"/>
        </table:table-row>
        <table:table-row table:style-name="ro1">
          <table:table-cell office:value-type="float" office:value="7736031" calcext:value-type="float">
            <text:p>7736031</text:p>
          </table:table-cell>
          <table:table-cell office:value-type="float" office:value="569731" calcext:value-type="float">
            <text:p>569731</text:p>
          </table:table-cell>
          <table:table-cell office:value-type="float" office:value="163909" calcext:value-type="float">
            <text:p>163909</text:p>
          </table:table-cell>
          <table:table-cell table:number-columns-repeated="4"/>
        </table:table-row>
        <table:table-row table:style-name="ro1">
          <table:table-cell office:value-type="float" office:value="7837572" calcext:value-type="float">
            <text:p>7837572</text:p>
          </table:table-cell>
          <table:table-cell office:value-type="float" office:value="575894" calcext:value-type="float">
            <text:p>575894</text:p>
          </table:table-cell>
          <table:table-cell office:value-type="float" office:value="163441" calcext:value-type="float">
            <text:p>163441</text:p>
          </table:table-cell>
          <table:table-cell table:number-columns-repeated="4"/>
        </table:table-row>
        <table:table-row table:style-name="ro1">
          <table:table-cell office:value-type="float" office:value="7785757" calcext:value-type="float">
            <text:p>7785757</text:p>
          </table:table-cell>
          <table:table-cell office:value-type="float" office:value="581373" calcext:value-type="float">
            <text:p>581373</text:p>
          </table:table-cell>
          <table:table-cell office:value-type="float" office:value="164726" calcext:value-type="float">
            <text:p>164726</text:p>
          </table:table-cell>
          <table:table-cell table:number-columns-repeated="4"/>
        </table:table-row>
        <table:table-row table:style-name="ro1">
          <table:table-cell office:value-type="float" office:value="7962507" calcext:value-type="float">
            <text:p>7962507</text:p>
          </table:table-cell>
          <table:table-cell office:value-type="float" office:value="556759" calcext:value-type="float">
            <text:p>556759</text:p>
          </table:table-cell>
          <table:table-cell office:value-type="float" office:value="166847" calcext:value-type="float">
            <text:p>166847</text:p>
          </table:table-cell>
          <table:table-cell table:number-columns-repeated="4"/>
        </table:table-row>
        <table:table-row table:style-name="ro1">
          <table:table-cell office:value-type="float" office:value="7921089" calcext:value-type="float">
            <text:p>7921089</text:p>
          </table:table-cell>
          <table:table-cell office:value-type="float" office:value="560350" calcext:value-type="float">
            <text:p>560350</text:p>
          </table:table-cell>
          <table:table-cell office:value-type="float" office:value="163378" calcext:value-type="float">
            <text:p>163378</text:p>
          </table:table-cell>
          <table:table-cell table:number-columns-repeated="4"/>
        </table:table-row>
        <table:table-row table:style-name="ro1">
          <table:table-cell office:value-type="float" office:value="7847329" calcext:value-type="float">
            <text:p>7847329</text:p>
          </table:table-cell>
          <table:table-cell office:value-type="float" office:value="558554" calcext:value-type="float">
            <text:p>558554</text:p>
          </table:table-cell>
          <table:table-cell office:value-type="float" office:value="164278" calcext:value-type="float">
            <text:p>164278</text:p>
          </table:table-cell>
          <table:table-cell table:number-columns-repeated="4"/>
        </table:table-row>
        <table:table-row table:style-name="ro1">
          <table:table-cell office:value-type="float" office:value="8039962" calcext:value-type="float">
            <text:p>8039962</text:p>
          </table:table-cell>
          <table:table-cell office:value-type="float" office:value="575358" calcext:value-type="float">
            <text:p>575358</text:p>
          </table:table-cell>
          <table:table-cell office:value-type="float" office:value="164754" calcext:value-type="float">
            <text:p>164754</text:p>
          </table:table-cell>
          <table:table-cell table:number-columns-repeated="4"/>
        </table:table-row>
        <table:table-row table:style-name="ro1">
          <table:table-cell office:value-type="float" office:value="8030833" calcext:value-type="float">
            <text:p>8030833</text:p>
          </table:table-cell>
          <table:table-cell office:value-type="float" office:value="588794" calcext:value-type="float">
            <text:p>588794</text:p>
          </table:table-cell>
          <table:table-cell office:value-type="float" office:value="164573" calcext:value-type="float">
            <text:p>164573</text:p>
          </table:table-cell>
          <table:table-cell table:number-columns-repeated="4"/>
        </table:table-row>
        <table:table-row table:style-name="ro1">
          <table:table-cell office:value-type="float" office:value="7630784" calcext:value-type="float">
            <text:p>7630784</text:p>
          </table:table-cell>
          <table:table-cell office:value-type="float" office:value="556037" calcext:value-type="float">
            <text:p>556037</text:p>
          </table:table-cell>
          <table:table-cell office:value-type="float" office:value="164842" calcext:value-type="float">
            <text:p>164842</text:p>
          </table:table-cell>
          <table:table-cell table:number-columns-repeated="4"/>
        </table:table-row>
        <table:table-row table:style-name="ro1">
          <table:table-cell office:value-type="float" office:value="7693323" calcext:value-type="float">
            <text:p>7693323</text:p>
          </table:table-cell>
          <table:table-cell office:value-type="float" office:value="553110" calcext:value-type="float">
            <text:p>553110</text:p>
          </table:table-cell>
          <table:table-cell office:value-type="float" office:value="163453" calcext:value-type="float">
            <text:p>163453</text:p>
          </table:table-cell>
          <table:table-cell table:number-columns-repeated="4"/>
        </table:table-row>
        <table:table-row table:style-name="ro1">
          <table:table-cell office:value-type="float" office:value="7755750" calcext:value-type="float">
            <text:p>7755750</text:p>
          </table:table-cell>
          <table:table-cell office:value-type="float" office:value="570382" calcext:value-type="float">
            <text:p>570382</text:p>
          </table:table-cell>
          <table:table-cell office:value-type="float" office:value="164550" calcext:value-type="float">
            <text:p>164550</text:p>
          </table:table-cell>
          <table:table-cell table:number-columns-repeated="4"/>
        </table:table-row>
        <table:table-row table:style-name="ro1">
          <table:table-cell office:value-type="float" office:value="7716834" calcext:value-type="float">
            <text:p>7716834</text:p>
          </table:table-cell>
          <table:table-cell office:value-type="float" office:value="565350" calcext:value-type="float">
            <text:p>565350</text:p>
          </table:table-cell>
          <table:table-cell office:value-type="float" office:value="164318" calcext:value-type="float">
            <text:p>164318</text:p>
          </table:table-cell>
          <table:table-cell table:number-columns-repeated="4"/>
        </table:table-row>
        <table:table-row table:style-name="ro1">
          <table:table-cell office:value-type="float" office:value="7994034" calcext:value-type="float">
            <text:p>7994034</text:p>
          </table:table-cell>
          <table:table-cell office:value-type="float" office:value="568168" calcext:value-type="float">
            <text:p>568168</text:p>
          </table:table-cell>
          <table:table-cell office:value-type="float" office:value="163983" calcext:value-type="float">
            <text:p>163983</text:p>
          </table:table-cell>
          <table:table-cell table:number-columns-repeated="4"/>
        </table:table-row>
        <table:table-row table:style-name="ro1">
          <table:table-cell office:value-type="float" office:value="7762555" calcext:value-type="float">
            <text:p>7762555</text:p>
          </table:table-cell>
          <table:table-cell office:value-type="float" office:value="570170" calcext:value-type="float">
            <text:p>570170</text:p>
          </table:table-cell>
          <table:table-cell office:value-type="float" office:value="164017" calcext:value-type="float">
            <text:p>164017</text:p>
          </table:table-cell>
          <table:table-cell table:number-columns-repeated="4"/>
        </table:table-row>
        <table:table-row table:style-name="ro1">
          <table:table-cell office:value-type="float" office:value="7900101" calcext:value-type="float">
            <text:p>7900101</text:p>
          </table:table-cell>
          <table:table-cell office:value-type="float" office:value="559209" calcext:value-type="float">
            <text:p>559209</text:p>
          </table:table-cell>
          <table:table-cell office:value-type="float" office:value="218214" calcext:value-type="float">
            <text:p>218214</text:p>
          </table:table-cell>
          <table:table-cell table:number-columns-repeated="4"/>
        </table:table-row>
        <table:table-row table:style-name="ro1">
          <table:table-cell office:value-type="float" office:value="8051846" calcext:value-type="float">
            <text:p>8051846</text:p>
          </table:table-cell>
          <table:table-cell office:value-type="float" office:value="604747" calcext:value-type="float">
            <text:p>604747</text:p>
          </table:table-cell>
          <table:table-cell office:value-type="float" office:value="165011" calcext:value-type="float">
            <text:p>165011</text:p>
          </table:table-cell>
          <table:table-cell table:number-columns-repeated="4"/>
        </table:table-row>
        <table:table-row table:style-name="ro1">
          <table:table-cell office:value-type="float" office:value="7716205" calcext:value-type="float">
            <text:p>7716205</text:p>
          </table:table-cell>
          <table:table-cell office:value-type="float" office:value="577886" calcext:value-type="float">
            <text:p>577886</text:p>
          </table:table-cell>
          <table:table-cell office:value-type="float" office:value="164648" calcext:value-type="float">
            <text:p>164648</text:p>
          </table:table-cell>
          <table:table-cell table:number-columns-repeated="4"/>
        </table:table-row>
        <table:table-row table:style-name="ro1">
          <table:table-cell office:value-type="float" office:value="7804766" calcext:value-type="float">
            <text:p>7804766</text:p>
          </table:table-cell>
          <table:table-cell office:value-type="float" office:value="562541" calcext:value-type="float">
            <text:p>562541</text:p>
          </table:table-cell>
          <table:table-cell office:value-type="float" office:value="164254" calcext:value-type="float">
            <text:p>164254</text:p>
          </table:table-cell>
          <table:table-cell table:number-columns-repeated="4"/>
        </table:table-row>
        <table:table-row table:style-name="ro1">
          <table:table-cell office:value-type="float" office:value="7715680" calcext:value-type="float">
            <text:p>7715680</text:p>
          </table:table-cell>
          <table:table-cell office:value-type="float" office:value="568449" calcext:value-type="float">
            <text:p>568449</text:p>
          </table:table-cell>
          <table:table-cell office:value-type="float" office:value="164652" calcext:value-type="float">
            <text:p>164652</text:p>
          </table:table-cell>
          <table:table-cell table:number-columns-repeated="4"/>
        </table:table-row>
        <table:table-row table:style-name="ro1">
          <table:table-cell office:value-type="float" office:value="7825035" calcext:value-type="float">
            <text:p>7825035</text:p>
          </table:table-cell>
          <table:table-cell office:value-type="float" office:value="565309" calcext:value-type="float">
            <text:p>565309</text:p>
          </table:table-cell>
          <table:table-cell office:value-type="float" office:value="163777" calcext:value-type="float">
            <text:p>163777</text:p>
          </table:table-cell>
          <table:table-cell table:number-columns-repeated="4"/>
        </table:table-row>
        <table:table-row table:style-name="ro1">
          <table:table-cell office:value-type="float" office:value="7739906" calcext:value-type="float">
            <text:p>7739906</text:p>
          </table:table-cell>
          <table:table-cell office:value-type="float" office:value="620269" calcext:value-type="float">
            <text:p>620269</text:p>
          </table:table-cell>
          <table:table-cell office:value-type="float" office:value="164944" calcext:value-type="float">
            <text:p>164944</text:p>
          </table:table-cell>
          <table:table-cell table:number-columns-repeated="4"/>
        </table:table-row>
        <table:table-row table:style-name="ro1">
          <table:table-cell office:value-type="float" office:value="7941803" calcext:value-type="float">
            <text:p>7941803</text:p>
          </table:table-cell>
          <table:table-cell office:value-type="float" office:value="596136" calcext:value-type="float">
            <text:p>596136</text:p>
          </table:table-cell>
          <table:table-cell office:value-type="float" office:value="164072" calcext:value-type="float">
            <text:p>164072</text:p>
          </table:table-cell>
          <table:table-cell table:number-columns-repeated="4"/>
        </table:table-row>
        <table:table-row table:style-name="ro1">
          <table:table-cell office:value-type="float" office:value="7889847" calcext:value-type="float">
            <text:p>7889847</text:p>
          </table:table-cell>
          <table:table-cell office:value-type="float" office:value="557138" calcext:value-type="float">
            <text:p>557138</text:p>
          </table:table-cell>
          <table:table-cell office:value-type="float" office:value="163365" calcext:value-type="float">
            <text:p>163365</text:p>
          </table:table-cell>
          <table:table-cell table:number-columns-repeated="4"/>
        </table:table-row>
        <table:table-row table:style-name="ro1">
          <table:table-cell office:value-type="float" office:value="7730126" calcext:value-type="float">
            <text:p>7730126</text:p>
          </table:table-cell>
          <table:table-cell office:value-type="float" office:value="580235" calcext:value-type="float">
            <text:p>580235</text:p>
          </table:table-cell>
          <table:table-cell office:value-type="float" office:value="163772" calcext:value-type="float">
            <text:p>163772</text:p>
          </table:table-cell>
          <table:table-cell table:number-columns-repeated="4"/>
        </table:table-row>
        <table:table-row table:style-name="ro1">
          <table:table-cell office:value-type="float" office:value="7743907" calcext:value-type="float">
            <text:p>7743907</text:p>
          </table:table-cell>
          <table:table-cell office:value-type="float" office:value="559015" calcext:value-type="float">
            <text:p>559015</text:p>
          </table:table-cell>
          <table:table-cell office:value-type="float" office:value="163748" calcext:value-type="float">
            <text:p>163748</text:p>
          </table:table-cell>
          <table:table-cell table:number-columns-repeated="4"/>
        </table:table-row>
        <table:table-row table:style-name="ro1">
          <table:table-cell office:value-type="float" office:value="7730619" calcext:value-type="float">
            <text:p>7730619</text:p>
          </table:table-cell>
          <table:table-cell office:value-type="float" office:value="581409" calcext:value-type="float">
            <text:p>581409</text:p>
          </table:table-cell>
          <table:table-cell office:value-type="float" office:value="165600" calcext:value-type="float">
            <text:p>165600</text:p>
          </table:table-cell>
          <table:table-cell table:number-columns-repeated="4"/>
        </table:table-row>
        <table:table-row table:style-name="ro1">
          <table:table-cell office:value-type="float" office:value="7847163" calcext:value-type="float">
            <text:p>7847163</text:p>
          </table:table-cell>
          <table:table-cell office:value-type="float" office:value="562315" calcext:value-type="float">
            <text:p>562315</text:p>
          </table:table-cell>
          <table:table-cell office:value-type="float" office:value="164307" calcext:value-type="float">
            <text:p>164307</text:p>
          </table:table-cell>
          <table:table-cell table:number-columns-repeated="4"/>
        </table:table-row>
        <table:table-row table:style-name="ro1">
          <table:table-cell office:value-type="float" office:value="7942652" calcext:value-type="float">
            <text:p>7942652</text:p>
          </table:table-cell>
          <table:table-cell office:value-type="float" office:value="565461" calcext:value-type="float">
            <text:p>565461</text:p>
          </table:table-cell>
          <table:table-cell office:value-type="float" office:value="164447" calcext:value-type="float">
            <text:p>164447</text:p>
          </table:table-cell>
          <table:table-cell table:number-columns-repeated="4"/>
        </table:table-row>
        <table:table-row table:style-name="ro1">
          <table:table-cell office:value-type="float" office:value="7778403" calcext:value-type="float">
            <text:p>7778403</text:p>
          </table:table-cell>
          <table:table-cell office:value-type="float" office:value="571843" calcext:value-type="float">
            <text:p>571843</text:p>
          </table:table-cell>
          <table:table-cell office:value-type="float" office:value="164558" calcext:value-type="float">
            <text:p>164558</text:p>
          </table:table-cell>
          <table:table-cell table:number-columns-repeated="4"/>
        </table:table-row>
        <table:table-row table:style-name="ro1">
          <table:table-cell office:value-type="float" office:value="7702370" calcext:value-type="float">
            <text:p>7702370</text:p>
          </table:table-cell>
          <table:table-cell office:value-type="float" office:value="568831" calcext:value-type="float">
            <text:p>568831</text:p>
          </table:table-cell>
          <table:table-cell office:value-type="float" office:value="164300" calcext:value-type="float">
            <text:p>164300</text:p>
          </table:table-cell>
          <table:table-cell table:number-columns-repeated="4"/>
        </table:table-row>
        <table:table-row table:style-name="ro1">
          <table:table-cell office:value-type="float" office:value="7925624" calcext:value-type="float">
            <text:p>7925624</text:p>
          </table:table-cell>
          <table:table-cell office:value-type="float" office:value="569449" calcext:value-type="float">
            <text:p>569449</text:p>
          </table:table-cell>
          <table:table-cell office:value-type="float" office:value="164712" calcext:value-type="float">
            <text:p>164712</text:p>
          </table:table-cell>
          <table:table-cell table:number-columns-repeated="4"/>
        </table:table-row>
        <table:table-row table:style-name="ro1">
          <table:table-cell office:value-type="float" office:value="10704196" calcext:value-type="float">
            <text:p>10704196</text:p>
          </table:table-cell>
          <table:table-cell office:value-type="float" office:value="815140" calcext:value-type="float">
            <text:p>815140</text:p>
          </table:table-cell>
          <table:table-cell office:value-type="float" office:value="238690" calcext:value-type="float">
            <text:p>238690</text:p>
          </table:table-cell>
          <table:table-cell table:number-columns-repeated="4"/>
        </table:table-row>
        <table:table-row table:style-name="ro1">
          <table:table-cell office:value-type="float" office:value="7706445" calcext:value-type="float">
            <text:p>7706445</text:p>
          </table:table-cell>
          <table:table-cell office:value-type="float" office:value="556975" calcext:value-type="float">
            <text:p>556975</text:p>
          </table:table-cell>
          <table:table-cell office:value-type="float" office:value="164639" calcext:value-type="float">
            <text:p>164639</text:p>
          </table:table-cell>
          <table:table-cell table:number-columns-repeated="4"/>
        </table:table-row>
        <table:table-row table:style-name="ro1">
          <table:table-cell office:value-type="float" office:value="7831816" calcext:value-type="float">
            <text:p>7831816</text:p>
          </table:table-cell>
          <table:table-cell office:value-type="float" office:value="558551" calcext:value-type="float">
            <text:p>558551</text:p>
          </table:table-cell>
          <table:table-cell office:value-type="float" office:value="164405" calcext:value-type="float">
            <text:p>164405</text:p>
          </table:table-cell>
          <table:table-cell table:number-columns-repeated="4"/>
        </table:table-row>
        <table:table-row table:style-name="ro1">
          <table:table-cell office:value-type="float" office:value="7898890" calcext:value-type="float">
            <text:p>7898890</text:p>
          </table:table-cell>
          <table:table-cell office:value-type="float" office:value="561851" calcext:value-type="float">
            <text:p>561851</text:p>
          </table:table-cell>
          <table:table-cell office:value-type="float" office:value="167438" calcext:value-type="float">
            <text:p>167438</text:p>
          </table:table-cell>
          <table:table-cell table:number-columns-repeated="4"/>
        </table:table-row>
        <table:table-row table:style-name="ro1">
          <table:table-cell office:value-type="float" office:value="7774442" calcext:value-type="float">
            <text:p>7774442</text:p>
          </table:table-cell>
          <table:table-cell office:value-type="float" office:value="562731" calcext:value-type="float">
            <text:p>562731</text:p>
          </table:table-cell>
          <table:table-cell office:value-type="float" office:value="163981" calcext:value-type="float">
            <text:p>163981</text:p>
          </table:table-cell>
          <table:table-cell table:number-columns-repeated="4"/>
        </table:table-row>
        <table:table-row table:style-name="ro1">
          <table:table-cell office:value-type="float" office:value="7772900" calcext:value-type="float">
            <text:p>7772900</text:p>
          </table:table-cell>
          <table:table-cell office:value-type="float" office:value="560969" calcext:value-type="float">
            <text:p>560969</text:p>
          </table:table-cell>
          <table:table-cell office:value-type="float" office:value="163483" calcext:value-type="float">
            <text:p>163483</text:p>
          </table:table-cell>
          <table:table-cell table:number-columns-repeated="4"/>
        </table:table-row>
        <table:table-row table:style-name="ro1">
          <table:table-cell office:value-type="float" office:value="7723992" calcext:value-type="float">
            <text:p>7723992</text:p>
          </table:table-cell>
          <table:table-cell office:value-type="float" office:value="555689" calcext:value-type="float">
            <text:p>555689</text:p>
          </table:table-cell>
          <table:table-cell office:value-type="float" office:value="163769" calcext:value-type="float">
            <text:p>163769</text:p>
          </table:table-cell>
          <table:table-cell table:number-columns-repeated="4"/>
        </table:table-row>
        <table:table-row table:style-name="ro1">
          <table:table-cell office:value-type="float" office:value="7758222" calcext:value-type="float">
            <text:p>7758222</text:p>
          </table:table-cell>
          <table:table-cell office:value-type="float" office:value="562523" calcext:value-type="float">
            <text:p>562523</text:p>
          </table:table-cell>
          <table:table-cell office:value-type="float" office:value="163709" calcext:value-type="float">
            <text:p>163709</text:p>
          </table:table-cell>
          <table:table-cell table:number-columns-repeated="4"/>
        </table:table-row>
        <table:table-row table:style-name="ro1">
          <table:table-cell office:value-type="float" office:value="7912521" calcext:value-type="float">
            <text:p>7912521</text:p>
          </table:table-cell>
          <table:table-cell office:value-type="float" office:value="547938" calcext:value-type="float">
            <text:p>547938</text:p>
          </table:table-cell>
          <table:table-cell office:value-type="float" office:value="163497" calcext:value-type="float">
            <text:p>163497</text:p>
          </table:table-cell>
          <table:table-cell table:number-columns-repeated="4"/>
        </table:table-row>
        <table:table-row table:style-name="ro1">
          <table:table-cell office:value-type="float" office:value="7836397" calcext:value-type="float">
            <text:p>7836397</text:p>
          </table:table-cell>
          <table:table-cell office:value-type="float" office:value="558171" calcext:value-type="float">
            <text:p>558171</text:p>
          </table:table-cell>
          <table:table-cell office:value-type="float" office:value="164090" calcext:value-type="float">
            <text:p>164090</text:p>
          </table:table-cell>
          <table:table-cell table:number-columns-repeated="4"/>
        </table:table-row>
        <table:table-row table:style-name="ro1">
          <table:table-cell office:value-type="float" office:value="7849572" calcext:value-type="float">
            <text:p>7849572</text:p>
          </table:table-cell>
          <table:table-cell office:value-type="float" office:value="553236" calcext:value-type="float">
            <text:p>553236</text:p>
          </table:table-cell>
          <table:table-cell office:value-type="float" office:value="164092" calcext:value-type="float">
            <text:p>164092</text:p>
          </table:table-cell>
          <table:table-cell table:number-columns-repeated="4"/>
        </table:table-row>
        <table:table-row table:style-name="ro1">
          <table:table-cell office:value-type="float" office:value="7785823" calcext:value-type="float">
            <text:p>7785823</text:p>
          </table:table-cell>
          <table:table-cell office:value-type="float" office:value="554588" calcext:value-type="float">
            <text:p>554588</text:p>
          </table:table-cell>
          <table:table-cell office:value-type="float" office:value="163456" calcext:value-type="float">
            <text:p>163456</text:p>
          </table:table-cell>
          <table:table-cell table:number-columns-repeated="4"/>
        </table:table-row>
        <table:table-row table:style-name="ro1">
          <table:table-cell office:value-type="float" office:value="7714181" calcext:value-type="float">
            <text:p>7714181</text:p>
          </table:table-cell>
          <table:table-cell office:value-type="float" office:value="558378" calcext:value-type="float">
            <text:p>558378</text:p>
          </table:table-cell>
          <table:table-cell office:value-type="float" office:value="163134" calcext:value-type="float">
            <text:p>163134</text:p>
          </table:table-cell>
          <table:table-cell table:number-columns-repeated="4"/>
        </table:table-row>
        <table:table-row table:style-name="ro1">
          <table:table-cell office:value-type="float" office:value="7878923" calcext:value-type="float">
            <text:p>7878923</text:p>
          </table:table-cell>
          <table:table-cell office:value-type="float" office:value="571233" calcext:value-type="float">
            <text:p>571233</text:p>
          </table:table-cell>
          <table:table-cell office:value-type="float" office:value="164706" calcext:value-type="float">
            <text:p>164706</text:p>
          </table:table-cell>
          <table:table-cell table:number-columns-repeated="4"/>
        </table:table-row>
        <table:table-row table:style-name="ro1">
          <table:table-cell office:value-type="float" office:value="7911846" calcext:value-type="float">
            <text:p>7911846</text:p>
          </table:table-cell>
          <table:table-cell office:value-type="float" office:value="558947" calcext:value-type="float">
            <text:p>558947</text:p>
          </table:table-cell>
          <table:table-cell office:value-type="float" office:value="163393" calcext:value-type="float">
            <text:p>163393</text:p>
          </table:table-cell>
          <table:table-cell table:number-columns-repeated="4"/>
        </table:table-row>
        <table:table-row table:style-name="ro1">
          <table:table-cell office:value-type="float" office:value="7833439" calcext:value-type="float">
            <text:p>7833439</text:p>
          </table:table-cell>
          <table:table-cell office:value-type="float" office:value="562619" calcext:value-type="float">
            <text:p>562619</text:p>
          </table:table-cell>
          <table:table-cell office:value-type="float" office:value="164485" calcext:value-type="float">
            <text:p>164485</text:p>
          </table:table-cell>
          <table:table-cell table:number-columns-repeated="4"/>
        </table:table-row>
        <table:table-row table:style-name="ro1">
          <table:table-cell office:value-type="float" office:value="7745611" calcext:value-type="float">
            <text:p>7745611</text:p>
          </table:table-cell>
          <table:table-cell office:value-type="float" office:value="573600" calcext:value-type="float">
            <text:p>573600</text:p>
          </table:table-cell>
          <table:table-cell office:value-type="float" office:value="164599" calcext:value-type="float">
            <text:p>164599</text:p>
          </table:table-cell>
          <table:table-cell table:number-columns-repeated="4"/>
        </table:table-row>
        <table:table-row table:style-name="ro1">
          <table:table-cell office:value-type="float" office:value="7718305" calcext:value-type="float">
            <text:p>7718305</text:p>
          </table:table-cell>
          <table:table-cell office:value-type="float" office:value="549446" calcext:value-type="float">
            <text:p>549446</text:p>
          </table:table-cell>
          <table:table-cell office:value-type="float" office:value="164664" calcext:value-type="float">
            <text:p>164664</text:p>
          </table:table-cell>
          <table:table-cell table:number-columns-repeated="4"/>
        </table:table-row>
        <table:table-row table:style-name="ro1">
          <table:table-cell office:value-type="float" office:value="7755116" calcext:value-type="float">
            <text:p>7755116</text:p>
          </table:table-cell>
          <table:table-cell office:value-type="float" office:value="625205" calcext:value-type="float">
            <text:p>625205</text:p>
          </table:table-cell>
          <table:table-cell office:value-type="float" office:value="164802" calcext:value-type="float">
            <text:p>164802</text:p>
          </table:table-cell>
          <table:table-cell table:number-columns-repeated="4"/>
        </table:table-row>
        <table:table-row table:style-name="ro1">
          <table:table-cell office:value-type="float" office:value="7793755" calcext:value-type="float">
            <text:p>7793755</text:p>
          </table:table-cell>
          <table:table-cell office:value-type="float" office:value="564528" calcext:value-type="float">
            <text:p>564528</text:p>
          </table:table-cell>
          <table:table-cell office:value-type="float" office:value="164018" calcext:value-type="float">
            <text:p>164018</text:p>
          </table:table-cell>
          <table:table-cell table:number-columns-repeated="4"/>
        </table:table-row>
        <table:table-row table:style-name="ro1">
          <table:table-cell office:value-type="float" office:value="7762243" calcext:value-type="float">
            <text:p>7762243</text:p>
          </table:table-cell>
          <table:table-cell office:value-type="float" office:value="576686" calcext:value-type="float">
            <text:p>576686</text:p>
          </table:table-cell>
          <table:table-cell office:value-type="float" office:value="164606" calcext:value-type="float">
            <text:p>164606</text:p>
          </table:table-cell>
          <table:table-cell table:number-columns-repeated="4"/>
        </table:table-row>
        <table:table-row table:style-name="ro1">
          <table:table-cell office:value-type="float" office:value="7676347" calcext:value-type="float">
            <text:p>7676347</text:p>
          </table:table-cell>
          <table:table-cell office:value-type="float" office:value="582420" calcext:value-type="float">
            <text:p>582420</text:p>
          </table:table-cell>
          <table:table-cell office:value-type="float" office:value="186805" calcext:value-type="float">
            <text:p>186805</text:p>
          </table:table-cell>
          <table:table-cell table:number-columns-repeated="4"/>
        </table:table-row>
        <table:table-row table:style-name="ro1">
          <table:table-cell office:value-type="float" office:value="7835619" calcext:value-type="float">
            <text:p>7835619</text:p>
          </table:table-cell>
          <table:table-cell office:value-type="float" office:value="569067" calcext:value-type="float">
            <text:p>569067</text:p>
          </table:table-cell>
          <table:table-cell office:value-type="float" office:value="163523" calcext:value-type="float">
            <text:p>163523</text:p>
          </table:table-cell>
          <table:table-cell table:number-columns-repeated="4"/>
        </table:table-row>
        <table:table-row table:style-name="ro1">
          <table:table-cell office:value-type="float" office:value="7736809" calcext:value-type="float">
            <text:p>7736809</text:p>
          </table:table-cell>
          <table:table-cell office:value-type="float" office:value="553423" calcext:value-type="float">
            <text:p>553423</text:p>
          </table:table-cell>
          <table:table-cell office:value-type="float" office:value="163664" calcext:value-type="float">
            <text:p>163664</text:p>
          </table:table-cell>
          <table:table-cell table:number-columns-repeated="4"/>
        </table:table-row>
        <table:table-row table:style-name="ro1">
          <table:table-cell office:value-type="float" office:value="7750439" calcext:value-type="float">
            <text:p>7750439</text:p>
          </table:table-cell>
          <table:table-cell office:value-type="float" office:value="564663" calcext:value-type="float">
            <text:p>564663</text:p>
          </table:table-cell>
          <table:table-cell office:value-type="float" office:value="164277" calcext:value-type="float">
            <text:p>164277</text:p>
          </table:table-cell>
          <table:table-cell table:number-columns-repeated="4"/>
        </table:table-row>
        <table:table-row table:style-name="ro1">
          <table:table-cell office:value-type="float" office:value="8050508" calcext:value-type="float">
            <text:p>8050508</text:p>
          </table:table-cell>
          <table:table-cell office:value-type="float" office:value="593218" calcext:value-type="float">
            <text:p>593218</text:p>
          </table:table-cell>
          <table:table-cell office:value-type="float" office:value="165204" calcext:value-type="float">
            <text:p>165204</text:p>
          </table:table-cell>
          <table:table-cell table:number-columns-repeated="4"/>
        </table:table-row>
        <table:table-row table:style-name="ro1">
          <table:table-cell office:value-type="float" office:value="7647876" calcext:value-type="float">
            <text:p>7647876</text:p>
          </table:table-cell>
          <table:table-cell office:value-type="float" office:value="555754" calcext:value-type="float">
            <text:p>555754</text:p>
          </table:table-cell>
          <table:table-cell office:value-type="float" office:value="164528" calcext:value-type="float">
            <text:p>164528</text:p>
          </table:table-cell>
          <table:table-cell table:number-columns-repeated="4"/>
        </table:table-row>
        <table:table-row table:style-name="ro1">
          <table:table-cell office:value-type="float" office:value="7800508" calcext:value-type="float">
            <text:p>7800508</text:p>
          </table:table-cell>
          <table:table-cell office:value-type="float" office:value="554382" calcext:value-type="float">
            <text:p>554382</text:p>
          </table:table-cell>
          <table:table-cell office:value-type="float" office:value="163929" calcext:value-type="float">
            <text:p>163929</text:p>
          </table:table-cell>
          <table:table-cell table:number-columns-repeated="4"/>
        </table:table-row>
        <table:table-row table:style-name="ro1">
          <table:table-cell office:value-type="float" office:value="7797488" calcext:value-type="float">
            <text:p>7797488</text:p>
          </table:table-cell>
          <table:table-cell office:value-type="float" office:value="603570" calcext:value-type="float">
            <text:p>603570</text:p>
          </table:table-cell>
          <table:table-cell office:value-type="float" office:value="179481" calcext:value-type="float">
            <text:p>179481</text:p>
          </table:table-cell>
          <table:table-cell table:number-columns-repeated="4"/>
        </table:table-row>
        <table:table-row table:style-name="ro1">
          <table:table-cell office:value-type="float" office:value="7923396" calcext:value-type="float">
            <text:p>7923396</text:p>
          </table:table-cell>
          <table:table-cell office:value-type="float" office:value="617965" calcext:value-type="float">
            <text:p>617965</text:p>
          </table:table-cell>
          <table:table-cell office:value-type="float" office:value="163864" calcext:value-type="float">
            <text:p>163864</text:p>
          </table:table-cell>
          <table:table-cell table:number-columns-repeated="4"/>
        </table:table-row>
        <table:table-row table:style-name="ro1">
          <table:table-cell office:value-type="float" office:value="7758327" calcext:value-type="float">
            <text:p>7758327</text:p>
          </table:table-cell>
          <table:table-cell office:value-type="float" office:value="555059" calcext:value-type="float">
            <text:p>555059</text:p>
          </table:table-cell>
          <table:table-cell office:value-type="float" office:value="163470" calcext:value-type="float">
            <text:p>163470</text:p>
          </table:table-cell>
          <table:table-cell table:number-columns-repeated="4"/>
        </table:table-row>
        <table:table-row table:style-name="ro1">
          <table:table-cell office:value-type="float" office:value="7732906" calcext:value-type="float">
            <text:p>7732906</text:p>
          </table:table-cell>
          <table:table-cell office:value-type="float" office:value="564041" calcext:value-type="float">
            <text:p>564041</text:p>
          </table:table-cell>
          <table:table-cell office:value-type="float" office:value="201605" calcext:value-type="float">
            <text:p>201605</text:p>
          </table:table-cell>
          <table:table-cell table:number-columns-repeated="4"/>
        </table:table-row>
        <table:table-row table:style-name="ro1">
          <table:table-cell office:value-type="float" office:value="7729956" calcext:value-type="float">
            <text:p>7729956</text:p>
          </table:table-cell>
          <table:table-cell office:value-type="float" office:value="603212" calcext:value-type="float">
            <text:p>603212</text:p>
          </table:table-cell>
          <table:table-cell office:value-type="float" office:value="163605" calcext:value-type="float">
            <text:p>163605</text:p>
          </table:table-cell>
          <table:table-cell table:number-columns-repeated="4"/>
        </table:table-row>
        <table:table-row table:style-name="ro1">
          <table:table-cell office:value-type="float" office:value="7742891" calcext:value-type="float">
            <text:p>7742891</text:p>
          </table:table-cell>
          <table:table-cell office:value-type="float" office:value="560347" calcext:value-type="float">
            <text:p>560347</text:p>
          </table:table-cell>
          <table:table-cell office:value-type="float" office:value="164116" calcext:value-type="float">
            <text:p>164116</text:p>
          </table:table-cell>
          <table:table-cell table:number-columns-repeated="4"/>
        </table:table-row>
        <table:table-row table:style-name="ro1">
          <table:table-cell office:value-type="float" office:value="7947807" calcext:value-type="float">
            <text:p>7947807</text:p>
          </table:table-cell>
          <table:table-cell office:value-type="float" office:value="557927" calcext:value-type="float">
            <text:p>557927</text:p>
          </table:table-cell>
          <table:table-cell office:value-type="float" office:value="163777" calcext:value-type="float">
            <text:p>163777</text:p>
          </table:table-cell>
          <table:table-cell table:number-columns-repeated="4"/>
        </table:table-row>
        <table:table-row table:style-name="ro1">
          <table:table-cell office:value-type="float" office:value="7956770" calcext:value-type="float">
            <text:p>7956770</text:p>
          </table:table-cell>
          <table:table-cell office:value-type="float" office:value="562719" calcext:value-type="float">
            <text:p>562719</text:p>
          </table:table-cell>
          <table:table-cell office:value-type="float" office:value="164346" calcext:value-type="float">
            <text:p>164346</text:p>
          </table:table-cell>
          <table:table-cell table:number-columns-repeated="4"/>
        </table:table-row>
        <table:table-row table:style-name="ro1">
          <table:table-cell office:value-type="float" office:value="7839091" calcext:value-type="float">
            <text:p>7839091</text:p>
          </table:table-cell>
          <table:table-cell office:value-type="float" office:value="554177" calcext:value-type="float">
            <text:p>554177</text:p>
          </table:table-cell>
          <table:table-cell office:value-type="float" office:value="167272" calcext:value-type="float">
            <text:p>167272</text:p>
          </table:table-cell>
          <table:table-cell table:number-columns-repeated="4"/>
        </table:table-row>
        <table:table-row table:style-name="ro1">
          <table:table-cell office:value-type="float" office:value="7835000" calcext:value-type="float">
            <text:p>7835000</text:p>
          </table:table-cell>
          <table:table-cell office:value-type="float" office:value="605050" calcext:value-type="float">
            <text:p>605050</text:p>
          </table:table-cell>
          <table:table-cell office:value-type="float" office:value="164717" calcext:value-type="float">
            <text:p>164717</text:p>
          </table:table-cell>
          <table:table-cell table:number-columns-repeated="4"/>
        </table:table-row>
        <table:table-row table:style-name="ro1">
          <table:table-cell office:value-type="float" office:value="7802969" calcext:value-type="float">
            <text:p>7802969</text:p>
          </table:table-cell>
          <table:table-cell office:value-type="float" office:value="578626" calcext:value-type="float">
            <text:p>578626</text:p>
          </table:table-cell>
          <table:table-cell office:value-type="float" office:value="164421" calcext:value-type="float">
            <text:p>164421</text:p>
          </table:table-cell>
          <table:table-cell table:number-columns-repeated="4"/>
        </table:table-row>
        <table:table-row table:style-name="ro1">
          <table:table-cell office:value-type="float" office:value="7838286" calcext:value-type="float">
            <text:p>7838286</text:p>
          </table:table-cell>
          <table:table-cell office:value-type="float" office:value="562207" calcext:value-type="float">
            <text:p>562207</text:p>
          </table:table-cell>
          <table:table-cell office:value-type="float" office:value="163786" calcext:value-type="float">
            <text:p>163786</text:p>
          </table:table-cell>
          <table:table-cell table:number-columns-repeated="4"/>
        </table:table-row>
        <table:table-row table:style-name="ro1">
          <table:table-cell office:value-type="float" office:value="7658169" calcext:value-type="float">
            <text:p>7658169</text:p>
          </table:table-cell>
          <table:table-cell office:value-type="float" office:value="595298" calcext:value-type="float">
            <text:p>595298</text:p>
          </table:table-cell>
          <table:table-cell office:value-type="float" office:value="168411" calcext:value-type="float">
            <text:p>168411</text:p>
          </table:table-cell>
          <table:table-cell table:number-columns-repeated="4"/>
        </table:table-row>
        <table:table-row table:style-name="ro1">
          <table:table-cell office:value-type="float" office:value="7812734" calcext:value-type="float">
            <text:p>7812734</text:p>
          </table:table-cell>
          <table:table-cell office:value-type="float" office:value="569072" calcext:value-type="float">
            <text:p>569072</text:p>
          </table:table-cell>
          <table:table-cell office:value-type="float" office:value="164070" calcext:value-type="float">
            <text:p>164070</text:p>
          </table:table-cell>
          <table:table-cell table:number-columns-repeated="4"/>
        </table:table-row>
        <table:table-row table:style-name="ro1">
          <table:table-cell office:value-type="float" office:value="7669554" calcext:value-type="float">
            <text:p>7669554</text:p>
          </table:table-cell>
          <table:table-cell office:value-type="float" office:value="564633" calcext:value-type="float">
            <text:p>564633</text:p>
          </table:table-cell>
          <table:table-cell office:value-type="float" office:value="164143" calcext:value-type="float">
            <text:p>164143</text:p>
          </table:table-cell>
          <table:table-cell table:number-columns-repeated="4"/>
        </table:table-row>
        <table:table-row table:style-name="ro1">
          <table:table-cell office:value-type="float" office:value="7801960" calcext:value-type="float">
            <text:p>7801960</text:p>
          </table:table-cell>
          <table:table-cell office:value-type="float" office:value="606030" calcext:value-type="float">
            <text:p>606030</text:p>
          </table:table-cell>
          <table:table-cell office:value-type="float" office:value="164446" calcext:value-type="float">
            <text:p>164446</text:p>
          </table:table-cell>
          <table:table-cell table:number-columns-repeated="4"/>
        </table:table-row>
        <table:table-row table:style-name="ro1">
          <table:table-cell office:value-type="float" office:value="8455179" calcext:value-type="float">
            <text:p>8455179</text:p>
          </table:table-cell>
          <table:table-cell office:value-type="float" office:value="607594" calcext:value-type="float">
            <text:p>607594</text:p>
          </table:table-cell>
          <table:table-cell office:value-type="float" office:value="165061" calcext:value-type="float">
            <text:p>165061</text:p>
          </table:table-cell>
          <table:table-cell table:number-columns-repeated="4"/>
        </table:table-row>
        <table:table-row table:style-name="ro1">
          <table:table-cell office:value-type="float" office:value="7928215" calcext:value-type="float">
            <text:p>7928215</text:p>
          </table:table-cell>
          <table:table-cell office:value-type="float" office:value="577262" calcext:value-type="float">
            <text:p>577262</text:p>
          </table:table-cell>
          <table:table-cell office:value-type="float" office:value="164351" calcext:value-type="float">
            <text:p>164351</text:p>
          </table:table-cell>
          <table:table-cell table:number-columns-repeated="4"/>
        </table:table-row>
        <table:table-row table:style-name="ro1">
          <table:table-cell office:value-type="float" office:value="8021714" calcext:value-type="float">
            <text:p>8021714</text:p>
          </table:table-cell>
          <table:table-cell office:value-type="float" office:value="575559" calcext:value-type="float">
            <text:p>575559</text:p>
          </table:table-cell>
          <table:table-cell office:value-type="float" office:value="163880" calcext:value-type="float">
            <text:p>163880</text:p>
          </table:table-cell>
          <table:table-cell table:number-columns-repeated="4"/>
        </table:table-row>
        <table:table-row table:style-name="ro1">
          <table:table-cell office:value-type="float" office:value="7751694" calcext:value-type="float">
            <text:p>7751694</text:p>
          </table:table-cell>
          <table:table-cell office:value-type="float" office:value="562215" calcext:value-type="float">
            <text:p>562215</text:p>
          </table:table-cell>
          <table:table-cell office:value-type="float" office:value="177902" calcext:value-type="float">
            <text:p>177902</text:p>
          </table:table-cell>
          <table:table-cell table:number-columns-repeated="4"/>
        </table:table-row>
        <table:table-row table:style-name="ro1">
          <table:table-cell office:value-type="float" office:value="7795659" calcext:value-type="float">
            <text:p>7795659</text:p>
          </table:table-cell>
          <table:table-cell office:value-type="float" office:value="618068" calcext:value-type="float">
            <text:p>618068</text:p>
          </table:table-cell>
          <table:table-cell office:value-type="float" office:value="163882" calcext:value-type="float">
            <text:p>163882</text:p>
          </table:table-cell>
          <table:table-cell table:number-columns-repeated="4"/>
        </table:table-row>
        <table:table-row table:style-name="ro1">
          <table:table-cell office:value-type="float" office:value="7756912" calcext:value-type="float">
            <text:p>7756912</text:p>
          </table:table-cell>
          <table:table-cell office:value-type="float" office:value="568864" calcext:value-type="float">
            <text:p>568864</text:p>
          </table:table-cell>
          <table:table-cell office:value-type="float" office:value="165280" calcext:value-type="float">
            <text:p>165280</text:p>
          </table:table-cell>
          <table:table-cell table:number-columns-repeated="4"/>
        </table:table-row>
        <table:table-row table:style-name="ro1">
          <table:table-cell office:value-type="float" office:value="7841677" calcext:value-type="float">
            <text:p>7841677</text:p>
          </table:table-cell>
          <table:table-cell office:value-type="float" office:value="564532" calcext:value-type="float">
            <text:p>564532</text:p>
          </table:table-cell>
          <table:table-cell office:value-type="float" office:value="163920" calcext:value-type="float">
            <text:p>163920</text:p>
          </table:table-cell>
          <table:table-cell table:number-columns-repeated="4"/>
        </table:table-row>
        <table:table-row table:style-name="ro1">
          <table:table-cell office:value-type="float" office:value="7876821" calcext:value-type="float">
            <text:p>7876821</text:p>
          </table:table-cell>
          <table:table-cell office:value-type="float" office:value="567083" calcext:value-type="float">
            <text:p>567083</text:p>
          </table:table-cell>
          <table:table-cell office:value-type="float" office:value="166914" calcext:value-type="float">
            <text:p>166914</text:p>
          </table:table-cell>
          <table:table-cell table:number-columns-repeated="4"/>
        </table:table-row>
        <table:table-row table:style-name="ro1">
          <table:table-cell office:value-type="float" office:value="7797578" calcext:value-type="float">
            <text:p>7797578</text:p>
          </table:table-cell>
          <table:table-cell office:value-type="float" office:value="583037" calcext:value-type="float">
            <text:p>583037</text:p>
          </table:table-cell>
          <table:table-cell office:value-type="float" office:value="167298" calcext:value-type="float">
            <text:p>167298</text:p>
          </table:table-cell>
          <table:table-cell table:number-columns-repeated="4"/>
        </table:table-row>
        <table:table-row table:style-name="ro1">
          <table:table-cell office:value-type="float" office:value="7697363" calcext:value-type="float">
            <text:p>7697363</text:p>
          </table:table-cell>
          <table:table-cell office:value-type="float" office:value="571634" calcext:value-type="float">
            <text:p>571634</text:p>
          </table:table-cell>
          <table:table-cell office:value-type="float" office:value="165068" calcext:value-type="float">
            <text:p>165068</text:p>
          </table:table-cell>
          <table:table-cell table:number-columns-repeated="4"/>
        </table:table-row>
        <table:table-row table:style-name="ro1">
          <table:table-cell office:value-type="float" office:value="7766698" calcext:value-type="float">
            <text:p>7766698</text:p>
          </table:table-cell>
          <table:table-cell office:value-type="float" office:value="554280" calcext:value-type="float">
            <text:p>554280</text:p>
          </table:table-cell>
          <table:table-cell office:value-type="float" office:value="163546" calcext:value-type="float">
            <text:p>163546</text:p>
          </table:table-cell>
          <table:table-cell table:number-columns-repeated="4"/>
        </table:table-row>
        <table:table-row table:style-name="ro1">
          <table:table-cell office:value-type="float" office:value="7783837" calcext:value-type="float">
            <text:p>7783837</text:p>
          </table:table-cell>
          <table:table-cell office:value-type="float" office:value="600001" calcext:value-type="float">
            <text:p>600001</text:p>
          </table:table-cell>
          <table:table-cell office:value-type="float" office:value="163522" calcext:value-type="float">
            <text:p>163522</text:p>
          </table:table-cell>
          <table:table-cell table:number-columns-repeated="4"/>
        </table:table-row>
        <table:table-row table:style-name="ro1">
          <table:table-cell office:value-type="float" office:value="7760508" calcext:value-type="float">
            <text:p>7760508</text:p>
          </table:table-cell>
          <table:table-cell office:value-type="float" office:value="592124" calcext:value-type="float">
            <text:p>592124</text:p>
          </table:table-cell>
          <table:table-cell office:value-type="float" office:value="184918" calcext:value-type="float">
            <text:p>184918</text:p>
          </table:table-cell>
          <table:table-cell table:number-columns-repeated="4"/>
        </table:table-row>
        <table:table-row table:style-name="ro1">
          <table:table-cell office:value-type="float" office:value="7701502" calcext:value-type="float">
            <text:p>7701502</text:p>
          </table:table-cell>
          <table:table-cell office:value-type="float" office:value="565273" calcext:value-type="float">
            <text:p>565273</text:p>
          </table:table-cell>
          <table:table-cell office:value-type="float" office:value="164332" calcext:value-type="float">
            <text:p>164332</text:p>
          </table:table-cell>
          <table:table-cell table:number-columns-repeated="4"/>
        </table:table-row>
        <table:table-row table:style-name="ro1">
          <table:table-cell office:value-type="float" office:value="7905456" calcext:value-type="float">
            <text:p>7905456</text:p>
          </table:table-cell>
          <table:table-cell office:value-type="float" office:value="568618" calcext:value-type="float">
            <text:p>568618</text:p>
          </table:table-cell>
          <table:table-cell office:value-type="float" office:value="164447" calcext:value-type="float">
            <text:p>164447</text:p>
          </table:table-cell>
          <table:table-cell table:number-columns-repeated="4"/>
        </table:table-row>
        <table:table-row table:style-name="ro1">
          <table:table-cell office:value-type="float" office:value="7757004" calcext:value-type="float">
            <text:p>7757004</text:p>
          </table:table-cell>
          <table:table-cell office:value-type="float" office:value="557580" calcext:value-type="float">
            <text:p>557580</text:p>
          </table:table-cell>
          <table:table-cell office:value-type="float" office:value="164596" calcext:value-type="float">
            <text:p>164596</text:p>
          </table:table-cell>
          <table:table-cell table:number-columns-repeated="4"/>
        </table:table-row>
        <table:table-row table:style-name="ro1">
          <table:table-cell office:value-type="float" office:value="7683472" calcext:value-type="float">
            <text:p>7683472</text:p>
          </table:table-cell>
          <table:table-cell office:value-type="float" office:value="552926" calcext:value-type="float">
            <text:p>552926</text:p>
          </table:table-cell>
          <table:table-cell office:value-type="float" office:value="163470" calcext:value-type="float">
            <text:p>163470</text:p>
          </table:table-cell>
          <table:table-cell table:number-columns-repeated="4"/>
        </table:table-row>
        <table:table-row table:style-name="ro1">
          <table:table-cell office:value-type="float" office:value="7727746" calcext:value-type="float">
            <text:p>7727746</text:p>
          </table:table-cell>
          <table:table-cell office:value-type="float" office:value="555550" calcext:value-type="float">
            <text:p>555550</text:p>
          </table:table-cell>
          <table:table-cell office:value-type="float" office:value="168240" calcext:value-type="float">
            <text:p>168240</text:p>
          </table:table-cell>
          <table:table-cell table:number-columns-repeated="4"/>
        </table:table-row>
        <table:table-row table:style-name="ro1">
          <table:table-cell office:value-type="float" office:value="7757860" calcext:value-type="float">
            <text:p>7757860</text:p>
          </table:table-cell>
          <table:table-cell office:value-type="float" office:value="571155" calcext:value-type="float">
            <text:p>571155</text:p>
          </table:table-cell>
          <table:table-cell office:value-type="float" office:value="164448" calcext:value-type="float">
            <text:p>164448</text:p>
          </table:table-cell>
          <table:table-cell table:number-columns-repeated="4"/>
        </table:table-row>
        <table:table-row table:style-name="ro1">
          <table:table-cell office:value-type="float" office:value="7730940" calcext:value-type="float">
            <text:p>7730940</text:p>
          </table:table-cell>
          <table:table-cell office:value-type="float" office:value="608102" calcext:value-type="float">
            <text:p>608102</text:p>
          </table:table-cell>
          <table:table-cell office:value-type="float" office:value="164098" calcext:value-type="float">
            <text:p>164098</text:p>
          </table:table-cell>
          <table:table-cell table:number-columns-repeated="4"/>
        </table:table-row>
        <table:table-row table:style-name="ro1">
          <table:table-cell office:value-type="float" office:value="7697376" calcext:value-type="float">
            <text:p>7697376</text:p>
          </table:table-cell>
          <table:table-cell office:value-type="float" office:value="561993" calcext:value-type="float">
            <text:p>561993</text:p>
          </table:table-cell>
          <table:table-cell office:value-type="float" office:value="163504" calcext:value-type="float">
            <text:p>163504</text:p>
          </table:table-cell>
          <table:table-cell table:number-columns-repeated="4"/>
        </table:table-row>
        <table:table-row table:style-name="ro1">
          <table:table-cell office:value-type="float" office:value="7789584" calcext:value-type="float">
            <text:p>7789584</text:p>
          </table:table-cell>
          <table:table-cell office:value-type="float" office:value="553807" calcext:value-type="float">
            <text:p>553807</text:p>
          </table:table-cell>
          <table:table-cell office:value-type="float" office:value="164383" calcext:value-type="float">
            <text:p>164383</text:p>
          </table:table-cell>
          <table:table-cell table:number-columns-repeated="4"/>
        </table:table-row>
        <table:table-row table:style-name="ro1">
          <table:table-cell office:value-type="float" office:value="7881616" calcext:value-type="float">
            <text:p>7881616</text:p>
          </table:table-cell>
          <table:table-cell office:value-type="float" office:value="581826" calcext:value-type="float">
            <text:p>581826</text:p>
          </table:table-cell>
          <table:table-cell office:value-type="float" office:value="164396" calcext:value-type="float">
            <text:p>164396</text:p>
          </table:table-cell>
          <table:table-cell table:number-columns-repeated="4"/>
        </table:table-row>
        <table:table-row table:style-name="ro1">
          <table:table-cell office:value-type="float" office:value="7804728" calcext:value-type="float">
            <text:p>7804728</text:p>
          </table:table-cell>
          <table:table-cell office:value-type="float" office:value="567641" calcext:value-type="float">
            <text:p>567641</text:p>
          </table:table-cell>
          <table:table-cell office:value-type="float" office:value="168273" calcext:value-type="float">
            <text:p>168273</text:p>
          </table:table-cell>
          <table:table-cell table:number-columns-repeated="4"/>
        </table:table-row>
        <table:table-row table:style-name="ro1">
          <table:table-cell office:value-type="float" office:value="7695925" calcext:value-type="float">
            <text:p>7695925</text:p>
          </table:table-cell>
          <table:table-cell office:value-type="float" office:value="610847" calcext:value-type="float">
            <text:p>610847</text:p>
          </table:table-cell>
          <table:table-cell office:value-type="float" office:value="165023" calcext:value-type="float">
            <text:p>165023</text:p>
          </table:table-cell>
          <table:table-cell table:number-columns-repeated="4"/>
        </table:table-row>
        <table:table-row table:style-name="ro1">
          <table:table-cell office:value-type="float" office:value="7792200" calcext:value-type="float">
            <text:p>7792200</text:p>
          </table:table-cell>
          <table:table-cell office:value-type="float" office:value="574413" calcext:value-type="float">
            <text:p>574413</text:p>
          </table:table-cell>
          <table:table-cell office:value-type="float" office:value="163565" calcext:value-type="float">
            <text:p>163565</text:p>
          </table:table-cell>
          <table:table-cell table:number-columns-repeated="4"/>
        </table:table-row>
        <table:table-row table:style-name="ro1">
          <table:table-cell office:value-type="float" office:value="8099281" calcext:value-type="float">
            <text:p>8099281</text:p>
          </table:table-cell>
          <table:table-cell office:value-type="float" office:value="574953" calcext:value-type="float">
            <text:p>574953</text:p>
          </table:table-cell>
          <table:table-cell office:value-type="float" office:value="163959" calcext:value-type="float">
            <text:p>163959</text:p>
          </table:table-cell>
          <table:table-cell table:number-columns-repeated="4"/>
        </table:table-row>
        <table:table-row table:style-name="ro1">
          <table:table-cell office:value-type="float" office:value="7647817" calcext:value-type="float">
            <text:p>7647817</text:p>
          </table:table-cell>
          <table:table-cell office:value-type="float" office:value="581047" calcext:value-type="float">
            <text:p>581047</text:p>
          </table:table-cell>
          <table:table-cell office:value-type="float" office:value="163750" calcext:value-type="float">
            <text:p>163750</text:p>
          </table:table-cell>
          <table:table-cell table:number-columns-repeated="4"/>
        </table:table-row>
        <table:table-row table:style-name="ro1">
          <table:table-cell office:value-type="float" office:value="7775433" calcext:value-type="float">
            <text:p>7775433</text:p>
          </table:table-cell>
          <table:table-cell office:value-type="float" office:value="554101" calcext:value-type="float">
            <text:p>554101</text:p>
          </table:table-cell>
          <table:table-cell office:value-type="float" office:value="164673" calcext:value-type="float">
            <text:p>164673</text:p>
          </table:table-cell>
          <table:table-cell table:number-columns-repeated="4"/>
        </table:table-row>
        <table:table-row table:style-name="ro1">
          <table:table-cell office:value-type="float" office:value="7713973" calcext:value-type="float">
            <text:p>7713973</text:p>
          </table:table-cell>
          <table:table-cell office:value-type="float" office:value="564805" calcext:value-type="float">
            <text:p>564805</text:p>
          </table:table-cell>
          <table:table-cell office:value-type="float" office:value="163748" calcext:value-type="float">
            <text:p>163748</text:p>
          </table:table-cell>
          <table:table-cell table:number-columns-repeated="4"/>
        </table:table-row>
        <table:table-row table:style-name="ro1">
          <table:table-cell office:value-type="float" office:value="8024857" calcext:value-type="float">
            <text:p>8024857</text:p>
          </table:table-cell>
          <table:table-cell office:value-type="float" office:value="619152" calcext:value-type="float">
            <text:p>619152</text:p>
          </table:table-cell>
          <table:table-cell office:value-type="float" office:value="164352" calcext:value-type="float">
            <text:p>164352</text:p>
          </table:table-cell>
          <table:table-cell table:number-columns-repeated="4"/>
        </table:table-row>
        <table:table-row table:style-name="ro1">
          <table:table-cell office:value-type="float" office:value="7967528" calcext:value-type="float">
            <text:p>7967528</text:p>
          </table:table-cell>
          <table:table-cell office:value-type="float" office:value="626474" calcext:value-type="float">
            <text:p>626474</text:p>
          </table:table-cell>
          <table:table-cell office:value-type="float" office:value="164572" calcext:value-type="float">
            <text:p>164572</text:p>
          </table:table-cell>
          <table:table-cell table:number-columns-repeated="4"/>
        </table:table-row>
        <table:table-row table:style-name="ro1">
          <table:table-cell office:value-type="float" office:value="7863937" calcext:value-type="float">
            <text:p>7863937</text:p>
          </table:table-cell>
          <table:table-cell office:value-type="float" office:value="571591" calcext:value-type="float">
            <text:p>571591</text:p>
          </table:table-cell>
          <table:table-cell office:value-type="float" office:value="164384" calcext:value-type="float">
            <text:p>164384</text:p>
          </table:table-cell>
          <table:table-cell table:number-columns-repeated="4"/>
        </table:table-row>
        <table:table-row table:style-name="ro1">
          <table:table-cell office:value-type="float" office:value="7910878" calcext:value-type="float">
            <text:p>7910878</text:p>
          </table:table-cell>
          <table:table-cell office:value-type="float" office:value="561074" calcext:value-type="float">
            <text:p>561074</text:p>
          </table:table-cell>
          <table:table-cell office:value-type="float" office:value="166218" calcext:value-type="float">
            <text:p>166218</text:p>
          </table:table-cell>
          <table:table-cell table:number-columns-repeated="4"/>
        </table:table-row>
        <table:table-row table:style-name="ro1">
          <table:table-cell office:value-type="float" office:value="8159721" calcext:value-type="float">
            <text:p>8159721</text:p>
          </table:table-cell>
          <table:table-cell office:value-type="float" office:value="609824" calcext:value-type="float">
            <text:p>609824</text:p>
          </table:table-cell>
          <table:table-cell office:value-type="float" office:value="163846" calcext:value-type="float">
            <text:p>163846</text:p>
          </table:table-cell>
          <table:table-cell table:number-columns-repeated="4"/>
        </table:table-row>
        <table:table-row table:style-name="ro1">
          <table:table-cell office:value-type="float" office:value="7820793" calcext:value-type="float">
            <text:p>7820793</text:p>
          </table:table-cell>
          <table:table-cell office:value-type="float" office:value="565575" calcext:value-type="float">
            <text:p>565575</text:p>
          </table:table-cell>
          <table:table-cell office:value-type="float" office:value="163913" calcext:value-type="float">
            <text:p>163913</text:p>
          </table:table-cell>
          <table:table-cell table:number-columns-repeated="4"/>
        </table:table-row>
        <table:table-row table:style-name="ro1">
          <table:table-cell office:value-type="float" office:value="8215752" calcext:value-type="float">
            <text:p>8215752</text:p>
          </table:table-cell>
          <table:table-cell office:value-type="float" office:value="582270" calcext:value-type="float">
            <text:p>582270</text:p>
          </table:table-cell>
          <table:table-cell office:value-type="float" office:value="164175" calcext:value-type="float">
            <text:p>164175</text:p>
          </table:table-cell>
          <table:table-cell table:number-columns-repeated="4"/>
        </table:table-row>
        <table:table-row table:style-name="ro1">
          <table:table-cell office:value-type="float" office:value="7659461" calcext:value-type="float">
            <text:p>7659461</text:p>
          </table:table-cell>
          <table:table-cell office:value-type="float" office:value="565048" calcext:value-type="float">
            <text:p>565048</text:p>
          </table:table-cell>
          <table:table-cell office:value-type="float" office:value="164250" calcext:value-type="float">
            <text:p>164250</text:p>
          </table:table-cell>
          <table:table-cell table:number-columns-repeated="4"/>
        </table:table-row>
        <table:table-row table:style-name="ro1">
          <table:table-cell office:value-type="float" office:value="8025228" calcext:value-type="float">
            <text:p>8025228</text:p>
          </table:table-cell>
          <table:table-cell office:value-type="float" office:value="644927" calcext:value-type="float">
            <text:p>644927</text:p>
          </table:table-cell>
          <table:table-cell office:value-type="float" office:value="171053" calcext:value-type="float">
            <text:p>171053</text:p>
          </table:table-cell>
          <table:table-cell table:number-columns-repeated="4"/>
        </table:table-row>
        <table:table-row table:style-name="ro1">
          <table:table-cell office:value-type="float" office:value="7767536" calcext:value-type="float">
            <text:p>7767536</text:p>
          </table:table-cell>
          <table:table-cell office:value-type="float" office:value="585042" calcext:value-type="float">
            <text:p>585042</text:p>
          </table:table-cell>
          <table:table-cell office:value-type="float" office:value="167549" calcext:value-type="float">
            <text:p>167549</text:p>
          </table:table-cell>
          <table:table-cell table:number-columns-repeated="4"/>
        </table:table-row>
        <table:table-row table:style-name="ro1">
          <table:table-cell office:value-type="float" office:value="7618048" calcext:value-type="float">
            <text:p>7618048</text:p>
          </table:table-cell>
          <table:table-cell office:value-type="float" office:value="552668" calcext:value-type="float">
            <text:p>552668</text:p>
          </table:table-cell>
          <table:table-cell office:value-type="float" office:value="164342" calcext:value-type="float">
            <text:p>164342</text:p>
          </table:table-cell>
          <table:table-cell table:number-columns-repeated="4"/>
        </table:table-row>
        <table:table-row table:style-name="ro1">
          <table:table-cell office:value-type="float" office:value="7736300" calcext:value-type="float">
            <text:p>7736300</text:p>
          </table:table-cell>
          <table:table-cell office:value-type="float" office:value="565988" calcext:value-type="float">
            <text:p>565988</text:p>
          </table:table-cell>
          <table:table-cell office:value-type="float" office:value="163862" calcext:value-type="float">
            <text:p>163862</text:p>
          </table:table-cell>
          <table:table-cell table:number-columns-repeated="4"/>
        </table:table-row>
        <table:table-row table:style-name="ro1">
          <table:table-cell office:value-type="float" office:value="7644072" calcext:value-type="float">
            <text:p>7644072</text:p>
          </table:table-cell>
          <table:table-cell office:value-type="float" office:value="570859" calcext:value-type="float">
            <text:p>570859</text:p>
          </table:table-cell>
          <table:table-cell office:value-type="float" office:value="164676" calcext:value-type="float">
            <text:p>164676</text:p>
          </table:table-cell>
          <table:table-cell table:number-columns-repeated="4"/>
        </table:table-row>
        <table:table-row table:style-name="ro1">
          <table:table-cell office:value-type="float" office:value="7819451" calcext:value-type="float">
            <text:p>7819451</text:p>
          </table:table-cell>
          <table:table-cell office:value-type="float" office:value="554462" calcext:value-type="float">
            <text:p>554462</text:p>
          </table:table-cell>
          <table:table-cell office:value-type="float" office:value="163553" calcext:value-type="float">
            <text:p>163553</text:p>
          </table:table-cell>
          <table:table-cell table:number-columns-repeated="4"/>
        </table:table-row>
        <table:table-row table:style-name="ro1">
          <table:table-cell office:value-type="float" office:value="7954578" calcext:value-type="float">
            <text:p>7954578</text:p>
          </table:table-cell>
          <table:table-cell office:value-type="float" office:value="563592" calcext:value-type="float">
            <text:p>563592</text:p>
          </table:table-cell>
          <table:table-cell office:value-type="float" office:value="164627" calcext:value-type="float">
            <text:p>164627</text:p>
          </table:table-cell>
          <table:table-cell table:number-columns-repeated="4"/>
        </table:table-row>
        <table:table-row table:style-name="ro1">
          <table:table-cell office:value-type="float" office:value="7695098" calcext:value-type="float">
            <text:p>7695098</text:p>
          </table:table-cell>
          <table:table-cell office:value-type="float" office:value="564508" calcext:value-type="float">
            <text:p>564508</text:p>
          </table:table-cell>
          <table:table-cell office:value-type="float" office:value="163754" calcext:value-type="float">
            <text:p>163754</text:p>
          </table:table-cell>
          <table:table-cell table:number-columns-repeated="4"/>
        </table:table-row>
        <table:table-row table:style-name="ro1">
          <table:table-cell office:value-type="float" office:value="8078404" calcext:value-type="float">
            <text:p>8078404</text:p>
          </table:table-cell>
          <table:table-cell office:value-type="float" office:value="621890" calcext:value-type="float">
            <text:p>621890</text:p>
          </table:table-cell>
          <table:table-cell office:value-type="float" office:value="165146" calcext:value-type="float">
            <text:p>165146</text:p>
          </table:table-cell>
          <table:table-cell table:number-columns-repeated="4"/>
        </table:table-row>
        <table:table-row table:style-name="ro1">
          <table:table-cell office:value-type="float" office:value="8239570" calcext:value-type="float">
            <text:p>8239570</text:p>
          </table:table-cell>
          <table:table-cell office:value-type="float" office:value="569435" calcext:value-type="float">
            <text:p>569435</text:p>
          </table:table-cell>
          <table:table-cell office:value-type="float" office:value="194798" calcext:value-type="float">
            <text:p>194798</text:p>
          </table:table-cell>
          <table:table-cell table:number-columns-repeated="4"/>
        </table:table-row>
        <table:table-row table:style-name="ro1">
          <table:table-cell office:value-type="float" office:value="7665635" calcext:value-type="float">
            <text:p>7665635</text:p>
          </table:table-cell>
          <table:table-cell office:value-type="float" office:value="633082" calcext:value-type="float">
            <text:p>633082</text:p>
          </table:table-cell>
          <table:table-cell office:value-type="float" office:value="177469" calcext:value-type="float">
            <text:p>177469</text:p>
          </table:table-cell>
          <table:table-cell table:number-columns-repeated="4"/>
        </table:table-row>
        <table:table-row table:style-name="ro1">
          <table:table-cell office:value-type="float" office:value="7802370" calcext:value-type="float">
            <text:p>7802370</text:p>
          </table:table-cell>
          <table:table-cell office:value-type="float" office:value="564765" calcext:value-type="float">
            <text:p>564765</text:p>
          </table:table-cell>
          <table:table-cell office:value-type="float" office:value="163621" calcext:value-type="float">
            <text:p>163621</text:p>
          </table:table-cell>
          <table:table-cell table:number-columns-repeated="4"/>
        </table:table-row>
        <table:table-row table:style-name="ro1">
          <table:table-cell office:value-type="float" office:value="7816411" calcext:value-type="float">
            <text:p>7816411</text:p>
          </table:table-cell>
          <table:table-cell office:value-type="float" office:value="578684" calcext:value-type="float">
            <text:p>578684</text:p>
          </table:table-cell>
          <table:table-cell office:value-type="float" office:value="163767" calcext:value-type="float">
            <text:p>163767</text:p>
          </table:table-cell>
          <table:table-cell table:number-columns-repeated="4"/>
        </table:table-row>
        <table:table-row table:style-name="ro1">
          <table:table-cell office:value-type="float" office:value="7878146" calcext:value-type="float">
            <text:p>7878146</text:p>
          </table:table-cell>
          <table:table-cell office:value-type="float" office:value="565343" calcext:value-type="float">
            <text:p>565343</text:p>
          </table:table-cell>
          <table:table-cell office:value-type="float" office:value="163245" calcext:value-type="float">
            <text:p>163245</text:p>
          </table:table-cell>
          <table:table-cell table:number-columns-repeated="4"/>
        </table:table-row>
        <table:table-row table:style-name="ro1">
          <table:table-cell office:value-type="float" office:value="7755313" calcext:value-type="float">
            <text:p>7755313</text:p>
          </table:table-cell>
          <table:table-cell office:value-type="float" office:value="560442" calcext:value-type="float">
            <text:p>560442</text:p>
          </table:table-cell>
          <table:table-cell office:value-type="float" office:value="163418" calcext:value-type="float">
            <text:p>163418</text:p>
          </table:table-cell>
          <table:table-cell table:number-columns-repeated="4"/>
        </table:table-row>
        <table:table-row table:style-name="ro1">
          <table:table-cell office:value-type="float" office:value="7881675" calcext:value-type="float">
            <text:p>7881675</text:p>
          </table:table-cell>
          <table:table-cell office:value-type="float" office:value="578797" calcext:value-type="float">
            <text:p>578797</text:p>
          </table:table-cell>
          <table:table-cell office:value-type="float" office:value="164017" calcext:value-type="float">
            <text:p>164017</text:p>
          </table:table-cell>
          <table:table-cell table:number-columns-repeated="4"/>
        </table:table-row>
        <table:table-row table:style-name="ro1">
          <table:table-cell office:value-type="float" office:value="7897633" calcext:value-type="float">
            <text:p>7897633</text:p>
          </table:table-cell>
          <table:table-cell office:value-type="float" office:value="559250" calcext:value-type="float">
            <text:p>559250</text:p>
          </table:table-cell>
          <table:table-cell office:value-type="float" office:value="203459" calcext:value-type="float">
            <text:p>203459</text:p>
          </table:table-cell>
          <table:table-cell table:number-columns-repeated="4"/>
        </table:table-row>
        <table:table-row table:style-name="ro1">
          <table:table-cell office:value-type="float" office:value="7711344" calcext:value-type="float">
            <text:p>7711344</text:p>
          </table:table-cell>
          <table:table-cell office:value-type="float" office:value="563946" calcext:value-type="float">
            <text:p>563946</text:p>
          </table:table-cell>
          <table:table-cell office:value-type="float" office:value="163912" calcext:value-type="float">
            <text:p>163912</text:p>
          </table:table-cell>
          <table:table-cell table:number-columns-repeated="4"/>
        </table:table-row>
        <table:table-row table:style-name="ro1">
          <table:table-cell office:value-type="float" office:value="7808587" calcext:value-type="float">
            <text:p>7808587</text:p>
          </table:table-cell>
          <table:table-cell office:value-type="float" office:value="568740" calcext:value-type="float">
            <text:p>568740</text:p>
          </table:table-cell>
          <table:table-cell office:value-type="float" office:value="163850" calcext:value-type="float">
            <text:p>163850</text:p>
          </table:table-cell>
          <table:table-cell table:number-columns-repeated="4"/>
        </table:table-row>
        <table:table-row table:style-name="ro1">
          <table:table-cell office:value-type="float" office:value="7893363" calcext:value-type="float">
            <text:p>7893363</text:p>
          </table:table-cell>
          <table:table-cell office:value-type="float" office:value="572171" calcext:value-type="float">
            <text:p>572171</text:p>
          </table:table-cell>
          <table:table-cell office:value-type="float" office:value="171406" calcext:value-type="float">
            <text:p>171406</text:p>
          </table:table-cell>
          <table:table-cell table:number-columns-repeated="4"/>
        </table:table-row>
        <table:table-row table:style-name="ro1">
          <table:table-cell office:value-type="float" office:value="7982391" calcext:value-type="float">
            <text:p>7982391</text:p>
          </table:table-cell>
          <table:table-cell office:value-type="float" office:value="591041" calcext:value-type="float">
            <text:p>591041</text:p>
          </table:table-cell>
          <table:table-cell office:value-type="float" office:value="164104" calcext:value-type="float">
            <text:p>164104</text:p>
          </table:table-cell>
          <table:table-cell table:number-columns-repeated="4"/>
        </table:table-row>
        <table:table-row table:style-name="ro1">
          <table:table-cell office:value-type="float" office:value="7840055" calcext:value-type="float">
            <text:p>7840055</text:p>
          </table:table-cell>
          <table:table-cell office:value-type="float" office:value="574700" calcext:value-type="float">
            <text:p>574700</text:p>
          </table:table-cell>
          <table:table-cell office:value-type="float" office:value="169221" calcext:value-type="float">
            <text:p>169221</text:p>
          </table:table-cell>
          <table:table-cell table:number-columns-repeated="4"/>
        </table:table-row>
        <table:table-row table:style-name="ro1">
          <table:table-cell office:value-type="float" office:value="7828416" calcext:value-type="float">
            <text:p>7828416</text:p>
          </table:table-cell>
          <table:table-cell office:value-type="float" office:value="558835" calcext:value-type="float">
            <text:p>558835</text:p>
          </table:table-cell>
          <table:table-cell office:value-type="float" office:value="163633" calcext:value-type="float">
            <text:p>163633</text:p>
          </table:table-cell>
          <table:table-cell table:number-columns-repeated="4"/>
        </table:table-row>
        <table:table-row table:style-name="ro1">
          <table:table-cell office:value-type="float" office:value="7782539" calcext:value-type="float">
            <text:p>7782539</text:p>
          </table:table-cell>
          <table:table-cell office:value-type="float" office:value="559509" calcext:value-type="float">
            <text:p>559509</text:p>
          </table:table-cell>
          <table:table-cell office:value-type="float" office:value="163381" calcext:value-type="float">
            <text:p>163381</text:p>
          </table:table-cell>
          <table:table-cell table:number-columns-repeated="4"/>
        </table:table-row>
        <table:table-row table:style-name="ro1">
          <table:table-cell office:value-type="float" office:value="7643901" calcext:value-type="float">
            <text:p>7643901</text:p>
          </table:table-cell>
          <table:table-cell office:value-type="float" office:value="577676" calcext:value-type="float">
            <text:p>577676</text:p>
          </table:table-cell>
          <table:table-cell office:value-type="float" office:value="164451" calcext:value-type="float">
            <text:p>164451</text:p>
          </table:table-cell>
          <table:table-cell table:number-columns-repeated="4"/>
        </table:table-row>
        <table:table-row table:style-name="ro1">
          <table:table-cell office:value-type="float" office:value="7968600" calcext:value-type="float">
            <text:p>7968600</text:p>
          </table:table-cell>
          <table:table-cell office:value-type="float" office:value="582914" calcext:value-type="float">
            <text:p>582914</text:p>
          </table:table-cell>
          <table:table-cell office:value-type="float" office:value="166219" calcext:value-type="float">
            <text:p>166219</text:p>
          </table:table-cell>
          <table:table-cell table:number-columns-repeated="4"/>
        </table:table-row>
        <table:table-row table:style-name="ro1">
          <table:table-cell office:value-type="float" office:value="7788598" calcext:value-type="float">
            <text:p>7788598</text:p>
          </table:table-cell>
          <table:table-cell office:value-type="float" office:value="561614" calcext:value-type="float">
            <text:p>561614</text:p>
          </table:table-cell>
          <table:table-cell office:value-type="float" office:value="164066" calcext:value-type="float">
            <text:p>164066</text:p>
          </table:table-cell>
          <table:table-cell table:number-columns-repeated="4"/>
        </table:table-row>
        <table:table-row table:style-name="ro1">
          <table:table-cell office:value-type="float" office:value="7793821" calcext:value-type="float">
            <text:p>7793821</text:p>
          </table:table-cell>
          <table:table-cell office:value-type="float" office:value="565155" calcext:value-type="float">
            <text:p>565155</text:p>
          </table:table-cell>
          <table:table-cell office:value-type="float" office:value="164035" calcext:value-type="float">
            <text:p>164035</text:p>
          </table:table-cell>
          <table:table-cell table:number-columns-repeated="4"/>
        </table:table-row>
        <table:table-row table:style-name="ro1">
          <table:table-cell office:value-type="float" office:value="7719244" calcext:value-type="float">
            <text:p>7719244</text:p>
          </table:table-cell>
          <table:table-cell office:value-type="float" office:value="565836" calcext:value-type="float">
            <text:p>565836</text:p>
          </table:table-cell>
          <table:table-cell office:value-type="float" office:value="165397" calcext:value-type="float">
            <text:p>165397</text:p>
          </table:table-cell>
          <table:table-cell table:number-columns-repeated="4"/>
        </table:table-row>
        <table:table-row table:style-name="ro1">
          <table:table-cell office:value-type="float" office:value="7751481" calcext:value-type="float">
            <text:p>7751481</text:p>
          </table:table-cell>
          <table:table-cell office:value-type="float" office:value="552551" calcext:value-type="float">
            <text:p>552551</text:p>
          </table:table-cell>
          <table:table-cell office:value-type="float" office:value="164834" calcext:value-type="float">
            <text:p>164834</text:p>
          </table:table-cell>
          <table:table-cell table:number-columns-repeated="4"/>
        </table:table-row>
        <table:table-row table:style-name="ro1">
          <table:table-cell office:value-type="float" office:value="7797251" calcext:value-type="float">
            <text:p>7797251</text:p>
          </table:table-cell>
          <table:table-cell office:value-type="float" office:value="581557" calcext:value-type="float">
            <text:p>581557</text:p>
          </table:table-cell>
          <table:table-cell office:value-type="float" office:value="163460" calcext:value-type="float">
            <text:p>163460</text:p>
          </table:table-cell>
          <table:table-cell table:number-columns-repeated="4"/>
        </table:table-row>
        <table:table-row table:style-name="ro1">
          <table:table-cell office:value-type="float" office:value="7796366" calcext:value-type="float">
            <text:p>7796366</text:p>
          </table:table-cell>
          <table:table-cell office:value-type="float" office:value="564545" calcext:value-type="float">
            <text:p>564545</text:p>
          </table:table-cell>
          <table:table-cell office:value-type="float" office:value="163757" calcext:value-type="float">
            <text:p>163757</text:p>
          </table:table-cell>
          <table:table-cell table:number-columns-repeated="4"/>
        </table:table-row>
        <table:table-row table:style-name="ro1">
          <table:table-cell office:value-type="float" office:value="7920625" calcext:value-type="float">
            <text:p>7920625</text:p>
          </table:table-cell>
          <table:table-cell office:value-type="float" office:value="568431" calcext:value-type="float">
            <text:p>568431</text:p>
          </table:table-cell>
          <table:table-cell office:value-type="float" office:value="163939" calcext:value-type="float">
            <text:p>163939</text:p>
          </table:table-cell>
          <table:table-cell table:number-columns-repeated="4"/>
        </table:table-row>
        <table:table-row table:style-name="ro1">
          <table:table-cell office:value-type="float" office:value="7938566" calcext:value-type="float">
            <text:p>7938566</text:p>
          </table:table-cell>
          <table:table-cell office:value-type="float" office:value="567330" calcext:value-type="float">
            <text:p>567330</text:p>
          </table:table-cell>
          <table:table-cell office:value-type="float" office:value="165704" calcext:value-type="float">
            <text:p>165704</text:p>
          </table:table-cell>
          <table:table-cell table:number-columns-repeated="4"/>
        </table:table-row>
        <table:table-row table:style-name="ro1">
          <table:table-cell office:value-type="float" office:value="7860896" calcext:value-type="float">
            <text:p>7860896</text:p>
          </table:table-cell>
          <table:table-cell office:value-type="float" office:value="578223" calcext:value-type="float">
            <text:p>578223</text:p>
          </table:table-cell>
          <table:table-cell office:value-type="float" office:value="164451" calcext:value-type="float">
            <text:p>164451</text:p>
          </table:table-cell>
          <table:table-cell table:number-columns-repeated="4"/>
        </table:table-row>
        <table:table-row table:style-name="ro1">
          <table:table-cell office:value-type="float" office:value="7764696" calcext:value-type="float">
            <text:p>7764696</text:p>
          </table:table-cell>
          <table:table-cell office:value-type="float" office:value="566002" calcext:value-type="float">
            <text:p>566002</text:p>
          </table:table-cell>
          <table:table-cell office:value-type="float" office:value="164439" calcext:value-type="float">
            <text:p>164439</text:p>
          </table:table-cell>
          <table:table-cell table:number-columns-repeated="4"/>
        </table:table-row>
        <table:table-row table:style-name="ro1">
          <table:table-cell office:value-type="float" office:value="7862279" calcext:value-type="float">
            <text:p>7862279</text:p>
          </table:table-cell>
          <table:table-cell office:value-type="float" office:value="593418" calcext:value-type="float">
            <text:p>593418</text:p>
          </table:table-cell>
          <table:table-cell office:value-type="float" office:value="164018" calcext:value-type="float">
            <text:p>164018</text:p>
          </table:table-cell>
          <table:table-cell table:number-columns-repeated="4"/>
        </table:table-row>
        <table:table-row table:style-name="ro1">
          <table:table-cell office:value-type="float" office:value="7799972" calcext:value-type="float">
            <text:p>7799972</text:p>
          </table:table-cell>
          <table:table-cell office:value-type="float" office:value="559161" calcext:value-type="float">
            <text:p>559161</text:p>
          </table:table-cell>
          <table:table-cell office:value-type="float" office:value="164961" calcext:value-type="float">
            <text:p>164961</text:p>
          </table:table-cell>
          <table:table-cell table:number-columns-repeated="4"/>
        </table:table-row>
        <table:table-row table:style-name="ro1">
          <table:table-cell office:value-type="float" office:value="7712251" calcext:value-type="float">
            <text:p>7712251</text:p>
          </table:table-cell>
          <table:table-cell office:value-type="float" office:value="560902" calcext:value-type="float">
            <text:p>560902</text:p>
          </table:table-cell>
          <table:table-cell office:value-type="float" office:value="165479" calcext:value-type="float">
            <text:p>165479</text:p>
          </table:table-cell>
          <table:table-cell table:number-columns-repeated="4"/>
        </table:table-row>
        <table:table-row table:style-name="ro1">
          <table:table-cell office:value-type="float" office:value="7725884" calcext:value-type="float">
            <text:p>7725884</text:p>
          </table:table-cell>
          <table:table-cell office:value-type="float" office:value="568425" calcext:value-type="float">
            <text:p>568425</text:p>
          </table:table-cell>
          <table:table-cell office:value-type="float" office:value="164704" calcext:value-type="float">
            <text:p>164704</text:p>
          </table:table-cell>
          <table:table-cell table:number-columns-repeated="4"/>
        </table:table-row>
        <table:table-row table:style-name="ro1">
          <table:table-cell office:value-type="float" office:value="7844640" calcext:value-type="float">
            <text:p>7844640</text:p>
          </table:table-cell>
          <table:table-cell office:value-type="float" office:value="562758" calcext:value-type="float">
            <text:p>562758</text:p>
          </table:table-cell>
          <table:table-cell office:value-type="float" office:value="163927" calcext:value-type="float">
            <text:p>163927</text:p>
          </table:table-cell>
          <table:table-cell table:number-columns-repeated="4"/>
        </table:table-row>
        <table:table-row table:style-name="ro1">
          <table:table-cell office:value-type="float" office:value="7911406" calcext:value-type="float">
            <text:p>7911406</text:p>
          </table:table-cell>
          <table:table-cell office:value-type="float" office:value="548249" calcext:value-type="float">
            <text:p>548249</text:p>
          </table:table-cell>
          <table:table-cell office:value-type="float" office:value="163593" calcext:value-type="float">
            <text:p>163593</text:p>
          </table:table-cell>
          <table:table-cell table:number-columns-repeated="4"/>
        </table:table-row>
        <table:table-row table:style-name="ro1">
          <table:table-cell office:value-type="float" office:value="7807833" calcext:value-type="float">
            <text:p>7807833</text:p>
          </table:table-cell>
          <table:table-cell office:value-type="float" office:value="560649" calcext:value-type="float">
            <text:p>560649</text:p>
          </table:table-cell>
          <table:table-cell office:value-type="float" office:value="164431" calcext:value-type="float">
            <text:p>164431</text:p>
          </table:table-cell>
          <table:table-cell table:number-columns-repeated="4"/>
        </table:table-row>
        <table:table-row table:style-name="ro1">
          <table:table-cell office:value-type="float" office:value="7779711" calcext:value-type="float">
            <text:p>7779711</text:p>
          </table:table-cell>
          <table:table-cell office:value-type="float" office:value="569534" calcext:value-type="float">
            <text:p>569534</text:p>
          </table:table-cell>
          <table:table-cell office:value-type="float" office:value="163933" calcext:value-type="float">
            <text:p>163933</text:p>
          </table:table-cell>
          <table:table-cell table:number-columns-repeated="4"/>
        </table:table-row>
        <table:table-row table:style-name="ro1">
          <table:table-cell office:value-type="float" office:value="7730780" calcext:value-type="float">
            <text:p>7730780</text:p>
          </table:table-cell>
          <table:table-cell office:value-type="float" office:value="575413" calcext:value-type="float">
            <text:p>575413</text:p>
          </table:table-cell>
          <table:table-cell office:value-type="float" office:value="179818" calcext:value-type="float">
            <text:p>179818</text:p>
          </table:table-cell>
          <table:table-cell table:number-columns-repeated="4"/>
        </table:table-row>
        <table:table-row table:style-name="ro1">
          <table:table-cell office:value-type="float" office:value="7915956" calcext:value-type="float">
            <text:p>7915956</text:p>
          </table:table-cell>
          <table:table-cell office:value-type="float" office:value="587850" calcext:value-type="float">
            <text:p>587850</text:p>
          </table:table-cell>
          <table:table-cell office:value-type="float" office:value="163846" calcext:value-type="float">
            <text:p>163846</text:p>
          </table:table-cell>
          <table:table-cell table:number-columns-repeated="4"/>
        </table:table-row>
        <table:table-row table:style-name="ro1">
          <table:table-cell office:value-type="float" office:value="7825042" calcext:value-type="float">
            <text:p>7825042</text:p>
          </table:table-cell>
          <table:table-cell office:value-type="float" office:value="577860" calcext:value-type="float">
            <text:p>577860</text:p>
          </table:table-cell>
          <table:table-cell office:value-type="float" office:value="165610" calcext:value-type="float">
            <text:p>165610</text:p>
          </table:table-cell>
          <table:table-cell table:number-columns-repeated="4"/>
        </table:table-row>
        <table:table-row table:style-name="ro1">
          <table:table-cell office:value-type="float" office:value="7859046" calcext:value-type="float">
            <text:p>7859046</text:p>
          </table:table-cell>
          <table:table-cell office:value-type="float" office:value="564822" calcext:value-type="float">
            <text:p>564822</text:p>
          </table:table-cell>
          <table:table-cell office:value-type="float" office:value="163516" calcext:value-type="float">
            <text:p>163516</text:p>
          </table:table-cell>
          <table:table-cell table:number-columns-repeated="4"/>
        </table:table-row>
        <table:table-row table:style-name="ro1">
          <table:table-cell office:value-type="float" office:value="7790607" calcext:value-type="float">
            <text:p>7790607</text:p>
          </table:table-cell>
          <table:table-cell office:value-type="float" office:value="558498" calcext:value-type="float">
            <text:p>558498</text:p>
          </table:table-cell>
          <table:table-cell office:value-type="float" office:value="163714" calcext:value-type="float">
            <text:p>163714</text:p>
          </table:table-cell>
          <table:table-cell table:number-columns-repeated="4"/>
        </table:table-row>
        <table:table-row table:style-name="ro1">
          <table:table-cell office:value-type="float" office:value="8102117" calcext:value-type="float">
            <text:p>8102117</text:p>
          </table:table-cell>
          <table:table-cell office:value-type="float" office:value="636718" calcext:value-type="float">
            <text:p>636718</text:p>
          </table:table-cell>
          <table:table-cell office:value-type="float" office:value="164221" calcext:value-type="float">
            <text:p>164221</text:p>
          </table:table-cell>
          <table:table-cell table:number-columns-repeated="4"/>
        </table:table-row>
        <table:table-row table:style-name="ro1">
          <table:table-cell office:value-type="float" office:value="7748168" calcext:value-type="float">
            <text:p>7748168</text:p>
          </table:table-cell>
          <table:table-cell office:value-type="float" office:value="569687" calcext:value-type="float">
            <text:p>569687</text:p>
          </table:table-cell>
          <table:table-cell office:value-type="float" office:value="163655" calcext:value-type="float">
            <text:p>163655</text:p>
          </table:table-cell>
          <table:table-cell table:number-columns-repeated="4"/>
        </table:table-row>
        <table:table-row table:style-name="ro1">
          <table:table-cell office:value-type="float" office:value="7826167" calcext:value-type="float">
            <text:p>7826167</text:p>
          </table:table-cell>
          <table:table-cell office:value-type="float" office:value="607417" calcext:value-type="float">
            <text:p>607417</text:p>
          </table:table-cell>
          <table:table-cell office:value-type="float" office:value="164322" calcext:value-type="float">
            <text:p>164322</text:p>
          </table:table-cell>
          <table:table-cell table:number-columns-repeated="4"/>
        </table:table-row>
        <table:table-row table:style-name="ro1">
          <table:table-cell office:value-type="float" office:value="7898901" calcext:value-type="float">
            <text:p>7898901</text:p>
          </table:table-cell>
          <table:table-cell office:value-type="float" office:value="572207" calcext:value-type="float">
            <text:p>572207</text:p>
          </table:table-cell>
          <table:table-cell office:value-type="float" office:value="163362" calcext:value-type="float">
            <text:p>163362</text:p>
          </table:table-cell>
          <table:table-cell table:number-columns-repeated="4"/>
        </table:table-row>
        <table:table-row table:style-name="ro1">
          <table:table-cell office:value-type="float" office:value="8015995" calcext:value-type="float">
            <text:p>8015995</text:p>
          </table:table-cell>
          <table:table-cell office:value-type="float" office:value="564250" calcext:value-type="float">
            <text:p>564250</text:p>
          </table:table-cell>
          <table:table-cell office:value-type="float" office:value="163623" calcext:value-type="float">
            <text:p>163623</text:p>
          </table:table-cell>
          <table:table-cell table:number-columns-repeated="4"/>
        </table:table-row>
        <table:table-row table:style-name="ro1">
          <table:table-cell office:value-type="float" office:value="7801870" calcext:value-type="float">
            <text:p>7801870</text:p>
          </table:table-cell>
          <table:table-cell office:value-type="float" office:value="572718" calcext:value-type="float">
            <text:p>572718</text:p>
          </table:table-cell>
          <table:table-cell office:value-type="float" office:value="163850" calcext:value-type="float">
            <text:p>163850</text:p>
          </table:table-cell>
          <table:table-cell table:number-columns-repeated="4"/>
        </table:table-row>
        <table:table-row table:style-name="ro1">
          <table:table-cell office:value-type="float" office:value="7689075" calcext:value-type="float">
            <text:p>7689075</text:p>
          </table:table-cell>
          <table:table-cell office:value-type="float" office:value="599759" calcext:value-type="float">
            <text:p>599759</text:p>
          </table:table-cell>
          <table:table-cell office:value-type="float" office:value="163967" calcext:value-type="float">
            <text:p>163967</text:p>
          </table:table-cell>
          <table:table-cell table:number-columns-repeated="4"/>
        </table:table-row>
        <table:table-row table:style-name="ro1">
          <table:table-cell office:value-type="float" office:value="7856410" calcext:value-type="float">
            <text:p>7856410</text:p>
          </table:table-cell>
          <table:table-cell office:value-type="float" office:value="574607" calcext:value-type="float">
            <text:p>574607</text:p>
          </table:table-cell>
          <table:table-cell office:value-type="float" office:value="200785" calcext:value-type="float">
            <text:p>200785</text:p>
          </table:table-cell>
          <table:table-cell table:number-columns-repeated="4"/>
        </table:table-row>
        <table:table-row table:style-name="ro1">
          <table:table-cell office:value-type="float" office:value="8085752" calcext:value-type="float">
            <text:p>8085752</text:p>
          </table:table-cell>
          <table:table-cell office:value-type="float" office:value="607660" calcext:value-type="float">
            <text:p>607660</text:p>
          </table:table-cell>
          <table:table-cell office:value-type="float" office:value="166079" calcext:value-type="float">
            <text:p>166079</text:p>
          </table:table-cell>
          <table:table-cell table:number-columns-repeated="4"/>
        </table:table-row>
        <table:table-row table:style-name="ro1">
          <table:table-cell office:value-type="float" office:value="7691881" calcext:value-type="float">
            <text:p>7691881</text:p>
          </table:table-cell>
          <table:table-cell office:value-type="float" office:value="576500" calcext:value-type="float">
            <text:p>576500</text:p>
          </table:table-cell>
          <table:table-cell office:value-type="float" office:value="163935" calcext:value-type="float">
            <text:p>163935</text:p>
          </table:table-cell>
          <table:table-cell table:number-columns-repeated="4"/>
        </table:table-row>
        <table:table-row table:style-name="ro1">
          <table:table-cell office:value-type="float" office:value="7867149" calcext:value-type="float">
            <text:p>7867149</text:p>
          </table:table-cell>
          <table:table-cell office:value-type="float" office:value="571004" calcext:value-type="float">
            <text:p>571004</text:p>
          </table:table-cell>
          <table:table-cell office:value-type="float" office:value="164248" calcext:value-type="float">
            <text:p>164248</text:p>
          </table:table-cell>
          <table:table-cell table:number-columns-repeated="4"/>
        </table:table-row>
        <table:table-row table:style-name="ro1">
          <table:table-cell office:value-type="float" office:value="7833986" calcext:value-type="float">
            <text:p>7833986</text:p>
          </table:table-cell>
          <table:table-cell office:value-type="float" office:value="556767" calcext:value-type="float">
            <text:p>556767</text:p>
          </table:table-cell>
          <table:table-cell office:value-type="float" office:value="165599" calcext:value-type="float">
            <text:p>165599</text:p>
          </table:table-cell>
          <table:table-cell table:number-columns-repeated="4"/>
        </table:table-row>
        <table:table-row table:style-name="ro1">
          <table:table-cell office:value-type="float" office:value="7860705" calcext:value-type="float">
            <text:p>7860705</text:p>
          </table:table-cell>
          <table:table-cell office:value-type="float" office:value="563061" calcext:value-type="float">
            <text:p>563061</text:p>
          </table:table-cell>
          <table:table-cell office:value-type="float" office:value="164314" calcext:value-type="float">
            <text:p>164314</text:p>
          </table:table-cell>
          <table:table-cell table:number-columns-repeated="4"/>
        </table:table-row>
        <table:table-row table:style-name="ro1">
          <table:table-cell office:value-type="float" office:value="8009051" calcext:value-type="float">
            <text:p>8009051</text:p>
          </table:table-cell>
          <table:table-cell office:value-type="float" office:value="565336" calcext:value-type="float">
            <text:p>565336</text:p>
          </table:table-cell>
          <table:table-cell office:value-type="float" office:value="163793" calcext:value-type="float">
            <text:p>163793</text:p>
          </table:table-cell>
          <table:table-cell table:number-columns-repeated="4"/>
        </table:table-row>
        <table:table-row table:style-name="ro1">
          <table:table-cell office:value-type="float" office:value="7802348" calcext:value-type="float">
            <text:p>7802348</text:p>
          </table:table-cell>
          <table:table-cell office:value-type="float" office:value="554283" calcext:value-type="float">
            <text:p>554283</text:p>
          </table:table-cell>
          <table:table-cell office:value-type="float" office:value="204081" calcext:value-type="float">
            <text:p>204081</text:p>
          </table:table-cell>
          <table:table-cell table:number-columns-repeated="4"/>
        </table:table-row>
        <table:table-row table:style-name="ro1">
          <table:table-cell office:value-type="float" office:value="7857848" calcext:value-type="float">
            <text:p>7857848</text:p>
          </table:table-cell>
          <table:table-cell office:value-type="float" office:value="579773" calcext:value-type="float">
            <text:p>579773</text:p>
          </table:table-cell>
          <table:table-cell office:value-type="float" office:value="163930" calcext:value-type="float">
            <text:p>163930</text:p>
          </table:table-cell>
          <table:table-cell table:number-columns-repeated="4"/>
        </table:table-row>
        <table:table-row table:style-name="ro1">
          <table:table-cell office:value-type="float" office:value="7802634" calcext:value-type="float">
            <text:p>7802634</text:p>
          </table:table-cell>
          <table:table-cell office:value-type="float" office:value="572044" calcext:value-type="float">
            <text:p>572044</text:p>
          </table:table-cell>
          <table:table-cell office:value-type="float" office:value="164936" calcext:value-type="float">
            <text:p>164936</text:p>
          </table:table-cell>
          <table:table-cell table:number-columns-repeated="4"/>
        </table:table-row>
        <table:table-row table:style-name="ro1">
          <table:table-cell office:value-type="float" office:value="7852904" calcext:value-type="float">
            <text:p>7852904</text:p>
          </table:table-cell>
          <table:table-cell office:value-type="float" office:value="565773" calcext:value-type="float">
            <text:p>565773</text:p>
          </table:table-cell>
          <table:table-cell office:value-type="float" office:value="163692" calcext:value-type="float">
            <text:p>163692</text:p>
          </table:table-cell>
          <table:table-cell table:number-columns-repeated="4"/>
        </table:table-row>
        <table:table-row table:style-name="ro1">
          <table:table-cell office:value-type="float" office:value="7769483" calcext:value-type="float">
            <text:p>7769483</text:p>
          </table:table-cell>
          <table:table-cell office:value-type="float" office:value="571390" calcext:value-type="float">
            <text:p>571390</text:p>
          </table:table-cell>
          <table:table-cell office:value-type="float" office:value="164138" calcext:value-type="float">
            <text:p>164138</text:p>
          </table:table-cell>
          <table:table-cell table:number-columns-repeated="4"/>
        </table:table-row>
        <table:table-row table:style-name="ro1">
          <table:table-cell office:value-type="float" office:value="7793509" calcext:value-type="float">
            <text:p>7793509</text:p>
          </table:table-cell>
          <table:table-cell office:value-type="float" office:value="607805" calcext:value-type="float">
            <text:p>607805</text:p>
          </table:table-cell>
          <table:table-cell office:value-type="float" office:value="164518" calcext:value-type="float">
            <text:p>164518</text:p>
          </table:table-cell>
          <table:table-cell table:number-columns-repeated="4"/>
        </table:table-row>
        <table:table-row table:style-name="ro1">
          <table:table-cell office:value-type="float" office:value="7880888" calcext:value-type="float">
            <text:p>7880888</text:p>
          </table:table-cell>
          <table:table-cell office:value-type="float" office:value="564647" calcext:value-type="float">
            <text:p>564647</text:p>
          </table:table-cell>
          <table:table-cell office:value-type="float" office:value="163820" calcext:value-type="float">
            <text:p>163820</text:p>
          </table:table-cell>
          <table:table-cell table:number-columns-repeated="4"/>
        </table:table-row>
        <table:table-row table:style-name="ro1">
          <table:table-cell office:value-type="float" office:value="7713572" calcext:value-type="float">
            <text:p>7713572</text:p>
          </table:table-cell>
          <table:table-cell office:value-type="float" office:value="568136" calcext:value-type="float">
            <text:p>568136</text:p>
          </table:table-cell>
          <table:table-cell office:value-type="float" office:value="166383" calcext:value-type="float">
            <text:p>166383</text:p>
          </table:table-cell>
          <table:table-cell table:number-columns-repeated="4"/>
        </table:table-row>
        <table:table-row table:style-name="ro1">
          <table:table-cell office:value-type="float" office:value="7792928" calcext:value-type="float">
            <text:p>7792928</text:p>
          </table:table-cell>
          <table:table-cell office:value-type="float" office:value="592608" calcext:value-type="float">
            <text:p>592608</text:p>
          </table:table-cell>
          <table:table-cell office:value-type="float" office:value="163388" calcext:value-type="float">
            <text:p>163388</text:p>
          </table:table-cell>
          <table:table-cell table:number-columns-repeated="4"/>
        </table:table-row>
        <table:table-row table:style-name="ro1">
          <table:table-cell office:value-type="float" office:value="7811326" calcext:value-type="float">
            <text:p>7811326</text:p>
          </table:table-cell>
          <table:table-cell office:value-type="float" office:value="567045" calcext:value-type="float">
            <text:p>567045</text:p>
          </table:table-cell>
          <table:table-cell office:value-type="float" office:value="163968" calcext:value-type="float">
            <text:p>163968</text:p>
          </table:table-cell>
          <table:table-cell table:number-columns-repeated="4"/>
        </table:table-row>
        <table:table-row table:style-name="ro1">
          <table:table-cell office:value-type="float" office:value="7787521" calcext:value-type="float">
            <text:p>7787521</text:p>
          </table:table-cell>
          <table:table-cell office:value-type="float" office:value="567857" calcext:value-type="float">
            <text:p>567857</text:p>
          </table:table-cell>
          <table:table-cell office:value-type="float" office:value="164457" calcext:value-type="float">
            <text:p>164457</text:p>
          </table:table-cell>
          <table:table-cell table:number-columns-repeated="4"/>
        </table:table-row>
        <table:table-row table:style-name="ro1">
          <table:table-cell office:value-type="float" office:value="7761728" calcext:value-type="float">
            <text:p>7761728</text:p>
          </table:table-cell>
          <table:table-cell office:value-type="float" office:value="564876" calcext:value-type="float">
            <text:p>564876</text:p>
          </table:table-cell>
          <table:table-cell office:value-type="float" office:value="164142" calcext:value-type="float">
            <text:p>164142</text:p>
          </table:table-cell>
          <table:table-cell table:number-columns-repeated="4"/>
        </table:table-row>
        <table:table-row table:style-name="ro1">
          <table:table-cell office:value-type="float" office:value="7889585" calcext:value-type="float">
            <text:p>7889585</text:p>
          </table:table-cell>
          <table:table-cell office:value-type="float" office:value="564131" calcext:value-type="float">
            <text:p>564131</text:p>
          </table:table-cell>
          <table:table-cell office:value-type="float" office:value="163638" calcext:value-type="float">
            <text:p>163638</text:p>
          </table:table-cell>
          <table:table-cell table:number-columns-repeated="4"/>
        </table:table-row>
        <table:table-row table:style-name="ro1">
          <table:table-cell office:value-type="float" office:value="7837260" calcext:value-type="float">
            <text:p>7837260</text:p>
          </table:table-cell>
          <table:table-cell office:value-type="float" office:value="559710" calcext:value-type="float">
            <text:p>559710</text:p>
          </table:table-cell>
          <table:table-cell office:value-type="float" office:value="168642" calcext:value-type="float">
            <text:p>168642</text:p>
          </table:table-cell>
          <table:table-cell table:number-columns-repeated="4"/>
        </table:table-row>
        <table:table-row table:style-name="ro1">
          <table:table-cell office:value-type="float" office:value="7681661" calcext:value-type="float">
            <text:p>7681661</text:p>
          </table:table-cell>
          <table:table-cell office:value-type="float" office:value="573624" calcext:value-type="float">
            <text:p>573624</text:p>
          </table:table-cell>
          <table:table-cell office:value-type="float" office:value="163945" calcext:value-type="float">
            <text:p>163945</text:p>
          </table:table-cell>
          <table:table-cell table:number-columns-repeated="4"/>
        </table:table-row>
        <table:table-row table:style-name="ro1">
          <table:table-cell office:value-type="float" office:value="7821477" calcext:value-type="float">
            <text:p>7821477</text:p>
          </table:table-cell>
          <table:table-cell office:value-type="float" office:value="560419" calcext:value-type="float">
            <text:p>560419</text:p>
          </table:table-cell>
          <table:table-cell office:value-type="float" office:value="163914" calcext:value-type="float">
            <text:p>163914</text:p>
          </table:table-cell>
          <table:table-cell table:number-columns-repeated="4"/>
        </table:table-row>
        <table:table-row table:style-name="ro1">
          <table:table-cell office:value-type="float" office:value="7931354" calcext:value-type="float">
            <text:p>7931354</text:p>
          </table:table-cell>
          <table:table-cell office:value-type="float" office:value="561612" calcext:value-type="float">
            <text:p>561612</text:p>
          </table:table-cell>
          <table:table-cell office:value-type="float" office:value="163716" calcext:value-type="float">
            <text:p>163716</text:p>
          </table:table-cell>
          <table:table-cell table:number-columns-repeated="4"/>
        </table:table-row>
        <table:table-row table:style-name="ro1">
          <table:table-cell office:value-type="float" office:value="8015256" calcext:value-type="float">
            <text:p>8015256</text:p>
          </table:table-cell>
          <table:table-cell office:value-type="float" office:value="619797" calcext:value-type="float">
            <text:p>619797</text:p>
          </table:table-cell>
          <table:table-cell office:value-type="float" office:value="167485" calcext:value-type="float">
            <text:p>167485</text:p>
          </table:table-cell>
          <table:table-cell table:number-columns-repeated="4"/>
        </table:table-row>
        <table:table-row table:style-name="ro1">
          <table:table-cell office:value-type="float" office:value="7774449" calcext:value-type="float">
            <text:p>7774449</text:p>
          </table:table-cell>
          <table:table-cell office:value-type="float" office:value="558468" calcext:value-type="float">
            <text:p>558468</text:p>
          </table:table-cell>
          <table:table-cell office:value-type="float" office:value="164035" calcext:value-type="float">
            <text:p>164035</text:p>
          </table:table-cell>
          <table:table-cell table:number-columns-repeated="4"/>
        </table:table-row>
        <table:table-row table:style-name="ro1">
          <table:table-cell office:value-type="float" office:value="7769400" calcext:value-type="float">
            <text:p>7769400</text:p>
          </table:table-cell>
          <table:table-cell office:value-type="float" office:value="571463" calcext:value-type="float">
            <text:p>571463</text:p>
          </table:table-cell>
          <table:table-cell office:value-type="float" office:value="163674" calcext:value-type="float">
            <text:p>163674</text:p>
          </table:table-cell>
          <table:table-cell table:number-columns-repeated="4"/>
        </table:table-row>
        <table:table-row table:style-name="ro1">
          <table:table-cell office:value-type="float" office:value="7800446" calcext:value-type="float">
            <text:p>7800446</text:p>
          </table:table-cell>
          <table:table-cell office:value-type="float" office:value="564772" calcext:value-type="float">
            <text:p>564772</text:p>
          </table:table-cell>
          <table:table-cell office:value-type="float" office:value="163482" calcext:value-type="float">
            <text:p>163482</text:p>
          </table:table-cell>
          <table:table-cell table:number-columns-repeated="4"/>
        </table:table-row>
        <table:table-row table:style-name="ro1">
          <table:table-cell office:value-type="float" office:value="7631406" calcext:value-type="float">
            <text:p>7631406</text:p>
          </table:table-cell>
          <table:table-cell office:value-type="float" office:value="579571" calcext:value-type="float">
            <text:p>579571</text:p>
          </table:table-cell>
          <table:table-cell office:value-type="float" office:value="164317" calcext:value-type="float">
            <text:p>164317</text:p>
          </table:table-cell>
          <table:table-cell table:number-columns-repeated="4"/>
        </table:table-row>
        <table:table-row table:style-name="ro1">
          <table:table-cell office:value-type="float" office:value="7996110" calcext:value-type="float">
            <text:p>7996110</text:p>
          </table:table-cell>
          <table:table-cell office:value-type="float" office:value="571303" calcext:value-type="float">
            <text:p>571303</text:p>
          </table:table-cell>
          <table:table-cell office:value-type="float" office:value="164914" calcext:value-type="float">
            <text:p>164914</text:p>
          </table:table-cell>
          <table:table-cell table:number-columns-repeated="4"/>
        </table:table-row>
        <table:table-row table:style-name="ro1">
          <table:table-cell office:value-type="float" office:value="7689890" calcext:value-type="float">
            <text:p>7689890</text:p>
          </table:table-cell>
          <table:table-cell office:value-type="float" office:value="546563" calcext:value-type="float">
            <text:p>546563</text:p>
          </table:table-cell>
          <table:table-cell office:value-type="float" office:value="164009" calcext:value-type="float">
            <text:p>164009</text:p>
          </table:table-cell>
          <table:table-cell table:number-columns-repeated="4"/>
        </table:table-row>
        <table:table-row table:style-name="ro1">
          <table:table-cell office:value-type="float" office:value="7748649" calcext:value-type="float">
            <text:p>7748649</text:p>
          </table:table-cell>
          <table:table-cell office:value-type="float" office:value="564280" calcext:value-type="float">
            <text:p>564280</text:p>
          </table:table-cell>
          <table:table-cell office:value-type="float" office:value="164050" calcext:value-type="float">
            <text:p>164050</text:p>
          </table:table-cell>
          <table:table-cell table:number-columns-repeated="4"/>
        </table:table-row>
        <table:table-row table:style-name="ro1">
          <table:table-cell office:value-type="float" office:value="7717751" calcext:value-type="float">
            <text:p>7717751</text:p>
          </table:table-cell>
          <table:table-cell office:value-type="float" office:value="559551" calcext:value-type="float">
            <text:p>559551</text:p>
          </table:table-cell>
          <table:table-cell office:value-type="float" office:value="181264" calcext:value-type="float">
            <text:p>181264</text:p>
          </table:table-cell>
          <table:table-cell table:number-columns-repeated="4"/>
        </table:table-row>
        <table:table-row table:style-name="ro1">
          <table:table-cell office:value-type="float" office:value="7713654" calcext:value-type="float">
            <text:p>7713654</text:p>
          </table:table-cell>
          <table:table-cell office:value-type="float" office:value="589716" calcext:value-type="float">
            <text:p>589716</text:p>
          </table:table-cell>
          <table:table-cell office:value-type="float" office:value="164182" calcext:value-type="float">
            <text:p>164182</text:p>
          </table:table-cell>
          <table:table-cell table:number-columns-repeated="4"/>
        </table:table-row>
        <table:table-row table:style-name="ro1">
          <table:table-cell office:value-type="float" office:value="7755300" calcext:value-type="float">
            <text:p>7755300</text:p>
          </table:table-cell>
          <table:table-cell office:value-type="float" office:value="597128" calcext:value-type="float">
            <text:p>597128</text:p>
          </table:table-cell>
          <table:table-cell office:value-type="float" office:value="164358" calcext:value-type="float">
            <text:p>164358</text:p>
          </table:table-cell>
          <table:table-cell table:number-columns-repeated="4"/>
        </table:table-row>
        <table:table-row table:style-name="ro1">
          <table:table-cell office:value-type="float" office:value="7753714" calcext:value-type="float">
            <text:p>7753714</text:p>
          </table:table-cell>
          <table:table-cell office:value-type="float" office:value="602863" calcext:value-type="float">
            <text:p>602863</text:p>
          </table:table-cell>
          <table:table-cell office:value-type="float" office:value="164219" calcext:value-type="float">
            <text:p>164219</text:p>
          </table:table-cell>
          <table:table-cell table:number-columns-repeated="4"/>
        </table:table-row>
        <table:table-row table:style-name="ro1">
          <table:table-cell office:value-type="float" office:value="7753038" calcext:value-type="float">
            <text:p>7753038</text:p>
          </table:table-cell>
          <table:table-cell office:value-type="float" office:value="570322" calcext:value-type="float">
            <text:p>570322</text:p>
          </table:table-cell>
          <table:table-cell office:value-type="float" office:value="164423" calcext:value-type="float">
            <text:p>164423</text:p>
          </table:table-cell>
          <table:table-cell table:number-columns-repeated="4"/>
        </table:table-row>
        <table:table-row table:style-name="ro1">
          <table:table-cell office:value-type="float" office:value="7877082" calcext:value-type="float">
            <text:p>7877082</text:p>
          </table:table-cell>
          <table:table-cell office:value-type="float" office:value="557677" calcext:value-type="float">
            <text:p>557677</text:p>
          </table:table-cell>
          <table:table-cell office:value-type="float" office:value="163436" calcext:value-type="float">
            <text:p>163436</text:p>
          </table:table-cell>
          <table:table-cell table:number-columns-repeated="4"/>
        </table:table-row>
        <table:table-row table:style-name="ro1">
          <table:table-cell office:value-type="float" office:value="7848898" calcext:value-type="float">
            <text:p>7848898</text:p>
          </table:table-cell>
          <table:table-cell office:value-type="float" office:value="570929" calcext:value-type="float">
            <text:p>570929</text:p>
          </table:table-cell>
          <table:table-cell office:value-type="float" office:value="164889" calcext:value-type="float">
            <text:p>164889</text:p>
          </table:table-cell>
          <table:table-cell table:number-columns-repeated="4"/>
        </table:table-row>
        <table:table-row table:style-name="ro1">
          <table:table-cell office:value-type="float" office:value="7712154" calcext:value-type="float">
            <text:p>7712154</text:p>
          </table:table-cell>
          <table:table-cell office:value-type="float" office:value="558510" calcext:value-type="float">
            <text:p>558510</text:p>
          </table:table-cell>
          <table:table-cell office:value-type="float" office:value="163560" calcext:value-type="float">
            <text:p>163560</text:p>
          </table:table-cell>
          <table:table-cell table:number-columns-repeated="4"/>
        </table:table-row>
        <table:table-row table:style-name="ro1">
          <table:table-cell office:value-type="float" office:value="7814728" calcext:value-type="float">
            <text:p>7814728</text:p>
          </table:table-cell>
          <table:table-cell office:value-type="float" office:value="557089" calcext:value-type="float">
            <text:p>557089</text:p>
          </table:table-cell>
          <table:table-cell office:value-type="float" office:value="165277" calcext:value-type="float">
            <text:p>165277</text:p>
          </table:table-cell>
          <table:table-cell table:number-columns-repeated="4"/>
        </table:table-row>
        <table:table-row table:style-name="ro1">
          <table:table-cell office:value-type="float" office:value="7970847" calcext:value-type="float">
            <text:p>7970847</text:p>
          </table:table-cell>
          <table:table-cell office:value-type="float" office:value="568603" calcext:value-type="float">
            <text:p>568603</text:p>
          </table:table-cell>
          <table:table-cell office:value-type="float" office:value="164145" calcext:value-type="float">
            <text:p>164145</text:p>
          </table:table-cell>
          <table:table-cell table:number-columns-repeated="4"/>
        </table:table-row>
        <table:table-row table:style-name="ro1">
          <table:table-cell office:value-type="float" office:value="8275925" calcext:value-type="float">
            <text:p>8275925</text:p>
          </table:table-cell>
          <table:table-cell office:value-type="float" office:value="617011" calcext:value-type="float">
            <text:p>617011</text:p>
          </table:table-cell>
          <table:table-cell office:value-type="float" office:value="164901" calcext:value-type="float">
            <text:p>164901</text:p>
          </table:table-cell>
          <table:table-cell table:number-columns-repeated="4"/>
        </table:table-row>
        <table:table-row table:style-name="ro1">
          <table:table-cell office:value-type="float" office:value="7961679" calcext:value-type="float">
            <text:p>7961679</text:p>
          </table:table-cell>
          <table:table-cell office:value-type="float" office:value="588968" calcext:value-type="float">
            <text:p>588968</text:p>
          </table:table-cell>
          <table:table-cell office:value-type="float" office:value="164171" calcext:value-type="float">
            <text:p>164171</text:p>
          </table:table-cell>
          <table:table-cell table:number-columns-repeated="4"/>
        </table:table-row>
        <table:table-row table:style-name="ro1">
          <table:table-cell office:value-type="float" office:value="7810281" calcext:value-type="float">
            <text:p>7810281</text:p>
          </table:table-cell>
          <table:table-cell office:value-type="float" office:value="544876" calcext:value-type="float">
            <text:p>544876</text:p>
          </table:table-cell>
          <table:table-cell office:value-type="float" office:value="181943" calcext:value-type="float">
            <text:p>181943</text:p>
          </table:table-cell>
          <table:table-cell table:number-columns-repeated="4"/>
        </table:table-row>
        <table:table-row table:style-name="ro1">
          <table:table-cell office:value-type="float" office:value="7773112" calcext:value-type="float">
            <text:p>7773112</text:p>
          </table:table-cell>
          <table:table-cell office:value-type="float" office:value="562894" calcext:value-type="float">
            <text:p>562894</text:p>
          </table:table-cell>
          <table:table-cell office:value-type="float" office:value="163734" calcext:value-type="float">
            <text:p>163734</text:p>
          </table:table-cell>
          <table:table-cell table:number-columns-repeated="4"/>
        </table:table-row>
        <table:table-row table:style-name="ro1">
          <table:table-cell office:value-type="float" office:value="7885800" calcext:value-type="float">
            <text:p>7885800</text:p>
          </table:table-cell>
          <table:table-cell office:value-type="float" office:value="569522" calcext:value-type="float">
            <text:p>569522</text:p>
          </table:table-cell>
          <table:table-cell office:value-type="float" office:value="165589" calcext:value-type="float">
            <text:p>165589</text:p>
          </table:table-cell>
          <table:table-cell table:number-columns-repeated="4"/>
        </table:table-row>
        <table:table-row table:style-name="ro1">
          <table:table-cell office:value-type="float" office:value="7667681" calcext:value-type="float">
            <text:p>7667681</text:p>
          </table:table-cell>
          <table:table-cell office:value-type="float" office:value="578129" calcext:value-type="float">
            <text:p>578129</text:p>
          </table:table-cell>
          <table:table-cell office:value-type="float" office:value="164738" calcext:value-type="float">
            <text:p>164738</text:p>
          </table:table-cell>
          <table:table-cell table:number-columns-repeated="4"/>
        </table:table-row>
        <table:table-row table:style-name="ro1">
          <table:table-cell office:value-type="float" office:value="7833259" calcext:value-type="float">
            <text:p>7833259</text:p>
          </table:table-cell>
          <table:table-cell office:value-type="float" office:value="560179" calcext:value-type="float">
            <text:p>560179</text:p>
          </table:table-cell>
          <table:table-cell office:value-type="float" office:value="163750" calcext:value-type="float">
            <text:p>163750</text:p>
          </table:table-cell>
          <table:table-cell table:number-columns-repeated="4"/>
        </table:table-row>
        <table:table-row table:style-name="ro1">
          <table:table-cell office:value-type="float" office:value="7755235" calcext:value-type="float">
            <text:p>7755235</text:p>
          </table:table-cell>
          <table:table-cell office:value-type="float" office:value="562232" calcext:value-type="float">
            <text:p>562232</text:p>
          </table:table-cell>
          <table:table-cell office:value-type="float" office:value="187605" calcext:value-type="float">
            <text:p>187605</text:p>
          </table:table-cell>
          <table:table-cell table:number-columns-repeated="4"/>
        </table:table-row>
        <table:table-row table:style-name="ro1">
          <table:table-cell office:value-type="float" office:value="8050926" calcext:value-type="float">
            <text:p>8050926</text:p>
          </table:table-cell>
          <table:table-cell office:value-type="float" office:value="675631" calcext:value-type="float">
            <text:p>675631</text:p>
          </table:table-cell>
          <table:table-cell office:value-type="float" office:value="181975" calcext:value-type="float">
            <text:p>181975</text:p>
          </table:table-cell>
          <table:table-cell table:number-columns-repeated="4"/>
        </table:table-row>
        <table:table-row table:style-name="ro1">
          <table:table-cell office:value-type="float" office:value="7899576" calcext:value-type="float">
            <text:p>7899576</text:p>
          </table:table-cell>
          <table:table-cell office:value-type="float" office:value="558690" calcext:value-type="float">
            <text:p>558690</text:p>
          </table:table-cell>
          <table:table-cell office:value-type="float" office:value="164291" calcext:value-type="float">
            <text:p>164291</text:p>
          </table:table-cell>
          <table:table-cell table:number-columns-repeated="4"/>
        </table:table-row>
        <table:table-row table:style-name="ro1">
          <table:table-cell office:value-type="float" office:value="7782438" calcext:value-type="float">
            <text:p>7782438</text:p>
          </table:table-cell>
          <table:table-cell office:value-type="float" office:value="579716" calcext:value-type="float">
            <text:p>579716</text:p>
          </table:table-cell>
          <table:table-cell office:value-type="float" office:value="164803" calcext:value-type="float">
            <text:p>164803</text:p>
          </table:table-cell>
          <table:table-cell table:number-columns-repeated="4"/>
        </table:table-row>
        <table:table-row table:style-name="ro1">
          <table:table-cell office:value-type="float" office:value="7714416" calcext:value-type="float">
            <text:p>7714416</text:p>
          </table:table-cell>
          <table:table-cell office:value-type="float" office:value="540646" calcext:value-type="float">
            <text:p>540646</text:p>
          </table:table-cell>
          <table:table-cell office:value-type="float" office:value="164228" calcext:value-type="float">
            <text:p>164228</text:p>
          </table:table-cell>
          <table:table-cell table:number-columns-repeated="4"/>
        </table:table-row>
        <table:table-row table:style-name="ro1">
          <table:table-cell office:value-type="float" office:value="7870874" calcext:value-type="float">
            <text:p>7870874</text:p>
          </table:table-cell>
          <table:table-cell office:value-type="float" office:value="609650" calcext:value-type="float">
            <text:p>609650</text:p>
          </table:table-cell>
          <table:table-cell office:value-type="float" office:value="163450" calcext:value-type="float">
            <text:p>163450</text:p>
          </table:table-cell>
          <table:table-cell table:number-columns-repeated="4"/>
        </table:table-row>
        <table:table-row table:style-name="ro1">
          <table:table-cell office:value-type="float" office:value="7873494" calcext:value-type="float">
            <text:p>7873494</text:p>
          </table:table-cell>
          <table:table-cell office:value-type="float" office:value="570578" calcext:value-type="float">
            <text:p>570578</text:p>
          </table:table-cell>
          <table:table-cell office:value-type="float" office:value="164745" calcext:value-type="float">
            <text:p>164745</text:p>
          </table:table-cell>
          <table:table-cell table:number-columns-repeated="4"/>
        </table:table-row>
        <table:table-row table:style-name="ro1">
          <table:table-cell office:value-type="float" office:value="7744364" calcext:value-type="float">
            <text:p>7744364</text:p>
          </table:table-cell>
          <table:table-cell office:value-type="float" office:value="574039" calcext:value-type="float">
            <text:p>574039</text:p>
          </table:table-cell>
          <table:table-cell office:value-type="float" office:value="163983" calcext:value-type="float">
            <text:p>163983</text:p>
          </table:table-cell>
          <table:table-cell table:number-columns-repeated="4"/>
        </table:table-row>
        <table:table-row table:style-name="ro1">
          <table:table-cell office:value-type="float" office:value="7709809" calcext:value-type="float">
            <text:p>7709809</text:p>
          </table:table-cell>
          <table:table-cell office:value-type="float" office:value="565433" calcext:value-type="float">
            <text:p>565433</text:p>
          </table:table-cell>
          <table:table-cell office:value-type="float" office:value="163894" calcext:value-type="float">
            <text:p>163894</text:p>
          </table:table-cell>
          <table:table-cell table:number-columns-repeated="4"/>
        </table:table-row>
        <table:table-row table:style-name="ro1">
          <table:table-cell office:value-type="float" office:value="7979890" calcext:value-type="float">
            <text:p>7979890</text:p>
          </table:table-cell>
          <table:table-cell office:value-type="float" office:value="572788" calcext:value-type="float">
            <text:p>572788</text:p>
          </table:table-cell>
          <table:table-cell office:value-type="float" office:value="163479" calcext:value-type="float">
            <text:p>163479</text:p>
          </table:table-cell>
          <table:table-cell table:number-columns-repeated="4"/>
        </table:table-row>
        <table:table-row table:style-name="ro1">
          <table:table-cell office:value-type="float" office:value="7828235" calcext:value-type="float">
            <text:p>7828235</text:p>
          </table:table-cell>
          <table:table-cell office:value-type="float" office:value="572718" calcext:value-type="float">
            <text:p>572718</text:p>
          </table:table-cell>
          <table:table-cell office:value-type="float" office:value="163255" calcext:value-type="float">
            <text:p>163255</text:p>
          </table:table-cell>
          <table:table-cell table:number-columns-repeated="4"/>
        </table:table-row>
        <table:table-row table:style-name="ro1">
          <table:table-cell office:value-type="float" office:value="7797333" calcext:value-type="float">
            <text:p>7797333</text:p>
          </table:table-cell>
          <table:table-cell office:value-type="float" office:value="565027" calcext:value-type="float">
            <text:p>565027</text:p>
          </table:table-cell>
          <table:table-cell office:value-type="float" office:value="164398" calcext:value-type="float">
            <text:p>164398</text:p>
          </table:table-cell>
          <table:table-cell table:number-columns-repeated="4"/>
        </table:table-row>
        <table:table-row table:style-name="ro1">
          <table:table-cell office:value-type="float" office:value="7708605" calcext:value-type="float">
            <text:p>7708605</text:p>
          </table:table-cell>
          <table:table-cell office:value-type="float" office:value="561757" calcext:value-type="float">
            <text:p>561757</text:p>
          </table:table-cell>
          <table:table-cell office:value-type="float" office:value="164811" calcext:value-type="float">
            <text:p>164811</text:p>
          </table:table-cell>
          <table:table-cell table:number-columns-repeated="4"/>
        </table:table-row>
        <table:table-row table:style-name="ro1">
          <table:table-cell office:value-type="float" office:value="10998475" calcext:value-type="float">
            <text:p>10998475</text:p>
          </table:table-cell>
          <table:table-cell office:value-type="float" office:value="573106" calcext:value-type="float">
            <text:p>573106</text:p>
          </table:table-cell>
          <table:table-cell office:value-type="float" office:value="164810" calcext:value-type="float">
            <text:p>164810</text:p>
          </table:table-cell>
          <table:table-cell table:number-columns-repeated="4"/>
        </table:table-row>
        <table:table-row table:style-name="ro1">
          <table:table-cell office:value-type="float" office:value="7807768" calcext:value-type="float">
            <text:p>7807768</text:p>
          </table:table-cell>
          <table:table-cell office:value-type="float" office:value="575441" calcext:value-type="float">
            <text:p>575441</text:p>
          </table:table-cell>
          <table:table-cell office:value-type="float" office:value="164767" calcext:value-type="float">
            <text:p>164767</text:p>
          </table:table-cell>
          <table:table-cell table:number-columns-repeated="4"/>
        </table:table-row>
        <table:table-row table:style-name="ro1">
          <table:table-cell office:value-type="float" office:value="7674324" calcext:value-type="float">
            <text:p>7674324</text:p>
          </table:table-cell>
          <table:table-cell office:value-type="float" office:value="572299" calcext:value-type="float">
            <text:p>572299</text:p>
          </table:table-cell>
          <table:table-cell office:value-type="float" office:value="163633" calcext:value-type="float">
            <text:p>163633</text:p>
          </table:table-cell>
          <table:table-cell table:number-columns-repeated="4"/>
        </table:table-row>
        <table:table-row table:style-name="ro1">
          <table:table-cell office:value-type="float" office:value="7760859" calcext:value-type="float">
            <text:p>7760859</text:p>
          </table:table-cell>
          <table:table-cell office:value-type="float" office:value="579678" calcext:value-type="float">
            <text:p>579678</text:p>
          </table:table-cell>
          <table:table-cell office:value-type="float" office:value="171621" calcext:value-type="float">
            <text:p>171621</text:p>
          </table:table-cell>
          <table:table-cell table:number-columns-repeated="4"/>
        </table:table-row>
        <table:table-row table:style-name="ro1">
          <table:table-cell office:value-type="float" office:value="7838648" calcext:value-type="float">
            <text:p>7838648</text:p>
          </table:table-cell>
          <table:table-cell office:value-type="float" office:value="568924" calcext:value-type="float">
            <text:p>568924</text:p>
          </table:table-cell>
          <table:table-cell office:value-type="float" office:value="177681" calcext:value-type="float">
            <text:p>177681</text:p>
          </table:table-cell>
          <table:table-cell table:number-columns-repeated="4"/>
        </table:table-row>
        <table:table-row table:style-name="ro1">
          <table:table-cell office:value-type="float" office:value="7876301" calcext:value-type="float">
            <text:p>7876301</text:p>
          </table:table-cell>
          <table:table-cell office:value-type="float" office:value="547779" calcext:value-type="float">
            <text:p>547779</text:p>
          </table:table-cell>
          <table:table-cell office:value-type="float" office:value="164678" calcext:value-type="float">
            <text:p>164678</text:p>
          </table:table-cell>
          <table:table-cell table:number-columns-repeated="4"/>
        </table:table-row>
        <table:table-row table:style-name="ro1">
          <table:table-cell office:value-type="float" office:value="7684629" calcext:value-type="float">
            <text:p>7684629</text:p>
          </table:table-cell>
          <table:table-cell office:value-type="float" office:value="558989" calcext:value-type="float">
            <text:p>558989</text:p>
          </table:table-cell>
          <table:table-cell office:value-type="float" office:value="200508" calcext:value-type="float">
            <text:p>200508</text:p>
          </table:table-cell>
          <table:table-cell table:number-columns-repeated="4"/>
        </table:table-row>
        <table:table-row table:style-name="ro1">
          <table:table-cell office:value-type="float" office:value="7768098" calcext:value-type="float">
            <text:p>7768098</text:p>
          </table:table-cell>
          <table:table-cell office:value-type="float" office:value="560597" calcext:value-type="float">
            <text:p>560597</text:p>
          </table:table-cell>
          <table:table-cell office:value-type="float" office:value="163160" calcext:value-type="float">
            <text:p>163160</text:p>
          </table:table-cell>
          <table:table-cell table:number-columns-repeated="4"/>
        </table:table-row>
        <table:table-row table:style-name="ro1">
          <table:table-cell office:value-type="float" office:value="7826159" calcext:value-type="float">
            <text:p>7826159</text:p>
          </table:table-cell>
          <table:table-cell office:value-type="float" office:value="560821" calcext:value-type="float">
            <text:p>560821</text:p>
          </table:table-cell>
          <table:table-cell office:value-type="float" office:value="163547" calcext:value-type="float">
            <text:p>163547</text:p>
          </table:table-cell>
          <table:table-cell table:number-columns-repeated="4"/>
        </table:table-row>
        <table:table-row table:style-name="ro1">
          <table:table-cell office:value-type="float" office:value="7800270" calcext:value-type="float">
            <text:p>7800270</text:p>
          </table:table-cell>
          <table:table-cell office:value-type="float" office:value="559316" calcext:value-type="float">
            <text:p>559316</text:p>
          </table:table-cell>
          <table:table-cell office:value-type="float" office:value="163939" calcext:value-type="float">
            <text:p>163939</text:p>
          </table:table-cell>
          <table:table-cell table:number-columns-repeated="4"/>
        </table:table-row>
        <table:table-row table:style-name="ro1">
          <table:table-cell office:value-type="float" office:value="7797837" calcext:value-type="float">
            <text:p>7797837</text:p>
          </table:table-cell>
          <table:table-cell office:value-type="float" office:value="572073" calcext:value-type="float">
            <text:p>572073</text:p>
          </table:table-cell>
          <table:table-cell office:value-type="float" office:value="163952" calcext:value-type="float">
            <text:p>163952</text:p>
          </table:table-cell>
          <table:table-cell table:number-columns-repeated="4"/>
        </table:table-row>
        <table:table-row table:style-name="ro1">
          <table:table-cell office:value-type="float" office:value="8165178" calcext:value-type="float">
            <text:p>8165178</text:p>
          </table:table-cell>
          <table:table-cell office:value-type="float" office:value="571261" calcext:value-type="float">
            <text:p>571261</text:p>
          </table:table-cell>
          <table:table-cell office:value-type="float" office:value="172564" calcext:value-type="float">
            <text:p>172564</text:p>
          </table:table-cell>
          <table:table-cell table:number-columns-repeated="4"/>
        </table:table-row>
        <table:table-row table:style-name="ro1">
          <table:table-cell office:value-type="float" office:value="7945477" calcext:value-type="float">
            <text:p>7945477</text:p>
          </table:table-cell>
          <table:table-cell office:value-type="float" office:value="571908" calcext:value-type="float">
            <text:p>571908</text:p>
          </table:table-cell>
          <table:table-cell office:value-type="float" office:value="163994" calcext:value-type="float">
            <text:p>163994</text:p>
          </table:table-cell>
          <table:table-cell table:number-columns-repeated="4"/>
        </table:table-row>
        <table:table-row table:style-name="ro1">
          <table:table-cell office:value-type="float" office:value="7786865" calcext:value-type="float">
            <text:p>7786865</text:p>
          </table:table-cell>
          <table:table-cell office:value-type="float" office:value="560180" calcext:value-type="float">
            <text:p>560180</text:p>
          </table:table-cell>
          <table:table-cell office:value-type="float" office:value="164531" calcext:value-type="float">
            <text:p>164531</text:p>
          </table:table-cell>
          <table:table-cell table:number-columns-repeated="4"/>
        </table:table-row>
        <table:table-row table:style-name="ro1">
          <table:table-cell office:value-type="float" office:value="7966958" calcext:value-type="float">
            <text:p>7966958</text:p>
          </table:table-cell>
          <table:table-cell office:value-type="float" office:value="573023" calcext:value-type="float">
            <text:p>573023</text:p>
          </table:table-cell>
          <table:table-cell office:value-type="float" office:value="163202" calcext:value-type="float">
            <text:p>163202</text:p>
          </table:table-cell>
          <table:table-cell table:number-columns-repeated="4"/>
        </table:table-row>
        <table:table-row table:style-name="ro1">
          <table:table-cell office:value-type="float" office:value="7741194" calcext:value-type="float">
            <text:p>7741194</text:p>
          </table:table-cell>
          <table:table-cell office:value-type="float" office:value="561420" calcext:value-type="float">
            <text:p>561420</text:p>
          </table:table-cell>
          <table:table-cell office:value-type="float" office:value="163452" calcext:value-type="float">
            <text:p>163452</text:p>
          </table:table-cell>
          <table:table-cell table:number-columns-repeated="4"/>
        </table:table-row>
        <table:table-row table:style-name="ro1">
          <table:table-cell office:value-type="float" office:value="7766177" calcext:value-type="float">
            <text:p>7766177</text:p>
          </table:table-cell>
          <table:table-cell office:value-type="float" office:value="560207" calcext:value-type="float">
            <text:p>560207</text:p>
          </table:table-cell>
          <table:table-cell office:value-type="float" office:value="164853" calcext:value-type="float">
            <text:p>164853</text:p>
          </table:table-cell>
          <table:table-cell table:number-columns-repeated="4"/>
        </table:table-row>
        <table:table-row table:style-name="ro1">
          <table:table-cell office:value-type="float" office:value="7868917" calcext:value-type="float">
            <text:p>7868917</text:p>
          </table:table-cell>
          <table:table-cell office:value-type="float" office:value="560902" calcext:value-type="float">
            <text:p>560902</text:p>
          </table:table-cell>
          <table:table-cell office:value-type="float" office:value="163733" calcext:value-type="float">
            <text:p>163733</text:p>
          </table:table-cell>
          <table:table-cell table:number-columns-repeated="4"/>
        </table:table-row>
        <table:table-row table:style-name="ro1">
          <table:table-cell office:value-type="float" office:value="7954476" calcext:value-type="float">
            <text:p>7954476</text:p>
          </table:table-cell>
          <table:table-cell office:value-type="float" office:value="565501" calcext:value-type="float">
            <text:p>565501</text:p>
          </table:table-cell>
          <table:table-cell office:value-type="float" office:value="165342" calcext:value-type="float">
            <text:p>165342</text:p>
          </table:table-cell>
          <table:table-cell table:number-columns-repeated="4"/>
        </table:table-row>
        <table:table-row table:style-name="ro1">
          <table:table-cell office:value-type="float" office:value="7854031" calcext:value-type="float">
            <text:p>7854031</text:p>
          </table:table-cell>
          <table:table-cell office:value-type="float" office:value="564438" calcext:value-type="float">
            <text:p>564438</text:p>
          </table:table-cell>
          <table:table-cell office:value-type="float" office:value="166960" calcext:value-type="float">
            <text:p>166960</text:p>
          </table:table-cell>
          <table:table-cell table:number-columns-repeated="4"/>
        </table:table-row>
        <table:table-row table:style-name="ro1">
          <table:table-cell office:value-type="float" office:value="7778346" calcext:value-type="float">
            <text:p>7778346</text:p>
          </table:table-cell>
          <table:table-cell office:value-type="float" office:value="553236" calcext:value-type="float">
            <text:p>553236</text:p>
          </table:table-cell>
          <table:table-cell office:value-type="float" office:value="164554" calcext:value-type="float">
            <text:p>164554</text:p>
          </table:table-cell>
          <table:table-cell table:number-columns-repeated="4"/>
        </table:table-row>
        <table:table-row table:style-name="ro1">
          <table:table-cell office:value-type="float" office:value="8185883" calcext:value-type="float">
            <text:p>8185883</text:p>
          </table:table-cell>
          <table:table-cell office:value-type="float" office:value="584065" calcext:value-type="float">
            <text:p>584065</text:p>
          </table:table-cell>
          <table:table-cell office:value-type="float" office:value="163971" calcext:value-type="float">
            <text:p>163971</text:p>
          </table:table-cell>
          <table:table-cell table:number-columns-repeated="4"/>
        </table:table-row>
        <table:table-row table:style-name="ro1">
          <table:table-cell office:value-type="float" office:value="7813919" calcext:value-type="float">
            <text:p>7813919</text:p>
          </table:table-cell>
          <table:table-cell office:value-type="float" office:value="562385" calcext:value-type="float">
            <text:p>562385</text:p>
          </table:table-cell>
          <table:table-cell office:value-type="float" office:value="164508" calcext:value-type="float">
            <text:p>164508</text:p>
          </table:table-cell>
          <table:table-cell table:number-columns-repeated="4"/>
        </table:table-row>
        <table:table-row table:style-name="ro1">
          <table:table-cell office:value-type="float" office:value="7717378" calcext:value-type="float">
            <text:p>7717378</text:p>
          </table:table-cell>
          <table:table-cell office:value-type="float" office:value="572255" calcext:value-type="float">
            <text:p>572255</text:p>
          </table:table-cell>
          <table:table-cell office:value-type="float" office:value="164989" calcext:value-type="float">
            <text:p>164989</text:p>
          </table:table-cell>
          <table:table-cell table:number-columns-repeated="4"/>
        </table:table-row>
        <table:table-row table:style-name="ro1">
          <table:table-cell office:value-type="float" office:value="7747063" calcext:value-type="float">
            <text:p>7747063</text:p>
          </table:table-cell>
          <table:table-cell office:value-type="float" office:value="574908" calcext:value-type="float">
            <text:p>574908</text:p>
          </table:table-cell>
          <table:table-cell office:value-type="float" office:value="165049" calcext:value-type="float">
            <text:p>165049</text:p>
          </table:table-cell>
          <table:table-cell table:number-columns-repeated="4"/>
        </table:table-row>
        <table:table-row table:style-name="ro1">
          <table:table-cell office:value-type="float" office:value="7645439" calcext:value-type="float">
            <text:p>7645439</text:p>
          </table:table-cell>
          <table:table-cell office:value-type="float" office:value="562389" calcext:value-type="float">
            <text:p>562389</text:p>
          </table:table-cell>
          <table:table-cell office:value-type="float" office:value="163433" calcext:value-type="float">
            <text:p>163433</text:p>
          </table:table-cell>
          <table:table-cell table:number-columns-repeated="4"/>
        </table:table-row>
        <table:table-row table:style-name="ro1">
          <table:table-cell office:value-type="float" office:value="7619823" calcext:value-type="float">
            <text:p>7619823</text:p>
          </table:table-cell>
          <table:table-cell office:value-type="float" office:value="565485" calcext:value-type="float">
            <text:p>565485</text:p>
          </table:table-cell>
          <table:table-cell office:value-type="float" office:value="164180" calcext:value-type="float">
            <text:p>164180</text:p>
          </table:table-cell>
          <table:table-cell table:number-columns-repeated="4"/>
        </table:table-row>
        <table:table-row table:style-name="ro1">
          <table:table-cell office:value-type="float" office:value="7739971" calcext:value-type="float">
            <text:p>7739971</text:p>
          </table:table-cell>
          <table:table-cell office:value-type="float" office:value="567481" calcext:value-type="float">
            <text:p>567481</text:p>
          </table:table-cell>
          <table:table-cell office:value-type="float" office:value="163749" calcext:value-type="float">
            <text:p>163749</text:p>
          </table:table-cell>
          <table:table-cell table:number-columns-repeated="4"/>
        </table:table-row>
        <table:table-row table:style-name="ro1">
          <table:table-cell office:value-type="float" office:value="9131104" calcext:value-type="float">
            <text:p>9131104</text:p>
          </table:table-cell>
          <table:table-cell office:value-type="float" office:value="569316" calcext:value-type="float">
            <text:p>569316</text:p>
          </table:table-cell>
          <table:table-cell office:value-type="float" office:value="163982" calcext:value-type="float">
            <text:p>163982</text:p>
          </table:table-cell>
          <table:table-cell table:number-columns-repeated="4"/>
        </table:table-row>
        <table:table-row table:style-name="ro1">
          <table:table-cell office:value-type="float" office:value="7765790" calcext:value-type="float">
            <text:p>7765790</text:p>
          </table:table-cell>
          <table:table-cell office:value-type="float" office:value="591211" calcext:value-type="float">
            <text:p>591211</text:p>
          </table:table-cell>
          <table:table-cell office:value-type="float" office:value="163898" calcext:value-type="float">
            <text:p>163898</text:p>
          </table:table-cell>
          <table:table-cell table:number-columns-repeated="4"/>
        </table:table-row>
        <table:table-row table:style-name="ro1">
          <table:table-cell office:value-type="float" office:value="7684894" calcext:value-type="float">
            <text:p>7684894</text:p>
          </table:table-cell>
          <table:table-cell office:value-type="float" office:value="575952" calcext:value-type="float">
            <text:p>575952</text:p>
          </table:table-cell>
          <table:table-cell office:value-type="float" office:value="163948" calcext:value-type="float">
            <text:p>163948</text:p>
          </table:table-cell>
          <table:table-cell table:number-columns-repeated="4"/>
        </table:table-row>
        <table:table-row table:style-name="ro1">
          <table:table-cell office:value-type="float" office:value="7672681" calcext:value-type="float">
            <text:p>7672681</text:p>
          </table:table-cell>
          <table:table-cell office:value-type="float" office:value="568167" calcext:value-type="float">
            <text:p>568167</text:p>
          </table:table-cell>
          <table:table-cell office:value-type="float" office:value="164646" calcext:value-type="float">
            <text:p>164646</text:p>
          </table:table-cell>
          <table:table-cell table:number-columns-repeated="4"/>
        </table:table-row>
        <table:table-row table:style-name="ro1">
          <table:table-cell office:value-type="float" office:value="7798149" calcext:value-type="float">
            <text:p>7798149</text:p>
          </table:table-cell>
          <table:table-cell office:value-type="float" office:value="562178" calcext:value-type="float">
            <text:p>562178</text:p>
          </table:table-cell>
          <table:table-cell office:value-type="float" office:value="163751" calcext:value-type="float">
            <text:p>163751</text:p>
          </table:table-cell>
          <table:table-cell table:number-columns-repeated="4"/>
        </table:table-row>
        <table:table-row table:style-name="ro1">
          <table:table-cell office:value-type="float" office:value="7753998" calcext:value-type="float">
            <text:p>7753998</text:p>
          </table:table-cell>
          <table:table-cell office:value-type="float" office:value="564238" calcext:value-type="float">
            <text:p>564238</text:p>
          </table:table-cell>
          <table:table-cell office:value-type="float" office:value="163577" calcext:value-type="float">
            <text:p>163577</text:p>
          </table:table-cell>
          <table:table-cell table:number-columns-repeated="4"/>
        </table:table-row>
        <table:table-row table:style-name="ro1">
          <table:table-cell office:value-type="float" office:value="7686945" calcext:value-type="float">
            <text:p>7686945</text:p>
          </table:table-cell>
          <table:table-cell office:value-type="float" office:value="576578" calcext:value-type="float">
            <text:p>576578</text:p>
          </table:table-cell>
          <table:table-cell office:value-type="float" office:value="163307" calcext:value-type="float">
            <text:p>163307</text:p>
          </table:table-cell>
          <table:table-cell table:number-columns-repeated="4"/>
        </table:table-row>
        <table:table-row table:style-name="ro1">
          <table:table-cell office:value-type="float" office:value="7626842" calcext:value-type="float">
            <text:p>7626842</text:p>
          </table:table-cell>
          <table:table-cell office:value-type="float" office:value="558508" calcext:value-type="float">
            <text:p>558508</text:p>
          </table:table-cell>
          <table:table-cell office:value-type="float" office:value="165429" calcext:value-type="float">
            <text:p>165429</text:p>
          </table:table-cell>
          <table:table-cell table:number-columns-repeated="4"/>
        </table:table-row>
        <table:table-row table:style-name="ro1">
          <table:table-cell office:value-type="float" office:value="7919572" calcext:value-type="float">
            <text:p>7919572</text:p>
          </table:table-cell>
          <table:table-cell office:value-type="float" office:value="575622" calcext:value-type="float">
            <text:p>575622</text:p>
          </table:table-cell>
          <table:table-cell office:value-type="float" office:value="167218" calcext:value-type="float">
            <text:p>167218</text:p>
          </table:table-cell>
          <table:table-cell table:number-columns-repeated="4"/>
        </table:table-row>
        <table:table-row table:style-name="ro1">
          <table:table-cell office:value-type="float" office:value="7955647" calcext:value-type="float">
            <text:p>7955647</text:p>
          </table:table-cell>
          <table:table-cell office:value-type="float" office:value="585192" calcext:value-type="float">
            <text:p>585192</text:p>
          </table:table-cell>
          <table:table-cell office:value-type="float" office:value="179059" calcext:value-type="float">
            <text:p>179059</text:p>
          </table:table-cell>
          <table:table-cell table:number-columns-repeated="4"/>
        </table:table-row>
        <table:table-row table:style-name="ro1">
          <table:table-cell office:value-type="float" office:value="7740523" calcext:value-type="float">
            <text:p>7740523</text:p>
          </table:table-cell>
          <table:table-cell office:value-type="float" office:value="573892" calcext:value-type="float">
            <text:p>573892</text:p>
          </table:table-cell>
          <table:table-cell office:value-type="float" office:value="164500" calcext:value-type="float">
            <text:p>164500</text:p>
          </table:table-cell>
          <table:table-cell table:number-columns-repeated="4"/>
        </table:table-row>
        <table:table-row table:style-name="ro1">
          <table:table-cell office:value-type="float" office:value="7792046" calcext:value-type="float">
            <text:p>7792046</text:p>
          </table:table-cell>
          <table:table-cell office:value-type="float" office:value="568920" calcext:value-type="float">
            <text:p>568920</text:p>
          </table:table-cell>
          <table:table-cell office:value-type="float" office:value="164074" calcext:value-type="float">
            <text:p>164074</text:p>
          </table:table-cell>
          <table:table-cell table:number-columns-repeated="4"/>
        </table:table-row>
        <table:table-row table:style-name="ro1">
          <table:table-cell office:value-type="float" office:value="7706272" calcext:value-type="float">
            <text:p>7706272</text:p>
          </table:table-cell>
          <table:table-cell office:value-type="float" office:value="612717" calcext:value-type="float">
            <text:p>612717</text:p>
          </table:table-cell>
          <table:table-cell office:value-type="float" office:value="163413" calcext:value-type="float">
            <text:p>163413</text:p>
          </table:table-cell>
          <table:table-cell table:number-columns-repeated="4"/>
        </table:table-row>
        <table:table-row table:style-name="ro1">
          <table:table-cell office:value-type="float" office:value="7854221" calcext:value-type="float">
            <text:p>7854221</text:p>
          </table:table-cell>
          <table:table-cell office:value-type="float" office:value="651755" calcext:value-type="float">
            <text:p>651755</text:p>
          </table:table-cell>
          <table:table-cell office:value-type="float" office:value="164062" calcext:value-type="float">
            <text:p>164062</text:p>
          </table:table-cell>
          <table:table-cell table:number-columns-repeated="4"/>
        </table:table-row>
        <table:table-row table:style-name="ro1">
          <table:table-cell office:value-type="float" office:value="7739634" calcext:value-type="float">
            <text:p>7739634</text:p>
          </table:table-cell>
          <table:table-cell office:value-type="float" office:value="585459" calcext:value-type="float">
            <text:p>585459</text:p>
          </table:table-cell>
          <table:table-cell office:value-type="float" office:value="163870" calcext:value-type="float">
            <text:p>163870</text:p>
          </table:table-cell>
          <table:table-cell table:number-columns-repeated="4"/>
        </table:table-row>
        <table:table-row table:style-name="ro1">
          <table:table-cell office:value-type="float" office:value="7916152" calcext:value-type="float">
            <text:p>7916152</text:p>
          </table:table-cell>
          <table:table-cell office:value-type="float" office:value="573202" calcext:value-type="float">
            <text:p>573202</text:p>
          </table:table-cell>
          <table:table-cell office:value-type="float" office:value="165312" calcext:value-type="float">
            <text:p>165312</text:p>
          </table:table-cell>
          <table:table-cell table:number-columns-repeated="4"/>
        </table:table-row>
        <table:table-row table:style-name="ro1">
          <table:table-cell office:value-type="float" office:value="7831323" calcext:value-type="float">
            <text:p>7831323</text:p>
          </table:table-cell>
          <table:table-cell office:value-type="float" office:value="603674" calcext:value-type="float">
            <text:p>603674</text:p>
          </table:table-cell>
          <table:table-cell office:value-type="float" office:value="164665" calcext:value-type="float">
            <text:p>164665</text:p>
          </table:table-cell>
          <table:table-cell table:number-columns-repeated="4"/>
        </table:table-row>
        <table:table-row table:style-name="ro1">
          <table:table-cell office:value-type="float" office:value="8094188" calcext:value-type="float">
            <text:p>8094188</text:p>
          </table:table-cell>
          <table:table-cell office:value-type="float" office:value="595560" calcext:value-type="float">
            <text:p>595560</text:p>
          </table:table-cell>
          <table:table-cell office:value-type="float" office:value="168626" calcext:value-type="float">
            <text:p>168626</text:p>
          </table:table-cell>
          <table:table-cell table:number-columns-repeated="4"/>
        </table:table-row>
        <table:table-row table:style-name="ro1">
          <table:table-cell office:value-type="float" office:value="7831372" calcext:value-type="float">
            <text:p>7831372</text:p>
          </table:table-cell>
          <table:table-cell office:value-type="float" office:value="571786" calcext:value-type="float">
            <text:p>571786</text:p>
          </table:table-cell>
          <table:table-cell office:value-type="float" office:value="164118" calcext:value-type="float">
            <text:p>164118</text:p>
          </table:table-cell>
          <table:table-cell table:number-columns-repeated="4"/>
        </table:table-row>
        <table:table-row table:style-name="ro1">
          <table:table-cell office:value-type="float" office:value="7959853" calcext:value-type="float">
            <text:p>7959853</text:p>
          </table:table-cell>
          <table:table-cell office:value-type="float" office:value="556934" calcext:value-type="float">
            <text:p>556934</text:p>
          </table:table-cell>
          <table:table-cell office:value-type="float" office:value="164310" calcext:value-type="float">
            <text:p>164310</text:p>
          </table:table-cell>
          <table:table-cell table:number-columns-repeated="4"/>
        </table:table-row>
        <table:table-row table:style-name="ro1">
          <table:table-cell office:value-type="float" office:value="7827865" calcext:value-type="float">
            <text:p>7827865</text:p>
          </table:table-cell>
          <table:table-cell office:value-type="float" office:value="562353" calcext:value-type="float">
            <text:p>562353</text:p>
          </table:table-cell>
          <table:table-cell office:value-type="float" office:value="165199" calcext:value-type="float">
            <text:p>165199</text:p>
          </table:table-cell>
          <table:table-cell table:number-columns-repeated="4"/>
        </table:table-row>
        <table:table-row table:style-name="ro1">
          <table:table-cell office:value-type="float" office:value="7651679" calcext:value-type="float">
            <text:p>7651679</text:p>
          </table:table-cell>
          <table:table-cell office:value-type="float" office:value="563241" calcext:value-type="float">
            <text:p>563241</text:p>
          </table:table-cell>
          <table:table-cell office:value-type="float" office:value="163531" calcext:value-type="float">
            <text:p>163531</text:p>
          </table:table-cell>
          <table:table-cell table:number-columns-repeated="4"/>
        </table:table-row>
        <table:table-row table:style-name="ro1">
          <table:table-cell office:value-type="float" office:value="7718326" calcext:value-type="float">
            <text:p>7718326</text:p>
          </table:table-cell>
          <table:table-cell office:value-type="float" office:value="546196" calcext:value-type="float">
            <text:p>546196</text:p>
          </table:table-cell>
          <table:table-cell office:value-type="float" office:value="163782" calcext:value-type="float">
            <text:p>163782</text:p>
          </table:table-cell>
          <table:table-cell table:number-columns-repeated="4"/>
        </table:table-row>
        <table:table-row table:style-name="ro1">
          <table:table-cell office:value-type="float" office:value="8293619" calcext:value-type="float">
            <text:p>8293619</text:p>
          </table:table-cell>
          <table:table-cell office:value-type="float" office:value="625019" calcext:value-type="float">
            <text:p>625019</text:p>
          </table:table-cell>
          <table:table-cell office:value-type="float" office:value="164238" calcext:value-type="float">
            <text:p>164238</text:p>
          </table:table-cell>
          <table:table-cell table:number-columns-repeated="4"/>
        </table:table-row>
        <table:table-row table:style-name="ro1">
          <table:table-cell office:value-type="float" office:value="7898362" calcext:value-type="float">
            <text:p>7898362</text:p>
          </table:table-cell>
          <table:table-cell office:value-type="float" office:value="607046" calcext:value-type="float">
            <text:p>607046</text:p>
          </table:table-cell>
          <table:table-cell office:value-type="float" office:value="178524" calcext:value-type="float">
            <text:p>178524</text:p>
          </table:table-cell>
          <table:table-cell table:number-columns-repeated="4"/>
        </table:table-row>
        <table:table-row table:style-name="ro1">
          <table:table-cell office:value-type="float" office:value="7953490" calcext:value-type="float">
            <text:p>7953490</text:p>
          </table:table-cell>
          <table:table-cell office:value-type="float" office:value="557133" calcext:value-type="float">
            <text:p>557133</text:p>
          </table:table-cell>
          <table:table-cell office:value-type="float" office:value="163789" calcext:value-type="float">
            <text:p>163789</text:p>
          </table:table-cell>
          <table:table-cell table:number-columns-repeated="4"/>
        </table:table-row>
        <table:table-row table:style-name="ro1">
          <table:table-cell office:value-type="float" office:value="7744345" calcext:value-type="float">
            <text:p>7744345</text:p>
          </table:table-cell>
          <table:table-cell office:value-type="float" office:value="554289" calcext:value-type="float">
            <text:p>554289</text:p>
          </table:table-cell>
          <table:table-cell office:value-type="float" office:value="196391" calcext:value-type="float">
            <text:p>196391</text:p>
          </table:table-cell>
          <table:table-cell table:number-columns-repeated="4"/>
        </table:table-row>
        <table:table-row table:style-name="ro1">
          <table:table-cell office:value-type="float" office:value="7880678" calcext:value-type="float">
            <text:p>7880678</text:p>
          </table:table-cell>
          <table:table-cell office:value-type="float" office:value="563611" calcext:value-type="float">
            <text:p>563611</text:p>
          </table:table-cell>
          <table:table-cell office:value-type="float" office:value="165130" calcext:value-type="float">
            <text:p>165130</text:p>
          </table:table-cell>
          <table:table-cell table:number-columns-repeated="4"/>
        </table:table-row>
        <table:table-row table:style-name="ro1">
          <table:table-cell office:value-type="float" office:value="7783641" calcext:value-type="float">
            <text:p>7783641</text:p>
          </table:table-cell>
          <table:table-cell office:value-type="float" office:value="562821" calcext:value-type="float">
            <text:p>562821</text:p>
          </table:table-cell>
          <table:table-cell office:value-type="float" office:value="164351" calcext:value-type="float">
            <text:p>164351</text:p>
          </table:table-cell>
          <table:table-cell table:number-columns-repeated="4"/>
        </table:table-row>
        <table:table-row table:style-name="ro1">
          <table:table-cell office:value-type="float" office:value="7798699" calcext:value-type="float">
            <text:p>7798699</text:p>
          </table:table-cell>
          <table:table-cell office:value-type="float" office:value="561299" calcext:value-type="float">
            <text:p>561299</text:p>
          </table:table-cell>
          <table:table-cell office:value-type="float" office:value="163308" calcext:value-type="float">
            <text:p>163308</text:p>
          </table:table-cell>
          <table:table-cell table:number-columns-repeated="4"/>
        </table:table-row>
        <table:table-row table:style-name="ro1">
          <table:table-cell office:value-type="float" office:value="8132599" calcext:value-type="float">
            <text:p>8132599</text:p>
          </table:table-cell>
          <table:table-cell office:value-type="float" office:value="573536" calcext:value-type="float">
            <text:p>573536</text:p>
          </table:table-cell>
          <table:table-cell office:value-type="float" office:value="165203" calcext:value-type="float">
            <text:p>165203</text:p>
          </table:table-cell>
          <table:table-cell table:number-columns-repeated="4"/>
        </table:table-row>
        <table:table-row table:style-name="ro1">
          <table:table-cell office:value-type="float" office:value="7634503" calcext:value-type="float">
            <text:p>7634503</text:p>
          </table:table-cell>
          <table:table-cell office:value-type="float" office:value="557230" calcext:value-type="float">
            <text:p>557230</text:p>
          </table:table-cell>
          <table:table-cell office:value-type="float" office:value="178002" calcext:value-type="float">
            <text:p>178002</text:p>
          </table:table-cell>
          <table:table-cell table:number-columns-repeated="4"/>
        </table:table-row>
        <table:table-row table:style-name="ro1">
          <table:table-cell office:value-type="float" office:value="7709924" calcext:value-type="float">
            <text:p>7709924</text:p>
          </table:table-cell>
          <table:table-cell office:value-type="float" office:value="563200" calcext:value-type="float">
            <text:p>563200</text:p>
          </table:table-cell>
          <table:table-cell office:value-type="float" office:value="165042" calcext:value-type="float">
            <text:p>165042</text:p>
          </table:table-cell>
          <table:table-cell table:number-columns-repeated="4"/>
        </table:table-row>
        <table:table-row table:style-name="ro1">
          <table:table-cell office:value-type="float" office:value="7749597" calcext:value-type="float">
            <text:p>7749597</text:p>
          </table:table-cell>
          <table:table-cell office:value-type="float" office:value="559703" calcext:value-type="float">
            <text:p>559703</text:p>
          </table:table-cell>
          <table:table-cell office:value-type="float" office:value="194235" calcext:value-type="float">
            <text:p>194235</text:p>
          </table:table-cell>
          <table:table-cell table:number-columns-repeated="4"/>
        </table:table-row>
        <table:table-row table:style-name="ro1">
          <table:table-cell office:value-type="float" office:value="7845919" calcext:value-type="float">
            <text:p>7845919</text:p>
          </table:table-cell>
          <table:table-cell office:value-type="float" office:value="591634" calcext:value-type="float">
            <text:p>591634</text:p>
          </table:table-cell>
          <table:table-cell office:value-type="float" office:value="164055" calcext:value-type="float">
            <text:p>164055</text:p>
          </table:table-cell>
          <table:table-cell table:number-columns-repeated="4"/>
        </table:table-row>
        <table:table-row table:style-name="ro1">
          <table:table-cell office:value-type="float" office:value="7914857" calcext:value-type="float">
            <text:p>7914857</text:p>
          </table:table-cell>
          <table:table-cell office:value-type="float" office:value="566622" calcext:value-type="float">
            <text:p>566622</text:p>
          </table:table-cell>
          <table:table-cell office:value-type="float" office:value="163995" calcext:value-type="float">
            <text:p>163995</text:p>
          </table:table-cell>
          <table:table-cell table:number-columns-repeated="4"/>
        </table:table-row>
        <table:table-row table:style-name="ro1">
          <table:table-cell office:value-type="float" office:value="7748890" calcext:value-type="float">
            <text:p>7748890</text:p>
          </table:table-cell>
          <table:table-cell office:value-type="float" office:value="551970" calcext:value-type="float">
            <text:p>551970</text:p>
          </table:table-cell>
          <table:table-cell office:value-type="float" office:value="168122" calcext:value-type="float">
            <text:p>168122</text:p>
          </table:table-cell>
          <table:table-cell table:number-columns-repeated="4"/>
        </table:table-row>
        <table:table-row table:style-name="ro1">
          <table:table-cell office:value-type="float" office:value="7682441" calcext:value-type="float">
            <text:p>7682441</text:p>
          </table:table-cell>
          <table:table-cell office:value-type="float" office:value="591000" calcext:value-type="float">
            <text:p>591000</text:p>
          </table:table-cell>
          <table:table-cell office:value-type="float" office:value="165501" calcext:value-type="float">
            <text:p>165501</text:p>
          </table:table-cell>
          <table:table-cell table:number-columns-repeated="4"/>
        </table:table-row>
        <table:table-row table:style-name="ro1">
          <table:table-cell office:value-type="float" office:value="7691639" calcext:value-type="float">
            <text:p>7691639</text:p>
          </table:table-cell>
          <table:table-cell office:value-type="float" office:value="567267" calcext:value-type="float">
            <text:p>567267</text:p>
          </table:table-cell>
          <table:table-cell office:value-type="float" office:value="164061" calcext:value-type="float">
            <text:p>164061</text:p>
          </table:table-cell>
          <table:table-cell table:number-columns-repeated="4"/>
        </table:table-row>
        <table:table-row table:style-name="ro1">
          <table:table-cell office:value-type="float" office:value="7806541" calcext:value-type="float">
            <text:p>7806541</text:p>
          </table:table-cell>
          <table:table-cell office:value-type="float" office:value="544891" calcext:value-type="float">
            <text:p>544891</text:p>
          </table:table-cell>
          <table:table-cell office:value-type="float" office:value="163726" calcext:value-type="float">
            <text:p>163726</text:p>
          </table:table-cell>
          <table:table-cell table:number-columns-repeated="4"/>
        </table:table-row>
        <table:table-row table:style-name="ro1">
          <table:table-cell office:value-type="float" office:value="7811702" calcext:value-type="float">
            <text:p>7811702</text:p>
          </table:table-cell>
          <table:table-cell office:value-type="float" office:value="561368" calcext:value-type="float">
            <text:p>561368</text:p>
          </table:table-cell>
          <table:table-cell office:value-type="float" office:value="164599" calcext:value-type="float">
            <text:p>164599</text:p>
          </table:table-cell>
          <table:table-cell table:number-columns-repeated="4"/>
        </table:table-row>
        <table:table-row table:style-name="ro1">
          <table:table-cell office:value-type="float" office:value="7744352" calcext:value-type="float">
            <text:p>7744352</text:p>
          </table:table-cell>
          <table:table-cell office:value-type="float" office:value="559723" calcext:value-type="float">
            <text:p>559723</text:p>
          </table:table-cell>
          <table:table-cell office:value-type="float" office:value="163640" calcext:value-type="float">
            <text:p>163640</text:p>
          </table:table-cell>
          <table:table-cell table:number-columns-repeated="4"/>
        </table:table-row>
        <table:table-row table:style-name="ro1">
          <table:table-cell office:value-type="float" office:value="7935674" calcext:value-type="float">
            <text:p>7935674</text:p>
          </table:table-cell>
          <table:table-cell office:value-type="float" office:value="579167" calcext:value-type="float">
            <text:p>579167</text:p>
          </table:table-cell>
          <table:table-cell office:value-type="float" office:value="163608" calcext:value-type="float">
            <text:p>163608</text:p>
          </table:table-cell>
          <table:table-cell table:number-columns-repeated="4"/>
        </table:table-row>
        <table:table-row table:style-name="ro1">
          <table:table-cell office:value-type="float" office:value="7741238" calcext:value-type="float">
            <text:p>7741238</text:p>
          </table:table-cell>
          <table:table-cell office:value-type="float" office:value="556305" calcext:value-type="float">
            <text:p>556305</text:p>
          </table:table-cell>
          <table:table-cell office:value-type="float" office:value="163364" calcext:value-type="float">
            <text:p>163364</text:p>
          </table:table-cell>
          <table:table-cell table:number-columns-repeated="4"/>
        </table:table-row>
        <table:table-row table:style-name="ro1">
          <table:table-cell office:value-type="float" office:value="7734327" calcext:value-type="float">
            <text:p>7734327</text:p>
          </table:table-cell>
          <table:table-cell office:value-type="float" office:value="589544" calcext:value-type="float">
            <text:p>589544</text:p>
          </table:table-cell>
          <table:table-cell office:value-type="float" office:value="163359" calcext:value-type="float">
            <text:p>163359</text:p>
          </table:table-cell>
          <table:table-cell table:number-columns-repeated="4"/>
        </table:table-row>
        <table:table-row table:style-name="ro1">
          <table:table-cell office:value-type="float" office:value="7674319" calcext:value-type="float">
            <text:p>7674319</text:p>
          </table:table-cell>
          <table:table-cell office:value-type="float" office:value="567326" calcext:value-type="float">
            <text:p>567326</text:p>
          </table:table-cell>
          <table:table-cell office:value-type="float" office:value="164166" calcext:value-type="float">
            <text:p>164166</text:p>
          </table:table-cell>
          <table:table-cell table:number-columns-repeated="4"/>
        </table:table-row>
        <table:table-row table:style-name="ro1">
          <table:table-cell office:value-type="float" office:value="7720612" calcext:value-type="float">
            <text:p>7720612</text:p>
          </table:table-cell>
          <table:table-cell office:value-type="float" office:value="569238" calcext:value-type="float">
            <text:p>569238</text:p>
          </table:table-cell>
          <table:table-cell office:value-type="float" office:value="165235" calcext:value-type="float">
            <text:p>165235</text:p>
          </table:table-cell>
          <table:table-cell table:number-columns-repeated="4"/>
        </table:table-row>
        <table:table-row table:style-name="ro1">
          <table:table-cell office:value-type="float" office:value="7856914" calcext:value-type="float">
            <text:p>7856914</text:p>
          </table:table-cell>
          <table:table-cell office:value-type="float" office:value="561576" calcext:value-type="float">
            <text:p>561576</text:p>
          </table:table-cell>
          <table:table-cell office:value-type="float" office:value="163494" calcext:value-type="float">
            <text:p>163494</text:p>
          </table:table-cell>
          <table:table-cell table:number-columns-repeated="4"/>
        </table:table-row>
        <table:table-row table:style-name="ro1">
          <table:table-cell office:value-type="float" office:value="7895003" calcext:value-type="float">
            <text:p>7895003</text:p>
          </table:table-cell>
          <table:table-cell office:value-type="float" office:value="571600" calcext:value-type="float">
            <text:p>571600</text:p>
          </table:table-cell>
          <table:table-cell office:value-type="float" office:value="165393" calcext:value-type="float">
            <text:p>165393</text:p>
          </table:table-cell>
          <table:table-cell table:number-columns-repeated="4"/>
        </table:table-row>
        <table:table-row table:style-name="ro1">
          <table:table-cell office:value-type="float" office:value="7793141" calcext:value-type="float">
            <text:p>7793141</text:p>
          </table:table-cell>
          <table:table-cell office:value-type="float" office:value="565042" calcext:value-type="float">
            <text:p>565042</text:p>
          </table:table-cell>
          <table:table-cell office:value-type="float" office:value="163258" calcext:value-type="float">
            <text:p>163258</text:p>
          </table:table-cell>
          <table:table-cell table:number-columns-repeated="4"/>
        </table:table-row>
        <table:table-row table:style-name="ro1">
          <table:table-cell office:value-type="float" office:value="8142460" calcext:value-type="float">
            <text:p>8142460</text:p>
          </table:table-cell>
          <table:table-cell office:value-type="float" office:value="664269" calcext:value-type="float">
            <text:p>664269</text:p>
          </table:table-cell>
          <table:table-cell office:value-type="float" office:value="165971" calcext:value-type="float">
            <text:p>165971</text:p>
          </table:table-cell>
          <table:table-cell table:number-columns-repeated="4"/>
        </table:table-row>
        <table:table-row table:style-name="ro1">
          <table:table-cell office:value-type="float" office:value="7830692" calcext:value-type="float">
            <text:p>7830692</text:p>
          </table:table-cell>
          <table:table-cell office:value-type="float" office:value="565382" calcext:value-type="float">
            <text:p>565382</text:p>
          </table:table-cell>
          <table:table-cell office:value-type="float" office:value="164321" calcext:value-type="float">
            <text:p>164321</text:p>
          </table:table-cell>
          <table:table-cell table:number-columns-repeated="4"/>
        </table:table-row>
        <table:table-row table:style-name="ro1">
          <table:table-cell office:value-type="float" office:value="7654294" calcext:value-type="float">
            <text:p>7654294</text:p>
          </table:table-cell>
          <table:table-cell office:value-type="float" office:value="548839" calcext:value-type="float">
            <text:p>548839</text:p>
          </table:table-cell>
          <table:table-cell office:value-type="float" office:value="164025" calcext:value-type="float">
            <text:p>164025</text:p>
          </table:table-cell>
          <table:table-cell table:number-columns-repeated="4"/>
        </table:table-row>
        <table:table-row table:style-name="ro1">
          <table:table-cell office:value-type="float" office:value="7733525" calcext:value-type="float">
            <text:p>7733525</text:p>
          </table:table-cell>
          <table:table-cell office:value-type="float" office:value="574653" calcext:value-type="float">
            <text:p>574653</text:p>
          </table:table-cell>
          <table:table-cell office:value-type="float" office:value="163338" calcext:value-type="float">
            <text:p>163338</text:p>
          </table:table-cell>
          <table:table-cell table:number-columns-repeated="4"/>
        </table:table-row>
        <table:table-row table:style-name="ro1">
          <table:table-cell office:value-type="float" office:value="7790636" calcext:value-type="float">
            <text:p>7790636</text:p>
          </table:table-cell>
          <table:table-cell office:value-type="float" office:value="556450" calcext:value-type="float">
            <text:p>556450</text:p>
          </table:table-cell>
          <table:table-cell office:value-type="float" office:value="163631" calcext:value-type="float">
            <text:p>163631</text:p>
          </table:table-cell>
          <table:table-cell table:number-columns-repeated="4"/>
        </table:table-row>
        <table:table-row table:style-name="ro1">
          <table:table-cell office:value-type="float" office:value="7791493" calcext:value-type="float">
            <text:p>7791493</text:p>
          </table:table-cell>
          <table:table-cell office:value-type="float" office:value="606667" calcext:value-type="float">
            <text:p>606667</text:p>
          </table:table-cell>
          <table:table-cell office:value-type="float" office:value="163383" calcext:value-type="float">
            <text:p>163383</text:p>
          </table:table-cell>
          <table:table-cell table:number-columns-repeated="4"/>
        </table:table-row>
        <table:table-row table:style-name="ro1">
          <table:table-cell office:value-type="float" office:value="8005219" calcext:value-type="float">
            <text:p>8005219</text:p>
          </table:table-cell>
          <table:table-cell office:value-type="float" office:value="562723" calcext:value-type="float">
            <text:p>562723</text:p>
          </table:table-cell>
          <table:table-cell office:value-type="float" office:value="163561" calcext:value-type="float">
            <text:p>163561</text:p>
          </table:table-cell>
          <table:table-cell table:number-columns-repeated="4"/>
        </table:table-row>
        <table:table-row table:style-name="ro1">
          <table:table-cell office:value-type="float" office:value="7846392" calcext:value-type="float">
            <text:p>7846392</text:p>
          </table:table-cell>
          <table:table-cell office:value-type="float" office:value="600766" calcext:value-type="float">
            <text:p>600766</text:p>
          </table:table-cell>
          <table:table-cell office:value-type="float" office:value="163707" calcext:value-type="float">
            <text:p>163707</text:p>
          </table:table-cell>
          <table:table-cell table:number-columns-repeated="4"/>
        </table:table-row>
        <table:table-row table:style-name="ro1">
          <table:table-cell office:value-type="float" office:value="7842547" calcext:value-type="float">
            <text:p>7842547</text:p>
          </table:table-cell>
          <table:table-cell office:value-type="float" office:value="563365" calcext:value-type="float">
            <text:p>563365</text:p>
          </table:table-cell>
          <table:table-cell office:value-type="float" office:value="163437" calcext:value-type="float">
            <text:p>163437</text:p>
          </table:table-cell>
          <table:table-cell table:number-columns-repeated="4"/>
        </table:table-row>
        <table:table-row table:style-name="ro1">
          <table:table-cell office:value-type="float" office:value="7726152" calcext:value-type="float">
            <text:p>7726152</text:p>
          </table:table-cell>
          <table:table-cell office:value-type="float" office:value="564222" calcext:value-type="float">
            <text:p>564222</text:p>
          </table:table-cell>
          <table:table-cell office:value-type="float" office:value="164186" calcext:value-type="float">
            <text:p>164186</text:p>
          </table:table-cell>
          <table:table-cell table:number-columns-repeated="4"/>
        </table:table-row>
        <table:table-row table:style-name="ro1">
          <table:table-cell office:value-type="float" office:value="7745766" calcext:value-type="float">
            <text:p>7745766</text:p>
          </table:table-cell>
          <table:table-cell office:value-type="float" office:value="556006" calcext:value-type="float">
            <text:p>556006</text:p>
          </table:table-cell>
          <table:table-cell office:value-type="float" office:value="163552" calcext:value-type="float">
            <text:p>163552</text:p>
          </table:table-cell>
          <table:table-cell table:number-columns-repeated="4"/>
        </table:table-row>
        <table:table-row table:style-name="ro1">
          <table:table-cell office:value-type="float" office:value="7960806" calcext:value-type="float">
            <text:p>7960806</text:p>
          </table:table-cell>
          <table:table-cell office:value-type="float" office:value="558869" calcext:value-type="float">
            <text:p>558869</text:p>
          </table:table-cell>
          <table:table-cell office:value-type="float" office:value="163391" calcext:value-type="float">
            <text:p>163391</text:p>
          </table:table-cell>
          <table:table-cell table:number-columns-repeated="4"/>
        </table:table-row>
        <table:table-row table:style-name="ro1">
          <table:table-cell office:value-type="float" office:value="7806343" calcext:value-type="float">
            <text:p>7806343</text:p>
          </table:table-cell>
          <table:table-cell office:value-type="float" office:value="562518" calcext:value-type="float">
            <text:p>562518</text:p>
          </table:table-cell>
          <table:table-cell office:value-type="float" office:value="164105" calcext:value-type="float">
            <text:p>164105</text:p>
          </table:table-cell>
          <table:table-cell table:number-columns-repeated="4"/>
        </table:table-row>
        <table:table-row table:style-name="ro1">
          <table:table-cell office:value-type="float" office:value="7870246" calcext:value-type="float">
            <text:p>7870246</text:p>
          </table:table-cell>
          <table:table-cell office:value-type="float" office:value="561905" calcext:value-type="float">
            <text:p>561905</text:p>
          </table:table-cell>
          <table:table-cell office:value-type="float" office:value="163438" calcext:value-type="float">
            <text:p>163438</text:p>
          </table:table-cell>
          <table:table-cell table:number-columns-repeated="4"/>
        </table:table-row>
        <table:table-row table:style-name="ro1">
          <table:table-cell office:value-type="float" office:value="7810467" calcext:value-type="float">
            <text:p>7810467</text:p>
          </table:table-cell>
          <table:table-cell office:value-type="float" office:value="574135" calcext:value-type="float">
            <text:p>574135</text:p>
          </table:table-cell>
          <table:table-cell office:value-type="float" office:value="163256" calcext:value-type="float">
            <text:p>163256</text:p>
          </table:table-cell>
          <table:table-cell table:number-columns-repeated="4"/>
        </table:table-row>
        <table:table-row table:style-name="ro1">
          <table:table-cell office:value-type="float" office:value="7784944" calcext:value-type="float">
            <text:p>7784944</text:p>
          </table:table-cell>
          <table:table-cell office:value-type="float" office:value="555884" calcext:value-type="float">
            <text:p>555884</text:p>
          </table:table-cell>
          <table:table-cell office:value-type="float" office:value="165472" calcext:value-type="float">
            <text:p>165472</text:p>
          </table:table-cell>
          <table:table-cell table:number-columns-repeated="4"/>
        </table:table-row>
        <table:table-row table:style-name="ro1">
          <table:table-cell office:value-type="float" office:value="7715097" calcext:value-type="float">
            <text:p>7715097</text:p>
          </table:table-cell>
          <table:table-cell office:value-type="float" office:value="563357" calcext:value-type="float">
            <text:p>563357</text:p>
          </table:table-cell>
          <table:table-cell office:value-type="float" office:value="163415" calcext:value-type="float">
            <text:p>163415</text:p>
          </table:table-cell>
          <table:table-cell table:number-columns-repeated="4"/>
        </table:table-row>
        <table:table-row table:style-name="ro1">
          <table:table-cell office:value-type="float" office:value="7838739" calcext:value-type="float">
            <text:p>7838739</text:p>
          </table:table-cell>
          <table:table-cell office:value-type="float" office:value="560318" calcext:value-type="float">
            <text:p>560318</text:p>
          </table:table-cell>
          <table:table-cell office:value-type="float" office:value="163749" calcext:value-type="float">
            <text:p>163749</text:p>
          </table:table-cell>
          <table:table-cell table:number-columns-repeated="4"/>
        </table:table-row>
        <table:table-row table:style-name="ro1">
          <table:table-cell office:value-type="float" office:value="7887291" calcext:value-type="float">
            <text:p>7887291</text:p>
          </table:table-cell>
          <table:table-cell office:value-type="float" office:value="567420" calcext:value-type="float">
            <text:p>567420</text:p>
          </table:table-cell>
          <table:table-cell office:value-type="float" office:value="163990" calcext:value-type="float">
            <text:p>163990</text:p>
          </table:table-cell>
          <table:table-cell table:number-columns-repeated="4"/>
        </table:table-row>
        <table:table-row table:style-name="ro1">
          <table:table-cell office:value-type="float" office:value="7728481" calcext:value-type="float">
            <text:p>7728481</text:p>
          </table:table-cell>
          <table:table-cell office:value-type="float" office:value="566417" calcext:value-type="float">
            <text:p>566417</text:p>
          </table:table-cell>
          <table:table-cell office:value-type="float" office:value="163975" calcext:value-type="float">
            <text:p>163975</text:p>
          </table:table-cell>
          <table:table-cell table:number-columns-repeated="4"/>
        </table:table-row>
        <table:table-row table:style-name="ro1">
          <table:table-cell office:value-type="float" office:value="7807560" calcext:value-type="float">
            <text:p>7807560</text:p>
          </table:table-cell>
          <table:table-cell office:value-type="float" office:value="563716" calcext:value-type="float">
            <text:p>563716</text:p>
          </table:table-cell>
          <table:table-cell office:value-type="float" office:value="164592" calcext:value-type="float">
            <text:p>164592</text:p>
          </table:table-cell>
          <table:table-cell table:number-columns-repeated="4"/>
        </table:table-row>
        <table:table-row table:style-name="ro1">
          <table:table-cell office:value-type="float" office:value="7911506" calcext:value-type="float">
            <text:p>7911506</text:p>
          </table:table-cell>
          <table:table-cell office:value-type="float" office:value="558421" calcext:value-type="float">
            <text:p>558421</text:p>
          </table:table-cell>
          <table:table-cell office:value-type="float" office:value="164198" calcext:value-type="float">
            <text:p>164198</text:p>
          </table:table-cell>
          <table:table-cell table:number-columns-repeated="4"/>
        </table:table-row>
        <table:table-row table:style-name="ro1">
          <table:table-cell office:value-type="float" office:value="7876682" calcext:value-type="float">
            <text:p>7876682</text:p>
          </table:table-cell>
          <table:table-cell office:value-type="float" office:value="566100" calcext:value-type="float">
            <text:p>566100</text:p>
          </table:table-cell>
          <table:table-cell office:value-type="float" office:value="163810" calcext:value-type="float">
            <text:p>163810</text:p>
          </table:table-cell>
          <table:table-cell table:number-columns-repeated="4"/>
        </table:table-row>
        <table:table-row table:style-name="ro1">
          <table:table-cell office:value-type="float" office:value="7859363" calcext:value-type="float">
            <text:p>7859363</text:p>
          </table:table-cell>
          <table:table-cell office:value-type="float" office:value="562083" calcext:value-type="float">
            <text:p>562083</text:p>
          </table:table-cell>
          <table:table-cell office:value-type="float" office:value="164201" calcext:value-type="float">
            <text:p>164201</text:p>
          </table:table-cell>
          <table:table-cell table:number-columns-repeated="4"/>
        </table:table-row>
        <table:table-row table:style-name="ro1">
          <table:table-cell office:value-type="float" office:value="7709514" calcext:value-type="float">
            <text:p>7709514</text:p>
          </table:table-cell>
          <table:table-cell office:value-type="float" office:value="571306" calcext:value-type="float">
            <text:p>571306</text:p>
          </table:table-cell>
          <table:table-cell office:value-type="float" office:value="165068" calcext:value-type="float">
            <text:p>165068</text:p>
          </table:table-cell>
          <table:table-cell table:number-columns-repeated="4"/>
        </table:table-row>
        <table:table-row table:style-name="ro1">
          <table:table-cell office:value-type="float" office:value="7788154" calcext:value-type="float">
            <text:p>7788154</text:p>
          </table:table-cell>
          <table:table-cell office:value-type="float" office:value="563488" calcext:value-type="float">
            <text:p>563488</text:p>
          </table:table-cell>
          <table:table-cell office:value-type="float" office:value="163420" calcext:value-type="float">
            <text:p>163420</text:p>
          </table:table-cell>
          <table:table-cell table:number-columns-repeated="4"/>
        </table:table-row>
        <table:table-row table:style-name="ro1">
          <table:table-cell office:value-type="float" office:value="7783578" calcext:value-type="float">
            <text:p>7783578</text:p>
          </table:table-cell>
          <table:table-cell office:value-type="float" office:value="577137" calcext:value-type="float">
            <text:p>577137</text:p>
          </table:table-cell>
          <table:table-cell office:value-type="float" office:value="163679" calcext:value-type="float">
            <text:p>163679</text:p>
          </table:table-cell>
          <table:table-cell table:number-columns-repeated="4"/>
        </table:table-row>
        <table:table-row table:style-name="ro1">
          <table:table-cell office:value-type="float" office:value="7612230" calcext:value-type="float">
            <text:p>7612230</text:p>
          </table:table-cell>
          <table:table-cell office:value-type="float" office:value="558793" calcext:value-type="float">
            <text:p>558793</text:p>
          </table:table-cell>
          <table:table-cell office:value-type="float" office:value="163602" calcext:value-type="float">
            <text:p>163602</text:p>
          </table:table-cell>
          <table:table-cell table:number-columns-repeated="4"/>
        </table:table-row>
        <table:table-row table:style-name="ro1">
          <table:table-cell office:value-type="float" office:value="7959248" calcext:value-type="float">
            <text:p>7959248</text:p>
          </table:table-cell>
          <table:table-cell office:value-type="float" office:value="563562" calcext:value-type="float">
            <text:p>563562</text:p>
          </table:table-cell>
          <table:table-cell office:value-type="float" office:value="163651" calcext:value-type="float">
            <text:p>163651</text:p>
          </table:table-cell>
          <table:table-cell table:number-columns-repeated="4"/>
        </table:table-row>
        <table:table-row table:style-name="ro1">
          <table:table-cell office:value-type="float" office:value="7840456" calcext:value-type="float">
            <text:p>7840456</text:p>
          </table:table-cell>
          <table:table-cell office:value-type="float" office:value="562416" calcext:value-type="float">
            <text:p>562416</text:p>
          </table:table-cell>
          <table:table-cell office:value-type="float" office:value="164597" calcext:value-type="float">
            <text:p>164597</text:p>
          </table:table-cell>
          <table:table-cell table:number-columns-repeated="4"/>
        </table:table-row>
        <table:table-row table:style-name="ro1">
          <table:table-cell office:value-type="float" office:value="7872261" calcext:value-type="float">
            <text:p>7872261</text:p>
          </table:table-cell>
          <table:table-cell office:value-type="float" office:value="556882" calcext:value-type="float">
            <text:p>556882</text:p>
          </table:table-cell>
          <table:table-cell office:value-type="float" office:value="163597" calcext:value-type="float">
            <text:p>163597</text:p>
          </table:table-cell>
          <table:table-cell table:number-columns-repeated="4"/>
        </table:table-row>
        <table:table-row table:style-name="ro1">
          <table:table-cell office:value-type="float" office:value="7759147" calcext:value-type="float">
            <text:p>7759147</text:p>
          </table:table-cell>
          <table:table-cell office:value-type="float" office:value="565241" calcext:value-type="float">
            <text:p>565241</text:p>
          </table:table-cell>
          <table:table-cell office:value-type="float" office:value="163909" calcext:value-type="float">
            <text:p>163909</text:p>
          </table:table-cell>
          <table:table-cell table:number-columns-repeated="4"/>
        </table:table-row>
        <table:table-row table:style-name="ro1">
          <table:table-cell office:value-type="float" office:value="7743668" calcext:value-type="float">
            <text:p>7743668</text:p>
          </table:table-cell>
          <table:table-cell office:value-type="float" office:value="627995" calcext:value-type="float">
            <text:p>627995</text:p>
          </table:table-cell>
          <table:table-cell office:value-type="float" office:value="163731" calcext:value-type="float">
            <text:p>163731</text:p>
          </table:table-cell>
          <table:table-cell table:number-columns-repeated="4"/>
        </table:table-row>
        <table:table-row table:style-name="ro1">
          <table:table-cell office:value-type="float" office:value="7829010" calcext:value-type="float">
            <text:p>7829010</text:p>
          </table:table-cell>
          <table:table-cell office:value-type="float" office:value="583871" calcext:value-type="float">
            <text:p>583871</text:p>
          </table:table-cell>
          <table:table-cell office:value-type="float" office:value="163506" calcext:value-type="float">
            <text:p>163506</text:p>
          </table:table-cell>
          <table:table-cell table:number-columns-repeated="4"/>
        </table:table-row>
        <table:table-row table:style-name="ro1">
          <table:table-cell office:value-type="float" office:value="7826403" calcext:value-type="float">
            <text:p>7826403</text:p>
          </table:table-cell>
          <table:table-cell office:value-type="float" office:value="561723" calcext:value-type="float">
            <text:p>561723</text:p>
          </table:table-cell>
          <table:table-cell office:value-type="float" office:value="165104" calcext:value-type="float">
            <text:p>165104</text:p>
          </table:table-cell>
          <table:table-cell table:number-columns-repeated="4"/>
        </table:table-row>
        <table:table-row table:style-name="ro1">
          <table:table-cell office:value-type="float" office:value="7844220" calcext:value-type="float">
            <text:p>7844220</text:p>
          </table:table-cell>
          <table:table-cell office:value-type="float" office:value="569910" calcext:value-type="float">
            <text:p>569910</text:p>
          </table:table-cell>
          <table:table-cell office:value-type="float" office:value="163416" calcext:value-type="float">
            <text:p>163416</text:p>
          </table:table-cell>
          <table:table-cell table:number-columns-repeated="4"/>
        </table:table-row>
        <table:table-row table:style-name="ro1">
          <table:table-cell office:value-type="float" office:value="7790565" calcext:value-type="float">
            <text:p>7790565</text:p>
          </table:table-cell>
          <table:table-cell office:value-type="float" office:value="561501" calcext:value-type="float">
            <text:p>561501</text:p>
          </table:table-cell>
          <table:table-cell office:value-type="float" office:value="163632" calcext:value-type="float">
            <text:p>163632</text:p>
          </table:table-cell>
          <table:table-cell table:number-columns-repeated="4"/>
        </table:table-row>
        <table:table-row table:style-name="ro1">
          <table:table-cell office:value-type="float" office:value="8282341" calcext:value-type="float">
            <text:p>8282341</text:p>
          </table:table-cell>
          <table:table-cell office:value-type="float" office:value="606156" calcext:value-type="float">
            <text:p>606156</text:p>
          </table:table-cell>
          <table:table-cell office:value-type="float" office:value="163877" calcext:value-type="float">
            <text:p>163877</text:p>
          </table:table-cell>
          <table:table-cell table:number-columns-repeated="4"/>
        </table:table-row>
        <table:table-row table:style-name="ro1">
          <table:table-cell office:value-type="float" office:value="7993362" calcext:value-type="float">
            <text:p>7993362</text:p>
          </table:table-cell>
          <table:table-cell office:value-type="float" office:value="618940" calcext:value-type="float">
            <text:p>618940</text:p>
          </table:table-cell>
          <table:table-cell office:value-type="float" office:value="163843" calcext:value-type="float">
            <text:p>163843</text:p>
          </table:table-cell>
          <table:table-cell table:number-columns-repeated="4"/>
        </table:table-row>
        <table:table-row table:style-name="ro1">
          <table:table-cell office:value-type="float" office:value="7837825" calcext:value-type="float">
            <text:p>7837825</text:p>
          </table:table-cell>
          <table:table-cell office:value-type="float" office:value="611530" calcext:value-type="float">
            <text:p>611530</text:p>
          </table:table-cell>
          <table:table-cell office:value-type="float" office:value="164565" calcext:value-type="float">
            <text:p>164565</text:p>
          </table:table-cell>
          <table:table-cell table:number-columns-repeated="4"/>
        </table:table-row>
        <table:table-row table:style-name="ro1">
          <table:table-cell office:value-type="float" office:value="7690761" calcext:value-type="float">
            <text:p>7690761</text:p>
          </table:table-cell>
          <table:table-cell office:value-type="float" office:value="571071" calcext:value-type="float">
            <text:p>571071</text:p>
          </table:table-cell>
          <table:table-cell office:value-type="float" office:value="165572" calcext:value-type="float">
            <text:p>165572</text:p>
          </table:table-cell>
          <table:table-cell table:number-columns-repeated="4"/>
        </table:table-row>
        <table:table-row table:style-name="ro1">
          <table:table-cell office:value-type="float" office:value="7833809" calcext:value-type="float">
            <text:p>7833809</text:p>
          </table:table-cell>
          <table:table-cell office:value-type="float" office:value="572394" calcext:value-type="float">
            <text:p>572394</text:p>
          </table:table-cell>
          <table:table-cell office:value-type="float" office:value="164408" calcext:value-type="float">
            <text:p>164408</text:p>
          </table:table-cell>
          <table:table-cell table:number-columns-repeated="4"/>
        </table:table-row>
        <table:table-row table:style-name="ro1">
          <table:table-cell office:value-type="float" office:value="7983605" calcext:value-type="float">
            <text:p>7983605</text:p>
          </table:table-cell>
          <table:table-cell office:value-type="float" office:value="610705" calcext:value-type="float">
            <text:p>610705</text:p>
          </table:table-cell>
          <table:table-cell office:value-type="float" office:value="163936" calcext:value-type="float">
            <text:p>163936</text:p>
          </table:table-cell>
          <table:table-cell table:number-columns-repeated="4"/>
        </table:table-row>
        <table:table-row table:style-name="ro1">
          <table:table-cell office:value-type="float" office:value="7710340" calcext:value-type="float">
            <text:p>7710340</text:p>
          </table:table-cell>
          <table:table-cell office:value-type="float" office:value="589593" calcext:value-type="float">
            <text:p>589593</text:p>
          </table:table-cell>
          <table:table-cell office:value-type="float" office:value="163657" calcext:value-type="float">
            <text:p>163657</text:p>
          </table:table-cell>
          <table:table-cell table:number-columns-repeated="4"/>
        </table:table-row>
        <table:table-row table:style-name="ro1">
          <table:table-cell office:value-type="float" office:value="7784520" calcext:value-type="float">
            <text:p>7784520</text:p>
          </table:table-cell>
          <table:table-cell office:value-type="float" office:value="545593" calcext:value-type="float">
            <text:p>545593</text:p>
          </table:table-cell>
          <table:table-cell office:value-type="float" office:value="164236" calcext:value-type="float">
            <text:p>164236</text:p>
          </table:table-cell>
          <table:table-cell table:number-columns-repeated="4"/>
        </table:table-row>
        <table:table-row table:style-name="ro1">
          <table:table-cell office:value-type="float" office:value="7922183" calcext:value-type="float">
            <text:p>7922183</text:p>
          </table:table-cell>
          <table:table-cell office:value-type="float" office:value="560902" calcext:value-type="float">
            <text:p>560902</text:p>
          </table:table-cell>
          <table:table-cell office:value-type="float" office:value="165188" calcext:value-type="float">
            <text:p>165188</text:p>
          </table:table-cell>
          <table:table-cell table:number-columns-repeated="4"/>
        </table:table-row>
        <table:table-row table:style-name="ro1">
          <table:table-cell office:value-type="float" office:value="7666352" calcext:value-type="float">
            <text:p>7666352</text:p>
          </table:table-cell>
          <table:table-cell office:value-type="float" office:value="592262" calcext:value-type="float">
            <text:p>592262</text:p>
          </table:table-cell>
          <table:table-cell office:value-type="float" office:value="164706" calcext:value-type="float">
            <text:p>164706</text:p>
          </table:table-cell>
          <table:table-cell table:number-columns-repeated="4"/>
        </table:table-row>
        <table:table-row table:style-name="ro1">
          <table:table-cell office:value-type="float" office:value="7874075" calcext:value-type="float">
            <text:p>7874075</text:p>
          </table:table-cell>
          <table:table-cell office:value-type="float" office:value="561617" calcext:value-type="float">
            <text:p>561617</text:p>
          </table:table-cell>
          <table:table-cell office:value-type="float" office:value="163771" calcext:value-type="float">
            <text:p>163771</text:p>
          </table:table-cell>
          <table:table-cell table:number-columns-repeated="4"/>
        </table:table-row>
        <table:table-row table:style-name="ro1">
          <table:table-cell office:value-type="float" office:value="7779445" calcext:value-type="float">
            <text:p>7779445</text:p>
          </table:table-cell>
          <table:table-cell office:value-type="float" office:value="561255" calcext:value-type="float">
            <text:p>561255</text:p>
          </table:table-cell>
          <table:table-cell office:value-type="float" office:value="163681" calcext:value-type="float">
            <text:p>163681</text:p>
          </table:table-cell>
          <table:table-cell table:number-columns-repeated="4"/>
        </table:table-row>
        <table:table-row table:style-name="ro1">
          <table:table-cell office:value-type="float" office:value="7970280" calcext:value-type="float">
            <text:p>7970280</text:p>
          </table:table-cell>
          <table:table-cell office:value-type="float" office:value="563554" calcext:value-type="float">
            <text:p>563554</text:p>
          </table:table-cell>
          <table:table-cell office:value-type="float" office:value="163635" calcext:value-type="float">
            <text:p>163635</text:p>
          </table:table-cell>
          <table:table-cell table:number-columns-repeated="4"/>
        </table:table-row>
        <table:table-row table:style-name="ro1">
          <table:table-cell office:value-type="float" office:value="7861227" calcext:value-type="float">
            <text:p>7861227</text:p>
          </table:table-cell>
          <table:table-cell office:value-type="float" office:value="563722" calcext:value-type="float">
            <text:p>563722</text:p>
          </table:table-cell>
          <table:table-cell office:value-type="float" office:value="195319" calcext:value-type="float">
            <text:p>195319</text:p>
          </table:table-cell>
          <table:table-cell table:number-columns-repeated="4"/>
        </table:table-row>
        <table:table-row table:style-name="ro1">
          <table:table-cell office:value-type="float" office:value="7835265" calcext:value-type="float">
            <text:p>7835265</text:p>
          </table:table-cell>
          <table:table-cell office:value-type="float" office:value="559121" calcext:value-type="float">
            <text:p>559121</text:p>
          </table:table-cell>
          <table:table-cell office:value-type="float" office:value="164313" calcext:value-type="float">
            <text:p>164313</text:p>
          </table:table-cell>
          <table:table-cell table:number-columns-repeated="4"/>
        </table:table-row>
        <table:table-row table:style-name="ro1">
          <table:table-cell office:value-type="float" office:value="7831187" calcext:value-type="float">
            <text:p>7831187</text:p>
          </table:table-cell>
          <table:table-cell office:value-type="float" office:value="584771" calcext:value-type="float">
            <text:p>584771</text:p>
          </table:table-cell>
          <table:table-cell office:value-type="float" office:value="163934" calcext:value-type="float">
            <text:p>163934</text:p>
          </table:table-cell>
          <table:table-cell table:number-columns-repeated="4"/>
        </table:table-row>
        <table:table-row table:style-name="ro1">
          <table:table-cell office:value-type="float" office:value="7834413" calcext:value-type="float">
            <text:p>7834413</text:p>
          </table:table-cell>
          <table:table-cell office:value-type="float" office:value="597283" calcext:value-type="float">
            <text:p>597283</text:p>
          </table:table-cell>
          <table:table-cell office:value-type="float" office:value="164100" calcext:value-type="float">
            <text:p>164100</text:p>
          </table:table-cell>
          <table:table-cell table:number-columns-repeated="4"/>
        </table:table-row>
        <table:table-row table:style-name="ro1">
          <table:table-cell office:value-type="float" office:value="8239244" calcext:value-type="float">
            <text:p>8239244</text:p>
          </table:table-cell>
          <table:table-cell office:value-type="float" office:value="603075" calcext:value-type="float">
            <text:p>603075</text:p>
          </table:table-cell>
          <table:table-cell office:value-type="float" office:value="164229" calcext:value-type="float">
            <text:p>164229</text:p>
          </table:table-cell>
          <table:table-cell table:number-columns-repeated="4"/>
        </table:table-row>
        <table:table-row table:style-name="ro1">
          <table:table-cell office:value-type="float" office:value="7992859" calcext:value-type="float">
            <text:p>7992859</text:p>
          </table:table-cell>
          <table:table-cell office:value-type="float" office:value="627944" calcext:value-type="float">
            <text:p>627944</text:p>
          </table:table-cell>
          <table:table-cell office:value-type="float" office:value="184494" calcext:value-type="float">
            <text:p>184494</text:p>
          </table:table-cell>
          <table:table-cell table:number-columns-repeated="4"/>
        </table:table-row>
        <table:table-row table:style-name="ro1">
          <table:table-cell office:value-type="float" office:value="7950474" calcext:value-type="float">
            <text:p>7950474</text:p>
          </table:table-cell>
          <table:table-cell office:value-type="float" office:value="608307" calcext:value-type="float">
            <text:p>608307</text:p>
          </table:table-cell>
          <table:table-cell office:value-type="float" office:value="164003" calcext:value-type="float">
            <text:p>164003</text:p>
          </table:table-cell>
          <table:table-cell table:number-columns-repeated="4"/>
        </table:table-row>
        <table:table-row table:style-name="ro1">
          <table:table-cell office:value-type="float" office:value="7705221" calcext:value-type="float">
            <text:p>7705221</text:p>
          </table:table-cell>
          <table:table-cell office:value-type="float" office:value="582995" calcext:value-type="float">
            <text:p>582995</text:p>
          </table:table-cell>
          <table:table-cell office:value-type="float" office:value="164206" calcext:value-type="float">
            <text:p>164206</text:p>
          </table:table-cell>
          <table:table-cell table:number-columns-repeated="4"/>
        </table:table-row>
        <table:table-row table:style-name="ro1">
          <table:table-cell office:value-type="float" office:value="7979220" calcext:value-type="float">
            <text:p>7979220</text:p>
          </table:table-cell>
          <table:table-cell office:value-type="float" office:value="562493" calcext:value-type="float">
            <text:p>562493</text:p>
          </table:table-cell>
          <table:table-cell office:value-type="float" office:value="164428" calcext:value-type="float">
            <text:p>164428</text:p>
          </table:table-cell>
          <table:table-cell table:number-columns-repeated="4"/>
        </table:table-row>
        <table:table-row table:style-name="ro1">
          <table:table-cell office:value-type="float" office:value="7771131" calcext:value-type="float">
            <text:p>7771131</text:p>
          </table:table-cell>
          <table:table-cell office:value-type="float" office:value="552965" calcext:value-type="float">
            <text:p>552965</text:p>
          </table:table-cell>
          <table:table-cell office:value-type="float" office:value="164067" calcext:value-type="float">
            <text:p>164067</text:p>
          </table:table-cell>
          <table:table-cell table:number-columns-repeated="4"/>
        </table:table-row>
        <table:table-row table:style-name="ro1">
          <table:table-cell office:value-type="float" office:value="7923853" calcext:value-type="float">
            <text:p>7923853</text:p>
          </table:table-cell>
          <table:table-cell office:value-type="float" office:value="589009" calcext:value-type="float">
            <text:p>589009</text:p>
          </table:table-cell>
          <table:table-cell office:value-type="float" office:value="164646" calcext:value-type="float">
            <text:p>164646</text:p>
          </table:table-cell>
          <table:table-cell table:number-columns-repeated="4"/>
        </table:table-row>
        <table:table-row table:style-name="ro1">
          <table:table-cell office:value-type="float" office:value="7612137" calcext:value-type="float">
            <text:p>7612137</text:p>
          </table:table-cell>
          <table:table-cell office:value-type="float" office:value="569498" calcext:value-type="float">
            <text:p>569498</text:p>
          </table:table-cell>
          <table:table-cell office:value-type="float" office:value="164632" calcext:value-type="float">
            <text:p>164632</text:p>
          </table:table-cell>
          <table:table-cell table:number-columns-repeated="4"/>
        </table:table-row>
        <table:table-row table:style-name="ro1">
          <table:table-cell office:value-type="float" office:value="8440635" calcext:value-type="float">
            <text:p>8440635</text:p>
          </table:table-cell>
          <table:table-cell office:value-type="float" office:value="582475" calcext:value-type="float">
            <text:p>582475</text:p>
          </table:table-cell>
          <table:table-cell office:value-type="float" office:value="199896" calcext:value-type="float">
            <text:p>199896</text:p>
          </table:table-cell>
          <table:table-cell table:number-columns-repeated="4"/>
        </table:table-row>
        <table:table-row table:style-name="ro1">
          <table:table-cell office:value-type="float" office:value="8046540" calcext:value-type="float">
            <text:p>8046540</text:p>
          </table:table-cell>
          <table:table-cell office:value-type="float" office:value="574786" calcext:value-type="float">
            <text:p>574786</text:p>
          </table:table-cell>
          <table:table-cell office:value-type="float" office:value="166473" calcext:value-type="float">
            <text:p>166473</text:p>
          </table:table-cell>
          <table:table-cell table:number-columns-repeated="4"/>
        </table:table-row>
        <table:table-row table:style-name="ro1">
          <table:table-cell office:value-type="float" office:value="7926704" calcext:value-type="float">
            <text:p>7926704</text:p>
          </table:table-cell>
          <table:table-cell office:value-type="float" office:value="632668" calcext:value-type="float">
            <text:p>632668</text:p>
          </table:table-cell>
          <table:table-cell office:value-type="float" office:value="164115" calcext:value-type="float">
            <text:p>164115</text:p>
          </table:table-cell>
          <table:table-cell table:number-columns-repeated="4"/>
        </table:table-row>
        <table:table-row table:style-name="ro1">
          <table:table-cell office:value-type="float" office:value="7765588" calcext:value-type="float">
            <text:p>7765588</text:p>
          </table:table-cell>
          <table:table-cell office:value-type="float" office:value="580912" calcext:value-type="float">
            <text:p>580912</text:p>
          </table:table-cell>
          <table:table-cell office:value-type="float" office:value="164339" calcext:value-type="float">
            <text:p>164339</text:p>
          </table:table-cell>
          <table:table-cell table:number-columns-repeated="4"/>
        </table:table-row>
        <table:table-row table:style-name="ro1">
          <table:table-cell office:value-type="float" office:value="7833180" calcext:value-type="float">
            <text:p>7833180</text:p>
          </table:table-cell>
          <table:table-cell office:value-type="float" office:value="563904" calcext:value-type="float">
            <text:p>563904</text:p>
          </table:table-cell>
          <table:table-cell office:value-type="float" office:value="164185" calcext:value-type="float">
            <text:p>164185</text:p>
          </table:table-cell>
          <table:table-cell table:number-columns-repeated="4"/>
        </table:table-row>
        <table:table-row table:style-name="ro1">
          <table:table-cell office:value-type="float" office:value="8298982" calcext:value-type="float">
            <text:p>8298982</text:p>
          </table:table-cell>
          <table:table-cell office:value-type="float" office:value="569545" calcext:value-type="float">
            <text:p>569545</text:p>
          </table:table-cell>
          <table:table-cell office:value-type="float" office:value="164675" calcext:value-type="float">
            <text:p>164675</text:p>
          </table:table-cell>
          <table:table-cell table:number-columns-repeated="4"/>
        </table:table-row>
        <table:table-row table:style-name="ro1">
          <table:table-cell office:value-type="float" office:value="7737303" calcext:value-type="float">
            <text:p>7737303</text:p>
          </table:table-cell>
          <table:table-cell office:value-type="float" office:value="588909" calcext:value-type="float">
            <text:p>588909</text:p>
          </table:table-cell>
          <table:table-cell office:value-type="float" office:value="163859" calcext:value-type="float">
            <text:p>163859</text:p>
          </table:table-cell>
          <table:table-cell table:number-columns-repeated="4"/>
        </table:table-row>
        <table:table-row table:style-name="ro1">
          <table:table-cell office:value-type="float" office:value="7662236" calcext:value-type="float">
            <text:p>7662236</text:p>
          </table:table-cell>
          <table:table-cell office:value-type="float" office:value="545957" calcext:value-type="float">
            <text:p>545957</text:p>
          </table:table-cell>
          <table:table-cell office:value-type="float" office:value="163906" calcext:value-type="float">
            <text:p>163906</text:p>
          </table:table-cell>
          <table:table-cell table:number-columns-repeated="4"/>
        </table:table-row>
        <table:table-row table:style-name="ro1">
          <table:table-cell office:value-type="float" office:value="7677232" calcext:value-type="float">
            <text:p>7677232</text:p>
          </table:table-cell>
          <table:table-cell office:value-type="float" office:value="563902" calcext:value-type="float">
            <text:p>563902</text:p>
          </table:table-cell>
          <table:table-cell office:value-type="float" office:value="179092" calcext:value-type="float">
            <text:p>179092</text:p>
          </table:table-cell>
          <table:table-cell table:number-columns-repeated="4"/>
        </table:table-row>
        <table:table-row table:style-name="ro1">
          <table:table-cell office:value-type="float" office:value="8258122" calcext:value-type="float">
            <text:p>8258122</text:p>
          </table:table-cell>
          <table:table-cell office:value-type="float" office:value="568565" calcext:value-type="float">
            <text:p>568565</text:p>
          </table:table-cell>
          <table:table-cell office:value-type="float" office:value="163517" calcext:value-type="float">
            <text:p>163517</text:p>
          </table:table-cell>
          <table:table-cell table:number-columns-repeated="4"/>
        </table:table-row>
        <table:table-row table:style-name="ro1">
          <table:table-cell office:value-type="float" office:value="8098364" calcext:value-type="float">
            <text:p>8098364</text:p>
          </table:table-cell>
          <table:table-cell office:value-type="float" office:value="569515" calcext:value-type="float">
            <text:p>569515</text:p>
          </table:table-cell>
          <table:table-cell office:value-type="float" office:value="163922" calcext:value-type="float">
            <text:p>163922</text:p>
          </table:table-cell>
          <table:table-cell table:number-columns-repeated="4"/>
        </table:table-row>
        <table:table-row table:style-name="ro1">
          <table:table-cell office:value-type="float" office:value="7802157" calcext:value-type="float">
            <text:p>7802157</text:p>
          </table:table-cell>
          <table:table-cell office:value-type="float" office:value="565937" calcext:value-type="float">
            <text:p>565937</text:p>
          </table:table-cell>
          <table:table-cell office:value-type="float" office:value="177293" calcext:value-type="float">
            <text:p>177293</text:p>
          </table:table-cell>
          <table:table-cell table:number-columns-repeated="4"/>
        </table:table-row>
        <table:table-row table:style-name="ro1">
          <table:table-cell office:value-type="float" office:value="7738083" calcext:value-type="float">
            <text:p>7738083</text:p>
          </table:table-cell>
          <table:table-cell office:value-type="float" office:value="547364" calcext:value-type="float">
            <text:p>547364</text:p>
          </table:table-cell>
          <table:table-cell office:value-type="float" office:value="165935" calcext:value-type="float">
            <text:p>165935</text:p>
          </table:table-cell>
          <table:table-cell table:number-columns-repeated="4"/>
        </table:table-row>
        <table:table-row table:style-name="ro1">
          <table:table-cell office:value-type="float" office:value="7906424" calcext:value-type="float">
            <text:p>7906424</text:p>
          </table:table-cell>
          <table:table-cell office:value-type="float" office:value="675348" calcext:value-type="float">
            <text:p>675348</text:p>
          </table:table-cell>
          <table:table-cell office:value-type="float" office:value="164459" calcext:value-type="float">
            <text:p>164459</text:p>
          </table:table-cell>
          <table:table-cell table:number-columns-repeated="4"/>
        </table:table-row>
        <table:table-row table:style-name="ro1">
          <table:table-cell office:value-type="float" office:value="8374821" calcext:value-type="float">
            <text:p>8374821</text:p>
          </table:table-cell>
          <table:table-cell office:value-type="float" office:value="663772" calcext:value-type="float">
            <text:p>663772</text:p>
          </table:table-cell>
          <table:table-cell office:value-type="float" office:value="164027" calcext:value-type="float">
            <text:p>164027</text:p>
          </table:table-cell>
          <table:table-cell table:number-columns-repeated="4"/>
        </table:table-row>
        <table:table-row table:style-name="ro1">
          <table:table-cell office:value-type="float" office:value="7835366" calcext:value-type="float">
            <text:p>7835366</text:p>
          </table:table-cell>
          <table:table-cell office:value-type="float" office:value="560519" calcext:value-type="float">
            <text:p>560519</text:p>
          </table:table-cell>
          <table:table-cell office:value-type="float" office:value="163845" calcext:value-type="float">
            <text:p>163845</text:p>
          </table:table-cell>
          <table:table-cell table:number-columns-repeated="4"/>
        </table:table-row>
        <table:table-row table:style-name="ro1">
          <table:table-cell office:value-type="float" office:value="7823887" calcext:value-type="float">
            <text:p>7823887</text:p>
          </table:table-cell>
          <table:table-cell office:value-type="float" office:value="583445" calcext:value-type="float">
            <text:p>583445</text:p>
          </table:table-cell>
          <table:table-cell office:value-type="float" office:value="163572" calcext:value-type="float">
            <text:p>163572</text:p>
          </table:table-cell>
          <table:table-cell table:number-columns-repeated="4"/>
        </table:table-row>
        <table:table-row table:style-name="ro1">
          <table:table-cell office:value-type="float" office:value="7892636" calcext:value-type="float">
            <text:p>7892636</text:p>
          </table:table-cell>
          <table:table-cell office:value-type="float" office:value="582329" calcext:value-type="float">
            <text:p>582329</text:p>
          </table:table-cell>
          <table:table-cell office:value-type="float" office:value="164448" calcext:value-type="float">
            <text:p>164448</text:p>
          </table:table-cell>
          <table:table-cell table:number-columns-repeated="4"/>
        </table:table-row>
        <table:table-row table:style-name="ro1">
          <table:table-cell office:value-type="float" office:value="7824354" calcext:value-type="float">
            <text:p>7824354</text:p>
          </table:table-cell>
          <table:table-cell office:value-type="float" office:value="571629" calcext:value-type="float">
            <text:p>571629</text:p>
          </table:table-cell>
          <table:table-cell office:value-type="float" office:value="195666" calcext:value-type="float">
            <text:p>195666</text:p>
          </table:table-cell>
          <table:table-cell table:number-columns-repeated="4"/>
        </table:table-row>
        <table:table-row table:style-name="ro1">
          <table:table-cell office:value-type="float" office:value="7991821" calcext:value-type="float">
            <text:p>7991821</text:p>
          </table:table-cell>
          <table:table-cell office:value-type="float" office:value="573684" calcext:value-type="float">
            <text:p>573684</text:p>
          </table:table-cell>
          <table:table-cell office:value-type="float" office:value="164685" calcext:value-type="float">
            <text:p>164685</text:p>
          </table:table-cell>
          <table:table-cell table:number-columns-repeated="4"/>
        </table:table-row>
        <table:table-row table:style-name="ro1">
          <table:table-cell office:value-type="float" office:value="7774117" calcext:value-type="float">
            <text:p>7774117</text:p>
          </table:table-cell>
          <table:table-cell office:value-type="float" office:value="548198" calcext:value-type="float">
            <text:p>548198</text:p>
          </table:table-cell>
          <table:table-cell office:value-type="float" office:value="164094" calcext:value-type="float">
            <text:p>164094</text:p>
          </table:table-cell>
          <table:table-cell table:number-columns-repeated="4"/>
        </table:table-row>
        <table:table-row table:style-name="ro1">
          <table:table-cell office:value-type="float" office:value="7938163" calcext:value-type="float">
            <text:p>7938163</text:p>
          </table:table-cell>
          <table:table-cell office:value-type="float" office:value="599634" calcext:value-type="float">
            <text:p>599634</text:p>
          </table:table-cell>
          <table:table-cell office:value-type="float" office:value="164424" calcext:value-type="float">
            <text:p>164424</text:p>
          </table:table-cell>
          <table:table-cell table:number-columns-repeated="4"/>
        </table:table-row>
        <table:table-row table:style-name="ro1">
          <table:table-cell office:value-type="float" office:value="7736022" calcext:value-type="float">
            <text:p>7736022</text:p>
          </table:table-cell>
          <table:table-cell office:value-type="float" office:value="577356" calcext:value-type="float">
            <text:p>577356</text:p>
          </table:table-cell>
          <table:table-cell office:value-type="float" office:value="164272" calcext:value-type="float">
            <text:p>164272</text:p>
          </table:table-cell>
          <table:table-cell table:number-columns-repeated="4"/>
        </table:table-row>
        <table:table-row table:style-name="ro1">
          <table:table-cell office:value-type="float" office:value="7823375" calcext:value-type="float">
            <text:p>7823375</text:p>
          </table:table-cell>
          <table:table-cell office:value-type="float" office:value="557122" calcext:value-type="float">
            <text:p>557122</text:p>
          </table:table-cell>
          <table:table-cell office:value-type="float" office:value="163704" calcext:value-type="float">
            <text:p>163704</text:p>
          </table:table-cell>
          <table:table-cell table:number-columns-repeated="4"/>
        </table:table-row>
        <table:table-row table:style-name="ro1">
          <table:table-cell office:value-type="float" office:value="7728813" calcext:value-type="float">
            <text:p>7728813</text:p>
          </table:table-cell>
          <table:table-cell office:value-type="float" office:value="569384" calcext:value-type="float">
            <text:p>569384</text:p>
          </table:table-cell>
          <table:table-cell office:value-type="float" office:value="202771" calcext:value-type="float">
            <text:p>202771</text:p>
          </table:table-cell>
          <table:table-cell table:number-columns-repeated="4"/>
        </table:table-row>
        <table:table-row table:style-name="ro1">
          <table:table-cell office:value-type="float" office:value="7690698" calcext:value-type="float">
            <text:p>7690698</text:p>
          </table:table-cell>
          <table:table-cell office:value-type="float" office:value="576201" calcext:value-type="float">
            <text:p>576201</text:p>
          </table:table-cell>
          <table:table-cell office:value-type="float" office:value="164242" calcext:value-type="float">
            <text:p>164242</text:p>
          </table:table-cell>
          <table:table-cell table:number-columns-repeated="4"/>
        </table:table-row>
        <table:table-row table:style-name="ro1">
          <table:table-cell office:value-type="float" office:value="7872996" calcext:value-type="float">
            <text:p>7872996</text:p>
          </table:table-cell>
          <table:table-cell office:value-type="float" office:value="677557" calcext:value-type="float">
            <text:p>677557</text:p>
          </table:table-cell>
          <table:table-cell office:value-type="float" office:value="164020" calcext:value-type="float">
            <text:p>164020</text:p>
          </table:table-cell>
          <table:table-cell table:number-columns-repeated="4"/>
        </table:table-row>
        <table:table-row table:style-name="ro1">
          <table:table-cell office:value-type="float" office:value="8016343" calcext:value-type="float">
            <text:p>8016343</text:p>
          </table:table-cell>
          <table:table-cell office:value-type="float" office:value="565634" calcext:value-type="float">
            <text:p>565634</text:p>
          </table:table-cell>
          <table:table-cell office:value-type="float" office:value="210765" calcext:value-type="float">
            <text:p>210765</text:p>
          </table:table-cell>
          <table:table-cell table:number-columns-repeated="4"/>
        </table:table-row>
        <table:table-row table:style-name="ro1">
          <table:table-cell office:value-type="float" office:value="7870918" calcext:value-type="float">
            <text:p>7870918</text:p>
          </table:table-cell>
          <table:table-cell office:value-type="float" office:value="572519" calcext:value-type="float">
            <text:p>572519</text:p>
          </table:table-cell>
          <table:table-cell office:value-type="float" office:value="164025" calcext:value-type="float">
            <text:p>164025</text:p>
          </table:table-cell>
          <table:table-cell table:number-columns-repeated="4"/>
        </table:table-row>
        <table:table-row table:style-name="ro1">
          <table:table-cell office:value-type="float" office:value="7846620" calcext:value-type="float">
            <text:p>7846620</text:p>
          </table:table-cell>
          <table:table-cell office:value-type="float" office:value="567723" calcext:value-type="float">
            <text:p>567723</text:p>
          </table:table-cell>
          <table:table-cell office:value-type="float" office:value="164368" calcext:value-type="float">
            <text:p>164368</text:p>
          </table:table-cell>
          <table:table-cell table:number-columns-repeated="4"/>
        </table:table-row>
        <table:table-row table:style-name="ro1">
          <table:table-cell office:value-type="float" office:value="7730083" calcext:value-type="float">
            <text:p>7730083</text:p>
          </table:table-cell>
          <table:table-cell office:value-type="float" office:value="575099" calcext:value-type="float">
            <text:p>575099</text:p>
          </table:table-cell>
          <table:table-cell office:value-type="float" office:value="163994" calcext:value-type="float">
            <text:p>163994</text:p>
          </table:table-cell>
          <table:table-cell table:number-columns-repeated="4"/>
        </table:table-row>
        <table:table-row table:style-name="ro1">
          <table:table-cell office:value-type="float" office:value="7993101" calcext:value-type="float">
            <text:p>7993101</text:p>
          </table:table-cell>
          <table:table-cell office:value-type="float" office:value="560903" calcext:value-type="float">
            <text:p>560903</text:p>
          </table:table-cell>
          <table:table-cell office:value-type="float" office:value="163822" calcext:value-type="float">
            <text:p>163822</text:p>
          </table:table-cell>
          <table:table-cell table:number-columns-repeated="4"/>
        </table:table-row>
        <table:table-row table:style-name="ro1">
          <table:table-cell office:value-type="float" office:value="7724538" calcext:value-type="float">
            <text:p>7724538</text:p>
          </table:table-cell>
          <table:table-cell office:value-type="float" office:value="556533" calcext:value-type="float">
            <text:p>556533</text:p>
          </table:table-cell>
          <table:table-cell office:value-type="float" office:value="169737" calcext:value-type="float">
            <text:p>169737</text:p>
          </table:table-cell>
          <table:table-cell table:number-columns-repeated="4"/>
        </table:table-row>
        <table:table-row table:style-name="ro1">
          <table:table-cell office:value-type="float" office:value="7764305" calcext:value-type="float">
            <text:p>7764305</text:p>
          </table:table-cell>
          <table:table-cell office:value-type="float" office:value="566494" calcext:value-type="float">
            <text:p>566494</text:p>
          </table:table-cell>
          <table:table-cell office:value-type="float" office:value="164233" calcext:value-type="float">
            <text:p>164233</text:p>
          </table:table-cell>
          <table:table-cell table:number-columns-repeated="4"/>
        </table:table-row>
        <table:table-row table:style-name="ro1">
          <table:table-cell office:value-type="float" office:value="8108722" calcext:value-type="float">
            <text:p>8108722</text:p>
          </table:table-cell>
          <table:table-cell office:value-type="float" office:value="569439" calcext:value-type="float">
            <text:p>569439</text:p>
          </table:table-cell>
          <table:table-cell office:value-type="float" office:value="163971" calcext:value-type="float">
            <text:p>163971</text:p>
          </table:table-cell>
          <table:table-cell table:number-columns-repeated="4"/>
        </table:table-row>
        <table:table-row table:style-name="ro1">
          <table:table-cell office:value-type="float" office:value="7911318" calcext:value-type="float">
            <text:p>7911318</text:p>
          </table:table-cell>
          <table:table-cell office:value-type="float" office:value="567176" calcext:value-type="float">
            <text:p>567176</text:p>
          </table:table-cell>
          <table:table-cell office:value-type="float" office:value="164082" calcext:value-type="float">
            <text:p>164082</text:p>
          </table:table-cell>
          <table:table-cell table:number-columns-repeated="4"/>
        </table:table-row>
        <table:table-row table:style-name="ro1">
          <table:table-cell office:value-type="float" office:value="8335789" calcext:value-type="float">
            <text:p>8335789</text:p>
          </table:table-cell>
          <table:table-cell office:value-type="float" office:value="641253" calcext:value-type="float">
            <text:p>641253</text:p>
          </table:table-cell>
          <table:table-cell office:value-type="float" office:value="169556" calcext:value-type="float">
            <text:p>169556</text:p>
          </table:table-cell>
          <table:table-cell table:number-columns-repeated="4"/>
        </table:table-row>
        <table:table-row table:style-name="ro1">
          <table:table-cell office:value-type="float" office:value="8069772" calcext:value-type="float">
            <text:p>8069772</text:p>
          </table:table-cell>
          <table:table-cell office:value-type="float" office:value="605249" calcext:value-type="float">
            <text:p>605249</text:p>
          </table:table-cell>
          <table:table-cell office:value-type="float" office:value="168388" calcext:value-type="float">
            <text:p>168388</text:p>
          </table:table-cell>
          <table:table-cell table:number-columns-repeated="4"/>
        </table:table-row>
        <table:table-row table:style-name="ro1">
          <table:table-cell office:value-type="float" office:value="7841751" calcext:value-type="float">
            <text:p>7841751</text:p>
          </table:table-cell>
          <table:table-cell office:value-type="float" office:value="562349" calcext:value-type="float">
            <text:p>562349</text:p>
          </table:table-cell>
          <table:table-cell office:value-type="float" office:value="164234" calcext:value-type="float">
            <text:p>164234</text:p>
          </table:table-cell>
          <table:table-cell table:number-columns-repeated="4"/>
        </table:table-row>
        <table:table-row table:style-name="ro1">
          <table:table-cell office:value-type="float" office:value="7975155" calcext:value-type="float">
            <text:p>7975155</text:p>
          </table:table-cell>
          <table:table-cell office:value-type="float" office:value="574325" calcext:value-type="float">
            <text:p>574325</text:p>
          </table:table-cell>
          <table:table-cell office:value-type="float" office:value="163784" calcext:value-type="float">
            <text:p>163784</text:p>
          </table:table-cell>
          <table:table-cell table:number-columns-repeated="4"/>
        </table:table-row>
        <table:table-row table:style-name="ro1">
          <table:table-cell office:value-type="float" office:value="7755165" calcext:value-type="float">
            <text:p>7755165</text:p>
          </table:table-cell>
          <table:table-cell office:value-type="float" office:value="573092" calcext:value-type="float">
            <text:p>573092</text:p>
          </table:table-cell>
          <table:table-cell office:value-type="float" office:value="165525" calcext:value-type="float">
            <text:p>165525</text:p>
          </table:table-cell>
          <table:table-cell table:number-columns-repeated="4"/>
        </table:table-row>
        <table:table-row table:style-name="ro1">
          <table:table-cell office:value-type="float" office:value="8275108" calcext:value-type="float">
            <text:p>8275108</text:p>
          </table:table-cell>
          <table:table-cell office:value-type="float" office:value="599294" calcext:value-type="float">
            <text:p>599294</text:p>
          </table:table-cell>
          <table:table-cell office:value-type="float" office:value="204400" calcext:value-type="float">
            <text:p>204400</text:p>
          </table:table-cell>
          <table:table-cell table:number-columns-repeated="4"/>
        </table:table-row>
        <table:table-row table:style-name="ro1">
          <table:table-cell office:value-type="float" office:value="7963073" calcext:value-type="float">
            <text:p>7963073</text:p>
          </table:table-cell>
          <table:table-cell office:value-type="float" office:value="593607" calcext:value-type="float">
            <text:p>593607</text:p>
          </table:table-cell>
          <table:table-cell office:value-type="float" office:value="164551" calcext:value-type="float">
            <text:p>164551</text:p>
          </table:table-cell>
          <table:table-cell table:number-columns-repeated="4"/>
        </table:table-row>
        <table:table-row table:style-name="ro1">
          <table:table-cell office:value-type="float" office:value="8013366" calcext:value-type="float">
            <text:p>8013366</text:p>
          </table:table-cell>
          <table:table-cell office:value-type="float" office:value="603402" calcext:value-type="float">
            <text:p>603402</text:p>
          </table:table-cell>
          <table:table-cell office:value-type="float" office:value="164309" calcext:value-type="float">
            <text:p>164309</text:p>
          </table:table-cell>
          <table:table-cell table:number-columns-repeated="4"/>
        </table:table-row>
        <table:table-row table:style-name="ro1">
          <table:table-cell office:value-type="float" office:value="7650716" calcext:value-type="float">
            <text:p>7650716</text:p>
          </table:table-cell>
          <table:table-cell office:value-type="float" office:value="550771" calcext:value-type="float">
            <text:p>550771</text:p>
          </table:table-cell>
          <table:table-cell office:value-type="float" office:value="164519" calcext:value-type="float">
            <text:p>164519</text:p>
          </table:table-cell>
          <table:table-cell table:number-columns-repeated="4"/>
        </table:table-row>
        <table:table-row table:style-name="ro1">
          <table:table-cell office:value-type="float" office:value="7926345" calcext:value-type="float">
            <text:p>7926345</text:p>
          </table:table-cell>
          <table:table-cell office:value-type="float" office:value="562026" calcext:value-type="float">
            <text:p>562026</text:p>
          </table:table-cell>
          <table:table-cell office:value-type="float" office:value="164076" calcext:value-type="float">
            <text:p>164076</text:p>
          </table:table-cell>
          <table:table-cell table:number-columns-repeated="4"/>
        </table:table-row>
        <table:table-row table:style-name="ro1">
          <table:table-cell office:value-type="float" office:value="7728762" calcext:value-type="float">
            <text:p>7728762</text:p>
          </table:table-cell>
          <table:table-cell office:value-type="float" office:value="597434" calcext:value-type="float">
            <text:p>597434</text:p>
          </table:table-cell>
          <table:table-cell office:value-type="float" office:value="168592" calcext:value-type="float">
            <text:p>168592</text:p>
          </table:table-cell>
          <table:table-cell table:number-columns-repeated="4"/>
        </table:table-row>
        <table:table-row table:style-name="ro1">
          <table:table-cell office:value-type="float" office:value="7903286" calcext:value-type="float">
            <text:p>7903286</text:p>
          </table:table-cell>
          <table:table-cell office:value-type="float" office:value="563872" calcext:value-type="float">
            <text:p>563872</text:p>
          </table:table-cell>
          <table:table-cell office:value-type="float" office:value="177930" calcext:value-type="float">
            <text:p>177930</text:p>
          </table:table-cell>
          <table:table-cell table:number-columns-repeated="4"/>
        </table:table-row>
        <table:table-row table:style-name="ro1">
          <table:table-cell office:value-type="float" office:value="7842726" calcext:value-type="float">
            <text:p>7842726</text:p>
          </table:table-cell>
          <table:table-cell office:value-type="float" office:value="572470" calcext:value-type="float">
            <text:p>572470</text:p>
          </table:table-cell>
          <table:table-cell office:value-type="float" office:value="163664" calcext:value-type="float">
            <text:p>163664</text:p>
          </table:table-cell>
          <table:table-cell table:number-columns-repeated="4"/>
        </table:table-row>
        <table:table-row table:style-name="ro1">
          <table:table-cell office:value-type="float" office:value="7731471" calcext:value-type="float">
            <text:p>7731471</text:p>
          </table:table-cell>
          <table:table-cell office:value-type="float" office:value="549307" calcext:value-type="float">
            <text:p>549307</text:p>
          </table:table-cell>
          <table:table-cell office:value-type="float" office:value="164188" calcext:value-type="float">
            <text:p>164188</text:p>
          </table:table-cell>
          <table:table-cell table:number-columns-repeated="4"/>
        </table:table-row>
        <table:table-row table:style-name="ro1">
          <table:table-cell office:value-type="float" office:value="7769745" calcext:value-type="float">
            <text:p>7769745</text:p>
          </table:table-cell>
          <table:table-cell office:value-type="float" office:value="546895" calcext:value-type="float">
            <text:p>546895</text:p>
          </table:table-cell>
          <table:table-cell office:value-type="float" office:value="164589" calcext:value-type="float">
            <text:p>164589</text:p>
          </table:table-cell>
          <table:table-cell table:number-columns-repeated="4"/>
        </table:table-row>
        <table:table-row table:style-name="ro1">
          <table:table-cell office:value-type="float" office:value="7901482" calcext:value-type="float">
            <text:p>7901482</text:p>
          </table:table-cell>
          <table:table-cell office:value-type="float" office:value="555152" calcext:value-type="float">
            <text:p>555152</text:p>
          </table:table-cell>
          <table:table-cell office:value-type="float" office:value="165439" calcext:value-type="float">
            <text:p>165439</text:p>
          </table:table-cell>
          <table:table-cell table:number-columns-repeated="4"/>
        </table:table-row>
        <table:table-row table:style-name="ro1">
          <table:table-cell office:value-type="float" office:value="7887964" calcext:value-type="float">
            <text:p>7887964</text:p>
          </table:table-cell>
          <table:table-cell office:value-type="float" office:value="563195" calcext:value-type="float">
            <text:p>563195</text:p>
          </table:table-cell>
          <table:table-cell office:value-type="float" office:value="164611" calcext:value-type="float">
            <text:p>164611</text:p>
          </table:table-cell>
          <table:table-cell table:number-columns-repeated="4"/>
        </table:table-row>
        <table:table-row table:style-name="ro1">
          <table:table-cell office:value-type="float" office:value="7884565" calcext:value-type="float">
            <text:p>7884565</text:p>
          </table:table-cell>
          <table:table-cell office:value-type="float" office:value="556009" calcext:value-type="float">
            <text:p>556009</text:p>
          </table:table-cell>
          <table:table-cell office:value-type="float" office:value="163902" calcext:value-type="float">
            <text:p>163902</text:p>
          </table:table-cell>
          <table:table-cell table:number-columns-repeated="4"/>
        </table:table-row>
        <table:table-row table:style-name="ro1">
          <table:table-cell office:value-type="float" office:value="8136061" calcext:value-type="float">
            <text:p>8136061</text:p>
          </table:table-cell>
          <table:table-cell office:value-type="float" office:value="589899" calcext:value-type="float">
            <text:p>589899</text:p>
          </table:table-cell>
          <table:table-cell office:value-type="float" office:value="164292" calcext:value-type="float">
            <text:p>164292</text:p>
          </table:table-cell>
          <table:table-cell table:number-columns-repeated="4"/>
        </table:table-row>
        <table:table-row table:style-name="ro1">
          <table:table-cell office:value-type="float" office:value="8083275" calcext:value-type="float">
            <text:p>8083275</text:p>
          </table:table-cell>
          <table:table-cell office:value-type="float" office:value="563101" calcext:value-type="float">
            <text:p>563101</text:p>
          </table:table-cell>
          <table:table-cell office:value-type="float" office:value="205073" calcext:value-type="float">
            <text:p>205073</text:p>
          </table:table-cell>
          <table:table-cell table:number-columns-repeated="4"/>
        </table:table-row>
        <table:table-row table:style-name="ro1">
          <table:table-cell office:value-type="float" office:value="7857463" calcext:value-type="float">
            <text:p>7857463</text:p>
          </table:table-cell>
          <table:table-cell office:value-type="float" office:value="546730" calcext:value-type="float">
            <text:p>546730</text:p>
          </table:table-cell>
          <table:table-cell office:value-type="float" office:value="163631" calcext:value-type="float">
            <text:p>163631</text:p>
          </table:table-cell>
          <table:table-cell table:number-columns-repeated="4"/>
        </table:table-row>
        <table:table-row table:style-name="ro1">
          <table:table-cell office:value-type="float" office:value="8150249" calcext:value-type="float">
            <text:p>8150249</text:p>
          </table:table-cell>
          <table:table-cell office:value-type="float" office:value="640908" calcext:value-type="float">
            <text:p>640908</text:p>
          </table:table-cell>
          <table:table-cell office:value-type="float" office:value="182094" calcext:value-type="float">
            <text:p>182094</text:p>
          </table:table-cell>
          <table:table-cell table:number-columns-repeated="4"/>
        </table:table-row>
        <table:table-row table:style-name="ro1">
          <table:table-cell office:value-type="float" office:value="7794032" calcext:value-type="float">
            <text:p>7794032</text:p>
          </table:table-cell>
          <table:table-cell office:value-type="float" office:value="571801" calcext:value-type="float">
            <text:p>571801</text:p>
          </table:table-cell>
          <table:table-cell office:value-type="float" office:value="164199" calcext:value-type="float">
            <text:p>164199</text:p>
          </table:table-cell>
          <table:table-cell table:number-columns-repeated="4"/>
        </table:table-row>
        <table:table-row table:style-name="ro1">
          <table:table-cell office:value-type="float" office:value="7759071" calcext:value-type="float">
            <text:p>7759071</text:p>
          </table:table-cell>
          <table:table-cell office:value-type="float" office:value="559009" calcext:value-type="float">
            <text:p>559009</text:p>
          </table:table-cell>
          <table:table-cell office:value-type="float" office:value="164817" calcext:value-type="float">
            <text:p>164817</text:p>
          </table:table-cell>
          <table:table-cell table:number-columns-repeated="4"/>
        </table:table-row>
        <table:table-row table:style-name="ro1">
          <table:table-cell office:value-type="float" office:value="7977536" calcext:value-type="float">
            <text:p>7977536</text:p>
          </table:table-cell>
          <table:table-cell office:value-type="float" office:value="584492" calcext:value-type="float">
            <text:p>584492</text:p>
          </table:table-cell>
          <table:table-cell office:value-type="float" office:value="183481" calcext:value-type="float">
            <text:p>183481</text:p>
          </table:table-cell>
          <table:table-cell table:number-columns-repeated="4"/>
        </table:table-row>
        <table:table-row table:style-name="ro1">
          <table:table-cell office:value-type="float" office:value="7739379" calcext:value-type="float">
            <text:p>7739379</text:p>
          </table:table-cell>
          <table:table-cell office:value-type="float" office:value="551907" calcext:value-type="float">
            <text:p>551907</text:p>
          </table:table-cell>
          <table:table-cell office:value-type="float" office:value="197077" calcext:value-type="float">
            <text:p>197077</text:p>
          </table:table-cell>
          <table:table-cell table:number-columns-repeated="4"/>
        </table:table-row>
        <table:table-row table:style-name="ro1">
          <table:table-cell office:value-type="float" office:value="8015188" calcext:value-type="float">
            <text:p>8015188</text:p>
          </table:table-cell>
          <table:table-cell office:value-type="float" office:value="567260" calcext:value-type="float">
            <text:p>567260</text:p>
          </table:table-cell>
          <table:table-cell office:value-type="float" office:value="163549" calcext:value-type="float">
            <text:p>163549</text:p>
          </table:table-cell>
          <table:table-cell table:number-columns-repeated="4"/>
        </table:table-row>
        <table:table-row table:style-name="ro1">
          <table:table-cell office:value-type="float" office:value="7908427" calcext:value-type="float">
            <text:p>7908427</text:p>
          </table:table-cell>
          <table:table-cell office:value-type="float" office:value="559164" calcext:value-type="float">
            <text:p>559164</text:p>
          </table:table-cell>
          <table:table-cell office:value-type="float" office:value="163644" calcext:value-type="float">
            <text:p>163644</text:p>
          </table:table-cell>
          <table:table-cell table:number-columns-repeated="4"/>
        </table:table-row>
        <table:table-row table:style-name="ro1">
          <table:table-cell office:value-type="float" office:value="7825901" calcext:value-type="float">
            <text:p>7825901</text:p>
          </table:table-cell>
          <table:table-cell office:value-type="float" office:value="562096" calcext:value-type="float">
            <text:p>562096</text:p>
          </table:table-cell>
          <table:table-cell office:value-type="float" office:value="164449" calcext:value-type="float">
            <text:p>164449</text:p>
          </table:table-cell>
          <table:table-cell table:number-columns-repeated="4"/>
        </table:table-row>
        <table:table-row table:style-name="ro1">
          <table:table-cell office:value-type="float" office:value="8338556" calcext:value-type="float">
            <text:p>8338556</text:p>
          </table:table-cell>
          <table:table-cell office:value-type="float" office:value="586185" calcext:value-type="float">
            <text:p>586185</text:p>
          </table:table-cell>
          <table:table-cell office:value-type="float" office:value="165445" calcext:value-type="float">
            <text:p>165445</text:p>
          </table:table-cell>
          <table:table-cell table:number-columns-repeated="4"/>
        </table:table-row>
        <table:table-row table:style-name="ro1">
          <table:table-cell office:value-type="float" office:value="7631241" calcext:value-type="float">
            <text:p>7631241</text:p>
          </table:table-cell>
          <table:table-cell office:value-type="float" office:value="562383" calcext:value-type="float">
            <text:p>562383</text:p>
          </table:table-cell>
          <table:table-cell office:value-type="float" office:value="163379" calcext:value-type="float">
            <text:p>163379</text:p>
          </table:table-cell>
          <table:table-cell table:number-columns-repeated="4"/>
        </table:table-row>
        <table:table-row table:style-name="ro1">
          <table:table-cell office:value-type="float" office:value="7733019" calcext:value-type="float">
            <text:p>7733019</text:p>
          </table:table-cell>
          <table:table-cell office:value-type="float" office:value="558219" calcext:value-type="float">
            <text:p>558219</text:p>
          </table:table-cell>
          <table:table-cell office:value-type="float" office:value="164011" calcext:value-type="float">
            <text:p>164011</text:p>
          </table:table-cell>
          <table:table-cell table:number-columns-repeated="4"/>
        </table:table-row>
        <table:table-row table:style-name="ro1">
          <table:table-cell office:value-type="float" office:value="8061388" calcext:value-type="float">
            <text:p>8061388</text:p>
          </table:table-cell>
          <table:table-cell office:value-type="float" office:value="668200" calcext:value-type="float">
            <text:p>668200</text:p>
          </table:table-cell>
          <table:table-cell office:value-type="float" office:value="164577" calcext:value-type="float">
            <text:p>164577</text:p>
          </table:table-cell>
          <table:table-cell table:number-columns-repeated="4"/>
        </table:table-row>
        <table:table-row table:style-name="ro1">
          <table:table-cell office:value-type="float" office:value="7865661" calcext:value-type="float">
            <text:p>7865661</text:p>
          </table:table-cell>
          <table:table-cell office:value-type="float" office:value="611301" calcext:value-type="float">
            <text:p>611301</text:p>
          </table:table-cell>
          <table:table-cell office:value-type="float" office:value="165219" calcext:value-type="float">
            <text:p>165219</text:p>
          </table:table-cell>
          <table:table-cell table:number-columns-repeated="4"/>
        </table:table-row>
        <table:table-row table:style-name="ro1">
          <table:table-cell office:value-type="float" office:value="7882333" calcext:value-type="float">
            <text:p>7882333</text:p>
          </table:table-cell>
          <table:table-cell office:value-type="float" office:value="569507" calcext:value-type="float">
            <text:p>569507</text:p>
          </table:table-cell>
          <table:table-cell office:value-type="float" office:value="165928" calcext:value-type="float">
            <text:p>165928</text:p>
          </table:table-cell>
          <table:table-cell table:number-columns-repeated="4"/>
        </table:table-row>
        <table:table-row table:style-name="ro1">
          <table:table-cell office:value-type="float" office:value="7720373" calcext:value-type="float">
            <text:p>7720373</text:p>
          </table:table-cell>
          <table:table-cell office:value-type="float" office:value="563884" calcext:value-type="float">
            <text:p>563884</text:p>
          </table:table-cell>
          <table:table-cell office:value-type="float" office:value="163852" calcext:value-type="float">
            <text:p>163852</text:p>
          </table:table-cell>
          <table:table-cell table:number-columns-repeated="4"/>
        </table:table-row>
        <table:table-row table:style-name="ro1">
          <table:table-cell office:value-type="float" office:value="8024741" calcext:value-type="float">
            <text:p>8024741</text:p>
          </table:table-cell>
          <table:table-cell office:value-type="float" office:value="567841" calcext:value-type="float">
            <text:p>567841</text:p>
          </table:table-cell>
          <table:table-cell office:value-type="float" office:value="164052" calcext:value-type="float">
            <text:p>164052</text:p>
          </table:table-cell>
          <table:table-cell table:number-columns-repeated="4"/>
        </table:table-row>
        <table:table-row table:style-name="ro1">
          <table:table-cell office:value-type="float" office:value="8071061" calcext:value-type="float">
            <text:p>8071061</text:p>
          </table:table-cell>
          <table:table-cell office:value-type="float" office:value="647292" calcext:value-type="float">
            <text:p>647292</text:p>
          </table:table-cell>
          <table:table-cell office:value-type="float" office:value="163603" calcext:value-type="float">
            <text:p>163603</text:p>
          </table:table-cell>
          <table:table-cell table:number-columns-repeated="4"/>
        </table:table-row>
        <table:table-row table:style-name="ro1">
          <table:table-cell office:value-type="float" office:value="7858725" calcext:value-type="float">
            <text:p>7858725</text:p>
          </table:table-cell>
          <table:table-cell office:value-type="float" office:value="559970" calcext:value-type="float">
            <text:p>559970</text:p>
          </table:table-cell>
          <table:table-cell office:value-type="float" office:value="164979" calcext:value-type="float">
            <text:p>164979</text:p>
          </table:table-cell>
          <table:table-cell table:number-columns-repeated="4"/>
        </table:table-row>
        <table:table-row table:style-name="ro1">
          <table:table-cell office:value-type="float" office:value="7907550" calcext:value-type="float">
            <text:p>7907550</text:p>
          </table:table-cell>
          <table:table-cell office:value-type="float" office:value="572153" calcext:value-type="float">
            <text:p>572153</text:p>
          </table:table-cell>
          <table:table-cell office:value-type="float" office:value="165970" calcext:value-type="float">
            <text:p>165970</text:p>
          </table:table-cell>
          <table:table-cell table:number-columns-repeated="4"/>
        </table:table-row>
        <table:table-row table:style-name="ro1">
          <table:table-cell office:value-type="float" office:value="8037702" calcext:value-type="float">
            <text:p>8037702</text:p>
          </table:table-cell>
          <table:table-cell office:value-type="float" office:value="590690" calcext:value-type="float">
            <text:p>590690</text:p>
          </table:table-cell>
          <table:table-cell office:value-type="float" office:value="163625" calcext:value-type="float">
            <text:p>163625</text:p>
          </table:table-cell>
          <table:table-cell table:number-columns-repeated="4"/>
        </table:table-row>
        <table:table-row table:style-name="ro1">
          <table:table-cell office:value-type="float" office:value="7907044" calcext:value-type="float">
            <text:p>7907044</text:p>
          </table:table-cell>
          <table:table-cell office:value-type="float" office:value="557515" calcext:value-type="float">
            <text:p>557515</text:p>
          </table:table-cell>
          <table:table-cell office:value-type="float" office:value="164114" calcext:value-type="float">
            <text:p>164114</text:p>
          </table:table-cell>
          <table:table-cell table:number-columns-repeated="4"/>
        </table:table-row>
        <table:table-row table:style-name="ro1">
          <table:table-cell office:value-type="float" office:value="7883198" calcext:value-type="float">
            <text:p>7883198</text:p>
          </table:table-cell>
          <table:table-cell office:value-type="float" office:value="574835" calcext:value-type="float">
            <text:p>574835</text:p>
          </table:table-cell>
          <table:table-cell office:value-type="float" office:value="164522" calcext:value-type="float">
            <text:p>164522</text:p>
          </table:table-cell>
          <table:table-cell table:number-columns-repeated="4"/>
        </table:table-row>
        <table:table-row table:style-name="ro1">
          <table:table-cell office:value-type="float" office:value="7741531" calcext:value-type="float">
            <text:p>7741531</text:p>
          </table:table-cell>
          <table:table-cell office:value-type="float" office:value="583972" calcext:value-type="float">
            <text:p>583972</text:p>
          </table:table-cell>
          <table:table-cell office:value-type="float" office:value="179613" calcext:value-type="float">
            <text:p>179613</text:p>
          </table:table-cell>
          <table:table-cell table:number-columns-repeated="4"/>
        </table:table-row>
        <table:table-row table:style-name="ro1">
          <table:table-cell office:value-type="float" office:value="7851858" calcext:value-type="float">
            <text:p>7851858</text:p>
          </table:table-cell>
          <table:table-cell office:value-type="float" office:value="576391" calcext:value-type="float">
            <text:p>576391</text:p>
          </table:table-cell>
          <table:table-cell office:value-type="float" office:value="164410" calcext:value-type="float">
            <text:p>164410</text:p>
          </table:table-cell>
          <table:table-cell table:number-columns-repeated="4"/>
        </table:table-row>
        <table:table-row table:style-name="ro1">
          <table:table-cell office:value-type="float" office:value="7945252" calcext:value-type="float">
            <text:p>7945252</text:p>
          </table:table-cell>
          <table:table-cell office:value-type="float" office:value="562634" calcext:value-type="float">
            <text:p>562634</text:p>
          </table:table-cell>
          <table:table-cell office:value-type="float" office:value="163739" calcext:value-type="float">
            <text:p>163739</text:p>
          </table:table-cell>
          <table:table-cell table:number-columns-repeated="4"/>
        </table:table-row>
        <table:table-row table:style-name="ro1">
          <table:table-cell office:value-type="float" office:value="7933279" calcext:value-type="float">
            <text:p>7933279</text:p>
          </table:table-cell>
          <table:table-cell office:value-type="float" office:value="608504" calcext:value-type="float">
            <text:p>608504</text:p>
          </table:table-cell>
          <table:table-cell office:value-type="float" office:value="164079" calcext:value-type="float">
            <text:p>164079</text:p>
          </table:table-cell>
          <table:table-cell table:number-columns-repeated="4"/>
        </table:table-row>
        <table:table-row table:style-name="ro1">
          <table:table-cell office:value-type="float" office:value="7944641" calcext:value-type="float">
            <text:p>7944641</text:p>
          </table:table-cell>
          <table:table-cell office:value-type="float" office:value="645132" calcext:value-type="float">
            <text:p>645132</text:p>
          </table:table-cell>
          <table:table-cell office:value-type="float" office:value="165265" calcext:value-type="float">
            <text:p>165265</text:p>
          </table:table-cell>
          <table:table-cell table:number-columns-repeated="4"/>
        </table:table-row>
        <table:table-row table:style-name="ro1">
          <table:table-cell office:value-type="float" office:value="7937179" calcext:value-type="float">
            <text:p>7937179</text:p>
          </table:table-cell>
          <table:table-cell office:value-type="float" office:value="572657" calcext:value-type="float">
            <text:p>572657</text:p>
          </table:table-cell>
          <table:table-cell office:value-type="float" office:value="163650" calcext:value-type="float">
            <text:p>163650</text:p>
          </table:table-cell>
          <table:table-cell table:number-columns-repeated="4"/>
        </table:table-row>
        <table:table-row table:style-name="ro1">
          <table:table-cell office:value-type="float" office:value="7962552" calcext:value-type="float">
            <text:p>7962552</text:p>
          </table:table-cell>
          <table:table-cell office:value-type="float" office:value="570745" calcext:value-type="float">
            <text:p>570745</text:p>
          </table:table-cell>
          <table:table-cell office:value-type="float" office:value="164350" calcext:value-type="float">
            <text:p>164350</text:p>
          </table:table-cell>
          <table:table-cell table:number-columns-repeated="4"/>
        </table:table-row>
        <table:table-row table:style-name="ro1">
          <table:table-cell office:value-type="float" office:value="7714563" calcext:value-type="float">
            <text:p>7714563</text:p>
          </table:table-cell>
          <table:table-cell office:value-type="float" office:value="568620" calcext:value-type="float">
            <text:p>568620</text:p>
          </table:table-cell>
          <table:table-cell office:value-type="float" office:value="164042" calcext:value-type="float">
            <text:p>164042</text:p>
          </table:table-cell>
          <table:table-cell table:number-columns-repeated="4"/>
        </table:table-row>
        <table:table-row table:style-name="ro1">
          <table:table-cell office:value-type="float" office:value="7736571" calcext:value-type="float">
            <text:p>7736571</text:p>
          </table:table-cell>
          <table:table-cell office:value-type="float" office:value="568330" calcext:value-type="float">
            <text:p>568330</text:p>
          </table:table-cell>
          <table:table-cell office:value-type="float" office:value="164787" calcext:value-type="float">
            <text:p>164787</text:p>
          </table:table-cell>
          <table:table-cell table:number-columns-repeated="4"/>
        </table:table-row>
        <table:table-row table:style-name="ro1">
          <table:table-cell office:value-type="float" office:value="7611363" calcext:value-type="float">
            <text:p>7611363</text:p>
          </table:table-cell>
          <table:table-cell office:value-type="float" office:value="558644" calcext:value-type="float">
            <text:p>558644</text:p>
          </table:table-cell>
          <table:table-cell office:value-type="float" office:value="164917" calcext:value-type="float">
            <text:p>164917</text:p>
          </table:table-cell>
          <table:table-cell table:number-columns-repeated="4"/>
        </table:table-row>
        <table:table-row table:style-name="ro1">
          <table:table-cell office:value-type="float" office:value="7720307" calcext:value-type="float">
            <text:p>7720307</text:p>
          </table:table-cell>
          <table:table-cell office:value-type="float" office:value="548257" calcext:value-type="float">
            <text:p>548257</text:p>
          </table:table-cell>
          <table:table-cell office:value-type="float" office:value="163428" calcext:value-type="float">
            <text:p>163428</text:p>
          </table:table-cell>
          <table:table-cell table:number-columns-repeated="4"/>
        </table:table-row>
        <table:table-row table:style-name="ro1">
          <table:table-cell office:value-type="float" office:value="7845574" calcext:value-type="float">
            <text:p>7845574</text:p>
          </table:table-cell>
          <table:table-cell office:value-type="float" office:value="576076" calcext:value-type="float">
            <text:p>576076</text:p>
          </table:table-cell>
          <table:table-cell office:value-type="float" office:value="165776" calcext:value-type="float">
            <text:p>165776</text:p>
          </table:table-cell>
          <table:table-cell table:number-columns-repeated="4"/>
        </table:table-row>
        <table:table-row table:style-name="ro1">
          <table:table-cell office:value-type="float" office:value="7992744" calcext:value-type="float">
            <text:p>7992744</text:p>
          </table:table-cell>
          <table:table-cell office:value-type="float" office:value="560932" calcext:value-type="float">
            <text:p>560932</text:p>
          </table:table-cell>
          <table:table-cell office:value-type="float" office:value="163890" calcext:value-type="float">
            <text:p>163890</text:p>
          </table:table-cell>
          <table:table-cell table:number-columns-repeated="4"/>
        </table:table-row>
        <table:table-row table:style-name="ro1">
          <table:table-cell office:value-type="float" office:value="7859652" calcext:value-type="float">
            <text:p>7859652</text:p>
          </table:table-cell>
          <table:table-cell office:value-type="float" office:value="574878" calcext:value-type="float">
            <text:p>574878</text:p>
          </table:table-cell>
          <table:table-cell office:value-type="float" office:value="179150" calcext:value-type="float">
            <text:p>179150</text:p>
          </table:table-cell>
          <table:table-cell table:number-columns-repeated="4"/>
        </table:table-row>
        <table:table-row table:style-name="ro1">
          <table:table-cell office:value-type="float" office:value="8214771" calcext:value-type="float">
            <text:p>8214771</text:p>
          </table:table-cell>
          <table:table-cell office:value-type="float" office:value="620033" calcext:value-type="float">
            <text:p>620033</text:p>
          </table:table-cell>
          <table:table-cell office:value-type="float" office:value="165499" calcext:value-type="float">
            <text:p>165499</text:p>
          </table:table-cell>
          <table:table-cell table:number-columns-repeated="4"/>
        </table:table-row>
        <table:table-row table:style-name="ro1">
          <table:table-cell office:value-type="float" office:value="7946793" calcext:value-type="float">
            <text:p>7946793</text:p>
          </table:table-cell>
          <table:table-cell office:value-type="float" office:value="571037" calcext:value-type="float">
            <text:p>571037</text:p>
          </table:table-cell>
          <table:table-cell office:value-type="float" office:value="163172" calcext:value-type="float">
            <text:p>163172</text:p>
          </table:table-cell>
          <table:table-cell table:number-columns-repeated="4"/>
        </table:table-row>
        <table:table-row table:style-name="ro1">
          <table:table-cell office:value-type="float" office:value="7777000" calcext:value-type="float">
            <text:p>7777000</text:p>
          </table:table-cell>
          <table:table-cell office:value-type="float" office:value="573241" calcext:value-type="float">
            <text:p>573241</text:p>
          </table:table-cell>
          <table:table-cell office:value-type="float" office:value="165445" calcext:value-type="float">
            <text:p>165445</text:p>
          </table:table-cell>
          <table:table-cell table:number-columns-repeated="4"/>
        </table:table-row>
        <table:table-row table:style-name="ro1">
          <table:table-cell office:value-type="float" office:value="7941203" calcext:value-type="float">
            <text:p>7941203</text:p>
          </table:table-cell>
          <table:table-cell office:value-type="float" office:value="571836" calcext:value-type="float">
            <text:p>571836</text:p>
          </table:table-cell>
          <table:table-cell office:value-type="float" office:value="164294" calcext:value-type="float">
            <text:p>164294</text:p>
          </table:table-cell>
          <table:table-cell table:number-columns-repeated="4"/>
        </table:table-row>
        <table:table-row table:style-name="ro1">
          <table:table-cell office:value-type="float" office:value="7840456" calcext:value-type="float">
            <text:p>7840456</text:p>
          </table:table-cell>
          <table:table-cell office:value-type="float" office:value="585726" calcext:value-type="float">
            <text:p>585726</text:p>
          </table:table-cell>
          <table:table-cell office:value-type="float" office:value="163795" calcext:value-type="float">
            <text:p>163795</text:p>
          </table:table-cell>
          <table:table-cell table:number-columns-repeated="4"/>
        </table:table-row>
        <table:table-row table:style-name="ro1">
          <table:table-cell office:value-type="float" office:value="7738692" calcext:value-type="float">
            <text:p>7738692</text:p>
          </table:table-cell>
          <table:table-cell office:value-type="float" office:value="560699" calcext:value-type="float">
            <text:p>560699</text:p>
          </table:table-cell>
          <table:table-cell office:value-type="float" office:value="163674" calcext:value-type="float">
            <text:p>163674</text:p>
          </table:table-cell>
          <table:table-cell table:number-columns-repeated="4"/>
        </table:table-row>
        <table:table-row table:style-name="ro1">
          <table:table-cell office:value-type="float" office:value="7646653" calcext:value-type="float">
            <text:p>7646653</text:p>
          </table:table-cell>
          <table:table-cell office:value-type="float" office:value="564486" calcext:value-type="float">
            <text:p>564486</text:p>
          </table:table-cell>
          <table:table-cell office:value-type="float" office:value="164727" calcext:value-type="float">
            <text:p>164727</text:p>
          </table:table-cell>
          <table:table-cell table:number-columns-repeated="4"/>
        </table:table-row>
        <table:table-row table:style-name="ro1">
          <table:table-cell office:value-type="float" office:value="7749394" calcext:value-type="float">
            <text:p>7749394</text:p>
          </table:table-cell>
          <table:table-cell office:value-type="float" office:value="563455" calcext:value-type="float">
            <text:p>563455</text:p>
          </table:table-cell>
          <table:table-cell office:value-type="float" office:value="164056" calcext:value-type="float">
            <text:p>164056</text:p>
          </table:table-cell>
          <table:table-cell table:number-columns-repeated="4"/>
        </table:table-row>
        <table:table-row table:style-name="ro1">
          <table:table-cell office:value-type="float" office:value="7981809" calcext:value-type="float">
            <text:p>7981809</text:p>
          </table:table-cell>
          <table:table-cell office:value-type="float" office:value="608446" calcext:value-type="float">
            <text:p>608446</text:p>
          </table:table-cell>
          <table:table-cell office:value-type="float" office:value="165230" calcext:value-type="float">
            <text:p>165230</text:p>
          </table:table-cell>
          <table:table-cell table:number-columns-repeated="4"/>
        </table:table-row>
        <table:table-row table:style-name="ro1">
          <table:table-cell office:value-type="float" office:value="8019429" calcext:value-type="float">
            <text:p>8019429</text:p>
          </table:table-cell>
          <table:table-cell office:value-type="float" office:value="563624" calcext:value-type="float">
            <text:p>563624</text:p>
          </table:table-cell>
          <table:table-cell office:value-type="float" office:value="164666" calcext:value-type="float">
            <text:p>164666</text:p>
          </table:table-cell>
          <table:table-cell table:number-columns-repeated="4"/>
        </table:table-row>
        <table:table-row table:style-name="ro1">
          <table:table-cell office:value-type="float" office:value="7879738" calcext:value-type="float">
            <text:p>7879738</text:p>
          </table:table-cell>
          <table:table-cell office:value-type="float" office:value="555156" calcext:value-type="float">
            <text:p>555156</text:p>
          </table:table-cell>
          <table:table-cell office:value-type="float" office:value="163478" calcext:value-type="float">
            <text:p>163478</text:p>
          </table:table-cell>
          <table:table-cell table:number-columns-repeated="4"/>
        </table:table-row>
        <table:table-row table:style-name="ro1">
          <table:table-cell office:value-type="float" office:value="7796779" calcext:value-type="float">
            <text:p>7796779</text:p>
          </table:table-cell>
          <table:table-cell office:value-type="float" office:value="570012" calcext:value-type="float">
            <text:p>570012</text:p>
          </table:table-cell>
          <table:table-cell office:value-type="float" office:value="164200" calcext:value-type="float">
            <text:p>164200</text:p>
          </table:table-cell>
          <table:table-cell table:number-columns-repeated="4"/>
        </table:table-row>
        <table:table-row table:style-name="ro1">
          <table:table-cell office:value-type="float" office:value="7755275" calcext:value-type="float">
            <text:p>7755275</text:p>
          </table:table-cell>
          <table:table-cell office:value-type="float" office:value="577541" calcext:value-type="float">
            <text:p>577541</text:p>
          </table:table-cell>
          <table:table-cell office:value-type="float" office:value="165114" calcext:value-type="float">
            <text:p>165114</text:p>
          </table:table-cell>
          <table:table-cell table:number-columns-repeated="4"/>
        </table:table-row>
        <table:table-row table:style-name="ro1">
          <table:table-cell office:value-type="float" office:value="7768578" calcext:value-type="float">
            <text:p>7768578</text:p>
          </table:table-cell>
          <table:table-cell office:value-type="float" office:value="562938" calcext:value-type="float">
            <text:p>562938</text:p>
          </table:table-cell>
          <table:table-cell office:value-type="float" office:value="163560" calcext:value-type="float">
            <text:p>163560</text:p>
          </table:table-cell>
          <table:table-cell table:number-columns-repeated="4"/>
        </table:table-row>
        <table:table-row table:style-name="ro1">
          <table:table-cell office:value-type="float" office:value="8188368" calcext:value-type="float">
            <text:p>8188368</text:p>
          </table:table-cell>
          <table:table-cell office:value-type="float" office:value="590158" calcext:value-type="float">
            <text:p>590158</text:p>
          </table:table-cell>
          <table:table-cell office:value-type="float" office:value="165045" calcext:value-type="float">
            <text:p>165045</text:p>
          </table:table-cell>
          <table:table-cell table:number-columns-repeated="4"/>
        </table:table-row>
        <table:table-row table:style-name="ro1">
          <table:table-cell office:value-type="float" office:value="7825632" calcext:value-type="float">
            <text:p>7825632</text:p>
          </table:table-cell>
          <table:table-cell office:value-type="float" office:value="660540" calcext:value-type="float">
            <text:p>660540</text:p>
          </table:table-cell>
          <table:table-cell office:value-type="float" office:value="194060" calcext:value-type="float">
            <text:p>194060</text:p>
          </table:table-cell>
          <table:table-cell table:number-columns-repeated="4"/>
        </table:table-row>
        <table:table-row table:style-name="ro1">
          <table:table-cell office:value-type="float" office:value="7991417" calcext:value-type="float">
            <text:p>7991417</text:p>
          </table:table-cell>
          <table:table-cell office:value-type="float" office:value="578946" calcext:value-type="float">
            <text:p>578946</text:p>
          </table:table-cell>
          <table:table-cell office:value-type="float" office:value="164476" calcext:value-type="float">
            <text:p>164476</text:p>
          </table:table-cell>
          <table:table-cell table:number-columns-repeated="4"/>
        </table:table-row>
        <table:table-row table:style-name="ro1">
          <table:table-cell office:value-type="float" office:value="7858009" calcext:value-type="float">
            <text:p>7858009</text:p>
          </table:table-cell>
          <table:table-cell office:value-type="float" office:value="555646" calcext:value-type="float">
            <text:p>555646</text:p>
          </table:table-cell>
          <table:table-cell office:value-type="float" office:value="164234" calcext:value-type="float">
            <text:p>164234</text:p>
          </table:table-cell>
          <table:table-cell table:number-columns-repeated="4"/>
        </table:table-row>
        <table:table-row table:style-name="ro1">
          <table:table-cell office:value-type="float" office:value="7714322" calcext:value-type="float">
            <text:p>7714322</text:p>
          </table:table-cell>
          <table:table-cell office:value-type="float" office:value="568171" calcext:value-type="float">
            <text:p>568171</text:p>
          </table:table-cell>
          <table:table-cell office:value-type="float" office:value="164245" calcext:value-type="float">
            <text:p>164245</text:p>
          </table:table-cell>
          <table:table-cell table:number-columns-repeated="4"/>
        </table:table-row>
        <table:table-row table:style-name="ro1">
          <table:table-cell office:value-type="float" office:value="7919948" calcext:value-type="float">
            <text:p>7919948</text:p>
          </table:table-cell>
          <table:table-cell office:value-type="float" office:value="562306" calcext:value-type="float">
            <text:p>562306</text:p>
          </table:table-cell>
          <table:table-cell office:value-type="float" office:value="164208" calcext:value-type="float">
            <text:p>164208</text:p>
          </table:table-cell>
          <table:table-cell table:number-columns-repeated="4"/>
        </table:table-row>
        <table:table-row table:style-name="ro1">
          <table:table-cell office:value-type="float" office:value="9548838" calcext:value-type="float">
            <text:p>9548838</text:p>
          </table:table-cell>
          <table:table-cell office:value-type="float" office:value="592763" calcext:value-type="float">
            <text:p>592763</text:p>
          </table:table-cell>
          <table:table-cell office:value-type="float" office:value="214421" calcext:value-type="float">
            <text:p>214421</text:p>
          </table:table-cell>
          <table:table-cell table:number-columns-repeated="4"/>
        </table:table-row>
        <table:table-row table:style-name="ro1">
          <table:table-cell office:value-type="float" office:value="7712618" calcext:value-type="float">
            <text:p>7712618</text:p>
          </table:table-cell>
          <table:table-cell office:value-type="float" office:value="560711" calcext:value-type="float">
            <text:p>560711</text:p>
          </table:table-cell>
          <table:table-cell office:value-type="float" office:value="166313" calcext:value-type="float">
            <text:p>166313</text:p>
          </table:table-cell>
          <table:table-cell table:number-columns-repeated="4"/>
        </table:table-row>
        <table:table-row table:style-name="ro1">
          <table:table-cell office:value-type="float" office:value="7734462" calcext:value-type="float">
            <text:p>7734462</text:p>
          </table:table-cell>
          <table:table-cell office:value-type="float" office:value="568862" calcext:value-type="float">
            <text:p>568862</text:p>
          </table:table-cell>
          <table:table-cell office:value-type="float" office:value="164246" calcext:value-type="float">
            <text:p>164246</text:p>
          </table:table-cell>
          <table:table-cell table:number-columns-repeated="4"/>
        </table:table-row>
        <table:table-row table:style-name="ro1">
          <table:table-cell office:value-type="float" office:value="7885823" calcext:value-type="float">
            <text:p>7885823</text:p>
          </table:table-cell>
          <table:table-cell office:value-type="float" office:value="570553" calcext:value-type="float">
            <text:p>570553</text:p>
          </table:table-cell>
          <table:table-cell office:value-type="float" office:value="164503" calcext:value-type="float">
            <text:p>164503</text:p>
          </table:table-cell>
          <table:table-cell table:number-columns-repeated="4"/>
        </table:table-row>
        <table:table-row table:style-name="ro1">
          <table:table-cell office:value-type="float" office:value="7820770" calcext:value-type="float">
            <text:p>7820770</text:p>
          </table:table-cell>
          <table:table-cell office:value-type="float" office:value="573187" calcext:value-type="float">
            <text:p>573187</text:p>
          </table:table-cell>
          <table:table-cell office:value-type="float" office:value="163831" calcext:value-type="float">
            <text:p>163831</text:p>
          </table:table-cell>
          <table:table-cell table:number-columns-repeated="4"/>
        </table:table-row>
        <table:table-row table:style-name="ro1">
          <table:table-cell office:value-type="float" office:value="7688800" calcext:value-type="float">
            <text:p>7688800</text:p>
          </table:table-cell>
          <table:table-cell office:value-type="float" office:value="568361" calcext:value-type="float">
            <text:p>568361</text:p>
          </table:table-cell>
          <table:table-cell office:value-type="float" office:value="163497" calcext:value-type="float">
            <text:p>163497</text:p>
          </table:table-cell>
          <table:table-cell table:number-columns-repeated="4"/>
        </table:table-row>
        <table:table-row table:style-name="ro1">
          <table:table-cell office:value-type="float" office:value="7759986" calcext:value-type="float">
            <text:p>7759986</text:p>
          </table:table-cell>
          <table:table-cell office:value-type="float" office:value="573786" calcext:value-type="float">
            <text:p>573786</text:p>
          </table:table-cell>
          <table:table-cell office:value-type="float" office:value="163559" calcext:value-type="float">
            <text:p>163559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4"/>
          <table:table-cell table:formula="of:=SUM([.A$1:.A$1048576])" office:value-type="float" office:value="15730473363" calcext:value-type="float">
            <text:p>15730473363</text:p>
          </table:table-cell>
          <table:table-cell table:formula="of:=SUM([.B$1:.B$1048576])" office:value-type="float" office:value="1154726851" calcext:value-type="float">
            <text:p>1154726851</text:p>
          </table:table-cell>
          <table:table-cell table:formula="of:=SUM([.C$1:.C$1048576])" office:value-type="float" office:value="335235858" calcext:value-type="float">
            <text:p>335235858</text:p>
          </table:table-cell>
        </table:table-row>
        <table:table-row table:style-name="ro1">
          <table:table-cell table:number-columns-repeated="4"/>
          <table:table-cell table:formula="of:=[.E2006]/2000" office:value-type="float" office:value="7865236.6815" calcext:value-type="float">
            <text:p>7865236,6815</text:p>
          </table:table-cell>
          <table:table-cell table:formula="of:=[.F2006]/2000" office:value-type="float" office:value="577363.4255" calcext:value-type="float">
            <text:p>577363,4255</text:p>
          </table:table-cell>
          <table:table-cell table:formula="of:=[.G2006]/2000" office:value-type="float" office:value="167617.929" calcext:value-type="float">
            <text:p>167617,9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[.E2007]/1000000" office:value-type="float" office:value="7.8652366815" calcext:value-type="float">
            <text:p>7,8652366815</text:p>
          </table:table-cell>
          <table:table-cell table:formula="of:=[.F2007]/1000000" office:value-type="float" office:value="0.5773634255" calcext:value-type="float">
            <text:p>0,5773634255</text:p>
          </table:table-cell>
          <table:table-cell table:formula="of:=[.G2007]/1000000" office:value-type="float" office:value="0.167617929" calcext:value-type="float">
            <text:p>0,167617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17:42:40.969328786</dc:date>
    <meta:editing-duration>PT1M22S</meta:editing-duration>
    <meta:editing-cycles>1</meta:editing-cycles>
    <meta:document-statistic meta:table-count="1" meta:cell-count="6009" meta:object-count="0"/>
    <meta:generator>LibreOffice/7.0.4.2$Linux_X86_64 LibreOffice_project/00$Build-2</meta:generator>
  </office:meta>
</office:document-meta>
</file>